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ccanthis ADF Std No3" svg:font-family="'Accanthis ADF Std No3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02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22.1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uvelles_re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_input &lt;SEP&gt; &lt;START&gt; /award/award_winner/awards_won./award/award_honor/award_winner-1 &lt;END&gt;</text:p>
          </table:table-cell>
          <table:table-cell office:value-type="string" calcext:value-type="string">
            <text:p><text:s/>0.04707467493503259 </text:p>
          </table:table-cell>
          <table:table-cell office:value-type="string" calcext:value-type="string">
            <text:p><text:s/>[0.12642580270767212, 0.37235021591186523]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-1_input &lt;SEP&gt; &lt;START&gt; /film/actor/film./film/performance/film-1 /film/film/other_crew./film/film_crew_gig/film_crew_role /film/film/other_crew./film/film_crew_gig/film_crew_role /award/award_winning_work/awards_won./award/award_honor/award_winner &lt;END&gt;</text:p>
          </table:table-cell>
          <table:table-cell office:value-type="string" calcext:value-type="string">
            <text:p><text:s/>0.010520320927109904 </text:p>
          </table:table-cell>
          <table:table-cell office:value-type="string" calcext:value-type="string">
            <text:p><text:s/>[0.042565539479255676, 0.4515239894390106, 0.7889370918273926, 0.6938225626945496, 0.9999982118606567]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_input &lt;SEP&gt; &lt;START&gt; /award/award_nominee/award_nominations./award/award_nomination/award_nominee-1 /award/award_nominee/award_nominations./award/award_nomination/award_nominee-1 /award/award_nominee/award_nominations./award/award_nomination/award_nominee-1 /award/award_nominee/award_nominations./award/award_nomination/award_nominee-1 &lt;END&gt;</text:p>
          </table:table-cell>
          <table:table-cell office:value-type="string" calcext:value-type="string">
            <text:p><text:s/>0.009766539090135532 </text:p>
          </table:table-cell>
          <table:table-cell office:value-type="string" calcext:value-type="string">
            <text:p><text:s/>[0.10751000791788101, 0.3415621817111969, 0.5821903347969055, 0.4568338990211487, 0.9999970197677612]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_input &lt;SEP&gt; &lt;START&gt; /people/person/spouse_s./people/marriage/type_of_union-1 /people/person/spouse_s./people/marriage/type_of_union-1 /music/genre/artists-1 /music/genre/artists &lt;END&gt;</text:p>
          </table:table-cell>
          <table:table-cell office:value-type="string" calcext:value-type="string">
            <text:p><text:s/>0.009568252868687043 </text:p>
          </table:table-cell>
          <table:table-cell office:value-type="string" calcext:value-type="string">
            <text:p><text:s/>[0.04925359785556793, 0.5658121109008789, 0.3439949154853821, 0.9980971217155457, 0.9999945163726807]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-1_input &lt;SEP&gt; &lt;START&gt; /award/award_nominee/award_nominations./award/award_nomination/award_nominee /award/award_nominee/award_nominations./award/award_nomination/award_nominee-1 &lt;END&gt;</text:p>
          </table:table-cell>
          <table:table-cell office:value-type="string" calcext:value-type="string">
            <text:p><text:s/>0.008886345756151338 </text:p>
          </table:table-cell>
          <table:table-cell office:value-type="string" calcext:value-type="string">
            <text:p><text:s/>[0.20377974212169647, 0.22754481434822083, 0.19164401292800903]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_input &lt;SEP&gt; &lt;START&gt; /people/person/spouse_s./people/marriage/type_of_union-1 /people/person/spouse_s./people/marriage/type_of_union /people/person/gender /people/person/gender-1 &lt;END&gt;</text:p>
          </table:table-cell>
          <table:table-cell office:value-type="string" calcext:value-type="string">
            <text:p><text:s/>0.008000519342192761 </text:p>
          </table:table-cell>
          <table:table-cell office:value-type="string" calcext:value-type="string">
            <text:p><text:s/>[0.04925359785556793, 0.39473316073417664, 0.45548301935195923, 0.9034590125083923, 0.999990701675415]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_input &lt;SEP&gt; &lt;START&gt; /people/person/spouse_s./people/marriage/type_of_union-1 /people/person/spouse_s./people/marriage/type_of_union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07499067875016255 </text:p>
          </table:table-cell>
          <table:table-cell office:value-type="string" calcext:value-type="string">
            <text:p><text:s/>[0.04925359785556793, 0.39473316073417664, 0.45516645908355713, 0.8474159836769104, 0.9999972581863403]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-1_input &lt;SEP&gt; &lt;START&gt; /award/award_nominee/award_nominations./award/award_nomination/award_nominee /award/award_nominee/award_nominations./award/award_nomination/award_nominee /award/award_nominee/award_nominations./award/award_nomination/award_nominee /award/award_nominee/award_nominations./award/award_nomination/award_nominee-1 &lt;END&gt;</text:p>
          </table:table-cell>
          <table:table-cell office:value-type="string" calcext:value-type="string">
            <text:p><text:s/>0.004705435758001661 </text:p>
          </table:table-cell>
          <table:table-cell office:value-type="string" calcext:value-type="string">
            <text:p><text:s/>[0.20377974212169647, 0.22679218649864197, 0.19373764097690582, 0.5255330801010132, 0.9999923706054688]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-1_input &lt;SEP&gt; &lt;START&gt; /film/actor/film./film/performance/film-1 /film/film/other_crew./film/film_crew_gig/film_crew_role /film/film/other_crew./film/film_crew_gig/film_crew_role /film/actor/film./film/performance/film-1 &lt;END&gt;</text:p>
          </table:table-cell>
          <table:table-cell office:value-type="string" calcext:value-type="string">
            <text:p><text:s/>0.004270811971817175 </text:p>
          </table:table-cell>
          <table:table-cell office:value-type="string" calcext:value-type="string">
            <text:p><text:s/>[0.042565539479255676, 0.4515239894390106, 0.7889370918273926, 0.28166311979293823, 0.9999979734420776]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award/award_nominee/award_nominations./award/award_nomination/award_nominee-1_input &lt;SEP&gt; &lt;START&gt; /award/award_nominee/award_nominations./award/award_nomination/award_nominee /award/award_nominee/award_nominations./award/award_nomination/award_nominee /award/award_nominee/award_nominations./award/award_nomination/award_nominee-1 /award/award_nominee/award_nominations./award/award_nomination/award_nominee-1 &lt;END&gt;</text:p>
          </table:table-cell>
          <table:table-cell office:value-type="string" calcext:value-type="string">
            <text:p><text:s/>0.003001460468258282 </text:p>
          </table:table-cell>
          <table:table-cell office:value-type="string" calcext:value-type="string">
            <text:p><text:s/>[0.20377974212169647, 0.22679218649864197, 0.3184691369533539, 0.203928142786026, 0.9999977350234985]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/film/film/release_date_s./film/film_regional_release_date/film_release_region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film/film/release_date_s./film/film_regional_release_date/film_release_region &lt;END&gt;</text:p>
          </table:table-cell>
          <table:table-cell office:value-type="string" calcext:value-type="string">
            <text:p><text:s/>0.06088572568502652 </text:p>
          </table:table-cell>
          <table:table-cell office:value-type="string" calcext:value-type="string">
            <text:p><text:s/>[0.6972582340240479, 0.41657933592796326, 0.3612858057022095, 0.5801950097084045, 0.9999982118606567]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/film/film/release_date_s./film/film_regional_release_date/film_release_region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-1 /film/film/release_date_s./film/film_regional_release_date/film_release_region &lt;END&gt;</text:p>
          </table:table-cell>
          <table:table-cell office:value-type="string" calcext:value-type="string">
            <text:p><text:s/>0.0442446194400181 </text:p>
          </table:table-cell>
          <table:table-cell office:value-type="string" calcext:value-type="string">
            <text:p><text:s/>[0.6972582340240479, 0.3600658178329468, 0.28302842378616333, 0.6226667761802673, 0.9999980926513672]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/film/film/release_date_s./film/film_regional_release_date/film_release_region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film/film/release_date_s./film/film_regional_release_date/film_release_region-1 &lt;END&gt;</text:p>
          </table:table-cell>
          <table:table-cell office:value-type="string" calcext:value-type="string">
            <text:p><text:s/>0.04391002902575716 </text:p>
          </table:table-cell>
          <table:table-cell office:value-type="string" calcext:value-type="string">
            <text:p><text:s/>[0.6972582340240479, 0.41657933592796326, 0.3612858057022095, 0.41842958331108093, 0.9999978542327881]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/film/film/release_date_s./film/film_regional_release_date/film_release_region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030205106232292923 </text:p>
          </table:table-cell>
          <table:table-cell office:value-type="string" calcext:value-type="string">
            <text:p><text:s/>[0.6972582340240479, 0.3600658178329468, 0.22485469281673431, 0.5350631475448608, 0.9999949932098389]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/film/film/release_date_s./film/film_regional_release_date/film_release_region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030201676338494382 </text:p>
          </table:table-cell>
          <table:table-cell office:value-type="string" calcext:value-type="string">
            <text:p><text:s/>[0.6972582340240479, 0.41657933592796326, 0.16859181225299835, 0.6167443990707397, 0.9999953508377075]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/film/film/release_date_s./film/film_regional_release_date/film_release_region-1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05717073111076525 </text:p>
          </table:table-cell>
          <table:table-cell office:value-type="string" calcext:value-type="string">
            <text:p><text:s/>[0.46445369720458984, 0.4257354140281677, 0.4639091193675995, 0.6232483983039856, 0.999994158744812]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/film/film/release_date_s./film/film_regional_release_date/film_release_region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03898226159633819 </text:p>
          </table:table-cell>
          <table:table-cell office:value-type="string" calcext:value-type="string">
            <text:p><text:s/>[0.46445369720458984, 0.4008135199546814, 0.2664036452770233, 0.7860399484634399, 0.999994158744812]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/film/film/release_date_s./film/film_regional_release_date/film_release_region-1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3431843534173243 </text:p>
          </table:table-cell>
          <table:table-cell office:value-type="string" calcext:value-type="string">
            <text:p><text:s/>[0.46445369720458984, 0.4257354140281677, 0.4639091193675995, 0.374124675989151, 0.9999908208847046]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/film/film/release_date_s./film/film_regional_release_date/film_release_region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film/film/release_date_s./film/film_regional_release_date/film_release_region-1 &lt;END&gt;</text:p>
          </table:table-cell>
          <table:table-cell office:value-type="string" calcext:value-type="string">
            <text:p><text:s/>0.021938161152981372 </text:p>
          </table:table-cell>
          <table:table-cell office:value-type="string" calcext:value-type="string">
            <text:p><text:s/>[0.46445369720458984, 0.4008135199546814, 0.20486919581890106, 0.5752273797988892, 0.9999982118606567]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/film/film/release_date_s./film/film_regional_release_date/film_release_region-1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film/film/release_date_s./film/film_regional_release_date/film_release_region &lt;END&gt;</text:p>
          </table:table-cell>
          <table:table-cell office:value-type="string" calcext:value-type="string">
            <text:p><text:s/>0.01874211472802396 </text:p>
          </table:table-cell>
          <table:table-cell office:value-type="string" calcext:value-type="string">
            <text:p><text:s/>[0.46445369720458984, 0.4257354140281677, 0.17543154954910278, 0.5402931571006775, 0.9999982118606567]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/award/award_nominee/award_nominations./award/award_nomination/award-1_input &lt;SEP&gt; &lt;START&gt; /award/award_nominee/award_nominations./award/award_nomination/award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032559360176547286 </text:p>
          </table:table-cell>
          <table:table-cell office:value-type="string" calcext:value-type="string">
            <text:p><text:s/>[0.2721741497516632, 0.20483866333961487, 0.5872995257377625, 0.9943915009498596]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/award/award_nominee/award_nominations./award/award_nomination/award-1_input &lt;SEP&gt; &lt;START&gt; /award/award_nominee/award_nominations./award/award_nomination/award /award/award_nominee/award_nominations./award/award_nomination/award_nominee-1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030053986647578454 </text:p>
          </table:table-cell>
          <table:table-cell office:value-type="string" calcext:value-type="string">
            <text:p><text:s/>[0.2721741497516632, 0.257140576839447, 0.45150500535964966, 0.9510939717292786, 0.9999967813491821]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/award/award_nominee/award_nominations./award/award_nomination/award-1_input &lt;SEP&gt; &lt;START&gt; /award/award_nominee/award_nominations./award/award_nomination/award /award/award_nominee/award_nominations./award/award_nomination/award /award/award_nominee/award_nominations./award/award_nomination/award-1 &lt;END&gt;</text:p>
          </table:table-cell>
          <table:table-cell office:value-type="string" calcext:value-type="string">
            <text:p><text:s/>0.02046914809899081 </text:p>
          </table:table-cell>
          <table:table-cell office:value-type="string" calcext:value-type="string">
            <text:p><text:s/>[0.2721741497516632, 0.14511604607105255, 0.5205174088478088, 0.9956396818161011]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/award/award_nominee/award_nominations./award/award_nomination/award-1_input &lt;SEP&gt; &lt;START&gt; /award/award_category/nominees./award/award_nomination/nominated_for /film/actor/film./film/performance/film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189917947600093 </text:p>
          </table:table-cell>
          <table:table-cell office:value-type="string" calcext:value-type="string">
            <text:p><text:s/>[0.14502760767936707, 0.21692125499248505, 0.6141042113304138, 0.9830418825149536, 0.9999979734420776]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/award/award_nominee/award_nominations./award/award_nomination/award-1_input &lt;SEP&gt; &lt;START&gt; /award/award_nominee/award_nominations./award/award_nomination/award /award/award_nominee/award_nominations./award/award_nomination/award-1 /award/award_nominee/award_nominations./award/award_nomination/award &lt;END&gt;</text:p>
          </table:table-cell>
          <table:table-cell office:value-type="string" calcext:value-type="string">
            <text:p><text:s/>0.01303422269672885 </text:p>
          </table:table-cell>
          <table:table-cell office:value-type="string" calcext:value-type="string">
            <text:p><text:s/>[0.2721741497516632, 0.20483866333961487, 0.33841925859451294, 0.6908301115036011]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/film/actor/film./film/performance/film_input &lt;SEP&gt; &lt;START&gt; /award/award_nominee/award_nominations./award/award_nomination/nominated_for-1 &lt;END&gt;</text:p>
          </table:table-cell>
          <table:table-cell office:value-type="string" calcext:value-type="string">
            <text:p><text:s/>0.04467630913911402 </text:p>
          </table:table-cell>
          <table:table-cell office:value-type="string" calcext:value-type="string">
            <text:p><text:s/>[0.08962301164865494, 0.498491495847702]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/film/actor/film./film/performance/film_input &lt;SEP&gt; &lt;START&gt; /film/film/release_date_s./film/film_regional_release_date/film_release_region-1 /film/film/release_date_s./film/film_regional_release_date/film_release_region /film/film/language /people/person/languages &lt;END&gt;</text:p>
          </table:table-cell>
          <table:table-cell office:value-type="string" calcext:value-type="string">
            <text:p><text:s/>0.03804106085227217 </text:p>
          </table:table-cell>
          <table:table-cell office:value-type="string" calcext:value-type="string">
            <text:p><text:s/>[0.042080480605363846, 0.9210181832313538, 0.9872487187385559, 0.994209885597229, 0.9999978542327881]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/film/actor/film./film/performance/film_input &lt;SEP&gt; &lt;START&gt; /film/film/release_date_s./film/film_regional_release_date/film_release_region /film/film/release_date_s./film/film_regional_release_date/film_release_region /film/film/language /film/actor/dubbing_performances./film/dubbing_performance/language-1 &lt;END&gt;</text:p>
          </table:table-cell>
          <table:table-cell office:value-type="string" calcext:value-type="string">
            <text:p><text:s/>0.0348436790614983 </text:p>
          </table:table-cell>
          <table:table-cell office:value-type="string" calcext:value-type="string">
            <text:p><text:s/>[0.0704849511384964, 0.5839370489120483, 0.9116296172142029, 0.9286361336708069, 0.9999943971633911]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/film/actor/film./film/performance/film_input &lt;SEP&gt; &lt;START&gt; /film/film/other_crew./film/film_crew_gig/film_crew_role /film/film/other_crew./film/film_crew_gig/film_crew_role /film/actor/film./film/performance/film &lt;END&gt;</text:p>
          </table:table-cell>
          <table:table-cell office:value-type="string" calcext:value-type="string">
            <text:p><text:s/>0.017063355487007076 </text:p>
          </table:table-cell>
          <table:table-cell office:value-type="string" calcext:value-type="string">
            <text:p><text:s/>[0.046540480107069016, 0.9560755491256714, 0.3842184245586395, 0.998075008392334]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/film/actor/film./film/performance/film_input &lt;SEP&gt; &lt;START&gt; /film/film/other_crew./film/film_crew_gig/film_crew_role /film/film/other_crew./film/film_crew_gig/film_crew_role /film/film/featured_film_locations /people/person/places_lived./people/place_lived/location-1 &lt;END&gt;</text:p>
          </table:table-cell>
          <table:table-cell office:value-type="string" calcext:value-type="string">
            <text:p><text:s/>0.014264657775563419 </text:p>
          </table:table-cell>
          <table:table-cell office:value-type="string" calcext:value-type="string">
            <text:p><text:s/>[0.046540480107069016, 0.9560755491256714, 0.3458937108516693, 0.9268222451210022, 0.9999980926513672]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/film/film/other_crew./film/film_crew_gig/film_crew_role_input &lt;SEP&gt; &lt;START&gt; /film/film/other_crew./film/film_crew_gig/film_crew_role-1 /film/film/other_crew./film/film_crew_gig/film_crew_role-1 /film/film/other_crew./film/film_crew_gig/film_crew_role-1 &lt;END&gt;</text:p>
          </table:table-cell>
          <table:table-cell office:value-type="string" calcext:value-type="string">
            <text:p><text:s/>0.22175425741762655 </text:p>
          </table:table-cell>
          <table:table-cell office:value-type="string" calcext:value-type="string">
            <text:p><text:s/>[0.9592289924621582, 0.32185351848602295, 0.7261644601821899, 0.9891369342803955]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/film/film/other_crew./film/film_crew_gig/film_crew_role_input &lt;SEP&gt; &lt;START&gt; /film/film/other_crew./film/film_crew_gig/film_crew_role-1 /film/film/other_crew./film/film_crew_gig/film_crew_role-1 /film/film/other_crew./film/film_crew_gig/film_crew_role &lt;END&gt;</text:p>
          </table:table-cell>
          <table:table-cell office:value-type="string" calcext:value-type="string">
            <text:p><text:s/>0.07451400022898529 </text:p>
          </table:table-cell>
          <table:table-cell office:value-type="string" calcext:value-type="string">
            <text:p><text:s/>[0.9592289924621582, 0.32185351848602295, 0.25915980339050293, 0.931300163269043]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/film/film/other_crew./film/film_crew_gig/film_crew_role_input &lt;SEP&gt; &lt;START&gt; /film/film/other_crew./film/film_crew_gig/film_crew_role-1 /film/film/other_crew./film/film_crew_gig/film_crew_role /film/film/other_crew./film/film_crew_gig/film_crew_role-1 &lt;END&gt;</text:p>
          </table:table-cell>
          <table:table-cell office:value-type="string" calcext:value-type="string">
            <text:p><text:s/>0.07059620641148677 </text:p>
          </table:table-cell>
          <table:table-cell office:value-type="string" calcext:value-type="string">
            <text:p><text:s/>[0.9592289924621582, 0.13531847298145294, 0.6220675706863403, 0.8743079304695129]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/film/film/other_crew./film/film_crew_gig/film_crew_role_input &lt;SEP&gt; &lt;START&gt; /film/film/other_crew./film/film_crew_gig/film_crew_role-1 /film/film/estimated_budget./measurement_unit/dated_money_value/currency /location/statistical_region/gdp_nominal_per_capita./measurement_unit/dated_money_value/currency /film/film/release_date_s./film/film_regional_release_date/film_release_region &lt;END&gt;</text:p>
          </table:table-cell>
          <table:table-cell office:value-type="string" calcext:value-type="string">
            <text:p><text:s/>0.053870102033674844 </text:p>
          </table:table-cell>
          <table:table-cell office:value-type="string" calcext:value-type="string">
            <text:p><text:s/>[0.9592289924621582, 0.09319709986448288, 0.6446634531021118, 0.9347442388534546, 0.9999936819076538]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/film/film/other_crew./film/film_crew_gig/film_crew_role_input &lt;SEP&gt; &lt;START&gt; /film/film/other_crew./film/film_crew_gig/film_crew_role-1 /film/film/other_crew./film/film_crew_gig/film_crew_role /film/film/other_crew./film/film_crew_gig/film_crew_role &lt;END&gt;</text:p>
          </table:table-cell>
          <table:table-cell office:value-type="string" calcext:value-type="string">
            <text:p><text:s/>0.046515880620920526 </text:p>
          </table:table-cell>
          <table:table-cell office:value-type="string" calcext:value-type="string">
            <text:p><text:s/>[0.9592289924621582, 0.13531847298145294, 0.3758012354373932, 0.9535943269729614]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/award/award_nominee/award_nominations./award/award_nomination/award_input &lt;SEP&gt; &lt;START&gt; /award/award_nominee/award_nominations./award/award_nomination/award-1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06127465799572223 </text:p>
          </table:table-cell>
          <table:table-cell office:value-type="string" calcext:value-type="string">
            <text:p><text:s/>[0.23270635306835175, 0.32698655128479004, 0.8080539107322693, 0.9965576529502869]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/award/award_nominee/award_nominations./award/award_nomination/award_input &lt;SEP&gt; &lt;START&gt; /award/award_category/nominees./award/award_nomination/nominated_for-1 /award/award_category/nominees./award/award_nomination/nominated_for-1 /award/award_category/winners./award/award_honor/ceremony-1 /award/award_ceremony/awards_presented./award/award_honor/award_winner-1 &lt;END&gt;</text:p>
          </table:table-cell>
          <table:table-cell office:value-type="string" calcext:value-type="string">
            <text:p><text:s/>0.02871950303699459 </text:p>
          </table:table-cell>
          <table:table-cell office:value-type="string" calcext:value-type="string">
            <text:p><text:s/>[0.1534254550933838, 0.2081991285085678, 0.9199135303497314, 0.9773604869842529, 0.9999972581863403]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/award/award_nominee/award_nominations./award/award_nomination/award_input &lt;SEP&gt; &lt;START&gt; /award/award_nominee/award_nominations./award/award_nomination/award-1 /award/award_nominee/award_nominations./award/award_nomination/award /award/award_category/winners./award/award_honor/ceremony-1 /award/award_ceremony/awards_presented./award/award_honor/award_winner &lt;END&gt;</text:p>
          </table:table-cell>
          <table:table-cell office:value-type="string" calcext:value-type="string">
            <text:p><text:s/>0.020782907313045967 </text:p>
          </table:table-cell>
          <table:table-cell office:value-type="string" calcext:value-type="string">
            <text:p><text:s/>[0.23270635306835175, 0.13506166636943817, 0.7668572664260864, 0.8622874021530151, 0.9999985694885254]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/award/award_nominee/award_nominations./award/award_nomination/award_input &lt;SEP&gt; &lt;START&gt; /award/award_category/winners./award/award_honor/award_winner /people/person/gender /people/person/gender &lt;END&gt;</text:p>
          </table:table-cell>
          <table:table-cell office:value-type="string" calcext:value-type="string">
            <text:p><text:s/>0.009594629724654549 </text:p>
          </table:table-cell>
          <table:table-cell office:value-type="string" calcext:value-type="string">
            <text:p><text:s/>[0.05604656785726547, 0.3567551076412201, 0.48172590136528015, 0.9961138963699341]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/award/award_nominee/award_nominations./award/award_nomination/award_input &lt;SEP&gt; &lt;START&gt; /award/award_category/winners./award/award_honor/award_winner-1 /award/award_nominee/award_nominations./award/award_nomination/award_nominee-1 /people/person/gender-1 /people/person/gender-1 &lt;END&gt;</text:p>
          </table:table-cell>
          <table:table-cell office:value-type="string" calcext:value-type="string">
            <text:p><text:s/>0.005625021977734689 </text:p>
          </table:table-cell>
          <table:table-cell office:value-type="string" calcext:value-type="string">
            <text:p><text:s/>[0.09399497509002686, 0.45989489555358887, 0.23106521368026733, 0.5631540417671204, 0.9999982118606567]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/film/actor/film./film/performance/film-1_input &lt;SEP&gt; &lt;START&gt; /film/film/genre-1 /media_common/netflix_genre/titles-1 /award/award_winning_work/awards_won./award/award_honor/award_winner-1 /base/popstra/celebrity/dated./base/popstra/dated/participant &lt;END&gt;</text:p>
          </table:table-cell>
          <table:table-cell office:value-type="string" calcext:value-type="string">
            <text:p><text:s/>0.02527456302915532 </text:p>
          </table:table-cell>
          <table:table-cell office:value-type="string" calcext:value-type="string">
            <text:p><text:s/>[0.06687172502279282, 0.3789379596710205, 0.9989763498306274, 0.9984319806098938, 0.9999984502792358]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/film/actor/film./film/performance/film-1_input &lt;SEP&gt; &lt;START&gt; /film/film/release_date_s./film/film_regional_release_date/film_release_region /people/person/nationality /people/person/spouse_s./people/marriage/type_of_union /people/person/spouse_s./people/marriage/type_of_union &lt;END&gt;</text:p>
          </table:table-cell>
          <table:table-cell office:value-type="string" calcext:value-type="string">
            <text:p><text:s/>0.019578290629086784 </text:p>
          </table:table-cell>
          <table:table-cell office:value-type="string" calcext:value-type="string">
            <text:p><text:s/>[0.08582884818315506, 0.3978109657764435, 0.9986193180084229, 0.5742036700248718, 0.9999972581863403]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/film/actor/film./film/performance/film-1_input &lt;SEP&gt; &lt;START&gt; /award/award_nominee/award_nominations./award/award_nomination/award_nominee /award/award_nominee/award_nominations./award/award_nomination/award_nominee-1 /award/award_nominee/award_nominations./award/award_nomination/award_nominee-1 /award/award_nominee/award_nominations./award/award_nomination/nominated_for-1 &lt;END&gt;</text:p>
          </table:table-cell>
          <table:table-cell office:value-type="string" calcext:value-type="string">
            <text:p><text:s/>0.01842171018459157 </text:p>
          </table:table-cell>
          <table:table-cell office:value-type="string" calcext:value-type="string">
            <text:p><text:s/>[0.06781589984893799, 0.5717400908470154, 0.5416259765625, 0.877210259437561, 0.9999921321868896]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/film/actor/film./film/performance/film-1_input &lt;SEP&gt; &lt;START&gt; /film/film/other_crew./film/film_crew_gig/film_crew_role-1 /film/film/other_crew./film/film_crew_gig/film_crew_role-1 /film/actor/film./film/performance/film &lt;END&gt;</text:p>
          </table:table-cell>
          <table:table-cell office:value-type="string" calcext:value-type="string">
            <text:p><text:s/>0.018125231592904748 </text:p>
          </table:table-cell>
          <table:table-cell office:value-type="string" calcext:value-type="string">
            <text:p><text:s/>[0.04716120660305023, 0.8257899284362793, 0.485869437456131, 0.957876443862915]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/film/actor/film./film/performance/film-1_input &lt;SEP&gt; &lt;START&gt; /film/film/release_date_s./film/film_regional_release_date/film_release_region /film/film/release_date_s./film/film_regional_release_date/film_release_region /film/film/estimated_budget./measurement_unit/dated_money_value/currency /base/schemastaging/person_extra/net_worth./measurement_unit/dated_money_value/currency &lt;END&gt;</text:p>
          </table:table-cell>
          <table:table-cell office:value-type="string" calcext:value-type="string">
            <text:p><text:s/>0.015928674133651084 </text:p>
          </table:table-cell>
          <table:table-cell office:value-type="string" calcext:value-type="string">
            <text:p><text:s/>[0.08582884818315506, 0.2892897427082062, 0.7908593416213989, 0.8111767768859863, 0.9999966621398926]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award/award_winner/awards_won./award/award_honor/award_winner_input &lt;SEP&gt; &lt;START&gt; /award/award_nominee/award_nominations./award/award_nomination/award_nominee-1 &lt;END&gt;</text:p>
          </table:table-cell>
          <table:table-cell office:value-type="string" calcext:value-type="string">
            <text:p><text:s/>0.023574363299624923 </text:p>
          </table:table-cell>
          <table:table-cell office:value-type="string" calcext:value-type="string">
            <text:p><text:s/>[0.09824787825345993, 0.23994781076908112]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award/award_winner/awards_won./award/award_honor/award_winner_input &lt;SEP&gt; &lt;START&gt; /award/award_nominee/award_nominations./award/award_nomination/award_nominee /film/actor/film./film/performance/film /film/actor/film./film/performance/film /award/award_winner/awards_won./award/award_honor/award_winner-1 &lt;END&gt;</text:p>
          </table:table-cell>
          <table:table-cell office:value-type="string" calcext:value-type="string">
            <text:p><text:s/>0.020616852470502864 </text:p>
          </table:table-cell>
          <table:table-cell office:value-type="string" calcext:value-type="string">
            <text:p><text:s/>[0.165441632270813, 0.17352353036403656, 0.7244340181350708, 0.9913405776023865, 0.999994158744812]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award/award_winner/awards_won./award/award_honor/award_winner_input &lt;SEP&gt; &lt;START&gt; /people/person/gender-1 /people/person/gender-1 /people/person/profession-1 /people/person/profession &lt;END&gt;</text:p>
          </table:table-cell>
          <table:table-cell office:value-type="string" calcext:value-type="string">
            <text:p><text:s/>0.016019383949994175 </text:p>
          </table:table-cell>
          <table:table-cell office:value-type="string" calcext:value-type="string">
            <text:p><text:s/>[0.049645647406578064, 0.774383008480072, 0.6099567413330078, 0.6831431984901428, 0.9999954700469971]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award/award_winner/awards_won./award/award_honor/award_winner_input &lt;SEP&gt; &lt;START&gt; /award/award_nominee/award_nominations./award/award_nomination/award_nominee /award/award_winner/awards_won./award/award_honor/award_winner /award/award_nominee/award_nominations./award/award_nomination/award_nominee /award/award_nominee/award_nominations./award/award_nomination/award_nominee &lt;END&gt;</text:p>
          </table:table-cell>
          <table:table-cell office:value-type="string" calcext:value-type="string">
            <text:p><text:s/>0.009656290464149267 </text:p>
          </table:table-cell>
          <table:table-cell office:value-type="string" calcext:value-type="string">
            <text:p><text:s/>[0.165441632270813, 0.17974033951759338, 0.33244264125823975, 0.9767979383468628, 0.999996542930603]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award/award_winner/awards_won./award/award_honor/award_winner_input &lt;SEP&gt; &lt;START&gt; /people/person/gender-1 /people/person/gender-1 /people/person/gender-1 /people/person/gender-1 &lt;END&gt;</text:p>
          </table:table-cell>
          <table:table-cell office:value-type="string" calcext:value-type="string">
            <text:p><text:s/>0.009035156902102165 </text:p>
          </table:table-cell>
          <table:table-cell office:value-type="string" calcext:value-type="string">
            <text:p><text:s/>[0.049645647406578064, 0.774383008480072, 0.26029929518699646, 0.9028727412223816, 0.9999980926513672]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/film/film/other_crew./film/film_crew_gig/film_crew_role-1_input &lt;SEP&gt; &lt;START&gt; /film/film/other_crew./film/film_crew_gig/film_crew_role /film/film/other_crew./film/film_crew_gig/film_crew_role /film/film/other_crew./film/film_crew_gig/film_crew_role &lt;END&gt;</text:p>
          </table:table-cell>
          <table:table-cell office:value-type="string" calcext:value-type="string">
            <text:p><text:s/>0.09352114581669133 </text:p>
          </table:table-cell>
          <table:table-cell office:value-type="string" calcext:value-type="string">
            <text:p><text:s/>[0.921434223651886, 0.18922680616378784, 0.5411720871925354, 0.9911227226257324]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/film/film/other_crew./film/film_crew_gig/film_crew_role-1_input &lt;SEP&gt; &lt;START&gt; /film/film/other_crew./film/film_crew_gig/film_crew_role /film/film/other_crew./film/film_crew_gig/film_crew_role-1 /film/film/other_crew./film/film_crew_gig/film_crew_role &lt;END&gt;</text:p>
          </table:table-cell>
          <table:table-cell office:value-type="string" calcext:value-type="string">
            <text:p><text:s/>0.0848693939909927 </text:p>
          </table:table-cell>
          <table:table-cell office:value-type="string" calcext:value-type="string">
            <text:p><text:s/>[0.921434223651886, 0.13685527443885803, 0.6924669742584229, 0.9719102382659912]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/film/film/other_crew./film/film_crew_gig/film_crew_role-1_input &lt;SEP&gt; &lt;START&gt; /film/film/other_crew./film/film_crew_gig/film_crew_role /film/film/other_crew./film/film_crew_gig/film_crew_role /film/film/other_crew./film/film_crew_gig/film_crew_role-1 &lt;END&gt;</text:p>
          </table:table-cell>
          <table:table-cell office:value-type="string" calcext:value-type="string">
            <text:p><text:s/>0.059982061681680826 </text:p>
          </table:table-cell>
          <table:table-cell office:value-type="string" calcext:value-type="string">
            <text:p><text:s/>[0.921434223651886, 0.18922680616378784, 0.3471417725086212, 0.9909859895706177]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/film/film/other_crew./film/film_crew_gig/film_crew_role-1_input &lt;SEP&gt; &lt;START&gt; /film/film/other_crew./film/film_crew_gig/film_crew_role /film/film/release_date_s./film/film_regional_release_date/film_release_region-1 /location/statistical_region/gdp_nominal./measurement_unit/dated_money_value/currency-1 /film/film/estimated_budget./measurement_unit/dated_money_value/currency &lt;END&gt;</text:p>
          </table:table-cell>
          <table:table-cell office:value-type="string" calcext:value-type="string">
            <text:p><text:s/>0.03874309581778918 </text:p>
          </table:table-cell>
          <table:table-cell office:value-type="string" calcext:value-type="string">
            <text:p><text:s/>[0.921434223651886, 0.11830730736255646, 0.4278392791748047, 0.830692708492279, 0.9999939203262329]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/film/film/other_crew./film/film_crew_gig/film_crew_role-1_input &lt;SEP&gt; &lt;START&gt; /film/film/other_crew./film/film_crew_gig/film_crew_role /film/film/other_crew./film/film_crew_gig/film_crew_role-1 /film/film/other_crew./film/film_crew_gig/film_crew_role-1 &lt;END&gt;</text:p>
          </table:table-cell>
          <table:table-cell office:value-type="string" calcext:value-type="string">
            <text:p><text:s/>0.038066587560008226 </text:p>
          </table:table-cell>
          <table:table-cell office:value-type="string" calcext:value-type="string">
            <text:p><text:s/>[0.921434223651886, 0.13685527443885803, 0.3044111430644989, 0.9916479587554932]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award/award_nominee/award_nominations./award/award_nomination/nominated_for_input &lt;SEP&gt; &lt;START&gt; /award/award_winning_work/awards_won./award/award_honor/award_winner &lt;END&gt;</text:p>
          </table:table-cell>
          <table:table-cell office:value-type="string" calcext:value-type="string">
            <text:p><text:s/>0.0755523187407201 </text:p>
          </table:table-cell>
          <table:table-cell office:value-type="string" calcext:value-type="string">
            <text:p><text:s/>[0.08491261303424835, 0.8897655606269836]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award/award_nominee/award_nominations./award/award_nomination/nominated_for_input &lt;SEP&gt; &lt;START&gt; /award/award_nominee/award_nominations./award/award_nomination/award_nominee-1 /award/award_nominee/award_nominations./award/award_nomination/award_nominee /award/award_nominee/award_nominations./award/award_nomination/award_nominee /award/award_nominee/award_nominations./award/award_nomination/nominated_for-1 &lt;END&gt;</text:p>
          </table:table-cell>
          <table:table-cell office:value-type="string" calcext:value-type="string">
            <text:p><text:s/>0.028233737174536627 </text:p>
          </table:table-cell>
          <table:table-cell office:value-type="string" calcext:value-type="string">
            <text:p><text:s/>[0.04837688058614731, 0.733828067779541, 0.7965749502182007, 0.9984173774719238, 0.9999940395355225]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award/award_nominee/award_nominations./award/award_nomination/nominated_for_input &lt;SEP&gt; &lt;START&gt; /award/award_category/nominees./award/award_nomination/nominated_for-1 /award/award_category/winners./award/award_honor/award_winner-1 /people/person/gender-1 /people/person/gender-1 &lt;END&gt;</text:p>
          </table:table-cell>
          <table:table-cell office:value-type="string" calcext:value-type="string">
            <text:p><text:s/>0.023115144283359708 </text:p>
          </table:table-cell>
          <table:table-cell office:value-type="string" calcext:value-type="string">
            <text:p><text:s/>[0.05110009387135506, 0.7937842011451721, 0.6862450242042542, 0.830413281917572, 0.999997615814209]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award/award_nominee/award_nominations./award/award_nomination/nominated_for_input &lt;SEP&gt; &lt;START&gt; /award/award_nominee/award_nominations./award/award_nomination/award-1 /award/award_category/nominees./award/award_nomination/nominated_for-1 /award/award_winning_work/awards_won./award/award_honor/award-1 /award/award_winning_work/awards_won./award/award_honor/award &lt;END&gt;</text:p>
          </table:table-cell>
          <table:table-cell office:value-type="string" calcext:value-type="string">
            <text:p><text:s/>0.01507661423325209 </text:p>
          </table:table-cell>
          <table:table-cell office:value-type="string" calcext:value-type="string">
            <text:p><text:s/>[0.04342147335410118, 0.3977046012878418, 0.885473370552063, 0.9859752058982849, 0.9999934434890747]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award/award_nominee/award_nominations./award/award_nomination/nominated_for_input &lt;SEP&gt; &lt;START&gt; /award/award_category/nominees./award/award_nomination/nominated_for-1 /award/award_category/winners./award/award_honor/award_winner-1 /people/person/gender /people/person/gender &lt;END&gt;</text:p>
          </table:table-cell>
          <table:table-cell office:value-type="string" calcext:value-type="string">
            <text:p><text:s/>0.010227537872275741 </text:p>
          </table:table-cell>
          <table:table-cell office:value-type="string" calcext:value-type="string">
            <text:p><text:s/>[0.05110009387135506, 0.7937842011451721, 0.28980037569999695, 0.8700600862503052, 0.9999971389770508]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/award/award_winner/awards_won./award/award_honor/award_winner-1_input &lt;SEP&gt; &lt;START&gt; /award/award_nominee/award_nominations./award/award_nomination/award_nominee &lt;END&gt;</text:p>
          </table:table-cell>
          <table:table-cell office:value-type="string" calcext:value-type="string">
            <text:p><text:s/>0.07464297013986254 </text:p>
          </table:table-cell>
          <table:table-cell office:value-type="string" calcext:value-type="string">
            <text:p><text:s/>[0.14471100270748138, 0.5158071517944336]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/award/award_winner/awards_won./award/award_honor/award_winner-1_input &lt;SEP&gt; &lt;START&gt; /award/award_winner/awards_won./award/award_honor/award_winner /award/award_winner/awards_won./award/award_honor/award_winner-1 &lt;END&gt;</text:p>
          </table:table-cell>
          <table:table-cell office:value-type="string" calcext:value-type="string">
            <text:p><text:s/>0.013751597713586361 </text:p>
          </table:table-cell>
          <table:table-cell office:value-type="string" calcext:value-type="string">
            <text:p><text:s/>[0.09161444753408432, 0.28861117362976074, 0.5200870633125305]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/award/award_winner/awards_won./award/award_honor/award_winner-1_input &lt;SEP&gt; &lt;START&gt; /film/actor/film./film/performance/film-1 /film/actor/film./film/performance/film-1 /film/actor/film./film/performance/film /film/actor/film./film/performance/film-1 &lt;END&gt;</text:p>
          </table:table-cell>
          <table:table-cell office:value-type="string" calcext:value-type="string">
            <text:p><text:s/>0.012682220355110504 </text:p>
          </table:table-cell>
          <table:table-cell office:value-type="string" calcext:value-type="string">
            <text:p><text:s/>[0.06046367064118385, 0.7286753058433533, 0.29687201976776123, 0.9696159362792969, 0.9999947547912598]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/award/award_winner/awards_won./award/award_honor/award_winner-1_input &lt;SEP&gt; &lt;START&gt; /film/actor/film./film/performance/film-1 /film/actor/film./film/performance/film-1 /award/award_winner/awards_won./award/award_honor/award_winner /award/award_winner/awards_won./award/award_honor/award_winner &lt;END&gt;</text:p>
          </table:table-cell>
          <table:table-cell office:value-type="string" calcext:value-type="string">
            <text:p><text:s/>0.009544722953033715 </text:p>
          </table:table-cell>
          <table:table-cell office:value-type="string" calcext:value-type="string">
            <text:p><text:s/>[0.06046367064118385, 0.7286753058433533, 0.37169498205184937, 0.5828421711921692, 0.9999933242797852]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/award/award_winner/awards_won./award/award_honor/award_winner-1_input &lt;SEP&gt; &lt;START&gt; /award/award_nominee/award_nominations./award/award_nomination/award_nominee-1 /award/award_nominee/award_nominations./award/award_nomination/award_nominee /award/award_winner/awards_won./award/award_honor/award_winner-1 /award/award_winner/awards_won./award/award_honor/award_winner &lt;END&gt;</text:p>
          </table:table-cell>
          <table:table-cell office:value-type="string" calcext:value-type="string">
            <text:p><text:s/>0.007628956664924662 </text:p>
          </table:table-cell>
          <table:table-cell office:value-type="string" calcext:value-type="string">
            <text:p><text:s/>[0.15629801154136658, 0.2063450664281845, 0.5056458115577698, 0.4678143858909607, 0.9999945163726807]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award/award_nominee/award_nominations./award/award_nomination/nominated_for-1_input &lt;SEP&gt; &lt;START&gt; /award/award_category/nominees./award/award_nomination/nominated_for-1 /award/award_category/winners./award/award_honor/award_winner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5112516419474605 </text:p>
          </table:table-cell>
          <table:table-cell office:value-type="string" calcext:value-type="string">
            <text:p><text:s/>[0.07323670387268066, 0.7768775224685669, 0.9114928245544434, 0.9858295321464539, 0.9999960660934448]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award/award_nominee/award_nominations./award/award_nomination/nominated_for-1_input &lt;SEP&gt; &lt;START&gt; /film/film/release_date_s./film/film_regional_release_date/film_release_region-1 /film/film/release_date_s./film/film_regional_release_date/film_release_region /film/film/release_date_s./film/film_regional_release_date/film_release_region-1 /people/person/places_lived./people/place_lived/location-1 &lt;END&gt;</text:p>
          </table:table-cell>
          <table:table-cell office:value-type="string" calcext:value-type="string">
            <text:p><text:s/>0.02683343316372656 </text:p>
          </table:table-cell>
          <table:table-cell office:value-type="string" calcext:value-type="string">
            <text:p><text:s/>[0.06186317279934883, 0.724355936050415, 0.6134487390518188, 0.9761448502540588, 0.9999988079071045]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award/award_nominee/award_nominations./award/award_nomination/nominated_for-1_input &lt;SEP&gt; &lt;START&gt; /award/award_nominee/award_nominations./award/award_nomination/award-1 /award/award_category/nominees./award/award_nomination/nominated_for-1 /film/film/genre /film/film/genre &lt;END&gt;</text:p>
          </table:table-cell>
          <table:table-cell office:value-type="string" calcext:value-type="string">
            <text:p><text:s/>0.02571427759584514 </text:p>
          </table:table-cell>
          <table:table-cell office:value-type="string" calcext:value-type="string">
            <text:p><text:s/>[0.07093699276447296, 0.9966477751731873, 0.42245325446128845, 0.8609596490859985, 0.9999963045120239]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award/award_nominee/award_nominations./award/award_nomination/nominated_for-1_input &lt;SEP&gt; &lt;START&gt; /film/film/estimated_budget./measurement_unit/dated_money_value/currency /business/business_operation/assets./measurement_unit/dated_money_value/currency-1 /organization/organization/headquarters./location/mailing_address/citytown-1 /people/person/places_lived./people/place_lived/location &lt;END&gt;</text:p>
          </table:table-cell>
          <table:table-cell office:value-type="string" calcext:value-type="string">
            <text:p><text:s/>0.024229409429856984 </text:p>
          </table:table-cell>
          <table:table-cell office:value-type="string" calcext:value-type="string">
            <text:p><text:s/>[0.04556560516357422, 0.5324129462242126, 0.9993226528167725, 0.9994308352470398, 0.9999967813491821]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award/award_nominee/award_nominations./award/award_nomination/nominated_for-1_input &lt;SEP&gt; &lt;START&gt; /film/film/release_date_s./film/film_regional_release_date/film_release_region-1 /film/film/release_date_s./film/film_regional_release_date/film_release_region /award/award_category/nominees./award/award_nomination/nominated_for-1 /award/award_nominee/award_nominations./award/award_nomination/award-1 &lt;END&gt;</text:p>
          </table:table-cell>
          <table:table-cell office:value-type="string" calcext:value-type="string">
            <text:p><text:s/>0.014792188185853851 </text:p>
          </table:table-cell>
          <table:table-cell office:value-type="string" calcext:value-type="string">
            <text:p><text:s/>[0.06186317279934883, 0.724355936050415, 0.3427445590496063, 0.9631162881851196, 0.9999974966049194]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/award/award_category/nominees./award/award_nomination/nominated_for_input &lt;SEP&gt; &lt;START&gt; /award/award_category/nominees./award/award_nomination/nominated_for-1 /award/award_category/nominees./award/award_nomination/nominated_for-1 /award/award_category/nominees./award/award_nomination/nominated_for-1 &lt;END&gt;</text:p>
          </table:table-cell>
          <table:table-cell office:value-type="string" calcext:value-type="string">
            <text:p><text:s/>0.08353494829625259 </text:p>
          </table:table-cell>
          <table:table-cell office:value-type="string" calcext:value-type="string">
            <text:p><text:s/>[0.2990671694278717, 0.4288364052772522, 0.6515838503837585, 0.9996259212493896]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/award/award_category/nominees./award/award_nomination/nominated_for_input &lt;SEP&gt; &lt;START&gt; /award/award_winning_work/awards_won./award/award_honor/award-1 /award/award_category/nominees./award/award_nomination/nominated_for /award/award_category/winners./award/award_honor/award_winner /film/actor/film./film/performance/film-1 &lt;END&gt;</text:p>
          </table:table-cell>
          <table:table-cell office:value-type="string" calcext:value-type="string">
            <text:p><text:s/>0.023818046365685554 </text:p>
          </table:table-cell>
          <table:table-cell office:value-type="string" calcext:value-type="string">
            <text:p><text:s/>[0.050158437341451645, 0.6696642637252808, 0.8747719526290894, 0.8106114864349365, 0.9999940395355225]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/award/award_category/nominees./award/award_nomination/nominated_for_input &lt;SEP&gt; &lt;START&gt; /award/award_nominee/award_nominations./award/award_nomination/award-1 /film/actor/film./film/performance/film-1 /film/film/genre-1 /media_common/netflix_genre/titles &lt;END&gt;</text:p>
          </table:table-cell>
          <table:table-cell office:value-type="string" calcext:value-type="string">
            <text:p><text:s/>0.020142165450568402 </text:p>
          </table:table-cell>
          <table:table-cell office:value-type="string" calcext:value-type="string">
            <text:p><text:s/>[0.21836227178573608, 0.2602083384990692, 0.7546517848968506, 0.46974390745162964, 0.9999990463256836]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/award/award_category/nominees./award/award_nomination/nominated_for_input &lt;SEP&gt; &lt;START&gt; /award/award_category/winners./award/award_honor/award_winner /award/award_nominee/award_nominations./award/award_nomination/award_nominee-1 /award/award_nominee/award_nominations./award/award_nomination/award-1 /award/award_category/nominees./award/award_nomination/nominated_for-1 &lt;END&gt;</text:p>
          </table:table-cell>
          <table:table-cell office:value-type="string" calcext:value-type="string">
            <text:p><text:s/>0.01786845922862109 </text:p>
          </table:table-cell>
          <table:table-cell office:value-type="string" calcext:value-type="string">
            <text:p><text:s/>[0.06927913427352905, 0.34177789092063904, 0.7553054094314575, 0.9991242289543152, 0.9999967813491821]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/award/award_category/nominees./award/award_nomination/nominated_for_input &lt;SEP&gt; &lt;START&gt; /award/award_nominee/award_nominations./award/award_nomination/award-1 /film/actor/film./film/performance/film-1 /film/film/genre-1 /film/film/genre &lt;END&gt;</text:p>
          </table:table-cell>
          <table:table-cell office:value-type="string" calcext:value-type="string">
            <text:p><text:s/>0.014955959649127347 </text:p>
          </table:table-cell>
          <table:table-cell office:value-type="string" calcext:value-type="string">
            <text:p><text:s/>[0.21836227178573608, 0.2602083384990692, 0.7546517848968506, 0.34879422187805176, 0.9999990463256836]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award/award_category/nominees./award/award_nomination/nominated_for-1_input &lt;SEP&gt; &lt;START&gt; /award/award_nominee/award_nominations./award/award_nomination/award-1 /award/award_nominee/award_nominations./award/award_nomination/award-1 /award/award_nominee/award_nominations./award/award_nomination/award-1 /film/film/written_by-1 &lt;END&gt;</text:p>
          </table:table-cell>
          <table:table-cell office:value-type="string" calcext:value-type="string">
            <text:p><text:s/>0.040549314712465284 </text:p>
          </table:table-cell>
          <table:table-cell office:value-type="string" calcext:value-type="string">
            <text:p><text:s/>[0.12852229177951813, 0.5761957168579102, 0.560829222202301, 0.976360023021698, 0.9999871253967285]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award/award_category/nominees./award/award_nomination/nominated_for-1_input &lt;SEP&gt; &lt;START&gt; /award/award_nominee/award_nominations./award/award_nomination/award-1 /award/award_nominee/award_nominations./award/award_nomination/award-1 /award/award_category/winners./award/award_honor/award_winner /award/award_nominee/award_nominations./award/award_nomination/nominated_for &lt;END&gt;</text:p>
          </table:table-cell>
          <table:table-cell office:value-type="string" calcext:value-type="string">
            <text:p><text:s/>0.029724930110934432 </text:p>
          </table:table-cell>
          <table:table-cell office:value-type="string" calcext:value-type="string">
            <text:p><text:s/>[0.12852229177951813, 0.5761957168579102, 0.41365811228752136, 0.9703602194786072, 0.9999949932098389]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award/award_category/nominees./award/award_nomination/nominated_for-1_input &lt;SEP&gt; &lt;START&gt; /award/award_winning_work/awards_won./award/award_honor/award /award/award_category/nominees./award/award_nomination/nominated_for-1 /award/award_winning_work/awards_won./award/award_honor/award-1 &lt;END&gt;</text:p>
          </table:table-cell>
          <table:table-cell office:value-type="string" calcext:value-type="string">
            <text:p><text:s/>0.022411924654932386 </text:p>
          </table:table-cell>
          <table:table-cell office:value-type="string" calcext:value-type="string">
            <text:p><text:s/>[0.0761098712682724, 0.38045734167099, 0.7740636467933655, 0.9998975992202759]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award/award_category/nominees./award/award_nomination/nominated_for-1_input &lt;SEP&gt; &lt;START&gt; /film/film/other_crew./film/film_crew_gig/film_crew_role-1 /film/film/other_crew./film/film_crew_gig/film_crew_role-1 /award/award_category/nominees./award/award_nomination/nominated_for-1 &lt;END&gt;</text:p>
          </table:table-cell>
          <table:table-cell office:value-type="string" calcext:value-type="string">
            <text:p><text:s/>0.02069542333491409 </text:p>
          </table:table-cell>
          <table:table-cell office:value-type="string" calcext:value-type="string">
            <text:p><text:s/>[0.05451685190200806, 0.8659366369247437, 0.4417940378189087, 0.9922876358032227]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award/award_category/nominees./award/award_nomination/nominated_for-1_input &lt;SEP&gt; &lt;START&gt; /film/film/other_crew./film/film_crew_gig/film_crew_role-1 /film/film/other_crew./film/film_crew_gig/film_crew_role-1 /film/director/film-1 /award/award_nominee/award_nominations./award/award_nomination/award &lt;END&gt;</text:p>
          </table:table-cell>
          <table:table-cell office:value-type="string" calcext:value-type="string">
            <text:p><text:s/>0.020657971491305428 </text:p>
          </table:table-cell>
          <table:table-cell office:value-type="string" calcext:value-type="string">
            <text:p><text:s/>[0.05451685190200806, 0.8659366369247437, 0.44752001762390137, 0.9778212308883667, 0.9999973773956299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-1_input &lt;SEP&gt; &lt;START&gt; /film/film/genre /film/film/language-1 /film/film/language-1 &lt;END&gt;</text:p>
          </table:table-cell>
          <table:table-cell office:value-type="string" calcext:value-type="string">
            <text:p><text:s/>0.055773612637218604 </text:p>
          </table:table-cell>
          <table:table-cell office:value-type="string" calcext:value-type="string">
            <text:p><text:s/>[0.6516909599304199, 0.17846624553203583, 0.5133717656135559, 0.9341121315956116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_input &lt;SEP&gt; &lt;START&gt; /film/film/genre-1 /film/film/estimated_budget./measurement_unit/dated_money_value/currency /location/statistical_region/gdp_nominal./measurement_unit/dated_money_value/currency /film/film/release_date_s./film/film_regional_release_date/film_release_region-1 &lt;END&gt;</text:p>
          </table:table-cell>
          <table:table-cell office:value-type="string" calcext:value-type="string">
            <text:p><text:s/>0.05374126506178423 </text:p>
          </table:table-cell>
          <table:table-cell office:value-type="string" calcext:value-type="string">
            <text:p><text:s/>[0.6192241311073303, 0.11228121072053909, 0.7909664511680603, 0.9772282242774963, 0.9999973773956299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_input &lt;SEP&gt; &lt;START&gt; /film/film/genre-1 /film/film/other_crew./film/film_crew_gig/film_crew_role-1 /film/film/other_crew./film/film_crew_gig/film_crew_role &lt;END&gt;</text:p>
          </table:table-cell>
          <table:table-cell office:value-type="string" calcext:value-type="string">
            <text:p><text:s/>0.04099069092587745 </text:p>
          </table:table-cell>
          <table:table-cell office:value-type="string" calcext:value-type="string">
            <text:p><text:s/>[0.6192241311073303, 0.11531928926706314, 0.6652151346206665, 0.8629254698753357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-1_input &lt;SEP&gt; &lt;START&gt; /film/film/genre /film/film/language /film/film/language &lt;END&gt;</text:p>
          </table:table-cell>
          <table:table-cell office:value-type="string" calcext:value-type="string">
            <text:p><text:s/>0.03959459971551638 </text:p>
          </table:table-cell>
          <table:table-cell office:value-type="string" calcext:value-type="string">
            <text:p><text:s/>[0.6516909599304199, 0.15562094748020172, 0.3935026526451111, 0.992152750492096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-1_input &lt;SEP&gt; &lt;START&gt; /film/film/genre /film/actor/film./film/performance/film-1 /people/person/languages /film/film/language-1 &lt;END&gt;</text:p>
          </table:table-cell>
          <table:table-cell office:value-type="string" calcext:value-type="string">
            <text:p><text:s/>0.038403045206034846 </text:p>
          </table:table-cell>
          <table:table-cell office:value-type="string" calcext:value-type="string">
            <text:p><text:s/>[0.6516909599304199, 0.09077254682779312, 0.677121102809906, 0.9587469100952148, 0.9999979734420776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-1_input &lt;SEP&gt; &lt;START&gt; /film/film/genre /film/film/genre /film/film/genre &lt;END&gt;</text:p>
          </table:table-cell>
          <table:table-cell office:value-type="string" calcext:value-type="string">
            <text:p><text:s/>0.0367218736009821 </text:p>
          </table:table-cell>
          <table:table-cell office:value-type="string" calcext:value-type="string">
            <text:p><text:s/>[0.6516909599304199, 0.10087833553552628, 0.5615461468696594, 0.994717538356781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_input &lt;SEP&gt; &lt;START&gt; /film/film/genre-1 /film/film/language /film/film/language &lt;END&gt;</text:p>
          </table:table-cell>
          <table:table-cell office:value-type="string" calcext:value-type="string">
            <text:p><text:s/>0.02927485129785862 </text:p>
          </table:table-cell>
          <table:table-cell office:value-type="string" calcext:value-type="string">
            <text:p><text:s/>[0.6192241311073303, 0.089928038418293, 0.5309849381446838, 0.9900782108306885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_input &lt;SEP&gt; &lt;START&gt; /film/film/genre-1 /film/film/language-1 /film/film/language /film/film/prequel-1 &lt;END&gt;</text:p>
          </table:table-cell>
          <table:table-cell office:value-type="string" calcext:value-type="string">
            <text:p><text:s/>0.024829036672882974 </text:p>
          </table:table-cell>
          <table:table-cell office:value-type="string" calcext:value-type="string">
            <text:p><text:s/>[0.6192241311073303, 0.15002386271953583, 0.6623942255973816, 0.4034937620162964, 0.9999960660934448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_input &lt;SEP&gt; &lt;START&gt; /film/film/genre-1 /film/film/language-1 /film/film/language &lt;END&gt;</text:p>
          </table:table-cell>
          <table:table-cell office:value-type="string" calcext:value-type="string">
            <text:p><text:s/>0.0244531470192327 </text:p>
          </table:table-cell>
          <table:table-cell office:value-type="string" calcext:value-type="string">
            <text:p><text:s/>[0.6192241311073303, 0.15002386271953583, 0.6623942255973816, 0.3973836600780487]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film/film/genre-1_input &lt;SEP&gt; &lt;START&gt; /film/film/genre /film/film/language-1 /film/film/language /award/award_winning_work/awards_won./award/award_honor/honored_for &lt;END&gt;</text:p>
          </table:table-cell>
          <table:table-cell office:value-type="string" calcext:value-type="string">
            <text:p><text:s/>0.018575589681851155 </text:p>
          </table:table-cell>
          <table:table-cell office:value-type="string" calcext:value-type="string">
            <text:p><text:s/>[0.6516909599304199, 0.17846624553203583, 0.31168651580810547, 0.512421727180481, 0.9999983310699463]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people/person/gender_input &lt;SEP&gt; &lt;START&gt; /people/person/gender-1 /people/person/gender-1 /people/person/gender-1 &lt;END&gt;</text:p>
          </table:table-cell>
          <table:table-cell office:value-type="string" calcext:value-type="string">
            <text:p><text:s/>0.21529754745899723 </text:p>
          </table:table-cell>
          <table:table-cell office:value-type="string" calcext:value-type="string">
            <text:p><text:s/>[0.9982782602310181, 0.27847445011138916, 0.7820670008659363, 0.9902803301811218]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people/person/gender_input &lt;SEP&gt; &lt;START&gt; /people/person/gender-1 /award/award_nominee/award_nominations./award/award_nomination/award_nominee /people/person/gender-1 /people/person/gender-1 &lt;END&gt;</text:p>
          </table:table-cell>
          <table:table-cell office:value-type="string" calcext:value-type="string">
            <text:p><text:s/>0.058542964433867514 </text:p>
          </table:table-cell>
          <table:table-cell office:value-type="string" calcext:value-type="string">
            <text:p><text:s/>[0.9982782602310181, 0.1518678516149521, 0.3932082951068878, 0.9820554852485657, 0.9999966621398926]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people/person/gender_input &lt;SEP&gt; &lt;START&gt; /people/person/gender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4950309929453058 </text:p>
          </table:table-cell>
          <table:table-cell office:value-type="string" calcext:value-type="string">
            <text:p><text:s/>[0.9982782602310181, 0.10197179019451141, 0.4990440309047699, 0.9744551777839661]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people/person/gender_input &lt;SEP&gt; &lt;START&gt; /people/person/gender-1 /people/person/gender-1 /people/person/gender /influence/influence_node/influenced_by &lt;END&gt;</text:p>
          </table:table-cell>
          <table:table-cell office:value-type="string" calcext:value-type="string">
            <text:p><text:s/>0.027438133513609794 </text:p>
          </table:table-cell>
          <table:table-cell office:value-type="string" calcext:value-type="string">
            <text:p><text:s/>[0.9982782602310181, 0.27847445011138916, 0.20304462313652039, 0.4861052334308624, 0.9999903440475464]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people/person/gender_input &lt;SEP&gt; &lt;START&gt; /people/person/gender-1 /award/award_nominee/award_nominations./award/award_nomination/award_nominee /people/person/profession-1 /people/person/profession-1 &lt;END&gt;</text:p>
          </table:table-cell>
          <table:table-cell office:value-type="string" calcext:value-type="string">
            <text:p><text:s/>0.027423888748815822 </text:p>
          </table:table-cell>
          <table:table-cell office:value-type="string" calcext:value-type="string">
            <text:p><text:s/>[0.9982782602310181, 0.1518678516149521, 0.2374468892812729, 0.7618111371994019, 0.9999948740005493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people/person/profession_input &lt;SEP&gt; &lt;START&gt; /people/person/profession-1 /people/person/gender-1 /people/person/gender &lt;END&gt;</text:p>
          </table:table-cell>
          <table:table-cell office:value-type="string" calcext:value-type="string">
            <text:p><text:s/>0.07516504858748164 </text:p>
          </table:table-cell>
          <table:table-cell office:value-type="string" calcext:value-type="string">
            <text:p><text:s/>[0.8092916011810303, 0.24042268097400665, 0.7714023590087891, 0.500788688659668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people/person/profession_input &lt;SEP&gt; &lt;START&gt; /people/person/profession-1 /people/person/spouse_s./people/marriage/type_of_union-1 /people/person/spouse_s./people/marriage/type_of_union-1 /award/award_winner/awards_won./award/award_honor/award_winner-1 &lt;END&gt;</text:p>
          </table:table-cell>
          <table:table-cell office:value-type="string" calcext:value-type="string">
            <text:p><text:s/>0.062201766583041905 </text:p>
          </table:table-cell>
          <table:table-cell office:value-type="string" calcext:value-type="string">
            <text:p><text:s/>[0.8092916011810303, 0.10588938742876053, 0.7564345598220825, 0.9595685601234436, 0.9999951124191284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film/film/language-1_input &lt;SEP&gt; &lt;START&gt; /tv/tv_program/languages /tv/tv_program/languages /film/film/language &lt;END&gt;</text:p>
          </table:table-cell>
          <table:table-cell office:value-type="string" calcext:value-type="string">
            <text:p><text:s/>0.052263101237831976 </text:p>
          </table:table-cell>
          <table:table-cell office:value-type="string" calcext:value-type="string">
            <text:p><text:s/>[0.09731674939393997, 0.5581479668617249, 0.9781205058097839, 0.9837072491645813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people/person/profession_input &lt;SEP&gt; &lt;START&gt; /people/person/profession-1 /people/person/profession-1 /people/person/profession-1 &lt;END&gt;</text:p>
          </table:table-cell>
          <table:table-cell office:value-type="string" calcext:value-type="string">
            <text:p><text:s/>0.047428117436646086 </text:p>
          </table:table-cell>
          <table:table-cell office:value-type="string" calcext:value-type="string">
            <text:p><text:s/>[0.8092916011810303, 0.09370934218168259, 0.6527829170227051, 0.9580301642417908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film/film/language-1_input &lt;SEP&gt; &lt;START&gt; /film/film/language /film/film/language /film/film/language &lt;END&gt;</text:p>
          </table:table-cell>
          <table:table-cell office:value-type="string" calcext:value-type="string">
            <text:p><text:s/>0.04085643758698525 </text:p>
          </table:table-cell>
          <table:table-cell office:value-type="string" calcext:value-type="string">
            <text:p><text:s/>[0.4436001777648926, 0.12303251028060913, 0.7502397298812866, 0.9978122711181641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film/film/language-1_input &lt;SEP&gt; &lt;START&gt; /film/film/language /film/film/other_crew./film/film_crew_gig/film_crew_role /film/film/other_crew./film/film_crew_gig/film_crew_role-1 &lt;END&gt;</text:p>
          </table:table-cell>
          <table:table-cell office:value-type="string" calcext:value-type="string">
            <text:p><text:s/>0.040350657624749 </text:p>
          </table:table-cell>
          <table:table-cell office:value-type="string" calcext:value-type="string">
            <text:p><text:s/>[0.4436001777648926, 0.09517543017864227, 0.956516444683075, 0.9991751313209534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film/film/language-1_input &lt;SEP&gt; &lt;START&gt; /tv/tv_program/languages-1 /tv/tv_program/languages-1 /education/field_of_study/students_majoring./education/education/major_field_of_study-1 /film/film/language-1 &lt;END&gt;</text:p>
          </table:table-cell>
          <table:table-cell office:value-type="string" calcext:value-type="string">
            <text:p><text:s/>0.04028632898183972 </text:p>
          </table:table-cell>
          <table:table-cell office:value-type="string" calcext:value-type="string">
            <text:p><text:s/>[0.04986824467778206, 0.8229245543479919, 0.9948737025260925, 0.9867551922798157, 0.9999912977218628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people/person/profession_input &lt;SEP&gt; &lt;START&gt; /people/person/profession-1 /people/person/gender-1 /people/person/gender /base/popstra/celebrity/friendship./base/popstra/friendship/participant &lt;END&gt;</text:p>
          </table:table-cell>
          <table:table-cell office:value-type="string" calcext:value-type="string">
            <text:p><text:s/>0.03726161410897138 </text:p>
          </table:table-cell>
          <table:table-cell office:value-type="string" calcext:value-type="string">
            <text:p><text:s/>[0.8092916011810303, 0.24042268097400665, 0.7714023590087891, 0.2482573390007019, 0.9999957084655762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film/film/language-1_input &lt;SEP&gt; &lt;START&gt; /film/film/language /film/film/release_date_s./film/film_regional_release_date/film_release_region /location/country/official_language /film/film/language &lt;END&gt;</text:p>
          </table:table-cell>
          <table:table-cell office:value-type="string" calcext:value-type="string">
            <text:p><text:s/>0.027672857135532906 </text:p>
          </table:table-cell>
          <table:table-cell office:value-type="string" calcext:value-type="string">
            <text:p><text:s/>[0.4436001777648926, 0.172086700797081, 0.37194526195526123, 0.9746237397193909, 0.999997615814209]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people/person/profession_input &lt;SEP&gt; &lt;START&gt; /people/person/profession-1 /influence/influence_node/influenced_by-1 /people/person/profession-1 /people/person/profession-1 &lt;END&gt;</text:p>
          </table:table-cell>
          <table:table-cell office:value-type="string" calcext:value-type="string">
            <text:p><text:s/>0.02593983036397559 </text:p>
          </table:table-cell>
          <table:table-cell office:value-type="string" calcext:value-type="string">
            <text:p><text:s/>[0.8092916011810303, 0.06627801060676575, 0.9920923113822937, 0.4874633848667145, 0.9999966621398926]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award/award_category/winners./award/award_honor/award_winner-1_input &lt;SEP&gt; &lt;START&gt; /award/award_nominee/award_nominations./award/award_nomination/award-1 /award/award_nominee/award_nominations./award/award_nomination/award-1 /award/award_category/winners./award/award_honor/award_winner &lt;END&gt;</text:p>
          </table:table-cell>
          <table:table-cell office:value-type="string" calcext:value-type="string">
            <text:p><text:s/>0.05955651284743878 </text:p>
          </table:table-cell>
          <table:table-cell office:value-type="string" calcext:value-type="string">
            <text:p><text:s/>[0.24847136437892914, 0.2643652558326721, 0.9070890545845032, 0.999536395072937]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award/award_category/winners./award/award_honor/award_winner-1_input &lt;SEP&gt; &lt;START&gt; /award/award_nominee/award_nominations./award/award_nomination/award-1 &lt;END&gt;</text:p>
          </table:table-cell>
          <table:table-cell office:value-type="string" calcext:value-type="string">
            <text:p><text:s/>0.05932103028644198 </text:p>
          </table:table-cell>
          <table:table-cell office:value-type="string" calcext:value-type="string">
            <text:p><text:s/>[0.24847136437892914, 0.23874393105506897]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award/award_category/winners./award/award_honor/award_winner-1_input &lt;SEP&gt; &lt;START&gt; /award/award_category/winners./award/award_honor/ceremony-1 /time/event/instance_of_recurring_event /award/award_category/category_of-1 /award/award_nominee/award_nominations./award/award_nomination/award &lt;END&gt;</text:p>
          </table:table-cell>
          <table:table-cell office:value-type="string" calcext:value-type="string">
            <text:p><text:s/>0.05751795488699507 </text:p>
          </table:table-cell>
          <table:table-cell office:value-type="string" calcext:value-type="string">
            <text:p><text:s/>[0.08065687119960785, 0.7799220085144043, 0.9982933402061462, 0.9159129858016968, 0.999996542930603]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award/award_category/winners./award/award_honor/award_winner-1_input &lt;SEP&gt; &lt;START&gt; /award/award_category/winners./award/award_honor/ceremony /award/award_ceremony/awards_presented./award/award_honor/award_winner /people/person/profession-1 /people/person/profession &lt;END&gt;</text:p>
          </table:table-cell>
          <table:table-cell office:value-type="string" calcext:value-type="string">
            <text:p><text:s/>0.05120354569912185 </text:p>
          </table:table-cell>
          <table:table-cell office:value-type="string" calcext:value-type="string">
            <text:p><text:s/>[0.14107757806777954, 0.6328145861625671, 0.5953775644302368, 0.9633277654647827, 0.9999977350234985]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award/award_category/winners./award/award_honor/award_winner-1_input &lt;SEP&gt; &lt;START&gt; /award/award_nominee/award_nominations./award/award_nomination/award /award/award_nominee/award_nominations./award/award_nomination/award /award/award_category/winners./award/award_honor/award_winner &lt;END&gt;</text:p>
          </table:table-cell>
          <table:table-cell office:value-type="string" calcext:value-type="string">
            <text:p><text:s/>0.03371799855118212 </text:p>
          </table:table-cell>
          <table:table-cell office:value-type="string" calcext:value-type="string">
            <text:p><text:s/>[0.12885785102844238, 0.3588484525680542, 0.7294495701789856, 0.9996421337127686]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people/person/profession-1_input &lt;SEP&gt; &lt;START&gt; /people/person/profession /people/person/spouse_s./people/marriage/type_of_union /people/person/spouse_s./people/marriage/type_of_union &lt;END&gt;</text:p>
          </table:table-cell>
          <table:table-cell office:value-type="string" calcext:value-type="string">
            <text:p><text:s/>0.10074687273222761 </text:p>
          </table:table-cell>
          <table:table-cell office:value-type="string" calcext:value-type="string">
            <text:p><text:s/>[0.7865521907806396, 0.1579536348581314, 0.8818778395652771, 0.9195301532745361]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people/person/profession-1_input &lt;SEP&gt; &lt;START&gt; /people/person/profession /people/person/profession /people/person/profession &lt;END&gt;</text:p>
          </table:table-cell>
          <table:table-cell office:value-type="string" calcext:value-type="string">
            <text:p><text:s/>0.07625225800900437 </text:p>
          </table:table-cell>
          <table:table-cell office:value-type="string" calcext:value-type="string">
            <text:p><text:s/>[0.7865521907806396, 0.14280758798122406, 0.6798703074455261, 0.9984993934631348]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people/person/profession-1_input &lt;SEP&gt; &lt;START&gt; /people/person/profession /people/person/gender /people/person/gender-1 &lt;END&gt;</text:p>
          </table:table-cell>
          <table:table-cell office:value-type="string" calcext:value-type="string">
            <text:p><text:s/>0.0473068480103079 </text:p>
          </table:table-cell>
          <table:table-cell office:value-type="string" calcext:value-type="string">
            <text:p><text:s/>[0.7865521907806396, 0.0850168913602829, 0.9855967164039612, 0.7177810668945312]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people/person/profession-1_input &lt;SEP&gt; &lt;START&gt; /people/person/profession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4129164795746205 </text:p>
          </table:table-cell>
          <table:table-cell office:value-type="string" calcext:value-type="string">
            <text:p><text:s/>[0.7865521907806396, 0.07220195233821869, 0.7325755953788757, 0.9925063252449036]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people/person/profession-1_input &lt;SEP&gt; &lt;START&gt; /people/person/profession /people/person/gender-1 /people/person/gender &lt;END&gt;</text:p>
          </table:table-cell>
          <table:table-cell office:value-type="string" calcext:value-type="string">
            <text:p><text:s/>0.032674765947712764 </text:p>
          </table:table-cell>
          <table:table-cell office:value-type="string" calcext:value-type="string">
            <text:p><text:s/>[0.7865521907806396, 0.09894592314958572, 0.8789714574813843, 0.47765272855758667]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/award/award_category/winners./award/award_honor/award_winner_input &lt;SEP&gt; &lt;START&gt; /award/award_nominee/award_nominations./award/award_nomination/award-1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06557172062069885 </text:p>
          </table:table-cell>
          <table:table-cell office:value-type="string" calcext:value-type="string">
            <text:p><text:s/>[0.22873574495315552, 0.5934471487998962, 0.4931407868862152, 0.979556679725647]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/award/award_category/winners./award/award_honor/award_winner_input &lt;SEP&gt; &lt;START&gt; /award/award_category/winners./award/award_honor/award_winner-1 /award/award_category/winners./award/award_honor/award_winner-1 /award/award_category/winners./award/award_honor/award_winner-1 &lt;END&gt;</text:p>
          </table:table-cell>
          <table:table-cell office:value-type="string" calcext:value-type="string">
            <text:p><text:s/>0.03772988439162341 </text:p>
          </table:table-cell>
          <table:table-cell office:value-type="string" calcext:value-type="string">
            <text:p><text:s/>[0.13552752137184143, 0.2890678942203522, 0.9773232936859131, 0.98541659116745]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/award/award_category/winners./award/award_honor/award_winner_input &lt;SEP&gt; &lt;START&gt; /award/award_nominee/award_nominations./award/award_nomination/award-1 /award/award_nominee/award_nominations./award/award_nomination/award-1 /award/award_category/nominees./award/award_nomination/nominated_for-1 /award/award_nominee/award_nominations./award/award_nomination/nominated_for &lt;END&gt;</text:p>
          </table:table-cell>
          <table:table-cell office:value-type="string" calcext:value-type="string">
            <text:p><text:s/>0.03148769160410198 </text:p>
          </table:table-cell>
          <table:table-cell office:value-type="string" calcext:value-type="string">
            <text:p><text:s/>[0.22873574495315552, 0.5934471487998962, 0.23590856790542603, 0.9832920432090759, 0.999996542930603]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/award/award_category/winners./award/award_honor/award_winner_input &lt;SEP&gt; &lt;START&gt; /award/award_category/nominees./award/award_nomination/nominated_for-1 /film/film/other_crew./film/film_crew_gig/film_crew_role /film/film/other_crew./film/film_crew_gig/film_crew_role /award/award_nominee/award_nominations./award/award_nomination/nominated_for &lt;END&gt;</text:p>
          </table:table-cell>
          <table:table-cell office:value-type="string" calcext:value-type="string">
            <text:p><text:s/>0.025695841652362984 </text:p>
          </table:table-cell>
          <table:table-cell office:value-type="string" calcext:value-type="string">
            <text:p><text:s/>[0.08073372393846512, 0.46249762177467346, 0.9051903486251831, 0.7602551579475403, 0.9999978542327881]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/award/award_category/winners./award/award_honor/award_winner_input &lt;SEP&gt; &lt;START&gt; /award/award_category/winners./award/award_honor/ceremony /award/award_category/winners./award/award_honor/ceremony-1 /award/award_category/winners./award/award_honor/ceremony-1 /award/award_ceremony/awards_presented./award/award_honor/award_winner-1 &lt;END&gt;</text:p>
          </table:table-cell>
          <table:table-cell office:value-type="string" calcext:value-type="string">
            <text:p><text:s/>0.024824635534950814 </text:p>
          </table:table-cell>
          <table:table-cell office:value-type="string" calcext:value-type="string">
            <text:p><text:s/>[0.07224664837121964, 0.43872225284576416, 0.8074350357055664, 0.9699928760528564, 0.9999985694885254]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sports/sports_position/players./sports/sports_team_roster/team-1_input &lt;SEP&gt; &lt;START&gt; /soccer/football_team/current_roster./soccer/football_roster_position/position /soccer/football_team/current_roster./soccer/football_roster_position/position /sports/sports_position/players./sports/sports_team_roster/position-1 /soccer/football_team/current_roster./soccer/football_roster_position/position &lt;END&gt;</text:p>
          </table:table-cell>
          <table:table-cell office:value-type="string" calcext:value-type="string">
            <text:p><text:s/>0.11408161725643315 </text:p>
          </table:table-cell>
          <table:table-cell office:value-type="string" calcext:value-type="string">
            <text:p><text:s/>[0.3254716396331787, 0.48423218727111816, 0.7703824043273926, 0.9396082162857056, 0.9999901056289673]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sports/sports_position/players./sports/sports_team_roster/team-1_input &lt;SEP&gt; &lt;START&gt; /sports/sports_position/players./sports/sports_team_roster/team /soccer/football_team/current_roster./soccer/football_roster_position/position /sports/sports_position/players./sports/sports_team_roster/position /sports/sports_position/players./sports/sports_team_roster/team-1 &lt;END&gt;</text:p>
          </table:table-cell>
          <table:table-cell office:value-type="string" calcext:value-type="string">
            <text:p><text:s/>0.03438611165568738 </text:p>
          </table:table-cell>
          <table:table-cell office:value-type="string" calcext:value-type="string">
            <text:p><text:s/>[0.16590775549411774, 0.6582157015800476, 0.7440248131752014, 0.4232175052165985, 0.9999933242797852]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sports/sports_position/players./sports/sports_team_roster/team-1_input &lt;SEP&gt; &lt;START&gt; /soccer/football_team/current_roster./sports/sports_team_roster/position /sports/sports_position/players./sports/sports_team_roster/team-1 /sports/sports_position/players./sports/sports_team_roster/position /sports/sports_position/players./sports/sports_team_roster/team &lt;END&gt;</text:p>
          </table:table-cell>
          <table:table-cell office:value-type="string" calcext:value-type="string">
            <text:p><text:s/>0.029885074600688163 </text:p>
          </table:table-cell>
          <table:table-cell office:value-type="string" calcext:value-type="string">
            <text:p><text:s/>[0.14835640788078308, 0.2645878493785858, 0.8615660071372986, 0.8836935758590698, 0.9999721050262451]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sports/sports_position/players./sports/sports_team_roster/team-1_input &lt;SEP&gt; &lt;START&gt; /soccer/football_team/current_roster./soccer/football_roster_position/position /soccer/football_team/current_roster./sports/sports_team_roster/position-1 /sports/sports_position/players./sports/sports_team_roster/position-1 /soccer/football_team/current_roster./soccer/football_roster_position/position-1 &lt;END&gt;</text:p>
          </table:table-cell>
          <table:table-cell office:value-type="string" calcext:value-type="string">
            <text:p><text:s/>0.02306766421088402 </text:p>
          </table:table-cell>
          <table:table-cell office:value-type="string" calcext:value-type="string">
            <text:p><text:s/>[0.3254716396331787, 0.15190380811691284, 0.9732301235198975, 0.4794102907180786, 0.9999974966049194]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sports/sports_position/players./sports/sports_team_roster/team-1_input &lt;SEP&gt; &lt;START&gt; /sports/sports_position/players./sports/sports_team_roster/team /soccer/football_team/current_roster./soccer/football_roster_position/position /sports/sports_position/players./sports/sports_team_roster/position /sports/sports_position/players./sports/sports_team_roster/team &lt;END&gt;</text:p>
          </table:table-cell>
          <table:table-cell office:value-type="string" calcext:value-type="string">
            <text:p><text:s/>0.020090585471105912 </text:p>
          </table:table-cell>
          <table:table-cell office:value-type="string" calcext:value-type="string">
            <text:p><text:s/>[0.16590775549411774, 0.6582157015800476, 0.7440248131752014, 0.24727292358875275, 0.9999854564666748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people/person/spouse_s./people/marriage/type_of_union_input &lt;SEP&gt; &lt;START&gt; /people/person/spouse_s./people/marriage/type_of_union-1 /award/award_nominee/award_nominations./award/award_nomination/award_nominee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07595666588615324 </text:p>
          </table:table-cell>
          <table:table-cell office:value-type="string" calcext:value-type="string">
            <text:p><text:s/>[0.8533325791358948, 0.16371430456638336, 0.5519997477531433, 0.984969973564148, 0.9999978542327881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people/person/spouse_s./people/marriage/type_of_union_input &lt;SEP&gt; &lt;START&gt; /people/person/spouse_s./people/marriage/type_of_union-1 /award/award_nominee/award_nominations./award/award_nomination/award_nominee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54476433589355895 </text:p>
          </table:table-cell>
          <table:table-cell office:value-type="string" calcext:value-type="string">
            <text:p><text:s/>[0.8533325791358948, 0.16371430456638336, 0.391171932220459, 0.9968662858009338, 0.9999979734420776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music/performance_role/track_performances./music/track_contribution/role-1_input &lt;SEP&gt; &lt;START&gt; /music/performance_role/track_performances./music/track_contribution/role /music/performance_role/track_performances./music/track_contribution/role /music/performance_role/track_performances./music/track_contribution/role /music/performance_role/track_performances./music/track_contribution/role-1 &lt;END&gt;</text:p>
          </table:table-cell>
          <table:table-cell office:value-type="string" calcext:value-type="string">
            <text:p><text:s/>0.050755341735089145 </text:p>
          </table:table-cell>
          <table:table-cell office:value-type="string" calcext:value-type="string">
            <text:p><text:s/>[0.5094250440597534, 0.3448300361633301, 0.46635007858276367, 0.6195645332336426, 0.9999948740005493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people/person/spouse_s./people/marriage/type_of_union_input &lt;SEP&gt; &lt;START&gt; /people/person/spouse_s./people/marriage/type_of_union-1 /people/person/gender-1 /people/person/gender /award/award_nominee/award_nominations./award/award_nomination/award_nominee &lt;END&gt;</text:p>
          </table:table-cell>
          <table:table-cell office:value-type="string" calcext:value-type="string">
            <text:p><text:s/>0.04505795488437806 </text:p>
          </table:table-cell>
          <table:table-cell office:value-type="string" calcext:value-type="string">
            <text:p><text:s/>[0.8533325791358948, 0.16181692481040955, 0.9966223239898682, 0.3274165391921997, 0.9999953508377075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people/person/spouse_s./people/marriage/type_of_union_input &lt;SEP&gt; &lt;START&gt; /people/person/spouse_s./people/marriage/type_of_union-1 /people/person/gender-1 /people/person/gender /award/award_nominee/award_nominations./award/award_nomination/award_nominee-1 &lt;END&gt;</text:p>
          </table:table-cell>
          <table:table-cell office:value-type="string" calcext:value-type="string">
            <text:p><text:s/>0.043343783104725926 </text:p>
          </table:table-cell>
          <table:table-cell office:value-type="string" calcext:value-type="string">
            <text:p><text:s/>[0.8533325791358948, 0.16181692481040955, 0.9966223239898682, 0.31496021151542664, 0.9999959468841553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people/person/spouse_s./people/marriage/type_of_union_input &lt;SEP&gt; &lt;START&gt; /people/person/spouse_s./people/marriage/type_of_union-1 /people/person/profession /people/person/profession &lt;END&gt;</text:p>
          </table:table-cell>
          <table:table-cell office:value-type="string" calcext:value-type="string">
            <text:p><text:s/>0.042429568088732834 </text:p>
          </table:table-cell>
          <table:table-cell office:value-type="string" calcext:value-type="string">
            <text:p><text:s/>[0.8533325791358948, 0.09709418565034866, 0.5714124441146851, 0.8962050080299377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music/performance_role/track_performances./music/track_contribution/role-1_input &lt;SEP&gt; &lt;START&gt; /music/performance_role/track_performances./music/track_contribution/role /music/performance_role/guest_performances./music/recording_contribution/performance_role /music/performance_role/track_performances./music/track_contribution/role-1 /music/performance_role/track_performances./music/track_contribution/role &lt;END&gt;</text:p>
          </table:table-cell>
          <table:table-cell office:value-type="string" calcext:value-type="string">
            <text:p><text:s/>0.034709280918560625 </text:p>
          </table:table-cell>
          <table:table-cell office:value-type="string" calcext:value-type="string">
            <text:p><text:s/>[0.5094250440597534, 0.0843190848827362, 0.8212338089942932, 0.983953058719635, 0.9999959468841553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music/performance_role/track_performances./music/track_contribution/role-1_input &lt;SEP&gt; &lt;START&gt; /music/performance_role/track_performances./music/track_contribution/role /music/performance_role/track_performances./music/track_contribution/role-1 /music/performance_role/regular_performances./music/group_membership/role-1 /music/performance_role/track_performances./music/track_contribution/role-1 &lt;END&gt;</text:p>
          </table:table-cell>
          <table:table-cell office:value-type="string" calcext:value-type="string">
            <text:p><text:s/>0.03421223013833826 </text:p>
          </table:table-cell>
          <table:table-cell office:value-type="string" calcext:value-type="string">
            <text:p><text:s/>[0.5094250440597534, 0.2931646406650543, 0.3265625834465027, 0.7014939188957214, 0.9999980926513672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music/performance_role/track_performances./music/track_contribution/role-1_input &lt;SEP&gt; &lt;START&gt; /music/performance_role/track_performances./music/track_contribution/role /music/performance_role/track_performances./music/track_contribution/role-1 /music/performance_role/track_performances./music/track_contribution/role-1 /music/performance_role/regular_performances./music/group_membership/role-1 &lt;END&gt;</text:p>
          </table:table-cell>
          <table:table-cell office:value-type="string" calcext:value-type="string">
            <text:p><text:s/>0.030964723767189773 </text:p>
          </table:table-cell>
          <table:table-cell office:value-type="string" calcext:value-type="string">
            <text:p><text:s/>[0.5094250440597534, 0.2931646406650543, 0.2896449863910675, 0.7158315181732178, 0.999996542930603]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music/performance_role/track_performances./music/track_contribution/role-1_input &lt;SEP&gt; &lt;START&gt; /music/performance_role/track_performances./music/track_contribution/role /music/performance_role/track_performances./music/track_contribution/role /music/performance_role/track_performances./music/track_contribution/role-1 /music/performance_role/regular_performances./music/group_membership/role-1 &lt;END&gt;</text:p>
          </table:table-cell>
          <table:table-cell office:value-type="string" calcext:value-type="string">
            <text:p><text:s/>0.02964997157455959 </text:p>
          </table:table-cell>
          <table:table-cell office:value-type="string" calcext:value-type="string">
            <text:p><text:s/>[0.5094250440597534, 0.3448300361633301, 0.2921657860279083, 0.577711820602417, 0.9999960660934448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people/person/spouse_s./people/marriage/type_of_union-1_input &lt;SEP&gt; &lt;START&gt; /people/person/spouse_s./people/marriage/type_of_union /people/person/spouse_s./people/marriage/type_of_union /people/person/spouse_s./people/marriage/type_of_union &lt;END&gt;</text:p>
          </table:table-cell>
          <table:table-cell office:value-type="string" calcext:value-type="string">
            <text:p><text:s/>0.09440591258144887 </text:p>
          </table:table-cell>
          <table:table-cell office:value-type="string" calcext:value-type="string">
            <text:p><text:s/>[0.7078679203987122, 0.1389780193567276, 0.9966189861297607, 0.962878942489624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people/person/spouse_s./people/marriage/type_of_union-1_input &lt;SEP&gt; &lt;START&gt; /people/marriage_union_type/unions_of_this_type./people/marriage/location_of_ceremony-1 /people/marriage_union_type/unions_of_this_type./people/marriage/location_of_ceremony-1 /people/person/spouse_s./people/marriage/type_of_union &lt;END&gt;</text:p>
          </table:table-cell>
          <table:table-cell office:value-type="string" calcext:value-type="string">
            <text:p><text:s/>0.07308407062571903 </text:p>
          </table:table-cell>
          <table:table-cell office:value-type="string" calcext:value-type="string">
            <text:p><text:s/>[0.08434297144412994, 0.9593986868858337, 0.914884626865387, 0.9872073531150818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people/person/spouse_s./people/marriage/type_of_union-1_input &lt;SEP&gt; &lt;START&gt; /people/person/spouse_s./people/marriage/type_of_union /award/award_winner/awards_won./award/award_honor/award_winner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3604745256085263 </text:p>
          </table:table-cell>
          <table:table-cell office:value-type="string" calcext:value-type="string">
            <text:p><text:s/>[0.7078679203987122, 0.1003093495965004, 0.5082560777664185, 0.9988490343093872, 0.999996542930603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people/person/spouse_s./people/marriage/type_of_union-1_input &lt;SEP&gt; &lt;START&gt; /people/person/spouse_s./people/marriage/type_of_union /base/popstra/celebrity/friendship./base/popstra/friendship/participant-1 /people/person/spouse_s./people/marriage/type_of_union /people/person/spouse_s./people/marriage/type_of_union &lt;END&gt;</text:p>
          </table:table-cell>
          <table:table-cell office:value-type="string" calcext:value-type="string">
            <text:p><text:s/>0.033248896575400255 </text:p>
          </table:table-cell>
          <table:table-cell office:value-type="string" calcext:value-type="string">
            <text:p><text:s/>[0.7078679203987122, 0.06410672515630722, 0.8301100134849548, 0.8826481699943542, 0.9999957084655762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people/person/spouse_s./people/marriage/type_of_union-1_input &lt;SEP&gt; &lt;START&gt; /people/person/spouse_s./people/marriage/type_of_union /award/award_winner/awards_won./award/award_honor/award_winner /people/person/gender-1 /people/person/gender &lt;END&gt;</text:p>
          </table:table-cell>
          <table:table-cell office:value-type="string" calcext:value-type="string">
            <text:p><text:s/>0.03273709308046844 </text:p>
          </table:table-cell>
          <table:table-cell office:value-type="string" calcext:value-type="string">
            <text:p><text:s/>[0.7078679203987122, 0.1003093495965004, 0.478307843208313, 0.9639196395874023, 0.9999957084655762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award/award_winning_work/awards_won./award/award_honor/award_winner_input &lt;SEP&gt; &lt;START&gt; /media_common/netflix_genre/titles /film/film/genre /film/film/language /people/person/languages-1 &lt;END&gt;</text:p>
          </table:table-cell>
          <table:table-cell office:value-type="string" calcext:value-type="string">
            <text:p><text:s/>0.027528577451399312 </text:p>
          </table:table-cell>
          <table:table-cell office:value-type="string" calcext:value-type="string">
            <text:p><text:s/>[0.044170916080474854, 0.6486148238182068, 0.9764174222946167, 0.9840721487998962, 0.9999954700469971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award/award_winning_work/awards_won./award/award_honor/award_winner_input &lt;SEP&gt; &lt;START&gt; /award/award_nominee/award_nominations./award/award_nomination/nominated_for-1 /award/award_nominee/award_nominations./award/award_nomination/nominated_for-1 /award/award_nominee/award_nominations./award/award_nomination/award_nominee /award/award_nominee/award_nominations./award/award_nomination/nominated_for-1 &lt;END&gt;</text:p>
          </table:table-cell>
          <table:table-cell office:value-type="string" calcext:value-type="string">
            <text:p><text:s/>0.027166356670099232 </text:p>
          </table:table-cell>
          <table:table-cell office:value-type="string" calcext:value-type="string">
            <text:p><text:s/>[0.07778891175985336, 0.4218536615371704, 0.829192578792572, 0.9983838796615601, 0.9999974966049194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award/award_winning_work/awards_won./award/award_honor/award_winner_input &lt;SEP&gt; &lt;START&gt; /award/award_nominee/award_nominations./award/award_nomination/nominated_for-1 /award/award_category/nominees./award/award_nomination/nominated_for /award/award_category/nominees./award/award_nomination/nominated_for &lt;END&gt;</text:p>
          </table:table-cell>
          <table:table-cell office:value-type="string" calcext:value-type="string">
            <text:p><text:s/>0.020626294137630664 </text:p>
          </table:table-cell>
          <table:table-cell office:value-type="string" calcext:value-type="string">
            <text:p><text:s/>[0.07778891175985336, 0.3384886085987091, 0.786750078201294, 0.9956865906715393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award/award_winning_work/awards_won./award/award_honor/award_winner_input &lt;SEP&gt; &lt;START&gt; /film/actor/film./film/performance/film-1 /people/person/places_lived./people/place_lived/location-1 /people/marriage_union_type/unions_of_this_type./people/marriage/location_of_ceremony /people/person/spouse_s./people/marriage/type_of_union &lt;END&gt;</text:p>
          </table:table-cell>
          <table:table-cell office:value-type="string" calcext:value-type="string">
            <text:p><text:s/>0.014471373649912876 </text:p>
          </table:table-cell>
          <table:table-cell office:value-type="string" calcext:value-type="string">
            <text:p><text:s/>[0.06096062809228897, 0.36805227398872375, 0.6502658128738403, 0.9918836355209351, 0.9999980926513672]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award/award_winning_work/awards_won./award/award_honor/award_winner_input &lt;SEP&gt; &lt;START&gt; /award/award_nominee/award_nominations./award/award_nomination/award-1 /award/award_category/nominees./award/award_nomination/nominated_for-1 /film/film/genre /film/film/genre-1 &lt;END&gt;</text:p>
          </table:table-cell>
          <table:table-cell office:value-type="string" calcext:value-type="string">
            <text:p><text:s/>0.013138885843153196 </text:p>
          </table:table-cell>
          <table:table-cell office:value-type="string" calcext:value-type="string">
            <text:p><text:s/>[0.045743782073259354, 0.995507001876831, 0.5004791617393494, 0.5765049457550049, 0.9999841451644897]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/music/performance_role/track_performances./music/track_contribution/role_input &lt;SEP&gt; &lt;START&gt; /music/performance_role/track_performances./music/track_contribution/role-1 /music/performance_role/regular_performances./music/group_membership/role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3983869412121844 </text:p>
          </table:table-cell>
          <table:table-cell office:value-type="string" calcext:value-type="string">
            <text:p><text:s/>[0.41971471905708313, 0.17915648221969604, 0.750593900680542, 0.7058533430099487, 0.9999973773956299]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/music/performance_role/track_performances./music/track_contribution/role_input &lt;SEP&gt; &lt;START&gt; /music/performance_role/regular_performances./music/group_membership/role /music/performance_role/track_performances./music/track_contribution/role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32663313701965395 </text:p>
          </table:table-cell>
          <table:table-cell office:value-type="string" calcext:value-type="string">
            <text:p><text:s/>[0.1974482238292694, 0.34675857424736023, 0.6615914702415466, 0.7210925221443176, 0.9999974966049194]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/music/performance_role/track_performances./music/track_contribution/role_input &lt;SEP&gt; &lt;START&gt; /music/performance_role/track_performances./music/track_contribution/role-1 /music/performance_role/track_performances./music/track_contribution/role-1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2633187993847336 </text:p>
          </table:table-cell>
          <table:table-cell office:value-type="string" calcext:value-type="string">
            <text:p><text:s/>[0.41971471905708313, 0.24786129593849182, 0.4660956561565399, 0.543056845664978, 0.9999967813491821]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/music/performance_role/track_performances./music/track_contribution/role_input &lt;SEP&gt; &lt;START&gt; /music/performance_role/track_performances./music/track_contribution/role-1 /music/performance_role/track_performances./music/track_contribution/role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16771831089109106 </text:p>
          </table:table-cell>
          <table:table-cell office:value-type="string" calcext:value-type="string">
            <text:p><text:s/>[0.41971471905708313, 0.32696419954299927, 0.30292749404907227, 0.4034491777420044, 0.9999966621398926]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/music/performance_role/track_performances./music/track_contribution/role_input &lt;SEP&gt; &lt;START&gt; /music/performance_role/track_performances./music/track_contribution/role-1 /music/performance_role/track_performances./music/track_contribution/role /music/performance_role/track_performances./music/track_contribution/role /music/performance_role/track_performances./music/track_contribution/role-1 &lt;END&gt;</text:p>
          </table:table-cell>
          <table:table-cell office:value-type="string" calcext:value-type="string">
            <text:p><text:s/>0.015016202896238813 </text:p>
          </table:table-cell>
          <table:table-cell office:value-type="string" calcext:value-type="string">
            <text:p><text:s/>[0.41971471905708313, 0.32696419954299927, 0.2988046705722809, 0.3662007451057434, 0.9999979734420776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-1_input &lt;SEP&gt; &lt;START&gt; /people/person/place_of_birth /government/politician/government_positions_held./government/government_position_held/legislative_sessions /government/legislative_session/members./government/government_position_held/district_represented &lt;END&gt;</text:p>
          </table:table-cell>
          <table:table-cell office:value-type="string" calcext:value-type="string">
            <text:p><text:s/>0.09797458599872891 </text:p>
          </table:table-cell>
          <table:table-cell office:value-type="string" calcext:value-type="string">
            <text:p><text:s/>[0.11066272854804993, 0.9093575477600098, 0.9857963919639587, 0.9876206517219543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_input &lt;SEP&gt; &lt;START&gt; /government/legislative_session/members./government/government_position_held/district_represented-1 /government/legislative_session/members./government/government_position_held/legislative_sessions-1 /government/legislative_session/members./government/government_position_held/district_represented-1 /organization/organization/headquarters./location/mailing_address/state_province_region-1 &lt;END&gt;</text:p>
          </table:table-cell>
          <table:table-cell office:value-type="string" calcext:value-type="string">
            <text:p><text:s/>0.09516054483125826 </text:p>
          </table:table-cell>
          <table:table-cell office:value-type="string" calcext:value-type="string">
            <text:p><text:s/>[0.2017182856798172, 0.6544767022132874, 0.8463072180747986, 0.8517074584960938, 0.999997615814209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-1_input &lt;SEP&gt; &lt;START&gt; /location/location/contains /location/location/contains /location/location/contains-1 /location/location/contains &lt;END&gt;</text:p>
          </table:table-cell>
          <table:table-cell office:value-type="string" calcext:value-type="string">
            <text:p><text:s/>0.08466876172929683 </text:p>
          </table:table-cell>
          <table:table-cell office:value-type="string" calcext:value-type="string">
            <text:p><text:s/>[0.15577419102191925, 0.7944205403327942, 0.7377039194107056, 0.9274616837501526, 0.9999980926513672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_input &lt;SEP&gt; &lt;START&gt; /organization/organization/headquarters./location/mailing_address/state_province_region &lt;END&gt;</text:p>
          </table:table-cell>
          <table:table-cell office:value-type="string" calcext:value-type="string">
            <text:p><text:s/>0.06951231643971667 </text:p>
          </table:table-cell>
          <table:table-cell office:value-type="string" calcext:value-type="string">
            <text:p><text:s/>[0.12194155156612396, 0.5700461864471436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_input &lt;SEP&gt; &lt;START&gt; /film/film/release_date_s./film/film_regional_release_date/film_release_region /film/film/release_date_s./film/film_regional_release_date/film_release_region /location/location/contains-1 &lt;END&gt;</text:p>
          </table:table-cell>
          <table:table-cell office:value-type="string" calcext:value-type="string">
            <text:p><text:s/>0.046835257337071855 </text:p>
          </table:table-cell>
          <table:table-cell office:value-type="string" calcext:value-type="string">
            <text:p><text:s/>[0.15720656514167786, 0.5594691038131714, 0.5344252586364746, 0.996412456035614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-1_input &lt;SEP&gt; &lt;START&gt; /location/location/partially_contains-1 /location/location/partially_contains-1 /base/biblioness/bibs_location/state-1 &lt;END&gt;</text:p>
          </table:table-cell>
          <table:table-cell office:value-type="string" calcext:value-type="string">
            <text:p><text:s/>0.04058110217777969 </text:p>
          </table:table-cell>
          <table:table-cell office:value-type="string" calcext:value-type="string">
            <text:p><text:s/>[0.041609302163124084, 0.9971537590026855, 0.9781321287155151, 0.9999395608901978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_input &lt;SEP&gt; &lt;START&gt; /film/film/release_date_s./film/film_regional_release_date/film_release_region /film/film/release_date_s./film/film_regional_release_date/film_release_region /location/location/contains /location/location/contains-1 &lt;END&gt;</text:p>
          </table:table-cell>
          <table:table-cell office:value-type="string" calcext:value-type="string">
            <text:p><text:s/>0.038642411799468576 </text:p>
          </table:table-cell>
          <table:table-cell office:value-type="string" calcext:value-type="string">
            <text:p><text:s/>[0.15720656514167786, 0.5594691038131714, 0.4399048388004303, 0.9987555742263794, 0.9999988079071045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_input &lt;SEP&gt; &lt;START&gt; /location/location/contains-1 /location/location/time_zones /location/location/time_zones /location/location/contains-1 &lt;END&gt;</text:p>
          </table:table-cell>
          <table:table-cell office:value-type="string" calcext:value-type="string">
            <text:p><text:s/>0.0374255655074155 </text:p>
          </table:table-cell>
          <table:table-cell office:value-type="string" calcext:value-type="string">
            <text:p><text:s/>[0.10160164535045624, 0.41956835985183716, 0.883000373840332, 0.9942708015441895, 0.9999984502792358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-1_input &lt;SEP&gt; &lt;START&gt; /film/film/release_date_s./film/film_regional_release_date/film_release_region-1 /film/film/language-1 /film/actor/dubbing_performances./film/dubbing_performance/language /base/popstra/location/vacationers./base/popstra/vacation_choice/vacationer &lt;END&gt;</text:p>
          </table:table-cell>
          <table:table-cell office:value-type="string" calcext:value-type="string">
            <text:p><text:s/>0.02494737351018925 </text:p>
          </table:table-cell>
          <table:table-cell office:value-type="string" calcext:value-type="string">
            <text:p><text:s/>[0.08709479868412018, 0.28863081336021423, 0.9942871928215027, 0.9981129169464111, 0.9999963045120239]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location/location/contains-1_input &lt;SEP&gt; &lt;START&gt; /film/film/release_date_s./film/film_regional_release_date/film_release_region-1 /film/film/release_date_s./film/film_regional_release_date/film_release_region /people/marriage_union_type/unions_of_this_type./people/marriage/location_of_ceremony /people/marriage_union_type/unions_of_this_type./people/marriage/location_of_ceremony &lt;END&gt;</text:p>
          </table:table-cell>
          <table:table-cell office:value-type="string" calcext:value-type="string">
            <text:p><text:s/>0.02230870619480228 </text:p>
          </table:table-cell>
          <table:table-cell office:value-type="string" calcext:value-type="string">
            <text:p><text:s/>[0.08709479868412018, 0.28004929423332214, 0.9909502863883972, 0.9229906797409058, 0.999996542930603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people/person/place_of_birth-1_input &lt;SEP&gt; &lt;START&gt; /people/person/places_lived./people/place_lived/location-1 &lt;END&gt;</text:p>
          </table:table-cell>
          <table:table-cell office:value-type="string" calcext:value-type="string">
            <text:p><text:s/>0.08019163753759528 </text:p>
          </table:table-cell>
          <table:table-cell office:value-type="string" calcext:value-type="string">
            <text:p><text:s/>[0.14184649288654327, 0.5653409957885742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film/film/language_input &lt;SEP&gt; &lt;START&gt; /film/film/language-1 /film/film/language-1 /film/film/language-1 &lt;END&gt;</text:p>
          </table:table-cell>
          <table:table-cell office:value-type="string" calcext:value-type="string">
            <text:p><text:s/>0.067953541266294 </text:p>
          </table:table-cell>
          <table:table-cell office:value-type="string" calcext:value-type="string">
            <text:p><text:s/>[0.3324120044708252, 0.46962761878967285, 0.435680091381073, 0.9991117119789124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film/film/language_input &lt;SEP&gt; &lt;START&gt; /people/person/languages-1 /film/actor/film./film/performance/film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055792965390837 </text:p>
          </table:table-cell>
          <table:table-cell office:value-type="string" calcext:value-type="string">
            <text:p><text:s/>[0.26467567682266235, 0.2147211879491806, 0.9938647150993347, 0.9877882599830627, 0.9999985694885254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film/film/language_input &lt;SEP&gt; &lt;START&gt; /film/actor/dubbing_performances./film/dubbing_performance/language /film/actor/dubbing_performances./film/dubbing_performance/language /film/film/language-1 &lt;END&gt;</text:p>
          </table:table-cell>
          <table:table-cell office:value-type="string" calcext:value-type="string">
            <text:p><text:s/>0.05544627679137279 </text:p>
          </table:table-cell>
          <table:table-cell office:value-type="string" calcext:value-type="string">
            <text:p><text:s/>[0.057800665497779846, 0.9633187651634216, 0.996235191822052, 0.9995571970939636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people/person/place_of_birth-1_input &lt;SEP&gt; &lt;START&gt; /people/deceased_person/place_of_death /influence/influence_node/influenced_by /people/person/gender /people/person/gender &lt;END&gt;</text:p>
          </table:table-cell>
          <table:table-cell office:value-type="string" calcext:value-type="string">
            <text:p><text:s/>0.05204737232621681 </text:p>
          </table:table-cell>
          <table:table-cell office:value-type="string" calcext:value-type="string">
            <text:p><text:s/>[0.06018373742699623, 0.8678089380264282, 0.998494029045105, 0.9980521202087402, 0.9999927282333374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film/film/language_input &lt;SEP&gt; &lt;START&gt; /people/person/languages-1 /award/award_winner/awards_won./award/award_honor/award_winner-1 /base/popstra/location/vacationers./base/popstra/vacation_choice/vacationer-1 /film/film/release_date_s./film/film_regional_release_date/film_release_region-1 &lt;END&gt;</text:p>
          </table:table-cell>
          <table:table-cell office:value-type="string" calcext:value-type="string">
            <text:p><text:s/>0.05086374375548441 </text:p>
          </table:table-cell>
          <table:table-cell office:value-type="string" calcext:value-type="string">
            <text:p><text:s/>[0.26467567682266235, 0.19354869425296783, 0.9994317889213562, 0.9934629201889038, 0.9999982118606567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film/film/language_input &lt;SEP&gt; &lt;START&gt; /film/film/language-1 /film/film/language-1 &lt;END&gt;</text:p>
          </table:table-cell>
          <table:table-cell office:value-type="string" calcext:value-type="string">
            <text:p><text:s/>0.041363564463672696 </text:p>
          </table:table-cell>
          <table:table-cell office:value-type="string" calcext:value-type="string">
            <text:p><text:s/>[0.3324120044708252, 0.46962761878967285, 0.2649644613265991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people/person/place_of_birth-1_input &lt;SEP&gt; &lt;START&gt; /film/film/featured_film_locations-1 /film/film/language-1 /film/film/language /film/film/produced_by-1 &lt;END&gt;</text:p>
          </table:table-cell>
          <table:table-cell office:value-type="string" calcext:value-type="string">
            <text:p><text:s/>0.03928782284895024 </text:p>
          </table:table-cell>
          <table:table-cell office:value-type="string" calcext:value-type="string">
            <text:p><text:s/>[0.059105776250362396, 0.6936052441596985, 0.9620615243911743, 0.9961251616477966, 0.9999974966049194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people/person/place_of_birth-1_input &lt;SEP&gt; &lt;START&gt; /people/person/places_lived./people/place_lived/location-1 /people/person/languages /film/film/language /award/award_nominee/award_nominations./award/award_nomination/nominated_for &lt;END&gt;</text:p>
          </table:table-cell>
          <table:table-cell office:value-type="string" calcext:value-type="string">
            <text:p><text:s/>0.032615778622230814 </text:p>
          </table:table-cell>
          <table:table-cell office:value-type="string" calcext:value-type="string">
            <text:p><text:s/>[0.14184649288654327, 0.24034690856933594, 0.9693359136581421, 0.9869539141654968, 0.9999986886978149]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people/person/place_of_birth-1_input &lt;SEP&gt; &lt;START&gt; /people/person/profession-1 /people/person/profession /people/person/spouse_s./people/marriage/type_of_union-1 /people/marriage_union_type/unions_of_this_type./people/marriage/location_of_ceremony &lt;END&gt;</text:p>
          </table:table-cell>
          <table:table-cell office:value-type="string" calcext:value-type="string">
            <text:p><text:s/>0.027993387237712396 </text:p>
          </table:table-cell>
          <table:table-cell office:value-type="string" calcext:value-type="string">
            <text:p><text:s/>[0.06114053353667259, 0.876253604888916, 0.8783573508262634, 0.5948754549026489, 0.9999979734420776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award/award_winning_work/awards_won./award/award_honor/award_winner-1_input &lt;SEP&gt; &lt;START&gt; /award/award_category/nominees./award/award_nomination/nominated_for-1 /award/award_category/category_of /time/event/instance_of_recurring_event-1 /award/award_ceremony/awards_presented./award/award_honor/award_winner &lt;END&gt;</text:p>
          </table:table-cell>
          <table:table-cell office:value-type="string" calcext:value-type="string">
            <text:p><text:s/>0.05707594726573831 </text:p>
          </table:table-cell>
          <table:table-cell office:value-type="string" calcext:value-type="string">
            <text:p><text:s/>[0.12727783620357513, 0.45822155475616455, 0.9981542229652405, 0.9804568290710449, 0.9999970197677612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award/award_winning_work/awards_won./award/award_honor/award_winner-1_input &lt;SEP&gt; &lt;START&gt; /film/film/production_companies-1 /film/film/production_companies-1 /film/film/featured_film_locations &lt;END&gt;</text:p>
          </table:table-cell>
          <table:table-cell office:value-type="string" calcext:value-type="string">
            <text:p><text:s/>0.05141686018408927 </text:p>
          </table:table-cell>
          <table:table-cell office:value-type="string" calcext:value-type="string">
            <text:p><text:s/>[0.06021615490317345, 0.8704718351364136, 0.9824533462524414, 0.9984489679336548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olympics/olympic_sport/athletes./olympics/olympic_athlete_affiliation/country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 /olympics/olympic_sport/athletes./olympics/olympic_athlete_affiliation/country &lt;END&gt;</text:p>
          </table:table-cell>
          <table:table-cell office:value-type="string" calcext:value-type="string">
            <text:p><text:s/>0.04594244519776916 </text:p>
          </table:table-cell>
          <table:table-cell office:value-type="string" calcext:value-type="string">
            <text:p><text:s/>[0.3558598756790161, 0.47832950949668884, 0.29013434052467346, 0.9302734732627869, 0.9999957084655762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olympics/olympic_sport/athletes./olympics/olympic_athlete_affiliation/country_input &lt;SEP&gt; &lt;START&gt; /film/film/release_date_s./film/film_regional_release_date/film_release_region /film/film/release_date_s./film/film_regional_release_date/film_release_region /olympics/olympic_participating_country/medals_won./olympics/olympic_medal_honor/olympics /olympics/olympic_games/sports &lt;END&gt;</text:p>
          </table:table-cell>
          <table:table-cell office:value-type="string" calcext:value-type="string">
            <text:p><text:s/>0.04414480267180321 </text:p>
          </table:table-cell>
          <table:table-cell office:value-type="string" calcext:value-type="string">
            <text:p><text:s/>[0.3558598756790161, 0.48991382122039795, 0.25816431641578674, 0.9808136820793152, 0.9999957084655762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olympics/olympic_sport/athletes./olympics/olympic_athlete_affiliation/country_input &lt;SEP&gt; &lt;START&gt; /film/film/release_date_s./film/film_regional_release_date/film_release_region /film/film/release_date_s./film/film_regional_release_date/film_release_region /olympics/olympic_participating_country/athletes./olympics/olympic_athlete_affiliation/olympics-1 /user/jg/default_domain/olympic_games/sports-1 &lt;END&gt;</text:p>
          </table:table-cell>
          <table:table-cell office:value-type="string" calcext:value-type="string">
            <text:p><text:s/>0.04269391413655553 </text:p>
          </table:table-cell>
          <table:table-cell office:value-type="string" calcext:value-type="string">
            <text:p><text:s/>[0.3558598756790161, 0.48991382122039795, 0.44259026646614075, 0.5533080697059631, 0.9999963045120239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olympics/olympic_sport/athletes./olympics/olympic_athlete_affiliation/country_input &lt;SEP&gt; &lt;START&gt; /film/film/release_date_s./film/film_regional_release_date/film_release_region-1 /film/film/release_date_s./film/film_regional_release_date/film_release_region /olympics/olympic_participating_country/athletes./olympics/olympic_athlete_affiliation/olympics-1 /olympics/olympic_sport/athletes./olympics/olympic_athlete_affiliation/olympics &lt;END&gt;</text:p>
          </table:table-cell>
          <table:table-cell office:value-type="string" calcext:value-type="string">
            <text:p><text:s/>0.041186719618391765 </text:p>
          </table:table-cell>
          <table:table-cell office:value-type="string" calcext:value-type="string">
            <text:p><text:s/>[0.18726405501365662, 0.5104871988296509, 0.8103240728378296, 0.5316926836967468, 0.999996542930603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award/award_winning_work/awards_won./award/award_honor/award_winner-1_input &lt;SEP&gt; &lt;START&gt; /award/award_category/winners./award/award_honor/award_winner-1 /award/award_category/winners./award/award_honor/award_winner-1 /award/award_nominee/award_nominations./award/award_nomination/award-1 /award/award_category/nominees./award/award_nomination/nominated_for-1 &lt;END&gt;</text:p>
          </table:table-cell>
          <table:table-cell office:value-type="string" calcext:value-type="string">
            <text:p><text:s/>0.03883191919803433 </text:p>
          </table:table-cell>
          <table:table-cell office:value-type="string" calcext:value-type="string">
            <text:p><text:s/>[0.048700880259275436, 0.8234766721725464, 0.969057023525238, 0.9991998076438904, 0.9999978542327881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award/award_winning_work/awards_won./award/award_honor/award_winner-1_input &lt;SEP&gt; &lt;START&gt; /film/actor/film./film/performance/film-1 &lt;END&gt;</text:p>
          </table:table-cell>
          <table:table-cell office:value-type="string" calcext:value-type="string">
            <text:p><text:s/>0.0387403553048713 </text:p>
          </table:table-cell>
          <table:table-cell office:value-type="string" calcext:value-type="string">
            <text:p><text:s/>[0.04961926117539406, 0.7807523608207703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olympics/olympic_sport/athletes./olympics/olympic_athlete_affiliation/country_input &lt;SEP&gt; &lt;START&gt; /film/film/release_date_s./film/film_regional_release_date/film_release_region /film/film/release_date_s./film/film_regional_release_date/film_release_region-1 /olympics/olympic_participating_country/medals_won./olympics/olympic_medal_honor/olympics /olympics/olympic_games/sports &lt;END&gt;</text:p>
          </table:table-cell>
          <table:table-cell office:value-type="string" calcext:value-type="string">
            <text:p><text:s/>0.03837829408664695 </text:p>
          </table:table-cell>
          <table:table-cell office:value-type="string" calcext:value-type="string">
            <text:p><text:s/>[0.3558598756790161, 0.47832950949668884, 0.22666281461715698, 0.9947227239608765, 0.9999934434890747]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award/award_winning_work/awards_won./award/award_honor/award_winner-1_input &lt;SEP&gt; &lt;START&gt; /award/award_category/nominees./award/award_nomination/nominated_for-1 /award/award_category/nominees./award/award_nomination/nominated_for /award/award_category/nominees./award/award_nomination/nominated_for /award/award_nominee/award_nominations./award/award_nomination/award &lt;END&gt;</text:p>
          </table:table-cell>
          <table:table-cell office:value-type="string" calcext:value-type="string">
            <text:p><text:s/>0.022082557048252068 </text:p>
          </table:table-cell>
          <table:table-cell office:value-type="string" calcext:value-type="string">
            <text:p><text:s/>[0.12727783620357513, 0.17745056748390198, 0.9922635555267334, 0.9853560328483582, 0.999997615814209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olympics/olympic_sport/athletes./olympics/olympic_athlete_affiliation/country-1_input &lt;SEP&gt; &lt;START&gt; /olympics/olympic_sport/athletes./olympics/olympic_athlete_affiliation/country /film/film/release_date_s./film/film_regional_release_date/film_release_region-1 /film/film/estimated_budget./measurement_unit/dated_money_value/currency-1 /location/statistical_region/gdp_nominal_per_capita./measurement_unit/dated_money_value/currency &lt;END&gt;</text:p>
          </table:table-cell>
          <table:table-cell office:value-type="string" calcext:value-type="string">
            <text:p><text:s/>0.13465422205028896 </text:p>
          </table:table-cell>
          <table:table-cell office:value-type="string" calcext:value-type="string">
            <text:p><text:s/>[0.25383248925209045, 0.8185860514640808, 0.9204077124595642, 0.7040936946868896, 0.9999947547912598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people/person/places_lived./people/place_lived/location_input &lt;SEP&gt; &lt;START&gt; /people/deceased_person/place_of_death-1 /influence/influence_node/influenced_by-1 /people/deceased_person/place_of_death-1 /people/person/places_lived./people/place_lived/location-1 &lt;END&gt;</text:p>
          </table:table-cell>
          <table:table-cell office:value-type="string" calcext:value-type="string">
            <text:p><text:s/>0.059691878192225885 </text:p>
          </table:table-cell>
          <table:table-cell office:value-type="string" calcext:value-type="string">
            <text:p><text:s/>[0.0918642207980156, 0.6782124638557434, 0.9955235719680786, 0.9623924493789673, 0.9999984502792358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olympics/olympic_sport/athletes./olympics/olympic_athlete_affiliation/country-1_input &lt;SEP&gt; &lt;START&gt; /film/film/release_date_s./film/film_regional_release_date/film_release_region-1 /film/film/release_date_s./film/film_regional_release_date/film_release_region /olympics/olympic_participating_country/athletes./olympics/olympic_athlete_affiliation/olympics-1 /olympics/olympic_sport/athletes./olympics/olympic_athlete_affiliation/olympics &lt;END&gt;</text:p>
          </table:table-cell>
          <table:table-cell office:value-type="string" calcext:value-type="string">
            <text:p><text:s/>0.05356666379757197 </text:p>
          </table:table-cell>
          <table:table-cell office:value-type="string" calcext:value-type="string">
            <text:p><text:s/>[0.1821640282869339, 0.3743884265422821, 0.8566950559616089, 0.9168214201927185, 0.9999966621398926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olympics/olympic_sport/athletes./olympics/olympic_athlete_affiliation/country-1_input &lt;SEP&gt; &lt;START&gt; /olympics/olympic_sport/athletes./olympics/olympic_athlete_affiliation/country /film/film/release_date_s./film/film_regional_release_date/film_release_region-1 /film/film/estimated_budget./measurement_unit/dated_money_value/currency-1 /location/statistical_region/gdp_nominal./measurement_unit/dated_money_value/currency &lt;END&gt;</text:p>
          </table:table-cell>
          <table:table-cell office:value-type="string" calcext:value-type="string">
            <text:p><text:s/>0.05282336224298508 </text:p>
          </table:table-cell>
          <table:table-cell office:value-type="string" calcext:value-type="string">
            <text:p><text:s/>[0.25383248925209045, 0.8185860514640808, 0.9204077124595642, 0.27620840072631836, 0.9999939203262329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people/person/places_lived./people/place_lived/location_input &lt;SEP&gt; &lt;START&gt; /people/person/profession /people/person/profession-1 /base/schemastaging/person_extra/net_worth./measurement_unit/dated_money_value/currency /location/statistical_region/rent50_2./measurement_unit/dated_money_value/currency &lt;END&gt;</text:p>
          </table:table-cell>
          <table:table-cell office:value-type="string" calcext:value-type="string">
            <text:p><text:s/>0.047736659757074515 </text:p>
          </table:table-cell>
          <table:table-cell office:value-type="string" calcext:value-type="string">
            <text:p><text:s/>[0.08928479254245758, 0.9885308146476746, 0.5412397384643555, 0.9992994070053101, 0.9999977350234985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olympics/olympic_sport/athletes./olympics/olympic_athlete_affiliation/country-1_input &lt;SEP&gt; &lt;START&gt; /olympics/olympic_sport/athletes./olympics/olympic_athlete_affiliation/olympics /olympics/olympic_participating_country/medals_won./olympics/olympic_medal_honor/olympics /film/film/release_date_s./film/film_regional_release_date/film_release_region-1 /film/film/release_date_s./film/film_regional_release_date/film_release_region &lt;END&gt;</text:p>
          </table:table-cell>
          <table:table-cell office:value-type="string" calcext:value-type="string">
            <text:p><text:s/>0.04437166128822511 </text:p>
          </table:table-cell>
          <table:table-cell office:value-type="string" calcext:value-type="string">
            <text:p><text:s/>[0.1219007819890976, 0.6038058996200562, 0.7074589729309082, 0.8521215915679932, 0.9999977350234985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olympics/olympic_sport/athletes./olympics/olympic_athlete_affiliation/country-1_input &lt;SEP&gt; &lt;START&gt; /olympics/olympic_sport/athletes./olympics/olympic_athlete_affiliation/olympics /olympics/olympic_participating_country/medals_won./olympics/olympic_medal_honor/olympics-1 /film/film/release_date_s./film/film_regional_release_date/film_release_region /film/film/release_date_s./film/film_regional_release_date/film_release_region-1 &lt;END&gt;</text:p>
          </table:table-cell>
          <table:table-cell office:value-type="string" calcext:value-type="string">
            <text:p><text:s/>0.039504750497460106 </text:p>
          </table:table-cell>
          <table:table-cell office:value-type="string" calcext:value-type="string">
            <text:p><text:s/>[0.1219007819890976, 0.3914927542209625, 0.8331352472305298, 0.993583619594574, 0.9999980926513672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people/person/places_lived./people/place_lived/location_input &lt;SEP&gt; &lt;START&gt; /film/actor/film./film/performance/film-1 /film/film/language /people/person/languages-1 /people/person/places_lived./people/place_lived/location &lt;END&gt;</text:p>
          </table:table-cell>
          <table:table-cell office:value-type="string" calcext:value-type="string">
            <text:p><text:s/>0.03652585858983196 </text:p>
          </table:table-cell>
          <table:table-cell office:value-type="string" calcext:value-type="string">
            <text:p><text:s/>[0.04019787907600403, 0.9164170026779175, 0.9954090714454651, 0.9961035251617432, 0.9999955892562866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people/person/places_lived./people/place_lived/location_input &lt;SEP&gt; &lt;START&gt; /people/person/nationality /language/human_language/countries_spoken_in /people/person/languages /people/person/place_of_birth-1 &lt;END&gt;</text:p>
          </table:table-cell>
          <table:table-cell office:value-type="string" calcext:value-type="string">
            <text:p><text:s/>0.035947351638285295 </text:p>
          </table:table-cell>
          <table:table-cell office:value-type="string" calcext:value-type="string">
            <text:p><text:s/>[0.04018135368824005, 0.9879817366600037, 0.9071251153945923, 0.9982220530509949, 0.9999978542327881]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people/person/places_lived./people/place_lived/location_input &lt;SEP&gt; &lt;START&gt; /people/person/spouse_s./people/marriage/location_of_ceremony /base/popstra/celebrity/canoodled./base/popstra/canoodled/participant /people/person/languages-1 /people/person/languages-1 &lt;END&gt;</text:p>
          </table:table-cell>
          <table:table-cell office:value-type="string" calcext:value-type="string">
            <text:p><text:s/>0.03532783019032147 </text:p>
          </table:table-cell>
          <table:table-cell office:value-type="string" calcext:value-type="string">
            <text:p><text:s/>[0.03610512241721153, 0.9980462789535522, 0.9994646906852722, 0.980914831161499, 0.9999970197677612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occer/football_team/current_roster./sports/sports_team_roster/position-1_input &lt;SEP&gt; &lt;START&gt; /sports/sports_position/players./sports/sports_team_roster/team-1 /soccer/football_team/current_roster./soccer/football_roster_position/position /soccer/football_team/current_roster./soccer/football_roster_position/position-1 &lt;END&gt;</text:p>
          </table:table-cell>
          <table:table-cell office:value-type="string" calcext:value-type="string">
            <text:p><text:s/>0.06939697222914301 </text:p>
          </table:table-cell>
          <table:table-cell office:value-type="string" calcext:value-type="string">
            <text:p><text:s/>[0.27803224325180054, 0.539837121963501, 0.46237072348594666, 0.9999822378158569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ports/sports_position/players./sports/sports_team_roster/team_input &lt;SEP&gt; &lt;START&gt; /soccer/football_team/current_roster./soccer/football_roster_position/position /sports/sports_position/players./sports/sports_team_roster/team-1 /sports/sports_position/players./sports/sports_team_roster/team-1 &lt;END&gt;</text:p>
          </table:table-cell>
          <table:table-cell office:value-type="string" calcext:value-type="string">
            <text:p><text:s/>0.054829846998369625 </text:p>
          </table:table-cell>
          <table:table-cell office:value-type="string" calcext:value-type="string">
            <text:p><text:s/>[0.23726396262645721, 0.2826385498046875, 0.8176679015159607, 0.9999468326568604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ports/sports_position/players./sports/sports_team_roster/team_input &lt;SEP&gt; &lt;START&gt; /sports/sports_position/players./sports/sports_team_roster/team-1 /sports/sports_position/players./sports/sports_team_roster/team-1 /sports/sports_position/players./sports/sports_team_roster/team-1 &lt;END&gt;</text:p>
          </table:table-cell>
          <table:table-cell office:value-type="string" calcext:value-type="string">
            <text:p><text:s/>0.041336115395541176 </text:p>
          </table:table-cell>
          <table:table-cell office:value-type="string" calcext:value-type="string">
            <text:p><text:s/>[0.14053699374198914, 0.3902689218521118, 0.7537136077880859, 0.9999278783798218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occer/football_team/current_roster./sports/sports_team_roster/position-1_input &lt;SEP&gt; &lt;START&gt; /soccer/football_team/current_roster./soccer/football_roster_position/position-1 /sports/sports_position/players./sports/sports_team_roster/team-1 /sports/sports_position/players./sports/sports_team_roster/position /soccer/football_team/current_roster./sports/sports_team_roster/position &lt;END&gt;</text:p>
          </table:table-cell>
          <table:table-cell office:value-type="string" calcext:value-type="string">
            <text:p><text:s/>0.03631458692995473 </text:p>
          </table:table-cell>
          <table:table-cell office:value-type="string" calcext:value-type="string">
            <text:p><text:s/>[0.224619060754776, 0.38808998465538025, 0.9397830963134766, 0.443306028842926, 0.9999327659606934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occer/football_team/current_roster./sports/sports_team_roster/position-1_input &lt;SEP&gt; &lt;START&gt; /soccer/football_team/current_roster./soccer/football_roster_position/position-1 /sports/sports_position/players./sports/sports_team_roster/team-1 /sports/sports_position/players./sports/sports_team_roster/position /sports/sports_position/players./sports/sports_team_roster/team &lt;END&gt;</text:p>
          </table:table-cell>
          <table:table-cell office:value-type="string" calcext:value-type="string">
            <text:p><text:s/>0.024558427043796634 </text:p>
          </table:table-cell>
          <table:table-cell office:value-type="string" calcext:value-type="string">
            <text:p><text:s/>[0.224619060754776, 0.38808998465538025, 0.9397830963134766, 0.2997771203517914, 0.99998939037323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ports/sports_position/players./sports/sports_team_roster/team_input &lt;SEP&gt; &lt;START&gt; /soccer/football_team/current_roster./soccer/football_roster_position/position /soccer/football_team/current_roster./soccer/football_roster_position/position /sports/sports_position/players./sports/sports_team_roster/position-1 /sports/sports_position/players./sports/sports_team_roster/team-1 &lt;END&gt;</text:p>
          </table:table-cell>
          <table:table-cell office:value-type="string" calcext:value-type="string">
            <text:p><text:s/>0.024029121952709193 </text:p>
          </table:table-cell>
          <table:table-cell office:value-type="string" calcext:value-type="string">
            <text:p><text:s/>[0.23726396262645721, 0.4694978892803192, 0.4676050841808319, 0.4613124430179596, 0.9999955892562866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occer/football_team/current_roster./sports/sports_team_roster/position-1_input &lt;SEP&gt; &lt;START&gt; /sports/sports_position/players./sports/sports_team_roster/team-1 /soccer/football_team/current_roster./soccer/football_roster_position/position /soccer/football_team/current_roster./soccer/football_roster_position/position /base/x2010fifaworldcupsouthafrica/world_cup_squad/current_world_cup_squad./base/x2010fifaworldcupsouthafrica/current_world_cup_squad/current_club &lt;END&gt;</text:p>
          </table:table-cell>
          <table:table-cell office:value-type="string" calcext:value-type="string">
            <text:p><text:s/>0.020184206542652204 </text:p>
          </table:table-cell>
          <table:table-cell office:value-type="string" calcext:value-type="string">
            <text:p><text:s/>[0.27803224325180054, 0.539837121963501, 0.18021148443222046, 0.7462292909622192, 0.9999977350234985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ports/sports_position/players./sports/sports_team_roster/team_input &lt;SEP&gt; &lt;START&gt; /soccer/football_team/current_roster./soccer/football_roster_position/position /soccer/football_team/current_roster./soccer/football_roster_position/position /sports/sports_position/players./sports/sports_team_roster/position-1 /soccer/football_team/current_roster./soccer/football_roster_position/position &lt;END&gt;</text:p>
          </table:table-cell>
          <table:table-cell office:value-type="string" calcext:value-type="string">
            <text:p><text:s/>0.01957584514889846 </text:p>
          </table:table-cell>
          <table:table-cell office:value-type="string" calcext:value-type="string">
            <text:p><text:s/>[0.23726396262645721, 0.4694978892803192, 0.4676050841808319, 0.3758227527141571, 0.9999834299087524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occer/football_team/current_roster./sports/sports_team_roster/position-1_input &lt;SEP&gt; &lt;START&gt; /sports/sports_position/players./sports/sports_team_roster/team /soccer/football_team/current_roster./soccer/football_roster_position/position-1 /sports/sports_position/players./sports/sports_team_roster/position /sports/sports_position/players./sports/sports_team_roster/team-1 &lt;END&gt;</text:p>
          </table:table-cell>
          <table:table-cell office:value-type="string" calcext:value-type="string">
            <text:p><text:s/>0.019524641423332066 </text:p>
          </table:table-cell>
          <table:table-cell office:value-type="string" calcext:value-type="string">
            <text:p><text:s/>[0.1814095377922058, 0.44436025619506836, 0.5265482068061829, 0.45999446511268616, 0.999993085861206]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sports/sports_position/players./sports/sports_team_roster/team_input &lt;SEP&gt; &lt;START&gt; /soccer/football_team/current_roster./sports/sports_team_roster/position /soccer/football_team/current_roster./sports/sports_team_roster/position /sports/sports_position/players./sports/sports_team_roster/position /sports/sports_position/players./sports/sports_team_roster/team-1 &lt;END&gt;</text:p>
          </table:table-cell>
          <table:table-cell office:value-type="string" calcext:value-type="string">
            <text:p><text:s/>0.013988274371551411 </text:p>
          </table:table-cell>
          <table:table-cell office:value-type="string" calcext:value-type="string">
            <text:p><text:s/>[0.20216763019561768, 0.2928397059440613, 0.5584919452667236, 0.42307084798812866, 0.9999828338623047]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film/film/estimated_budget./measurement_unit/dated_money_value/currency_input &lt;SEP&gt; &lt;START&gt; /location/statistical_region/rent50_2./measurement_unit/dated_money_value/currency-1 /location/statistical_region/rent50_2./measurement_unit/dated_money_value/currency-1 /location/statistical_region/gdp_nominal./measurement_unit/dated_money_value/currency-1 /film/film/release_date_s./film/film_regional_release_date/film_release_region-1 &lt;END&gt;</text:p>
          </table:table-cell>
          <table:table-cell office:value-type="string" calcext:value-type="string">
            <text:p><text:s/>0.08448701561346733 </text:p>
          </table:table-cell>
          <table:table-cell office:value-type="string" calcext:value-type="string">
            <text:p><text:s/>[0.14052441716194153, 0.9990021586418152, 0.845888078212738, 0.7114773392677307, 0.9999948740005493]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film/film/estimated_budget./measurement_unit/dated_money_value/currency_input &lt;SEP&gt; &lt;START&gt; /organization/endowed_organization/endowment./measurement_unit/dated_money_value/currency /education/university/domestic_tuition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7463547566054723 </text:p>
          </table:table-cell>
          <table:table-cell office:value-type="string" calcext:value-type="string">
            <text:p><text:s/>[0.079607293009758, 0.9473795294761658, 0.9897819757461548, 0.9998363256454468]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film/film/estimated_budget./measurement_unit/dated_money_value/currency_input &lt;SEP&gt; &lt;START&gt; /film/film/estimated_budget./measurement_unit/dated_money_value/currency-1 /film/film/language /film/actor/dubbing_performances./film/dubbing_performance/language /award/award_nominee/award_nominations./award/award_nomination/nominated_for &lt;END&gt;</text:p>
          </table:table-cell>
          <table:table-cell office:value-type="string" calcext:value-type="string">
            <text:p><text:s/>0.046885082777676175 </text:p>
          </table:table-cell>
          <table:table-cell office:value-type="string" calcext:value-type="string">
            <text:p><text:s/>[0.20926247537136078, 0.3073487877845764, 0.7340552806854248, 0.9930897355079651, 0.9999874830245972]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film/film/estimated_budget./measurement_unit/dated_money_value/currency_input &lt;SEP&gt; &lt;START&gt; /location/statistical_region/rent50_2./measurement_unit/dated_money_value/currency-1 /location/statistical_region/rent50_2./measurement_unit/dated_money_value/currency-1 /location/statistical_region/gdp_nominal./measurement_unit/dated_money_value/currency-1 /film/film/country-1 &lt;END&gt;</text:p>
          </table:table-cell>
          <table:table-cell office:value-type="string" calcext:value-type="string">
            <text:p><text:s/>0.032688060539562275 </text:p>
          </table:table-cell>
          <table:table-cell office:value-type="string" calcext:value-type="string">
            <text:p><text:s/>[0.14052441716194153, 0.9990021586418152, 0.845888078212738, 0.27527064085006714, 0.9999957084655762]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film/film/estimated_budget./measurement_unit/dated_money_value/currency_input &lt;SEP&gt; &lt;START&gt; /base/schemastaging/person_extra/net_worth./measurement_unit/dated_money_value/currency /people/person/languages /film/film/language &lt;END&gt;</text:p>
          </table:table-cell>
          <table:table-cell office:value-type="string" calcext:value-type="string">
            <text:p><text:s/>0.031932385420077515 </text:p>
          </table:table-cell>
          <table:table-cell office:value-type="string" calcext:value-type="string">
            <text:p><text:s/>[0.056375619024038315, 0.669799268245697, 0.8554291129112244, 0.9885789155960083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soccer/football_team/current_roster./sports/sports_team_roster/position_input &lt;SEP&gt; &lt;START&gt; /sports/sports_position/players./sports/sports_team_roster/team-1 /sports/sports_position/players./sports/sports_team_roster/team-1 /sports/sports_position/players./sports/sports_team_roster/position-1 /sports/sports_position/players./sports/sports_team_roster/team-1 &lt;END&gt;</text:p>
          </table:table-cell>
          <table:table-cell office:value-type="string" calcext:value-type="string">
            <text:p><text:s/>0.0992842798953837 </text:p>
          </table:table-cell>
          <table:table-cell office:value-type="string" calcext:value-type="string">
            <text:p><text:s/>[0.23479151725769043, 0.6667028665542603, 0.6893333196640015, 0.9201089143753052, 0.9999936819076538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soccer/football_team/current_roster./sports/sports_team_roster/position_input &lt;SEP&gt; &lt;START&gt; /soccer/football_team/current_roster./sports/sports_team_roster/position-1 /soccer/football_team/current_roster./sports/sports_team_roster/position-1 /sports/sports_position/players./sports/sports_team_roster/position-1 /soccer/football_team/current_roster./soccer/football_roster_position/position-1 &lt;END&gt;</text:p>
          </table:table-cell>
          <table:table-cell office:value-type="string" calcext:value-type="string">
            <text:p><text:s/>0.048160248522200876 </text:p>
          </table:table-cell>
          <table:table-cell office:value-type="string" calcext:value-type="string">
            <text:p><text:s/>[0.1786402463912964, 0.5966499447822571, 0.7000930309295654, 0.6454101800918579, 0.9999959468841553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award/award_ceremony/awards_presented./award/award_honor/award_winner_input &lt;SEP&gt; &lt;START&gt; /award/award_category/winners./award/award_honor/ceremony /award/award_nominee/award_nominations./award/award_nomination/award /music/genre/artists-1 /music/genre/artists-1 &lt;END&gt;</text:p>
          </table:table-cell>
          <table:table-cell office:value-type="string" calcext:value-type="string">
            <text:p><text:s/>0.04644870654408594 </text:p>
          </table:table-cell>
          <table:table-cell office:value-type="string" calcext:value-type="string">
            <text:p><text:s/>[0.18888576328754425, 0.2526392936706543, 0.9839153289794922, 0.9892787337303162, 0.9999933242797852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award/award_ceremony/awards_presented./award/award_honor/award_winner_input &lt;SEP&gt; &lt;START&gt; /award/award_category/winners./award/award_honor/ceremony-1 /award/award_nominee/award_nominations./award/award_nomination/award-1 /award/award_nominee/award_nominations./award/award_nomination/award-1 /award/award_category/winners./award/award_honor/award_winner &lt;END&gt;</text:p>
          </table:table-cell>
          <table:table-cell office:value-type="string" calcext:value-type="string">
            <text:p><text:s/>0.03961350135176698 </text:p>
          </table:table-cell>
          <table:table-cell office:value-type="string" calcext:value-type="string">
            <text:p><text:s/>[0.14192956686019897, 0.7587159872055054, 0.4857226014137268, 0.7573624849319458, 0.9999977350234985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award/award_ceremony/awards_presented./award/award_honor/award_winner_input &lt;SEP&gt; &lt;START&gt; /award/award_ceremony/awards_presented./award/award_honor/award_winner-1 /people/person/gender /people/person/gender &lt;END&gt;</text:p>
          </table:table-cell>
          <table:table-cell office:value-type="string" calcext:value-type="string">
            <text:p><text:s/>0.0383883977135089 </text:p>
          </table:table-cell>
          <table:table-cell office:value-type="string" calcext:value-type="string">
            <text:p><text:s/>[0.1346568465232849, 0.29214534163475037, 0.9913038015365601, 0.9843868613243103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soccer/football_team/current_roster./sports/sports_team_roster/position_input &lt;SEP&gt; &lt;START&gt; /sports/sports_position/players./sports/sports_team_roster/team /soccer/football_team/current_roster./soccer/football_roster_position/position /sports/sports_position/players./sports/sports_team_roster/position /sports/sports_position/players./sports/sports_team_roster/team-1 &lt;END&gt;</text:p>
          </table:table-cell>
          <table:table-cell office:value-type="string" calcext:value-type="string">
            <text:p><text:s/>0.03765677711933481 </text:p>
          </table:table-cell>
          <table:table-cell office:value-type="string" calcext:value-type="string">
            <text:p><text:s/>[0.15058116614818573, 0.5739932060241699, 0.5413995981216431, 0.8047356605529785, 0.9999874830245972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award/award_ceremony/awards_presented./award/award_honor/award_winner_input &lt;SEP&gt; &lt;START&gt; /award/award_category/winners./award/award_honor/ceremony /award/award_category/winners./award/award_honor/award_winner /people/person/gender /people/person/gender &lt;END&gt;</text:p>
          </table:table-cell>
          <table:table-cell office:value-type="string" calcext:value-type="string">
            <text:p><text:s/>0.036851258337368485 </text:p>
          </table:table-cell>
          <table:table-cell office:value-type="string" calcext:value-type="string">
            <text:p><text:s/>[0.18888576328754425, 0.20834068953990936, 0.9409911036491394, 0.9951637983322144, 0.9999974966049194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soccer/football_team/current_roster./sports/sports_team_roster/position_input &lt;SEP&gt; &lt;START&gt; /soccer/football_team/current_roster./soccer/football_roster_position/position /soccer/football_team/current_roster./soccer/football_roster_position/position /soccer/football_team/current_roster./sports/sports_team_roster/position-1 &lt;END&gt;</text:p>
          </table:table-cell>
          <table:table-cell office:value-type="string" calcext:value-type="string">
            <text:p><text:s/>0.030531539185917535 </text:p>
          </table:table-cell>
          <table:table-cell office:value-type="string" calcext:value-type="string">
            <text:p><text:s/>[0.224126398563385, 0.34364333748817444, 0.39641836285591125, 0.9999861717224121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soccer/football_team/current_roster./sports/sports_team_roster/position_input &lt;SEP&gt; &lt;START&gt; /soccer/football_team/current_roster./soccer/football_roster_position/position-1 /sports/sports_position/players./sports/sports_team_roster/team-1 /soccer/football_team/current_roster./sports/sports_team_roster/position-1 &lt;END&gt;</text:p>
          </table:table-cell>
          <table:table-cell office:value-type="string" calcext:value-type="string">
            <text:p><text:s/>0.029801533045145844 </text:p>
          </table:table-cell>
          <table:table-cell office:value-type="string" calcext:value-type="string">
            <text:p><text:s/>[0.1873224973678589, 0.275452584028244, 0.5775867104530334, 0.9999645948410034]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award/award_ceremony/awards_presented./award/award_honor/award_winner_input &lt;SEP&gt; &lt;START&gt; /award/award_category/winners./award/award_honor/ceremony-1 /award/award_nominee/award_nominations./award/award_nomination/award-1 /award/award_category/winners./award/award_honor/award_winner /award/award_ceremony/awards_presented./award/award_honor/award_winner-1 &lt;END&gt;</text:p>
          </table:table-cell>
          <table:table-cell office:value-type="string" calcext:value-type="string">
            <text:p><text:s/>0.02565713474260198 </text:p>
          </table:table-cell>
          <table:table-cell office:value-type="string" calcext:value-type="string">
            <text:p><text:s/>[0.14192956686019897, 0.7587159872055054, 0.31327247619628906, 0.7605633735656738, 0.9999963045120239]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soccer/football_team/current_roster./soccer/football_roster_position/position-1_input &lt;SEP&gt; &lt;START&gt; /sports/sports_position/players./sports/sports_team_roster/team-1 /sports/sports_position/players./sports/sports_team_roster/team /sports/sports_position/players./sports/sports_team_roster/position-1 /soccer/football_team/current_roster./sports/sports_team_roster/position &lt;END&gt;</text:p>
          </table:table-cell>
          <table:table-cell office:value-type="string" calcext:value-type="string">
            <text:p><text:s/>0.04558477504926707 </text:p>
          </table:table-cell>
          <table:table-cell office:value-type="string" calcext:value-type="string">
            <text:p><text:s/>[0.30750975012779236, 0.33612003922462463, 0.7844268083572388, 0.5622797012329102, 0.9999117851257324]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soccer/football_team/current_roster./soccer/football_roster_position/position-1_input &lt;SEP&gt; &lt;START&gt; /soccer/football_team/current_roster./sports/sports_team_roster/position-1 /soccer/football_team/current_roster./soccer/football_roster_position/position /soccer/football_team/current_roster./soccer/football_roster_position/position &lt;END&gt;</text:p>
          </table:table-cell>
          <table:table-cell office:value-type="string" calcext:value-type="string">
            <text:p><text:s/>0.04286632909282149 </text:p>
          </table:table-cell>
          <table:table-cell office:value-type="string" calcext:value-type="string">
            <text:p><text:s/>[0.21474644541740417, 0.4236694574356079, 0.48653659224510193, 0.9683840870857239]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soccer/football_team/current_roster./soccer/football_roster_position/position-1_input &lt;SEP&gt; &lt;START&gt; /sports/sports_position/players./sports/sports_team_roster/team-1 /sports/sports_position/players./sports/sports_team_roster/team /sports/sports_position/players./sports/sports_team_roster/position-1 /sports/sports_position/players./sports/sports_team_roster/team-1 &lt;END&gt;</text:p>
          </table:table-cell>
          <table:table-cell office:value-type="string" calcext:value-type="string">
            <text:p><text:s/>0.02938153044259722 </text:p>
          </table:table-cell>
          <table:table-cell office:value-type="string" calcext:value-type="string">
            <text:p><text:s/>[0.30750975012779236, 0.33612003922462463, 0.7844268083572388, 0.36238476634025574, 0.9999971389770508]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soccer/football_team/current_roster./soccer/football_roster_position/position-1_input &lt;SEP&gt; &lt;START&gt; /sports/sports_position/players./sports/sports_team_roster/team /soccer/football_team/current_roster./soccer/football_roster_position/position-1 /sports/sports_position/players./sports/sports_team_roster/position /sports/sports_position/players./sports/sports_team_roster/team-1 &lt;END&gt;</text:p>
          </table:table-cell>
          <table:table-cell office:value-type="string" calcext:value-type="string">
            <text:p><text:s/>0.025928260742359842 </text:p>
          </table:table-cell>
          <table:table-cell office:value-type="string" calcext:value-type="string">
            <text:p><text:s/>[0.11531044542789459, 0.5281504392623901, 0.8943834900856018, 0.4760199785232544, 0.9999957084655762]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soccer/football_team/current_roster./soccer/football_roster_position/position-1_input &lt;SEP&gt; &lt;START&gt; /sports/sports_position/players./sports/sports_team_roster/team /soccer/football_team/current_roster./soccer/football_roster_position/position-1 /sports/sports_position/players./sports/sports_team_roster/position /soccer/football_team/current_roster./soccer/football_roster_position/position &lt;END&gt;</text:p>
          </table:table-cell>
          <table:table-cell office:value-type="string" calcext:value-type="string">
            <text:p><text:s/>0.024074119367099023 </text:p>
          </table:table-cell>
          <table:table-cell office:value-type="string" calcext:value-type="string">
            <text:p><text:s/>[0.11531044542789459, 0.5281504392623901, 0.8943834900856018, 0.4419788420200348, 0.9999973773956299]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people/person/place_of_birth_input &lt;SEP&gt; &lt;START&gt; /people/person/spouse_s./people/marriage/type_of_union /people/person/spouse_s./people/marriage/type_of_union /people/person/place_of_birth-1 &lt;END&gt;</text:p>
          </table:table-cell>
          <table:table-cell office:value-type="string" calcext:value-type="string">
            <text:p><text:s/>0.09121362650337268 </text:p>
          </table:table-cell>
          <table:table-cell office:value-type="string" calcext:value-type="string">
            <text:p><text:s/>[0.0968400239944458, 0.9553136229515076, 0.9862253665924072, 0.9997299313545227]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people/person/place_of_birth_input &lt;SEP&gt; &lt;START&gt; /people/person/profession-1 /people/person/profession-1 /people/person/nationality /location/location/contains &lt;END&gt;</text:p>
          </table:table-cell>
          <table:table-cell office:value-type="string" calcext:value-type="string">
            <text:p><text:s/>0.08246101314000023 </text:p>
          </table:table-cell>
          <table:table-cell office:value-type="string" calcext:value-type="string">
            <text:p><text:s/>[0.13293668627738953, 0.698586106300354, 0.8890054821968079, 0.9988067150115967, 0.9999953508377075]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people/person/place_of_birth_input &lt;SEP&gt; &lt;START&gt; /people/person/places_lived./people/place_lived/location /people/person/nationality-1 /location/administrative_division/country-1 /people/person/places_lived./people/place_lived/location &lt;END&gt;</text:p>
          </table:table-cell>
          <table:table-cell office:value-type="string" calcext:value-type="string">
            <text:p><text:s/>0.07067690485601251 </text:p>
          </table:table-cell>
          <table:table-cell office:value-type="string" calcext:value-type="string">
            <text:p><text:s/>[0.10261408239603043, 0.6911476850509644, 0.9992850422859192, 0.9972662925720215, 0.9999980926513672]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people/person/place_of_birth_input &lt;SEP&gt; &lt;START&gt; /film/actor/film./film/performance/film /film/film/release_date_s./film/film_regional_release_date/film_release_region /location/statistical_region/gni_per_capita_in_ppp_dollars./measurement_unit/dated_money_value/currency /location/statistical_region/rent50_2./measurement_unit/dated_money_value/currency &lt;END&gt;</text:p>
          </table:table-cell>
          <table:table-cell office:value-type="string" calcext:value-type="string">
            <text:p><text:s/>0.031632614437081805 </text:p>
          </table:table-cell>
          <table:table-cell office:value-type="string" calcext:value-type="string">
            <text:p><text:s/>[0.05805876478552818, 0.549977719783783, 0.9927740097045898, 0.997866690158844, 0.9999983310699463]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people/person/place_of_birth_input &lt;SEP&gt; &lt;START&gt; /people/person/profession-1 /people/person/profession /people/person/spouse_s./people/marriage/type_of_union-1 /people/marriage_union_type/unions_of_this_type./people/marriage/location_of_ceremony-1 &lt;END&gt;</text:p>
          </table:table-cell>
          <table:table-cell office:value-type="string" calcext:value-type="string">
            <text:p><text:s/>0.0279609741464275 </text:p>
          </table:table-cell>
          <table:table-cell office:value-type="string" calcext:value-type="string">
            <text:p><text:s/>[0.13293668627738953, 0.28978171944618225, 0.7710523009300232, 0.9413559436798096, 0.9999971389770508]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/people/person/gender-1_input &lt;SEP&gt; &lt;START&gt; /people/person/gender /people/person/spouse_s./people/marriage/type_of_union-1 /people/person/spouse_s./people/marriage/type_of_union &lt;END&gt;</text:p>
          </table:table-cell>
          <table:table-cell office:value-type="string" calcext:value-type="string">
            <text:p><text:s/>0.14859580712195947 </text:p>
          </table:table-cell>
          <table:table-cell office:value-type="string" calcext:value-type="string">
            <text:p><text:s/>[0.9817687273025513, 0.16990341246128082, 0.9056462049484253, 0.9836411476135254]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/people/person/gender-1_input &lt;SEP&gt; &lt;START&gt; /people/person/gender /award/award_nominee/award_nominations./award/award_nomination/award_nominee /people/person/gender-1 /people/person/gender &lt;END&gt;</text:p>
          </table:table-cell>
          <table:table-cell office:value-type="string" calcext:value-type="string">
            <text:p><text:s/>0.12904907503836402 </text:p>
          </table:table-cell>
          <table:table-cell office:value-type="string" calcext:value-type="string">
            <text:p><text:s/>[0.9817687273025513, 0.2126895785331726, 0.6326032280921936, 0.9769424200057983, 0.9999979734420776]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/people/person/gender-1_input &lt;SEP&gt; &lt;START&gt; /people/person/gender /people/person/gender /people/person/gender &lt;END&gt;</text:p>
          </table:table-cell>
          <table:table-cell office:value-type="string" calcext:value-type="string">
            <text:p><text:s/>0.09932719408534414 </text:p>
          </table:table-cell>
          <table:table-cell office:value-type="string" calcext:value-type="string">
            <text:p><text:s/>[0.9817687273025513, 0.10428749769926071, 0.9736904501914978, 0.9963359832763672]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/people/person/gender-1_input &lt;SEP&gt; &lt;START&gt; /people/person/gender /people/person/places_lived./people/place_lived/location /people/marriage_union_type/unions_of_this_type./people/marriage/location_of_ceremony /people/person/spouse_s./people/marriage/type_of_union-1 &lt;END&gt;</text:p>
          </table:table-cell>
          <table:table-cell office:value-type="string" calcext:value-type="string">
            <text:p><text:s/>0.055273610792847254 </text:p>
          </table:table-cell>
          <table:table-cell office:value-type="string" calcext:value-type="string">
            <text:p><text:s/>[0.9817687273025513, 0.10446269065141678, 0.998261034488678, 0.5398890972137451, 0.9999971389770508]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/people/person/gender-1_input &lt;SEP&gt; &lt;START&gt; /people/person/gender /people/person/places_lived./people/place_lived/location /people/marriage_union_type/unions_of_this_type./people/marriage/location_of_ceremony /people/person/spouse_s./people/marriage/type_of_union &lt;END&gt;</text:p>
          </table:table-cell>
          <table:table-cell office:value-type="string" calcext:value-type="string">
            <text:p><text:s/>0.04706385589448617 </text:p>
          </table:table-cell>
          <table:table-cell office:value-type="string" calcext:value-type="string">
            <text:p><text:s/>[0.9817687273025513, 0.10446269065141678, 0.998261034488678, 0.45969921350479126, 0.9999982118606567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film/film_distributor/films_distributed./film/film_film_distributor_relationship/film-1_input &lt;SEP&gt; &lt;START&gt; /film/film_distributor/films_distributed./film/film_film_distributor_relationship/film /film/film/release_date_s./film/film_regional_release_date/film_release_region /location/statistical_region/gdp_real./measurement_unit/adjusted_money_value/adjustment_currency /film/film/estimated_budget./measurement_unit/dated_money_value/currency-1 &lt;END&gt;</text:p>
          </table:table-cell>
          <table:table-cell office:value-type="string" calcext:value-type="string">
            <text:p><text:s/>0.08407006233206474 </text:p>
          </table:table-cell>
          <table:table-cell office:value-type="string" calcext:value-type="string">
            <text:p><text:s/>[0.6442332863807678, 0.14031657576560974, 0.9368727803230286, 0.9926816821098328, 0.9999967813491821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film/film_distributor/films_distributed./film/film_film_distributor_relationship/film-1_input &lt;SEP&gt; &lt;START&gt; /film/film_distributor/films_distributed./film/film_film_distributor_relationship/film /film/film/release_date_s./film/film_regional_release_date/film_release_region-1 /film/film/release_date_s./film/film_regional_release_date/film_release_region &lt;END&gt;</text:p>
          </table:table-cell>
          <table:table-cell office:value-type="string" calcext:value-type="string">
            <text:p><text:s/>0.07979260443607746 </text:p>
          </table:table-cell>
          <table:table-cell office:value-type="string" calcext:value-type="string">
            <text:p><text:s/>[0.6442332863807678, 0.19043363630771637, 0.6567103862762451, 0.9903801679611206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film/film_distributor/films_distributed./film/film_film_distributor_relationship/film-1_input &lt;SEP&gt; &lt;START&gt; /film/film_distributor/films_distributed./film/film_film_distributor_relationship/film /film/film/other_crew./film/film_crew_gig/film_crew_role /film/film/other_crew./film/film_crew_gig/film_crew_role-1 &lt;END&gt;</text:p>
          </table:table-cell>
          <table:table-cell office:value-type="string" calcext:value-type="string">
            <text:p><text:s/>0.07913412496817226 </text:p>
          </table:table-cell>
          <table:table-cell office:value-type="string" calcext:value-type="string">
            <text:p><text:s/>[0.6442332863807678, 0.12890473008155823, 0.9552098512649536, 0.9975920915603638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soccer/football_team/current_roster./soccer/football_roster_position/position_input &lt;SEP&gt; &lt;START&gt; /soccer/football_team/current_roster./sports/sports_team_roster/position /soccer/football_team/current_roster./sports/sports_team_roster/position /sports/sports_position/players./sports/sports_team_roster/team &lt;END&gt;</text:p>
          </table:table-cell>
          <table:table-cell office:value-type="string" calcext:value-type="string">
            <text:p><text:s/>0.07053201697776265 </text:p>
          </table:table-cell>
          <table:table-cell office:value-type="string" calcext:value-type="string">
            <text:p><text:s/>[0.18522673845291138, 0.5508735179901123, 0.6913076639175415, 0.9999064207077026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film/film_distributor/films_distributed./film/film_film_distributor_relationship/film-1_input &lt;SEP&gt; &lt;START&gt; /film/film_distributor/films_distributed./film/film_film_distributor_relationship/film /film/film/language-1 /film/actor/dubbing_performances./film/dubbing_performance/language-1 /film/film/story_by &lt;END&gt;</text:p>
          </table:table-cell>
          <table:table-cell office:value-type="string" calcext:value-type="string">
            <text:p><text:s/>0.06991153056059524 </text:p>
          </table:table-cell>
          <table:table-cell office:value-type="string" calcext:value-type="string">
            <text:p><text:s/>[0.6442332863807678, 0.16407641768455505, 0.6618104577064514, 0.9993699193000793, 0.9999990463256836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music/artist/track_contributions./music/track_contribution/role-1_input &lt;SEP&gt; &lt;START&gt; /music/performance_role/track_performances./music/track_contribution/role-1 /music/performance_role/track_performances./music/track_contribution/role-1 /music/performance_role/track_performances./music/track_contribution/role-1 /music/artist/track_contributions./music/track_contribution/role &lt;END&gt;</text:p>
          </table:table-cell>
          <table:table-cell office:value-type="string" calcext:value-type="string">
            <text:p><text:s/>0.06804394946040329 </text:p>
          </table:table-cell>
          <table:table-cell office:value-type="string" calcext:value-type="string">
            <text:p><text:s/>[0.4025174081325531, 0.42285701632499695, 0.4448041319847107, 0.8987603187561035, 0.9999967813491821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soccer/football_team/current_roster./soccer/football_roster_position/position_input &lt;SEP&gt; &lt;START&gt; /soccer/football_team/current_roster./sports/sports_team_roster/position-1 /soccer/football_team/current_roster./sports/sports_team_roster/position-1 /sports/sports_position/players./sports/sports_team_roster/position /soccer/football_team/current_roster./sports/sports_team_roster/position-1 &lt;END&gt;</text:p>
          </table:table-cell>
          <table:table-cell office:value-type="string" calcext:value-type="string">
            <text:p><text:s/>0.06239038662679881 </text:p>
          </table:table-cell>
          <table:table-cell office:value-type="string" calcext:value-type="string">
            <text:p><text:s/>[0.4097561538219452, 0.5780689120292664, 0.6293310523033142, 0.41853827238082886, 0.9999959468841553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soccer/football_team/current_roster./soccer/football_roster_position/position_input &lt;SEP&gt; &lt;START&gt; /soccer/football_team/current_roster./sports/sports_team_roster/position-1 /soccer/football_team/current_roster./sports/sports_team_roster/position-1 /sports/sports_position/players./sports/sports_team_roster/position /soccer/football_team/current_roster./soccer/football_roster_position/position-1 &lt;END&gt;</text:p>
          </table:table-cell>
          <table:table-cell office:value-type="string" calcext:value-type="string">
            <text:p><text:s/>0.04830445179678472 </text:p>
          </table:table-cell>
          <table:table-cell office:value-type="string" calcext:value-type="string">
            <text:p><text:s/>[0.4097561538219452, 0.5780689120292664, 0.6293310523033142, 0.3240468204021454, 0.9999887943267822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soccer/football_team/current_roster./soccer/football_roster_position/position_input &lt;SEP&gt; &lt;START&gt; /soccer/football_team/current_roster./sports/sports_team_roster/position-1 /soccer/football_team/current_roster./sports/sports_team_roster/position-1 /soccer/football_team/current_roster./soccer/football_roster_position/position-1 &lt;END&gt;</text:p>
          </table:table-cell>
          <table:table-cell office:value-type="string" calcext:value-type="string">
            <text:p><text:s/>0.04379948014624021 </text:p>
          </table:table-cell>
          <table:table-cell office:value-type="string" calcext:value-type="string">
            <text:p><text:s/>[0.4097561538219452, 0.5780689120292664, 0.18492577970027924, 0.9999226331710815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music/artist/track_contributions./music/track_contribution/role-1_input &lt;SEP&gt; &lt;START&gt; /music/artist/track_contributions./music/track_contribution/role /music/instrument/instrumentalists /music/performance_role/track_performances./music/track_contribution/role-1 /music/group_member/membership./music/group_membership/role-1 &lt;END&gt;</text:p>
          </table:table-cell>
          <table:table-cell office:value-type="string" calcext:value-type="string">
            <text:p><text:s/>0.04129465528741341 </text:p>
          </table:table-cell>
          <table:table-cell office:value-type="string" calcext:value-type="string">
            <text:p><text:s/>[0.05864046886563301, 0.7370850443840027, 0.9706292748451233, 0.9842968583106995, 0.9999984502792358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music/artist/track_contributions./music/track_contribution/role-1_input &lt;SEP&gt; &lt;START&gt; /music/performance_role/track_performances./music/track_contribution/role-1 /music/performance_role/track_performances./music/track_contribution/role /music/performance_role/track_performances./music/track_contribution/role /music/instrument/instrumentalists-1 &lt;END&gt;</text:p>
          </table:table-cell>
          <table:table-cell office:value-type="string" calcext:value-type="string">
            <text:p><text:s/>0.040105155803603604 </text:p>
          </table:table-cell>
          <table:table-cell office:value-type="string" calcext:value-type="string">
            <text:p><text:s/>[0.4025174081325531, 0.3325411081314087, 0.36477169394493103, 0.8213906288146973, 0.9999984502792358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soccer/football_team/current_roster./soccer/football_roster_position/position_input &lt;SEP&gt; &lt;START&gt; /sports/sports_position/players./sports/sports_team_roster/team /soccer/football_team/current_roster./sports/sports_team_roster/position /sports/sports_position/players./sports/sports_team_roster/team &lt;END&gt;</text:p>
          </table:table-cell>
          <table:table-cell office:value-type="string" calcext:value-type="string">
            <text:p><text:s/>0.03828137622878056 </text:p>
          </table:table-cell>
          <table:table-cell office:value-type="string" calcext:value-type="string">
            <text:p><text:s/>[0.23200488090515137, 0.2953685522079468, 0.5586600303649902, 0.999950647354126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film/film_distributor/films_distributed./film/film_film_distributor_relationship/film-1_input &lt;SEP&gt; &lt;START&gt; /film/film_distributor/films_distributed./film/film_film_distributor_relationship/film /film/film/release_date_s./film/film_regional_release_date/film_release_region-1 /military/military_combatant/military_conflicts./military/military_combatant_group/combatants-1 /film/film/country-1 &lt;END&gt;</text:p>
          </table:table-cell>
          <table:table-cell office:value-type="string" calcext:value-type="string">
            <text:p><text:s/>0.03493690871857049 </text:p>
          </table:table-cell>
          <table:table-cell office:value-type="string" calcext:value-type="string">
            <text:p><text:s/>[0.6442332863807678, 0.19043363630771637, 0.2852272689342499, 0.9984079003334045, 0.9999967813491821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music/artist/track_contributions./music/track_contribution/role-1_input &lt;SEP&gt; &lt;START&gt; /music/performance_role/track_performances./music/track_contribution/role-1 /music/performance_role/track_performances./music/track_contribution/role-1 /music/performance_role/track_performances./music/track_contribution/role /music/instrument/instrumentalists-1 &lt;END&gt;</text:p>
          </table:table-cell>
          <table:table-cell office:value-type="string" calcext:value-type="string">
            <text:p><text:s/>0.033260625389821497 </text:p>
          </table:table-cell>
          <table:table-cell office:value-type="string" calcext:value-type="string">
            <text:p><text:s/>[0.4025174081325531, 0.42285701632499695, 0.272482693195343, 0.7171563506126404, 0.9999986886978149]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music/artist/track_contributions./music/track_contribution/role-1_input &lt;SEP&gt; &lt;START&gt; /music/performance_role/track_performances./music/track_contribution/role-1 /music/performance_role/track_performances./music/track_contribution/role /music/performance_role/track_performances./music/track_contribution/role-1 /music/artist/track_contributions./music/track_contribution/role-1 &lt;END&gt;</text:p>
          </table:table-cell>
          <table:table-cell office:value-type="string" calcext:value-type="string">
            <text:p><text:s/>0.02309595717120541 </text:p>
          </table:table-cell>
          <table:table-cell office:value-type="string" calcext:value-type="string">
            <text:p><text:s/>[0.4025174081325531, 0.3325411081314087, 0.3213163912296295, 0.537003755569458, 0.9999902248382568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education/educational_degree/people_with_this_degree./education/education/institution-1_input &lt;SEP&gt; &lt;START&gt; /education/educational_degree/people_with_this_degree./education/education/institution /education/educational_institution/students_graduates./education/education/major_field_of_study-1 /education/educational_degree/people_with_this_degree./education/education/major_field_of_study /education/educational_degree/people_with_this_degree./education/education/institution &lt;END&gt;</text:p>
          </table:table-cell>
          <table:table-cell office:value-type="string" calcext:value-type="string">
            <text:p><text:s/>0.22804972152615652 </text:p>
          </table:table-cell>
          <table:table-cell office:value-type="string" calcext:value-type="string">
            <text:p><text:s/>[0.8366492986679077, 0.36065271496772766, 0.7571130394935608, 0.9982486963272095, 0.9999940395355225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education/educational_degree/people_with_this_degree./education/education/institution-1_input &lt;SEP&gt; &lt;START&gt; /education/educational_degree/people_with_this_degree./education/education/institution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18555384928143143 </text:p>
          </table:table-cell>
          <table:table-cell office:value-type="string" calcext:value-type="string">
            <text:p><text:s/>[0.8366492986679077, 0.28443533182144165, 0.7858388423919678, 0.9922234416007996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people/person/places_lived./people/place_lived/location-1_input &lt;SEP&gt; &lt;START&gt; /film/actor/film./film/performance/film /film/actor/film./film/performance/film /people/person/places_lived./people/place_lived/location &lt;END&gt;</text:p>
          </table:table-cell>
          <table:table-cell office:value-type="string" calcext:value-type="string">
            <text:p><text:s/>0.08250183305607507 </text:p>
          </table:table-cell>
          <table:table-cell office:value-type="string" calcext:value-type="string">
            <text:p><text:s/>[0.09939185529947281, 0.8399108648300171, 0.9906426072120667, 0.9976141452789307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_input &lt;SEP&gt; &lt;START&gt; /music/artist/track_contributions./music/track_contribution/role /music/genre/artists-1 /music/genre/artists /music/artist/track_contributions./music/track_contribution/role &lt;END&gt;</text:p>
          </table:table-cell>
          <table:table-cell office:value-type="string" calcext:value-type="string">
            <text:p><text:s/>0.08119740967505187 </text:p>
          </table:table-cell>
          <table:table-cell office:value-type="string" calcext:value-type="string">
            <text:p><text:s/>[0.09485116600990295, 0.8933030366897583, 0.9824708104133606, 0.9753980040550232, 0.9999980926513672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award/award_winning_work/awards_won./award/award_honor/award_input &lt;SEP&gt; &lt;START&gt; /award/award_category/nominees./award/award_nomination/nominated_for-1 /award/award_category/nominees./award/award_nomination/nominated_for-1 /award/award_winning_work/awards_won./award/award_honor/award-1 &lt;END&gt;</text:p>
          </table:table-cell>
          <table:table-cell office:value-type="string" calcext:value-type="string">
            <text:p><text:s/>0.07732730021935647 </text:p>
          </table:table-cell>
          <table:table-cell office:value-type="string" calcext:value-type="string">
            <text:p><text:s/>[0.3150014281272888, 0.3671877682209015, 0.6686099171638489, 0.9999063014984131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education/educational_degree/people_with_this_degree./education/education/institution-1_input &lt;SEP&gt; &lt;START&gt; /education/educational_degree/people_with_this_degree./education/education/institution /education/educational_institution/students_graduates./education/education/major_field_of_study-1 /education/educational_degree/people_with_this_degree./education/education/major_field_of_study-1 /education/educational_degree/people_with_this_degree./education/education/institution &lt;END&gt;</text:p>
          </table:table-cell>
          <table:table-cell office:value-type="string" calcext:value-type="string">
            <text:p><text:s/>0.06809864644282089 </text:p>
          </table:table-cell>
          <table:table-cell office:value-type="string" calcext:value-type="string">
            <text:p><text:s/>[0.8366492986679077, 0.36065271496772766, 0.23431552946567535, 0.9631774425506592, 0.9999964237213135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people/person/places_lived./people/place_lived/location-1_input &lt;SEP&gt; &lt;START&gt; /people/person/nationality /film/film/release_date_s./film/film_regional_release_date/film_release_region-1 /film/film/release_date_s./film/film_regional_release_date/film_release_region-1 /location/location/contains &lt;END&gt;</text:p>
          </table:table-cell>
          <table:table-cell office:value-type="string" calcext:value-type="string">
            <text:p><text:s/>0.06688340725534743 </text:p>
          </table:table-cell>
          <table:table-cell office:value-type="string" calcext:value-type="string">
            <text:p><text:s/>[0.09645266085863113, 0.7474198937416077, 0.9959834814071655, 0.9315215945243835, 0.9999872446060181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award/award_winning_work/awards_won./award/award_honor/award_input &lt;SEP&gt; &lt;START&gt; /award/award_category/nominees./award/award_nomination/nominated_for-1 /award/award_category/nominees./award/award_nomination/nominated_for /film/actor/film./film/performance/film /award/award_category/winners./award/award_honor/award_winner-1 &lt;END&gt;</text:p>
          </table:table-cell>
          <table:table-cell office:value-type="string" calcext:value-type="string">
            <text:p><text:s/>0.06467302800211043 </text:p>
          </table:table-cell>
          <table:table-cell office:value-type="string" calcext:value-type="string">
            <text:p><text:s/>[0.3150014281272888, 0.2139180600643158, 0.9904025793075562, 0.9690665006637573, 0.9999951124191284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education/educational_degree/people_with_this_degree./education/education/institution-1_input &lt;SEP&gt; &lt;START&gt; /education/educational_degree/people_with_this_degree./education/education/major_field_of_study /education/educational_institution/students_graduates./education/education/major_field_of_study-1 /education/educational_degree/people_with_this_degree./education/education/institution-1 /education/educational_degree/people_with_this_degree./education/education/institution &lt;END&gt;</text:p>
          </table:table-cell>
          <table:table-cell office:value-type="string" calcext:value-type="string">
            <text:p><text:s/>0.05907291231293672 </text:p>
          </table:table-cell>
          <table:table-cell office:value-type="string" calcext:value-type="string">
            <text:p><text:s/>[0.07057502120733261, 0.9952266216278076, 0.8418014049530029, 0.99909508228302, 0.9999974966049194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_input &lt;SEP&gt; &lt;START&gt; /music/performance_role/regular_performances./music/group_membership/role-1 /music/performance_role/track_performances./music/track_contribution/role /music/performance_role/track_performances./music/track_contribution/role /music/performance_role/track_performances./music/track_contribution/role &lt;END&gt;</text:p>
          </table:table-cell>
          <table:table-cell office:value-type="string" calcext:value-type="string">
            <text:p><text:s/>0.05315892110298139 </text:p>
          </table:table-cell>
          <table:table-cell office:value-type="string" calcext:value-type="string">
            <text:p><text:s/>[0.18341737985610962, 0.7106993198394775, 0.6456674933433533, 0.6316002607345581, 0.9999966621398926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education/educational_degree/people_with_this_degree./education/education/institution-1_input &lt;SEP&gt; &lt;START&gt; /education/educational_degree/people_with_this_degree./education/education/institution /education/educational_institution/students_graduates./education/education/major_field_of_study /education/educational_degree/people_with_this_degree./education/education/major_field_of_study-1 /education/educational_degree/people_with_this_degree./education/education/institution &lt;END&gt;</text:p>
          </table:table-cell>
          <table:table-cell office:value-type="string" calcext:value-type="string">
            <text:p><text:s/>0.05149961200325548 </text:p>
          </table:table-cell>
          <table:table-cell office:value-type="string" calcext:value-type="string">
            <text:p><text:s/>[0.8366492986679077, 0.087436743080616, 0.8828296661376953, 0.7974267601966858, 0.9999972581863403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-1_input &lt;SEP&gt; &lt;START&gt; /music/performance_role/track_performances./music/track_contribution/role-1 /music/performance_role/track_performances./music/track_contribution/role-1 /music/performance_role/regular_performances./music/group_membership/role /music/performance_role/track_performances./music/track_contribution/role-1 &lt;END&gt;</text:p>
          </table:table-cell>
          <table:table-cell office:value-type="string" calcext:value-type="string">
            <text:p><text:s/>0.04895109201863978 </text:p>
          </table:table-cell>
          <table:table-cell office:value-type="string" calcext:value-type="string">
            <text:p><text:s/>[0.2685251235961914, 0.3852168619632721, 0.5494850277900696, 0.8612259030342102, 0.9999982118606567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award/award_winning_work/awards_won./award/award_honor/award_input &lt;SEP&gt; &lt;START&gt; /film/film/release_date_s./film/film_regional_release_date/film_release_region-1 /location/location/adjoin_s./location/adjoining_relationship/adjoins-1 /film/film/release_date_s./film/film_regional_release_date/film_release_region-1 /award/award_category/nominees./award/award_nomination/nominated_for-1 &lt;END&gt;</text:p>
          </table:table-cell>
          <table:table-cell office:value-type="string" calcext:value-type="string">
            <text:p><text:s/>0.047953419781304796 </text:p>
          </table:table-cell>
          <table:table-cell office:value-type="string" calcext:value-type="string">
            <text:p><text:s/>[0.07975831627845764, 0.6167703866958618, 0.9761374592781067, 0.9986416697502136, 0.9999986886978149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-1_input &lt;SEP&gt; &lt;START&gt; /music/artist/track_contributions./music/track_contribution/role /people/person/profession /people/person/profession-1 /music/instrument/instrumentalists-1 &lt;END&gt;</text:p>
          </table:table-cell>
          <table:table-cell office:value-type="string" calcext:value-type="string">
            <text:p><text:s/>0.04743462190577326 </text:p>
          </table:table-cell>
          <table:table-cell office:value-type="string" calcext:value-type="string">
            <text:p><text:s/>[0.1222267672419548, 0.427741140127182, 0.9905051589012146, 0.9159958958625793, 0.9999949932098389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_input &lt;SEP&gt; &lt;START&gt; /music/performance_role/guest_performances./music/recording_contribution/performance_role-1 /music/performance_role/track_performances./music/track_contribution/role-1 /music/performance_role/regular_performances./music/group_membership/role-1 /music/performance_role/track_performances./music/track_contribution/role &lt;END&gt;</text:p>
          </table:table-cell>
          <table:table-cell office:value-type="string" calcext:value-type="string">
            <text:p><text:s/>0.04420277414446984 </text:p>
          </table:table-cell>
          <table:table-cell office:value-type="string" calcext:value-type="string">
            <text:p><text:s/>[0.1306869387626648, 0.531970739364624, 0.7921271324157715, 0.8026676177978516, 0.999997615814209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award/award_winning_work/awards_won./award/award_honor/award_input &lt;SEP&gt; &lt;START&gt; /award/award_category/winners./award/award_honor/award_winner /award/award_nominee/award_nominations./award/award_nomination/nominated_for-1 /film/film/genre-1 /media_common/netflix_genre/titles &lt;END&gt;</text:p>
          </table:table-cell>
          <table:table-cell office:value-type="string" calcext:value-type="string">
            <text:p><text:s/>0.043035572471493 </text:p>
          </table:table-cell>
          <table:table-cell office:value-type="string" calcext:value-type="string">
            <text:p><text:s/>[0.05923159793019295, 0.9512479901313782, 0.9435469508171082, 0.8095009922981262, 0.9999988079071045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award/award_winning_work/awards_won./award/award_honor/award_input &lt;SEP&gt; &lt;START&gt; /award/award_category/nominees./award/award_nomination/nominated_for-1 /film/actor/film./film/performance/film /award/award_nominee/award_nominations./award/award_nomination/award-1 /award/award_category/nominees./award/award_nomination/nominated_for-1 &lt;END&gt;</text:p>
          </table:table-cell>
          <table:table-cell office:value-type="string" calcext:value-type="string">
            <text:p><text:s/>0.0398509878094474 </text:p>
          </table:table-cell>
          <table:table-cell office:value-type="string" calcext:value-type="string">
            <text:p><text:s/>[0.3150014281272888, 0.13345414400100708, 0.9507582783699036, 0.9970711469650269, 0.9999959468841553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-1_input &lt;SEP&gt; &lt;START&gt; /music/performance_role/regular_performances./music/group_membership/role /music/performance_role/guest_performances./music/recording_contribution/performance_role-1 /music/performance_role/regular_performances./music/group_membership/role-1 /music/performance_role/track_performances./music/track_contribution/role &lt;END&gt;</text:p>
          </table:table-cell>
          <table:table-cell office:value-type="string" calcext:value-type="string">
            <text:p><text:s/>0.03818581189834343 </text:p>
          </table:table-cell>
          <table:table-cell office:value-type="string" calcext:value-type="string">
            <text:p><text:s/>[0.15977737307548523, 0.48140206933021545, 0.7215551137924194, 0.6880359053611755, 0.9999958276748657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people/person/places_lived./people/place_lived/location-1_input &lt;SEP&gt; &lt;START&gt; /organization/organization/headquarters./location/mailing_address/citytown-1 /music/record_label/artist /people/person/spouse_s./people/marriage/type_of_union /people/person/spouse_s./people/marriage/type_of_union &lt;END&gt;</text:p>
          </table:table-cell>
          <table:table-cell office:value-type="string" calcext:value-type="string">
            <text:p><text:s/>0.03809243490363722 </text:p>
          </table:table-cell>
          <table:table-cell office:value-type="string" calcext:value-type="string">
            <text:p><text:s/>[0.053394537419080734, 0.996626615524292, 0.9975643157958984, 0.7175843715667725, 0.9999897480010986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-1_input &lt;SEP&gt; &lt;START&gt; /music/performance_role/track_performances./music/track_contribution/role-1 /music/performance_role/track_performances./music/track_contribution/role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28972226044138065 </text:p>
          </table:table-cell>
          <table:table-cell office:value-type="string" calcext:value-type="string">
            <text:p><text:s/>[0.2685251235961914, 0.3667585253715515, 0.5241298079490662, 0.5612800717353821, 0.9999959468841553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people/person/places_lived./people/place_lived/location-1_input &lt;SEP&gt; &lt;START&gt; /people/person/spouse_s./people/marriage/location_of_ceremony /people/person/gender /people/person/gender-1 /award/award_nominee/award_nominations./award/award_nomination/award_nominee &lt;END&gt;</text:p>
          </table:table-cell>
          <table:table-cell office:value-type="string" calcext:value-type="string">
            <text:p><text:s/>0.023688236596418315 </text:p>
          </table:table-cell>
          <table:table-cell office:value-type="string" calcext:value-type="string">
            <text:p><text:s/>[0.05160120129585266, 0.8294669985771179, 0.9960198998451233, 0.5556574463844299, 0.9999969005584717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_input &lt;SEP&gt; &lt;START&gt; /music/performance_role/track_performances./music/track_contribution/role /music/performance_role/track_performances./music/track_contribution/role-1 /music/performance_role/regular_performances./music/group_membership/role-1 /music/performance_role/track_performances./music/track_contribution/role &lt;END&gt;</text:p>
          </table:table-cell>
          <table:table-cell office:value-type="string" calcext:value-type="string">
            <text:p><text:s/>0.021067545391761512 </text:p>
          </table:table-cell>
          <table:table-cell office:value-type="string" calcext:value-type="string">
            <text:p><text:s/>[0.12014909833669662, 0.42523109912872314, 0.820435643196106, 0.5026023983955383, 0.9999984502792358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_input &lt;SEP&gt; &lt;START&gt; /music/performance_role/track_performances./music/track_contribution/role-1 /music/performance_role/track_performances./music/track_contribution/role /music/performance_role/regular_performances./music/group_membership/role-1 /music/performance_role/track_performances./music/track_contribution/role &lt;END&gt;</text:p>
          </table:table-cell>
          <table:table-cell office:value-type="string" calcext:value-type="string">
            <text:p><text:s/>0.019142026723383627 </text:p>
          </table:table-cell>
          <table:table-cell office:value-type="string" calcext:value-type="string">
            <text:p><text:s/>[0.18904630839824677, 0.5162187814712524, 0.5403733849525452, 0.36298835277557373, 0.9999983310699463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people/person/places_lived./people/place_lived/location-1_input &lt;SEP&gt; &lt;START&gt; /film/film/release_date_s./film/film_regional_release_date/film_release_region /film/film/release_date_s./film/film_regional_release_date/film_release_region /people/marriage_union_type/unions_of_this_type./people/marriage/location_of_ceremony /people/marriage_union_type/unions_of_this_type./people/marriage/location_of_ceremony-1 &lt;END&gt;</text:p>
          </table:table-cell>
          <table:table-cell office:value-type="string" calcext:value-type="string">
            <text:p><text:s/>0.018591817652289944 </text:p>
          </table:table-cell>
          <table:table-cell office:value-type="string" calcext:value-type="string">
            <text:p><text:s/>[0.08361515402793884, 0.4630914032459259, 0.8082878589630127, 0.5940267443656921, 0.9999955892562866]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usic/performance_role/regular_performances./music/group_membership/role-1_input &lt;SEP&gt; &lt;START&gt; /music/performance_role/track_performances./music/track_contribution/role-1 /music/performance_role/track_performances./music/track_contribution/role-1 /music/performance_role/track_performances./music/track_contribution/role-1 /music/performance_role/regular_performances./music/group_membership/role &lt;END&gt;</text:p>
          </table:table-cell>
          <table:table-cell office:value-type="string" calcext:value-type="string">
            <text:p><text:s/>0.017747411433934778 </text:p>
          </table:table-cell>
          <table:table-cell office:value-type="string" calcext:value-type="string">
            <text:p><text:s/>[0.2685251235961914, 0.3852168619632721, 0.3107439875602722, 0.5521323680877686, 0.9999973773956299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ategory/winners./award/award_honor/ceremony-1_input &lt;SEP&gt; &lt;START&gt; /award/award_category/nominees./award/award_nomination/nominated_for-1 /award/award_category/nominees./award/award_nomination/nominated_for-1 /award/award_category/winners./award/award_honor/ceremony &lt;END&gt;</text:p>
          </table:table-cell>
          <table:table-cell office:value-type="string" calcext:value-type="string">
            <text:p><text:s/>0.10912813181774539 </text:p>
          </table:table-cell>
          <table:table-cell office:value-type="string" calcext:value-type="string">
            <text:p><text:s/>[0.15451264381408691, 0.7207915186882019, 0.9800688028335571, 0.9997846484184265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eremony/awards_presented./award/award_honor/award_winner-1_input &lt;SEP&gt; &lt;START&gt; /award/award_category/winners./award/award_honor/ceremony-1 /award/award_nominee/award_nominations./award/award_nomination/award-1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8693193572227575 </text:p>
          </table:table-cell>
          <table:table-cell office:value-type="string" calcext:value-type="string">
            <text:p><text:s/>[0.23912720382213593, 0.5466504693031311, 0.6757012009620667, 0.984207272529602, 0.9999985694885254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winning_work/awards_won./award/award_honor/award-1_input &lt;SEP&gt; &lt;START&gt; /award/award_category/winners./award/award_honor/award_winner /award/award_nominee/award_nominations./award/award_nomination/award /award/award_category/nominees./award/award_nomination/nominated_for &lt;END&gt;</text:p>
          </table:table-cell>
          <table:table-cell office:value-type="string" calcext:value-type="string">
            <text:p><text:s/>0.06385095287367014 </text:p>
          </table:table-cell>
          <table:table-cell office:value-type="string" calcext:value-type="string">
            <text:p><text:s/>[0.0686081051826477, 0.9605417251586914, 0.9723000526428223, 0.9964956641197205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eremony/awards_presented./award/award_honor/award_winner-1_input &lt;SEP&gt; &lt;START&gt; /award/award_ceremony/awards_presented./award/award_honor/honored_for-1 /award/award_winning_work/awards_won./award/award_honor/award_winner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582225833773227 </text:p>
          </table:table-cell>
          <table:table-cell office:value-type="string" calcext:value-type="string">
            <text:p><text:s/>[0.10178094357252121, 0.617889940738678, 0.9828373193740845, 0.9419606328010559, 0.9999988079071045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eremony/awards_presented./award/award_honor/award_winner-1_input &lt;SEP&gt; &lt;START&gt; /award/award_nominee/award_nominations./award/award_nomination/award /award/award_category/winners./award/award_honor/award_winner /award/award_nominee/award_nominations./award/award_nomination/award-1 /award/award_category/winners./award/award_honor/ceremony-1 &lt;END&gt;</text:p>
          </table:table-cell>
          <table:table-cell office:value-type="string" calcext:value-type="string">
            <text:p><text:s/>0.05347455290186464 </text:p>
          </table:table-cell>
          <table:table-cell office:value-type="string" calcext:value-type="string">
            <text:p><text:s/>[0.07189150154590607, 0.7764983773231506, 0.9887948036193848, 0.9687764048576355, 0.9999984502792358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eremony/awards_presented./award/award_honor/award_winner-1_input &lt;SEP&gt; &lt;START&gt; /people/person/gender /people/person/gender /award/award_nominee/award_nominations./award/award_nomination/award-1 /award/award_category/winners./award/award_honor/ceremony &lt;END&gt;</text:p>
          </table:table-cell>
          <table:table-cell office:value-type="string" calcext:value-type="string">
            <text:p><text:s/>0.04858629714829475 </text:p>
          </table:table-cell>
          <table:table-cell office:value-type="string" calcext:value-type="string">
            <text:p><text:s/>[0.05282720923423767, 0.9288421869277954, 0.9958071708679199, 0.9943513870239258, 0.9999978542327881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winning_work/awards_won./award/award_honor/award-1_input &lt;SEP&gt; &lt;START&gt; /award/award_nominee/award_nominations./award/award_nomination/award /film/film/written_by-1 /film/film/language /film/film/language &lt;END&gt;</text:p>
          </table:table-cell>
          <table:table-cell office:value-type="string" calcext:value-type="string">
            <text:p><text:s/>0.04778355539674709 </text:p>
          </table:table-cell>
          <table:table-cell office:value-type="string" calcext:value-type="string">
            <text:p><text:s/>[0.2451190948486328, 0.20114727318286896, 0.9971355199813843, 0.9719279408454895, 0.9999974966049194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ategory/winners./award/award_honor/ceremony-1_input &lt;SEP&gt; &lt;START&gt; /award/award_ceremony/awards_presented./award/award_honor/award_winner /award/award_nominee/award_nominations./award/award_nomination/award-1 /award/award_category/winners./award/award_honor/ceremony /award/award_category/winners./award/award_honor/ceremony &lt;END&gt;</text:p>
          </table:table-cell>
          <table:table-cell office:value-type="string" calcext:value-type="string">
            <text:p><text:s/>0.04640418381053462 </text:p>
          </table:table-cell>
          <table:table-cell office:value-type="string" calcext:value-type="string">
            <text:p><text:s/>[0.18136927485466003, 0.5732976198196411, 0.9919803142547607, 0.4498949944972992, 0.9999978542327881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eremony/awards_presented./award/award_honor/award_winner-1_input &lt;SEP&gt; &lt;START&gt; /award/award_category/winners./award/award_honor/ceremony-1 /award/award_nominee/award_nominations./award/award_nomination/award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4521448372186437 </text:p>
          </table:table-cell>
          <table:table-cell office:value-type="string" calcext:value-type="string">
            <text:p><text:s/>[0.23912720382213593, 0.2103348821401596, 0.9188821315765381, 0.9783137440681458, 0.9999984502792358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ategory/winners./award/award_honor/ceremony-1_input &lt;SEP&gt; &lt;START&gt; /award/award_nominee/award_nominations./award/award_nomination/award-1 /award/award_nominee/award_nominations./award/award_nomination/award-1 /award/award_category/winners./award/award_honor/award_winner /award/award_ceremony/awards_presented./award/award_honor/award_winner &lt;END&gt;</text:p>
          </table:table-cell>
          <table:table-cell office:value-type="string" calcext:value-type="string">
            <text:p><text:s/>0.04058313332120486 </text:p>
          </table:table-cell>
          <table:table-cell office:value-type="string" calcext:value-type="string">
            <text:p><text:s/>[0.08553086221218109, 0.5233519673347473, 0.9200426936149597, 0.9854211211204529, 0.9999977350234985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winning_work/awards_won./award/award_honor/award-1_input &lt;SEP&gt; &lt;START&gt; /award/award_nominee/award_nominations./award/award_nomination/award /award/award_nominee/award_nominations./award/award_nomination/award_nominee-1 /base/popstra/location/vacationers./base/popstra/vacation_choice/vacationer /film/film/featured_film_locations &lt;END&gt;</text:p>
          </table:table-cell>
          <table:table-cell office:value-type="string" calcext:value-type="string">
            <text:p><text:s/>0.03867560028221771 </text:p>
          </table:table-cell>
          <table:table-cell office:value-type="string" calcext:value-type="string">
            <text:p><text:s/>[0.2451190948486328, 0.15862424671649933, 0.9977524876594543, 0.9969396591186523, 0.9999969005584717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winning_work/awards_won./award/award_honor/award-1_input &lt;SEP&gt; &lt;START&gt; /award/award_category/nominees./award/award_nomination/nominated_for-1 /award/award_nominee/award_nominations./award/award_nomination/award-1 /film/actor/film./film/performance/film-1 /award/award_category/nominees./award/award_nomination/nominated_for-1 &lt;END&gt;</text:p>
          </table:table-cell>
          <table:table-cell office:value-type="string" calcext:value-type="string">
            <text:p><text:s/>0.038426306862577184 </text:p>
          </table:table-cell>
          <table:table-cell office:value-type="string" calcext:value-type="string">
            <text:p><text:s/>[0.3077961802482605, 0.19457952678203583, 0.6444193124771118, 0.9956356883049011, 0.9999983310699463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ategory/winners./award/award_honor/ceremony-1_input &lt;SEP&gt; &lt;START&gt; /award/award_ceremony/awards_presented./award/award_honor/award_winner /award/award_nominee/award_nominations./award/award_nomination/award-1 /award/award_category/winners./award/award_honor/ceremony /award/award_category/winners./award/award_honor/ceremony-1 &lt;END&gt;</text:p>
          </table:table-cell>
          <table:table-cell office:value-type="string" calcext:value-type="string">
            <text:p><text:s/>0.03598514448646506 </text:p>
          </table:table-cell>
          <table:table-cell office:value-type="string" calcext:value-type="string">
            <text:p><text:s/>[0.18136927485466003, 0.5732976198196411, 0.9919803142547607, 0.348880797624588, 0.9999983310699463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category/winners./award/award_honor/ceremony-1_input &lt;SEP&gt; &lt;START&gt; /award/award_category/winners./award/award_honor/ceremony /time/event/instance_of_recurring_event-1 /award/award_category/category_of /award/award_category/winners./award/award_honor/ceremony-1 &lt;END&gt;</text:p>
          </table:table-cell>
          <table:table-cell office:value-type="string" calcext:value-type="string">
            <text:p><text:s/>0.03336060176993136 </text:p>
          </table:table-cell>
          <table:table-cell office:value-type="string" calcext:value-type="string">
            <text:p><text:s/>[0.18204684555530548, 0.2557198405265808, 0.9963952898979187, 0.7192099094390869, 0.999997615814209]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award/award_winning_work/awards_won./award/award_honor/award-1_input &lt;SEP&gt; &lt;START&gt; /award/award_category/nominees./award/award_nomination/nominated_for-1 /award/award_category/nominees./award/award_nomination/nominated_for /award/award_winning_work/awards_won./award/award_honor/award &lt;END&gt;</text:p>
          </table:table-cell>
          <table:table-cell office:value-type="string" calcext:value-type="string">
            <text:p><text:s/>0.026278509928934636 </text:p>
          </table:table-cell>
          <table:table-cell office:value-type="string" calcext:value-type="string">
            <text:p><text:s/>[0.3077961802482605, 0.18109636008739471, 0.47147002816200256, 0.9999394416809082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education/educational_institution/students_graduates./education/education/student_input &lt;SEP&gt; &lt;START&gt; /education/educational_institution/students_graduates./education/education/major_field_of_study-1 /education/educational_institution/students_graduates./education/education/major_field_of_study /education/educational_institution/students_graduates./education/education/major_field_of_study-1 /education/field_of_study/students_majoring./education/education/student-1 &lt;END&gt;</text:p>
          </table:table-cell>
          <table:table-cell office:value-type="string" calcext:value-type="string">
            <text:p><text:s/>0.08280190418639653 </text:p>
          </table:table-cell>
          <table:table-cell office:value-type="string" calcext:value-type="string">
            <text:p><text:s/>[0.09896208345890045, 0.8470907807350159, 0.9882237911224365, 0.9995136260986328, 0.9999942779541016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education/educational_institution/students_graduates./education/education/student_input &lt;SEP&gt; &lt;START&gt; /business/business_operation/revenue./measurement_unit/dated_money_value/currency /base/schemastaging/person_extra/net_worth./measurement_unit/dated_money_value/currency-1 /people/person/gender-1 /people/person/gender-1 &lt;END&gt;</text:p>
          </table:table-cell>
          <table:table-cell office:value-type="string" calcext:value-type="string">
            <text:p><text:s/>0.07913194921537002 </text:p>
          </table:table-cell>
          <table:table-cell office:value-type="string" calcext:value-type="string">
            <text:p><text:s/>[0.12116274982690811, 0.6747381687164307, 0.9978026747703552, 0.9700726270675659, 0.9999966621398926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influence/influence_node/influenced_by_input &lt;SEP&gt; &lt;START&gt; /people/deceased_person/place_of_death-1 /people/person/place_of_birth /people/person/profession /people/person/profession &lt;END&gt;</text:p>
          </table:table-cell>
          <table:table-cell office:value-type="string" calcext:value-type="string">
            <text:p><text:s/>0.07136594822296888 </text:p>
          </table:table-cell>
          <table:table-cell office:value-type="string" calcext:value-type="string">
            <text:p><text:s/>[0.07309830188751221, 0.9888783097267151, 0.9968345761299133, 0.9904181361198425, 0.9999982118606567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people/person/languages-1_input &lt;SEP&gt; &lt;START&gt; /people/person/languages /people/person/places_lived./people/place_lived/location-1 /people/person/places_lived./people/place_lived/location /award/award_nominee/award_nominations./award/award_nomination/award_nominee &lt;END&gt;</text:p>
          </table:table-cell>
          <table:table-cell office:value-type="string" calcext:value-type="string">
            <text:p><text:s/>0.06617120250160081 </text:p>
          </table:table-cell>
          <table:table-cell office:value-type="string" calcext:value-type="string">
            <text:p><text:s/>[0.1500769853591919, 0.4437897503376007, 0.9998818635940552, 0.9936421513557434, 0.999997615814209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education/educational_institution/students_graduates./education/education/student_input &lt;SEP&gt; &lt;START&gt; /people/person/languages /film/film/language-1 /film/film/estimated_budget./measurement_unit/dated_money_value/currency /education/university/local_tuition./measurement_unit/dated_money_value/currency &lt;END&gt;</text:p>
          </table:table-cell>
          <table:table-cell office:value-type="string" calcext:value-type="string">
            <text:p><text:s/>0.06342638381371607 </text:p>
          </table:table-cell>
          <table:table-cell office:value-type="string" calcext:value-type="string">
            <text:p><text:s/>[0.06654809415340424, 0.988295316696167, 0.9717427492141724, 0.9924249649047852, 0.9999967813491821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education/educational_institution/students_graduates./education/education/student_input &lt;SEP&gt; &lt;START&gt; /award/award_category/winners./award/award_honor/award_winner /award/award_category/nominees./award/award_nomination/nominated_for-1 /film/film/estimated_budget./measurement_unit/dated_money_value/currency /organization/endowed_organization/endowment./measurement_unit/dated_money_value/currency-1 &lt;END&gt;</text:p>
          </table:table-cell>
          <table:table-cell office:value-type="string" calcext:value-type="string">
            <text:p><text:s/>0.06110128091691627 </text:p>
          </table:table-cell>
          <table:table-cell office:value-type="string" calcext:value-type="string">
            <text:p><text:s/>[0.066997230052948, 0.9302641749382019, 0.9944267272949219, 0.985859215259552, 0.9999988079071045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influence/influence_node/influenced_by_input &lt;SEP&gt; &lt;START&gt; /people/cause_of_death/people /people/cause_of_death/people-1 /people/person/profession-1 /people/person/profession &lt;END&gt;</text:p>
          </table:table-cell>
          <table:table-cell office:value-type="string" calcext:value-type="string">
            <text:p><text:s/>0.05975688198923135 </text:p>
          </table:table-cell>
          <table:table-cell office:value-type="string" calcext:value-type="string">
            <text:p><text:s/>[0.06270480155944824, 0.9982727766036987, 0.9833829998970032, 0.9707698822021484, 0.9999974966049194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influence/influence_node/influenced_by_input &lt;SEP&gt; &lt;START&gt; /influence/influence_node/influenced_by-1 /people/person/profession-1 /people/person/profession-1 /influence/influence_node/influenced_by-1 &lt;END&gt;</text:p>
          </table:table-cell>
          <table:table-cell office:value-type="string" calcext:value-type="string">
            <text:p><text:s/>0.059538377370168837 </text:p>
          </table:table-cell>
          <table:table-cell office:value-type="string" calcext:value-type="string">
            <text:p><text:s/>[0.3768155872821808, 0.2606469988822937, 0.9343966841697693, 0.6487621665000916, 0.9999967813491821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influence/influence_node/influenced_by_input &lt;SEP&gt; &lt;START&gt; /people/ethnicity/people-1 /people/ethnicity/people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58573908757205126 </text:p>
          </table:table-cell>
          <table:table-cell office:value-type="string" calcext:value-type="string">
            <text:p><text:s/>[0.0673687756061554, 0.9203006029129028, 0.9789464473724365, 0.9650671482086182, 0.9999985694885254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people/person/languages-1_input &lt;SEP&gt; &lt;START&gt; /film/actor/dubbing_performances./film/dubbing_performance/language-1 /people/person/gender /people/person/gender-1 /award/award_nominee/award_nominations./award/award_nomination/award_nominee-1 &lt;END&gt;</text:p>
          </table:table-cell>
          <table:table-cell office:value-type="string" calcext:value-type="string">
            <text:p><text:s/>0.058052064035545865 </text:p>
          </table:table-cell>
          <table:table-cell office:value-type="string" calcext:value-type="string">
            <text:p><text:s/>[0.09314102679491043, 0.988000214099884, 0.645270049571991, 0.9776401519775391, 0.9999978542327881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media_common/netflix_genre/titles_input &lt;SEP&gt; &lt;START&gt; /film/film/genre /film/film/language /film/film/language &lt;END&gt;</text:p>
          </table:table-cell>
          <table:table-cell office:value-type="string" calcext:value-type="string">
            <text:p><text:s/>0.057451334045644224 </text:p>
          </table:table-cell>
          <table:table-cell office:value-type="string" calcext:value-type="string">
            <text:p><text:s/>[0.3658379018306732, 0.1661136895418167, 0.9483752846717834, 0.9968407154083252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influence/influence_node/influenced_by_input &lt;SEP&gt; &lt;START&gt; /influence/influence_node/influenced_by-1 /influence/influence_node/influenced_by /people/person/gender-1 /people/person/gender &lt;END&gt;</text:p>
          </table:table-cell>
          <table:table-cell office:value-type="string" calcext:value-type="string">
            <text:p><text:s/>0.05331274321344798 </text:p>
          </table:table-cell>
          <table:table-cell office:value-type="string" calcext:value-type="string">
            <text:p><text:s/>[0.3768155872821808, 0.17827241122722626, 0.8723206520080566, 0.9097948670387268, 0.9999963045120239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media_common/netflix_genre/titles_input &lt;SEP&gt; &lt;START&gt; /film/film/genre-1 /film/film/estimated_budget./measurement_unit/dated_money_value/currency /location/statistical_region/gdp_nominal_per_capita./measurement_unit/dated_money_value/currency /film/film/release_date_s./film/film_regional_release_date/film_release_region &lt;END&gt;</text:p>
          </table:table-cell>
          <table:table-cell office:value-type="string" calcext:value-type="string">
            <text:p><text:s/>0.05236549603218592 </text:p>
          </table:table-cell>
          <table:table-cell office:value-type="string" calcext:value-type="string">
            <text:p><text:s/>[0.4161263108253479, 0.2535431981086731, 0.5024756789207458, 0.9877682328224182, 0.9999953508377075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people/person/languages-1_input &lt;SEP&gt; &lt;START&gt; /film/film/language-1 /film/film/produced_by /people/person/gender /people/person/gender &lt;END&gt;</text:p>
          </table:table-cell>
          <table:table-cell office:value-type="string" calcext:value-type="string">
            <text:p><text:s/>0.05217803361833745 </text:p>
          </table:table-cell>
          <table:table-cell office:value-type="string" calcext:value-type="string">
            <text:p><text:s/>[0.507777988910675, 0.10555008053779602, 0.9773992300033569, 0.9960575103759766, 0.9999973773956299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education/educational_institution/students_graduates./education/education/student_input &lt;SEP&gt; &lt;START&gt; /education/educational_institution/students_graduates./education/education/student-1 /base/popstra/celebrity/dated./base/popstra/dated/participant-1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04726682816100438 </text:p>
          </table:table-cell>
          <table:table-cell office:value-type="string" calcext:value-type="string">
            <text:p><text:s/>[0.08216095715761185, 0.6018197536468506, 0.9988400340080261, 0.9570385217666626, 0.9999980926513672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people/person/languages-1_input &lt;SEP&gt; &lt;START&gt; /film/film/language-1 /film/film/language-1 /people/person/languages-1 /award/award_nominee/award_nominations./award/award_nomination/award_nominee &lt;END&gt;</text:p>
          </table:table-cell>
          <table:table-cell office:value-type="string" calcext:value-type="string">
            <text:p><text:s/>0.04601156113485553 </text:p>
          </table:table-cell>
          <table:table-cell office:value-type="string" calcext:value-type="string">
            <text:p><text:s/>[0.507777988910675, 0.2666350305080414, 0.3427693247795105, 0.9914605617523193, 0.999996542930603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people/person/languages-1_input &lt;SEP&gt; &lt;START&gt; /film/film/language-1 /award/award_nominee/award_nominations./award/award_nomination/nominated_for-1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4565467807900464 </text:p>
          </table:table-cell>
          <table:table-cell office:value-type="string" calcext:value-type="string">
            <text:p><text:s/>[0.507777988910675, 0.09644124656915665, 0.9433107972145081, 0.9883132576942444, 0.9999980926513672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media_common/netflix_genre/titles_input &lt;SEP&gt; &lt;START&gt; /film/film/genre-1 /film/film/estimated_budget./measurement_unit/dated_money_value/currency /base/schemastaging/person_extra/net_worth./measurement_unit/dated_money_value/currency-1 /film/actor/film./film/performance/film-1 &lt;END&gt;</text:p>
          </table:table-cell>
          <table:table-cell office:value-type="string" calcext:value-type="string">
            <text:p><text:s/>0.04133439799043406 </text:p>
          </table:table-cell>
          <table:table-cell office:value-type="string" calcext:value-type="string">
            <text:p><text:s/>[0.4161263108253479, 0.2535431981086731, 0.4595102369785309, 0.8525934219360352, 0.9999938011169434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media_common/netflix_genre/titles_input &lt;SEP&gt; &lt;START&gt; /film/film/genre /film/film/other_crew./film/film_crew_gig/film_crew_role /film/film/other_crew./film/film_crew_gig/film_crew_role-1 &lt;END&gt;</text:p>
          </table:table-cell>
          <table:table-cell office:value-type="string" calcext:value-type="string">
            <text:p><text:s/>0.031960220784529515 </text:p>
          </table:table-cell>
          <table:table-cell office:value-type="string" calcext:value-type="string">
            <text:p><text:s/>[0.3658379018306732, 0.17185348272323608, 0.6447795629501343, 0.7884088158607483]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media_common/netflix_genre/titles_input &lt;SEP&gt; &lt;START&gt; /film/film/genre /film/film/genre /film/film/genre /film/film/prequel &lt;END&gt;</text:p>
          </table:table-cell>
          <table:table-cell office:value-type="string" calcext:value-type="string">
            <text:p><text:s/>0.03014278183746981 </text:p>
          </table:table-cell>
          <table:table-cell office:value-type="string" calcext:value-type="string">
            <text:p><text:s/>[0.3658379018306732, 0.15254633128643036, 0.7271201014518738, 0.7428364157676697, 0.9999850988388062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usic/genre/artists_input &lt;SEP&gt; &lt;START&gt; /music/genre/artists-1 /people/person/profession /people/person/profession-1 &lt;END&gt;</text:p>
          </table:table-cell>
          <table:table-cell office:value-type="string" calcext:value-type="string">
            <text:p><text:s/>0.17645979675184115 </text:p>
          </table:table-cell>
          <table:table-cell office:value-type="string" calcext:value-type="string">
            <text:p><text:s/>[0.4089904725551605, 0.5376682877540588, 0.8187158107757568, 0.9801329374313354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edia_common/netflix_genre/titles-1_input &lt;SEP&gt; &lt;START&gt; /film/film/genre /film/film/genre /film/film/genre &lt;END&gt;</text:p>
          </table:table-cell>
          <table:table-cell office:value-type="string" calcext:value-type="string">
            <text:p><text:s/>0.12106738177722996 </text:p>
          </table:table-cell>
          <table:table-cell office:value-type="string" calcext:value-type="string">
            <text:p><text:s/>[0.5824936628341675, 0.25171440839767456, 0.8259673118591309, 0.9996892213821411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education/educational_degree/people_with_this_degree./education/education/institution_input &lt;SEP&gt; &lt;START&gt; /education/educational_degree/people_with_this_degree./education/education/student-1 /film/actor/film./film/performance/film /film/film/estimated_budget./measurement_unit/dated_money_value/currency-1 /organization/endowed_organization/endowment./measurement_unit/dated_money_value/currency &lt;END&gt;</text:p>
          </table:table-cell>
          <table:table-cell office:value-type="string" calcext:value-type="string">
            <text:p><text:s/>0.1045357870658269 </text:p>
          </table:table-cell>
          <table:table-cell office:value-type="string" calcext:value-type="string">
            <text:p><text:s/>[0.26501786708831787, 0.4572235941886902, 0.987829327583313, 0.8733329772949219, 0.9999986886978149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education/educational_degree/people_with_this_degree./education/education/institution_input &lt;SEP&gt; &lt;START&gt; /education/educational_institution/students_graduates./education/education/major_field_of_study-1 /education/educational_degree/people_with_this_degree./education/education/major_field_of_study-1 /education/educational_degree/people_with_this_degree./education/education/institution-1 /education/educational_degree/people_with_this_degree./education/education/institution &lt;END&gt;</text:p>
          </table:table-cell>
          <table:table-cell office:value-type="string" calcext:value-type="string">
            <text:p><text:s/>0.09721072960248874 </text:p>
          </table:table-cell>
          <table:table-cell office:value-type="string" calcext:value-type="string">
            <text:p><text:s/>[0.12104669958353043, 0.8380352258682251, 0.9604772925376892, 0.9977309107780457, 0.9999964237213135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film/film/estimated_budget./measurement_unit/dated_money_value/currency-1_input &lt;SEP&gt; &lt;START&gt; /base/schemastaging/person_extra/net_worth./measurement_unit/dated_money_value/currency /base/schemastaging/person_extra/net_worth./measurement_unit/dated_money_value/currency /location/statistical_region/gdp_nominal./measurement_unit/dated_money_value/currency /film/film/country &lt;END&gt;</text:p>
          </table:table-cell>
          <table:table-cell office:value-type="string" calcext:value-type="string">
            <text:p><text:s/>0.08798563451942633 </text:p>
          </table:table-cell>
          <table:table-cell office:value-type="string" calcext:value-type="string">
            <text:p><text:s/>[0.10714874416589737, 0.8379586338996887, 0.981107234954834, 0.998817503452301, 0.9999988079071045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usic/genre/artists_input &lt;SEP&gt; &lt;START&gt; /people/person/profession /people/person/profession-1 /music/genre/artists-1 &lt;END&gt;</text:p>
          </table:table-cell>
          <table:table-cell office:value-type="string" calcext:value-type="string">
            <text:p><text:s/>0.08692949886814053 </text:p>
          </table:table-cell>
          <table:table-cell office:value-type="string" calcext:value-type="string">
            <text:p><text:s/>[0.16678792238235474, 0.8561217784881592, 0.9951698184013367, 0.6117441654205322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usic/genre/artists_input &lt;SEP&gt; &lt;START&gt; /music/genre/artists-1 /music/genre/artists-1 /music/genre/artists-1 &lt;END&gt;</text:p>
          </table:table-cell>
          <table:table-cell office:value-type="string" calcext:value-type="string">
            <text:p><text:s/>0.0866886744919311 </text:p>
          </table:table-cell>
          <table:table-cell office:value-type="string" calcext:value-type="string">
            <text:p><text:s/>[0.4089904725551605, 0.24046014249324799, 0.8834213018417358, 0.9977878332138062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education/educational_degree/people_with_this_degree./education/education/institution_input &lt;SEP&gt; &lt;START&gt; /education/educational_degree/people_with_this_degree./education/education/major_field_of_study-1 /education/educational_institution/students_graduates./education/education/major_field_of_study-1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08533008105284234 </text:p>
          </table:table-cell>
          <table:table-cell office:value-type="string" calcext:value-type="string">
            <text:p><text:s/>[0.2246735543012619, 0.5615829825401306, 0.6782899498939514, 0.9970609545707703, 0.9999980926513672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influence/influence_node/influenced_by-1_input &lt;SEP&gt; &lt;START&gt; /influence/influence_node/influenced_by /influence/influence_node/influenced_by /people/person/gender-1 /people/person/gender-1 &lt;END&gt;</text:p>
          </table:table-cell>
          <table:table-cell office:value-type="string" calcext:value-type="string">
            <text:p><text:s/>0.08493745787267608 </text:p>
          </table:table-cell>
          <table:table-cell office:value-type="string" calcext:value-type="string">
            <text:p><text:s/>[0.3083893358707428, 0.497191846370697, 0.6505561470985413, 0.851515531539917, 0.9999966621398926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education/educational_degree/people_with_this_degree./education/education/institution_input &lt;SEP&gt; &lt;START&gt; /education/educational_degree/people_with_this_degree./education/education/institution-1 /education/educational_institution/students_graduates./education/education/major_field_of_study-1 /education/educational_degree/people_with_this_degree./education/education/major_field_of_study-1 /education/educational_degree/people_with_this_degree./education/education/institution-1 &lt;END&gt;</text:p>
          </table:table-cell>
          <table:table-cell office:value-type="string" calcext:value-type="string">
            <text:p><text:s/>0.08259609117958838 </text:p>
          </table:table-cell>
          <table:table-cell office:value-type="string" calcext:value-type="string">
            <text:p><text:s/>[0.26027292013168335, 0.3532242178916931, 0.961999773979187, 0.9339171051979065, 0.9999924898147583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film/film/estimated_budget./measurement_unit/dated_money_value/currency-1_input &lt;SEP&gt; &lt;START&gt; /location/statistical_region/gdp_nominal./measurement_unit/dated_money_value/currency /organization/organization/headquarters./location/mailing_address/state_province_region /organization/endowed_organization/endowment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785508192649089 </text:p>
          </table:table-cell>
          <table:table-cell office:value-type="string" calcext:value-type="string">
            <text:p><text:s/>[0.08039107173681259, 0.9909635782241821, 0.9989500641822815, 0.9870589375495911, 0.9999961853027344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influence/influence_node/influenced_by-1_input &lt;SEP&gt; &lt;START&gt; /people/person/profession-1 /people/person/profession-1 /influence/influence_node/influenced_by &lt;END&gt;</text:p>
          </table:table-cell>
          <table:table-cell office:value-type="string" calcext:value-type="string">
            <text:p><text:s/>0.07831888367144643 </text:p>
          </table:table-cell>
          <table:table-cell office:value-type="string" calcext:value-type="string">
            <text:p><text:s/>[0.1381627321243286, 0.7806244492530823, 0.7307130098342896, 0.9937716126441956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film/film/estimated_budget./measurement_unit/dated_money_value/currency-1_input &lt;SEP&gt; &lt;START&gt; /organization/endowed_organization/endowment./measurement_unit/dated_money_value/currency /education/educational_degree/people_with_this_degree./education/education/institution-1 /education/educational_degree/people_with_this_degree./education/education/major_field_of_study-1 /film/film/language-1 &lt;END&gt;</text:p>
          </table:table-cell>
          <table:table-cell office:value-type="string" calcext:value-type="string">
            <text:p><text:s/>0.07540189677584236 </text:p>
          </table:table-cell>
          <table:table-cell office:value-type="string" calcext:value-type="string">
            <text:p><text:s/>[0.1797654777765274, 0.8961108922958374, 0.47171086072921753, 0.9922921061515808, 0.9999972581863403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film/film/estimated_budget./measurement_unit/dated_money_value/currency-1_input &lt;SEP&gt; &lt;START&gt; /film/film/estimated_budget./measurement_unit/dated_money_value/currency /film/film/language /film/film/language-1 &lt;END&gt;</text:p>
          </table:table-cell>
          <table:table-cell office:value-type="string" calcext:value-type="string">
            <text:p><text:s/>0.07180620788565077 </text:p>
          </table:table-cell>
          <table:table-cell office:value-type="string" calcext:value-type="string">
            <text:p><text:s/>[0.11801153421401978, 0.636322021484375, 0.9603109359741211, 0.9957463145256042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usic/genre/artists_input &lt;SEP&gt; &lt;START&gt; /music/genre/parent_genre /music/genre/artists-1 /music/genre/artists-1 /music/genre/artists-1 &lt;END&gt;</text:p>
          </table:table-cell>
          <table:table-cell office:value-type="string" calcext:value-type="string">
            <text:p><text:s/>0.06517812838825862 </text:p>
          </table:table-cell>
          <table:table-cell office:value-type="string" calcext:value-type="string">
            <text:p><text:s/>[0.07936925441026688, 0.958221435546875, 0.9971531629562378, 0.85951828956604, 0.9999233484268188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influence/influence_node/influenced_by-1_input &lt;SEP&gt; &lt;START&gt; /influence/influence_node/influenced_by /influence/influence_node/influenced_by-1 /people/person/profession /people/person/profession-1 &lt;END&gt;</text:p>
          </table:table-cell>
          <table:table-cell office:value-type="string" calcext:value-type="string">
            <text:p><text:s/>0.056745514290616104 </text:p>
          </table:table-cell>
          <table:table-cell office:value-type="string" calcext:value-type="string">
            <text:p><text:s/>[0.3083893358707428, 0.39800238609313965, 0.4631679058074951, 0.9981817007064819, 0.9999964237213135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usic/genre/artists_input &lt;SEP&gt; &lt;START&gt; /people/person/profession /people/person/profession-1 /music/genre/artists-1 /music/genre/parent_genre-1 &lt;END&gt;</text:p>
          </table:table-cell>
          <table:table-cell office:value-type="string" calcext:value-type="string">
            <text:p><text:s/>0.05378682073627292 </text:p>
          </table:table-cell>
          <table:table-cell office:value-type="string" calcext:value-type="string">
            <text:p><text:s/>[0.16678792238235474, 0.8561217784881592, 0.9951698184013367, 0.37851274013519287, 0.9999954700469971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edia_common/netflix_genre/titles-1_input &lt;SEP&gt; &lt;START&gt; /film/film/genre /film/film/language /film/film/language-1 &lt;END&gt;</text:p>
          </table:table-cell>
          <table:table-cell office:value-type="string" calcext:value-type="string">
            <text:p><text:s/>0.051529281272347675 </text:p>
          </table:table-cell>
          <table:table-cell office:value-type="string" calcext:value-type="string">
            <text:p><text:s/>[0.5824936628341675, 0.10080806910991669, 0.8782004117965698, 0.9992495179176331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base/popstra/celebrity/friendship./base/popstra/friendship/participant-1_input &lt;SEP&gt; &lt;START&gt; /award/award_nominee/award_nominations./award/award_nomination/award_nominee /people/person/gender-1 /people/person/gender-1 &lt;END&gt;</text:p>
          </table:table-cell>
          <table:table-cell office:value-type="string" calcext:value-type="string">
            <text:p><text:s/>0.049309262509663686 </text:p>
          </table:table-cell>
          <table:table-cell office:value-type="string" calcext:value-type="string">
            <text:p><text:s/>[0.40006059408187866, 0.13207091391086578, 0.9535788297653198, 0.9786760210990906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edia_common/netflix_genre/titles-1_input &lt;SEP&gt; &lt;START&gt; /film/film/genre /award/award_category/nominees./award/award_nomination/nominated_for /award/award_nominee/award_nominations./award/award_nomination/award-1 /film/film/produced_by &lt;END&gt;</text:p>
          </table:table-cell>
          <table:table-cell office:value-type="string" calcext:value-type="string">
            <text:p><text:s/>0.04779852888335429 </text:p>
          </table:table-cell>
          <table:table-cell office:value-type="string" calcext:value-type="string">
            <text:p><text:s/>[0.5824936628341675, 0.10433650761842728, 0.8012740612030029, 0.9815372228622437, 0.9999980926513672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education/educational_degree/people_with_this_degree./education/education/institution_input &lt;SEP&gt; &lt;START&gt; /education/educational_degree/people_with_this_degree./education/education/institution-1 /education/educational_degree/people_with_this_degree./education/education/institution-1 /education/educational_degree/people_with_this_degree./education/education/major_field_of_study-1 /education/educational_institution/students_graduates./education/education/major_field_of_study-1 &lt;END&gt;</text:p>
          </table:table-cell>
          <table:table-cell office:value-type="string" calcext:value-type="string">
            <text:p><text:s/>0.04640155397242865 </text:p>
          </table:table-cell>
          <table:table-cell office:value-type="string" calcext:value-type="string">
            <text:p><text:s/>[0.26027292013168335, 0.48459696769714355, 0.3753456771373749, 0.9801535606384277, 0.9999938011169434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base/popstra/celebrity/friendship./base/popstra/friendship/participant-1_input &lt;SEP&gt; &lt;START&gt; /film/film/produced_by /film/actor/film./film/performance/film-1 /award/award_nominee/award_nominations./award/award_nomination/award /award/award_category/winners./award/award_honor/award_winner-1 &lt;END&gt;</text:p>
          </table:table-cell>
          <table:table-cell office:value-type="string" calcext:value-type="string">
            <text:p><text:s/>0.04451518036321058 </text:p>
          </table:table-cell>
          <table:table-cell office:value-type="string" calcext:value-type="string">
            <text:p><text:s/>[0.04692329838871956, 0.9945406317710876, 0.9843420386314392, 0.9690644145011902, 0.9999963045120239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edia_common/netflix_genre/titles-1_input &lt;SEP&gt; &lt;START&gt; /film/film/genre /film/film/release_date_s./film/film_regional_release_date/film_release_region-1 /location/statistical_region/gdp_nominal_per_capita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42583567398431284 </text:p>
          </table:table-cell>
          <table:table-cell office:value-type="string" calcext:value-type="string">
            <text:p><text:s/>[0.5824936628341675, 0.12032874673604965, 0.6200258135795593, 0.9798864722251892, 0.9999905824661255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film/film/estimated_budget./measurement_unit/dated_money_value/currency-1_input &lt;SEP&gt; &lt;START&gt; /organization/endowed_organization/endowment./measurement_unit/dated_money_value/currency /education/educational_degree/people_with_this_degree./education/education/institution-1 /education/educational_degree/people_with_this_degree./education/education/major_field_of_study /base/schemastaging/organization_extra/phone_number./base/schemastaging/phone_sandbox/service_language-1 &lt;END&gt;</text:p>
          </table:table-cell>
          <table:table-cell office:value-type="string" calcext:value-type="string">
            <text:p><text:s/>0.0425303238931525 </text:p>
          </table:table-cell>
          <table:table-cell office:value-type="string" calcext:value-type="string">
            <text:p><text:s/>[0.1797654777765274, 0.8961108922958374, 0.5070042610168457, 0.5207390785217285, 0.9999973773956299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base/popstra/celebrity/friendship./base/popstra/friendship/participant-1_input &lt;SEP&gt; &lt;START&gt; /film/actor/film./film/performance/film /award/award_winning_work/awards_won./award/award_honor/award /award/award_category/nominees./award/award_nomination/nominated_for /award/award_nominee/award_nominations./award/award_nomination/nominated_for-1 &lt;END&gt;</text:p>
          </table:table-cell>
          <table:table-cell office:value-type="string" calcext:value-type="string">
            <text:p><text:s/>0.0406717293382134 </text:p>
          </table:table-cell>
          <table:table-cell office:value-type="string" calcext:value-type="string">
            <text:p><text:s/>[0.042732398957014084, 0.9805436730384827, 0.971802294254303, 0.9988358616828918, 0.9999916553497314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edia_common/netflix_genre/titles-1_input &lt;SEP&gt; &lt;START&gt; /film/film/genre-1 /film/film/genre-1 /film/film/genre-1 &lt;END&gt;</text:p>
          </table:table-cell>
          <table:table-cell office:value-type="string" calcext:value-type="string">
            <text:p><text:s/>0.034314699053338775 </text:p>
          </table:table-cell>
          <table:table-cell office:value-type="string" calcext:value-type="string">
            <text:p><text:s/>[0.29473069310188293, 0.21130681037902832, 0.5513949394226074, 0.9992601275444031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base/popstra/celebrity/friendship./base/popstra/friendship/participant-1_input &lt;SEP&gt; &lt;START&gt; /award/award_nominee/award_nominations./award/award_nomination/award_nominee /award/award_nominee/award_nominations./award/award_nomination/award_nominee /people/person/profession-1 /people/person/profession-1 &lt;END&gt;</text:p>
          </table:table-cell>
          <table:table-cell office:value-type="string" calcext:value-type="string">
            <text:p><text:s/>0.033598620108788585 </text:p>
          </table:table-cell>
          <table:table-cell office:value-type="string" calcext:value-type="string">
            <text:p><text:s/>[0.40006059408187866, 0.21589292585849762, 0.4605723023414612, 0.8446189761161804, 0.9999967813491821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influence/influence_node/influenced_by-1_input &lt;SEP&gt; &lt;START&gt; /people/person/gender-1 /people/person/gender-1 /people/person/gender-1 /people/person/gender-1 &lt;END&gt;</text:p>
          </table:table-cell>
          <table:table-cell office:value-type="string" calcext:value-type="string">
            <text:p><text:s/>0.031559179051023754 </text:p>
          </table:table-cell>
          <table:table-cell office:value-type="string" calcext:value-type="string">
            <text:p><text:s/>[0.0648222342133522, 0.940400242805481, 0.8953875303268433, 0.5782012343406677, 0.9999974966049194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influence/influence_node/influenced_by-1_input &lt;SEP&gt; &lt;START&gt; /influence/influence_node/influenced_by /influence/influence_node/influenced_by-1 /people/person/gender-1 /people/person/gender &lt;END&gt;</text:p>
          </table:table-cell>
          <table:table-cell office:value-type="string" calcext:value-type="string">
            <text:p><text:s/>0.031431346357389936 </text:p>
          </table:table-cell>
          <table:table-cell office:value-type="string" calcext:value-type="string">
            <text:p><text:s/>[0.3083893358707428, 0.39800238609313965, 0.3377007842063904, 0.7583115100860596, 0.9999959468841553]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base/popstra/celebrity/friendship./base/popstra/friendship/participant-1_input &lt;SEP&gt; &lt;START&gt; /award/award_nominee/award_nominations./award/award_nomination/award_nominee /award/award_nominee/award_nominations./award/award_nomination/award_nominee-1 /award/award_winner/awards_won./award/award_honor/award_winner-1 /award/award_winner/awards_won./award/award_honor/award_winner &lt;END&gt;</text:p>
          </table:table-cell>
          <table:table-cell office:value-type="string" calcext:value-type="string">
            <text:p><text:s/>0.02314801724653952 </text:p>
          </table:table-cell>
          <table:table-cell office:value-type="string" calcext:value-type="string">
            <text:p><text:s/>[0.40006059408187866, 0.10096947103738785, 0.6103489398956299, 0.9389062523841858, 0.9999942779541016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music/genre/artists-1_input &lt;SEP&gt; &lt;START&gt; /music/genre/artists /music/genre/artists /music/genre/artists &lt;END&gt;</text:p>
          </table:table-cell>
          <table:table-cell office:value-type="string" calcext:value-type="string">
            <text:p><text:s/>0.40031800710608545 </text:p>
          </table:table-cell>
          <table:table-cell office:value-type="string" calcext:value-type="string">
            <text:p><text:s/>[0.8573908805847168, 0.5618730783462524, 0.8313738703727722, 0.9995204210281372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people/ethnicity/people_input &lt;SEP&gt; &lt;START&gt; /people/ethnicity/people-1 /people/ethnicity/people-1 /people/ethnicity/people-1 &lt;END&gt;</text:p>
          </table:table-cell>
          <table:table-cell office:value-type="string" calcext:value-type="string">
            <text:p><text:s/>0.12599034825955707 </text:p>
          </table:table-cell>
          <table:table-cell office:value-type="string" calcext:value-type="string">
            <text:p><text:s/>[0.7767285108566284, 0.2129327356815338, 0.7630144357681274, 0.9983730316162109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olympics/olympic_participating_country/medals_won./olympics/olympic_medal_honor/olympics-1_input &lt;SEP&gt; &lt;START&gt; /film/film/release_date_s./film/film_regional_release_date/film_release_region-1 /film/film/release_date_s./film/film_regional_release_date/film_release_region-1 /olympics/olympic_participating_country/medals_won./olympics/olympic_medal_honor/olympics &lt;END&gt;</text:p>
          </table:table-cell>
          <table:table-cell office:value-type="string" calcext:value-type="string">
            <text:p><text:s/>0.10709038326192682 </text:p>
          </table:table-cell>
          <table:table-cell office:value-type="string" calcext:value-type="string">
            <text:p><text:s/>[0.5375880002975464, 0.38397642970085144, 0.5209216475486755, 0.9959188103675842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olympics/olympic_participating_country/medals_won./olympics/olympic_medal_honor/olympics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olympics/olympic_participating_country/medals_won./olympics/olympic_medal_honor/olympics &lt;END&gt;</text:p>
          </table:table-cell>
          <table:table-cell office:value-type="string" calcext:value-type="string">
            <text:p><text:s/>0.10020338032363525 </text:p>
          </table:table-cell>
          <table:table-cell office:value-type="string" calcext:value-type="string">
            <text:p><text:s/>[0.5375880002975464, 0.5863104462623596, 0.32903650403022766, 0.9661890864372253, 0.999997615814209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music/genre/artists-1_input &lt;SEP&gt; &lt;START&gt; /music/genre/artists /music/artist/track_contributions./music/track_contribution/role-1 /music/performance_role/track_performances./music/track_contribution/role /music/artist/track_contributions./music/track_contribution/role &lt;END&gt;</text:p>
          </table:table-cell>
          <table:table-cell office:value-type="string" calcext:value-type="string">
            <text:p><text:s/>0.08184006885783779 </text:p>
          </table:table-cell>
          <table:table-cell office:value-type="string" calcext:value-type="string">
            <text:p><text:s/>[0.8573908805847168, 0.10173284262418747, 0.9471968412399292, 0.9905731081962585, 0.9999980926513672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people/ethnicity/people_input &lt;SEP&gt; &lt;START&gt; /people/ethnicity/people-1 /award/award_winner/awards_won./award/award_honor/award_winner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7484170359621231 </text:p>
          </table:table-cell>
          <table:table-cell office:value-type="string" calcext:value-type="string">
            <text:p><text:s/>[0.7767285108566284, 0.09840090572834015, 0.988376796245575, 0.9907258749008179, 0.9999983310699463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music/genre/artists-1_input &lt;SEP&gt; &lt;START&gt; /music/genre/artists /music/genre/artists /music/genre/parent_genre /music/genre/artists-1 &lt;END&gt;</text:p>
          </table:table-cell>
          <table:table-cell office:value-type="string" calcext:value-type="string">
            <text:p><text:s/>0.07121801150980271 </text:p>
          </table:table-cell>
          <table:table-cell office:value-type="string" calcext:value-type="string">
            <text:p><text:s/>[0.8573908805847168, 0.5618730783462524, 0.1480492651462555, 0.9985533356666565, 0.9999890327453613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olympics/olympic_participating_country/medals_won./olympics/olympic_medal_honor/olympics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olympics/olympic_participating_country/athletes./olympics/olympic_athlete_affiliation/olympics-1 &lt;END&gt;</text:p>
          </table:table-cell>
          <table:table-cell office:value-type="string" calcext:value-type="string">
            <text:p><text:s/>0.062273224945968694 </text:p>
          </table:table-cell>
          <table:table-cell office:value-type="string" calcext:value-type="string">
            <text:p><text:s/>[0.5375880002975464, 0.5863104462623596, 0.26080092787742615, 0.7575596570968628, 0.9999958276748657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people/ethnicity/people_input &lt;SEP&gt; &lt;START&gt; /people/ethnicity/people-1 /influence/influence_node/influenced_by-1 /people/person/gender /people/person/gender-1 &lt;END&gt;</text:p>
          </table:table-cell>
          <table:table-cell office:value-type="string" calcext:value-type="string">
            <text:p><text:s/>0.06153177454826078 </text:p>
          </table:table-cell>
          <table:table-cell office:value-type="string" calcext:value-type="string">
            <text:p><text:s/>[0.7767285108566284, 0.08518832921981812, 0.9491849541664124, 0.9797192215919495, 0.9999945163726807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people/ethnicity/people_input &lt;SEP&gt; &lt;START&gt; /people/ethnicity/people-1 /influence/influence_node/influenced_by /people/person/profession-1 /people/person/profession &lt;END&gt;</text:p>
          </table:table-cell>
          <table:table-cell office:value-type="string" calcext:value-type="string">
            <text:p><text:s/>0.05534947285045317 </text:p>
          </table:table-cell>
          <table:table-cell office:value-type="string" calcext:value-type="string">
            <text:p><text:s/>[0.7767285108566284, 0.07787308096885681, 0.9669843912124634, 0.9463230967521667, 0.9999953508377075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people/ethnicity/people_input &lt;SEP&gt; &lt;START&gt; /people/ethnicity/people-1 /film/actor/film./film/performance/film-1 /award/award_category/nominees./award/award_nomination/nominated_for /award/award_nominee/award_nominations./award/award_nomination/award-1 &lt;END&gt;</text:p>
          </table:table-cell>
          <table:table-cell office:value-type="string" calcext:value-type="string">
            <text:p><text:s/>0.05271178333028804 </text:p>
          </table:table-cell>
          <table:table-cell office:value-type="string" calcext:value-type="string">
            <text:p><text:s/>[0.7767285108566284, 0.06961387395858765, 0.979985237121582, 0.9947749376296997, 0.9999960660934448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music/genre/artists-1_input &lt;SEP&gt; &lt;START&gt; /music/genre/artists /music/performance_role/regular_performances./music/group_membership/group-1 /music/performance_role/regular_performances./music/group_membership/group-1 &lt;END&gt;</text:p>
          </table:table-cell>
          <table:table-cell office:value-type="string" calcext:value-type="string">
            <text:p><text:s/>0.05139306096752313 </text:p>
          </table:table-cell>
          <table:table-cell office:value-type="string" calcext:value-type="string">
            <text:p><text:s/>[0.8573908805847168, 0.06151777133345604, 0.9746229648590088, 0.9997430443763733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olympics/olympic_participating_country/medals_won./olympics/olympic_medal_honor/olympics-1_input &lt;SEP&gt; &lt;START&gt; /film/film/release_date_s./film/film_regional_release_date/film_release_region-1 /film/film/release_date_s./film/film_regional_release_date/film_release_region-1 /olympics/olympic_sport/athletes./olympics/olympic_athlete_affiliation/country /olympics/olympic_games/sports &lt;END&gt;</text:p>
          </table:table-cell>
          <table:table-cell office:value-type="string" calcext:value-type="string">
            <text:p><text:s/>0.051235122617752205 </text:p>
          </table:table-cell>
          <table:table-cell office:value-type="string" calcext:value-type="string">
            <text:p><text:s/>[0.5375880002975464, 0.38397642970085144, 0.3011110723018646, 0.8243038654327393, 0.9999990463256836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music/genre/artists-1_input &lt;SEP&gt; &lt;START&gt; /music/genre/artists /award/award_nominee/award_nominations./award/award_nomination/award_nominee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04470525370452557 </text:p>
          </table:table-cell>
          <table:table-cell office:value-type="string" calcext:value-type="string">
            <text:p><text:s/>[0.8573908805847168, 0.053151559084653854, 0.9916250109672546, 0.9892752766609192, 0.9999978542327881]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olympics/olympic_participating_country/medals_won./olympics/olympic_medal_honor/olympics-1_input &lt;SEP&gt; &lt;START&gt; /film/film/release_date_s./film/film_regional_release_date/film_release_region-1 /film/film/release_date_s./film/film_regional_release_date/film_release_region /olympics/olympic_sport/athletes./olympics/olympic_athlete_affiliation/country /user/jg/default_domain/olympic_games/sports &lt;END&gt;</text:p>
          </table:table-cell>
          <table:table-cell office:value-type="string" calcext:value-type="string">
            <text:p><text:s/>0.03064875168433557 </text:p>
          </table:table-cell>
          <table:table-cell office:value-type="string" calcext:value-type="string">
            <text:p><text:s/>[0.5375880002975464, 0.5863104462623596, 0.1893291175365448, 0.5135951638221741, 0.9999936819076538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olympics/olympic_participating_country/medals_won./olympics/olympic_medal_honor/olympics_input &lt;SEP&gt; &lt;START&gt; /film/film/release_date_s./film/film_regional_release_date/film_release_region-1 /film/film/release_date_s./film/film_regional_release_date/film_release_region-1 /olympics/olympic_participating_country/medals_won./olympics/olympic_medal_honor/olympics &lt;END&gt;</text:p>
          </table:table-cell>
          <table:table-cell office:value-type="string" calcext:value-type="string">
            <text:p><text:s/>0.11303464498583268 </text:p>
          </table:table-cell>
          <table:table-cell office:value-type="string" calcext:value-type="string">
            <text:p><text:s/>[0.16408315300941467, 0.8224697113037109, 0.8395755887031555, 0.9976262450218201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education/educational_institution/students_graduates./education/education/major_field_of_study-1_input &lt;SEP&gt; &lt;START&gt; /location/location/time_zones-1 /location/location/time_zones /location/location/contains /education/educational_institution/students_graduates./education/education/major_field_of_study-1 &lt;END&gt;</text:p>
          </table:table-cell>
          <table:table-cell office:value-type="string" calcext:value-type="string">
            <text:p><text:s/>0.10289627774105901 </text:p>
          </table:table-cell>
          <table:table-cell office:value-type="string" calcext:value-type="string">
            <text:p><text:s/>[0.1066073551774025, 0.9932613968849182, 0.9792088270187378, 0.9923741221427917, 0.9999958276748657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education/educational_institution/students_graduates./education/education/major_field_of_study-1_input &lt;SEP&gt; &lt;START&gt; /education/field_of_study/students_majoring./education/education/major_field_of_study-1 /education/educational_institution/students_graduates./education/education/major_field_of_study-1 /education/educational_degree/people_with_this_degree./education/education/institution /education/educational_degree/people_with_this_degree./education/education/institution-1 &lt;END&gt;</text:p>
          </table:table-cell>
          <table:table-cell office:value-type="string" calcext:value-type="string">
            <text:p><text:s/>0.09887048911919996 </text:p>
          </table:table-cell>
          <table:table-cell office:value-type="string" calcext:value-type="string">
            <text:p><text:s/>[0.12737023830413818, 0.8258048892021179, 0.9841108322143555, 0.9551655650138855, 0.9999967813491821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education/educational_institution/students_graduates./education/education/major_field_of_study-1_input &lt;SEP&gt; &lt;START&gt; /education/educational_degree/people_with_this_degree./education/education/major_field_of_study /education/educational_degree/people_with_this_degree./education/education/institution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07886263137030486 </text:p>
          </table:table-cell>
          <table:table-cell office:value-type="string" calcext:value-type="string">
            <text:p><text:s/>[0.08741197735071182, 0.9277935028076172, 0.9803655743598938, 0.991885781288147, 0.9999983310699463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olympics/olympic_participating_country/medals_won./olympics/olympic_medal_honor/olympics_input &lt;SEP&gt; &lt;START&gt; /user/jg/default_domain/olympic_games/sports-1 /olympics/olympic_sport/athletes./olympics/olympic_athlete_affiliation/country-1 /olympics/olympic_participating_country/medals_won./olympics/olympic_medal_honor/olympics /olympics/olympic_participating_country/medals_won./olympics/olympic_medal_honor/olympics-1 &lt;END&gt;</text:p>
          </table:table-cell>
          <table:table-cell office:value-type="string" calcext:value-type="string">
            <text:p><text:s/>0.07700333873486748 </text:p>
          </table:table-cell>
          <table:table-cell office:value-type="string" calcext:value-type="string">
            <text:p><text:s/>[0.08109678328037262, 0.992476761341095, 0.9859726428985596, 0.9703350067138672, 0.9999977350234985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education/educational_institution/students_graduates./education/education/major_field_of_study-1_input &lt;SEP&gt; &lt;START&gt; /education/educational_institution/students_graduates./education/education/major_field_of_study /education/educational_institution/students_graduates./education/education/major_field_of_study-1 /education/field_of_study/students_majoring./education/education/major_field_of_study /education/educational_institution/students_graduates./education/education/major_field_of_study &lt;END&gt;</text:p>
          </table:table-cell>
          <table:table-cell office:value-type="string" calcext:value-type="string">
            <text:p><text:s/>0.07528738030373748 </text:p>
          </table:table-cell>
          <table:table-cell office:value-type="string" calcext:value-type="string">
            <text:p><text:s/>[0.32622721791267395, 0.2721090018749237, 0.9985958933830261, 0.8493210673332214, 0.9999940395355225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olympics/olympic_participating_country/medals_won./olympics/olympic_medal_honor/olympics_input &lt;SEP&gt; &lt;START&gt; /olympics/olympic_participating_country/athletes./olympics/olympic_athlete_affiliation/olympics /film/film/release_date_s./film/film_regional_release_date/film_release_region /film/film/country &lt;END&gt;</text:p>
          </table:table-cell>
          <table:table-cell office:value-type="string" calcext:value-type="string">
            <text:p><text:s/>0.062221213149383295 </text:p>
          </table:table-cell>
          <table:table-cell office:value-type="string" calcext:value-type="string">
            <text:p><text:s/>[0.1326114684343338, 0.47274577617645264, 0.9941757917404175, 0.9983125925064087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olympics/olympic_participating_country/medals_won./olympics/olympic_medal_honor/olympics_input &lt;SEP&gt; &lt;START&gt; /olympics/olympic_participating_country/athletes./olympics/olympic_athlete_affiliation/olympics /olympics/olympic_sport/athletes./olympics/olympic_athlete_affiliation/country-1 /olympics/olympic_sport/athletes./olympics/olympic_athlete_affiliation/country /military/military_combatant/military_conflicts./military/military_combatant_group/combatants &lt;END&gt;</text:p>
          </table:table-cell>
          <table:table-cell office:value-type="string" calcext:value-type="string">
            <text:p><text:s/>0.058621887115685146 </text:p>
          </table:table-cell>
          <table:table-cell office:value-type="string" calcext:value-type="string">
            <text:p><text:s/>[0.1326114684343338, 0.5016764402389526, 0.9066389799118042, 0.9718999266624451, 0.9999978542327881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olympics/olympic_participating_country/medals_won./olympics/olympic_medal_honor/olympics_input &lt;SEP&gt; &lt;START&gt; /film/film/release_date_s./film/film_regional_release_date/film_release_region /film/film/release_date_s./film/film_regional_release_date/film_release_region /location/location/adjoin_s./location/adjoining_relationship/adjoins /olympics/olympic_participating_country/medals_won./olympics/olympic_medal_honor/olympics &lt;END&gt;</text:p>
          </table:table-cell>
          <table:table-cell office:value-type="string" calcext:value-type="string">
            <text:p><text:s/>0.05145490611715862 </text:p>
          </table:table-cell>
          <table:table-cell office:value-type="string" calcext:value-type="string">
            <text:p><text:s/>[0.08445166051387787, 0.9322592616081238, 0.6595232486724854, 0.990954577922821, 0.9999954700469971]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education/educational_institution/students_graduates./education/education/major_field_of_study-1_input &lt;SEP&gt; &lt;START&gt; /education/educational_institution/students_graduates./education/education/major_field_of_study /education/educational_institution/students_graduates./education/education/major_field_of_study /education/educational_degree/people_with_this_degree./education/education/major_field_of_study /education/educational_degree/people_with_this_degree./education/education/institution-1 &lt;END&gt;</text:p>
          </table:table-cell>
          <table:table-cell office:value-type="string" calcext:value-type="string">
            <text:p><text:s/>0.049071338419884675 </text:p>
          </table:table-cell>
          <table:table-cell office:value-type="string" calcext:value-type="string">
            <text:p><text:s/>[0.32622721791267395, 0.22061607241630554, 0.7485569715499878, 0.9108496308326721, 0.9999977350234985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film/produced_by-1_input &lt;SEP&gt; &lt;START&gt; /film/film/genre-1 /film/film/genre /award/award_category/nominees./award/award_nomination/nominated_for /award/award_category/winners./award/award_honor/award_winner &lt;END&gt;</text:p>
          </table:table-cell>
          <table:table-cell office:value-type="string" calcext:value-type="string">
            <text:p><text:s/>0.06708828951731166 </text:p>
          </table:table-cell>
          <table:table-cell office:value-type="string" calcext:value-type="string">
            <text:p><text:s/>[0.07301011681556702, 0.9289011359214783, 0.9904882907867432, 0.9987311959266663, 0.9999912977218628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director/film-1_input &lt;SEP&gt; &lt;START&gt; /people/person/gender-1 /people/person/gender /base/schemastaging/person_extra/net_worth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5244310289635995 </text:p>
          </table:table-cell>
          <table:table-cell office:value-type="string" calcext:value-type="string">
            <text:p><text:s/>[0.0863574743270874, 0.6524703502655029, 0.9827147126197815, 0.9471119046211243, 0.9999974966049194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film/produced_by-1_input &lt;SEP&gt; &lt;START&gt; /award/award_nominee/award_nominations./award/award_nomination/nominated_for-1 /film/film_distributor/films_distributed./film/film_film_distributor_relationship/film-1 /film/film/production_companies-1 &lt;END&gt;</text:p>
          </table:table-cell>
          <table:table-cell office:value-type="string" calcext:value-type="string">
            <text:p><text:s/>0.05109911360619359 </text:p>
          </table:table-cell>
          <table:table-cell office:value-type="string" calcext:value-type="string">
            <text:p><text:s/>[0.05358028784394264, 0.9948586225509644, 0.9588924646377563, 0.9997169375419617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director/film-1_input &lt;SEP&gt; &lt;START&gt; /award/award_ceremony/awards_presented./award/award_honor/award_winner /award/award_ceremony/awards_presented./award/award_honor/award_winner /award/award_nominee/award_nominations./award/award_nomination/award-1 /award/award_category/nominees./award/award_nomination/nominated_for-1 &lt;END&gt;</text:p>
          </table:table-cell>
          <table:table-cell office:value-type="string" calcext:value-type="string">
            <text:p><text:s/>0.04677276824443331 </text:p>
          </table:table-cell>
          <table:table-cell office:value-type="string" calcext:value-type="string">
            <text:p><text:s/>[0.09162881225347519, 0.5137181878089905, 0.9966236352920532, 0.9970281720161438, 0.999994158744812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director/film-1_input &lt;SEP&gt; &lt;START&gt; /film/film/production_companies /award/award_nominee/award_nominations./award/award_nomination/award_nominee-1 /people/person/gender /people/person/gender-1 &lt;END&gt;</text:p>
          </table:table-cell>
          <table:table-cell office:value-type="string" calcext:value-type="string">
            <text:p><text:s/>0.04606254437877562 </text:p>
          </table:table-cell>
          <table:table-cell office:value-type="string" calcext:value-type="string">
            <text:p><text:s/>[0.05226728320121765, 0.9683365821838379, 0.9459022283554077, 0.9621602892875671, 0.9999953508377075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film/produced_by-1_input &lt;SEP&gt; &lt;START&gt; /people/person/spouse_s./people/marriage/type_of_union /people/person/spouse_s./people/marriage/type_of_union /base/schemastaging/person_extra/net_worth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43960987616745696 </text:p>
          </table:table-cell>
          <table:table-cell office:value-type="string" calcext:value-type="string">
            <text:p><text:s/>[0.0711924359202385, 0.9101699590682983, 0.9962213039398193, 0.6810157895088196, 0.9999955892562866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director/film-1_input &lt;SEP&gt; &lt;START&gt; /film/film/genre-1 /media_common/netflix_genre/titles-1 /award/award_category/nominees./award/award_nomination/nominated_for-1 /award/award_nominee/award_nominations./award/award_nomination/award &lt;END&gt;</text:p>
          </table:table-cell>
          <table:table-cell office:value-type="string" calcext:value-type="string">
            <text:p><text:s/>0.04219076821987284 </text:p>
          </table:table-cell>
          <table:table-cell office:value-type="string" calcext:value-type="string">
            <text:p><text:s/>[0.0579148605465889, 0.8155748844146729, 0.9956874251365662, 0.8971019387245178, 0.9999971389770508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film/produced_by-1_input &lt;SEP&gt; &lt;START&gt; /people/person/spouse_s./people/marriage/type_of_union-1 /people/person/spouse_s./people/marriage/type_of_union-1 /people/person/nationality-1 /film/film/release_date_s./film/film_regional_release_date/film_release_region-1 &lt;END&gt;</text:p>
          </table:table-cell>
          <table:table-cell office:value-type="string" calcext:value-type="string">
            <text:p><text:s/>0.041557166535009626 </text:p>
          </table:table-cell>
          <table:table-cell office:value-type="string" calcext:value-type="string">
            <text:p><text:s/>[0.04940749704837799, 0.866037130355835, 0.9965093731880188, 0.9746238589286804, 0.9999957084655762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film/produced_by-1_input &lt;SEP&gt; &lt;START&gt; /award/award_nominee/award_nominations./award/award_nomination/award_nominee /film/film_distributor/films_distributed./film/film_film_distributor_relationship/film /film/film/language /film/film/language &lt;END&gt;</text:p>
          </table:table-cell>
          <table:table-cell office:value-type="string" calcext:value-type="string">
            <text:p><text:s/>0.03957649465952173 </text:p>
          </table:table-cell>
          <table:table-cell office:value-type="string" calcext:value-type="string">
            <text:p><text:s/>[0.046303413808345795, 0.9833655953407288, 0.9984509944915771, 0.8705307245254517, 0.9999964237213135]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film/director/film-1_input &lt;SEP&gt; &lt;START&gt; /film/actor/film./film/performance/film-1 /award/award_nominee/award_nominations./award/award_nomination/award_nominee-1 /people/person/profession-1 /people/person/profession-1 &lt;END&gt;</text:p>
          </table:table-cell>
          <table:table-cell office:value-type="string" calcext:value-type="string">
            <text:p><text:s/>0.03399019720471555 </text:p>
          </table:table-cell>
          <table:table-cell office:value-type="string" calcext:value-type="string">
            <text:p><text:s/>[0.07099021226167679, 0.4990150034427643, 0.9919689297676086, 0.9672667980194092, 0.9999936819076538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record_label/artist-1_input &lt;SEP&gt; &lt;START&gt; /music/record_label/artist /music/record_label/artist /music/record_label/artist &lt;END&gt;</text:p>
          </table:table-cell>
          <table:table-cell office:value-type="string" calcext:value-type="string">
            <text:p><text:s/>0.7495021474075372 </text:p>
          </table:table-cell>
          <table:table-cell office:value-type="string" calcext:value-type="string">
            <text:p><text:s/>[0.8096346855163574, 0.9437838792800903, 0.9937055706977844, 0.9870826005935669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award/award_category/winners./award/award_honor/ceremony_input &lt;SEP&gt; &lt;START&gt; /award/award_category/winners./award/award_honor/ceremony-1 /award/award_category/winners./award/award_honor/ceremony /award/award_category/category_of-1 /time/event/instance_of_recurring_event &lt;END&gt;</text:p>
          </table:table-cell>
          <table:table-cell office:value-type="string" calcext:value-type="string">
            <text:p><text:s/>0.21255036547124168 </text:p>
          </table:table-cell>
          <table:table-cell office:value-type="string" calcext:value-type="string">
            <text:p><text:s/>[0.5163671374320984, 0.418026328086853, 0.985689640045166, 0.9989933371543884, 0.9999927282333374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award/award_category/winners./award/award_honor/ceremony_input &lt;SEP&gt; &lt;START&gt; /award/award_category/winners./award/award_honor/ceremony-1 /time/event/instance_of_recurring_event /award/award_category/category_of-1 /time/event/instance_of_recurring_event &lt;END&gt;</text:p>
          </table:table-cell>
          <table:table-cell office:value-type="string" calcext:value-type="string">
            <text:p><text:s/>0.1459994774522778 </text:p>
          </table:table-cell>
          <table:table-cell office:value-type="string" calcext:value-type="string">
            <text:p><text:s/>[0.5163671374320984, 0.30018335580825806, 0.9973679184913635, 0.9443989992141724, 0.9999889135360718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-1_input &lt;SEP&gt; &lt;START&gt; /film/film/music /film/film/release_date_s./film/film_regional_release_date/film_release_region-1 /location/statistical_region/gdp_nominal./measurement_unit/dated_money_value/currency-1 /film/film/estimated_budget./measurement_unit/dated_money_value/currency-1 &lt;END&gt;</text:p>
          </table:table-cell>
          <table:table-cell office:value-type="string" calcext:value-type="string">
            <text:p><text:s/>0.11414612378258261 </text:p>
          </table:table-cell>
          <table:table-cell office:value-type="string" calcext:value-type="string">
            <text:p><text:s/>[0.2399805337190628, 0.5079088807106018, 0.9973441958427429, 0.9389778971672058, 0.9999974966049194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artist/track_contributions./music/track_contribution/role_input &lt;SEP&gt; &lt;START&gt; /music/performance_role/track_performances./music/track_contribution/role-1 /music/performance_role/track_performances./music/track_contribution/role /music/performance_role/regular_performances./music/group_membership/role /music/artist/track_contributions./music/track_contribution/role &lt;END&gt;</text:p>
          </table:table-cell>
          <table:table-cell office:value-type="string" calcext:value-type="string">
            <text:p><text:s/>0.10068343393138157 </text:p>
          </table:table-cell>
          <table:table-cell office:value-type="string" calcext:value-type="string">
            <text:p><text:s/>[0.23934221267700195, 0.6418234705924988, 0.907059907913208, 0.72258460521698, 0.9999964237213135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-1_input &lt;SEP&gt; &lt;START&gt; /film/film_distributor/films_distributed./film/film_film_distributor_relationship/film-1 /film/film/language-1 /film/film/language &lt;END&gt;</text:p>
          </table:table-cell>
          <table:table-cell office:value-type="string" calcext:value-type="string">
            <text:p><text:s/>0.09777996429724804 </text:p>
          </table:table-cell>
          <table:table-cell office:value-type="string" calcext:value-type="string">
            <text:p><text:s/>[0.1919182538986206, 0.5263065099716187, 0.9733182787895203, 0.9945805668830872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_input &lt;SEP&gt; &lt;START&gt; /film/film/other_crew./film/film_crew_gig/film_crew_role /film/film/other_crew./film/film_crew_gig/film_crew_role-1 /film/film/production_companies-1 &lt;END&gt;</text:p>
          </table:table-cell>
          <table:table-cell office:value-type="string" calcext:value-type="string">
            <text:p><text:s/>0.08994161510060848 </text:p>
          </table:table-cell>
          <table:table-cell office:value-type="string" calcext:value-type="string">
            <text:p><text:s/>[0.24069924652576447, 0.3745914399623871, 0.9977065324783325, 0.9998279809951782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_input &lt;SEP&gt; &lt;START&gt; /film/film/other_crew./film/film_crew_gig/film_crew_role /film/film/other_crew./film/film_crew_gig/film_crew_role /film/film_distributor/films_distributed./film/film_film_distributor_relationship/film-1 /organization/organization/child./organization/organization_relationship/child &lt;END&gt;</text:p>
          </table:table-cell>
          <table:table-cell office:value-type="string" calcext:value-type="string">
            <text:p><text:s/>0.08818520426838306 </text:p>
          </table:table-cell>
          <table:table-cell office:value-type="string" calcext:value-type="string">
            <text:p><text:s/>[0.24069924652576447, 0.6044137477874756, 0.6066877841949463, 0.9991336464881897, 0.9999949932098389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people/ethnicity/people-1_input &lt;SEP&gt; &lt;START&gt; /people/ethnicity/people /people/person/spouse_s./people/marriage/type_of_union /people/person/spouse_s./people/marriage/type_of_union /base/popstra/celebrity/dated./base/popstra/dated/participant &lt;END&gt;</text:p>
          </table:table-cell>
          <table:table-cell office:value-type="string" calcext:value-type="string">
            <text:p><text:s/>0.08752576067506722 </text:p>
          </table:table-cell>
          <table:table-cell office:value-type="string" calcext:value-type="string">
            <text:p><text:s/>[0.8824489116668701, 0.16633787751197815, 0.9843228459358215, 0.6057849526405334, 0.9999979734420776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_input &lt;SEP&gt; &lt;START&gt; /film/film_distributor/films_distributed./film/film_film_distributor_relationship/film-1 /film/film/country-1 /language/human_language/countries_spoken_in-1 /film/film/language &lt;END&gt;</text:p>
          </table:table-cell>
          <table:table-cell office:value-type="string" calcext:value-type="string">
            <text:p><text:s/>0.08650038106518751 </text:p>
          </table:table-cell>
          <table:table-cell office:value-type="string" calcext:value-type="string">
            <text:p><text:s/>[0.2796805202960968, 0.31438353657722473, 0.9979082345962524, 0.9858384728431702, 0.9999991655349731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-1_input &lt;SEP&gt; &lt;START&gt; /film/film_distributor/films_distributed./film/film_film_distributor_relationship/film /film/film/release_date_s./film/film_regional_release_date/film_release_region /location/statistical_region/gdp_nominal_per_capita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8420261841763968 </text:p>
          </table:table-cell>
          <table:table-cell office:value-type="string" calcext:value-type="string">
            <text:p><text:s/>[0.22640007734298706, 0.40281280875205994, 0.9879761338233948, 0.9345465898513794, 0.9999961853027344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-1_input &lt;SEP&gt; &lt;START&gt; /film/film/dubbing_performances./film/dubbing_performance/actor /people/person/gender-1 /people/person/gender-1 &lt;END&gt;</text:p>
          </table:table-cell>
          <table:table-cell office:value-type="string" calcext:value-type="string">
            <text:p><text:s/>0.08326095003678058 </text:p>
          </table:table-cell>
          <table:table-cell office:value-type="string" calcext:value-type="string">
            <text:p><text:s/>[0.0897287055850029, 0.9952424764633179, 0.955582857131958, 0.9756919145584106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-1_input &lt;SEP&gt; &lt;START&gt; /people/person/spouse_s./people/marriage/type_of_union-1 /people/person/spouse_s./people/marriage/type_of_union /people/person/languages /film/film/language-1 &lt;END&gt;</text:p>
          </table:table-cell>
          <table:table-cell office:value-type="string" calcext:value-type="string">
            <text:p><text:s/>0.08077142009684443 </text:p>
          </table:table-cell>
          <table:table-cell office:value-type="string" calcext:value-type="string">
            <text:p><text:s/>[0.09562025964260101, 0.8519909381866455, 0.9935145378112793, 0.9979288578033447, 0.9999977350234985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award/award_category/winners./award/award_honor/ceremony_input &lt;SEP&gt; &lt;START&gt; /award/award_category/winners./award/award_honor/ceremony-1 /award/award_category/winners./award/award_honor/ceremony-1 /time/event/instance_of_recurring_event /award/award_category/category_of-1 &lt;END&gt;</text:p>
          </table:table-cell>
          <table:table-cell office:value-type="string" calcext:value-type="string">
            <text:p><text:s/>0.07170630664352062 </text:p>
          </table:table-cell>
          <table:table-cell office:value-type="string" calcext:value-type="string">
            <text:p><text:s/>[0.5163671374320984, 0.14145687222480774, 0.9832589626312256, 0.9984103441238403, 0.9999947547912598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-1_input &lt;SEP&gt; &lt;START&gt; /film/film/country /people/person/nationality-1 /music/artist/track_contributions./music/track_contribution/role /music/artist/track_contributions./music/track_contribution/role-1 &lt;END&gt;</text:p>
          </table:table-cell>
          <table:table-cell office:value-type="string" calcext:value-type="string">
            <text:p><text:s/>0.07082288519801995 </text:p>
          </table:table-cell>
          <table:table-cell office:value-type="string" calcext:value-type="string">
            <text:p><text:s/>[0.07305934280157089, 0.9805599451065063, 0.9923795461654663, 0.9962154030799866, 0.9999830722808838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people/ethnicity/people-1_input &lt;SEP&gt; &lt;START&gt; /people/ethnicity/people /people/person/profession /people/person/profession-1 /influence/influence_node/influenced_by-1 &lt;END&gt;</text:p>
          </table:table-cell>
          <table:table-cell office:value-type="string" calcext:value-type="string">
            <text:p><text:s/>0.0689458668039866 </text:p>
          </table:table-cell>
          <table:table-cell office:value-type="string" calcext:value-type="string">
            <text:p><text:s/>[0.8824489116668701, 0.08225158601999283, 0.9940158128738403, 0.9556189775466919, 0.9999915361404419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people/ethnicity/people-1_input &lt;SEP&gt; &lt;START&gt; /people/ethnicity/people /award/award_winner/awards_won./award/award_honor/award_winner-1 /people/person/gender /people/person/gender-1 &lt;END&gt;</text:p>
          </table:table-cell>
          <table:table-cell office:value-type="string" calcext:value-type="string">
            <text:p><text:s/>0.06439614546367883 </text:p>
          </table:table-cell>
          <table:table-cell office:value-type="string" calcext:value-type="string">
            <text:p><text:s/>[0.8824489116668701, 0.07424621284008026, 0.98773592710495, 0.995078444480896, 0.9999949932098389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_input &lt;SEP&gt; &lt;START&gt; /award/award_nominee/award_nominations./award/award_nomination/nominated_for-1 &lt;END&gt;</text:p>
          </table:table-cell>
          <table:table-cell office:value-type="string" calcext:value-type="string">
            <text:p><text:s/>0.06309653999364029 </text:p>
          </table:table-cell>
          <table:table-cell office:value-type="string" calcext:value-type="string">
            <text:p><text:s/>[0.0711304172873497, 0.8870542645454407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award/award_category/winners./award/award_honor/ceremony_input &lt;SEP&gt; &lt;START&gt; /award/award_nominee/award_nominations./award/award_nomination/award /award/award_category/winners./award/award_honor/award_winner /award/award_nominee/award_nominations./award/award_nomination/award /award/award_ceremony/awards_presented./award/award_honor/award_winner-1 &lt;END&gt;</text:p>
          </table:table-cell>
          <table:table-cell office:value-type="string" calcext:value-type="string">
            <text:p><text:s/>0.0608919476045582 </text:p>
          </table:table-cell>
          <table:table-cell office:value-type="string" calcext:value-type="string">
            <text:p><text:s/>[0.07197795808315277, 0.8719019889831543, 0.9844457507133484, 0.9856100678443909, 0.9999902248382568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artist/track_contributions./music/track_contribution/role_input &lt;SEP&gt; &lt;START&gt; /music/performance_role/regular_performances./music/group_membership/role /music/performance_role/guest_performances./music/recording_contribution/performance_role-1 /music/performance_role/track_performances./music/track_contribution/role-1 /music/artist/track_contributions./music/track_contribution/role-1 &lt;END&gt;</text:p>
          </table:table-cell>
          <table:table-cell office:value-type="string" calcext:value-type="string">
            <text:p><text:s/>0.06061246633110292 </text:p>
          </table:table-cell>
          <table:table-cell office:value-type="string" calcext:value-type="string">
            <text:p><text:s/>[0.07548285275697708, 0.901259183883667, 0.9084495902061462, 0.9807649254798889, 0.9999958276748657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_input &lt;SEP&gt; &lt;START&gt; /film/film_distributor/films_distributed./film/film_film_distributor_relationship/film /film/film/country-1 /location/statistical_region/places_exported_to./location/imports_and_exports/exported_to /film/film/release_date_s./film/film_regional_release_date/film_release_region &lt;END&gt;</text:p>
          </table:table-cell>
          <table:table-cell office:value-type="string" calcext:value-type="string">
            <text:p><text:s/>0.060204346439013685 </text:p>
          </table:table-cell>
          <table:table-cell office:value-type="string" calcext:value-type="string">
            <text:p><text:s/>[0.1684654951095581, 0.36240503191947937, 0.9974109530448914, 0.9886648654937744, 0.9999986886978149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artist/track_contributions./music/track_contribution/role_input &lt;SEP&gt; &lt;START&gt; /music/performance_role/track_performances./music/track_contribution/role /music/performance_role/track_performances./music/track_contribution/role-1 /music/performance_role/track_performances./music/track_contribution/role /music/artist/track_contributions./music/track_contribution/role-1 &lt;END&gt;</text:p>
          </table:table-cell>
          <table:table-cell office:value-type="string" calcext:value-type="string">
            <text:p><text:s/>0.05914495918528119 </text:p>
          </table:table-cell>
          <table:table-cell office:value-type="string" calcext:value-type="string">
            <text:p><text:s/>[0.24695104360580444, 0.5766533613204956, 0.7010097503662109, 0.592475175857544, 0.9999949932098389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_input &lt;SEP&gt; &lt;START&gt; /award/award_nominee/award_nominations./award/award_nomination/award /award/award_category/nominees./award/award_nomination/nominated_for-1 /film/film/language /film/film/language-1 &lt;END&gt;</text:p>
          </table:table-cell>
          <table:table-cell office:value-type="string" calcext:value-type="string">
            <text:p><text:s/>0.05684579336858089 </text:p>
          </table:table-cell>
          <table:table-cell office:value-type="string" calcext:value-type="string">
            <text:p><text:s/>[0.06156816706061363, 0.9745762944221497, 0.9763696789741516, 0.9703184962272644, 0.9999946355819702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people/ethnicity/people-1_input &lt;SEP&gt; &lt;START&gt; /people/ethnicity/people /people/person/spouse_s./people/marriage/type_of_union /people/person/spouse_s./people/marriage/type_of_union /base/popstra/celebrity/dated./base/popstra/dated/participant-1 &lt;END&gt;</text:p>
          </table:table-cell>
          <table:table-cell office:value-type="string" calcext:value-type="string">
            <text:p><text:s/>0.05582533116837662 </text:p>
          </table:table-cell>
          <table:table-cell office:value-type="string" calcext:value-type="string">
            <text:p><text:s/>[0.8824489116668701, 0.16633787751197815, 0.9843228459358215, 0.38637906312942505, 0.9999986886978149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_input &lt;SEP&gt; &lt;START&gt; /film/film/other_crew./film/film_crew_gig/film_crew_role /film/film/other_crew./film/film_crew_gig/film_crew_role-1 /film/film/music-1 &lt;END&gt;</text:p>
          </table:table-cell>
          <table:table-cell office:value-type="string" calcext:value-type="string">
            <text:p><text:s/>0.055713561986811315 </text:p>
          </table:table-cell>
          <table:table-cell office:value-type="string" calcext:value-type="string">
            <text:p><text:s/>[0.09269819408655167, 0.6084845662117004, 0.9883393049240112, 0.9993877410888672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-1_input &lt;SEP&gt; &lt;START&gt; /award/award_nominee/award_nominations./award/award_nomination/nominated_for-1 /film/film/estimated_budget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54888411537530844 </text:p>
          </table:table-cell>
          <table:table-cell office:value-type="string" calcext:value-type="string">
            <text:p><text:s/>[0.05512416735291481, 0.9978377223014832, 0.998217761516571, 0.9996625185012817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people/ethnicity/people-1_input &lt;SEP&gt; &lt;START&gt; /people/ethnicity/people /award/award_nominee/award_nominations./award/award_nomination/award_nominee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05431520483165687 </text:p>
          </table:table-cell>
          <table:table-cell office:value-type="string" calcext:value-type="string">
            <text:p><text:s/>[0.8824489116668701, 0.09354739636182785, 0.7384136915206909, 0.8910479545593262, 0.9999984502792358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-1_input &lt;SEP&gt; &lt;START&gt; /film/film/music /film/director/film /base/schemastaging/person_extra/net_worth./measurement_unit/dated_money_value/currency-1 /film/film/estimated_budget./measurement_unit/dated_money_value/currency &lt;END&gt;</text:p>
          </table:table-cell>
          <table:table-cell office:value-type="string" calcext:value-type="string">
            <text:p><text:s/>0.053437393999484835 </text:p>
          </table:table-cell>
          <table:table-cell office:value-type="string" calcext:value-type="string">
            <text:p><text:s/>[0.2399805337190628, 0.2352638989686966, 0.999481737613678, 0.9469791054725647, 0.9999970197677612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_input &lt;SEP&gt; &lt;START&gt; /film/film/other_crew./film/film_crew_gig/film_crew_role /film/film/other_crew./film/film_crew_gig/film_crew_role /film/film/production_companies &lt;END&gt;</text:p>
          </table:table-cell>
          <table:table-cell office:value-type="string" calcext:value-type="string">
            <text:p><text:s/>0.05154489394583325 </text:p>
          </table:table-cell>
          <table:table-cell office:value-type="string" calcext:value-type="string">
            <text:p><text:s/>[0.24069924652576447, 0.6044137477874756, 0.35444122552871704, 0.9996140599250793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artist/track_contributions./music/track_contribution/role_input &lt;SEP&gt; &lt;START&gt; /music/performance_role/regular_performances./music/group_membership/role-1 /music/performance_role/track_performances./music/track_contribution/role /music/performance_role/track_performances./music/track_contribution/role /music/artist/track_contributions./music/track_contribution/role-1 &lt;END&gt;</text:p>
          </table:table-cell>
          <table:table-cell office:value-type="string" calcext:value-type="string">
            <text:p><text:s/>0.04961629105628405 </text:p>
          </table:table-cell>
          <table:table-cell office:value-type="string" calcext:value-type="string">
            <text:p><text:s/>[0.192899689078331, 0.42315569519996643, 0.6436886787414551, 0.9443289041519165, 0.999984860420227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-1_input &lt;SEP&gt; &lt;START&gt; /film/film/other_crew./film/film_crew_gig/film_crew_role /film/film/other_crew./film/film_crew_gig/film_crew_role /film/film_distributor/films_distributed./film/film_film_distributor_relationship/film-1 &lt;END&gt;</text:p>
          </table:table-cell>
          <table:table-cell office:value-type="string" calcext:value-type="string">
            <text:p><text:s/>0.046957139485578295 </text:p>
          </table:table-cell>
          <table:table-cell office:value-type="string" calcext:value-type="string">
            <text:p><text:s/>[0.0896906927227974, 0.556959331035614, 0.9519445896148682, 0.9874590635299683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award/award_category/winners./award/award_honor/ceremony_input &lt;SEP&gt; &lt;START&gt; /award/award_ceremony/awards_presented./award/award_honor/award_winner-1 /people/person/gender-1 /people/person/gender-1 /award/award_nominee/award_nominations./award/award_nomination/award &lt;END&gt;</text:p>
          </table:table-cell>
          <table:table-cell office:value-type="string" calcext:value-type="string">
            <text:p><text:s/>0.04594799116314607 </text:p>
          </table:table-cell>
          <table:table-cell office:value-type="string" calcext:value-type="string">
            <text:p><text:s/>[0.17932312190532684, 0.3079317808151245, 0.843366801738739, 0.9866438508033752, 0.9999972581863403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artist/track_contributions./music/track_contribution/role_input &lt;SEP&gt; &lt;START&gt; /music/performance_role/regular_performances./music/group_membership/role-1 /music/performance_role/regular_performances./music/group_membership/role-1 /music/performance_role/track_performances./music/track_contribution/role-1 /music/artist/track_contributions./music/track_contribution/role-1 &lt;END&gt;</text:p>
          </table:table-cell>
          <table:table-cell office:value-type="string" calcext:value-type="string">
            <text:p><text:s/>0.04225157549255506 </text:p>
          </table:table-cell>
          <table:table-cell office:value-type="string" calcext:value-type="string">
            <text:p><text:s/>[0.192899689078331, 0.39195606112480164, 0.5778605341911316, 0.9670608639717102, 0.9999934434890747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production_companies-1_input &lt;SEP&gt; &lt;START&gt; /organization/organization/headquarters./location/mailing_address/citytown-1 /organization/organization/headquarters./location/mailing_address/citytown-1 /award/award_nominee/award_nominations./award/award_nomination/award_nominee-1 /film/film/produced_by-1 &lt;END&gt;</text:p>
          </table:table-cell>
          <table:table-cell office:value-type="string" calcext:value-type="string">
            <text:p><text:s/>0.03814778536369941 </text:p>
          </table:table-cell>
          <table:table-cell office:value-type="string" calcext:value-type="string">
            <text:p><text:s/>[0.0661303922533989, 0.9450644850730896, 0.6104937791824341, 0.9998319149017334, 0.9999966621398926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_input &lt;SEP&gt; &lt;START&gt; /award/award_category/nominees./award/award_nomination/nominated_for /award/award_category/nominees./award/award_nomination/nominated_for-1 /award/award_category/nominees./award/award_nomination/nominated_for-1 /award/award_nominee/award_nominations./award/award_nomination/award &lt;END&gt;</text:p>
          </table:table-cell>
          <table:table-cell office:value-type="string" calcext:value-type="string">
            <text:p><text:s/>0.0375448616396372 </text:p>
          </table:table-cell>
          <table:table-cell office:value-type="string" calcext:value-type="string">
            <text:p><text:s/>[0.06034307926893234, 0.9040783643722534, 0.7665687203407288, 0.8977738618850708, 0.9999974966049194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film/film/music_input &lt;SEP&gt; &lt;START&gt; /people/person/profession /people/person/profession /film/film/music-1 &lt;END&gt;</text:p>
          </table:table-cell>
          <table:table-cell office:value-type="string" calcext:value-type="string">
            <text:p><text:s/>0.03527069429792779 </text:p>
          </table:table-cell>
          <table:table-cell office:value-type="string" calcext:value-type="string">
            <text:p><text:s/>[0.06455190479755402, 0.8966172337532043, 0.6095146536827087, 0.9998013377189636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record_label/artist-1_input &lt;SEP&gt; &lt;START&gt; /business/business_operation/industry-1 /film/film/genre /film/film/language-1 /people/person/languages &lt;END&gt;</text:p>
          </table:table-cell>
          <table:table-cell office:value-type="string" calcext:value-type="string">
            <text:p><text:s/>0.02622752322021828 </text:p>
          </table:table-cell>
          <table:table-cell office:value-type="string" calcext:value-type="string">
            <text:p><text:s/>[0.027130773290991783, 0.989000678062439, 0.9984627962112427, 0.978972315788269, 0.9999912977218628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record_label/artist-1_input &lt;SEP&gt; &lt;START&gt; /people/person/profession-1 /people/person/profession-1 /education/field_of_study/students_majoring./education/education/student-1 /business/business_operation/industry-1 &lt;END&gt;</text:p>
          </table:table-cell>
          <table:table-cell office:value-type="string" calcext:value-type="string">
            <text:p><text:s/>0.026067294700521163 </text:p>
          </table:table-cell>
          <table:table-cell office:value-type="string" calcext:value-type="string">
            <text:p><text:s/>[0.044661279767751694, 0.6973544955253601, 0.8372200727462769, 0.999707043170929, 0.9999972581863403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record_label/artist-1_input &lt;SEP&gt; &lt;START&gt; /award/award_nominee/award_nominations./award/award_nomination/award /award/award_nominee/award_nominations./award/award_nomination/award-1 /award/award_winner/awards_won./award/award_honor/award_winner-1 /music/record_label/artist &lt;END&gt;</text:p>
          </table:table-cell>
          <table:table-cell office:value-type="string" calcext:value-type="string">
            <text:p><text:s/>0.020995887883181193 </text:p>
          </table:table-cell>
          <table:table-cell office:value-type="string" calcext:value-type="string">
            <text:p><text:s/>[0.05463129281997681, 0.7175735235214233, 0.5371620059013367, 0.9970701932907104, 0.9999892711639404]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usic/record_label/artist-1_input &lt;SEP&gt; &lt;START&gt; /music/record_label/artist /people/person/profession-1 /people/person/profession &lt;END&gt;</text:p>
          </table:table-cell>
          <table:table-cell office:value-type="string" calcext:value-type="string">
            <text:p><text:s/>0.015294724430928875 </text:p>
          </table:table-cell>
          <table:table-cell office:value-type="string" calcext:value-type="string">
            <text:p><text:s/>[0.8096346855163574, 0.023633209988474846, 0.8123626708984375, 0.9839655160903931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film/film/country_input &lt;SEP&gt; &lt;START&gt; /film/film/release_date_s./film/film_regional_release_date/film_release_region /film/film/release_date_s./film/film_regional_release_date/film_release_region /location/statistical_region/gdp_nominal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17153981476567345 </text:p>
          </table:table-cell>
          <table:table-cell office:value-type="string" calcext:value-type="string">
            <text:p><text:s/>[0.47625890374183655, 0.8538303971290588, 0.4241185188293457, 0.9946350455284119, 0.9999982118606567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film/film/country_input &lt;SEP&gt; &lt;START&gt; /film/film/release_date_s./film/film_regional_release_date/film_release_region-1 /film/film/release_date_s./film/film_regional_release_date/film_release_region-1 /film/film/release_date_s./film/film_regional_release_date/film_release_region-1 /location/location/adjoin_s./location/adjoining_relationship/adjoins &lt;END&gt;</text:p>
          </table:table-cell>
          <table:table-cell office:value-type="string" calcext:value-type="string">
            <text:p><text:s/>0.12861909305245306 </text:p>
          </table:table-cell>
          <table:table-cell office:value-type="string" calcext:value-type="string">
            <text:p><text:s/>[0.29034656286239624, 0.783828616142273, 0.6246484518051147, 0.9047583341598511, 0.9999985694885254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organization/endowed_organization/endowment./measurement_unit/dated_money_value/currency-1_input &lt;SEP&gt; &lt;START&gt; /film/film/estimated_budget./measurement_unit/dated_money_value/currency /film/film/estimated_budget./measurement_unit/dated_money_value/currency /organization/endowed_organization/endowment./measurement_unit/dated_money_value/currency &lt;END&gt;</text:p>
          </table:table-cell>
          <table:table-cell office:value-type="string" calcext:value-type="string">
            <text:p><text:s/>0.11798245588449564 </text:p>
          </table:table-cell>
          <table:table-cell office:value-type="string" calcext:value-type="string">
            <text:p><text:s/>[0.5579774975776672, 0.36011645197868347, 0.5871725678443909, 0.9999816417694092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military/military_combatant/military_conflicts./military/military_combatant_group/combatants_input &lt;SEP&gt; &lt;START&gt; /location/country/official_language /language/human_language/countries_spoken_in-1 /military/military_combatant/military_conflicts./military/military_combatant_group/combatants-1 /military/military_combatant/military_conflicts./military/military_combatant_group/combatants-1 &lt;END&gt;</text:p>
          </table:table-cell>
          <table:table-cell office:value-type="string" calcext:value-type="string">
            <text:p><text:s/>0.11721110711467424 </text:p>
          </table:table-cell>
          <table:table-cell office:value-type="string" calcext:value-type="string">
            <text:p><text:s/>[0.15321333706378937, 0.7878241539001465, 0.9834102988243103, 0.9874359369277954, 0.9999982118606567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film/film/country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09390648658866677 </text:p>
          </table:table-cell>
          <table:table-cell office:value-type="string" calcext:value-type="string">
            <text:p><text:s/>[0.47625890374183655, 0.8538303971290588, 0.5594126582145691, 0.41281017661094666, 0.9999958276748657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popstra/celebrity/dated./base/popstra/dated/participant-1_input &lt;SEP&gt; &lt;START&gt; /people/person/profession /people/person/profession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9350344710630909 </text:p>
          </table:table-cell>
          <table:table-cell office:value-type="string" calcext:value-type="string">
            <text:p><text:s/>[0.14363494515419006, 0.7031325101852417, 0.9885827302932739, 0.9365227818489075, 0.999997615814209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military/military_combatant/military_conflicts./military/military_combatant_group/combatants_input &lt;SEP&gt; &lt;START&gt; /film/film/release_date_s./film/film_regional_release_date/film_release_region-1 /film/film/release_date_s./film/film_regional_release_date/film_release_region /military/military_conflict/combatants./military/military_combatant_group/combatants /base/culturalevent/event/entity_involved-1 &lt;END&gt;</text:p>
          </table:table-cell>
          <table:table-cell office:value-type="string" calcext:value-type="string">
            <text:p><text:s/>0.09281861638009466 </text:p>
          </table:table-cell>
          <table:table-cell office:value-type="string" calcext:value-type="string">
            <text:p><text:s/>[0.26729750633239746, 0.6371970176696777, 0.5510867834091187, 0.9888896942138672, 0.9999967813491821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popstra/celebrity/dated./base/popstra/dated/participant-1_input &lt;SEP&gt; &lt;START&gt; /people/deceased_person/place_of_death /people/deceased_person/place_of_death /base/popstra/celebrity/dated./base/popstra/dated/participant &lt;END&gt;</text:p>
          </table:table-cell>
          <table:table-cell office:value-type="string" calcext:value-type="string">
            <text:p><text:s/>0.09250235405065459 </text:p>
          </table:table-cell>
          <table:table-cell office:value-type="string" calcext:value-type="string">
            <text:p><text:s/>[0.09915121644735336, 0.9882049560546875, 0.9445154070854187, 0.9995365142822266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schemastaging/person_extra/net_worth./measurement_unit/dated_money_value/currency-1_input &lt;SEP&gt; &lt;START&gt; /business/business_operation/assets./measurement_unit/dated_money_value/currency /base/schemastaging/organization_extra/phone_number./base/schemastaging/phone_sandbox/service_language-1 /tv/tv_program/languages-1 /tv/tv_program/regular_cast./tv/regular_tv_appearance/actor &lt;END&gt;</text:p>
          </table:table-cell>
          <table:table-cell office:value-type="string" calcext:value-type="string">
            <text:p><text:s/>0.09134510626677902 </text:p>
          </table:table-cell>
          <table:table-cell office:value-type="string" calcext:value-type="string">
            <text:p><text:s/>[0.0923413559794426, 0.9984620809555054, 0.9965628981590271, 0.9941536784172058, 0.9999982118606567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schemastaging/person_extra/net_worth./measurement_unit/dated_money_value/currency-1_input &lt;SEP&gt; &lt;START&gt; /film/film/estimated_budget./measurement_unit/dated_money_value/currency-1 /film/actor/film./film/performance/film-1 /award/award_nominee/award_nominations./award/award_nomination/award_nominee /award/award_nominee/award_nominations./award/award_nomination/award_nominee-1 &lt;END&gt;</text:p>
          </table:table-cell>
          <table:table-cell office:value-type="string" calcext:value-type="string">
            <text:p><text:s/>0.09130936929591402 </text:p>
          </table:table-cell>
          <table:table-cell office:value-type="string" calcext:value-type="string">
            <text:p><text:s/>[0.28861257433891296, 0.5877928137779236, 0.5445032119750977, 0.9885045886039734, 0.9999923706054688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schemastaging/person_extra/net_worth./measurement_unit/dated_money_value/currency-1_input &lt;SEP&gt; &lt;START&gt; /organization/endowed_organization/endowment./measurement_unit/dated_money_value/currency /education/university/local_tuition./measurement_unit/dated_money_value/currency-1 /film/film/estimated_budget./measurement_unit/dated_money_value/currency-1 /award/award_nominee/award_nominations./award/award_nomination/nominated_for-1 &lt;END&gt;</text:p>
          </table:table-cell>
          <table:table-cell office:value-type="string" calcext:value-type="string">
            <text:p><text:s/>0.08427225285597176 </text:p>
          </table:table-cell>
          <table:table-cell office:value-type="string" calcext:value-type="string">
            <text:p><text:s/>[0.16799244284629822, 0.5066863298416138, 0.9928941130638123, 0.9971340894699097, 0.9999980926513672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schemastaging/person_extra/net_worth./measurement_unit/dated_money_value/currency-1_input &lt;SEP&gt; &lt;START&gt; /organization/endowed_organization/endowment./measurement_unit/dated_money_value/currency /education/educational_degree/people_with_this_degree./education/education/institution-1 /education/educational_degree/people_with_this_degree./education/education/major_field_of_study /people/person/languages &lt;END&gt;</text:p>
          </table:table-cell>
          <table:table-cell office:value-type="string" calcext:value-type="string">
            <text:p><text:s/>0.07483323419645879 </text:p>
          </table:table-cell>
          <table:table-cell office:value-type="string" calcext:value-type="string">
            <text:p><text:s/>[0.16799244284629822, 0.450947642326355, 0.9924582839012146, 0.9953315854072571, 0.9999967813491821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organization/endowed_organization/endowment./measurement_unit/dated_money_value/currency-1_input &lt;SEP&gt; &lt;START&gt; /base/schemastaging/person_extra/net_worth./measurement_unit/dated_money_value/currency-1 /base/schemastaging/person_extra/net_worth./measurement_unit/dated_money_value/currency-1 /organization/endowed_organization/endowment./measurement_unit/dated_money_value/currency &lt;END&gt;</text:p>
          </table:table-cell>
          <table:table-cell office:value-type="string" calcext:value-type="string">
            <text:p><text:s/>0.07060089882794257 </text:p>
          </table:table-cell>
          <table:table-cell office:value-type="string" calcext:value-type="string">
            <text:p><text:s/>[0.07197373360395432, 0.9892910122871399, 0.9915608763694763, 0.9999833106994629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film/film/country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6718786240155664 </text:p>
          </table:table-cell>
          <table:table-cell office:value-type="string" calcext:value-type="string">
            <text:p><text:s/>[0.47625890374183655, 0.8538303971290588, 0.5594126582145691, 0.2953568696975708, 0.9999924898147583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military/military_combatant/military_conflicts./military/military_combatant_group/combatants_input &lt;SEP&gt; &lt;START&gt; /film/film/release_date_s./film/film_regional_release_date/film_release_region /film/film/release_date_s./film/film_regional_release_date/film_release_region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06554353600163529 </text:p>
          </table:table-cell>
          <table:table-cell office:value-type="string" calcext:value-type="string">
            <text:p><text:s/>[0.2373865842819214, 0.5263562798500061, 0.674974262714386, 0.7771632671356201, 0.9999871253967285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popstra/celebrity/dated./base/popstra/dated/participant-1_input &lt;SEP&gt; &lt;START&gt; /people/person/gender-1 /people/person/gender-1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06405060261210244 </text:p>
          </table:table-cell>
          <table:table-cell office:value-type="string" calcext:value-type="string">
            <text:p><text:s/>[0.08407097309827805, 0.7944245934486389, 0.9903126955032349, 0.9683966040611267, 0.9999973773956299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schemastaging/person_extra/net_worth./measurement_unit/dated_money_value/currency-1_input &lt;SEP&gt; &lt;START&gt; /film/film/estimated_budget./measurement_unit/dated_money_value/currency-1 /film/actor/film./film/performance/film-1 /people/person/gender /people/person/gender-1 &lt;END&gt;</text:p>
          </table:table-cell>
          <table:table-cell office:value-type="string" calcext:value-type="string">
            <text:p><text:s/>0.0640334412177495 </text:p>
          </table:table-cell>
          <table:table-cell office:value-type="string" calcext:value-type="string">
            <text:p><text:s/>[0.28861257433891296, 0.5877928137779236, 0.3912809193134308, 0.9646915793418884, 0.9999773502349854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film/film/country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 /film/film/country-1 &lt;END&gt;</text:p>
          </table:table-cell>
          <table:table-cell office:value-type="string" calcext:value-type="string">
            <text:p><text:s/>0.06268332529591741 </text:p>
          </table:table-cell>
          <table:table-cell office:value-type="string" calcext:value-type="string">
            <text:p><text:s/>[0.47625890374183655, 0.8538303971290588, 0.5594126582145691, 0.27555397152900696, 0.9999961853027344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popstra/celebrity/dated./base/popstra/dated/participant-1_input &lt;SEP&gt; &lt;START&gt; /award/award_nominee/award_nominations./award/award_nomination/award_nominee /people/person/gender-1 /people/person/gender-1 /award/award_nominee/award_nominations./award/award_nomination/award_nominee-1 &lt;END&gt;</text:p>
          </table:table-cell>
          <table:table-cell office:value-type="string" calcext:value-type="string">
            <text:p><text:s/>0.05927483746500681 </text:p>
          </table:table-cell>
          <table:table-cell office:value-type="string" calcext:value-type="string">
            <text:p><text:s/>[0.06706364452838898, 0.9326557517051697, 0.9821407794952393, 0.9649158716201782, 0.9999969005584717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military/military_combatant/military_conflicts./military/military_combatant_group/combatants_input &lt;SEP&gt; &lt;START&gt; /film/film/release_date_s./film/film_regional_release_date/film_release_region /film/film/release_date_s./film/film_regional_release_date/film_release_region-1 /olympics/olympic_participating_country/medals_won./olympics/olympic_medal_honor/olympics /olympics/olympic_participating_country/medals_won./olympics/olympic_medal_honor/olympics &lt;END&gt;</text:p>
          </table:table-cell>
          <table:table-cell office:value-type="string" calcext:value-type="string">
            <text:p><text:s/>0.05926874498800975 </text:p>
          </table:table-cell>
          <table:table-cell office:value-type="string" calcext:value-type="string">
            <text:p><text:s/>[0.2373865842819214, 0.36376866698265076, 0.6923642754554749, 0.991317629814148, 0.9999926090240479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military/military_combatant/military_conflicts./military/military_combatant_group/combatants_input &lt;SEP&gt; &lt;START&gt; /film/film/release_date_s./film/film_regional_release_date/film_release_region-1 /film/film/release_date_s./film/film_regional_release_date/film_release_region /film/film/release_date_s./film/film_regional_release_date/film_release_region /film/film/release_date_s./film/film_regional_release_date/film_release_region-1 &lt;END&gt;</text:p>
          </table:table-cell>
          <table:table-cell office:value-type="string" calcext:value-type="string">
            <text:p><text:s/>0.05673319114858568 </text:p>
          </table:table-cell>
          <table:table-cell office:value-type="string" calcext:value-type="string">
            <text:p><text:s/>[0.26729750633239746, 0.6371970176696777, 0.34705230593681335, 0.9597876071929932, 0.999996542930603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organization/endowed_organization/endowment./measurement_unit/dated_money_value/currency-1_input &lt;SEP&gt; &lt;START&gt; /education/university/local_tuition./measurement_unit/dated_money_value/currency-1 /organization/endowed_organization/endowment./measurement_unit/dated_money_value/currency-1 /base/schemastaging/person_extra/net_worth./measurement_unit/dated_money_value/currency /education/educational_institution/students_graduates./education/education/student-1 &lt;END&gt;</text:p>
          </table:table-cell>
          <table:table-cell office:value-type="string" calcext:value-type="string">
            <text:p><text:s/>0.05479608723886259 </text:p>
          </table:table-cell>
          <table:table-cell office:value-type="string" calcext:value-type="string">
            <text:p><text:s/>[0.056535836309194565, 0.9931467175483704, 0.9817318320274353, 0.9940774440765381, 0.9999982118606567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organization/endowed_organization/endowment./measurement_unit/dated_money_value/currency-1_input &lt;SEP&gt; &lt;START&gt; /film/film/estimated_budget./measurement_unit/dated_money_value/currency /award/award_nominated_work/award_nominations./award/award_nomination/nominated_for-1 /film/film/estimated_budget./measurement_unit/dated_money_value/currency /education/university/domestic_tuition./measurement_unit/dated_money_value/currency &lt;END&gt;</text:p>
          </table:table-cell>
          <table:table-cell office:value-type="string" calcext:value-type="string">
            <text:p><text:s/>0.05191632031471341 </text:p>
          </table:table-cell>
          <table:table-cell office:value-type="string" calcext:value-type="string">
            <text:p><text:s/>[0.5579774975776672, 0.11120027303695679, 0.8676304817199707, 0.9643776416778564, 0.9999986886978149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organization/endowed_organization/endowment./measurement_unit/dated_money_value/currency-1_input &lt;SEP&gt; &lt;START&gt; /film/film/estimated_budget./measurement_unit/dated_money_value/currency /film/film/language-1 /education/educational_degree/people_with_this_degree./education/education/major_field_of_study-1 /education/educational_degree/people_with_this_degree./education/education/institution-1 &lt;END&gt;</text:p>
          </table:table-cell>
          <table:table-cell office:value-type="string" calcext:value-type="string">
            <text:p><text:s/>0.036843774136090024 </text:p>
          </table:table-cell>
          <table:table-cell office:value-type="string" calcext:value-type="string">
            <text:p><text:s/>[0.5579774975776672, 0.18964338302612305, 0.5476529598236084, 0.6357778310775757, 0.9999974966049194]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base/popstra/celebrity/dated./base/popstra/dated/participant-1_input &lt;SEP&gt; &lt;START&gt; /people/person/profession /people/person/profession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031731611586685256 </text:p>
          </table:table-cell>
          <table:table-cell office:value-type="string" calcext:value-type="string">
            <text:p><text:s/>[0.14363494515419006, 0.2927980124950409, 0.9706919193267822, 0.7772912383079529, 0.9999970197677612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film/film/produced_by_input &lt;SEP&gt; &lt;START&gt; /film/film/music-1 /film/film/music-1 /award/award_nominee/award_nominations./award/award_nomination/nominated_for &lt;END&gt;</text:p>
          </table:table-cell>
          <table:table-cell office:value-type="string" calcext:value-type="string">
            <text:p><text:s/>0.1431365944268553 </text:p>
          </table:table-cell>
          <table:table-cell office:value-type="string" calcext:value-type="string">
            <text:p><text:s/>[0.15880939364433289, 0.9893695116043091, 0.9113743901252747, 0.9995836615562439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education/educational_institution/students_graduates./education/education/major_field_of_study_input &lt;SEP&gt; &lt;START&gt; /education/educational_institution/students_graduates./education/education/major_field_of_study-1 /education/educational_institution/students_graduates./education/education/major_field_of_study-1 /education/educational_degree/people_with_this_degree./education/education/major_field_of_study /education/educational_degree/people_with_this_degree./education/education/institution &lt;END&gt;</text:p>
          </table:table-cell>
          <table:table-cell office:value-type="string" calcext:value-type="string">
            <text:p><text:s/>0.1366261411300317 </text:p>
          </table:table-cell>
          <table:table-cell office:value-type="string" calcext:value-type="string">
            <text:p><text:s/>[0.4494166076183319, 0.6754797697067261, 0.4509037435054779, 0.9981378316879272, 0.9999953508377075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base/popstra/celebrity/friendship./base/popstra/friendship/participant_input &lt;SEP&gt; &lt;START&gt; /people/person/religion /people/person/religion-1 /people/person/profession-1 /people/person/profession-1 &lt;END&gt;</text:p>
          </table:table-cell>
          <table:table-cell office:value-type="string" calcext:value-type="string">
            <text:p><text:s/>0.11516694676825538 </text:p>
          </table:table-cell>
          <table:table-cell office:value-type="string" calcext:value-type="string">
            <text:p><text:s/>[0.24253255128860474, 0.4936043918132782, 0.9812978506088257, 0.9803504943847656, 0.9999921321868896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education/educational_institution/students_graduates./education/education/major_field_of_study_input &lt;SEP&gt; &lt;START&gt; /education/educational_institution/students_graduates./education/education/major_field_of_study-1 /education/educational_institution/students_graduates./education/education/major_field_of_study-1 /education/educational_institution/students_graduates./education/education/major_field_of_study-1 &lt;END&gt;</text:p>
          </table:table-cell>
          <table:table-cell office:value-type="string" calcext:value-type="string">
            <text:p><text:s/>0.11004849518184 </text:p>
          </table:table-cell>
          <table:table-cell office:value-type="string" calcext:value-type="string">
            <text:p><text:s/>[0.4494166076183319, 0.6754797697067261, 0.3629074990749359, 0.9989107847213745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base/popstra/celebrity/friendship./base/popstra/friendship/participant_input &lt;SEP&gt; &lt;START&gt; /people/person/religion /people/person/religion /celebrities/celebrity/sexual_relationships./celebrities/romantic_relationship/celebrity-1 /base/popstra/celebrity/dated./base/popstra/dated/participant-1 &lt;END&gt;</text:p>
          </table:table-cell>
          <table:table-cell office:value-type="string" calcext:value-type="string">
            <text:p><text:s/>0.10707936342821703 </text:p>
          </table:table-cell>
          <table:table-cell office:value-type="string" calcext:value-type="string">
            <text:p><text:s/>[0.24253255128860474, 0.4449191391468048, 0.9958705306053162, 0.996442973613739, 0.9999984502792358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base/popstra/celebrity/friendship./base/popstra/friendship/participant_input &lt;SEP&gt; &lt;START&gt; /base/schemastaging/person_extra/net_worth./measurement_unit/dated_money_value/currency-1 /film/film/estimated_budget./measurement_unit/dated_money_value/currency-1 /film/film/release_date_s./film/film_regional_release_date/film_release_region /people/person/places_lived./people/place_lived/location-1 &lt;END&gt;</text:p>
          </table:table-cell>
          <table:table-cell office:value-type="string" calcext:value-type="string">
            <text:p><text:s/>0.09987476362930527 </text:p>
          </table:table-cell>
          <table:table-cell office:value-type="string" calcext:value-type="string">
            <text:p><text:s/>[0.10424119234085083, 0.9941104054450989, 0.9678263664245605, 0.9958299994468689, 0.9999979734420776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film/film/produced_by_input &lt;SEP&gt; &lt;START&gt; /award/award_nominee/award_nominations./award/award_nomination/nominated_for-1 /base/popstra/celebrity/dated./base/popstra/dated/participant-1 /people/deceased_person/place_of_death-1 /people/deceased_person/place_of_death &lt;END&gt;</text:p>
          </table:table-cell>
          <table:table-cell office:value-type="string" calcext:value-type="string">
            <text:p><text:s/>0.08593683881985095 </text:p>
          </table:table-cell>
          <table:table-cell office:value-type="string" calcext:value-type="string">
            <text:p><text:s/>[0.09207864850759506, 0.9419615268707275, 0.9992548823356628, 0.9915464520454407, 0.999995231628418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film/film/produced_by_input &lt;SEP&gt; &lt;START&gt; /film/film/genre /film/film/genre /film/film/language-1 /film/actor/dubbing_performances./film/dubbing_performance/language &lt;END&gt;</text:p>
          </table:table-cell>
          <table:table-cell office:value-type="string" calcext:value-type="string">
            <text:p><text:s/>0.08387481884108072 </text:p>
          </table:table-cell>
          <table:table-cell office:value-type="string" calcext:value-type="string">
            <text:p><text:s/>[0.08700933307409286, 0.9755569100379944, 0.9922457337379456, 0.9958600401878357, 0.9999898672103882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education/educational_institution/students_graduates./education/education/major_field_of_study_input &lt;SEP&gt; &lt;START&gt; /education/field_of_study/students_majoring./education/education/student /education/educational_institution/students_graduates./education/education/student /education/educational_degree/people_with_this_degree./education/education/institution-1 /education/educational_degree/people_with_this_degree./education/education/institution-1 &lt;END&gt;</text:p>
          </table:table-cell>
          <table:table-cell office:value-type="string" calcext:value-type="string">
            <text:p><text:s/>0.08322011327092159 </text:p>
          </table:table-cell>
          <table:table-cell office:value-type="string" calcext:value-type="string">
            <text:p><text:s/>[0.09325889497995377, 0.9546149373054504, 0.947223424911499, 0.9868658185005188, 0.9999983310699463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education/educational_institution/students_graduates./education/education/major_field_of_study_input &lt;SEP&gt; &lt;START&gt; /education/educational_degree/people_with_this_degree./education/education/major_field_of_study-1 /education/educational_degree/people_with_this_degree./education/education/institution-1 /business/business_operation/assets./measurement_unit/dated_money_value/currency-1 /education/university/domestic_tuition./measurement_unit/dated_money_value/currency &lt;END&gt;</text:p>
          </table:table-cell>
          <table:table-cell office:value-type="string" calcext:value-type="string">
            <text:p><text:s/>0.07973823772415392 </text:p>
          </table:table-cell>
          <table:table-cell office:value-type="string" calcext:value-type="string">
            <text:p><text:s/>[0.20102010667324066, 0.7044631838798523, 0.5701717734336853, 0.9875603318214417, 0.9999988079071045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film/film/produced_by_input &lt;SEP&gt; &lt;START&gt; /film/film/release_date_s./film/film_regional_release_date/film_release_region /location/location/partially_contains-1 /people/marriage_union_type/unions_of_this_type./people/marriage/location_of_ceremony-1 /people/person/spouse_s./people/marriage/type_of_union &lt;END&gt;</text:p>
          </table:table-cell>
          <table:table-cell office:value-type="string" calcext:value-type="string">
            <text:p><text:s/>0.07679222982788501 </text:p>
          </table:table-cell>
          <table:table-cell office:value-type="string" calcext:value-type="string">
            <text:p><text:s/>[0.07771959900856018, 0.9982579350471497, 0.9978765249252319, 0.9918997287750244, 0.9999985694885254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film/film/produced_by_input &lt;SEP&gt; &lt;START&gt; /award/award_nominee/award_nominations./award/award_nomination/award_nominee-1 /award/award_winning_work/awards_won./award/award_honor/award_winner-1 /tv/tv_program/languages /film/film/language-1 &lt;END&gt;</text:p>
          </table:table-cell>
          <table:table-cell office:value-type="string" calcext:value-type="string">
            <text:p><text:s/>0.07390004458910109 </text:p>
          </table:table-cell>
          <table:table-cell office:value-type="string" calcext:value-type="string">
            <text:p><text:s/>[0.07939674705266953, 0.9318037629127502, 0.999703586101532, 0.9991902709007263, 0.9999955892562866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education/educational_institution/students_graduates./education/education/major_field_of_study_input &lt;SEP&gt; &lt;START&gt; /sports/professional_sports_team/draft_picks./sports/sports_league_draft_pick/school-1 /sports/professional_sports_team/draft_picks./sports/sports_league_draft_pick/school-1 /education/educational_degree/people_with_this_degree./education/education/institution-1 /education/educational_degree/people_with_this_degree./education/education/major_field_of_study &lt;END&gt;</text:p>
          </table:table-cell>
          <table:table-cell office:value-type="string" calcext:value-type="string">
            <text:p><text:s/>0.07032872907031953 </text:p>
          </table:table-cell>
          <table:table-cell office:value-type="string" calcext:value-type="string">
            <text:p><text:s/>[0.07996774464845657, 0.9386174082756042, 0.95467609167099, 0.981463611125946, 0.9999978542327881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base/popstra/celebrity/friendship./base/popstra/friendship/participant_input &lt;SEP&gt; &lt;START&gt; /award/award_nominee/award_nominations./award/award_nomination/award_nominee /award/award_nominee/award_nominations./award/award_nomination/award_nominee /award/award_nominee/award_nominations./award/award_nomination/award_nominee /base/popstra/celebrity/friendship./base/popstra/friendship/participant-1 &lt;END&gt;</text:p>
          </table:table-cell>
          <table:table-cell office:value-type="string" calcext:value-type="string">
            <text:p><text:s/>0.04852832342527113 </text:p>
          </table:table-cell>
          <table:table-cell office:value-type="string" calcext:value-type="string">
            <text:p><text:s/>[0.12348102778196335, 0.5383365154266357, 0.7322461009025574, 0.9969781637191772, 0.999996542930603]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base/popstra/celebrity/friendship./base/popstra/friendship/participant_input &lt;SEP&gt; &lt;START&gt; /film/actor/film./film/performance/film /film/film/language /people/person/languages-1 /award/award_nominee/award_nominations./award/award_nomination/award_nominee &lt;END&gt;</text:p>
          </table:table-cell>
          <table:table-cell office:value-type="string" calcext:value-type="string">
            <text:p><text:s/>0.04521245141083536 </text:p>
          </table:table-cell>
          <table:table-cell office:value-type="string" calcext:value-type="string">
            <text:p><text:s/>[0.07699986547231674, 0.7405770421028137, 0.9946815371513367, 0.7971048355102539, 0.9999961853027344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 /people/person/nationality-1 &lt;END&gt;</text:p>
          </table:table-cell>
          <table:table-cell office:value-type="string" calcext:value-type="string">
            <text:p><text:s/>0.4358519347002003 </text:p>
          </table:table-cell>
          <table:table-cell office:value-type="string" calcext:value-type="string">
            <text:p><text:s/>[0.6952089071273804, 0.7031311988830566, 0.8945225477218628, 0.9967779517173767, 0.9999943971633911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usic/record_label/artist_input &lt;SEP&gt; &lt;START&gt; /music/record_label/artist-1 /music/record_label/artist-1 /music/record_label/artist-1 &lt;END&gt;</text:p>
          </table:table-cell>
          <table:table-cell office:value-type="string" calcext:value-type="string">
            <text:p><text:s/>0.18051372442667615 </text:p>
          </table:table-cell>
          <table:table-cell office:value-type="string" calcext:value-type="string">
            <text:p><text:s/>[0.6436184644699097, 0.3276781439781189, 0.9191537499427795, 0.931206703186035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location/location/adjoin_s./location/adjoining_relationship/adjoins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military/military_combatant/military_conflicts./military/military_combatant_group/combatants-1 &lt;END&gt;</text:p>
          </table:table-cell>
          <table:table-cell office:value-type="string" calcext:value-type="string">
            <text:p><text:s/>0.16592763838657215 </text:p>
          </table:table-cell>
          <table:table-cell office:value-type="string" calcext:value-type="string">
            <text:p><text:s/>[0.4227485656738281, 0.6404932141304016, 0.6144290566444397, 0.9973592162132263, 0.999997019767761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usic/record_label/artist_input &lt;SEP&gt; &lt;START&gt; /music/record_label/artist-1 /people/person/place_of_birth-1 /people/marriage_union_type/unions_of_this_type./people/marriage/location_of_ceremony-1 /people/person/spouse_s./people/marriage/type_of_union &lt;END&gt;</text:p>
          </table:table-cell>
          <table:table-cell office:value-type="string" calcext:value-type="string">
            <text:p><text:s/>0.15909494753957992 </text:p>
          </table:table-cell>
          <table:table-cell office:value-type="string" calcext:value-type="string">
            <text:p><text:s/>[0.6436184644699097, 0.2475554198026657, 0.9996968507766724, 0.9988211989402771, 0.9999985694885254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-1_input &lt;SEP&gt; &lt;START&gt; /film/film/release_date_s./film/film_regional_release_date/film_release_region /film/film/release_date_s./film/film_regional_release_date/film_release_region /location/statistical_region/gdp_nominal./measurement_unit/dated_money_value/currency /base/schemastaging/person_extra/net_worth./measurement_unit/dated_money_value/currency-1 &lt;END&gt;</text:p>
          </table:table-cell>
          <table:table-cell office:value-type="string" calcext:value-type="string">
            <text:p><text:s/>0.1525822400814899 </text:p>
          </table:table-cell>
          <table:table-cell office:value-type="string" calcext:value-type="string">
            <text:p><text:s/>[0.2387290894985199, 0.6454717516899109, 0.9918067455291748, 0.9983786344528198, 0.9999978542327881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-1_input &lt;SEP&gt; &lt;START&gt; /film/film/release_date_s./film/film_regional_release_date/film_release_region-1 /film/film/release_date_s./film/film_regional_release_date/film_release_region /film/film/release_date_s./film/film_regional_release_date/film_release_region /award/award_nominee/award_nominations./award/award_nomination/nominated_for-1 &lt;END&gt;</text:p>
          </table:table-cell>
          <table:table-cell office:value-type="string" calcext:value-type="string">
            <text:p><text:s/>0.14805381259944186 </text:p>
          </table:table-cell>
          <table:table-cell office:value-type="string" calcext:value-type="string">
            <text:p><text:s/>[0.3097960650920868, 0.5864236354827881, 0.8268247842788696, 0.9856426119804382, 0.9999983310699463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languages_input &lt;SEP&gt; &lt;START&gt; /film/film/language-1 /film/film/estimated_budget./measurement_unit/dated_money_value/currency-1 /location/statistical_region/gni_per_capita_in_ppp_dollars./measurement_unit/dated_money_value/currency /people/person/nationality &lt;END&gt;</text:p>
          </table:table-cell>
          <table:table-cell office:value-type="string" calcext:value-type="string">
            <text:p><text:s/>0.14563761897981836 </text:p>
          </table:table-cell>
          <table:table-cell office:value-type="string" calcext:value-type="string">
            <text:p><text:s/>[0.534109354019165, 0.2735823690891266, 0.9970819354057312, 0.9995976090431213, 0.9999982118606567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location/location/adjoin_s./location/adjoining_relationship/adjoins_input &lt;SEP&gt; &lt;START&gt; /film/film/release_date_s./film/film_regional_release_date/film_release_region-1 /film/film/release_date_s./film/film_regional_release_date/film_release_region-1 /film/film/release_date_s./film/film_regional_release_date/film_release_region /film/film/release_date_s./film/film_regional_release_date/film_release_region &lt;END&gt;</text:p>
          </table:table-cell>
          <table:table-cell office:value-type="string" calcext:value-type="string">
            <text:p><text:s/>0.11634938591459669 </text:p>
          </table:table-cell>
          <table:table-cell office:value-type="string" calcext:value-type="string">
            <text:p><text:s/>[0.4227485656738281, 0.3551701009273529, 0.7894571423530579, 0.9815621972084045, 0.999998092651367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-1_input &lt;SEP&gt; &lt;START&gt; /film/film/release_date_s./film/film_regional_release_date/film_release_region-1 /film/film/release_date_s./film/film_regional_release_date/film_release_region-1 /people/person/nationality &lt;END&gt;</text:p>
          </table:table-cell>
          <table:table-cell office:value-type="string" calcext:value-type="string">
            <text:p><text:s/>0.1156258015966797 </text:p>
          </table:table-cell>
          <table:table-cell office:value-type="string" calcext:value-type="string">
            <text:p><text:s/>[0.3097960650920868, 0.3945387601852417, 0.9464444518089294, 0.9995259046554565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languages_input &lt;SEP&gt; &lt;START&gt; /film/film/language-1 /film/film/produced_by /people/person/gender /people/person/gender &lt;END&gt;</text:p>
          </table:table-cell>
          <table:table-cell office:value-type="string" calcext:value-type="string">
            <text:p><text:s/>0.1101198680459789 </text:p>
          </table:table-cell>
          <table:table-cell office:value-type="string" calcext:value-type="string">
            <text:p><text:s/>[0.534109354019165, 0.20688100159168243, 0.9972482323646545, 0.9993389248847961, 0.9999972581863403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education/university/local_tuition./measurement_unit/dated_money_value/currency_input &lt;SEP&gt; &lt;START&gt; /film/film/estimated_budget./measurement_unit/dated_money_value/currency-1 /award/award_winning_work/awards_won./award/award_honor/award_winner /base/schemastaging/person_extra/net_worth./measurement_unit/dated_money_value/currency /organization/endowed_organization/endowment./measurement_unit/dated_money_value/currency &lt;END&gt;</text:p>
          </table:table-cell>
          <table:table-cell office:value-type="string" calcext:value-type="string">
            <text:p><text:s/>0.10810937896275623 </text:p>
          </table:table-cell>
          <table:table-cell office:value-type="string" calcext:value-type="string">
            <text:p><text:s/>[0.48424917459487915, 0.22719880938529968, 0.9953873753547668, 0.9871817827224731, 0.999998092651367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usic/record_label/artist_input &lt;SEP&gt; &lt;START&gt; /music/record_label/artist-1 /influence/influence_node/influenced_by /people/person/gender /people/person/gender &lt;END&gt;</text:p>
          </table:table-cell>
          <table:table-cell office:value-type="string" calcext:value-type="string">
            <text:p><text:s/>0.10787351855687066 </text:p>
          </table:table-cell>
          <table:table-cell office:value-type="string" calcext:value-type="string">
            <text:p><text:s/>[0.6436184644699097, 0.17037390172481537, 0.9841939806938171, 0.9995515942573547, 0.9999939203262329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usic/record_label/artist_input &lt;SEP&gt; &lt;START&gt; /people/person/place_of_birth-1 /people/person/place_of_birth-1 /music/record_label/artist-1 &lt;END&gt;</text:p>
          </table:table-cell>
          <table:table-cell office:value-type="string" calcext:value-type="string">
            <text:p><text:s/>0.10741711943371415 </text:p>
          </table:table-cell>
          <table:table-cell office:value-type="string" calcext:value-type="string">
            <text:p><text:s/>[0.11050799489021301, 0.9860550761222839, 0.9872318506240845, 0.9985262155532837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tv/tv_program/regular_cast./tv/regular_tv_appearance/actor_input &lt;SEP&gt; &lt;START&gt; /tv/tv_program/regular_cast./tv/regular_tv_appearance/actor-1 /tv/tv_personality/tv_regular_appearances./tv/tv_regular_personal_appearance/program /tv/tv_program/languages-1 /people/person/languages-1 &lt;END&gt;</text:p>
          </table:table-cell>
          <table:table-cell office:value-type="string" calcext:value-type="string">
            <text:p><text:s/>0.10611048894712458 </text:p>
          </table:table-cell>
          <table:table-cell office:value-type="string" calcext:value-type="string">
            <text:p><text:s/>[0.10829319059848785, 0.9823311567306519, 0.9998953342437744, 0.9975841045379639, 0.9999889135360718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base/aareas/schema/administrative_area/administrative_parent-1_input &lt;SEP&gt; &lt;START&gt; /olympics/olympic_sport/athletes./olympics/olympic_athlete_affiliation/country /olympics/olympic_sport/athletes./olympics/olympic_athlete_affiliation/olympics-1 /olympics/olympic_participating_country/medals_won./olympics/olympic_medal_honor/olympics /base/biblioness/bibs_location/country &lt;END&gt;</text:p>
          </table:table-cell>
          <table:table-cell office:value-type="string" calcext:value-type="string">
            <text:p><text:s/>0.102857442819882 </text:p>
          </table:table-cell>
          <table:table-cell office:value-type="string" calcext:value-type="string">
            <text:p><text:s/>[0.16659444570541382, 0.6203768849372864, 0.9964686632156372, 0.9987503290176392, 0.9999977350234985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education/university/local_tuition./measurement_unit/dated_money_value/currency_input &lt;SEP&gt; &lt;START&gt; /film/film/estimated_budget./measurement_unit/dated_money_value/currency-1 /film/film/executive_produced_by /base/schemastaging/person_extra/net_worth./measurement_unit/dated_money_value/currency-1 /organization/endowed_organization/endowment./measurement_unit/dated_money_value/currency &lt;END&gt;</text:p>
          </table:table-cell>
          <table:table-cell office:value-type="string" calcext:value-type="string">
            <text:p><text:s/>0.10146931729217754 </text:p>
          </table:table-cell>
          <table:table-cell office:value-type="string" calcext:value-type="string">
            <text:p><text:s/>[0.48424917459487915, 0.21260285377502441, 0.9986382126808167, 0.9869384765625, 0.999996542930603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base/aareas/schema/administrative_area/administrative_parent-1_input &lt;SEP&gt; &lt;START&gt; /base/aareas/schema/administrative_area/administrative_parent /film/film/release_date_s./film/film_regional_release_date/film_release_region-1 /film/film/estimated_budget./measurement_unit/dated_money_value/currency-1 /location/statistical_region/gdp_nominal./measurement_unit/dated_money_value/currency-1 &lt;END&gt;</text:p>
          </table:table-cell>
          <table:table-cell office:value-type="string" calcext:value-type="string">
            <text:p><text:s/>0.09107407256262684 </text:p>
          </table:table-cell>
          <table:table-cell office:value-type="string" calcext:value-type="string">
            <text:p><text:s/>[0.1513868272304535, 0.6490991115570068, 0.9401221871376038, 0.9858632683753967, 0.9999877214431763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education/university/local_tuition./measurement_unit/dated_money_value/currency_input &lt;SEP&gt; &lt;START&gt; /film/film/estimated_budget./measurement_unit/dated_money_value/currency /film/film/language /education/field_of_study/students_majoring./education/education/major_field_of_study /education/educational_institution/students_graduates./education/education/major_field_of_study-1 &lt;END&gt;</text:p>
          </table:table-cell>
          <table:table-cell office:value-type="string" calcext:value-type="string">
            <text:p><text:s/>0.09070662601203129 </text:p>
          </table:table-cell>
          <table:table-cell office:value-type="string" calcext:value-type="string">
            <text:p><text:s/>[0.1840914785861969, 0.49951714277267456, 0.9887298941612244, 0.9976535439491272, 0.9999942779541016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ilitary/military_combatant/military_conflicts./military/military_combatant_group/combatants-1_input &lt;SEP&gt; &lt;START&gt; /film/film/release_date_s./film/film_regional_release_date/film_release_region-1 /film/film/release_date_s./film/film_regional_release_date/film_release_region /film/film/release_date_s./film/film_regional_release_date/film_release_region-1 /film/film/release_date_s./film/film_regional_release_date/film_release_region &lt;END&gt;</text:p>
          </table:table-cell>
          <table:table-cell office:value-type="string" calcext:value-type="string">
            <text:p><text:s/>0.08745632161757784 </text:p>
          </table:table-cell>
          <table:table-cell office:value-type="string" calcext:value-type="string">
            <text:p><text:s/>[0.44555968046188354, 0.6141046285629272, 0.5035011768341064, 0.6348093152046204, 0.999998092651367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_input &lt;SEP&gt; &lt;START&gt; /film/film/release_date_s./film/film_regional_release_date/film_release_region-1 /film/film/release_date_s./film/film_regional_release_date/film_release_region /location/statistical_region/gni_per_capita_in_ppp_dollars./measurement_unit/dated_money_value/currency /base/schemastaging/person_extra/net_worth./measurement_unit/dated_money_value/currency &lt;END&gt;</text:p>
          </table:table-cell>
          <table:table-cell office:value-type="string" calcext:value-type="string">
            <text:p><text:s/>0.08468809662537129 </text:p>
          </table:table-cell>
          <table:table-cell office:value-type="string" calcext:value-type="string">
            <text:p><text:s/>[0.13318660855293274, 0.8293677568435669, 0.786458432674408, 0.974855363368988, 0.999997019767761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base/aareas/schema/administrative_area/administrative_parent-1_input &lt;SEP&gt; &lt;START&gt; /film/film/release_date_s./film/film_regional_release_date/film_release_region-1 /film/film/release_date_s./film/film_regional_release_date/film_release_region /people/marriage_union_type/unions_of_this_type./people/marriage/location_of_ceremony /people/marriage_union_type/unions_of_this_type./people/marriage/location_of_ceremony-1 &lt;END&gt;</text:p>
          </table:table-cell>
          <table:table-cell office:value-type="string" calcext:value-type="string">
            <text:p><text:s/>0.08463107432360384 </text:p>
          </table:table-cell>
          <table:table-cell office:value-type="string" calcext:value-type="string">
            <text:p><text:s/>[0.136625275015831, 0.7438651323318481, 0.8821573257446289, 0.9439727067947388, 0.9999979734420776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base/aareas/schema/administrative_area/administrative_parent-1_input &lt;SEP&gt; &lt;START&gt; /film/film/release_date_s./film/film_regional_release_date/film_release_region /film/film/release_date_s./film/film_regional_release_date/film_release_region /location/statistical_region/gdp_nominal./measurement_unit/dated_money_value/currency-1 /location/statistical_region/gdp_nominal./measurement_unit/dated_money_value/currency &lt;END&gt;</text:p>
          </table:table-cell>
          <table:table-cell office:value-type="string" calcext:value-type="string">
            <text:p><text:s/>0.08378065897454696 </text:p>
          </table:table-cell>
          <table:table-cell office:value-type="string" calcext:value-type="string">
            <text:p><text:s/>[0.10176345705986023, 0.8886122703552246, 0.9297798871994019, 0.9964612126350403, 0.9999978542327881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languages_input &lt;SEP&gt; &lt;START&gt; /film/film/language-1 /film/actor/film./film/performance/film /people/person/gender /people/person/gender &lt;END&gt;</text:p>
          </table:table-cell>
          <table:table-cell office:value-type="string" calcext:value-type="string">
            <text:p><text:s/>0.07909912111834318 </text:p>
          </table:table-cell>
          <table:table-cell office:value-type="string" calcext:value-type="string">
            <text:p><text:s/>[0.534109354019165, 0.1499619483947754, 0.992245614528656, 0.9952735304832458, 0.9999971389770508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-1_input &lt;SEP&gt; &lt;START&gt; /military/military_combatant/military_conflicts./military/military_combatant_group/combatants-1 /film/film/release_date_s./film/film_regional_release_date/film_release_region-1 /film/film/release_date_s./film/film_regional_release_date/film_release_region-1 /people/person/nationality &lt;END&gt;</text:p>
          </table:table-cell>
          <table:table-cell office:value-type="string" calcext:value-type="string">
            <text:p><text:s/>0.07401472529018324 </text:p>
          </table:table-cell>
          <table:table-cell office:value-type="string" calcext:value-type="string">
            <text:p><text:s/>[0.07931303977966309, 0.9828447103500366, 0.9551121592521667, 0.994110643863678, 0.999998927116394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location/location/adjoin_s./location/adjoining_relationship/adjoins_input &lt;SEP&gt; &lt;START&gt; /film/film/release_date_s./film/film_regional_release_date/film_release_region /film/film/release_date_s./film/film_regional_release_date/film_release_region /film/film/release_date_s./film/film_regional_release_date/film_release_region /film/film/release_date_s./film/film_regional_release_date/film_release_region &lt;END&gt;</text:p>
          </table:table-cell>
          <table:table-cell office:value-type="string" calcext:value-type="string">
            <text:p><text:s/>0.07359604544665342 </text:p>
          </table:table-cell>
          <table:table-cell office:value-type="string" calcext:value-type="string">
            <text:p><text:s/>[0.2379712164402008, 0.9462890028953552, 0.3835543394088745, 0.8520796298980713, 0.999998092651367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education/university/local_tuition./measurement_unit/dated_money_value/currency_input &lt;SEP&gt; &lt;START&gt; /film/film/estimated_budget./measurement_unit/dated_money_value/currency-1 /film/film/language-1 /people/person/languages /education/educational_institution/students_graduates./education/education/student &lt;END&gt;</text:p>
          </table:table-cell>
          <table:table-cell office:value-type="string" calcext:value-type="string">
            <text:p><text:s/>0.0725220536304131 </text:p>
          </table:table-cell>
          <table:table-cell office:value-type="string" calcext:value-type="string">
            <text:p><text:s/>[0.48424917459487915, 0.1663484275341034, 0.9011736512184143, 0.9990211725234985, 0.9999984502792358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_input &lt;SEP&gt; &lt;START&gt; /film/film/release_date_s./film/film_regional_release_date/film_release_region /film/film/estimated_budget./measurement_unit/dated_money_value/currency /location/statistical_region/gdp_nominal_per_capita./measurement_unit/dated_money_value/currency /people/person/nationality-1 &lt;END&gt;</text:p>
          </table:table-cell>
          <table:table-cell office:value-type="string" calcext:value-type="string">
            <text:p><text:s/>0.07039864552235618 </text:p>
          </table:table-cell>
          <table:table-cell office:value-type="string" calcext:value-type="string">
            <text:p><text:s/>[0.6952089071273804, 0.1593576967716217, 0.6443926095962524, 0.9861148595809937, 0.9999951124191284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usic/record_label/artist_input &lt;SEP&gt; &lt;START&gt; /music/record_label/artist-1 /base/americancomedy/celebrity_impressionist/celebrities_impersonated-1 /people/person/gender-1 /people/person/gender &lt;END&gt;</text:p>
          </table:table-cell>
          <table:table-cell office:value-type="string" calcext:value-type="string">
            <text:p><text:s/>0.06779586141849901 </text:p>
          </table:table-cell>
          <table:table-cell office:value-type="string" calcext:value-type="string">
            <text:p><text:s/>[0.6436184644699097, 0.10621080547571182, 0.9963321089744568, 0.9954121708869934, 0.9999974966049194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-1_input &lt;SEP&gt; &lt;START&gt; /film/film/release_date_s./film/film_regional_release_date/film_release_region /film/film/release_date_s./film/film_regional_release_date/film_release_region-1 /location/statistical_region/gdp_nominal./measurement_unit/dated_money_value/currency /base/schemastaging/person_extra/net_worth./measurement_unit/dated_money_value/currency-1 &lt;END&gt;</text:p>
          </table:table-cell>
          <table:table-cell office:value-type="string" calcext:value-type="string">
            <text:p><text:s/>0.06772359802159121 </text:p>
          </table:table-cell>
          <table:table-cell office:value-type="string" calcext:value-type="string">
            <text:p><text:s/>[0.2387290894985199, 0.3235020935535431, 0.8788673877716064, 0.9977808594703674, 0.9999978542327881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tv/tv_program/regular_cast./tv/regular_tv_appearance/actor_input &lt;SEP&gt; &lt;START&gt; /tv/tv_program/program_creator-1 &lt;END&gt;</text:p>
          </table:table-cell>
          <table:table-cell office:value-type="string" calcext:value-type="string">
            <text:p><text:s/>0.06762788058556701 </text:p>
          </table:table-cell>
          <table:table-cell office:value-type="string" calcext:value-type="string">
            <text:p><text:s/>[0.0676393061876297, 0.9998310804367065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languages_input &lt;SEP&gt; &lt;START&gt; /people/person/languages-1 /music/artist/track_contributions./music/track_contribution/role /music/performance_role/regular_performances./music/group_membership/role-1 /music/instrument/instrumentalists-1 &lt;END&gt;</text:p>
          </table:table-cell>
          <table:table-cell office:value-type="string" calcext:value-type="string">
            <text:p><text:s/>0.06659401013323794 </text:p>
          </table:table-cell>
          <table:table-cell office:value-type="string" calcext:value-type="string">
            <text:p><text:s/>[0.07892920821905136, 0.9871915578842163, 0.8590797781944275, 0.9948635697364807, 0.999997615814209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ilitary/military_combatant/military_conflicts./military/military_combatant_group/combatants-1_input &lt;SEP&gt; &lt;START&gt; /film/film/release_date_s./film/film_regional_release_date/film_release_region /film/film/release_date_s./film/film_regional_release_date/film_release_region /olympics/olympic_participating_country/medals_won./olympics/olympic_medal_honor/olympics /olympics/olympic_participating_country/medals_won./olympics/olympic_medal_honor/olympics &lt;END&gt;</text:p>
          </table:table-cell>
          <table:table-cell office:value-type="string" calcext:value-type="string">
            <text:p><text:s/>0.06544615695061987 </text:p>
          </table:table-cell>
          <table:table-cell office:value-type="string" calcext:value-type="string">
            <text:p><text:s/>[0.4042777717113495, 0.4222801625728607, 0.3850193917751312, 0.9956870675086975, 0.999995708465576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tv/tv_program/regular_cast./tv/regular_tv_appearance/actor_input &lt;SEP&gt; &lt;START&gt; /award/award_nominee/award_nominations./award/award_nomination/award_nominee-1 /film/actor/film./film/performance/film /media_common/netflix_genre/titles /film/film/genre-1 &lt;END&gt;</text:p>
          </table:table-cell>
          <table:table-cell office:value-type="string" calcext:value-type="string">
            <text:p><text:s/>0.06079749805356142 </text:p>
          </table:table-cell>
          <table:table-cell office:value-type="string" calcext:value-type="string">
            <text:p><text:s/>[0.0662197694182396, 0.9513463973999023, 0.9951609969139099, 0.9697670340538025, 0.9999967813491821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base/aareas/schema/administrative_area/administrative_parent-1_input &lt;SEP&gt; &lt;START&gt; /military/military_combatant/military_conflicts./military/military_combatant_group/combatants /military/military_combatant/military_conflicts./military/military_combatant_group/combatants /location/location/contains-1 &lt;END&gt;</text:p>
          </table:table-cell>
          <table:table-cell office:value-type="string" calcext:value-type="string">
            <text:p><text:s/>0.05764382771064486 </text:p>
          </table:table-cell>
          <table:table-cell office:value-type="string" calcext:value-type="string">
            <text:p><text:s/>[0.07821830362081528, 0.843320369720459, 0.873966634273529, 0.9999009370803833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tv/tv_program/regular_cast./tv/regular_tv_appearance/actor_input &lt;SEP&gt; &lt;START&gt; /tv/tv_program/genre /tv/tv_program/genre /tv/tv_program/regular_cast./tv/regular_tv_appearance/actor-1 /award/award_nominee/award_nominations./award/award_nomination/award_nominee-1 &lt;END&gt;</text:p>
          </table:table-cell>
          <table:table-cell office:value-type="string" calcext:value-type="string">
            <text:p><text:s/>0.05555563134565783 </text:p>
          </table:table-cell>
          <table:table-cell office:value-type="string" calcext:value-type="string">
            <text:p><text:s/>[0.07493546605110168, 0.7466140985488892, 0.9989306330680847, 0.9940537810325623, 0.9999983310699463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location/location/adjoin_s./location/adjoining_relationship/adjoins_input &lt;SEP&gt; &lt;START&gt; /film/film/release_date_s./film/film_regional_release_date/film_release_region /film/film/release_date_s./film/film_regional_release_date/film_release_region /film/film/release_date_s./film/film_regional_release_date/film_release_region-1 /film/film/release_date_s./film/film_regional_release_date/film_release_region &lt;END&gt;</text:p>
          </table:table-cell>
          <table:table-cell office:value-type="string" calcext:value-type="string">
            <text:p><text:s/>0.05395582828018409 </text:p>
          </table:table-cell>
          <table:table-cell office:value-type="string" calcext:value-type="string">
            <text:p><text:s/>[0.2379712164402008, 0.9462890028953552, 0.2537976801395416, 0.944068431854248, 0.9999977350234985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education/university/local_tuition./measurement_unit/dated_money_value/currency_input &lt;SEP&gt; &lt;START&gt; /base/schemastaging/person_extra/net_worth./measurement_unit/dated_money_value/currency /base/schemastaging/person_extra/net_worth./measurement_unit/dated_money_value/currency /education/university/local_tuition./measurement_unit/dated_money_value/currency-1 &lt;END&gt;</text:p>
          </table:table-cell>
          <table:table-cell office:value-type="string" calcext:value-type="string">
            <text:p><text:s/>0.05310395911244707 </text:p>
          </table:table-cell>
          <table:table-cell office:value-type="string" calcext:value-type="string">
            <text:p><text:s/>[0.09141556918621063, 0.9028677344322205, 0.6438344717025757, 0.9993287324905396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location/location/adjoin_s./location/adjoining_relationship/adjoins_input &lt;SEP&gt; &lt;START&gt; /film/film/release_date_s./film/film_regional_release_date/film_release_region-1 /film/film/release_date_s./film/film_regional_release_date/film_release_region /film/film/release_date_s./film/film_regional_release_date/film_release_region /film/film/release_date_s./film/film_regional_release_date/film_release_region &lt;END&gt;</text:p>
          </table:table-cell>
          <table:table-cell office:value-type="string" calcext:value-type="string">
            <text:p><text:s/>0.05070751004274198 </text:p>
          </table:table-cell>
          <table:table-cell office:value-type="string" calcext:value-type="string">
            <text:p><text:s/>[0.4227485656738281, 0.6404932141304016, 0.1990838348865509, 0.9406769275665283, 0.9999979734420776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tv/tv_program/regular_cast./tv/regular_tv_appearance/actor_input &lt;SEP&gt; &lt;START&gt; /award/award_ceremony/awards_presented./award/award_honor/award_winner-1 /award/award_category/winners./award/award_honor/ceremony-1 /award/award_category/winners./award/award_honor/ceremony-1 /award/award_ceremony/awards_presented./award/award_honor/honored_for &lt;END&gt;</text:p>
          </table:table-cell>
          <table:table-cell office:value-type="string" calcext:value-type="string">
            <text:p><text:s/>0.04630347569288422 </text:p>
          </table:table-cell>
          <table:table-cell office:value-type="string" calcext:value-type="string">
            <text:p><text:s/>[0.07357242703437805, 0.7698326706886292, 0.8818403482437134, 0.9270724058151245, 0.9999966621398926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languages_input &lt;SEP&gt; &lt;START&gt; /film/film/language-1 /film/film/other_crew./film/film_crew_gig/film_crew_role-1 /film/film/other_crew./film/film_crew_gig/film_crew_role /film/actor/film./film/performance/film-1 &lt;END&gt;</text:p>
          </table:table-cell>
          <table:table-cell office:value-type="string" calcext:value-type="string">
            <text:p><text:s/>0.04604111178292997 </text:p>
          </table:table-cell>
          <table:table-cell office:value-type="string" calcext:value-type="string">
            <text:p><text:s/>[0.534109354019165, 0.1763085275888443, 0.49645429849624634, 0.9848355054855347, 0.9999984502792358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ilitary/military_combatant/military_conflicts./military/military_combatant_group/combatants-1_input &lt;SEP&gt; &lt;START&gt; /film/film/release_date_s./film/film_regional_release_date/film_release_region /film/film/release_date_s./film/film_regional_release_date/film_release_region /olympics/olympic_participating_country/athletes./olympics/olympic_athlete_affiliation/olympics-1 /olympics/olympic_participating_country/athletes./olympics/olympic_athlete_affiliation/olympics &lt;END&gt;</text:p>
          </table:table-cell>
          <table:table-cell office:value-type="string" calcext:value-type="string">
            <text:p><text:s/>0.045845688819604394 </text:p>
          </table:table-cell>
          <table:table-cell office:value-type="string" calcext:value-type="string">
            <text:p><text:s/>[0.4042777717113495, 0.4222801625728607, 0.28116849064826965, 0.9551129341125488, 0.9999921321868896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_input &lt;SEP&gt; &lt;START&gt; /film/film/release_date_s./film/film_regional_release_date/film_release_region /film/film/release_date_s./film/film_regional_release_date/film_release_region-1 /location/location/adjoin_s./location/adjoining_relationship/adjoins /people/person/nationality-1 &lt;END&gt;</text:p>
          </table:table-cell>
          <table:table-cell office:value-type="string" calcext:value-type="string">
            <text:p><text:s/>0.04270809344228688 </text:p>
          </table:table-cell>
          <table:table-cell office:value-type="string" calcext:value-type="string">
            <text:p><text:s/>[0.6952089071273804, 0.11049454659223557, 0.5561753511428833, 0.9996411800384521, 0.999995708465576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ilitary/military_combatant/military_conflicts./military/military_combatant_group/combatants-1_input &lt;SEP&gt; &lt;START&gt; /film/film/release_date_s./film/film_regional_release_date/film_release_region /film/actor/film./film/performance/film-1 /film/actor/film./film/performance/film-1 /film/film/release_date_s./film/film_regional_release_date/film_release_region-1 &lt;END&gt;</text:p>
          </table:table-cell>
          <table:table-cell office:value-type="string" calcext:value-type="string">
            <text:p><text:s/>0.042364972284677796 </text:p>
          </table:table-cell>
          <table:table-cell office:value-type="string" calcext:value-type="string">
            <text:p><text:s/>[0.4042777717113495, 0.15479789674282074, 0.7982082366943359, 0.8481000661849976, 0.9999970197677612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ilitary/military_combatant/military_conflicts./military/military_combatant_group/combatants-1_input &lt;SEP&gt; &lt;START&gt; /film/film/release_date_s./film/film_regional_release_date/film_release_region-1 /film/film/release_date_s./film/film_regional_release_date/film_release_region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042170483493828535 </text:p>
          </table:table-cell>
          <table:table-cell office:value-type="string" calcext:value-type="string">
            <text:p><text:s/>[0.44555968046188354, 0.6141046285629272, 0.5035011768341064, 0.30610111355781555, 0.999988317489624]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people/person/nationality_input &lt;SEP&gt; &lt;START&gt; /film/film/release_date_s./film/film_regional_release_date/film_release_region /film/film/estimated_budget./measurement_unit/dated_money_value/currency /location/statistical_region/gdp_real./measurement_unit/adjusted_money_value/adjustment_currency-1 /people/person/nationality-1 &lt;END&gt;</text:p>
          </table:table-cell>
          <table:table-cell office:value-type="string" calcext:value-type="string">
            <text:p><text:s/>0.034941841164081035 </text:p>
          </table:table-cell>
          <table:table-cell office:value-type="string" calcext:value-type="string">
            <text:p><text:s/>[0.6952089071273804, 0.1593576967716217, 0.31565892696380615, 0.9991727471351624, 0.9999971389770508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time_zones_input &lt;SEP&gt; &lt;START&gt; /location/location/time_zones-1 /location/location/time_zones-1 /location/location/time_zones-1 &lt;END&gt;</text:p>
          </table:table-cell>
          <table:table-cell office:value-type="string" calcext:value-type="string">
            <text:p><text:s/>0.2728669903659617 </text:p>
          </table:table-cell>
          <table:table-cell office:value-type="string" calcext:value-type="string">
            <text:p><text:s/>[0.4361976683139801, 0.6565098166465759, 0.9853872060775757, 0.9669845104217529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adjoin_s./location/adjoining_relationship/adjoins-1_input &lt;SEP&gt; &lt;START&gt; /film/film/release_date_s./film/film_regional_release_date/film_release_region /film/film/story_by /base/schemastaging/person_extra/net_worth./measurement_unit/dated_money_value/currency-1 /location/statistical_region/gdp_nominal_per_capita./measurement_unit/dated_money_value/currency-1 &lt;END&gt;</text:p>
          </table:table-cell>
          <table:table-cell office:value-type="string" calcext:value-type="string">
            <text:p><text:s/>0.1554461292234822 </text:p>
          </table:table-cell>
          <table:table-cell office:value-type="string" calcext:value-type="string">
            <text:p><text:s/>[0.4931606948375702, 0.317400187253952, 0.9954600930213928, 0.9976135492324829, 0.9999955892562866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time_zones_input &lt;SEP&gt; &lt;START&gt; /location/location/time_zones-1 /location/statistical_region/rent50_2./measurement_unit/dated_money_value/currency-1 /location/statistical_region/gdp_nominal./measurement_unit/dated_money_value/currency-1 /base/biblioness/bibs_location/state-1 &lt;END&gt;</text:p>
          </table:table-cell>
          <table:table-cell office:value-type="string" calcext:value-type="string">
            <text:p><text:s/>0.14356007287039554 </text:p>
          </table:table-cell>
          <table:table-cell office:value-type="string" calcext:value-type="string">
            <text:p><text:s/>[0.4361976683139801, 0.33249616622924805, 0.995058536529541, 0.9947558641433716, 0.9999966621398926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adjoin_s./location/adjoining_relationship/adjoins-1_input &lt;SEP&gt; &lt;START&gt; /film/film/release_date_s./film/film_regional_release_date/film_release_region /film/film/film_format /film/film/film_format /film/film/release_date_s./film/film_regional_release_date/film_release_region-1 &lt;END&gt;</text:p>
          </table:table-cell>
          <table:table-cell office:value-type="string" calcext:value-type="string">
            <text:p><text:s/>0.1364473420479671 </text:p>
          </table:table-cell>
          <table:table-cell office:value-type="string" calcext:value-type="string">
            <text:p><text:s/>[0.4931606948375702, 0.3093900978565216, 0.9922327995300293, 0.9012753963470459, 0.9999979734420776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film/film_distributor/films_distributed./film/film_film_distributor_relationship/film_input &lt;SEP&gt; &lt;START&gt; /film/film_distributor/films_distributed./film/film_film_distributor_relationship/film-1 /film/film/release_date_s./film/film_regional_release_date/film_release_region /language/human_language/countries_spoken_in-1 /film/film/language &lt;END&gt;</text:p>
          </table:table-cell>
          <table:table-cell office:value-type="string" calcext:value-type="string">
            <text:p><text:s/>0.13404474926264 </text:p>
          </table:table-cell>
          <table:table-cell office:value-type="string" calcext:value-type="string">
            <text:p><text:s/>[0.40284863114356995, 0.33453214168548584, 0.9962014555931091, 0.998443067073822, 0.9999990463256836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adjoin_s./location/adjoining_relationship/adjoins-1_input &lt;SEP&gt; &lt;START&gt; /film/film/release_date_s./film/film_regional_release_date/film_release_region /film/film/release_date_s./film/film_regional_release_date/film_release_region /film/film/release_date_s./film/film_regional_release_date/film_release_region /film/film/release_date_s./film/film_regional_release_date/film_release_region &lt;END&gt;</text:p>
          </table:table-cell>
          <table:table-cell office:value-type="string" calcext:value-type="string">
            <text:p><text:s/>0.123715112601773 </text:p>
          </table:table-cell>
          <table:table-cell office:value-type="string" calcext:value-type="string">
            <text:p><text:s/>[0.4931606948375702, 0.29047220945358276, 0.8886392712593079, 0.9718630909919739, 0.9999979734420776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film/film_distributor/films_distributed./film/film_film_distributor_relationship/film_input &lt;SEP&gt; &lt;START&gt; /film/film_distributor/films_distributed./film/film_film_distributor_relationship/film-1 /film/film/release_date_s./film/film_regional_release_date/film_release_region-1 /language/human_language/countries_spoken_in-1 /film/film/language &lt;END&gt;</text:p>
          </table:table-cell>
          <table:table-cell office:value-type="string" calcext:value-type="string">
            <text:p><text:s/>0.11259323699102056 </text:p>
          </table:table-cell>
          <table:table-cell office:value-type="string" calcext:value-type="string">
            <text:p><text:s/>[0.40284863114356995, 0.280269056558609, 0.9989582300186157, 0.9982706308364868, 0.9999991655349731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film/film_distributor/films_distributed./film/film_film_distributor_relationship/film_input &lt;SEP&gt; &lt;START&gt; /film/film_distributor/films_distributed./film/film_film_distributor_relationship/film-1 /film/film/produced_by /base/schemastaging/person_extra/net_worth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11100299501207708 </text:p>
          </table:table-cell>
          <table:table-cell office:value-type="string" calcext:value-type="string">
            <text:p><text:s/>[0.40284863114356995, 0.27932581305503845, 0.9946457147598267, 0.9917792677879333, 0.9999960660934448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adjoin_s./location/adjoining_relationship/adjoins-1_input &lt;SEP&gt; &lt;START&gt; /location/statistical_region/religions./location/religion_percentage/religion /location/statistical_region/religions./location/religion_percentage/religion /location/location/adjoin_s./location/adjoining_relationship/adjoins /location/location/adjoin_s./location/adjoining_relationship/adjoins &lt;END&gt;</text:p>
          </table:table-cell>
          <table:table-cell office:value-type="string" calcext:value-type="string">
            <text:p><text:s/>0.10893183384479575 </text:p>
          </table:table-cell>
          <table:table-cell office:value-type="string" calcext:value-type="string">
            <text:p><text:s/>[0.11523240059614182, 0.993625283241272, 0.9603273272514343, 0.990693986415863, 0.9999971389770508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film/film_distributor/films_distributed./film/film_film_distributor_relationship/film_input &lt;SEP&gt; &lt;START&gt; /award/award_nominee/award_nominations./award/award_nomination/nominated_for &lt;END&gt;</text:p>
          </table:table-cell>
          <table:table-cell office:value-type="string" calcext:value-type="string">
            <text:p><text:s/>0.08915888239243941 </text:p>
          </table:table-cell>
          <table:table-cell office:value-type="string" calcext:value-type="string">
            <text:p><text:s/>[0.102386474609375, 0.8708072304725647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adjoin_s./location/adjoining_relationship/adjoins-1_input &lt;SEP&gt; &lt;START&gt; /film/film/release_date_s./film/film_regional_release_date/film_release_region-1 /film/film/release_date_s./film/film_regional_release_date/film_release_region /base/aareas/schema/administrative_area/administrative_parent-1 /base/aareas/schema/administrative_area/administrative_parent &lt;END&gt;</text:p>
          </table:table-cell>
          <table:table-cell office:value-type="string" calcext:value-type="string">
            <text:p><text:s/>0.08216996616948359 </text:p>
          </table:table-cell>
          <table:table-cell office:value-type="string" calcext:value-type="string">
            <text:p><text:s/>[0.11059166491031647, 0.7993941307067871, 0.9318365454673767, 0.9974488615989685, 0.9999985694885254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time_zones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location/location/time_zones-1 &lt;END&gt;</text:p>
          </table:table-cell>
          <table:table-cell office:value-type="string" calcext:value-type="string">
            <text:p><text:s/>0.08180108228092994 </text:p>
          </table:table-cell>
          <table:table-cell office:value-type="string" calcext:value-type="string">
            <text:p><text:s/>[0.09618044644594193, 0.9311575889587402, 0.9204981327056885, 0.9922640323638916, 0.9999974966049194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time_zones_input &lt;SEP&gt; &lt;START&gt; /location/statistical_region/religions./location/religion_percentage/religion /location/statistical_region/religions./location/religion_percentage/religion-1 /location/location/time_zones-1 &lt;END&gt;</text:p>
          </table:table-cell>
          <table:table-cell office:value-type="string" calcext:value-type="string">
            <text:p><text:s/>0.0787373063080881 </text:p>
          </table:table-cell>
          <table:table-cell office:value-type="string" calcext:value-type="string">
            <text:p><text:s/>[0.08189449459314346, 0.9932807087898254, 0.968445360660553, 0.9994906187057495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film/film_distributor/films_distributed./film/film_film_distributor_relationship/film_input &lt;SEP&gt; &lt;START&gt; /film/film/production_companies /film/film/estimated_budget./measurement_unit/dated_money_value/currency-1 /film/film/estimated_budget./measurement_unit/dated_money_value/currency &lt;END&gt;</text:p>
          </table:table-cell>
          <table:table-cell office:value-type="string" calcext:value-type="string">
            <text:p><text:s/>0.0752822516157809 </text:p>
          </table:table-cell>
          <table:table-cell office:value-type="string" calcext:value-type="string">
            <text:p><text:s/>[0.12853412330150604, 0.6260244846343994, 0.9371517896652222, 0.9983271956443787]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location/location/time_zones_input &lt;SEP&gt; &lt;START&gt; /base/aareas/schema/administrative_area/capital-1 /base/biblioness/bibs_location/country /location/location/time_zones /location/location/time_zones &lt;END&gt;</text:p>
          </table:table-cell>
          <table:table-cell office:value-type="string" calcext:value-type="string">
            <text:p><text:s/>0.02294873636497047 </text:p>
          </table:table-cell>
          <table:table-cell office:value-type="string" calcext:value-type="string">
            <text:p><text:s/>[0.07502955943346024, 0.7351521253585815, 0.8002711534500122, 0.5198928117752075, 0.9999958276748657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base/popstra/celebrity/dated./base/popstra/dated/participant_input &lt;SEP&gt; &lt;START&gt; /award/award_nominee/award_nominations./award/award_nomination/award-1 /award/award_nominee/award_nominations./award/award_nomination/award-1 /base/popstra/celebrity/dated./base/popstra/dated/participant-1 &lt;END&gt;</text:p>
          </table:table-cell>
          <table:table-cell office:value-type="string" calcext:value-type="string">
            <text:p><text:s/>0.35448640850742147 </text:p>
          </table:table-cell>
          <table:table-cell office:value-type="string" calcext:value-type="string">
            <text:p><text:s/>[0.41274720430374146, 0.9769259095191956, 0.8808416128158569, 0.9980584979057312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university/domestic_tuition./measurement_unit/dated_money_value/currency_input &lt;SEP&gt; &lt;START&gt; /base/schemastaging/person_extra/net_worth./measurement_unit/dated_money_value/currency-1 /film/film/produced_by /film/film/estimated_budget./measurement_unit/dated_money_value/currency /education/university/local_tuition./measurement_unit/dated_money_value/currency &lt;END&gt;</text:p>
          </table:table-cell>
          <table:table-cell office:value-type="string" calcext:value-type="string">
            <text:p><text:s/>0.26506801563041843 </text:p>
          </table:table-cell>
          <table:table-cell office:value-type="string" calcext:value-type="string">
            <text:p><text:s/>[0.35580459237098694, 0.7636171579360962, 0.9960534572601318, 0.9794653058052063, 0.9999963045120239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base/popstra/celebrity/dated./base/popstra/dated/participant_input &lt;SEP&gt; &lt;START&gt; /people/person/profession /people/person/profession-1 /people/person/profession /people/person/profession-1 &lt;END&gt;</text:p>
          </table:table-cell>
          <table:table-cell office:value-type="string" calcext:value-type="string">
            <text:p><text:s/>0.20344271100386047 </text:p>
          </table:table-cell>
          <table:table-cell office:value-type="string" calcext:value-type="string">
            <text:p><text:s/>[0.25950637459754944, 0.8063010573387146, 0.9806599020957947, 0.9914702773094177, 0.9999971389770508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lympics/olympic_participating_country/athletes./olympics/olympic_athlete_affiliation/olympics_input &lt;SEP&gt; &lt;START&gt; /olympics/olympic_games/sports /olympics/olympic_sport/athletes./olympics/olympic_athlete_affiliation/country-1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17188136547895275 </text:p>
          </table:table-cell>
          <table:table-cell office:value-type="string" calcext:value-type="string">
            <text:p><text:s/>[0.201912060379982, 0.8589639663696289, 0.9940756559371948, 0.9969518184661865, 0.9999953508377075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award/award_ceremony/awards_presented./award/award_honor/honored_for-1_input &lt;SEP&gt; &lt;START&gt; /award/award_ceremony/awards_presented./award/award_honor/honored_for /award/award_category/nominees./award/award_nomination/nominated_for /award/award_category/winners./award/award_honor/award_winner /film/actor/film./film/performance/film &lt;END&gt;</text:p>
          </table:table-cell>
          <table:table-cell office:value-type="string" calcext:value-type="string">
            <text:p><text:s/>0.12855287690156658 </text:p>
          </table:table-cell>
          <table:table-cell office:value-type="string" calcext:value-type="string">
            <text:p><text:s/>[0.25378867983818054, 0.5121685862541199, 0.9922780990600586, 0.9966993927955627, 0.9999977350234985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award/award_ceremony/awards_presented./award/award_honor/honored_for-1_input &lt;SEP&gt; &lt;START&gt; /film/film/cinematography /award/award_nominee/award_nominations./award/award_nomination/nominated_for-1 /award/award_category/nominees./award/award_nomination/nominated_for /award/award_category/winners./award/award_honor/ceremony &lt;END&gt;</text:p>
          </table:table-cell>
          <table:table-cell office:value-type="string" calcext:value-type="string">
            <text:p><text:s/>0.12649700923683 </text:p>
          </table:table-cell>
          <table:table-cell office:value-type="string" calcext:value-type="string">
            <text:p><text:s/>[0.13148872554302216, 0.9978012442588806, 0.9974440336227417, 0.9666292667388916, 0.9999982118606567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lympics/olympic_participating_country/athletes./olympics/olympic_athlete_affiliation/olympics_input &lt;SEP&gt; &lt;START&gt; /olympics/olympic_games/sports-1 /olympics/olympic_sport/athletes./olympics/olympic_athlete_affiliation/country-1 /location/statistical_region/gdp_nominal_per_capita./measurement_unit/dated_money_value/currency /location/statistical_region/gdp_real./measurement_unit/adjusted_money_value/adjustment_currency-1 &lt;END&gt;</text:p>
          </table:table-cell>
          <table:table-cell office:value-type="string" calcext:value-type="string">
            <text:p><text:s/>0.11676722161608931 </text:p>
          </table:table-cell>
          <table:table-cell office:value-type="string" calcext:value-type="string">
            <text:p><text:s/>[0.12184818834066391, 0.972049355506897, 0.9974043965339661, 0.9884243011474609, 0.9999973773956299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rganization/endowed_organization/endowment./measurement_unit/dated_money_value/currency_input &lt;SEP&gt; &lt;START&gt; /film/film/estimated_budget./measurement_unit/dated_money_value/currency /film/film/estimated_budget./measurement_unit/dated_money_value/currency /organization/endowed_organization/endowment./measurement_unit/dated_money_value/currency-1 &lt;END&gt;</text:p>
          </table:table-cell>
          <table:table-cell office:value-type="string" calcext:value-type="string">
            <text:p><text:s/>0.11370858165164437 </text:p>
          </table:table-cell>
          <table:table-cell office:value-type="string" calcext:value-type="string">
            <text:p><text:s/>[0.3543005883693695, 0.3513975441455841, 0.9133536219596863, 0.9999624490737915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university/domestic_tuition./measurement_unit/dated_money_value/currency_input &lt;SEP&gt; &lt;START&gt; /location/statistical_region/rent50_2./measurement_unit/dated_money_value/currency-1 /location/statistical_region/rent50_2./measurement_unit/dated_money_value/currency-1 /organization/endowed_organization/endowment./measurement_unit/dated_money_value/currency &lt;END&gt;</text:p>
          </table:table-cell>
          <table:table-cell office:value-type="string" calcext:value-type="string">
            <text:p><text:s/>0.11046799762381214 </text:p>
          </table:table-cell>
          <table:table-cell office:value-type="string" calcext:value-type="string">
            <text:p><text:s/>[0.162457674741745, 0.9885684251785278, 0.6878503561019897, 0.9999897480010986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film/film/written_by-1_input &lt;SEP&gt; &lt;START&gt; /film/film/production_companies-1 /organization/organization/headquarters./location/mailing_address/citytown-1 /people/deceased_person/place_of_death-1 &lt;END&gt;</text:p>
          </table:table-cell>
          <table:table-cell office:value-type="string" calcext:value-type="string">
            <text:p><text:s/>0.10938330934654052 </text:p>
          </table:table-cell>
          <table:table-cell office:value-type="string" calcext:value-type="string">
            <text:p><text:s/>[0.10985402762889862, 0.9982516169548035, 0.9975323677062988, 0.9999264478683472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educational_institution/students_graduates./education/education/student-1_input &lt;SEP&gt; &lt;START&gt; /business/business_operation/revenue./measurement_unit/dated_money_value/currency /base/schemastaging/person_extra/net_worth./measurement_unit/dated_money_value/currency-1 /people/ethnicity/people /people/ethnicity/people &lt;END&gt;</text:p>
          </table:table-cell>
          <table:table-cell office:value-type="string" calcext:value-type="string">
            <text:p><text:s/>0.10904292714778363 </text:p>
          </table:table-cell>
          <table:table-cell office:value-type="string" calcext:value-type="string">
            <text:p><text:s/>[0.11026619374752045, 0.9963793158531189, 0.9959970712661743, 0.9965260624885559, 0.9999624490737915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film/film/written_by-1_input &lt;SEP&gt; &lt;START&gt; /award/award_nominee/award_nominations./award/award_nomination/nominated_for-1 /award/award_ceremony/awards_presented./award/award_honor/award_winner /award/award_category/winners./award/award_honor/ceremony /award/award_nominee/award_nominations./award/award_nomination/award &lt;END&gt;</text:p>
          </table:table-cell>
          <table:table-cell office:value-type="string" calcext:value-type="string">
            <text:p><text:s/>0.1018441133387338 </text:p>
          </table:table-cell>
          <table:table-cell office:value-type="string" calcext:value-type="string">
            <text:p><text:s/>[0.11449607461690903, 0.9604071378707886, 0.9901318550109863, 0.9354006052017212, 0.9999983310699463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educational_institution/students_graduates./education/education/student-1_input &lt;SEP&gt; &lt;START&gt; /organization/organization/headquarters./location/mailing_address/citytown-1 /people/person/places_lived./people/place_lived/location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9744552978578862 </text:p>
          </table:table-cell>
          <table:table-cell office:value-type="string" calcext:value-type="string">
            <text:p><text:s/>[0.10169582068920135, 0.999439537525177, 0.9853076934814453, 0.9730411171913147, 0.9999982118606567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educational_institution/students_graduates./education/education/student-1_input &lt;SEP&gt; &lt;START&gt; /award/award_nominee/award_nominations./award/award_nomination/award_nominee /award/award_nominee/award_nominations./award/award_nomination/award_nominee /award/award_nominee/award_nominations./award/award_nomination/award_nominee /education/educational_institution/students_graduates./education/education/student &lt;END&gt;</text:p>
          </table:table-cell>
          <table:table-cell office:value-type="string" calcext:value-type="string">
            <text:p><text:s/>0.09609033836912764 </text:p>
          </table:table-cell>
          <table:table-cell office:value-type="string" calcext:value-type="string">
            <text:p><text:s/>[0.21923978626728058, 0.5188889503479004, 0.8545694947242737, 0.9884185194969177, 0.9999946355819702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award/award_ceremony/awards_presented./award/award_honor/honored_for-1_input &lt;SEP&gt; &lt;START&gt; /award/award_category/winners./award/award_honor/ceremony /award/award_category/nominees./award/award_nomination/nominated_for-1 /film/film/language /tv/tv_program/languages-1 &lt;END&gt;</text:p>
          </table:table-cell>
          <table:table-cell office:value-type="string" calcext:value-type="string">
            <text:p><text:s/>0.09523650850717141 </text:p>
          </table:table-cell>
          <table:table-cell office:value-type="string" calcext:value-type="string">
            <text:p><text:s/>[0.19852888584136963, 0.48326531052589417, 0.9957519769668579, 0.9968816041946411, 0.9999985694885254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award/award_ceremony/awards_presented./award/award_honor/honored_for-1_input &lt;SEP&gt; &lt;START&gt; /tv/tv_network/programs./tv/tv_network_duration/program /base/schemastaging/organization_extra/phone_number./base/schemastaging/phone_sandbox/service_language-1 /people/person/languages /award/award_ceremony/awards_presented./award/award_honor/award_winner &lt;END&gt;</text:p>
          </table:table-cell>
          <table:table-cell office:value-type="string" calcext:value-type="string">
            <text:p><text:s/>0.09242485740171714 </text:p>
          </table:table-cell>
          <table:table-cell office:value-type="string" calcext:value-type="string">
            <text:p><text:s/>[0.09414900094270706, 0.9993152618408203, 0.9995881915092468, 0.9827657341957092, 0.9999986886978149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music/performance_role/guest_performances./music/recording_contribution/performance_role-1_input &lt;SEP&gt; &lt;START&gt; /music/performance_role/regular_performances./music/group_membership/role-1 &lt;END&gt;</text:p>
          </table:table-cell>
          <table:table-cell office:value-type="string" calcext:value-type="string">
            <text:p><text:s/>0.09170630236446708 </text:p>
          </table:table-cell>
          <table:table-cell office:value-type="string" calcext:value-type="string">
            <text:p><text:s/>[0.12640707194805145, 0.7254839539527893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lympics/olympic_participating_country/athletes./olympics/olympic_athlete_affiliation/olympics_input &lt;SEP&gt; &lt;START&gt; /olympics/olympic_participating_country/medals_won./olympics/olympic_medal_honor/olympics-1 /base/aareas/schema/administrative_area/administrative_parent /location/statistical_region/gni_per_capita_in_ppp_dollars./measurement_unit/dated_money_value/currency /location/statistical_region/gdp_nominal_per_capita./measurement_unit/dated_money_value/currency-1 &lt;END&gt;</text:p>
          </table:table-cell>
          <table:table-cell office:value-type="string" calcext:value-type="string">
            <text:p><text:s/>0.0900773494241648 </text:p>
          </table:table-cell>
          <table:table-cell office:value-type="string" calcext:value-type="string">
            <text:p><text:s/>[0.3049595355987549, 0.30217960476875305, 0.977893054485321, 0.9995806813240051, 0.9999977350234985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rganization/endowed_organization/endowment./measurement_unit/dated_money_value/currency_input &lt;SEP&gt; &lt;START&gt; /film/film/estimated_budget./measurement_unit/dated_money_value/currency /film/film/language /people/person/languages-1 /education/educational_institution/students_graduates./education/education/student-1 &lt;END&gt;</text:p>
          </table:table-cell>
          <table:table-cell office:value-type="string" calcext:value-type="string">
            <text:p><text:s/>0.08490254430249232 </text:p>
          </table:table-cell>
          <table:table-cell office:value-type="string" calcext:value-type="string">
            <text:p><text:s/>[0.3543005883693695, 0.24189139902591705, 0.9912372827529907, 0.9994288086891174, 0.9999974966049194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base/popstra/celebrity/dated./base/popstra/dated/participant_input &lt;SEP&gt; &lt;START&gt; /base/popstra/celebrity/canoodled./base/popstra/canoodled/participant /award/award_nominee/award_nominations./award/award_nomination/award_nominee /people/person/religion /people/person/religion-1 &lt;END&gt;</text:p>
          </table:table-cell>
          <table:table-cell office:value-type="string" calcext:value-type="string">
            <text:p><text:s/>0.0833703477318872 </text:p>
          </table:table-cell>
          <table:table-cell office:value-type="string" calcext:value-type="string">
            <text:p><text:s/>[0.08701588213443756, 0.9610224962234497, 0.9983525276184082, 0.9986119270324707, 0.9999973773956299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university/domestic_tuition./measurement_unit/dated_money_value/currency_input &lt;SEP&gt; &lt;START&gt; /film/film/estimated_budget./measurement_unit/dated_money_value/currency /film/film/produced_by /base/schemastaging/person_extra/net_worth./measurement_unit/dated_money_value/currency-1 /organization/endowed_organization/endowment./measurement_unit/dated_money_value/currency-1 &lt;END&gt;</text:p>
          </table:table-cell>
          <table:table-cell office:value-type="string" calcext:value-type="string">
            <text:p><text:s/>0.08225026207471996 </text:p>
          </table:table-cell>
          <table:table-cell office:value-type="string" calcext:value-type="string">
            <text:p><text:s/>[0.2170114666223526, 0.38009852170944214, 0.9977309107780457, 0.9994144439697266, 0.9999985694885254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educational_institution/students_graduates./education/education/student-1_input &lt;SEP&gt; &lt;START&gt; /film/actor/film./film/performance/film /film/film/estimated_budget./measurement_unit/dated_money_value/currency /location/statistical_region/gdp_nominal./measurement_unit/dated_money_value/currency-1 /location/location/contains &lt;END&gt;</text:p>
          </table:table-cell>
          <table:table-cell office:value-type="string" calcext:value-type="string">
            <text:p><text:s/>0.08006675898157267 </text:p>
          </table:table-cell>
          <table:table-cell office:value-type="string" calcext:value-type="string">
            <text:p><text:s/>[0.08950640261173248, 0.9693616032600403, 0.9466069340705872, 0.9748791456222534, 0.9999812841415405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educational_institution/students_graduates./education/education/student-1_input &lt;SEP&gt; &lt;START&gt; /award/award_nominee/award_nominations./award/award_nomination/award_nominee /film/actor/film./film/performance/film-1 /film/film/language /base/schemastaging/organization_extra/phone_number./base/schemastaging/phone_sandbox/service_language-1 &lt;END&gt;</text:p>
          </table:table-cell>
          <table:table-cell office:value-type="string" calcext:value-type="string">
            <text:p><text:s/>0.07854539247830453 </text:p>
          </table:table-cell>
          <table:table-cell office:value-type="string" calcext:value-type="string">
            <text:p><text:s/>[0.21923978626728058, 0.37367504835128784, 0.959047257900238, 0.9996968507766724, 0.9999974966049194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lympics/olympic_participating_country/athletes./olympics/olympic_athlete_affiliation/olympics_input &lt;SEP&gt; &lt;START&gt; /location/statistical_region/gdp_nominal_per_capita./measurement_unit/dated_money_value/currency /location/statistical_region/gdp_nominal./measurement_unit/dated_money_value/currency-1 /military/military_combatant/military_conflicts./military/military_combatant_group/combatants /olympics/olympic_games/participating_countries &lt;END&gt;</text:p>
          </table:table-cell>
          <table:table-cell office:value-type="string" calcext:value-type="string">
            <text:p><text:s/>0.07778780214648451 </text:p>
          </table:table-cell>
          <table:table-cell office:value-type="string" calcext:value-type="string">
            <text:p><text:s/>[0.07932110130786896, 0.9868573546409607, 0.997017502784729, 0.996705949306488, 0.9999966621398926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rganization/endowed_organization/endowment./measurement_unit/dated_money_value/currency_input &lt;SEP&gt; &lt;START&gt; /base/schemastaging/person_extra/net_worth./measurement_unit/dated_money_value/currency /award/award_nominee/award_nominations./award/award_nomination/nominated_for /film/film/estimated_budget./measurement_unit/dated_money_value/currency /education/university/local_tuition./measurement_unit/dated_money_value/currency-1 &lt;END&gt;</text:p>
          </table:table-cell>
          <table:table-cell office:value-type="string" calcext:value-type="string">
            <text:p><text:s/>0.07624760128065264 </text:p>
          </table:table-cell>
          <table:table-cell office:value-type="string" calcext:value-type="string">
            <text:p><text:s/>[0.13600245118141174, 0.5672054886817932, 0.9982802867889404, 0.9901185631752014, 0.9999984502792358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award/award_ceremony/awards_presented./award/award_honor/honored_for-1_input &lt;SEP&gt; &lt;START&gt; /award/award_ceremony/awards_presented./award/award_honor/award_winner /people/person/gender /people/person/gender-1 /tv/tv_program/regular_cast./tv/regular_tv_appearance/actor-1 &lt;END&gt;</text:p>
          </table:table-cell>
          <table:table-cell office:value-type="string" calcext:value-type="string">
            <text:p><text:s/>0.07511734299612824 </text:p>
          </table:table-cell>
          <table:table-cell office:value-type="string" calcext:value-type="string">
            <text:p><text:s/>[0.16802185773849487, 0.5139631628990173, 0.872409462928772, 0.9970634579658508, 0.9999983310699463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rganization/endowed_organization/endowment./measurement_unit/dated_money_value/currency_input &lt;SEP&gt; &lt;START&gt; /film/film/estimated_budget./measurement_unit/dated_money_value/currency-1 /film/film/estimated_budget./measurement_unit/dated_money_value/currency-1 /education/university/domestic_tuition./measurement_unit/dated_money_value/currency &lt;END&gt;</text:p>
          </table:table-cell>
          <table:table-cell office:value-type="string" calcext:value-type="string">
            <text:p><text:s/>0.07295892962383647 </text:p>
          </table:table-cell>
          <table:table-cell office:value-type="string" calcext:value-type="string">
            <text:p><text:s/>[0.1469019055366516, 0.7260079383850098, 0.6840876936912537, 0.9999951124191284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music/performance_role/guest_performances./music/recording_contribution/performance_role-1_input &lt;SEP&gt; &lt;START&gt; /music/performance_role/track_performances./music/track_contribution/role-1 /music/performance_role/track_performances./music/track_contribution/role-1 /music/performance_role/track_performances./music/track_contribution/role-1 /music/performance_role/track_performances./music/track_contribution/role &lt;END&gt;</text:p>
          </table:table-cell>
          <table:table-cell office:value-type="string" calcext:value-type="string">
            <text:p><text:s/>0.06805269863029852 </text:p>
          </table:table-cell>
          <table:table-cell office:value-type="string" calcext:value-type="string">
            <text:p><text:s/>[0.48695871233940125, 0.426372766494751, 0.5073407888412476, 0.6460484862327576, 0.9999973773956299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film/film/written_by-1_input &lt;SEP&gt; &lt;START&gt; /award/award_nominated_work/award_nominations./award/award_nomination/nominated_for-1 /film/film/story_by-1 /people/person/gender /people/person/gender-1 &lt;END&gt;</text:p>
          </table:table-cell>
          <table:table-cell office:value-type="string" calcext:value-type="string">
            <text:p><text:s/>0.06678933813658994 </text:p>
          </table:table-cell>
          <table:table-cell office:value-type="string" calcext:value-type="string">
            <text:p><text:s/>[0.07000946998596191, 0.9913508892059326, 0.9825088977813721, 0.9794669151306152, 0.9999923706054688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music/performance_role/guest_performances./music/recording_contribution/performance_role-1_input &lt;SEP&gt; &lt;START&gt; /music/performance_role/track_performances./music/track_contribution/role-1 /music/performance_role/regular_performances./music/group_membership/role /music/instrument/instrumentalists-1 /music/artist/contribution./music/recording_contribution/performance_role-1 &lt;END&gt;</text:p>
          </table:table-cell>
          <table:table-cell office:value-type="string" calcext:value-type="string">
            <text:p><text:s/>0.06425514013654042 </text:p>
          </table:table-cell>
          <table:table-cell office:value-type="string" calcext:value-type="string">
            <text:p><text:s/>[0.48695871233940125, 0.4578711688518524, 0.2922110855579376, 0.9862415790557861, 0.9999825954437256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rganization/endowed_organization/endowment./measurement_unit/dated_money_value/currency_input &lt;SEP&gt; &lt;START&gt; /location/statistical_region/rent50_2./measurement_unit/dated_money_value/currency /location/statistical_region/rent50_2./measurement_unit/dated_money_value/currency /education/university/domestic_tuition./measurement_unit/dated_money_value/currency-1 &lt;END&gt;</text:p>
          </table:table-cell>
          <table:table-cell office:value-type="string" calcext:value-type="string">
            <text:p><text:s/>0.059430202957212824 </text:p>
          </table:table-cell>
          <table:table-cell office:value-type="string" calcext:value-type="string">
            <text:p><text:s/>[0.11543929576873779, 0.9835926294326782, 0.5234267115592957, 0.9999594688415527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university/domestic_tuition./measurement_unit/dated_money_value/currency_input &lt;SEP&gt; &lt;START&gt; /education/university/domestic_tuition./measurement_unit/dated_money_value/currency-1 /education/university/domestic_tuition./measurement_unit/dated_money_value/currency-1 /education/university/domestic_tuition./measurement_unit/dated_money_value/currency-1 &lt;END&gt;</text:p>
          </table:table-cell>
          <table:table-cell office:value-type="string" calcext:value-type="string">
            <text:p><text:s/>0.053502802252387356 </text:p>
          </table:table-cell>
          <table:table-cell office:value-type="string" calcext:value-type="string">
            <text:p><text:s/>[0.054202884435653687, 0.9962953925132751, 0.9908875226974487, 0.9998656511306763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education/university/domestic_tuition./measurement_unit/dated_money_value/currency_input &lt;SEP&gt; &lt;START&gt; /location/statistical_region/gdp_nominal_per_capita./measurement_unit/dated_money_value/currency /military/military_combatant/military_conflicts./military/military_combatant_group/combatants /location/statistical_region/gdp_nominal_per_capita./measurement_unit/dated_money_value/currency-1 /business/business_operation/operating_income./measurement_unit/dated_money_value/currency &lt;END&gt;</text:p>
          </table:table-cell>
          <table:table-cell office:value-type="string" calcext:value-type="string">
            <text:p><text:s/>0.052569357442385126 </text:p>
          </table:table-cell>
          <table:table-cell office:value-type="string" calcext:value-type="string">
            <text:p><text:s/>[0.056902624666690826, 0.9291591644287109, 0.9961451292037964, 0.9981327652931213, 0.9999984502792358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film/film/written_by-1_input &lt;SEP&gt; &lt;START&gt; /people/person/nationality /film/film/release_date_s./film/film_regional_release_date/film_release_region-1 /film/film/genre-1 /film/film/genre &lt;END&gt;</text:p>
          </table:table-cell>
          <table:table-cell office:value-type="string" calcext:value-type="string">
            <text:p><text:s/>0.04186620768762755 </text:p>
          </table:table-cell>
          <table:table-cell office:value-type="string" calcext:value-type="string">
            <text:p><text:s/>[0.0629158690571785, 0.9971666932106018, 0.7327530384063721, 0.9107065200805664, 0.9999990463256836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music/performance_role/guest_performances./music/recording_contribution/performance_role-1_input &lt;SEP&gt; &lt;START&gt; /music/performance_role/track_performances./music/track_contribution/role-1 /music/performance_role/regular_performances./music/group_membership/role /music/performance_role/track_performances./music/track_contribution/role /music/performance_role/track_performances./music/track_contribution/role-1 &lt;END&gt;</text:p>
          </table:table-cell>
          <table:table-cell office:value-type="string" calcext:value-type="string">
            <text:p><text:s/>0.03814298938251297 </text:p>
          </table:table-cell>
          <table:table-cell office:value-type="string" calcext:value-type="string">
            <text:p><text:s/>[0.48695871233940125, 0.4578711688518524, 0.23824818432331085, 0.7180428504943848, 0.9999984502792358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base/popstra/celebrity/dated./base/popstra/dated/participant_input &lt;SEP&gt; &lt;START&gt; /people/person/profession /people/person/profession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3547084077605018 </text:p>
          </table:table-cell>
          <table:table-cell office:value-type="string" calcext:value-type="string">
            <text:p><text:s/>[0.25950637459754944, 0.17765067517757416, 0.8209567070007324, 0.9372110962867737, 0.9999974966049194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base/popstra/celebrity/dated./base/popstra/dated/participant_input &lt;SEP&gt; &lt;START&gt; /award/award_winner/awards_won./award/award_honor/award_winner /award/award_winner/awards_won./award/award_honor/award_winner /people/person/gender /people/person/gender-1 &lt;END&gt;</text:p>
          </table:table-cell>
          <table:table-cell office:value-type="string" calcext:value-type="string">
            <text:p><text:s/>0.03169447444506196 </text:p>
          </table:table-cell>
          <table:table-cell office:value-type="string" calcext:value-type="string">
            <text:p><text:s/>[0.06854245066642761, 0.5598530769348145, 0.8268855214118958, 0.9988647699356079, 0.9999948740005493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film/film/written_by-1_input &lt;SEP&gt; &lt;START&gt; /award/award_ceremony/awards_presented./award/award_honor/award_winner /award/award_category/winners./award/award_honor/ceremony /award/award_category/nominees./award/award_nomination/nominated_for &lt;END&gt;</text:p>
          </table:table-cell>
          <table:table-cell office:value-type="string" calcext:value-type="string">
            <text:p><text:s/>0.030889346611990873 </text:p>
          </table:table-cell>
          <table:table-cell office:value-type="string" calcext:value-type="string">
            <text:p><text:s/>[0.07864484190940857, 0.980158269405365, 0.4012239873409271, 0.9987467527389526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music/performance_role/guest_performances./music/recording_contribution/performance_role-1_input &lt;SEP&gt; &lt;START&gt; /music/performance_role/track_performances./music/track_contribution/role-1 /music/performance_role/track_performances./music/track_contribution/role-1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218875574181063 </text:p>
          </table:table-cell>
          <table:table-cell office:value-type="string" calcext:value-type="string">
            <text:p><text:s/>[0.48695871233940125, 0.426372766494751, 0.5073407888412476, 0.20778654515743256, 0.999996542930603]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olympics/olympic_participating_country/athletes./olympics/olympic_athlete_affiliation/olympics_input &lt;SEP&gt; &lt;START&gt; /olympics/olympic_participating_country/medals_won./olympics/olympic_medal_honor/olympics-1 /military/military_combatant/military_conflicts./military/military_combatant_group/combatants /olympics/olympic_participating_country/medals_won./olympics/olympic_medal_honor/olympics-1 /olympics/olympic_games/sports-1 &lt;END&gt;</text:p>
          </table:table-cell>
          <table:table-cell office:value-type="string" calcext:value-type="string">
            <text:p><text:s/>0.02060344255071824 </text:p>
          </table:table-cell>
          <table:table-cell office:value-type="string" calcext:value-type="string">
            <text:p><text:s/>[0.3049595355987549, 0.3154721260070801, 0.8138925433158875, 0.2631310820579529, 0.9999939203262329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location/location/time_zones-1_input &lt;SEP&gt; &lt;START&gt; /location/location/time_zones /location/location/time_zones /location/location/time_zones &lt;END&gt;</text:p>
          </table:table-cell>
          <table:table-cell office:value-type="string" calcext:value-type="string">
            <text:p><text:s/>0.5715784235696374 </text:p>
          </table:table-cell>
          <table:table-cell office:value-type="string" calcext:value-type="string">
            <text:p><text:s/>[0.6180466413497925, 0.9257652759552002, 0.9989975094795227, 0.999975323677063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director/film_input &lt;SEP&gt; &lt;START&gt; /film/actor/film./film/performance/film /film/film/release_date_s./film/film_regional_release_date/film_release_region-1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191372357391231 </text:p>
          </table:table-cell>
          <table:table-cell office:value-type="string" calcext:value-type="string">
            <text:p><text:s/>[0.23869195580482483, 0.8848257064819336, 0.9146384000778198, 0.9906850457191467, 0.9999969005584717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ase/aareas/schema/administrative_area/administrative_parent_input &lt;SEP&gt; &lt;START&gt; /military/military_combatant/military_conflicts./military/military_combatant_group/combatants /film/film/country-1 /film/film/country-1 /base/aareas/schema/administrative_area/administrative_parent &lt;END&gt;</text:p>
          </table:table-cell>
          <table:table-cell office:value-type="string" calcext:value-type="string">
            <text:p><text:s/>0.1790862447900486 </text:p>
          </table:table-cell>
          <table:table-cell office:value-type="string" calcext:value-type="string">
            <text:p><text:s/>[0.19424155354499817, 0.960527777671814, 0.9690621495246887, 0.9905112385749817, 0.9999979734420776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usiness/business_operation/revenue./measurement_unit/dated_money_value/currency-1_input &lt;SEP&gt; &lt;START&gt; /location/statistical_region/rent50_2./measurement_unit/dated_money_value/currency-1 /location/statistical_region/rent50_2./measurement_unit/dated_money_value/currency-1 /business/business_operation/assets./measurement_unit/dated_money_value/currency &lt;END&gt;</text:p>
          </table:table-cell>
          <table:table-cell office:value-type="string" calcext:value-type="string">
            <text:p><text:s/>0.16576314309165024 </text:p>
          </table:table-cell>
          <table:table-cell office:value-type="string" calcext:value-type="string">
            <text:p><text:s/>[0.21698518097400665, 0.9873817563056946, 0.7737177014350891, 0.999977588653564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rganization/organization/headquarters./location/mailing_address/citytown-1_input &lt;SEP&gt; &lt;START&gt; /location/location/contains /organization/organization/headquarters./location/mailing_address/citytown /organization/organization/headquarters./location/mailing_address/citytown /organization/organization/headquarters./location/mailing_address/citytown &lt;END&gt;</text:p>
          </table:table-cell>
          <table:table-cell office:value-type="string" calcext:value-type="string">
            <text:p><text:s/>0.1635541753881117 </text:p>
          </table:table-cell>
          <table:table-cell office:value-type="string" calcext:value-type="string">
            <text:p><text:s/>[0.20699352025985718, 0.792695939540863, 0.999078631401062, 0.9977176189422607, 0.9999791383743286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performance_role/guest_performances./music/recording_contribution/performance_role_input &lt;SEP&gt; &lt;START&gt; /music/performance_role/track_performances./music/track_contribution/role-1 /music/performance_role/track_performances./music/track_contribution/role-1 /music/performance_role/track_performances./music/track_contribution/role-1 /music/instrument/family-1 &lt;END&gt;</text:p>
          </table:table-cell>
          <table:table-cell office:value-type="string" calcext:value-type="string">
            <text:p><text:s/>0.15989915314025452 </text:p>
          </table:table-cell>
          <table:table-cell office:value-type="string" calcext:value-type="string">
            <text:p><text:s/>[0.2197595238685608, 0.8814183473587036, 0.8404942750930786, 0.9821603298187256, 0.9999982118606567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film/executive_produced_by-1_input &lt;SEP&gt; &lt;START&gt; /film/film/produced_by /award/award_category/nominees./award/award_nomination/nominated_for-1 /award/award_category/nominees./award/award_nomination/nominated_for &lt;END&gt;</text:p>
          </table:table-cell>
          <table:table-cell office:value-type="string" calcext:value-type="string">
            <text:p><text:s/>0.15476976524152417 </text:p>
          </table:table-cell>
          <table:table-cell office:value-type="string" calcext:value-type="string">
            <text:p><text:s/>[0.15733687579631805, 0.9969747066497803, 0.9942955374717712, 0.9923296570777893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rganization/organization/headquarters./location/mailing_address/citytown-1_input &lt;SEP&gt; &lt;START&gt; /education/university/local_tuition./measurement_unit/dated_money_value/currency-1 /base/schemastaging/person_extra/net_worth./measurement_unit/dated_money_value/currency-1 /people/person/spouse_s./people/marriage/type_of_union-1 /people/marriage_union_type/unions_of_this_type./people/marriage/location_of_ceremony &lt;END&gt;</text:p>
          </table:table-cell>
          <table:table-cell office:value-type="string" calcext:value-type="string">
            <text:p><text:s/>0.15271999746876536 </text:p>
          </table:table-cell>
          <table:table-cell office:value-type="string" calcext:value-type="string">
            <text:p><text:s/>[0.16919229924678802, 0.9970874190330505, 0.9648231863975525, 0.938289225101471, 0.9999945163726807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rganization/organization/headquarters./location/mailing_address/citytown-1_input &lt;SEP&gt; &lt;START&gt; /location/statistical_region/rent50_2./measurement_unit/dated_money_value/currency-1 /business/business_operation/assets./measurement_unit/dated_money_value/currency /education/educational_degree/people_with_this_degree./education/education/institution-1 /education/educational_degree/people_with_this_degree./education/education/institution-1 &lt;END&gt;</text:p>
          </table:table-cell>
          <table:table-cell office:value-type="string" calcext:value-type="string">
            <text:p><text:s/>0.1499738592779305 </text:p>
          </table:table-cell>
          <table:table-cell office:value-type="string" calcext:value-type="string">
            <text:p><text:s/>[0.15285512804985046, 0.9976909160614014, 0.9901400208473206, 0.9932160973548889, 0.9999980926513672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educational_degree/people_with_this_degree./education/education/major_field_of_study_input &lt;SEP&gt; &lt;START&gt; /education/educational_degree/people_with_this_degree./education/education/institution /education/educational_degree/people_with_this_degree./education/education/institution /education/educational_degree/people_with_this_degree./education/education/institution-1 /education/educational_institution/students_graduates./education/education/major_field_of_study &lt;END&gt;</text:p>
          </table:table-cell>
          <table:table-cell office:value-type="string" calcext:value-type="string">
            <text:p><text:s/>0.14971406525987024 </text:p>
          </table:table-cell>
          <table:table-cell office:value-type="string" calcext:value-type="string">
            <text:p><text:s/>[0.2038416564464569, 0.9787341356277466, 0.8123634457588196, 0.9237530827522278, 0.9999969005584717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film/executive_produced_by-1_input &lt;SEP&gt; &lt;START&gt; /film/film/other_crew./film/film_crew_gig/film_crew_role /people/person/profession-1 /people/person/gender /people/person/gender &lt;END&gt;</text:p>
          </table:table-cell>
          <table:table-cell office:value-type="string" calcext:value-type="string">
            <text:p><text:s/>0.14508702203270066 </text:p>
          </table:table-cell>
          <table:table-cell office:value-type="string" calcext:value-type="string">
            <text:p><text:s/>[0.20064710080623627, 0.8272154927253723, 0.8840106725692749, 0.9888323545455933, 0.9999927282333374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university/domestic_tuition./measurement_unit/dated_money_value/currency-1_input &lt;SEP&gt; &lt;START&gt; /organization/endowed_organization/endowment./measurement_unit/dated_money_value/currency /organization/endowed_organization/endowment./measurement_unit/dated_money_value/currency /education/university/domestic_tuition./measurement_unit/dated_money_value/currency &lt;END&gt;</text:p>
          </table:table-cell>
          <table:table-cell office:value-type="string" calcext:value-type="string">
            <text:p><text:s/>0.1409835583446392 </text:p>
          </table:table-cell>
          <table:table-cell office:value-type="string" calcext:value-type="string">
            <text:p><text:s/>[0.16348694264888763, 0.9467582106590271, 0.9109640717506409, 0.9998735189437866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director/film_input &lt;SEP&gt; &lt;START&gt; /award/award_nominee/award_nominations./award/award_nomination/award /award/award_category/nominees./award/award_nomination/nominated_for-1 /media_common/netflix_genre/titles /film/film/genre-1 &lt;END&gt;</text:p>
          </table:table-cell>
          <table:table-cell office:value-type="string" calcext:value-type="string">
            <text:p><text:s/>0.14068221164157832 </text:p>
          </table:table-cell>
          <table:table-cell office:value-type="string" calcext:value-type="string">
            <text:p><text:s/>[0.2260228395462036, 0.9960007071495056, 0.6519982218742371, 0.9584771990776062, 0.999997735023498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location/location/time_zones-1_input &lt;SEP&gt; &lt;START&gt; /location/statistical_region/gdp_nominal_per_capita./measurement_unit/dated_money_value/currency /film/film/estimated_budget./measurement_unit/dated_money_value/currency-1 /film/film/release_date_s./film/film_regional_release_date/film_release_region /location/location/time_zones &lt;END&gt;</text:p>
          </table:table-cell>
          <table:table-cell office:value-type="string" calcext:value-type="string">
            <text:p><text:s/>0.13892925311681498 </text:p>
          </table:table-cell>
          <table:table-cell office:value-type="string" calcext:value-type="string">
            <text:p><text:s/>[0.1425081044435501, 0.9849092364311218, 0.9963750243186951, 0.9934265613555908, 0.9999984502792358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lympics/olympic_participating_country/athletes./olympics/olympic_athlete_affiliation/olympics-1_input &lt;SEP&gt; &lt;START&gt; /olympics/olympic_games/sports-1 /olympics/olympic_sport/athletes./olympics/olympic_athlete_affiliation/country /olympics/olympic_participating_country/athletes./olympics/olympic_athlete_affiliation/olympics /olympics/olympic_participating_country/medals_won./olympics/olympic_medal_honor/olympics &lt;END&gt;</text:p>
          </table:table-cell>
          <table:table-cell office:value-type="string" calcext:value-type="string">
            <text:p><text:s/>0.13266665577573414 </text:p>
          </table:table-cell>
          <table:table-cell office:value-type="string" calcext:value-type="string">
            <text:p><text:s/>[0.14164376258850098, 0.9558151960372925, 0.9896566867828369, 0.990164577960968, 0.999996423721313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film/executive_produced_by-1_input &lt;SEP&gt; &lt;START&gt; /film/film/executive_produced_by /film/film/language /people/person/languages /award/award_nominee/award_nominations./award/award_nomination/nominated_for-1 &lt;END&gt;</text:p>
          </table:table-cell>
          <table:table-cell office:value-type="string" calcext:value-type="string">
            <text:p><text:s/>0.12422766692313311 </text:p>
          </table:table-cell>
          <table:table-cell office:value-type="string" calcext:value-type="string">
            <text:p><text:s/>[0.12762872874736786, 0.9945290684700012, 0.9798319935798645, 0.9988534450531006, 0.999997735023498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lympics/olympic_participating_country/athletes./olympics/olympic_athlete_affiliation/olympics-1_input &lt;SEP&gt; &lt;START&gt; /olympics/olympic_participating_country/athletes./olympics/olympic_athlete_affiliation/olympics /olympics/olympic_sport/athletes./olympics/olympic_athlete_affiliation/country-1 /olympics/olympic_sport/athletes./olympics/olympic_athlete_affiliation/country-1 /location/statistical_region/places_exported_to./location/imports_and_exports/exported_to &lt;END&gt;</text:p>
          </table:table-cell>
          <table:table-cell office:value-type="string" calcext:value-type="string">
            <text:p><text:s/>0.12165744846152775 </text:p>
          </table:table-cell>
          <table:table-cell office:value-type="string" calcext:value-type="string">
            <text:p><text:s/>[0.1554989367723465, 0.8911966681480408, 0.907477855682373, 0.9673929810523987, 0.9999971389770508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performance_role/guest_performances./music/recording_contribution/performance_role_input &lt;SEP&gt; &lt;START&gt; /music/performance_role/regular_performances./music/group_membership/role-1 &lt;END&gt;</text:p>
          </table:table-cell>
          <table:table-cell office:value-type="string" calcext:value-type="string">
            <text:p><text:s/>0.12064106757278381 </text:p>
          </table:table-cell>
          <table:table-cell office:value-type="string" calcext:value-type="string">
            <text:p><text:s/>[0.33220726251602173, 0.3631500005722046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rganization/organization/headquarters./location/mailing_address/citytown-1_input &lt;SEP&gt; &lt;START&gt; /education/educational_degree/people_with_this_degree./education/education/institution-1 /education/educational_degree/people_with_this_degree./education/education/major_field_of_study /people/person/languages /people/person/place_of_birth &lt;END&gt;</text:p>
          </table:table-cell>
          <table:table-cell office:value-type="string" calcext:value-type="string">
            <text:p><text:s/>0.12038188996850946 </text:p>
          </table:table-cell>
          <table:table-cell office:value-type="string" calcext:value-type="string">
            <text:p><text:s/>[0.20412127673625946, 0.5907106399536133, 0.9988823533058167, 0.9995043277740479, 0.9999978542327881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usiness/business_operation/revenue./measurement_unit/dated_money_value/currency-1_input &lt;SEP&gt; &lt;START&gt; /film/film/estimated_budget./measurement_unit/dated_money_value/currency-1 /film/film/estimated_budget./measurement_unit/dated_money_value/currency-1 /organization/endowed_organization/endowment./measurement_unit/dated_money_value/currency-1 &lt;END&gt;</text:p>
          </table:table-cell>
          <table:table-cell office:value-type="string" calcext:value-type="string">
            <text:p><text:s/>0.11843789484835628 </text:p>
          </table:table-cell>
          <table:table-cell office:value-type="string" calcext:value-type="string">
            <text:p><text:s/>[0.5556807518005371, 0.21570664644241333, 0.9881142973899841, 0.9999876022338867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rganization/organization/headquarters./location/mailing_address/citytown-1_input &lt;SEP&gt; &lt;START&gt; /organization/non_profit_organization/registered_with./organization/non_profit_registration/registering_agency /organization/non_profit_organization/registered_with./organization/non_profit_registration/registering_agency-1 /business/business_operation/assets./measurement_unit/dated_money_value/currency /location/statistical_region/rent50_2./measurement_unit/dated_money_value/currency &lt;END&gt;</text:p>
          </table:table-cell>
          <table:table-cell office:value-type="string" calcext:value-type="string">
            <text:p><text:s/>0.10957052574098071 </text:p>
          </table:table-cell>
          <table:table-cell office:value-type="string" calcext:value-type="string">
            <text:p><text:s/>[0.12026547640562057, 0.9197654128074646, 0.9978362917900085, 0.9927054047584534, 0.9999908208847046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ase/aareas/schema/administrative_area/administrative_parent_input &lt;SEP&gt; &lt;START&gt; /olympics/olympic_sport/athletes./olympics/olympic_athlete_affiliation/country-1 /olympics/olympic_sport/athletes./olympics/olympic_athlete_affiliation/country-1 /location/statistical_region/gdp_nominal./measurement_unit/dated_money_value/currency /location/statistical_region/gdp_real./measurement_unit/adjusted_money_value/adjustment_currency-1 &lt;END&gt;</text:p>
          </table:table-cell>
          <table:table-cell office:value-type="string" calcext:value-type="string">
            <text:p><text:s/>0.1024021168788435 </text:p>
          </table:table-cell>
          <table:table-cell office:value-type="string" calcext:value-type="string">
            <text:p><text:s/>[0.20301280915737152, 0.5651424527168274, 0.907651424407959, 0.983352541923523, 0.9999982118606567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-1_input &lt;SEP&gt; &lt;START&gt; /music/instrument/instrumentalists /award/award_nominee/award_nominations./award/award_nomination/award-1 /award/award_nominee/award_nominations./award/award_nomination/award /award/award_nominee/award_nominations./award/award_nomination/award_nominee &lt;END&gt;</text:p>
          </table:table-cell>
          <table:table-cell office:value-type="string" calcext:value-type="string">
            <text:p><text:s/>0.09736717222192862 </text:p>
          </table:table-cell>
          <table:table-cell office:value-type="string" calcext:value-type="string">
            <text:p><text:s/>[0.145408034324646, 0.712135374546051, 0.9539148807525635, 0.9857226014137268, 0.9999936819076538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university/domestic_tuition./measurement_unit/dated_money_value/currency-1_input &lt;SEP&gt; &lt;START&gt; /base/schemastaging/person_extra/net_worth./measurement_unit/dated_money_value/currency-1 /award/award_nominee/award_nominations./award/award_nomination/award_nominee-1 /base/schemastaging/person_extra/net_worth./measurement_unit/dated_money_value/currency /business/business_operation/revenue./measurement_unit/dated_money_value/currency &lt;END&gt;</text:p>
          </table:table-cell>
          <table:table-cell office:value-type="string" calcext:value-type="string">
            <text:p><text:s/>0.09602187493953601 </text:p>
          </table:table-cell>
          <table:table-cell office:value-type="string" calcext:value-type="string">
            <text:p><text:s/>[0.10713835060596466, 0.9911357164382935, 0.986656665802002, 0.9164877533912659, 0.9999985694885254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performance_role/guest_performances./music/recording_contribution/performance_role_input &lt;SEP&gt; &lt;START&gt; /music/performance_role/regular_performances./music/group_membership/group /music/performance_role/regular_performances./music/group_membership/group /music/performance_role/guest_performances./music/recording_contribution/performance_role /music/performance_role/track_performances./music/track_contribution/role &lt;END&gt;</text:p>
          </table:table-cell>
          <table:table-cell office:value-type="string" calcext:value-type="string">
            <text:p><text:s/>0.09114540665544163 </text:p>
          </table:table-cell>
          <table:table-cell office:value-type="string" calcext:value-type="string">
            <text:p><text:s/>[0.13272275030612946, 0.7795524001121521, 0.937717080116272, 0.939449667930603, 0.9999971389770508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ase/aareas/schema/administrative_area/administrative_parent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location/administrative_division/country &lt;END&gt;</text:p>
          </table:table-cell>
          <table:table-cell office:value-type="string" calcext:value-type="string">
            <text:p><text:s/>0.09108122531312196 </text:p>
          </table:table-cell>
          <table:table-cell office:value-type="string" calcext:value-type="string">
            <text:p><text:s/>[0.19787004590034485, 0.8058627843856812, 0.5784981846809387, 0.987384557723999, 0.9999985694885254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lympics/olympic_participating_country/athletes./olympics/olympic_athlete_affiliation/olympics-1_input &lt;SEP&gt; &lt;START&gt; /film/film/release_date_s./film/film_regional_release_date/film_release_region-1 /film/film/release_date_s./film/film_regional_release_date/film_release_region /location/location/adjoin_s./location/adjoining_relationship/adjoins-1 /olympics/olympic_participating_country/athletes./olympics/olympic_athlete_affiliation/olympics-1 &lt;END&gt;</text:p>
          </table:table-cell>
          <table:table-cell office:value-type="string" calcext:value-type="string">
            <text:p><text:s/>0.09090612573180036 </text:p>
          </table:table-cell>
          <table:table-cell office:value-type="string" calcext:value-type="string">
            <text:p><text:s/>[0.22481435537338257, 0.4457569122314453, 0.9204584360122681, 0.9855319857597351, 0.9999910593032837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-1_input &lt;SEP&gt; &lt;START&gt; /music/performance_role/track_performances./music/track_contribution/role-1 /music/artist/track_contributions./music/track_contribution/role-1 /people/person/profession-1 /people/person/profession-1 &lt;END&gt;</text:p>
          </table:table-cell>
          <table:table-cell office:value-type="string" calcext:value-type="string">
            <text:p><text:s/>0.09043352445122073 </text:p>
          </table:table-cell>
          <table:table-cell office:value-type="string" calcext:value-type="string">
            <text:p><text:s/>[0.18845482170581818, 0.5159658789634705, 0.9913603663444519, 0.9381492733955383, 0.9999947547912598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educational_degree/people_with_this_degree./education/education/major_field_of_study_input &lt;SEP&gt; &lt;START&gt; /education/field_of_study/students_majoring./education/education/major_field_of_study-1 /education/educational_institution/students_graduates./education/education/major_field_of_study-1 /education/educational_institution/students_graduates./education/education/major_field_of_study /education/educational_degree/people_with_this_degree./education/education/major_field_of_study-1 &lt;END&gt;</text:p>
          </table:table-cell>
          <table:table-cell office:value-type="string" calcext:value-type="string">
            <text:p><text:s/>0.09013329941074061 </text:p>
          </table:table-cell>
          <table:table-cell office:value-type="string" calcext:value-type="string">
            <text:p><text:s/>[0.12681150436401367, 0.9912803769111633, 0.7452172636985779, 0.9621619582176208, 0.999997735023498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_input &lt;SEP&gt; &lt;START&gt; /music/instrument/instrumentalists-1 /music/performance_role/regular_performances./music/group_membership/group /music/performance_role/regular_performances./music/group_membership/group /music/performance_role/track_performances./music/track_contribution/role &lt;END&gt;</text:p>
          </table:table-cell>
          <table:table-cell office:value-type="string" calcext:value-type="string">
            <text:p><text:s/>0.0880958500987899 </text:p>
          </table:table-cell>
          <table:table-cell office:value-type="string" calcext:value-type="string">
            <text:p><text:s/>[0.11747495085000992, 0.9498661756515503, 0.9729487895965576, 0.8114458322525024, 0.9999959468841553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usiness/business_operation/revenue./measurement_unit/dated_money_value/currency-1_input &lt;SEP&gt; &lt;START&gt; /film/film/estimated_budget./measurement_unit/dated_money_value/currency-1 /film/actor/film./film/performance/film /base/schemastaging/person_extra/net_worth./measurement_unit/dated_money_value/currency-1 /business/business_operation/operating_income./measurement_unit/dated_money_value/currency &lt;END&gt;</text:p>
          </table:table-cell>
          <table:table-cell office:value-type="string" calcext:value-type="string">
            <text:p><text:s/>0.08384468774362762 </text:p>
          </table:table-cell>
          <table:table-cell office:value-type="string" calcext:value-type="string">
            <text:p><text:s/>[0.5556807518005371, 0.15328660607337952, 0.9974640607833862, 0.9868473410606384, 0.9999971389770508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-1_input &lt;SEP&gt; &lt;START&gt; /music/artist/track_contributions./music/track_contribution/role-1 /award/award_winner/awards_won./award/award_honor/award_winner-1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8307535012630768 </text:p>
          </table:table-cell>
          <table:table-cell office:value-type="string" calcext:value-type="string">
            <text:p><text:s/>[0.1667279601097107, 0.5401055216789246, 0.9961586594581604, 0.9260989427566528, 0.9999982118606567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director/film_input &lt;SEP&gt; &lt;START&gt; /award/award_category/winners./award/award_honor/award_winner /award/award_winning_work/awards_won./award/award_honor/award /film/film/language-1 /film/film/language &lt;END&gt;</text:p>
          </table:table-cell>
          <table:table-cell office:value-type="string" calcext:value-type="string">
            <text:p><text:s/>0.0797841530765509 </text:p>
          </table:table-cell>
          <table:table-cell office:value-type="string" calcext:value-type="string">
            <text:p><text:s/>[0.08662936091423035, 0.9365296959877014, 0.9953605532646179, 0.987989068031311, 0.999994039535522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ase/aareas/schema/administrative_area/administrative_parent_input &lt;SEP&gt; &lt;START&gt; /film/film/country-1 /film/film/estimated_budget./measurement_unit/dated_money_value/currency-1 /location/statistical_region/gdp_nominal_per_capita./measurement_unit/dated_money_value/currency-1 /location/location/contains-1 &lt;END&gt;</text:p>
          </table:table-cell>
          <table:table-cell office:value-type="string" calcext:value-type="string">
            <text:p><text:s/>0.07944290047525313 </text:p>
          </table:table-cell>
          <table:table-cell office:value-type="string" calcext:value-type="string">
            <text:p><text:s/>[0.08312716335058212, 0.9598230719566345, 0.9975666999816895, 0.9981124401092529, 0.999998927116394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lympics/olympic_participating_country/athletes./olympics/olympic_athlete_affiliation/olympics-1_input &lt;SEP&gt; &lt;START&gt; /olympics/olympic_sport/athletes./olympics/olympic_athlete_affiliation/olympics-1 /olympics/olympic_sport/athletes./olympics/olympic_athlete_affiliation/country-1 /olympics/olympic_participating_country/athletes./olympics/olympic_athlete_affiliation/olympics-1 /olympics/olympic_participating_country/athletes./olympics/olympic_athlete_affiliation/olympics &lt;END&gt;</text:p>
          </table:table-cell>
          <table:table-cell office:value-type="string" calcext:value-type="string">
            <text:p><text:s/>0.07746050271715012 </text:p>
          </table:table-cell>
          <table:table-cell office:value-type="string" calcext:value-type="string">
            <text:p><text:s/>[0.08811517804861069, 0.9952718615531921, 0.9827860593795776, 0.8987333178520203, 0.9999954700469971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educational_degree/people_with_this_degree./education/education/major_field_of_study_input &lt;SEP&gt; &lt;START&gt; /education/educational_degree/people_with_this_degree./education/education/institution-1 /education/educational_degree/people_with_this_degree./education/education/institution-1 /education/educational_degree/people_with_this_degree./education/education/institution-1 /education/educational_institution/students_graduates./education/education/major_field_of_study &lt;END&gt;</text:p>
          </table:table-cell>
          <table:table-cell office:value-type="string" calcext:value-type="string">
            <text:p><text:s/>0.07696585677860304 </text:p>
          </table:table-cell>
          <table:table-cell office:value-type="string" calcext:value-type="string">
            <text:p><text:s/>[0.4354078769683838, 0.604375422000885, 0.34953778982162476, 0.8367632627487183, 0.9999960660934448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university/domestic_tuition./measurement_unit/dated_money_value/currency-1_input &lt;SEP&gt; &lt;START&gt; /location/statistical_region/rent50_2./measurement_unit/dated_money_value/currency-1 /location/location/time_zones /location/location/time_zones-1 /location/location/contains-1 &lt;END&gt;</text:p>
          </table:table-cell>
          <table:table-cell office:value-type="string" calcext:value-type="string">
            <text:p><text:s/>0.07587733264244544 </text:p>
          </table:table-cell>
          <table:table-cell office:value-type="string" calcext:value-type="string">
            <text:p><text:s/>[0.11122641712427139, 0.8618639707565308, 0.7949628829956055, 0.9956799745559692, 0.9999971389770508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usiness/business_operation/revenue./measurement_unit/dated_money_value/currency-1_input &lt;SEP&gt; &lt;START&gt; /education/university/international_tuition./measurement_unit/dated_money_value/currency-1 /education/educational_degree/people_with_this_degree./education/education/institution /education/educational_degree/people_with_this_degree./education/education/major_field_of_study-1 /base/schemastaging/organization_extra/phone_number./base/schemastaging/phone_sandbox/service_language &lt;END&gt;</text:p>
          </table:table-cell>
          <table:table-cell office:value-type="string" calcext:value-type="string">
            <text:p><text:s/>0.07217591808051833 </text:p>
          </table:table-cell>
          <table:table-cell office:value-type="string" calcext:value-type="string">
            <text:p><text:s/>[0.07498478144407272, 0.9867260456085205, 0.975629985332489, 0.999860405921936, 0.9999955892562866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ase/aareas/schema/administrative_area/administrative_parent_input &lt;SEP&gt; &lt;START&gt; /olympics/olympic_sport/athletes./olympics/olympic_athlete_affiliation/country-1 /olympics/olympic_sport/athletes./olympics/olympic_athlete_affiliation/country /location/statistical_region/gdp_nominal_per_capita./measurement_unit/dated_money_value/currency-1 /location/statistical_region/gdp_real./measurement_unit/adjusted_money_value/adjustment_currency-1 &lt;END&gt;</text:p>
          </table:table-cell>
          <table:table-cell office:value-type="string" calcext:value-type="string">
            <text:p><text:s/>0.07125671294976206 </text:p>
          </table:table-cell>
          <table:table-cell office:value-type="string" calcext:value-type="string">
            <text:p><text:s/>[0.20301280915737152, 0.3566930592060089, 0.9897733330726624, 0.9941974878311157, 0.9999983310699463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business/business_operation/revenue./measurement_unit/dated_money_value/currency-1_input &lt;SEP&gt; &lt;START&gt; /film/film/estimated_budget./measurement_unit/dated_money_value/currency-1 /film/film/language-1 /education/educational_degree/people_with_this_degree./education/education/major_field_of_study-1 /education/educational_degree/people_with_this_degree./education/education/institution &lt;END&gt;</text:p>
          </table:table-cell>
          <table:table-cell office:value-type="string" calcext:value-type="string">
            <text:p><text:s/>0.07066554914343949 </text:p>
          </table:table-cell>
          <table:table-cell office:value-type="string" calcext:value-type="string">
            <text:p><text:s/>[0.5556807518005371, 0.1490492969751358, 0.874230682849884, 0.975950300693512, 0.9999970197677612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location/location/time_zones-1_input &lt;SEP&gt; &lt;START&gt; /military/military_combatant/military_conflicts./military/military_combatant_group/combatants-1 /olympics/olympic_sport/athletes./olympics/olympic_athlete_affiliation/country-1 /olympics/olympic_sport/athletes./olympics/olympic_athlete_affiliation/country-1 /location/location/time_zones-1 &lt;END&gt;</text:p>
          </table:table-cell>
          <table:table-cell office:value-type="string" calcext:value-type="string">
            <text:p><text:s/>0.07029377203243177 </text:p>
          </table:table-cell>
          <table:table-cell office:value-type="string" calcext:value-type="string">
            <text:p><text:s/>[0.07451905310153961, 0.9559419751167297, 0.9937979578971863, 0.9929352402687073, 0.999997615814209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educational_degree/people_with_this_degree./education/education/major_field_of_study_input &lt;SEP&gt; &lt;START&gt; /education/educational_degree/people_with_this_degree./education/education/institution-1 /education/educational_institution/students_graduates./education/education/major_field_of_study-1 /education/educational_institution/students_graduates./education/education/major_field_of_study /education/educational_institution/students_graduates./education/education/major_field_of_study-1 &lt;END&gt;</text:p>
          </table:table-cell>
          <table:table-cell office:value-type="string" calcext:value-type="string">
            <text:p><text:s/>0.06956075036231879 </text:p>
          </table:table-cell>
          <table:table-cell office:value-type="string" calcext:value-type="string">
            <text:p><text:s/>[0.4354078769683838, 0.3254058063030243, 0.49477270245552063, 0.9922921061515808, 0.999994039535522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director/film_input &lt;SEP&gt; &lt;START&gt; /award/award_nominee/award_nominations./award/award_nomination/award /award/award_category/nominees./award/award_nomination/nominated_for-1 /film/film/estimated_budget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6939477421644245 </text:p>
          </table:table-cell>
          <table:table-cell office:value-type="string" calcext:value-type="string">
            <text:p><text:s/>[0.2260228395462036, 0.9960007071495056, 0.3133878707885742, 0.9836428165435791, 0.9999889135360718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university/domestic_tuition./measurement_unit/dated_money_value/currency-1_input &lt;SEP&gt; &lt;START&gt; /film/film/estimated_budget./measurement_unit/dated_money_value/currency /film/film/language /education/educational_degree/people_with_this_degree./education/education/major_field_of_study /education/educational_degree/people_with_this_degree./education/education/institution &lt;END&gt;</text:p>
          </table:table-cell>
          <table:table-cell office:value-type="string" calcext:value-type="string">
            <text:p><text:s/>0.06908499916984784 </text:p>
          </table:table-cell>
          <table:table-cell office:value-type="string" calcext:value-type="string">
            <text:p><text:s/>[0.15567679703235626, 0.6058328151702881, 0.7526715397834778, 0.9732033610343933, 0.999995350837707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director/film_input &lt;SEP&gt; &lt;START&gt; /film/actor/film./film/performance/film-1 /medicine/disease/notable_people_with_this_condition /medicine/disease/risk_factors-1 /people/person/gender-1 &lt;END&gt;</text:p>
          </table:table-cell>
          <table:table-cell office:value-type="string" calcext:value-type="string">
            <text:p><text:s/>0.06342384425967133 </text:p>
          </table:table-cell>
          <table:table-cell office:value-type="string" calcext:value-type="string">
            <text:p><text:s/>[0.06500217318534851, 0.9976440072059631, 0.9974818825721741, 0.9804941415786743, 0.9999978542327881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olympics/olympic_participating_country/athletes./olympics/olympic_athlete_affiliation/olympics-1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-1 /olympics/olympic_participating_country/medals_won./olympics/olympic_medal_honor/olympics &lt;END&gt;</text:p>
          </table:table-cell>
          <table:table-cell office:value-type="string" calcext:value-type="string">
            <text:p><text:s/>0.06143804948274393 </text:p>
          </table:table-cell>
          <table:table-cell office:value-type="string" calcext:value-type="string">
            <text:p><text:s/>[0.22481435537338257, 0.5081201791763306, 0.5638488531112671, 0.9538609385490417, 0.9999980926513672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film/executive_produced_by-1_input &lt;SEP&gt; &lt;START&gt; /film/actor/film./film/performance/film-1 /education/educational_institution/students_graduates./education/education/student /organization/endowed_organization/endowment./measurement_unit/dated_money_value/currency-1 /base/schemastaging/person_extra/net_worth./measurement_unit/dated_money_value/currency &lt;END&gt;</text:p>
          </table:table-cell>
          <table:table-cell office:value-type="string" calcext:value-type="string">
            <text:p><text:s/>0.06056250491852486 </text:p>
          </table:table-cell>
          <table:table-cell office:value-type="string" calcext:value-type="string">
            <text:p><text:s/>[0.07617005705833435, 0.8039539456367493, 0.9903392195701599, 0.9986357092857361, 0.9999938011169434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location/location/time_zones-1_input &lt;SEP&gt; &lt;START&gt; /people/person/places_lived./people/place_lived/location /people/person/places_lived./people/place_lived/location /location/location/time_zones &lt;END&gt;</text:p>
          </table:table-cell>
          <table:table-cell office:value-type="string" calcext:value-type="string">
            <text:p><text:s/>0.0566549957564551 </text:p>
          </table:table-cell>
          <table:table-cell office:value-type="string" calcext:value-type="string">
            <text:p><text:s/>[0.05698766931891441, 0.9981905817985535, 0.9960110187530518, 0.9999532699584961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performance_role/guest_performances./music/recording_contribution/performance_role_input &lt;SEP&gt; &lt;START&gt; /music/performance_role/regular_performances./music/group_membership/role-1 /music/performance_role/track_performances./music/track_contribution/role /music/performance_role/track_performances./music/track_contribution/role /music/performance_role/guest_performances./music/recording_contribution/performance_role &lt;END&gt;</text:p>
          </table:table-cell>
          <table:table-cell office:value-type="string" calcext:value-type="string">
            <text:p><text:s/>0.05443286383502095 </text:p>
          </table:table-cell>
          <table:table-cell office:value-type="string" calcext:value-type="string">
            <text:p><text:s/>[0.33220726251602173, 0.24719466269016266, 0.6895131468772888, 0.9613298773765564, 0.999995350837707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_input &lt;SEP&gt; &lt;START&gt; /music/performance_role/regular_performances./music/group_membership/role /music/performance_role/track_performances./music/track_contribution/role-1 /music/performance_role/regular_performances./music/group_membership/role /music/instrument/instrumentalists-1 &lt;END&gt;</text:p>
          </table:table-cell>
          <table:table-cell office:value-type="string" calcext:value-type="string">
            <text:p><text:s/>0.04966857982792668 </text:p>
          </table:table-cell>
          <table:table-cell office:value-type="string" calcext:value-type="string">
            <text:p><text:s/>[0.17075560986995697, 0.45669448375701904, 0.6513196229934692, 0.9778853058815002, 0.9999974966049194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educational_degree/people_with_this_degree./education/education/major_field_of_study_input &lt;SEP&gt; &lt;START&gt; /education/educational_degree/people_with_this_degree./education/education/institution-1 /education/educational_degree/people_with_this_degree./education/education/institution-1 /education/educational_degree/people_with_this_degree./education/education/institution /education/educational_institution/students_graduates./education/education/major_field_of_study &lt;END&gt;</text:p>
          </table:table-cell>
          <table:table-cell office:value-type="string" calcext:value-type="string">
            <text:p><text:s/>0.04734582800049216 </text:p>
          </table:table-cell>
          <table:table-cell office:value-type="string" calcext:value-type="string">
            <text:p><text:s/>[0.4354078769683838, 0.604375422000885, 0.39960214495658875, 0.4502476453781128, 0.9999985694885254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film/film/executive_produced_by-1_input &lt;SEP&gt; &lt;START&gt; /film/actor/film./film/performance/film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04694679008280116 </text:p>
          </table:table-cell>
          <table:table-cell office:value-type="string" calcext:value-type="string">
            <text:p><text:s/>[0.08246415108442307, 0.5815425515174866, 0.9826183319091797, 0.9962638020515442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location/location/time_zones-1_input &lt;SEP&gt; &lt;START&gt; /film/film/release_date_s./film/film_regional_release_date/film_release_region /film/film/release_date_s./film/film_regional_release_date/film_release_region /location/location/time_zones &lt;END&gt;</text:p>
          </table:table-cell>
          <table:table-cell office:value-type="string" calcext:value-type="string">
            <text:p><text:s/>0.04658529499410508 </text:p>
          </table:table-cell>
          <table:table-cell office:value-type="string" calcext:value-type="string">
            <text:p><text:s/>[0.0499504953622818, 0.970548152923584, 0.9609451293945312, 0.9999847412109375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_input &lt;SEP&gt; &lt;START&gt; /music/performance_role/track_performances./music/track_contribution/role-1 /music/performance_role/regular_performances./music/group_membership/role /music/performance_role/regular_performances./music/group_membership/role-1 /music/artist/track_contributions./music/track_contribution/role &lt;END&gt;</text:p>
          </table:table-cell>
          <table:table-cell office:value-type="string" calcext:value-type="string">
            <text:p><text:s/>0.038915606879025434 </text:p>
          </table:table-cell>
          <table:table-cell office:value-type="string" calcext:value-type="string">
            <text:p><text:s/>[0.3208814263343811, 0.466679185628891, 0.33031609654426575, 0.7867413759231567, 0.9999978542327881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performance_role/guest_performances./music/recording_contribution/performance_role_input &lt;SEP&gt; &lt;START&gt; /music/performance_role/regular_performances./music/group_membership/role-1 /music/performance_role/track_performances./music/track_contribution/role-1 /music/performance_role/track_performances./music/track_contribution/role-1 /music/performance_role/regular_performances./music/group_membership/role &lt;END&gt;</text:p>
          </table:table-cell>
          <table:table-cell office:value-type="string" calcext:value-type="string">
            <text:p><text:s/>0.038651373369135045 </text:p>
          </table:table-cell>
          <table:table-cell office:value-type="string" calcext:value-type="string">
            <text:p><text:s/>[0.33220726251602173, 0.3575400114059448, 0.867243230342865, 0.37522462010383606, 0.9999974966049194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-1_input &lt;SEP&gt; &lt;START&gt; /music/performance_role/track_performances./music/track_contribution/role /music/performance_role/track_performances./music/track_contribution/role /music/instrument/instrumentalists /award/award_nominee/award_nominations./award/award_nomination/award_nominee-1 &lt;END&gt;</text:p>
          </table:table-cell>
          <table:table-cell office:value-type="string" calcext:value-type="string">
            <text:p><text:s/>0.03130086500973278 </text:p>
          </table:table-cell>
          <table:table-cell office:value-type="string" calcext:value-type="string">
            <text:p><text:s/>[0.24587488174438477, 0.3624882102012634, 0.3526308834552765, 0.9959316849708557, 0.9999963045120239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_input &lt;SEP&gt; &lt;START&gt; /music/performance_role/track_performances./music/track_contribution/role-1 /music/performance_role/track_performances./music/track_contribution/role /music/performance_role/regular_performances./music/group_membership/role /music/instrument/instrumentalists-1 &lt;END&gt;</text:p>
          </table:table-cell>
          <table:table-cell office:value-type="string" calcext:value-type="string">
            <text:p><text:s/>0.030616954437928407 </text:p>
          </table:table-cell>
          <table:table-cell office:value-type="string" calcext:value-type="string">
            <text:p><text:s/>[0.3208814263343811, 0.36259397864341736, 0.3169386386871338, 0.8302765488624573, 0.9999973773956299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-1_input &lt;SEP&gt; &lt;START&gt; /music/performance_role/track_performances./music/track_contribution/role /music/performance_role/regular_performances./music/group_membership/role-1 /music/performance_role/regular_performances./music/group_membership/role /music/instrument/instrumentalists &lt;END&gt;</text:p>
          </table:table-cell>
          <table:table-cell office:value-type="string" calcext:value-type="string">
            <text:p><text:s/>0.03021474319853771 </text:p>
          </table:table-cell>
          <table:table-cell office:value-type="string" calcext:value-type="string">
            <text:p><text:s/>[0.24587488174438477, 0.30297771096229553, 0.6422973275184631, 0.6314801573753357, 0.9999959468841553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education/university/domestic_tuition./measurement_unit/dated_money_value/currency-1_input &lt;SEP&gt; &lt;START&gt; /film/film/estimated_budget./measurement_unit/dated_money_value/currency-1 /film/film/language /education/educational_degree/people_with_this_degree./education/education/major_field_of_study /education/educational_degree/people_with_this_degree./education/education/institution-1 &lt;END&gt;</text:p>
          </table:table-cell>
          <table:table-cell office:value-type="string" calcext:value-type="string">
            <text:p><text:s/>0.021467078842563714 </text:p>
          </table:table-cell>
          <table:table-cell office:value-type="string" calcext:value-type="string">
            <text:p><text:s/>[0.11847546696662903, 0.593916654586792, 0.5462864637374878, 0.558469831943512, 0.9999973773956299]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usic/instrument/instrumentalists_input &lt;SEP&gt; &lt;START&gt; /music/performance_role/track_performances./music/track_contribution/role-1 /music/performance_role/regular_performances./music/group_membership/role /music/performance_role/track_performances./music/track_contribution/role-1 /music/artist/track_contributions./music/track_contribution/role-1 &lt;END&gt;</text:p>
          </table:table-cell>
          <table:table-cell office:value-type="string" calcext:value-type="string">
            <text:p><text:s/>0.019483945003849323 </text:p>
          </table:table-cell>
          <table:table-cell office:value-type="string" calcext:value-type="string">
            <text:p><text:s/>[0.3208814263343811, 0.466679185628891, 0.2535156309604645, 0.5132283568382263, 0.999996542930603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legislative_session/members./government/government_position_held/legislative_sessions-1_input &lt;SEP&gt; &lt;START&gt; /government/legislative_session/members./government/government_position_held/legislative_sessions /government/legislative_session/members./government/government_position_held/district_represented-1 /government/legislative_session/members./government/government_position_held/district_represented /government/legislative_session/members./government/government_position_held/legislative_sessions-1 &lt;END&gt;</text:p>
          </table:table-cell>
          <table:table-cell office:value-type="string" calcext:value-type="string">
            <text:p><text:s/>0.42899076213831455 </text:p>
          </table:table-cell>
          <table:table-cell office:value-type="string" calcext:value-type="string">
            <text:p><text:s/>[0.5022767186164856, 0.9082034826278687, 0.9487981200218201, 0.9911706447601318, 0.9999988079071045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award/award_nominated_work/award_nominations./award/award_nomination/nominated_for-1_input &lt;SEP&gt; &lt;START&gt; /award/award_category/nominees./award/award_nomination/nominated_for-1 /award/award_category/nominees./award/award_nomination/nominated_for /film/film/estimated_budget./measurement_unit/dated_money_value/currency-1 /film/film/estimated_budget./measurement_unit/dated_money_value/currency-1 &lt;END&gt;</text:p>
          </table:table-cell>
          <table:table-cell office:value-type="string" calcext:value-type="string">
            <text:p><text:s/>0.21383087393868896 </text:p>
          </table:table-cell>
          <table:table-cell office:value-type="string" calcext:value-type="string">
            <text:p><text:s/>[0.38040846586227417, 0.7633358240127563, 0.7391542792320251, 0.9962557554244995, 0.9999969005584717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business/business_operation/operating_income./measurement_unit/dated_money_value/currency_input &lt;SEP&gt; &lt;START&gt; /base/schemastaging/person_extra/net_worth./measurement_unit/dated_money_value/currency /award/award_nominee/award_nominations./award/award_nomination/nominated_for-1 /tv/tv_program/languages-1 /base/schemastaging/organization_extra/phone_number./base/schemastaging/phone_sandbox/service_language &lt;END&gt;</text:p>
          </table:table-cell>
          <table:table-cell office:value-type="string" calcext:value-type="string">
            <text:p><text:s/>0.1740608569948093 </text:p>
          </table:table-cell>
          <table:table-cell office:value-type="string" calcext:value-type="string">
            <text:p><text:s/>[0.2112491875886917, 0.8278500437736511, 0.999583899974823, 0.995717465877533, 0.9999977350234985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government_office_category/officeholders./government/government_position_held/jurisdiction_of_office-1_input &lt;SEP&gt; &lt;START&gt; /organization/organization/headquarters./location/mailing_address/state_province_region /organization/organization/headquarters./location/mailing_address/state_province_region /government/government_office_category/officeholders./government/government_position_held/jurisdiction_of_office &lt;END&gt;</text:p>
          </table:table-cell>
          <table:table-cell office:value-type="string" calcext:value-type="string">
            <text:p><text:s/>0.15232509640482553 </text:p>
          </table:table-cell>
          <table:table-cell office:value-type="string" calcext:value-type="string">
            <text:p><text:s/>[0.15430402755737305, 0.9940202236175537, 0.9932929277420044, 0.9998195767402649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business/business_operation/operating_income./measurement_unit/dated_money_value/currency_input &lt;SEP&gt; &lt;START&gt; /film/film/estimated_budget./measurement_unit/dated_money_value/currency /film/film/estimated_budget./measurement_unit/dated_money_value/currency /organization/endowed_organization/endowment./measurement_unit/dated_money_value/currency &lt;END&gt;</text:p>
          </table:table-cell>
          <table:table-cell office:value-type="string" calcext:value-type="string">
            <text:p><text:s/>0.1412160156063199 </text:p>
          </table:table-cell>
          <table:table-cell office:value-type="string" calcext:value-type="string">
            <text:p><text:s/>[0.1729232519865036, 0.9039880037307739, 0.9033971428871155, 0.9999750852584839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legislative_session/members./government/government_position_held/legislative_sessions-1_input &lt;SEP&gt; &lt;START&gt; /government/legislative_session/members./government/government_position_held/district_represented-1 /organization/organization/headquarters./location/mailing_address/state_province_region-1 /organization/organization/headquarters./location/mailing_address/state_province_region-1 /government/legislative_session/members./government/government_position_held/district_represented-1 &lt;END&gt;</text:p>
          </table:table-cell>
          <table:table-cell office:value-type="string" calcext:value-type="string">
            <text:p><text:s/>0.1382023063792089 </text:p>
          </table:table-cell>
          <table:table-cell office:value-type="string" calcext:value-type="string">
            <text:p><text:s/>[0.4227924346923828, 0.3762800395488739, 0.9875176548957825, 0.8797035217285156, 0.9999901056289673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written_by_input &lt;SEP&gt; &lt;START&gt; /film/film/estimated_budget./measurement_unit/dated_money_value/currency-1 /base/schemastaging/person_extra/net_worth./measurement_unit/dated_money_value/currency-1 /people/person/profession /people/person/profession &lt;END&gt;</text:p>
          </table:table-cell>
          <table:table-cell office:value-type="string" calcext:value-type="string">
            <text:p><text:s/>0.1366586364677106 </text:p>
          </table:table-cell>
          <table:table-cell office:value-type="string" calcext:value-type="string">
            <text:p><text:s/>[0.15062622725963593, 0.9513880014419556, 0.997787594795227, 0.9557453989982605, 0.999996542930603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business/business_operation/operating_income./measurement_unit/dated_money_value/currency_input &lt;SEP&gt; &lt;START&gt; /base/schemastaging/person_extra/net_worth./measurement_unit/dated_money_value/currency-1 /base/schemastaging/person_extra/net_worth./measurement_unit/dated_money_value/currency-1 /location/statistical_region/gdp_nominal./measurement_unit/dated_money_value/currency-1 /location/location/contains-1 &lt;END&gt;</text:p>
          </table:table-cell>
          <table:table-cell office:value-type="string" calcext:value-type="string">
            <text:p><text:s/>0.1337518032644562 </text:p>
          </table:table-cell>
          <table:table-cell office:value-type="string" calcext:value-type="string">
            <text:p><text:s/>[0.13962598145008087, 0.9667861461639404, 0.9920948147773743, 0.9987359642982483, 0.9999979734420776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government_office_category/officeholders./government/government_position_held/jurisdiction_of_office-1_input &lt;SEP&gt; &lt;START&gt; /location/location/contains-1 /location/location/contains-1 /military/military_combatant/military_conflicts./military/military_combatant_group/combatants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12657971221652817 </text:p>
          </table:table-cell>
          <table:table-cell office:value-type="string" calcext:value-type="string">
            <text:p><text:s/>[0.1372721791267395, 0.960197389125824, 0.9769014716148376, 0.9830390214920044, 0.999998927116394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people/marriage_union_type/unions_of_this_type./people/marriage/location_of_ceremony-1_input &lt;SEP&gt; &lt;START&gt; /people/person/spouse_s./people/marriage/type_of_union /people/person/languages-1 /language/human_language/countries_spoken_in-1 &lt;END&gt;</text:p>
          </table:table-cell>
          <table:table-cell office:value-type="string" calcext:value-type="string">
            <text:p><text:s/>0.12089199716913483 </text:p>
          </table:table-cell>
          <table:table-cell office:value-type="string" calcext:value-type="string">
            <text:p><text:s/>[0.5074849724769592, 0.23893782496452332, 0.9983670115470886, 0.9986176490783691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film_format-1_input &lt;SEP&gt; &lt;START&gt; /film/film/other_crew./film/film_crew_gig/film_crew_role-1 /film/film/other_crew./film/film_crew_gig/film_crew_role-1 /film/film/film_format &lt;END&gt;</text:p>
          </table:table-cell>
          <table:table-cell office:value-type="string" calcext:value-type="string">
            <text:p><text:s/>0.11928642278701368 </text:p>
          </table:table-cell>
          <table:table-cell office:value-type="string" calcext:value-type="string">
            <text:p><text:s/>[0.23837938904762268, 0.5242757797241211, 0.993144154548645, 0.9610593914985657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business/business_operation/operating_income./measurement_unit/dated_money_value/currency_input &lt;SEP&gt; &lt;START&gt; /organization/endowed_organization/endowment./measurement_unit/dated_money_value/currency-1 /education/educational_institution/students_graduates./education/education/major_field_of_study-1 /education/educational_institution/students_graduates./education/education/major_field_of_study &lt;END&gt;</text:p>
          </table:table-cell>
          <table:table-cell office:value-type="string" calcext:value-type="string">
            <text:p><text:s/>0.11487724951781295 </text:p>
          </table:table-cell>
          <table:table-cell office:value-type="string" calcext:value-type="string">
            <text:p><text:s/>[0.19756817817687988, 0.6389919519424438, 0.9187474250793457, 0.990433931350708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film_format-1_input &lt;SEP&gt; &lt;START&gt; /film/film/other_crew./film/film_crew_gig/film_crew_role-1 /film/film/other_crew./film/film_crew_gig/film_crew_role /film/film/film_format &lt;END&gt;</text:p>
          </table:table-cell>
          <table:table-cell office:value-type="string" calcext:value-type="string">
            <text:p><text:s/>0.11246027543246066 </text:p>
          </table:table-cell>
          <table:table-cell office:value-type="string" calcext:value-type="string">
            <text:p><text:s/>[0.23837938904762268, 0.472710520029068, 0.9995213747024536, 0.9984885454177856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award/award_nominated_work/award_nominations./award/award_nomination/nominated_for-1_input &lt;SEP&gt; &lt;START&gt; /film/film/other_crew./film/film_crew_gig/film_crew_role-1 /film/film/other_crew./film/film_crew_gig/film_crew_role-1 /film/film/other_crew./film/film_crew_gig/film_crew_role-1 /film/film/other_crew./film/film_crew_gig/film_crew_role-1 &lt;END&gt;</text:p>
          </table:table-cell>
          <table:table-cell office:value-type="string" calcext:value-type="string">
            <text:p><text:s/>0.11208111652401911 </text:p>
          </table:table-cell>
          <table:table-cell office:value-type="string" calcext:value-type="string">
            <text:p><text:s/>[0.13747557997703552, 0.9098303914070129, 0.941053032875061, 0.9703698754310608, 0.9812847375869751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film_format-1_input &lt;SEP&gt; &lt;START&gt; /film/film/film_format /film/film/film_format /film/film/film_format &lt;END&gt;</text:p>
          </table:table-cell>
          <table:table-cell office:value-type="string" calcext:value-type="string">
            <text:p><text:s/>0.11004998042457903 </text:p>
          </table:table-cell>
          <table:table-cell office:value-type="string" calcext:value-type="string">
            <text:p><text:s/>[0.22894616425037384, 0.5322718024253845, 0.916782021522522, 0.9850472211837769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people/marriage_union_type/unions_of_this_type./people/marriage/location_of_ceremony-1_input &lt;SEP&gt; &lt;START&gt; /people/person/spouse_s./people/marriage/type_of_union-1 /people/person/gender-1 /people/person/gender /people/person/places_lived./people/place_lived/location &lt;END&gt;</text:p>
          </table:table-cell>
          <table:table-cell office:value-type="string" calcext:value-type="string">
            <text:p><text:s/>0.10818767356174488 </text:p>
          </table:table-cell>
          <table:table-cell office:value-type="string" calcext:value-type="string">
            <text:p><text:s/>[0.4689670205116272, 0.23272734880447388, 0.9980942606925964, 0.993157684803009, 0.9999960660934448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people/marriage_union_type/unions_of_this_type./people/marriage/location_of_ceremony-1_input &lt;SEP&gt; &lt;START&gt; /people/person/spouse_s./people/marriage/type_of_union /award/award_winner/awards_won./award/award_honor/award_winner /people/person/places_lived./people/place_lived/location /location/location/contains-1 &lt;END&gt;</text:p>
          </table:table-cell>
          <table:table-cell office:value-type="string" calcext:value-type="string">
            <text:p><text:s/>0.10673177800113183 </text:p>
          </table:table-cell>
          <table:table-cell office:value-type="string" calcext:value-type="string">
            <text:p><text:s/>[0.5074849724769592, 0.2161199152469635, 0.9797059893608093, 0.9933005571365356, 0.9999984502792358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written_by_input &lt;SEP&gt; &lt;START&gt; /film/actor/film./film/performance/film-1 &lt;END&gt;</text:p>
          </table:table-cell>
          <table:table-cell office:value-type="string" calcext:value-type="string">
            <text:p><text:s/>0.104659995391021 </text:p>
          </table:table-cell>
          <table:table-cell office:value-type="string" calcext:value-type="string">
            <text:p><text:s/>[0.1056930422782898, 0.9902259707450867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film_format-1_input &lt;SEP&gt; &lt;START&gt; /film/film/other_crew./film/film_crew_gig/film_crew_role /film/film/other_crew./film/film_crew_gig/film_crew_role /film/film/film_format &lt;END&gt;</text:p>
          </table:table-cell>
          <table:table-cell office:value-type="string" calcext:value-type="string">
            <text:p><text:s/>0.10204749632455036 </text:p>
          </table:table-cell>
          <table:table-cell office:value-type="string" calcext:value-type="string">
            <text:p><text:s/>[0.12503111362457275, 0.8178799152374268, 0.9996021389961243, 0.9983148574829102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written_by_input &lt;SEP&gt; &lt;START&gt; /people/person/gender /people/person/gender-1 /base/schemastaging/person_extra/net_worth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10128200925881756 </text:p>
          </table:table-cell>
          <table:table-cell office:value-type="string" calcext:value-type="string">
            <text:p><text:s/>[0.1123330220580101, 0.928427517414093, 0.9935376048088074, 0.9774488806724548, 0.999996542930603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legislative_session/members./government/government_position_held/legislative_sessions-1_input &lt;SEP&gt; &lt;START&gt; /government/legislative_session/members./government/government_position_held/district_represented-1 /location/statistical_region/religions./location/religion_percentage/religion-1 /location/statistical_region/religions./location/religion_percentage/religion /government/legislative_session/members./government/government_position_held/district_represented &lt;END&gt;</text:p>
          </table:table-cell>
          <table:table-cell office:value-type="string" calcext:value-type="string">
            <text:p><text:s/>0.08784472497430187 </text:p>
          </table:table-cell>
          <table:table-cell office:value-type="string" calcext:value-type="string">
            <text:p><text:s/>[0.4227924346923828, 0.25686755776405334, 0.9946974515914917, 0.8131881952285767, 0.9999934434890747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government_office_category/officeholders./government/government_position_held/jurisdiction_of_office-1_input &lt;SEP&gt; &lt;START&gt; /government/legislative_session/members./government/government_position_held/district_represented /government/legislative_session/members./government/government_position_held/district_represented-1 /location/location/adjoin_s./location/adjoining_relationship/adjoins-1 /government/government_office_category/officeholders./government/government_position_held/jurisdiction_of_office &lt;END&gt;</text:p>
          </table:table-cell>
          <table:table-cell office:value-type="string" calcext:value-type="string">
            <text:p><text:s/>0.08726862303007857 </text:p>
          </table:table-cell>
          <table:table-cell office:value-type="string" calcext:value-type="string">
            <text:p><text:s/>[0.10152128338813782, 0.8612391352653503, 0.998367965221405, 0.9997403025627136, 0.9999986886978149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written_by_input &lt;SEP&gt; &lt;START&gt; /film/film/featured_film_locations /people/person/places_lived./people/place_lived/location /people/ethnicity/people-1 /people/ethnicity/people-1 &lt;END&gt;</text:p>
          </table:table-cell>
          <table:table-cell office:value-type="string" calcext:value-type="string">
            <text:p><text:s/>0.08478176295664733 </text:p>
          </table:table-cell>
          <table:table-cell office:value-type="string" calcext:value-type="string">
            <text:p><text:s/>[0.08693143725395203, 0.9793533682823181, 0.9993845224380493, 0.9964470267295837, 0.9999984502792358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award/award_nominated_work/award_nominations./award/award_nomination/nominated_for-1_input &lt;SEP&gt; &lt;START&gt; /film/film/other_crew./film/film_crew_gig/film_crew_role /film/film/other_crew./film/film_crew_gig/film_crew_role /film/film/estimated_budget./measurement_unit/dated_money_value/currency-1 /film/film/estimated_budget./measurement_unit/dated_money_value/currency-1 &lt;END&gt;</text:p>
          </table:table-cell>
          <table:table-cell office:value-type="string" calcext:value-type="string">
            <text:p><text:s/>0.08367926403254738 </text:p>
          </table:table-cell>
          <table:table-cell office:value-type="string" calcext:value-type="string">
            <text:p><text:s/>[0.09263698756694794, 0.9268249273300171, 0.9812299013137817, 0.9932678937911987, 0.9999966621398926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award/award_nominated_work/award_nominations./award/award_nomination/nominated_for-1_input &lt;SEP&gt; &lt;START&gt; /award/award_category/nominees./award/award_nomination/nominated_for-1 /award/award_nominee/award_nominations./award/award_nomination/award-1 /award/award_nominee/award_nominations./award/award_nomination/award /award/award_category/nominees./award/award_nomination/nominated_for &lt;END&gt;</text:p>
          </table:table-cell>
          <table:table-cell office:value-type="string" calcext:value-type="string">
            <text:p><text:s/>0.07152303178889066 </text:p>
          </table:table-cell>
          <table:table-cell office:value-type="string" calcext:value-type="string">
            <text:p><text:s/>[0.38040846586227417, 0.1919706165790558, 0.9897890686988831, 0.9895111918449402, 0.9999945163726807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business/business_operation/operating_income./measurement_unit/dated_money_value/currency_input &lt;SEP&gt; &lt;START&gt; /location/statistical_region/gdp_nominal_per_capita./measurement_unit/dated_money_value/currency /base/popstra/location/vacationers./base/popstra/vacation_choice/vacationer-1 /base/schemastaging/person_extra/net_worth./measurement_unit/dated_money_value/currency-1 /business/business_operation/assets./measurement_unit/dated_money_value/currency &lt;END&gt;</text:p>
          </table:table-cell>
          <table:table-cell office:value-type="string" calcext:value-type="string">
            <text:p><text:s/>0.06929782337534807 </text:p>
          </table:table-cell>
          <table:table-cell office:value-type="string" calcext:value-type="string">
            <text:p><text:s/>[0.08721021562814713, 0.7970345616340637, 0.9994534850120544, 0.9975014328956604, 0.999997615814209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film_format-1_input &lt;SEP&gt; &lt;START&gt; /film/film/film_format /film/film/other_crew./film/film_crew_gig/film_crew_role-1 /film/film/other_crew./film/film_crew_gig/film_crew_role /award/award_nominated_work/award_nominations./award/award_nomination/nominated_for &lt;END&gt;</text:p>
          </table:table-cell>
          <table:table-cell office:value-type="string" calcext:value-type="string">
            <text:p><text:s/>0.0671294265194419 </text:p>
          </table:table-cell>
          <table:table-cell office:value-type="string" calcext:value-type="string">
            <text:p><text:s/>[0.22894616425037384, 0.4360118508338928, 0.6909111738204956, 0.9733298420906067, 0.9999977350234985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government_office_category/officeholders./government/government_position_held/jurisdiction_of_office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06648950628417431 </text:p>
          </table:table-cell>
          <table:table-cell office:value-type="string" calcext:value-type="string">
            <text:p><text:s/>[0.09223505854606628, 0.728598952293396, 0.9936001300811768, 0.9957660436630249, 0.9999990463256836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film/film/written_by_input &lt;SEP&gt; &lt;START&gt; /film/film/film_format-1 /film/film/film_format-1 /award/award_category/nominees./award/award_nomination/nominated_for /award/award_nominee/award_nominations./award/award_nomination/award-1 &lt;END&gt;</text:p>
          </table:table-cell>
          <table:table-cell office:value-type="string" calcext:value-type="string">
            <text:p><text:s/>0.06447803568985193 </text:p>
          </table:table-cell>
          <table:table-cell office:value-type="string" calcext:value-type="string">
            <text:p><text:s/>[0.08031276613473892, 0.9845038652420044, 0.8499391674995422, 0.9594533443450928, 0.9999955892562866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legislative_session/members./government/government_position_held/legislative_sessions-1_input &lt;SEP&gt; &lt;START&gt; /government/legislative_session/members./government/government_position_held/district_represented-1 /government/legislative_session/members./government/government_position_held/district_represented-1 /government/legislative_session/members./government/government_position_held/legislative_sessions-1 /government/legislative_session/members./government/government_position_held/legislative_sessions-1 &lt;END&gt;</text:p>
          </table:table-cell>
          <table:table-cell office:value-type="string" calcext:value-type="string">
            <text:p><text:s/>0.06379106802216696 </text:p>
          </table:table-cell>
          <table:table-cell office:value-type="string" calcext:value-type="string">
            <text:p><text:s/>[0.4227924346923828, 0.28284308314323425, 0.6543315052986145, 0.8152542114257812, 0.9999912977218628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people/marriage_union_type/unions_of_this_type./people/marriage/location_of_ceremony-1_input &lt;SEP&gt; &lt;START&gt; /people/person/spouse_s./people/marriage/type_of_union-1 /base/popstra/celebrity/dated./base/popstra/dated/participant-1 /people/person/spouse_s./people/marriage/type_of_union-1 /people/marriage_union_type/unions_of_this_type./people/marriage/location_of_ceremony &lt;END&gt;</text:p>
          </table:table-cell>
          <table:table-cell office:value-type="string" calcext:value-type="string">
            <text:p><text:s/>0.06368463488890963 </text:p>
          </table:table-cell>
          <table:table-cell office:value-type="string" calcext:value-type="string">
            <text:p><text:s/>[0.4689670205116272, 0.15343087911605835, 0.9920787215232849, 0.8921427130699158, 0.9999979734420776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award/award_nominated_work/award_nominations./award/award_nomination/nominated_for-1_input &lt;SEP&gt; &lt;START&gt; /film/film/film_format-1 /film/film/film_format /film/film/other_crew./film/film_crew_gig/film_crew_role-1 /film/film/other_crew./film/film_crew_gig/film_crew_role-1 &lt;END&gt;</text:p>
          </table:table-cell>
          <table:table-cell office:value-type="string" calcext:value-type="string">
            <text:p><text:s/>0.06348908448771474 </text:p>
          </table:table-cell>
          <table:table-cell office:value-type="string" calcext:value-type="string">
            <text:p><text:s/>[0.0725458562374115, 0.9888867735862732, 0.9752006530761719, 0.9112332463264465, 0.9959014058113098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people/marriage_union_type/unions_of_this_type./people/marriage/location_of_ceremony-1_input &lt;SEP&gt; &lt;START&gt; /people/person/spouse_s./people/marriage/type_of_union-1 /award/award_winner/awards_won./award/award_honor/award_winner /people/person/spouse_s./people/marriage/type_of_union-1 /people/marriage_union_type/unions_of_this_type./people/marriage/location_of_ceremony &lt;END&gt;</text:p>
          </table:table-cell>
          <table:table-cell office:value-type="string" calcext:value-type="string">
            <text:p><text:s/>0.05862937839824514 </text:p>
          </table:table-cell>
          <table:table-cell office:value-type="string" calcext:value-type="string">
            <text:p><text:s/>[0.4689670205116272, 0.1390533596277237, 0.9350191950798035, 0.9615505337715149, 0.9999973773956299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government_office_category/officeholders./government/government_position_held/jurisdiction_of_office-1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government/government_office_category/officeholders./government/government_position_held/jurisdiction_of_office &lt;END&gt;</text:p>
          </table:table-cell>
          <table:table-cell office:value-type="string" calcext:value-type="string">
            <text:p><text:s/>0.04012989362002723 </text:p>
          </table:table-cell>
          <table:table-cell office:value-type="string" calcext:value-type="string">
            <text:p><text:s/>[0.16932344436645508, 0.34964698553085327, 0.8589375019073486, 0.7891517877578735, 0.9999977350234985]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government/legislative_session/members./government/government_position_held/legislative_sessions-1_input &lt;SEP&gt; &lt;START&gt; /government/legislative_session/members./government/government_position_held/legislative_sessions /government/legislative_session/members./government/government_position_held/legislative_sessions-1 /government/legislative_session/members./government/government_position_held/district_represented /government/legislative_session/members./government/government_position_held/district_represented &lt;END&gt;</text:p>
          </table:table-cell>
          <table:table-cell office:value-type="string" calcext:value-type="string">
            <text:p><text:s/>0.026643317811551995 </text:p>
          </table:table-cell>
          <table:table-cell office:value-type="string" calcext:value-type="string">
            <text:p><text:s/>[0.5022767186164856, 0.08143821358680725, 0.7315962314605713, 0.8903315663337708, 0.9999856948852539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marriage_union_type/unions_of_this_type./people/marriage/location_of_ceremony_input &lt;SEP&gt; &lt;START&gt; /people/person/spouse_s./people/marriage/type_of_union /people/person/spouse_s./people/marriage/type_of_union /people/marriage_union_type/unions_of_this_type./people/marriage/location_of_ceremony /location/location/contains-1 &lt;END&gt;</text:p>
          </table:table-cell>
          <table:table-cell office:value-type="string" calcext:value-type="string">
            <text:p><text:s/>0.4145419589248212 </text:p>
          </table:table-cell>
          <table:table-cell office:value-type="string" calcext:value-type="string">
            <text:p><text:s/>[0.8391332626342773, 0.7699862718582153, 0.6484217643737793, 0.9894593954086304, 0.9999977350234985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_input &lt;SEP&gt; &lt;START&gt; /music/performance_role/track_performances./music/track_contribution/role-1 /music/performance_role/track_performances./music/track_contribution/role-1 /music/performance_role/track_performances./music/track_contribution/role-1 /music/performance_role/regular_performances./music/group_membership/group-1 &lt;END&gt;</text:p>
          </table:table-cell>
          <table:table-cell office:value-type="string" calcext:value-type="string">
            <text:p><text:s/>0.36145961882952315 </text:p>
          </table:table-cell>
          <table:table-cell office:value-type="string" calcext:value-type="string">
            <text:p><text:s/>[0.4652675986289978, 0.9390528798103333, 0.832409679889679, 0.9938733577728271, 0.999997138977050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cause_of_death/people-1_input &lt;SEP&gt; &lt;START&gt; /people/cause_of_death/people /people/person/gender /medicine/disease/risk_factors /people/cause_of_death/people &lt;END&gt;</text:p>
          </table:table-cell>
          <table:table-cell office:value-type="string" calcext:value-type="string">
            <text:p><text:s/>0.29075516266543144 </text:p>
          </table:table-cell>
          <table:table-cell office:value-type="string" calcext:value-type="string">
            <text:p><text:s/>[0.6365619897842407, 0.47683829069137573, 0.9582653641700745, 0.9996104836463928, 0.9999977350234985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cause_of_death/people-1_input &lt;SEP&gt; &lt;START&gt; /people/cause_of_death/people /people/person/gender-1 /people/person/gender &lt;END&gt;</text:p>
          </table:table-cell>
          <table:table-cell office:value-type="string" calcext:value-type="string">
            <text:p><text:s/>0.23911932753413268 </text:p>
          </table:table-cell>
          <table:table-cell office:value-type="string" calcext:value-type="string">
            <text:p><text:s/>[0.6365619897842407, 0.3889751732349396, 0.9748889207839966, 0.9905968904495239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ilm_format_input &lt;SEP&gt; &lt;START&gt; /film/film/film_format-1 /award/award_nominee/award_nominations./award/award_nomination/nominated_for-1 /base/schemastaging/person_extra/net_worth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22350564481224128 </text:p>
          </table:table-cell>
          <table:table-cell office:value-type="string" calcext:value-type="string">
            <text:p><text:s/>[0.334098756313324, 0.6903312802314758, 0.9719133973121643, 0.9970800280570984, 0.99999654293060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person/religion-1_input &lt;SEP&gt; &lt;START&gt; /location/statistical_region/religions./location/religion_percentage/religion-1 /location/location/adjoin_s./location/adjoining_relationship/adjoins /location/statistical_region/religions./location/religion_percentage/religion /people/person/religion &lt;END&gt;</text:p>
          </table:table-cell>
          <table:table-cell office:value-type="string" calcext:value-type="string">
            <text:p><text:s/>0.2187122361670348 </text:p>
          </table:table-cell>
          <table:table-cell office:value-type="string" calcext:value-type="string">
            <text:p><text:s/>[0.3979186713695526, 0.5693835020065308, 0.9995179176330566, 0.9657958149909973, 0.9999953508377075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_input &lt;SEP&gt; &lt;START&gt; /music/group_member/membership./music/group_membership/role-1 /music/genre/artists-1 /music/genre/parent_genre-1 /music/genre/artists-1 &lt;END&gt;</text:p>
          </table:table-cell>
          <table:table-cell office:value-type="string" calcext:value-type="string">
            <text:p><text:s/>0.16246789263420094 </text:p>
          </table:table-cell>
          <table:table-cell office:value-type="string" calcext:value-type="string">
            <text:p><text:s/>[0.20904560387134552, 0.9992018342018127, 0.7816839218139648, 0.9950827360153198, 0.9999606609344482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deceased_person/place_of_death-1_input &lt;SEP&gt; &lt;START&gt; /location/location/contains-1 /people/deceased_person/place_of_burial-1 /people/person/gender-1 /people/person/gender &lt;END&gt;</text:p>
          </table:table-cell>
          <table:table-cell office:value-type="string" calcext:value-type="string">
            <text:p><text:s/>0.1605694348231598 </text:p>
          </table:table-cell>
          <table:table-cell office:value-type="string" calcext:value-type="string">
            <text:p><text:s/>[0.17831623554229736, 0.9962241649627686, 0.9219093322753906, 0.9804559946060181, 0.9999967813491821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ducer/programs_produced./tv/tv_producer_term/program-1_input &lt;SEP&gt; &lt;START&gt; /education/educational_institution/students_graduates./education/education/student-1 /business/business_operation/revenue./measurement_unit/dated_money_value/currency-1 /base/schemastaging/person_extra/net_worth./measurement_unit/dated_money_value/currency /award/award_winning_work/awards_won./award/award_honor/award_winner &lt;END&gt;</text:p>
          </table:table-cell>
          <table:table-cell office:value-type="string" calcext:value-type="string">
            <text:p><text:s/>0.15728436930486853 </text:p>
          </table:table-cell>
          <table:table-cell office:value-type="string" calcext:value-type="string">
            <text:p><text:s/>[0.1628107875585556, 0.9936617612838745, 0.9954054355621338, 0.9767097234725952, 0.999996066093444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olympics/olympic_games/sports_input &lt;SEP&gt; &lt;START&gt; /olympics/olympic_games/sports-1 /olympics/olympic_games/sports /olympics/olympic_sport/athletes./olympics/olympic_athlete_affiliation/country-1 /olympics/olympic_participating_country/medals_won./olympics/olympic_medal_honor/olympics &lt;END&gt;</text:p>
          </table:table-cell>
          <table:table-cell office:value-type="string" calcext:value-type="string">
            <text:p><text:s/>0.14960554078038749 </text:p>
          </table:table-cell>
          <table:table-cell office:value-type="string" calcext:value-type="string">
            <text:p><text:s/>[0.16483958065509796, 0.9159057140350342, 0.9927476048469543, 0.9981537461280823, 0.9999979734420776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person/religion-1_input &lt;SEP&gt; &lt;START&gt; /people/person/religion /people/person/spouse_s./people/marriage/type_of_union /people/person/spouse_s./people/marriage/type_of_union &lt;END&gt;</text:p>
          </table:table-cell>
          <table:table-cell office:value-type="string" calcext:value-type="string">
            <text:p><text:s/>0.14070818908318392 </text:p>
          </table:table-cell>
          <table:table-cell office:value-type="string" calcext:value-type="string">
            <text:p><text:s/>[0.37416595220565796, 0.4037911593914032, 0.9329996109008789, 0.998198330402374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gram/regular_cast./tv/regular_tv_appearance/actor-1_input &lt;SEP&gt; &lt;START&gt; /people/person/spouse_s./people/marriage/type_of_union /people/person/spouse_s./people/marriage/type_of_union-1 /people/person/languages-1 /tv/tv_program/languages-1 &lt;END&gt;</text:p>
          </table:table-cell>
          <table:table-cell office:value-type="string" calcext:value-type="string">
            <text:p><text:s/>0.1393022788269828 </text:p>
          </table:table-cell>
          <table:table-cell office:value-type="string" calcext:value-type="string">
            <text:p><text:s/>[0.20202937722206116, 0.929710865020752, 0.7429160475730896, 0.9982917904853821, 0.9999966621398926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person/religion-1_input &lt;SEP&gt; &lt;START&gt; /location/statistical_region/religions./location/religion_percentage/religion-1 /people/person/nationality-1 /people/person/gender-1 /people/person/gender-1 &lt;END&gt;</text:p>
          </table:table-cell>
          <table:table-cell office:value-type="string" calcext:value-type="string">
            <text:p><text:s/>0.13524815287180833 </text:p>
          </table:table-cell>
          <table:table-cell office:value-type="string" calcext:value-type="string">
            <text:p><text:s/>[0.3979186713695526, 0.35374802350997925, 0.9849543571472168, 0.9755039215087891, 0.9999951124191284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marriage_union_type/unions_of_this_type./people/marriage/location_of_ceremony_input &lt;SEP&gt; &lt;START&gt; /people/person/spouse_s./people/marriage/type_of_union /people/person/spouse_s./people/marriage/type_of_union /people/marriage_union_type/unions_of_this_type./people/marriage/location_of_ceremony-1 &lt;END&gt;</text:p>
          </table:table-cell>
          <table:table-cell office:value-type="string" calcext:value-type="string">
            <text:p><text:s/>0.13464734363610154 </text:p>
          </table:table-cell>
          <table:table-cell office:value-type="string" calcext:value-type="string">
            <text:p><text:s/>[0.8391332626342773, 0.7699862718582153, 0.2134397029876709, 0.9763570427894592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eatured_film_locations-1_input &lt;SEP&gt; &lt;START&gt; /film/film_distributor/films_distributed./film/film_film_distributor_relationship/film /film/film/language /film/film/language-1 &lt;END&gt;</text:p>
          </table:table-cell>
          <table:table-cell office:value-type="string" calcext:value-type="string">
            <text:p><text:s/>0.13301042992339543 </text:p>
          </table:table-cell>
          <table:table-cell office:value-type="string" calcext:value-type="string">
            <text:p><text:s/>[0.14998489618301392, 0.8921392560005188, 0.9959088563919067, 0.998127281665802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_subject/films-1_input &lt;SEP&gt; &lt;START&gt; /film/film/genre /film/film/genre /film/film_subject/films &lt;END&gt;</text:p>
          </table:table-cell>
          <table:table-cell office:value-type="string" calcext:value-type="string">
            <text:p><text:s/>0.13192509147240922 </text:p>
          </table:table-cell>
          <table:table-cell office:value-type="string" calcext:value-type="string">
            <text:p><text:s/>[0.1367303431034088, 0.9661770462989807, 0.9988755583763123, 0.9997568726539612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_subject/films-1_input &lt;SEP&gt; &lt;START&gt; /film/film/estimated_budget./measurement_unit/dated_money_value/currency /base/schemastaging/person_extra/net_worth./measurement_unit/dated_money_value/currency /people/person/spouse_s./people/marriage/type_of_union /people/person/spouse_s./people/marriage/type_of_union &lt;END&gt;</text:p>
          </table:table-cell>
          <table:table-cell office:value-type="string" calcext:value-type="string">
            <text:p><text:s/>0.13156816116325654 </text:p>
          </table:table-cell>
          <table:table-cell office:value-type="string" calcext:value-type="string">
            <text:p><text:s/>[0.14465248584747314, 0.9380245208740234, 0.9773833751678467, 0.9920839071273804, 0.9999939203262329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ilm_format_input &lt;SEP&gt; &lt;START&gt; /film/film/language-1 /film/film/language-1 /film/film/film_format-1 &lt;END&gt;</text:p>
          </table:table-cell>
          <table:table-cell office:value-type="string" calcext:value-type="string">
            <text:p><text:s/>0.129445612523013 </text:p>
          </table:table-cell>
          <table:table-cell office:value-type="string" calcext:value-type="string">
            <text:p><text:s/>[0.13908328115940094, 0.9433542490005493, 0.9866421222686768, 0.9999492168426514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ducer/programs_produced./tv/tv_producer_term/program-1_input &lt;SEP&gt; &lt;START&gt; /award/award_nominee/award_nominations./award/award_nomination/award_nominee /film/actor/film./film/performance/film-1 /film/film/language-1 /tv/tv_program/languages-1 &lt;END&gt;</text:p>
          </table:table-cell>
          <table:table-cell office:value-type="string" calcext:value-type="string">
            <text:p><text:s/>0.12707349779009236 </text:p>
          </table:table-cell>
          <table:table-cell office:value-type="string" calcext:value-type="string">
            <text:p><text:s/>[0.13360628485679626, 0.9552776217460632, 0.9982274174690247, 0.9974026083946228, 0.99999654293060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ilitary/military_conflict/combatants./military/military_combatant_group/combatants_input &lt;SEP&gt; &lt;START&gt; /base/culturalevent/event/entity_involved-1 &lt;END&gt;</text:p>
          </table:table-cell>
          <table:table-cell office:value-type="string" calcext:value-type="string">
            <text:p><text:s/>0.12681587814757034 </text:p>
          </table:table-cell>
          <table:table-cell office:value-type="string" calcext:value-type="string">
            <text:p><text:s/>[0.12686945497989655, 0.9995777010917664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_input &lt;SEP&gt; &lt;START&gt; /organization/endowed_organization/endowment./measurement_unit/dated_money_value/currency-1 /education/educational_degree/people_with_this_degree./education/education/institution-1 /education/educational_degree/people_with_this_degree./education/education/major_field_of_study-1 /location/country/official_language &lt;END&gt;</text:p>
          </table:table-cell>
          <table:table-cell office:value-type="string" calcext:value-type="string">
            <text:p><text:s/>0.12518090611667979 </text:p>
          </table:table-cell>
          <table:table-cell office:value-type="string" calcext:value-type="string">
            <text:p><text:s/>[0.1361694037914276, 0.9618145823478699, 0.956519365310669, 0.9992524981498718, 0.9999958276748657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gram/regular_cast./tv/regular_tv_appearance/actor-1_input &lt;SEP&gt; &lt;START&gt; /people/person/profession-1 /people/person/profession-1 /people/person/languages /tv/tv_program/languages-1 &lt;END&gt;</text:p>
          </table:table-cell>
          <table:table-cell office:value-type="string" calcext:value-type="string">
            <text:p><text:s/>0.12499070319722469 </text:p>
          </table:table-cell>
          <table:table-cell office:value-type="string" calcext:value-type="string">
            <text:p><text:s/>[0.15354055166244507, 0.8672489523887634, 0.939227283000946, 0.9994038343429565, 0.9999979734420776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_input &lt;SEP&gt; &lt;START&gt; /olympics/olympic_sport/athletes./olympics/olympic_athlete_affiliation/country /olympics/olympic_sport/athletes./olympics/olympic_athlete_affiliation/olympics /olympics/olympic_participating_country/medals_won./olympics/olympic_medal_honor/olympics-1 /location/statistical_region/gdp_real./measurement_unit/adjusted_money_value/adjustment_currency-1 &lt;END&gt;</text:p>
          </table:table-cell>
          <table:table-cell office:value-type="string" calcext:value-type="string">
            <text:p><text:s/>0.1222720293540407 </text:p>
          </table:table-cell>
          <table:table-cell office:value-type="string" calcext:value-type="string">
            <text:p><text:s/>[0.12797591090202332, 0.9671913385391235, 0.9888353943824768, 0.9989953637123108, 0.9999977350234985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_subject/films-1_input &lt;SEP&gt; &lt;START&gt; /film/film_subject/films /film/film/language /film/film/language-1 &lt;END&gt;</text:p>
          </table:table-cell>
          <table:table-cell office:value-type="string" calcext:value-type="string">
            <text:p><text:s/>0.12214578709781657 </text:p>
          </table:table-cell>
          <table:table-cell office:value-type="string" calcext:value-type="string">
            <text:p><text:s/>[0.1269628405570984, 0.9786393642425537, 0.9867141842842102, 0.996294677257537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ilitary/military_conflict/combatants./military/military_combatant_group/combatants_input &lt;SEP&gt; &lt;START&gt; /olympics/olympic_games/participating_countries-1 /olympics/olympic_games/participating_countries-1 /military/military_conflict/combatants./military/military_combatant_group/combatants-1 &lt;END&gt;</text:p>
          </table:table-cell>
          <table:table-cell office:value-type="string" calcext:value-type="string">
            <text:p><text:s/>0.12169142130578312 </text:p>
          </table:table-cell>
          <table:table-cell office:value-type="string" calcext:value-type="string">
            <text:p><text:s/>[0.1326959729194641, 0.9397387504577637, 0.9760796427726746, 0.999792397022247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olympics/olympic_games/sports_input &lt;SEP&gt; &lt;START&gt; /user/jg/default_domain/olympic_games/sports &lt;END&gt;</text:p>
          </table:table-cell>
          <table:table-cell office:value-type="string" calcext:value-type="string">
            <text:p><text:s/>0.12062393823857498 </text:p>
          </table:table-cell>
          <table:table-cell office:value-type="string" calcext:value-type="string">
            <text:p><text:s/>[0.12255727499723434, 0.9842250347137451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olympics/olympic_games/sports_input &lt;SEP&gt; &lt;START&gt; /olympics/olympic_sport/athletes./olympics/olympic_athlete_affiliation/olympics /olympics/olympic_sport/athletes./olympics/olympic_athlete_affiliation/country /military/military_combatant/military_conflicts./military/military_combatant_group/combatants-1 /olympics/olympic_sport/athletes./olympics/olympic_athlete_affiliation/country-1 &lt;END&gt;</text:p>
          </table:table-cell>
          <table:table-cell office:value-type="string" calcext:value-type="string">
            <text:p><text:s/>0.11945058599309953 </text:p>
          </table:table-cell>
          <table:table-cell office:value-type="string" calcext:value-type="string">
            <text:p><text:s/>[0.22677898406982422, 0.9917722344398499, 0.9921033978462219, 0.5353248119354248, 0.9999982118606567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deceased_person/place_of_death-1_input &lt;SEP&gt; &lt;START&gt; /people/person/place_of_birth-1 /people/person/places_lived./people/place_lived/location-1 &lt;END&gt;</text:p>
          </table:table-cell>
          <table:table-cell office:value-type="string" calcext:value-type="string">
            <text:p><text:s/>0.11708986570864076 </text:p>
          </table:table-cell>
          <table:table-cell office:value-type="string" calcext:value-type="string">
            <text:p><text:s/>[0.14890356361865997, 0.9962886571884155, 0.7892762422561646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deceased_person/place_of_death-1_input &lt;SEP&gt; &lt;START&gt; /people/person/places_lived./people/place_lived/location /award/award_nominee/award_nominations./award/award_nomination/award_nominee-1 /people/person/spouse_s./people/marriage/type_of_union /people/person/spouse_s./people/marriage/type_of_union &lt;END&gt;</text:p>
          </table:table-cell>
          <table:table-cell office:value-type="string" calcext:value-type="string">
            <text:p><text:s/>0.11642348917788428 </text:p>
          </table:table-cell>
          <table:table-cell office:value-type="string" calcext:value-type="string">
            <text:p><text:s/>[0.14188390970230103, 0.9144885540008545, 0.9952611327171326, 0.9015565514564514, 0.9999980926513672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ilitary/military_conflict/combatants./military/military_combatant_group/combatants_input &lt;SEP&gt; &lt;START&gt; /location/country/capital-1 /time/event/locations /olympics/olympic_participating_country/medals_won./olympics/olympic_medal_honor/olympics /military/military_conflict/combatants./military/military_combatant_group/combatants-1 &lt;END&gt;</text:p>
          </table:table-cell>
          <table:table-cell office:value-type="string" calcext:value-type="string">
            <text:p><text:s/>0.11634858156628808 </text:p>
          </table:table-cell>
          <table:table-cell office:value-type="string" calcext:value-type="string">
            <text:p><text:s/>[0.1176537424325943, 0.9989781379699707, 0.9944526553153992, 0.9954425096511841, 0.9999978542327881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-1_input &lt;SEP&gt; &lt;START&gt; /music/performance_role/regular_performances./music/group_membership/role-1 /music/performance_role/track_performances./music/track_contribution/role /music/performance_role/guest_performances./music/recording_contribution/performance_role /music/performance_role/regular_performances./music/group_membership/group &lt;END&gt;</text:p>
          </table:table-cell>
          <table:table-cell office:value-type="string" calcext:value-type="string">
            <text:p><text:s/>0.11537626030259002 </text:p>
          </table:table-cell>
          <table:table-cell office:value-type="string" calcext:value-type="string">
            <text:p><text:s/>[0.14593839645385742, 0.8251045942306519, 0.9586734175682068, 0.9994667172431946, 0.9999973773956299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ilitary/military_conflict/combatants./military/military_combatant_group/combatants_input &lt;SEP&gt; &lt;START&gt; /military/military_combatant/military_conflicts./military/military_combatant_group/combatants-1 /film/film/release_date_s./film/film_regional_release_date/film_release_region-1 /film/film/release_date_s./film/film_regional_release_date/film_release_region-1 /military/military_conflict/combatants./military/military_combatant_group/combatants-1 &lt;END&gt;</text:p>
          </table:table-cell>
          <table:table-cell office:value-type="string" calcext:value-type="string">
            <text:p><text:s/>0.11433275265745979 </text:p>
          </table:table-cell>
          <table:table-cell office:value-type="string" calcext:value-type="string">
            <text:p><text:s/>[0.1165328323841095, 0.9896640181541443, 0.9921076893806458, 0.9992544054985046, 0.9999992847442627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eatured_film_locations-1_input &lt;SEP&gt; &lt;START&gt; /people/person/places_lived./people/place_lived/location /award/award_nominee/award_nominations./award/award_nomination/award-1 /award/award_nominee/award_nominations./award/award_nomination/award-1 /film/film/executive_produced_by &lt;END&gt;</text:p>
          </table:table-cell>
          <table:table-cell office:value-type="string" calcext:value-type="string">
            <text:p><text:s/>0.11413604266127729 </text:p>
          </table:table-cell>
          <table:table-cell office:value-type="string" calcext:value-type="string">
            <text:p><text:s/>[0.11654603481292725, 0.9881904125213623, 0.9970188140869141, 0.9939901828765869, 0.9999982118606567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-1_input &lt;SEP&gt; &lt;START&gt; /music/performance_role/regular_performances./music/group_membership/role /music/performance_role/regular_performances./music/group_membership/role /music/performance_role/regular_performances./music/group_membership/role-1 /music/performance_role/regular_performances./music/group_membership/group &lt;END&gt;</text:p>
          </table:table-cell>
          <table:table-cell office:value-type="string" calcext:value-type="string">
            <text:p><text:s/>0.11244022204594284 </text:p>
          </table:table-cell>
          <table:table-cell office:value-type="string" calcext:value-type="string">
            <text:p><text:s/>[0.43498241901397705, 0.3357648551464081, 0.7832838892936707, 0.9828708171844482, 0.9999979734420776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-1_input &lt;SEP&gt; &lt;START&gt; /organization/endowed_organization/endowment./measurement_unit/dated_money_value/currency /organization/organization/headquarters./location/mailing_address/state_province_region-1 /government/legislative_session/members./government/government_position_held/district_represented /government/legislative_session/members./government/government_position_held/district_represented-1 &lt;END&gt;</text:p>
          </table:table-cell>
          <table:table-cell office:value-type="string" calcext:value-type="string">
            <text:p><text:s/>0.11230894870283802 </text:p>
          </table:table-cell>
          <table:table-cell office:value-type="string" calcext:value-type="string">
            <text:p><text:s/>[0.11786126345396042, 0.9949091076850891, 0.9608563184738159, 0.9967870712280273, 0.9999977350234985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ilitary/military_conflict/combatants./military/military_combatant_group/combatants_input &lt;SEP&gt; &lt;START&gt; /film/film/release_date_s./film/film_regional_release_date/film_release_region /film/film/release_date_s./film/film_regional_release_date/film_release_region /time/event/locations &lt;END&gt;</text:p>
          </table:table-cell>
          <table:table-cell office:value-type="string" calcext:value-type="string">
            <text:p><text:s/>0.11160863556904088 </text:p>
          </table:table-cell>
          <table:table-cell office:value-type="string" calcext:value-type="string">
            <text:p><text:s/>[0.12942998111248016, 0.8699754476547241, 0.9912522435188293, 0.999934911727905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-1_input &lt;SEP&gt; &lt;START&gt; /film/film/estimated_budget./measurement_unit/dated_money_value/currency-1 /film/film/other_crew./film/film_crew_gig/film_crew_role-1 /film/film/other_crew./film/film_crew_gig/film_crew_role /film/film/distributors./film/film_film_distributor_relationship/region &lt;END&gt;</text:p>
          </table:table-cell>
          <table:table-cell office:value-type="string" calcext:value-type="string">
            <text:p><text:s/>0.11111050711864014 </text:p>
          </table:table-cell>
          <table:table-cell office:value-type="string" calcext:value-type="string">
            <text:p><text:s/>[0.3659958839416504, 0.5061238408088684, 0.6050355434417725, 0.9913839101791382, 0.9999985694885254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_input &lt;SEP&gt; &lt;START&gt; /music/performance_role/regular_performances./music/group_membership/role /music/performance_role/track_performances./music/track_contribution/role /music/performance_role/track_performances./music/track_contribution/role /music/performance_role/regular_performances./music/group_membership/group-1 &lt;END&gt;</text:p>
          </table:table-cell>
          <table:table-cell office:value-type="string" calcext:value-type="string">
            <text:p><text:s/>0.1083529387752541 </text:p>
          </table:table-cell>
          <table:table-cell office:value-type="string" calcext:value-type="string">
            <text:p><text:s/>[0.15940310060977936, 0.7589854001998901, 0.9029580950737, 0.9918463826179504, 0.99999654293060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-1_input &lt;SEP&gt; &lt;START&gt; /location/statistical_region/rent50_2./measurement_unit/dated_money_value/currency-1 /location/location/adjoin_s./location/adjoining_relationship/adjoins-1 /location/statistical_region/rent50_2./measurement_unit/dated_money_value/currency-1 /location/statistical_region/gdp_nominal_per_capita./measurement_unit/dated_money_value/currency-1 &lt;END&gt;</text:p>
          </table:table-cell>
          <table:table-cell office:value-type="string" calcext:value-type="string">
            <text:p><text:s/>0.10701935574598968 </text:p>
          </table:table-cell>
          <table:table-cell office:value-type="string" calcext:value-type="string">
            <text:p><text:s/>[0.10795628279447556, 0.992637038230896, 0.9991438388824463, 0.9995321035385132, 0.9999980926513672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eatured_film_locations-1_input &lt;SEP&gt; &lt;START&gt; /people/person/places_lived./people/place_lived/location-1 /people/person/places_lived./people/place_lived/location-1 /organization/organization/headquarters./location/mailing_address/citytown /film/film_distributor/films_distributed./film/film_film_distributor_relationship/film-1 &lt;END&gt;</text:p>
          </table:table-cell>
          <table:table-cell office:value-type="string" calcext:value-type="string">
            <text:p><text:s/>0.10299023659775039 </text:p>
          </table:table-cell>
          <table:table-cell office:value-type="string" calcext:value-type="string">
            <text:p><text:s/>[0.1091809794306755, 0.9663015604019165, 0.9954882264137268, 0.980622410774231, 0.9999964237213135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olympics/olympic_games/sports_input &lt;SEP&gt; &lt;START&gt; /olympics/olympic_sport/athletes./olympics/olympic_athlete_affiliation/olympics /olympics/olympic_sport/athletes./olympics/olympic_athlete_affiliation/country /military/military_combatant/military_conflicts./military/military_combatant_group/combatants-1 /olympics/olympic_sport/athletes./olympics/olympic_athlete_affiliation/country &lt;END&gt;</text:p>
          </table:table-cell>
          <table:table-cell office:value-type="string" calcext:value-type="string">
            <text:p><text:s/>0.10243647909313666 </text:p>
          </table:table-cell>
          <table:table-cell office:value-type="string" calcext:value-type="string">
            <text:p><text:s/>[0.22677898406982422, 0.9917722344398499, 0.9921033978462219, 0.45907509326934814, 0.9999982118606567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_subject/films-1_input &lt;SEP&gt; &lt;START&gt; /travel/travel_destination/climate./travel/travel_destination_monthly_climate/month /travel/travel_destination/climate./travel/travel_destination_monthly_climate/month /location/administrative_division/country-1 /film/film/country &lt;END&gt;</text:p>
          </table:table-cell>
          <table:table-cell office:value-type="string" calcext:value-type="string">
            <text:p><text:s/>0.10088858482450143 </text:p>
          </table:table-cell>
          <table:table-cell office:value-type="string" calcext:value-type="string">
            <text:p><text:s/>[0.11094339936971664, 0.9119647145271301, 0.999450147151947, 0.9977045655250549, 0.9999986886978149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_input &lt;SEP&gt; &lt;START&gt; /film/film/estimated_budget./measurement_unit/dated_money_value/currency-1 /film/film/release_date_s./film/film_regional_release_date/film_release_region /location/statistical_region/gdp_real./measurement_unit/adjusted_money_value/adjustment_currency /location/statistical_region/gdp_nominal_per_capita./measurement_unit/dated_money_value/currency-1 &lt;END&gt;</text:p>
          </table:table-cell>
          <table:table-cell office:value-type="string" calcext:value-type="string">
            <text:p><text:s/>0.10000641190768335 </text:p>
          </table:table-cell>
          <table:table-cell office:value-type="string" calcext:value-type="string">
            <text:p><text:s/>[0.18936915695667267, 0.6039971709251404, 0.8774022459983826, 0.996522068977356, 0.9999954700469971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-1_input &lt;SEP&gt; &lt;START&gt; /organization/endowed_organization/endowment./measurement_unit/dated_money_value/currency-1 /education/educational_institution/students_graduates./education/education/major_field_of_study-1 /film/film/language-1 /film/film/release_date_s./film/film_regional_release_date/film_release_region &lt;END&gt;</text:p>
          </table:table-cell>
          <table:table-cell office:value-type="string" calcext:value-type="string">
            <text:p><text:s/>0.09978950812260583 </text:p>
          </table:table-cell>
          <table:table-cell office:value-type="string" calcext:value-type="string">
            <text:p><text:s/>[0.10365274548530579, 0.996253490447998, 0.9960784316062927, 0.9701564311981201, 0.9999974966049194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eatured_film_locations-1_input &lt;SEP&gt; &lt;START&gt; /film/film_distributor/films_distributed./film/film_film_distributor_relationship/film-1 /film/film/produced_by /award/award_nominee/award_nominations./award/award_nomination/award_nominee /film/film/featured_film_locations &lt;END&gt;</text:p>
          </table:table-cell>
          <table:table-cell office:value-type="string" calcext:value-type="string">
            <text:p><text:s/>0.09782069635453325 </text:p>
          </table:table-cell>
          <table:table-cell office:value-type="string" calcext:value-type="string">
            <text:p><text:s/>[0.13407638669013977, 0.7678741812705994, 0.9518069624900818, 0.9982588887214661, 0.9999915361404419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_input &lt;SEP&gt; &lt;START&gt; /film/film/release_date_s./film/film_regional_release_date/film_release_region /film/actor/film./film/performance/film /film/actor/film./film/performance/film /film/film/estimated_budget./measurement_unit/dated_money_value/currency-1 &lt;END&gt;</text:p>
          </table:table-cell>
          <table:table-cell office:value-type="string" calcext:value-type="string">
            <text:p><text:s/>0.09616979381364392 </text:p>
          </table:table-cell>
          <table:table-cell office:value-type="string" calcext:value-type="string">
            <text:p><text:s/>[0.11121184378862381, 0.9784311652183533, 0.8912056684494019, 0.9917060136795044, 0.9999918937683105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-1_input &lt;SEP&gt; &lt;START&gt; /music/performance_role/regular_performances./music/group_membership/role /music/performance_role/track_performances./music/track_contribution/role /music/performance_role/track_performances./music/track_contribution/role /music/performance_role/regular_performances./music/group_membership/group &lt;END&gt;</text:p>
          </table:table-cell>
          <table:table-cell office:value-type="string" calcext:value-type="string">
            <text:p><text:s/>0.09487430517666806 </text:p>
          </table:table-cell>
          <table:table-cell office:value-type="string" calcext:value-type="string">
            <text:p><text:s/>[0.43498241901397705, 0.30162882804870605, 0.7324203848838806, 0.9872897267341614, 0.9999977350234985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deceased_person/place_of_death-1_input &lt;SEP&gt; &lt;START&gt; /people/deceased_person/place_of_death /influence/influence_node/influenced_by-1 &lt;END&gt;</text:p>
          </table:table-cell>
          <table:table-cell office:value-type="string" calcext:value-type="string">
            <text:p><text:s/>0.09288019409574946 </text:p>
          </table:table-cell>
          <table:table-cell office:value-type="string" calcext:value-type="string">
            <text:p><text:s/>[0.1447896957397461, 0.6425248384475708, 0.9983792304992676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-1_input &lt;SEP&gt; &lt;START&gt; /music/performance_role/track_performances./music/track_contribution/role-1 /music/performance_role/track_performances./music/track_contribution/role-1 /music/performance_role/track_performances./music/track_contribution/role-1 /music/performance_role/regular_performances./music/group_membership/group-1 &lt;END&gt;</text:p>
          </table:table-cell>
          <table:table-cell office:value-type="string" calcext:value-type="string">
            <text:p><text:s/>0.0919369443191438 </text:p>
          </table:table-cell>
          <table:table-cell office:value-type="string" calcext:value-type="string">
            <text:p><text:s/>[0.25030186772346497, 0.8036980628967285, 0.4896395802497864, 0.9333794713020325, 0.999996066093444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ducer/programs_produced./tv/tv_producer_term/program-1_input &lt;SEP&gt; &lt;START&gt; /award/award_nominee/award_nominations./award/award_nomination/nominated_for /award/award_nominee/award_nominations./award/award_nomination/award_nominee-1 /tv/tv_writer/tv_programs./tv/tv_program_writer_relationship/tv_program /tv/tv_producer/programs_produced./tv/tv_producer_term/program &lt;END&gt;</text:p>
          </table:table-cell>
          <table:table-cell office:value-type="string" calcext:value-type="string">
            <text:p><text:s/>0.08858716499490406 </text:p>
          </table:table-cell>
          <table:table-cell office:value-type="string" calcext:value-type="string">
            <text:p><text:s/>[0.09095221757888794, 0.9742441177368164, 0.9998921155929565, 0.9998555183410645, 0.999998450279235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olympics/olympic_games/sports_input &lt;SEP&gt; &lt;START&gt; /olympics/olympic_participating_country/medals_won./olympics/olympic_medal_honor/olympics-1 /military/military_combatant/military_conflicts./military/military_combatant_group/combatants /military/military_combatant/military_conflicts./military/military_combatant_group/combatants-1 /olympics/olympic_sport/athletes./olympics/olympic_athlete_affiliation/country &lt;END&gt;</text:p>
          </table:table-cell>
          <table:table-cell office:value-type="string" calcext:value-type="string">
            <text:p><text:s/>0.0884539035022698 </text:p>
          </table:table-cell>
          <table:table-cell office:value-type="string" calcext:value-type="string">
            <text:p><text:s/>[0.2218085080385208, 0.521527111530304, 0.9589220881462097, 0.7974061369895935, 0.9999977350234985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person/religion-1_input &lt;SEP&gt; &lt;START&gt; /award/award_nominee/award_nominations./award/award_nomination/nominated_for-1 /film/film/featured_film_locations /people/person/places_lived./people/place_lived/location /people/person/religion-1 &lt;END&gt;</text:p>
          </table:table-cell>
          <table:table-cell office:value-type="string" calcext:value-type="string">
            <text:p><text:s/>0.08708880337251851 </text:p>
          </table:table-cell>
          <table:table-cell office:value-type="string" calcext:value-type="string">
            <text:p><text:s/>[0.08873166888952255, 0.9869868159294128, 0.9987075328826904, 0.9957141280174255, 0.999998450279235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_subject/films-1_input &lt;SEP&gt; &lt;START&gt; /film/film/other_crew./film/film_crew_gig/film_crew_role-1 /film/film/other_crew./film/film_crew_gig/film_crew_role-1 /film/film/release_date_s./film/film_regional_release_date/film_release_region /military/military_conflict/combatants./military/military_combatant_group/combatants &lt;END&gt;</text:p>
          </table:table-cell>
          <table:table-cell office:value-type="string" calcext:value-type="string">
            <text:p><text:s/>0.08664906840448762 </text:p>
          </table:table-cell>
          <table:table-cell office:value-type="string" calcext:value-type="string">
            <text:p><text:s/>[0.11534693092107773, 0.8219901323318481, 0.95038902759552, 0.9616127014160156, 0.999976158142089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ducer/programs_produced./tv/tv_producer_term/program-1_input &lt;SEP&gt; &lt;START&gt; /award/award_winning_work/awards_won./award/award_honor/award-1 /award/award_category/nominees./award/award_nomination/nominated_for-1 /award/award_nominee/award_nominations./award/award_nomination/nominated_for-1 /award/award_nominee/award_nominations./award/award_nomination/award_nominee &lt;END&gt;</text:p>
          </table:table-cell>
          <table:table-cell office:value-type="string" calcext:value-type="string">
            <text:p><text:s/>0.08629427170556134 </text:p>
          </table:table-cell>
          <table:table-cell office:value-type="string" calcext:value-type="string">
            <text:p><text:s/>[0.09061068296432495, 0.9660437703132629, 0.9877219796180725, 0.9980954527854919, 0.999997615814209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gram/regular_cast./tv/regular_tv_appearance/actor-1_input &lt;SEP&gt; &lt;START&gt; /people/person/profession /people/person/profession /people/person/languages-1 /tv/tv_program/languages &lt;END&gt;</text:p>
          </table:table-cell>
          <table:table-cell office:value-type="string" calcext:value-type="string">
            <text:p><text:s/>0.08489379562575852 </text:p>
          </table:table-cell>
          <table:table-cell office:value-type="string" calcext:value-type="string">
            <text:p><text:s/>[0.1336398422718048, 0.7127251029014587, 0.96568363904953, 0.9229618310928345, 0.999998450279235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person/religion-1_input &lt;SEP&gt; &lt;START&gt; /people/person/religion /people/person/profession-1 /people/profession/specialization_of /people/person/profession-1 &lt;END&gt;</text:p>
          </table:table-cell>
          <table:table-cell office:value-type="string" calcext:value-type="string">
            <text:p><text:s/>0.08430859525971142 </text:p>
          </table:table-cell>
          <table:table-cell office:value-type="string" calcext:value-type="string">
            <text:p><text:s/>[0.37416595220565796, 0.2672918736934662, 0.9635419845581055, 0.8748891949653625, 0.9999957084655762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cause_of_death/people-1_input &lt;SEP&gt; &lt;START&gt; /film/actor/film./film/performance/film-1 /film/actor/film./film/performance/film-1 /people/cause_of_death/people &lt;END&gt;</text:p>
          </table:table-cell>
          <table:table-cell office:value-type="string" calcext:value-type="string">
            <text:p><text:s/>0.0841294836342214 </text:p>
          </table:table-cell>
          <table:table-cell office:value-type="string" calcext:value-type="string">
            <text:p><text:s/>[0.16197513043880463, 0.5278952121734619, 0.9863199591636658, 0.997549235820770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-1_input &lt;SEP&gt; &lt;START&gt; /music/performance_role/regular_performances./music/group_membership/role /music/performance_role/track_performances./music/track_contribution/role-1 /music/performance_role/regular_performances./music/group_membership/role-1 /music/performance_role/regular_performances./music/group_membership/group-1 &lt;END&gt;</text:p>
          </table:table-cell>
          <table:table-cell office:value-type="string" calcext:value-type="string">
            <text:p><text:s/>0.08154877327704534 </text:p>
          </table:table-cell>
          <table:table-cell office:value-type="string" calcext:value-type="string">
            <text:p><text:s/>[0.43498241901397705, 0.3380744457244873, 0.8093799352645874, 0.6851437091827393, 0.999998331069946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_input &lt;SEP&gt; &lt;START&gt; /film/film/estimated_budget./measurement_unit/dated_money_value/currency /film/film/release_date_s./film/film_regional_release_date/film_release_region-1 /base/aareas/schema/administrative_area/administrative_parent-1 /base/aareas/schema/administrative_area/administrative_parent-1 &lt;END&gt;</text:p>
          </table:table-cell>
          <table:table-cell office:value-type="string" calcext:value-type="string">
            <text:p><text:s/>0.08127037501782833 </text:p>
          </table:table-cell>
          <table:table-cell office:value-type="string" calcext:value-type="string">
            <text:p><text:s/>[0.10190609842538834, 0.7993575930595398, 0.9983705878257751, 0.9993144273757935, 0.9999932050704956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marriage_union_type/unions_of_this_type./people/marriage/location_of_ceremony_input &lt;SEP&gt; &lt;START&gt; /people/person/spouse_s./people/marriage/type_of_union /people/person/spouse_s./people/marriage/type_of_union /people/person/spouse_s./people/marriage/type_of_union /people/person/nationality-1 &lt;END&gt;</text:p>
          </table:table-cell>
          <table:table-cell office:value-type="string" calcext:value-type="string">
            <text:p><text:s/>0.07903698834455725 </text:p>
          </table:table-cell>
          <table:table-cell office:value-type="string" calcext:value-type="string">
            <text:p><text:s/>[0.8391332626342773, 0.7699862718582153, 0.12600307166576385, 0.9708163738250732, 0.999995946884155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location/statistical_region/gdp_nominal./measurement_unit/dated_money_value/currency-1_input &lt;SEP&gt; &lt;START&gt; /business/business_operation/assets./measurement_unit/dated_money_value/currency /business/business_operation/revenue./measurement_unit/dated_money_value/currency /film/film/estimated_budget./measurement_unit/dated_money_value/currency-1 /film/film/release_date_s./film/film_regional_release_date/film_release_region &lt;END&gt;</text:p>
          </table:table-cell>
          <table:table-cell office:value-type="string" calcext:value-type="string">
            <text:p><text:s/>0.07791650592245344 </text:p>
          </table:table-cell>
          <table:table-cell office:value-type="string" calcext:value-type="string">
            <text:p><text:s/>[0.08467288315296173, 0.9877657890319824, 0.9967515468597412, 0.9346431493759155, 0.9999963045120239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cause_of_death/people-1_input &lt;SEP&gt; &lt;START&gt; /people/cause_of_death/people /people/person/spouse_s./people/marriage/type_of_union-1 /people/marriage_union_type/unions_of_this_type./people/marriage/location_of_ceremony /people/deceased_person/place_of_death &lt;END&gt;</text:p>
          </table:table-cell>
          <table:table-cell office:value-type="string" calcext:value-type="string">
            <text:p><text:s/>0.07637374755163057 </text:p>
          </table:table-cell>
          <table:table-cell office:value-type="string" calcext:value-type="string">
            <text:p><text:s/>[0.6365619897842407, 0.12086810171604156, 0.9939002990722656, 0.9987342953681946, 0.9999974966049194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gram/regular_cast./tv/regular_tv_appearance/actor-1_input &lt;SEP&gt; &lt;START&gt; /award/award_nominee/award_nominations./award/award_nomination/award_nominee /award/award_nominee/award_nominations./award/award_nomination/award_nominee /tv/tv_producer/programs_produced./tv/tv_producer_term/program-1 &lt;END&gt;</text:p>
          </table:table-cell>
          <table:table-cell office:value-type="string" calcext:value-type="string">
            <text:p><text:s/>0.07583346731950376 </text:p>
          </table:table-cell>
          <table:table-cell office:value-type="string" calcext:value-type="string">
            <text:p><text:s/>[0.1200115904211998, 0.9534773826599121, 0.662744402885437, 0.9999568462371826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eatured_film_locations-1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film/film/country-1 &lt;END&gt;</text:p>
          </table:table-cell>
          <table:table-cell office:value-type="string" calcext:value-type="string">
            <text:p><text:s/>0.0737883594226691 </text:p>
          </table:table-cell>
          <table:table-cell office:value-type="string" calcext:value-type="string">
            <text:p><text:s/>[0.10368196666240692, 0.8307958245277405, 0.862453043460846, 0.9932454228401184, 0.999996066093444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gram/regular_cast./tv/regular_tv_appearance/actor-1_input &lt;SEP&gt; &lt;START&gt; /film/actor/film./film/performance/film-1 /film/actor/film./film/performance/film-1 /award/award_nominee/award_nominations./award/award_nomination/nominated_for-1 &lt;END&gt;</text:p>
          </table:table-cell>
          <table:table-cell office:value-type="string" calcext:value-type="string">
            <text:p><text:s/>0.07358283921262547 </text:p>
          </table:table-cell>
          <table:table-cell office:value-type="string" calcext:value-type="string">
            <text:p><text:s/>[0.08448375761508942, 0.9312338829040527, 0.9359873533248901, 0.9992509484291077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tv/tv_producer/programs_produced./tv/tv_producer_term/program-1_input &lt;SEP&gt; &lt;START&gt; /award/award_ceremony/awards_presented./award/award_honor/honored_for /award/award_ceremony/awards_presented./award/award_honor/honored_for /award/award_nominee/award_nominations./award/award_nomination/nominated_for-1 /award/award_nominee/award_nominations./award/award_nomination/award_nominee &lt;END&gt;</text:p>
          </table:table-cell>
          <table:table-cell office:value-type="string" calcext:value-type="string">
            <text:p><text:s/>0.0729393824776001 </text:p>
          </table:table-cell>
          <table:table-cell office:value-type="string" calcext:value-type="string">
            <text:p><text:s/>[0.09637539088726044, 0.9815182089805603, 0.7733784317970276, 0.9970267415046692, 0.9999970197677612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cause_of_death/people-1_input &lt;SEP&gt; &lt;START&gt; /film/actor/film./film/performance/film-1 /award/award_nominee/award_nominations./award/award_nomination/nominated_for-1 /people/person/gender-1 /medicine/disease/risk_factors-1 &lt;END&gt;</text:p>
          </table:table-cell>
          <table:table-cell office:value-type="string" calcext:value-type="string">
            <text:p><text:s/>0.06714509674632962 </text:p>
          </table:table-cell>
          <table:table-cell office:value-type="string" calcext:value-type="string">
            <text:p><text:s/>[0.16197513043880463, 0.46321579813957214, 0.9736480712890625, 0.9191392660140991, 0.9999983310699463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marriage_union_type/unions_of_this_type./people/marriage/location_of_ceremony_input &lt;SEP&gt; &lt;START&gt; /people/person/spouse_s./people/marriage/type_of_union-1 /people/person/spouse_s./people/marriage/type_of_union-1 /people/marriage_union_type/unions_of_this_type./people/marriage/location_of_ceremony-1 &lt;END&gt;</text:p>
          </table:table-cell>
          <table:table-cell office:value-type="string" calcext:value-type="string">
            <text:p><text:s/>0.062061710945456296 </text:p>
          </table:table-cell>
          <table:table-cell office:value-type="string" calcext:value-type="string">
            <text:p><text:s/>[0.15049150586128235, 0.7696754932403564, 0.5360211730003357, 0.999590575695037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_input &lt;SEP&gt; &lt;START&gt; /music/performance_role/track_performances./music/track_contribution/role /music/instrument/family /music/performance_role/regular_performances./music/group_membership/role /music/performance_role/regular_performances./music/group_membership/group &lt;END&gt;</text:p>
          </table:table-cell>
          <table:table-cell office:value-type="string" calcext:value-type="string">
            <text:p><text:s/>0.061247810282468805 </text:p>
          </table:table-cell>
          <table:table-cell office:value-type="string" calcext:value-type="string">
            <text:p><text:s/>[0.06853991746902466, 0.9577432870864868, 0.9354224801063538, 0.9974493384361267, 0.9999982118606567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ilm_format_input &lt;SEP&gt; &lt;START&gt; /award/award_nominee/award_nominations./award/award_nomination/nominated_for-1 /award/award_nominee/award_nominations./award/award_nomination/award-1 /award/award_category/nominees./award/award_nomination/nominated_for-1 /film/film/film_format-1 &lt;END&gt;</text:p>
          </table:table-cell>
          <table:table-cell office:value-type="string" calcext:value-type="string">
            <text:p><text:s/>0.06028667238492731 </text:p>
          </table:table-cell>
          <table:table-cell office:value-type="string" calcext:value-type="string">
            <text:p><text:s/>[0.078114353120327, 0.7794581651687622, 0.9957942962646484, 0.9943300485610962, 0.999994158744812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marriage_union_type/unions_of_this_type./people/marriage/location_of_ceremony_input &lt;SEP&gt; &lt;START&gt; /people/person/spouse_s./people/marriage/type_of_union /influence/influence_node/influenced_by-1 /people/person/spouse_s./people/marriage/type_of_union-1 /people/marriage_union_type/unions_of_this_type./people/marriage/location_of_ceremony-1 &lt;END&gt;</text:p>
          </table:table-cell>
          <table:table-cell office:value-type="string" calcext:value-type="string">
            <text:p><text:s/>0.059200216975471696 </text:p>
          </table:table-cell>
          <table:table-cell office:value-type="string" calcext:value-type="string">
            <text:p><text:s/>[0.8391332626342773, 0.0728098526597023, 0.9893998503684998, 0.9793344736099243, 0.999998450279235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people/deceased_person/place_of_death-1_input &lt;SEP&gt; &lt;START&gt; /influence/influence_node/influenced_by-1 /people/person/profession-1 /people/person/profession-1 /people/deceased_person/place_of_death &lt;END&gt;</text:p>
          </table:table-cell>
          <table:table-cell office:value-type="string" calcext:value-type="string">
            <text:p><text:s/>0.05705245369270866 </text:p>
          </table:table-cell>
          <table:table-cell office:value-type="string" calcext:value-type="string">
            <text:p><text:s/>[0.11258105933666229, 0.8791466355323792, 0.9391114115715027, 0.6138095855712891, 0.999992847442627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ilm_format_input &lt;SEP&gt; &lt;START&gt; /film/film/film_format-1 /film/film/genre /film/film/genre-1 &lt;END&gt;</text:p>
          </table:table-cell>
          <table:table-cell office:value-type="string" calcext:value-type="string">
            <text:p><text:s/>0.04895670331746375 </text:p>
          </table:table-cell>
          <table:table-cell office:value-type="string" calcext:value-type="string">
            <text:p><text:s/>[0.334098756313324, 0.152288556098938, 0.9713010191917419, 0.9906407594680786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film/film/film_format_input &lt;SEP&gt; &lt;START&gt; /film/film/other_crew./film/film_crew_gig/film_crew_role /film/film/other_crew./film/film_crew_gig/film_crew_role /award/award_winning_work/awards_won./award/award_honor/honored_for-1 /film/film/film_format &lt;END&gt;</text:p>
          </table:table-cell>
          <table:table-cell office:value-type="string" calcext:value-type="string">
            <text:p><text:s/>0.04807203883059024 </text:p>
          </table:table-cell>
          <table:table-cell office:value-type="string" calcext:value-type="string">
            <text:p><text:s/>[0.06073731556534767, 0.8029348254203796, 0.9944286346435547, 0.9912558794021606, 0.9999936819076538]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usic/performance_role/regular_performances./music/group_membership/group_input &lt;SEP&gt; &lt;START&gt; /music/performance_role/track_performances./music/track_contribution/role-1 /music/performance_role/track_performances./music/track_contribution/role-1 /music/performance_role/regular_performances./music/group_membership/role-1 /music/performance_role/regular_performances./music/group_membership/group-1 &lt;END&gt;</text:p>
          </table:table-cell>
          <table:table-cell office:value-type="string" calcext:value-type="string">
            <text:p><text:s/>0.03790872489609072 </text:p>
          </table:table-cell>
          <table:table-cell office:value-type="string" calcext:value-type="string">
            <text:p><text:s/>[0.4652675986289978, 0.9390528798103333, 0.08696047216653824, 0.9977578520774841, 0.9999983310699463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country-1_input &lt;SEP&gt; &lt;START&gt; /location/statistical_region/places_exported_to./location/imports_and_exports/exported_to-1 /olympics/olympic_participating_country/athletes./olympics/olympic_athlete_affiliation/olympics-1 /olympics/olympic_participating_country/athletes./olympics/olympic_athlete_affiliation/olympics /film/film/release_date_s./film/film_regional_release_date/film_release_region-1 &lt;END&gt;</text:p>
          </table:table-cell>
          <table:table-cell office:value-type="string" calcext:value-type="string">
            <text:p><text:s/>0.34409317270077067 </text:p>
          </table:table-cell>
          <table:table-cell office:value-type="string" calcext:value-type="string">
            <text:p><text:s/>[0.35695862770080566, 0.9898023009300232, 0.9970089793205261, 0.97682124376297, 0.9999897480010986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rganization/organization/headquarters./location/mailing_address/state_province_region_input &lt;SEP&gt; &lt;START&gt; /organization/organization/headquarters./location/mailing_address/citytown /organization/organization/headquarters./location/mailing_address/citytown /organization/organization/headquarters./location/mailing_address/citytown &lt;END&gt;</text:p>
          </table:table-cell>
          <table:table-cell office:value-type="string" calcext:value-type="string">
            <text:p><text:s/>0.31832016228153925 </text:p>
          </table:table-cell>
          <table:table-cell office:value-type="string" calcext:value-type="string">
            <text:p><text:s/>[0.40333038568496704, 0.9989566802978516, 0.870218813419342, 0.9078792333602905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educational_institution/colors_input &lt;SEP&gt; &lt;START&gt; /education/educational_institution/colors-1 /education/educational_degree/people_with_this_degree./education/education/institution /education/educational_degree/people_with_this_degree./education/education/major_field_of_study-1 /education/educational_institution/students_graduates./education/education/major_field_of_study &lt;END&gt;</text:p>
          </table:table-cell>
          <table:table-cell office:value-type="string" calcext:value-type="string">
            <text:p><text:s/>0.2955232467380825 </text:p>
          </table:table-cell>
          <table:table-cell office:value-type="string" calcext:value-type="string">
            <text:p><text:s/>[0.6549708843231201, 0.5268386006355286, 0.8615667819976807, 0.9940422177314758, 0.9999960660934448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university/local_tuition./measurement_unit/dated_money_value/currency-1_input &lt;SEP&gt; &lt;START&gt; /location/statistical_region/rent50_2./measurement_unit/dated_money_value/currency-1 /location/location/time_zones-1 /location/location/time_zones /organization/organization/headquarters./location/mailing_address/citytown &lt;END&gt;</text:p>
          </table:table-cell>
          <table:table-cell office:value-type="string" calcext:value-type="string">
            <text:p><text:s/>0.29496836303534635 </text:p>
          </table:table-cell>
          <table:table-cell office:value-type="string" calcext:value-type="string">
            <text:p><text:s/>[0.3060806691646576, 0.9663664698600769, 0.9988086223602295, 0.9984281063079834, 0.9999967813491821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people/person/religion_input &lt;SEP&gt; &lt;START&gt; /people/person/religion-1 /people/person/religion-1 /location/statistical_region/religions./location/religion_percentage/religion /people/person/nationality &lt;END&gt;</text:p>
          </table:table-cell>
          <table:table-cell office:value-type="string" calcext:value-type="string">
            <text:p><text:s/>0.2373694620354323 </text:p>
          </table:table-cell>
          <table:table-cell office:value-type="string" calcext:value-type="string">
            <text:p><text:s/>[0.7570374011993408, 0.37842947244644165, 0.8331469297409058, 0.9944936037063599, 0.99999761581420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schemastaging/person_extra/net_worth./measurement_unit/dated_money_value/currency_input &lt;SEP&gt; &lt;START&gt; /base/schemastaging/person_extra/net_worth./measurement_unit/dated_money_value/currency-1 /award/award_nominee/award_nominations./award/award_nomination/award_nominee-1 /people/person/spouse_s./people/marriage/type_of_union /people/person/spouse_s./people/marriage/type_of_union-1 &lt;END&gt;</text:p>
          </table:table-cell>
          <table:table-cell office:value-type="string" calcext:value-type="string">
            <text:p><text:s/>0.23246560857972598 </text:p>
          </table:table-cell>
          <table:table-cell office:value-type="string" calcext:value-type="string">
            <text:p><text:s/>[0.3833702802658081, 0.6413832306861877, 0.9787936210632324, 0.9659011363983154, 0.999997377395629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educational_institution/colors_input &lt;SEP&gt; &lt;START&gt; /education/university/fraternities_and_sororities /education/university/fraternities_and_sororities /education/educational_institution/colors-1 &lt;END&gt;</text:p>
          </table:table-cell>
          <table:table-cell office:value-type="string" calcext:value-type="string">
            <text:p><text:s/>0.22312623583922378 </text:p>
          </table:table-cell>
          <table:table-cell office:value-type="string" calcext:value-type="string">
            <text:p><text:s/>[0.2341802567243576, 0.9959575533866882, 0.9571128487586975, 0.9995312690734863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people/person/religion_input &lt;SEP&gt; &lt;START&gt; /people/person/religion-1 /celebrities/celebrity/sexual_relationships./celebrities/romantic_relationship/celebrity-1 /people/person/spouse_s./people/marriage/type_of_union /people/person/spouse_s./people/marriage/type_of_union-1 &lt;END&gt;</text:p>
          </table:table-cell>
          <table:table-cell office:value-type="string" calcext:value-type="string">
            <text:p><text:s/>0.20661603513830085 </text:p>
          </table:table-cell>
          <table:table-cell office:value-type="string" calcext:value-type="string">
            <text:p><text:s/>[0.7570374011993408, 0.2747892141342163, 0.9992057681083679, 0.994014322757721, 0.999998688697814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american_football/football_team/current_roster./sports/sports_team_roster/position-1_input &lt;SEP&gt; &lt;START&gt; /sports/sports_position/players./sports/sports_team_roster/team-1 /sports/sports_position/players./sports/sports_team_roster/team /sports/sports_position/players./sports/sports_team_roster/team &lt;END&gt;</text:p>
          </table:table-cell>
          <table:table-cell office:value-type="string" calcext:value-type="string">
            <text:p><text:s/>0.19992106320338354 </text:p>
          </table:table-cell>
          <table:table-cell office:value-type="string" calcext:value-type="string">
            <text:p><text:s/>[0.335431843996048, 0.6522431969642639, 0.9156527519226074, 0.9979617595672607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story_by-1_input &lt;SEP&gt; &lt;START&gt; /film/film/written_by-1 /film/film/production_companies /people/person/employment_history./business/employment_tenure/company-1 /film/actor/film./film/performance/film-1 &lt;END&gt;</text:p>
          </table:table-cell>
          <table:table-cell office:value-type="string" calcext:value-type="string">
            <text:p><text:s/>0.19694903914698622 </text:p>
          </table:table-cell>
          <table:table-cell office:value-type="string" calcext:value-type="string">
            <text:p><text:s/>[0.19809532165527344, 0.9968658089637756, 0.9997163414955139, 0.9976244568824768, 0.9999978542327881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educational_institution/colors_input &lt;SEP&gt; &lt;START&gt; /education/educational_institution/colors-1 /education/educational_institution/students_graduates./education/education/major_field_of_study-1 /education/educational_degree/people_with_this_degree./education/education/major_field_of_study /education/educational_degree/people_with_this_degree./education/education/institution &lt;END&gt;</text:p>
          </table:table-cell>
          <table:table-cell office:value-type="string" calcext:value-type="string">
            <text:p><text:s/>0.18140623086715546 </text:p>
          </table:table-cell>
          <table:table-cell office:value-type="string" calcext:value-type="string">
            <text:p><text:s/>[0.6549708843231201, 0.2896679937839508, 0.957454264163971, 0.9986506104469299, 0.9999955892562866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story_by-1_input &lt;SEP&gt; &lt;START&gt; /film/film/production_companies /organization/organization/headquarters./location/mailing_address/state_province_region /people/marriage_union_type/unions_of_this_type./people/marriage/location_of_ceremony-1 /people/person/spouse_s./people/marriage/type_of_union-1 &lt;END&gt;</text:p>
          </table:table-cell>
          <table:table-cell office:value-type="string" calcext:value-type="string">
            <text:p><text:s/>0.17894969107497943 </text:p>
          </table:table-cell>
          <table:table-cell office:value-type="string" calcext:value-type="string">
            <text:p><text:s/>[0.1915099322795868, 0.9677448868751526, 0.9934967756271362, 0.9718809723854065, 0.9999982118606567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travel/travel_destination/climate./travel/travel_destination_monthly_climate/month-1_input &lt;SEP&gt; &lt;START&gt; /people/person/places_lived./people/place_lived/location-1 /people/person/spouse_s./people/marriage/type_of_union-1 /people/marriage_union_type/unions_of_this_type./people/marriage/location_of_ceremony-1 /travel/travel_destination/climate./travel/travel_destination_monthly_climate/month &lt;END&gt;</text:p>
          </table:table-cell>
          <table:table-cell office:value-type="string" calcext:value-type="string">
            <text:p><text:s/>0.1763920888868403 </text:p>
          </table:table-cell>
          <table:table-cell office:value-type="string" calcext:value-type="string">
            <text:p><text:s/>[0.2247190922498703, 0.9950670003890991, 0.7973093390464783, 0.9893771409988403, 0.9999955892562866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travel/travel_destination/climate./travel/travel_destination_monthly_climate/month-1_input &lt;SEP&gt; &lt;START&gt; /people/person/place_of_birth-1 /people/person/place_of_birth-1 /travel/travel_destination/climate./travel/travel_destination_monthly_climate/month &lt;END&gt;</text:p>
          </table:table-cell>
          <table:table-cell office:value-type="string" calcext:value-type="string">
            <text:p><text:s/>0.17571122851861784 </text:p>
          </table:table-cell>
          <table:table-cell office:value-type="string" calcext:value-type="string">
            <text:p><text:s/>[0.289716899394989, 0.6121072173118591, 0.9978947043418884, 0.9929181933403015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popstra/location/vacationers./base/popstra/vacation_choice/vacationer_input &lt;SEP&gt; &lt;START&gt; /people/deceased_person/place_of_death /people/person/nationality-1 /location/administrative_division/country-1 /base/popstra/location/vacationers./base/popstra/vacation_choice/vacationer-1 &lt;END&gt;</text:p>
          </table:table-cell>
          <table:table-cell office:value-type="string" calcext:value-type="string">
            <text:p><text:s/>0.17457097395118207 </text:p>
          </table:table-cell>
          <table:table-cell office:value-type="string" calcext:value-type="string">
            <text:p><text:s/>[0.17601878941059113, 0.9931871891021729, 0.9986222982406616, 0.9999573230743408, 0.9999980926513672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american_football/football_team/current_roster./sports/sports_team_roster/position-1_input &lt;SEP&gt; &lt;START&gt; /sports/sports_position/players./sports/sports_team_roster/team /sports/sports_team/roster./american_football/football_historical_roster_position/position_s-1 /sports/sports_team/roster./american_football/football_historical_roster_position/position_s-1 &lt;END&gt;</text:p>
          </table:table-cell>
          <table:table-cell office:value-type="string" calcext:value-type="string">
            <text:p><text:s/>0.16872792944032608 </text:p>
          </table:table-cell>
          <table:table-cell office:value-type="string" calcext:value-type="string">
            <text:p><text:s/>[0.1726289689540863, 0.9915739893913269, 0.9867411255836487, 0.9989527463912964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lympics/olympic_sport/athletes./olympics/olympic_athlete_affiliation/olympics-1_input &lt;SEP&gt; &lt;START&gt; /olympics/olympic_sport/athletes./olympics/olympic_athlete_affiliation/country-1 /military/military_combatant/military_conflicts./military/military_combatant_group/combatants /military/military_combatant/military_conflicts./military/military_combatant_group/combatants /olympics/olympic_participating_country/athletes./olympics/olympic_athlete_affiliation/olympics &lt;END&gt;</text:p>
          </table:table-cell>
          <table:table-cell office:value-type="string" calcext:value-type="string">
            <text:p><text:s/>0.1674947842375376 </text:p>
          </table:table-cell>
          <table:table-cell office:value-type="string" calcext:value-type="string">
            <text:p><text:s/>[0.2950025796890259, 0.6509631276130676, 0.9893360137939453, 0.881610631942749, 0.9999964237213135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rganization/organization/headquarters./location/mailing_address/state_province_region_input &lt;SEP&gt; &lt;START&gt; /location/statistical_region/religions./location/religion_percentage/religion /people/person/religion /base/schemastaging/person_extra/net_worth./measurement_unit/dated_money_value/currency /organization/endowed_organization/endowment./measurement_unit/dated_money_value/currency &lt;END&gt;</text:p>
          </table:table-cell>
          <table:table-cell office:value-type="string" calcext:value-type="string">
            <text:p><text:s/>0.16505415531568352 </text:p>
          </table:table-cell>
          <table:table-cell office:value-type="string" calcext:value-type="string">
            <text:p><text:s/>[0.16826432943344116, 0.998955249786377, 0.9831966161727905, 0.9987316727638245, 0.9999980926513672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popstra/location/vacationers./base/popstra/vacation_choice/vacationer_input &lt;SEP&gt; &lt;START&gt; /people/person/places_lived./people/place_lived/location /people/person/gender /people/person/gender-1 /award/award_winner/awards_won./award/award_honor/award_winner &lt;END&gt;</text:p>
          </table:table-cell>
          <table:table-cell office:value-type="string" calcext:value-type="string">
            <text:p><text:s/>0.16373571019797917 </text:p>
          </table:table-cell>
          <table:table-cell office:value-type="string" calcext:value-type="string">
            <text:p><text:s/>[0.18403586745262146, 0.9824656248092651, 0.9906648397445679, 0.9141116738319397, 0.9999943971633911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lympics/olympic_sport/athletes./olympics/olympic_athlete_affiliation/olympics-1_input &lt;SEP&gt; &lt;START&gt; /olympics/olympic_participating_country/medals_won./olympics/olympic_medal_honor/olympics-1 /base/aareas/schema/administrative_area/administrative_parent-1 /base/aareas/schema/administrative_area/administrative_parent /olympics/olympic_sport/athletes./olympics/olympic_athlete_affiliation/country &lt;END&gt;</text:p>
          </table:table-cell>
          <table:table-cell office:value-type="string" calcext:value-type="string">
            <text:p><text:s/>0.15822984439062782 </text:p>
          </table:table-cell>
          <table:table-cell office:value-type="string" calcext:value-type="string">
            <text:p><text:s/>[0.2557830512523651, 0.6248736381530762, 0.9975524544715881, 0.9924076199531555, 0.9999967813491821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american_football/football_team/current_roster./sports/sports_team_roster/position-1_input &lt;SEP&gt; &lt;START&gt; /sports/sports_team/roster./american_football/football_roster_position/position-1 /sports/sports_position/players./sports/sports_team_roster/team /sports/sports_team/roster./american_football/football_roster_position/position &lt;END&gt;</text:p>
          </table:table-cell>
          <table:table-cell office:value-type="string" calcext:value-type="string">
            <text:p><text:s/>0.13470911962237656 </text:p>
          </table:table-cell>
          <table:table-cell office:value-type="string" calcext:value-type="string">
            <text:p><text:s/>[0.1722283810377121, 0.7926775813102722, 0.9879295825958252, 0.9987797141075134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rganization/organization/headquarters./location/mailing_address/state_province_region_input &lt;SEP&gt; &lt;START&gt; /location/location/contains /organization/organization/headquarters./location/mailing_address/citytown &lt;END&gt;</text:p>
          </table:table-cell>
          <table:table-cell office:value-type="string" calcext:value-type="string">
            <text:p><text:s/>0.12689837348708757 </text:p>
          </table:table-cell>
          <table:table-cell office:value-type="string" calcext:value-type="string">
            <text:p><text:s/>[0.16312238574028015, 0.7782697081565857, 0.9995680451393127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travel/travel_destination/climate./travel/travel_destination_monthly_climate/month-1_input &lt;SEP&gt; &lt;START&gt; /organization/organization/headquarters./location/mailing_address/citytown-1 /education/educational_institution/students_graduates./education/education/student-1 /base/popstra/location/vacationers./base/popstra/vacation_choice/vacationer-1 /travel/travel_destination/climate./travel/travel_destination_monthly_climate/month &lt;END&gt;</text:p>
          </table:table-cell>
          <table:table-cell office:value-type="string" calcext:value-type="string">
            <text:p><text:s/>0.12153461188817127 </text:p>
          </table:table-cell>
          <table:table-cell office:value-type="string" calcext:value-type="string">
            <text:p><text:s/>[0.1223832368850708, 0.9970186948776245, 0.9962706565856934, 0.999765932559967, 0.9999978542327881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travel/travel_destination/climate./travel/travel_destination_monthly_climate/month-1_input &lt;SEP&gt; &lt;START&gt; /travel/travel_destination/how_to_get_here./travel/transportation/mode_of_transportation /travel/travel_destination/how_to_get_here./travel/transportation/mode_of_transportation-1 /travel/travel_destination/climate./travel/travel_destination_monthly_climate/month-1 &lt;END&gt;</text:p>
          </table:table-cell>
          <table:table-cell office:value-type="string" calcext:value-type="string">
            <text:p><text:s/>0.12126538763940595 </text:p>
          </table:table-cell>
          <table:table-cell office:value-type="string" calcext:value-type="string">
            <text:p><text:s/>[0.1461392492055893, 0.9379562735557556, 0.8848794102668762, 0.999777376651763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university/local_tuition./measurement_unit/dated_money_value/currency-1_input &lt;SEP&gt; &lt;START&gt; /business/business_operation/operating_income./measurement_unit/dated_money_value/currency /education/educational_degree/people_with_this_degree./education/education/institution-1 /education/educational_degree/people_with_this_degree./education/education/major_field_of_study /education/educational_institution/students_graduates./education/education/major_field_of_study-1 &lt;END&gt;</text:p>
          </table:table-cell>
          <table:table-cell office:value-type="string" calcext:value-type="string">
            <text:p><text:s/>0.12052483826821739 </text:p>
          </table:table-cell>
          <table:table-cell office:value-type="string" calcext:value-type="string">
            <text:p><text:s/>[0.12950041890144348, 0.9965628981590271, 0.9591695070266724, 0.9736577868461609, 0.99999761581420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american_football/football_team/current_roster./sports/sports_team_roster/position-1_input &lt;SEP&gt; &lt;START&gt; /sports/sports_team/roster./american_football/football_historical_roster_position/position_s /sports/sports_team/roster./american_football/football_roster_position/position /american_football/football_team/current_roster./sports/sports_team_roster/position &lt;END&gt;</text:p>
          </table:table-cell>
          <table:table-cell office:value-type="string" calcext:value-type="string">
            <text:p><text:s/>0.11963059366936844 </text:p>
          </table:table-cell>
          <table:table-cell office:value-type="string" calcext:value-type="string">
            <text:p><text:s/>[0.18291476368904114, 0.657677412033081, 0.9944658875465393, 0.999978542327880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popstra/location/vacationers./base/popstra/vacation_choice/vacationer_input &lt;SEP&gt; &lt;START&gt; /award/award_nominee/award_nominations./award/award_nomination/award_nominee-1 /award/award_nominee/award_nominations./award/award_nomination/award_nominee /award/award_winner/awards_won./award/award_honor/award_winner /people/person/places_lived./people/place_lived/location &lt;END&gt;</text:p>
          </table:table-cell>
          <table:table-cell office:value-type="string" calcext:value-type="string">
            <text:p><text:s/>0.11294074203710569 </text:p>
          </table:table-cell>
          <table:table-cell office:value-type="string" calcext:value-type="string">
            <text:p><text:s/>[0.132523775100708, 0.8694157004356384, 0.9856557846069336, 0.9945015907287598, 0.9999967813491821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people/person/religion_input &lt;SEP&gt; &lt;START&gt; /government/politician/government_positions_held./government/government_position_held/basic_title /government/government_office_category/officeholders./government/government_position_held/jurisdiction_of_office /location/statistical_region/religions./location/religion_percentage/religion &lt;END&gt;</text:p>
          </table:table-cell>
          <table:table-cell office:value-type="string" calcext:value-type="string">
            <text:p><text:s/>0.11116764662096704 </text:p>
          </table:table-cell>
          <table:table-cell office:value-type="string" calcext:value-type="string">
            <text:p><text:s/>[0.11251283437013626, 0.9966331124305725, 0.9950504899024963, 0.9963132739067078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american_football/football_team/current_roster./sports/sports_team_roster/position-1_input &lt;SEP&gt; &lt;START&gt; /sports/sports_team/roster./american_football/football_roster_position/position /sports/sports_team/roster./american_football/football_historical_roster_position/position_s-1 /sports/sports_team/roster./american_football/football_historical_roster_position/position_s-1 &lt;END&gt;</text:p>
          </table:table-cell>
          <table:table-cell office:value-type="string" calcext:value-type="string">
            <text:p><text:s/>0.11090411164045366 </text:p>
          </table:table-cell>
          <table:table-cell office:value-type="string" calcext:value-type="string">
            <text:p><text:s/>[0.1111476868391037, 0.9991069436073303, 0.9990963935852051, 0.9996036887168884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country-1_input &lt;SEP&gt; &lt;START&gt; /film/film/country /film/film/release_date_s./film/film_regional_release_date/film_release_region-1 /film/film/release_date_s./film/film_regional_release_date/film_release_region &lt;END&gt;</text:p>
          </table:table-cell>
          <table:table-cell office:value-type="string" calcext:value-type="string">
            <text:p><text:s/>0.10867183312354083 </text:p>
          </table:table-cell>
          <table:table-cell office:value-type="string" calcext:value-type="string">
            <text:p><text:s/>[0.11771292239427567, 0.9976438879966736, 0.9278601408004761, 0.997320592403411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people/person/religion_input &lt;SEP&gt; &lt;START&gt; /people/person/employment_history./business/employment_tenure/company /education/educational_degree/people_with_this_degree./education/education/institution-1 /education/educational_degree/people_with_this_degree./education/education/student-1 /people/person/religion-1 &lt;END&gt;</text:p>
          </table:table-cell>
          <table:table-cell office:value-type="string" calcext:value-type="string">
            <text:p><text:s/>0.10849447804686423 </text:p>
          </table:table-cell>
          <table:table-cell office:value-type="string" calcext:value-type="string">
            <text:p><text:s/>[0.11091679334640503, 0.9911220073699951, 0.9952234625816345, 0.9916642904281616, 0.999995231628418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people/person/religion_input &lt;SEP&gt; &lt;START&gt; /people/person/religion-1 /education/educational_institution/students_graduates./education/education/student /education/educational_institution/students_graduates./education/education/major_field_of_study-1 /user/alexander/philosophy/philosopher/interests-1 &lt;END&gt;</text:p>
          </table:table-cell>
          <table:table-cell office:value-type="string" calcext:value-type="string">
            <text:p><text:s/>0.10703876454588443 </text:p>
          </table:table-cell>
          <table:table-cell office:value-type="string" calcext:value-type="string">
            <text:p><text:s/>[0.7570374011993408, 0.14195166528224945, 0.9960939288139343, 0.9999626874923706, 0.9999980926513672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lympics/olympic_sport/athletes./olympics/olympic_athlete_affiliation/olympics-1_input &lt;SEP&gt; &lt;START&gt; /olympics/olympic_sport/athletes./olympics/olympic_athlete_affiliation/olympics /olympics/olympic_sport/athletes./olympics/olympic_athlete_affiliation/country /olympics/olympic_participating_country/medals_won./olympics/olympic_medal_honor/olympics-1 /user/jg/default_domain/olympic_games/sports &lt;END&gt;</text:p>
          </table:table-cell>
          <table:table-cell office:value-type="string" calcext:value-type="string">
            <text:p><text:s/>0.10619075901700223 </text:p>
          </table:table-cell>
          <table:table-cell office:value-type="string" calcext:value-type="string">
            <text:p><text:s/>[0.11302043497562408, 0.9835793375968933, 0.9817381501197815, 0.973031759262085, 0.9999946355819702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travel/travel_destination/climate./travel/travel_destination_monthly_climate/month-1_input &lt;SEP&gt; &lt;START&gt; /film/film/featured_film_locations-1 /film/film/estimated_budget./measurement_unit/dated_money_value/currency-1 /location/statistical_region/gni_per_capita_in_ppp_dollars./measurement_unit/dated_money_value/currency-1 /travel/travel_destination/climate./travel/travel_destination_monthly_climate/month-1 &lt;END&gt;</text:p>
          </table:table-cell>
          <table:table-cell office:value-type="string" calcext:value-type="string">
            <text:p><text:s/>0.10601991214877045 </text:p>
          </table:table-cell>
          <table:table-cell office:value-type="string" calcext:value-type="string">
            <text:p><text:s/>[0.11974729597568512, 0.9787970781326294, 0.9256786108016968, 0.977170467376709, 0.999996542930603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country-1_input &lt;SEP&gt; &lt;START&gt; /location/location/adjoin_s./location/adjoining_relationship/adjoins /location/location/adjoin_s./location/adjoining_relationship/adjoins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10462610497014857 </text:p>
          </table:table-cell>
          <table:table-cell office:value-type="string" calcext:value-type="string">
            <text:p><text:s/>[0.13753820955753326, 0.9829419851303101, 0.9077646732330322, 0.8525462746620178, 0.9999943971633911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schemastaging/person_extra/net_worth./measurement_unit/dated_money_value/currency_input &lt;SEP&gt; &lt;START&gt; /base/schemastaging/person_extra/net_worth./measurement_unit/dated_money_value/currency-1 /people/person/places_lived./people/place_lived/location-1 /people/marriage_union_type/unions_of_this_type./people/marriage/location_of_ceremony-1 /people/person/spouse_s./people/marriage/type_of_union &lt;END&gt;</text:p>
          </table:table-cell>
          <table:table-cell office:value-type="string" calcext:value-type="string">
            <text:p><text:s/>0.10380893766442886 </text:p>
          </table:table-cell>
          <table:table-cell office:value-type="string" calcext:value-type="string">
            <text:p><text:s/>[0.3833702802658081, 0.2759973406791687, 0.9877718687057495, 0.9932430386543274, 0.9999982118606567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story_by-1_input &lt;SEP&gt; &lt;START&gt; /film/film/estimated_budget./measurement_unit/dated_money_value/currency-1 /base/schemastaging/person_extra/net_worth./measurement_unit/dated_money_value/currency /people/person/gender-1 /people/person/gender-1 &lt;END&gt;</text:p>
          </table:table-cell>
          <table:table-cell office:value-type="string" calcext:value-type="string">
            <text:p><text:s/>0.10270323600802493 </text:p>
          </table:table-cell>
          <table:table-cell office:value-type="string" calcext:value-type="string">
            <text:p><text:s/>[0.11096441000699997, 0.9692409634590149, 0.9867212772369385, 0.9677771329879761, 0.9999972581863403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lympics/olympic_sport/athletes./olympics/olympic_athlete_affiliation/olympics-1_input &lt;SEP&gt; &lt;START&gt; /user/jg/default_domain/olympic_games/sports /olympics/olympic_sport/athletes./olympics/olympic_athlete_affiliation/country-1 /military/military_combatant/military_conflicts./military/military_combatant_group/combatants /olympics/olympic_sport/athletes./olympics/olympic_athlete_affiliation/country &lt;END&gt;</text:p>
          </table:table-cell>
          <table:table-cell office:value-type="string" calcext:value-type="string">
            <text:p><text:s/>0.09785201198550643 </text:p>
          </table:table-cell>
          <table:table-cell office:value-type="string" calcext:value-type="string">
            <text:p><text:s/>[0.14350619912147522, 0.965704083442688, 0.9729223847389221, 0.7257351875305176, 0.9999969005584717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rganization/organization/headquarters./location/mailing_address/state_province_region_input &lt;SEP&gt; &lt;START&gt; /location/capital_of_administrative_division/capital_of./location/administrative_division_capital_relationship/administrative_division-1 /location/location/time_zones /organization/organization/headquarters./location/mailing_address/state_province_region-1 &lt;END&gt;</text:p>
          </table:table-cell>
          <table:table-cell office:value-type="string" calcext:value-type="string">
            <text:p><text:s/>0.09702334328576359 </text:p>
          </table:table-cell>
          <table:table-cell office:value-type="string" calcext:value-type="string">
            <text:p><text:s/>[0.11207335442304611, 0.9864664673805237, 0.8857864737510681, 0.9907463788986206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university/local_tuition./measurement_unit/dated_money_value/currency-1_input &lt;SEP&gt; &lt;START&gt; /film/film/estimated_budget./measurement_unit/dated_money_value/currency-1 /film/film/estimated_budget./measurement_unit/dated_money_value/currency-1 /business/business_operation/assets./measurement_unit/dated_money_value/currency &lt;END&gt;</text:p>
          </table:table-cell>
          <table:table-cell office:value-type="string" calcext:value-type="string">
            <text:p><text:s/>0.0952820680998461 </text:p>
          </table:table-cell>
          <table:table-cell office:value-type="string" calcext:value-type="string">
            <text:p><text:s/>[0.11905735731124878, 0.8137302994728088, 0.9835542440414429, 0.9999450445175171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educational_institution/colors_input &lt;SEP&gt; &lt;START&gt; /education/educational_institution/students_graduates./education/education/student-1 /education/educational_institution/students_graduates./education/education/student-1 /education/educational_institution/colors-1 &lt;END&gt;</text:p>
          </table:table-cell>
          <table:table-cell office:value-type="string" calcext:value-type="string">
            <text:p><text:s/>0.09504794577118052 </text:p>
          </table:table-cell>
          <table:table-cell office:value-type="string" calcext:value-type="string">
            <text:p><text:s/>[0.10143647342920303, 0.99189293384552, 0.9446990489959717, 0.999977707862854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rganization/organization/headquarters./location/mailing_address/state_province_region_input &lt;SEP&gt; &lt;START&gt; /base/aareas/schema/administrative_area/administrative_parent-1 /film/film/release_date_s./film/film_regional_release_date/film_release_region-1 /film/film/language /base/schemastaging/organization_extra/phone_number./base/schemastaging/phone_sandbox/service_language-1 &lt;END&gt;</text:p>
          </table:table-cell>
          <table:table-cell office:value-type="string" calcext:value-type="string">
            <text:p><text:s/>0.09272435079884886 </text:p>
          </table:table-cell>
          <table:table-cell office:value-type="string" calcext:value-type="string">
            <text:p><text:s/>[0.09970767050981522, 0.9612328410148621, 0.9700117111206055, 0.9973799586296082, 0.9999977350234985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olympics/olympic_sport/athletes./olympics/olympic_athlete_affiliation/olympics-1_input &lt;SEP&gt; &lt;START&gt; /olympics/olympic_participating_country/medals_won./olympics/olympic_medal_honor/olympics-1 /location/statistical_region/religions./location/religion_percentage/religion /location/statistical_region/religions./location/religion_percentage/religion /olympics/olympic_sport/athletes./olympics/olympic_athlete_affiliation/country &lt;END&gt;</text:p>
          </table:table-cell>
          <table:table-cell office:value-type="string" calcext:value-type="string">
            <text:p><text:s/>0.0910044974191897 </text:p>
          </table:table-cell>
          <table:table-cell office:value-type="string" calcext:value-type="string">
            <text:p><text:s/>[0.2557830512523651, 0.3695780634880066, 0.9705899357795715, 0.9918602108955383, 0.9999969005584717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story_by-1_input &lt;SEP&gt; &lt;START&gt; /film/actor/film./film/performance/film-1 /media_common/netflix_genre/titles-1 /film/film/genre &lt;END&gt;</text:p>
          </table:table-cell>
          <table:table-cell office:value-type="string" calcext:value-type="string">
            <text:p><text:s/>0.090652813761863 </text:p>
          </table:table-cell>
          <table:table-cell office:value-type="string" calcext:value-type="string">
            <text:p><text:s/>[0.0962652862071991, 0.9451428651809692, 0.9965943694114685, 0.9997598528862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story_by-1_input &lt;SEP&gt; &lt;START&gt; /film/actor/film./film/performance/film /film/film/estimated_budget./measurement_unit/dated_money_value/currency-1 /base/schemastaging/person_extra/net_worth./measurement_unit/dated_money_value/currency /film/actor/film./film/performance/film-1 &lt;END&gt;</text:p>
          </table:table-cell>
          <table:table-cell office:value-type="string" calcext:value-type="string">
            <text:p><text:s/>0.08857709427685875 </text:p>
          </table:table-cell>
          <table:table-cell office:value-type="string" calcext:value-type="string">
            <text:p><text:s/>[0.10461132973432541, 0.9612980484962463, 0.9876883625984192, 0.891796886920929, 0.9999971389770508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schemastaging/person_extra/net_worth./measurement_unit/dated_money_value/currency_input &lt;SEP&gt; &lt;START&gt; /base/popstra/celebrity/friendship./base/popstra/friendship/participant-1 /education/educational_institution/students_graduates./education/education/student /education/university/domestic_tuition./measurement_unit/dated_money_value/currency-1 &lt;END&gt;</text:p>
          </table:table-cell>
          <table:table-cell office:value-type="string" calcext:value-type="string">
            <text:p><text:s/>0.08583087108095462 </text:p>
          </table:table-cell>
          <table:table-cell office:value-type="string" calcext:value-type="string">
            <text:p><text:s/>[0.08859991282224655, 0.9767911434173584, 0.9918621778488159, 0.9999014139175415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popstra/location/vacationers./base/popstra/vacation_choice/vacationer_input &lt;SEP&gt; &lt;START&gt; /award/award_nominee/award_nominations./award/award_nomination/award_nominee /award/award_nominee/award_nominations./award/award_nomination/award /award/award_nominee/award_nominations./award/award_nomination/award-1 /base/popstra/location/vacationers./base/popstra/vacation_choice/vacationer-1 &lt;END&gt;</text:p>
          </table:table-cell>
          <table:table-cell office:value-type="string" calcext:value-type="string">
            <text:p><text:s/>0.08537238111515652 </text:p>
          </table:table-cell>
          <table:table-cell office:value-type="string" calcext:value-type="string">
            <text:p><text:s/>[0.1191532164812088, 0.726719856262207, 0.9864518642425537, 0.9994695782661438, 0.9999979734420776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university/local_tuition./measurement_unit/dated_money_value/currency-1_input &lt;SEP&gt; &lt;START&gt; /location/statistical_region/gni_per_capita_in_ppp_dollars./measurement_unit/dated_money_value/currency-1 /film/film/release_date_s./film/film_regional_release_date/film_release_region-1 /film/film/language-1 /education/educational_institution/students_graduates./education/education/major_field_of_study &lt;END&gt;</text:p>
          </table:table-cell>
          <table:table-cell office:value-type="string" calcext:value-type="string">
            <text:p><text:s/>0.08535724754227833 </text:p>
          </table:table-cell>
          <table:table-cell office:value-type="string" calcext:value-type="string">
            <text:p><text:s/>[0.09567830711603165, 0.9467741250991821, 0.9698052406311035, 0.9716320037841797, 0.9999866485595703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schemastaging/person_extra/net_worth./measurement_unit/dated_money_value/currency_input &lt;SEP&gt; &lt;START&gt; /film/film/estimated_budget./measurement_unit/dated_money_value/currency /film/film/other_crew./film/film_crew_gig/film_crew_role /film/film/other_crew./film/film_crew_gig/film_crew_role /award/award_nominee/award_nominations./award/award_nomination/nominated_for &lt;END&gt;</text:p>
          </table:table-cell>
          <table:table-cell office:value-type="string" calcext:value-type="string">
            <text:p><text:s/>0.0848987127918306 </text:p>
          </table:table-cell>
          <table:table-cell office:value-type="string" calcext:value-type="string">
            <text:p><text:s/>[0.16134820878505707, 0.6367067694664001, 0.8339904546737671, 0.9909167885780334, 0.9999982118606567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university/local_tuition./measurement_unit/dated_money_value/currency-1_input &lt;SEP&gt; &lt;START&gt; /organization/endowed_organization/endowment./measurement_unit/dated_money_value/currency-1 /education/educational_institution/students_graduates./education/education/major_field_of_study-1 /education/educational_degree/people_with_this_degree./education/education/major_field_of_study-1 /education/educational_degree/people_with_this_degree./education/education/institution-1 &lt;END&gt;</text:p>
          </table:table-cell>
          <table:table-cell office:value-type="string" calcext:value-type="string">
            <text:p><text:s/>0.0829207362609251 </text:p>
          </table:table-cell>
          <table:table-cell office:value-type="string" calcext:value-type="string">
            <text:p><text:s/>[0.09490514546632767, 0.99431312084198, 0.9068753719329834, 0.9689565896987915, 0.9999960660934448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schemastaging/person_extra/net_worth./measurement_unit/dated_money_value/currency_input &lt;SEP&gt; &lt;START&gt; /location/statistical_region/rent50_2./measurement_unit/dated_money_value/currency /location/statistical_region/rent50_2./measurement_unit/dated_money_value/currency /base/schemastaging/person_extra/net_worth./measurement_unit/dated_money_value/currency /award/award_nominee/award_nominations./award/award_nomination/award_nominee-1 &lt;END&gt;</text:p>
          </table:table-cell>
          <table:table-cell office:value-type="string" calcext:value-type="string">
            <text:p><text:s/>0.07892451997131954 </text:p>
          </table:table-cell>
          <table:table-cell office:value-type="string" calcext:value-type="string">
            <text:p><text:s/>[0.09290878474712372, 0.9907412528991699, 0.8634864687919617, 0.9929789900779724, 0.9999984502792358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base/popstra/location/vacationers./base/popstra/vacation_choice/vacationer_input &lt;SEP&gt; &lt;START&gt; /film/actor/film./film/performance/film /film/film/release_date_s./film/film_regional_release_date/film_release_region /military/military_combatant/military_conflicts./military/military_combatant_group/combatants /location/administrative_division/first_level_division_of &lt;END&gt;</text:p>
          </table:table-cell>
          <table:table-cell office:value-type="string" calcext:value-type="string">
            <text:p><text:s/>0.0760939769625139 </text:p>
          </table:table-cell>
          <table:table-cell office:value-type="string" calcext:value-type="string">
            <text:p><text:s/>[0.08361027389764786, 0.9453872442245483, 0.9630429744720459, 0.9996232986450195, 0.999997377395629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country-1_input &lt;SEP&gt; &lt;START&gt; /film/film/release_date_s./film/film_regional_release_date/film_release_region-1 /film/film/release_date_s./film/film_regional_release_date/film_release_region-1 /location/statistical_region/gdp_real./measurement_unit/adjusted_money_value/adjustment_currency-1 /film/film/estimated_budget./measurement_unit/dated_money_value/currency &lt;END&gt;</text:p>
          </table:table-cell>
          <table:table-cell office:value-type="string" calcext:value-type="string">
            <text:p><text:s/>0.06362376950307222 </text:p>
          </table:table-cell>
          <table:table-cell office:value-type="string" calcext:value-type="string">
            <text:p><text:s/>[0.1370668262243271, 0.6196656227111816, 0.7650781869888306, 0.9790950417518616, 0.99999761581420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film/film/country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film/film/release_date_s./film/film_regional_release_date/film_release_region &lt;END&gt;</text:p>
          </table:table-cell>
          <table:table-cell office:value-type="string" calcext:value-type="string">
            <text:p><text:s/>0.04811379130641445 </text:p>
          </table:table-cell>
          <table:table-cell office:value-type="string" calcext:value-type="string">
            <text:p><text:s/>[0.11081954091787338, 0.5308140516281128, 0.9104111790657043, 0.8984084129333496, 0.9999986886978149]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education/educational_institution/colors_input &lt;SEP&gt; &lt;START&gt; /education/educational_institution/colors-1 /education/educational_degree/people_with_this_degree./education/education/institution-1 /education/educational_degree/people_with_this_degree./education/education/major_field_of_study-1 /education/educational_institution/students_graduates./education/education/major_field_of_study &lt;END&gt;</text:p>
          </table:table-cell>
          <table:table-cell office:value-type="string" calcext:value-type="string">
            <text:p><text:s/>0.04313780851683392 </text:p>
          </table:table-cell>
          <table:table-cell office:value-type="string" calcext:value-type="string">
            <text:p><text:s/>[0.6549708843231201, 0.08103135973215103, 0.9538359045982361, 0.8521398901939392, 0.999996304512023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ood/food/nutrients./food/nutrition_fact/nutrient-1_input &lt;SEP&gt; &lt;START&gt; /food/food/nutrients./food/nutrition_fact/nutrient /food/food/nutrients./food/nutrition_fact/nutrient /food/food/nutrients./food/nutrition_fact/nutrient &lt;END&gt;</text:p>
          </table:table-cell>
          <table:table-cell office:value-type="string" calcext:value-type="string">
            <text:p><text:s/>0.5263976308157088 </text:p>
          </table:table-cell>
          <table:table-cell office:value-type="string" calcext:value-type="string">
            <text:p><text:s/>[0.992798924446106, 0.9788271188735962, 0.5417477488517761, 0.99988377094268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hall_of_fame/inductees./award/hall_of_fame_induction/inductee-1_input &lt;SEP&gt; &lt;START&gt; /award/hall_of_fame/inductees./award/hall_of_fame_induction/inductee /award/award_winner/awards_won./award/award_honor/award_winner /award/award_nominee/award_nominations./award/award_nomination/award /award/award_nominee/award_nominations./award/award_nomination/award &lt;END&gt;</text:p>
          </table:table-cell>
          <table:table-cell office:value-type="string" calcext:value-type="string">
            <text:p><text:s/>0.3574357338280829 </text:p>
          </table:table-cell>
          <table:table-cell office:value-type="string" calcext:value-type="string">
            <text:p><text:s/>[0.6768472194671631, 0.5502704977989197, 0.9907033443450928, 0.9686983227729797, 0.999997496604919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_member/member_of./organization/organization_membership/organization_input &lt;SEP&gt; &lt;START&gt; /organization/organization_member/member_of./organization/organization_membership/organization-1 /olympics/olympic_participating_country/athletes./olympics/olympic_athlete_affiliation/olympics /olympics/olympic_games/sports /olympics/olympic_sport/athletes./olympics/olympic_athlete_affiliation/country-1 &lt;END&gt;</text:p>
          </table:table-cell>
          <table:table-cell office:value-type="string" calcext:value-type="string">
            <text:p><text:s/>0.3395446403940361 </text:p>
          </table:table-cell>
          <table:table-cell office:value-type="string" calcext:value-type="string">
            <text:p><text:s/>[0.4853166341781616, 0.705977201461792, 0.994123637676239, 0.9968780279159546, 0.999996781349182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ood/food/nutrients./food/nutrition_fact/nutrient-1_input &lt;SEP&gt; &lt;START&gt; /food/food/nutrients./food/nutrition_fact/nutrient /food/food/nutrients./food/nutrition_fact/nutrient /food/food/nutrients./food/nutrition_fact/nutrient-1 &lt;END&gt;</text:p>
          </table:table-cell>
          <table:table-cell office:value-type="string" calcext:value-type="string">
            <text:p><text:s/>0.3374916625325698 </text:p>
          </table:table-cell>
          <table:table-cell office:value-type="string" calcext:value-type="string">
            <text:p><text:s/>[0.992798924446106, 0.9788271188735962, 0.45670798420906067, 0.760426342487335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ravel/travel_destination/climate./travel/travel_destination_monthly_climate/month_input &lt;SEP&gt; &lt;START&gt; /location/location/contains-1 /location/location/contains-1 /travel/travel_destination/climate./travel/travel_destination_monthly_climate/month-1 /base/localfood/seasonal_month/produce_available./base/localfood/produce_availability/seasonal_months &lt;END&gt;</text:p>
          </table:table-cell>
          <table:table-cell office:value-type="string" calcext:value-type="string">
            <text:p><text:s/>0.3306309421524546 </text:p>
          </table:table-cell>
          <table:table-cell office:value-type="string" calcext:value-type="string">
            <text:p><text:s/>[0.3351861536502838, 0.9943060278892517, 0.9929139614105225, 0.9991395473480225, 0.999999046325683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languages_input &lt;SEP&gt; &lt;START&gt; /film/film/language-1 /media_common/netflix_genre/titles-1 /tv/tv_program/genre-1 &lt;END&gt;</text:p>
          </table:table-cell>
          <table:table-cell office:value-type="string" calcext:value-type="string">
            <text:p><text:s/>0.31354518869836884 </text:p>
          </table:table-cell>
          <table:table-cell office:value-type="string" calcext:value-type="string">
            <text:p><text:s/>[0.45257025957107544, 0.6940059065818787, 0.9985635876655579, 0.999712765216827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lympics/olympic_sport/athletes./olympics/olympic_athlete_affiliation/olympics_input &lt;SEP&gt; &lt;START&gt; /olympics/olympic_sport/athletes./olympics/olympic_athlete_affiliation/country-1 /film/film/release_date_s./film/film_regional_release_date/film_release_region /film/film/release_date_s./film/film_regional_release_date/film_release_region-1 /olympics/olympic_participating_country/medals_won./olympics/olympic_medal_honor/olympics &lt;END&gt;</text:p>
          </table:table-cell>
          <table:table-cell office:value-type="string" calcext:value-type="string">
            <text:p><text:s/>0.3130691666350216 </text:p>
          </table:table-cell>
          <table:table-cell office:value-type="string" calcext:value-type="string">
            <text:p><text:s/>[0.5390089154243469, 0.6201300024986267, 0.9885523319244385, 0.9474652409553528, 0.999996900558471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_subject/films_input &lt;SEP&gt; &lt;START&gt; /film/film/release_date_s./film/film_regional_release_date/film_release_region-1 /location/statistical_region/gni_per_capita_in_ppp_dollars./measurement_unit/dated_money_value/currency /film/film/estimated_budget./measurement_unit/dated_money_value/currency /film/film_subject/films-1 &lt;END&gt;</text:p>
          </table:table-cell>
          <table:table-cell office:value-type="string" calcext:value-type="string">
            <text:p><text:s/>0.29210519873522334 </text:p>
          </table:table-cell>
          <table:table-cell office:value-type="string" calcext:value-type="string">
            <text:p><text:s/>[0.49918535351753235, 0.989203155040741, 0.5919575691223145, 0.9993151426315308, 0.999997496604919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sports_team/roster./baseball/baseball_roster_position/position-1_input &lt;SEP&gt; &lt;START&gt; /sports/professional_sports_team/draft_picks./sports/sports_league_draft_pick/draft /sports/professional_sports_team/draft_picks./sports/sports_league_draft_pick/draft-1 /sports/sports_position/players./sports/sports_team_roster/team-1 &lt;END&gt;</text:p>
          </table:table-cell>
          <table:table-cell office:value-type="string" calcext:value-type="string">
            <text:p><text:s/>0.28477049388043113 </text:p>
          </table:table-cell>
          <table:table-cell office:value-type="string" calcext:value-type="string">
            <text:p><text:s/>[0.49485349655151367, 0.583838701248169, 0.9856818318367004, 0.999974012374877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government_office_category/officeholders./government/government_position_held/jurisdiction_of_office_input &lt;SEP&gt; &lt;START&gt; /location/location/contains /location/location/time_zones /location/location/time_zones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25396747552412363 </text:p>
          </table:table-cell>
          <table:table-cell office:value-type="string" calcext:value-type="string">
            <text:p><text:s/>[0.3536514639854431, 0.721703827381134, 0.9954647421836853, 0.9995819926261902, 0.999998450279235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ime/event/locations-1_input &lt;SEP&gt; &lt;START&gt; /time/event/locations /time/event/locations /time/event/locations &lt;END&gt;</text:p>
          </table:table-cell>
          <table:table-cell office:value-type="string" calcext:value-type="string">
            <text:p><text:s/>0.23653184606042577 </text:p>
          </table:table-cell>
          <table:table-cell office:value-type="string" calcext:value-type="string">
            <text:p><text:s/>[0.2379489690065384, 0.9982738494873047, 0.9958105087280273, 0.999952554702758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administrative_division/country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base/biblioness/bibs_location/country-1 &lt;END&gt;</text:p>
          </table:table-cell>
          <table:table-cell office:value-type="string" calcext:value-type="string">
            <text:p><text:s/>0.2277027729905084 </text:p>
          </table:table-cell>
          <table:table-cell office:value-type="string" calcext:value-type="string">
            <text:p><text:s/>[0.5309181213378906, 0.6348277926445007, 0.7887511253356934, 0.8565354943275452, 0.999998807907104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assets./measurement_unit/dated_money_value/currency-1_input &lt;SEP&gt; &lt;START&gt; /film/film/estimated_budget./measurement_unit/dated_money_value/currency-1 /film/film/language-1 /people/person/languages-1 /award/hall_of_fame/inductees./award/hall_of_fame_induction/inductee &lt;END&gt;</text:p>
          </table:table-cell>
          <table:table-cell office:value-type="string" calcext:value-type="string">
            <text:p><text:s/>0.21897071799596626 </text:p>
          </table:table-cell>
          <table:table-cell office:value-type="string" calcext:value-type="string">
            <text:p><text:s/>[0.5435997843742371, 0.7786312103271484, 0.5323840379714966, 0.9717485904693604, 0.999990820884704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sports_team/roster./baseball/baseball_roster_position/position-1_input &lt;SEP&gt; &lt;START&gt; /sports/sports_position/players./sports/sports_team_roster/team /sports/sports_team/sport /sports/sports_team/sport-1 &lt;END&gt;</text:p>
          </table:table-cell>
          <table:table-cell office:value-type="string" calcext:value-type="string">
            <text:p><text:s/>0.21686239309328528 </text:p>
          </table:table-cell>
          <table:table-cell office:value-type="string" calcext:value-type="string">
            <text:p><text:s/>[0.28329700231552124, 0.7664621472358704, 0.9990019202232361, 0.999735772609710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other_crew./film/film_crew_gig/crewmember_input &lt;SEP&gt; &lt;START&gt; /film/film/other_crew./film/film_crew_gig/film_crew_role-1 /film/film/other_crew./film/film_crew_gig/film_crew_role-1 /award/award_category/nominees./award/award_nomination/nominated_for-1 /award/award_category/winners./award/award_honor/award_winner-1 &lt;END&gt;</text:p>
          </table:table-cell>
          <table:table-cell office:value-type="string" calcext:value-type="string">
            <text:p><text:s/>0.21381661452678688 </text:p>
          </table:table-cell>
          <table:table-cell office:value-type="string" calcext:value-type="string">
            <text:p><text:s/>[0.2523011267185211, 0.8990274667739868, 0.996566653251648, 0.9458975195884705, 0.999997377395629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ountry/form_of_government_input &lt;SEP&gt; &lt;START&gt; /location/statistical_region/gni_per_capita_in_ppp_dollars./measurement_unit/dated_money_value/currency /location/statistical_region/gdp_real./measurement_unit/adjusted_money_value/adjustment_currency-1 /location/country/form_of_government &lt;END&gt;</text:p>
          </table:table-cell>
          <table:table-cell office:value-type="string" calcext:value-type="string">
            <text:p><text:s/>0.21336050860792644 </text:p>
          </table:table-cell>
          <table:table-cell office:value-type="string" calcext:value-type="string">
            <text:p><text:s/>[0.216110959649086, 0.9889516234397888, 0.998309850692749, 0.999992728233337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legislative_session/members./government/government_position_held/district_represented-1_input &lt;SEP&gt; &lt;START&gt; /government/legislative_session/members./government/government_position_held/district_represented /location/location/adjoin_s./location/adjoining_relationship/adjoins-1 /location/statistical_region/religions./location/religion_percentage/religion /location/statistical_region/religions./location/religion_percentage/religion &lt;END&gt;</text:p>
          </table:table-cell>
          <table:table-cell office:value-type="string" calcext:value-type="string">
            <text:p><text:s/>0.19986568437198457 </text:p>
          </table:table-cell>
          <table:table-cell office:value-type="string" calcext:value-type="string">
            <text:p><text:s/>[0.4897567331790924, 0.40995514392852783, 0.9998435974121094, 0.9956125020980835, 0.999997854232788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award_ceremony/awards_presented./award/award_honor/honored_for_input &lt;SEP&gt; &lt;START&gt; /award/award_category/winners./award/award_honor/ceremony /award/award_category/winners./award/award_honor/ceremony /award/award_category/winners./award/award_honor/ceremony-1 /award/award_category/nominees./award/award_nomination/nominated_for &lt;END&gt;</text:p>
          </table:table-cell>
          <table:table-cell office:value-type="string" calcext:value-type="string">
            <text:p><text:s/>0.19465530341884024 </text:p>
          </table:table-cell>
          <table:table-cell office:value-type="string" calcext:value-type="string">
            <text:p><text:s/>[0.43373799324035645, 0.7517973184585571, 0.7438636422157288, 0.8025003671646118, 0.999998688697814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pro_athlete/teams./sports/sports_team_roster/team-1_input &lt;SEP&gt; &lt;START&gt; /sports/sports_team/roster./baseball/baseball_roster_position/position /sports/sports_position/players./sports/sports_team_roster/team-1 /sports/sports_team/sport /sports/sport/pro_athletes./sports/pro_sports_played/athlete-1 &lt;END&gt;</text:p>
          </table:table-cell>
          <table:table-cell office:value-type="string" calcext:value-type="string">
            <text:p><text:s/>0.19340837256117274 </text:p>
          </table:table-cell>
          <table:table-cell office:value-type="string" calcext:value-type="string">
            <text:p><text:s/>[0.20329056680202484, 0.9549375772476196, 0.9968013763427734, 0.9995222091674805, 0.999958515167236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revenue./measurement_unit/dated_money_value/currency_input &lt;SEP&gt; &lt;START&gt; /film/film/estimated_budget./measurement_unit/dated_money_value/currency /film/actor/film./film/performance/film /award/award_nominee/award_nominations./award/award_nomination/award_nominee /education/educational_institution/students_graduates./education/education/student-1 &lt;END&gt;</text:p>
          </table:table-cell>
          <table:table-cell office:value-type="string" calcext:value-type="string">
            <text:p><text:s/>0.1897186175283737 </text:p>
          </table:table-cell>
          <table:table-cell office:value-type="string" calcext:value-type="string">
            <text:p><text:s/>[0.22835701704025269, 0.8761373162269592, 0.9491009712219238, 0.9991082549095154, 0.999996423721313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_subject/films_input &lt;SEP&gt; &lt;START&gt; /film/film/release_date_s./film/film_regional_release_date/film_release_region-1 /location/statistical_region/gni_per_capita_in_ppp_dollars./measurement_unit/dated_money_value/currency /film/film/estimated_budget./measurement_unit/dated_money_value/currency-1 /media_common/netflix_genre/titles &lt;END&gt;</text:p>
          </table:table-cell>
          <table:table-cell office:value-type="string" calcext:value-type="string">
            <text:p><text:s/>0.1870549868641465 </text:p>
          </table:table-cell>
          <table:table-cell office:value-type="string" calcext:value-type="string">
            <text:p><text:s/>[0.49918535351753235, 0.989203155040741, 0.4073527157306671, 0.9299367666244507, 0.99999523162841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apital_of_administrative_division/capital_of./location/administrative_division_capital_relationship/administrative_division_input &lt;SEP&gt; &lt;START&gt; /people/person/places_lived./people/place_lived/location-1 /people/person/places_lived./people/place_lived/location /people/person/places_lived./people/place_lived/location /base/popstra/location/vacationers./base/popstra/vacation_choice/vacationer &lt;END&gt;</text:p>
          </table:table-cell>
          <table:table-cell office:value-type="string" calcext:value-type="string">
            <text:p><text:s/>0.18498973810400976 </text:p>
          </table:table-cell>
          <table:table-cell office:value-type="string" calcext:value-type="string">
            <text:p><text:s/>[0.2219100445508957, 0.9961593151092529, 0.8657041192054749, 0.9666587114334106, 0.999998211860656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pro_athlete/teams./sports/sports_team_roster/team-1_input &lt;SEP&gt; &lt;START&gt; /soccer/football_player/current_team./sports/sports_team_roster/team &lt;END&gt;</text:p>
          </table:table-cell>
          <table:table-cell office:value-type="string" calcext:value-type="string">
            <text:p><text:s/>0.18348331586472 </text:p>
          </table:table-cell>
          <table:table-cell office:value-type="string" calcext:value-type="string">
            <text:p><text:s/>[0.18361201882362366, 0.999299049377441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award_ceremony/awards_presented./award/award_honor/honored_for_input &lt;SEP&gt; &lt;START&gt; /award/award_nominated_work/award_nominations./award/award_nomination/nominated_for-1 /film/film_distributor/films_distributed./film/film_film_distributor_relationship/film-1 /award/award_nominee/award_nominations./award/award_nomination/award /award/award_category/winners./award/award_honor/ceremony &lt;END&gt;</text:p>
          </table:table-cell>
          <table:table-cell office:value-type="string" calcext:value-type="string">
            <text:p><text:s/>0.18011912707275773 </text:p>
          </table:table-cell>
          <table:table-cell office:value-type="string" calcext:value-type="string">
            <text:p><text:s/>[0.1829201579093933, 0.9981768131256104, 0.9935827851295471, 0.9928606152534485, 0.999996423721313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ase/popstra/location/vacationers./base/popstra/vacation_choice/vacationer-1_input &lt;SEP&gt; &lt;START&gt; /location/location/contains-1 /location/statistical_region/rent50_2./measurement_unit/dated_money_value/currency /location/statistical_region/gdp_nominal./measurement_unit/dated_money_value/currency-1 /base/popstra/location/vacationers./base/popstra/vacation_choice/vacationer &lt;END&gt;</text:p>
          </table:table-cell>
          <table:table-cell office:value-type="string" calcext:value-type="string">
            <text:p><text:s/>0.17888556665139363 </text:p>
          </table:table-cell>
          <table:table-cell office:value-type="string" calcext:value-type="string">
            <text:p><text:s/>[0.18094411492347717, 0.9926388263702393, 0.9961541295051575, 0.9998016953468323, 0.999998092651367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ase/popstra/location/vacationers./base/popstra/vacation_choice/vacationer-1_input &lt;SEP&gt; &lt;START&gt; /travel/travel_destination/climate./travel/travel_destination_monthly_climate/month-1 /travel/travel_destination/climate./travel/travel_destination_monthly_climate/month /people/marriage_union_type/unions_of_this_type./people/marriage/location_of_ceremony /people/person/spouse_s./people/marriage/type_of_union &lt;END&gt;</text:p>
          </table:table-cell>
          <table:table-cell office:value-type="string" calcext:value-type="string">
            <text:p><text:s/>0.17821971916714643 </text:p>
          </table:table-cell>
          <table:table-cell office:value-type="string" calcext:value-type="string">
            <text:p><text:s/>[0.20368728041648865, 0.9965434670448303, 0.9982646107673645, 0.8795301914215088, 0.999998092651367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sports_team/roster./baseball/baseball_roster_position/position-1_input &lt;SEP&gt; &lt;START&gt; /sports/professional_sports_team/draft_picks./sports/sports_league_draft_pick/draft /sports/professional_sports_team/draft_picks./sports/sports_league_draft_pick/draft /sports/sports_position/players./sports/sports_team_roster/team-1 &lt;END&gt;</text:p>
          </table:table-cell>
          <table:table-cell office:value-type="string" calcext:value-type="string">
            <text:p><text:s/>0.17568066387701076 </text:p>
          </table:table-cell>
          <table:table-cell office:value-type="string" calcext:value-type="string">
            <text:p><text:s/>[0.49485349655151367, 0.3772980868816376, 0.9409504532814026, 0.99999070167541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apital_of_administrative_division/capital_of./location/administrative_division_capital_relationship/administrative_division_input &lt;SEP&gt; &lt;START&gt; /location/location/adjoin_s./location/adjoining_relationship/adjoins-1 /location/location/adjoin_s./location/adjoining_relationship/adjoins-1 /location/administrative_division/country /location/location/contains-1 &lt;END&gt;</text:p>
          </table:table-cell>
          <table:table-cell office:value-type="string" calcext:value-type="string">
            <text:p><text:s/>0.17496519393553103 </text:p>
          </table:table-cell>
          <table:table-cell office:value-type="string" calcext:value-type="string">
            <text:p><text:s/>[0.18281103670597076, 0.9618536829948425, 0.9962249994277954, 0.998813271522522, 0.99999654293060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user/jg/default_domain/olympic_games/sports-1_input &lt;SEP&gt; &lt;START&gt; /olympics/olympic_games/sports /olympics/olympic_participating_country/athletes./olympics/olympic_athlete_affiliation/olympics-1 /olympics/olympic_sport/athletes./olympics/olympic_athlete_affiliation/country-1 /olympics/olympic_sport/athletes./olympics/olympic_athlete_affiliation/olympics &lt;END&gt;</text:p>
          </table:table-cell>
          <table:table-cell office:value-type="string" calcext:value-type="string">
            <text:p><text:s/>0.17200908366054973 </text:p>
          </table:table-cell>
          <table:table-cell office:value-type="string" calcext:value-type="string">
            <text:p><text:s/>[0.19321632385253906, 0.9512196183204651, 0.9441020488739014, 0.991309404373169, 0.999996781349182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legislative_session/members./government/government_position_held/district_represented-1_input &lt;SEP&gt; &lt;START&gt; /government/legislative_session/members./government/government_position_held/district_represented /government/politician/government_positions_held./government/government_position_held/legislative_sessions-1 /government/politician/government_positions_held./government/government_position_held/legislative_sessions-1 /government/legislative_session/members./government/government_position_held/legislative_sessions-1 &lt;END&gt;</text:p>
          </table:table-cell>
          <table:table-cell office:value-type="string" calcext:value-type="string">
            <text:p><text:s/>0.16991793856515783 </text:p>
          </table:table-cell>
          <table:table-cell office:value-type="string" calcext:value-type="string">
            <text:p><text:s/>[0.4897567331790924, 0.4481959640979767, 0.9698219895362854, 0.7981805205345154, 0.999994754791259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/headquarters./location/mailing_address/state_province_region-1_input &lt;SEP&gt; &lt;START&gt; /organization/role/leaders./organization/leadership/organization /organization/role/leaders./organization/leadership/organization /organization/organization/headquarters./location/mailing_address/state_province_region &lt;END&gt;</text:p>
          </table:table-cell>
          <table:table-cell office:value-type="string" calcext:value-type="string">
            <text:p><text:s/>0.16721979141006846 </text:p>
          </table:table-cell>
          <table:table-cell office:value-type="string" calcext:value-type="string">
            <text:p><text:s/>[0.2537439465522766, 0.7194533348083496, 0.915993869304657, 0.999992609024047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genre_input &lt;SEP&gt; &lt;START&gt; /tv/tv_program/genre-1 /tv/tv_program/genre-1 /tv/tv_program/genre-1 &lt;END&gt;</text:p>
          </table:table-cell>
          <table:table-cell office:value-type="string" calcext:value-type="string">
            <text:p><text:s/>0.1644668411093079 </text:p>
          </table:table-cell>
          <table:table-cell office:value-type="string" calcext:value-type="string">
            <text:p><text:s/>[0.313737690448761, 0.7545230388641357, 0.6952404379844666, 0.999318957328796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ountry/form_of_government_input &lt;SEP&gt; &lt;START&gt; /location/country/second_level_divisions-1 /location/country/second_level_divisions-1 /location/location/adjoin_s./location/adjoining_relationship/adjoins /location/country/form_of_government &lt;END&gt;</text:p>
          </table:table-cell>
          <table:table-cell office:value-type="string" calcext:value-type="string">
            <text:p><text:s/>0.16285911153595967 </text:p>
          </table:table-cell>
          <table:table-cell office:value-type="string" calcext:value-type="string">
            <text:p><text:s/>[0.1639138162136078, 0.9981023669242859, 0.9961885809898376, 0.9992665648460388, 0.99999654293060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government_office_category/officeholders./government/government_position_held/jurisdiction_of_office_input &lt;SEP&gt; &lt;START&gt; /government/politician/government_positions_held./government/government_position_held/basic_title-1 /government/politician/government_positions_held./government/government_position_held/basic_title-1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15756849907685955 </text:p>
          </table:table-cell>
          <table:table-cell office:value-type="string" calcext:value-type="string">
            <text:p><text:s/>[0.1611381471157074, 0.9789035320281982, 0.9989292025566101, 0.99999177455902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genre_input &lt;SEP&gt; &lt;START&gt; /film/film/genre /film/film/language /tv/tv_program/languages &lt;END&gt;</text:p>
          </table:table-cell>
          <table:table-cell office:value-type="string" calcext:value-type="string">
            <text:p><text:s/>0.1575256583333494 </text:p>
          </table:table-cell>
          <table:table-cell office:value-type="string" calcext:value-type="string">
            <text:p><text:s/>[0.20436280965805054, 0.7724766135215759, 0.9979081153869629, 0.999939084053039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usic/group_member/membership./music/group_membership/role-1_input &lt;SEP&gt; &lt;START&gt; /music/performance_role/regular_performances./music/group_membership/role-1 /music/artist/track_contributions./music/track_contribution/role /people/person/profession /people/person/profession &lt;END&gt;</text:p>
          </table:table-cell>
          <table:table-cell office:value-type="string" calcext:value-type="string">
            <text:p><text:s/>0.15696069107382168 </text:p>
          </table:table-cell>
          <table:table-cell office:value-type="string" calcext:value-type="string">
            <text:p><text:s/>[0.29116079211235046, 0.5934924483299255, 0.9675312042236328, 0.9388127326965332, 0.999997377395629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ime/event/locations-1_input &lt;SEP&gt; &lt;START&gt; /military/military_conflict/combatants./military/military_combatant_group/combatants-1 /military/military_conflict/combatants./military/military_combatant_group/combatants-1 /time/event/locations &lt;END&gt;</text:p>
          </table:table-cell>
          <table:table-cell office:value-type="string" calcext:value-type="string">
            <text:p><text:s/>0.15623378686832556 </text:p>
          </table:table-cell>
          <table:table-cell office:value-type="string" calcext:value-type="string">
            <text:p><text:s/>[0.16153939068317413, 0.993878960609436, 0.9732218384742737, 0.999887585639953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revenue./measurement_unit/dated_money_value/currency_input &lt;SEP&gt; &lt;START&gt; /location/statistical_region/gdp_nominal./measurement_unit/dated_money_value/currency /film/film/release_date_s./film/film_regional_release_date/film_release_region-1 /film/film/estimated_budget./measurement_unit/dated_money_value/currency /business/business_operation/assets./measurement_unit/dated_money_value/currency-1 &lt;END&gt;</text:p>
          </table:table-cell>
          <table:table-cell office:value-type="string" calcext:value-type="string">
            <text:p><text:s/>0.1560704061126946 </text:p>
          </table:table-cell>
          <table:table-cell office:value-type="string" calcext:value-type="string">
            <text:p><text:s/>[0.1665252149105072, 0.9922175407409668, 0.9733442664146423, 0.9704385995864868, 0.999997973442077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revenue./measurement_unit/dated_money_value/currency_input &lt;SEP&gt; &lt;START&gt; /location/statistical_region/gdp_real./measurement_unit/adjusted_money_value/adjustment_currency /base/aareas/schema/administrative_area/administrative_parent-1 /location/statistical_region/gdp_nominal_per_capita./measurement_unit/dated_money_value/currency-1 /business/business_operation/operating_income./measurement_unit/dated_money_value/currency-1 &lt;END&gt;</text:p>
          </table:table-cell>
          <table:table-cell office:value-type="string" calcext:value-type="string">
            <text:p><text:s/>0.15576627960727404 </text:p>
          </table:table-cell>
          <table:table-cell office:value-type="string" calcext:value-type="string">
            <text:p><text:s/>[0.15807029604911804, 0.9877491593360901, 0.9987529516220093, 0.9988930821418762, 0.999998688697814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government_office_category/officeholders./government/government_position_held/jurisdiction_of_office_input &lt;SEP&gt; &lt;START&gt; /people/marriage_union_type/unions_of_this_type./people/marriage/location_of_ceremony-1 /people/marriage_union_type/unions_of_this_type./people/marriage/location_of_ceremony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15467374418053653 </text:p>
          </table:table-cell>
          <table:table-cell office:value-type="string" calcext:value-type="string">
            <text:p><text:s/>[0.1584036499261856, 0.9766889810562134, 0.9997904896736145, 0.999968051910400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_subject/films_input &lt;SEP&gt; &lt;START&gt; /film/film/estimated_budget./measurement_unit/dated_money_value/currency /base/schemastaging/person_extra/net_worth./measurement_unit/dated_money_value/currency-1 /film/actor/film./film/performance/film /film/film_subject/films &lt;END&gt;</text:p>
          </table:table-cell>
          <table:table-cell office:value-type="string" calcext:value-type="string">
            <text:p><text:s/>0.15145847206476976 </text:p>
          </table:table-cell>
          <table:table-cell office:value-type="string" calcext:value-type="string">
            <text:p><text:s/>[0.15711188316345215, 0.9815675616264343, 0.9823624491691589, 0.9997573494911194, 0.999995350837707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executive_produced_by_input &lt;SEP&gt; &lt;START&gt; /film/film/produced_by-1 /film/film/release_date_s./film/film_regional_release_date/film_release_region-1 /location/country/official_language /film/film/language-1 &lt;END&gt;</text:p>
          </table:table-cell>
          <table:table-cell office:value-type="string" calcext:value-type="string">
            <text:p><text:s/>0.1479776149895393 </text:p>
          </table:table-cell>
          <table:table-cell office:value-type="string" calcext:value-type="string">
            <text:p><text:s/>[0.15839946269989014, 0.9983735084533691, 0.9476714134216309, 0.9874000549316406, 0.999996185302734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executive_produced_by_input &lt;SEP&gt; &lt;START&gt; /film/film_distributor/films_distributed./film/film_film_distributor_relationship/film-1 /award/award_nominee/award_nominations./award/award_nomination/award_nominee /award/award_winner/awards_won./award/award_honor/award_winner-1 /people/person/employment_history./business/employment_tenure/company &lt;END&gt;</text:p>
          </table:table-cell>
          <table:table-cell office:value-type="string" calcext:value-type="string">
            <text:p><text:s/>0.14677591284502417 </text:p>
          </table:table-cell>
          <table:table-cell office:value-type="string" calcext:value-type="string">
            <text:p><text:s/>[0.16429020464420319, 0.9359304308891296, 0.9549646377563477, 0.9995734095573425, 0.999994397163391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statistical_region/religions./location/religion_percentage/religion-1_input &lt;SEP&gt; &lt;START&gt; /location/statistical_region/religions./location/religion_percentage/religion /location/statistical_region/gdp_nominal./measurement_unit/dated_money_value/currency /location/statistical_region/gdp_nominal./measurement_unit/dated_money_value/currency /location/location/adjoin_s./location/adjoining_relationship/adjoins &lt;END&gt;</text:p>
          </table:table-cell>
          <table:table-cell office:value-type="string" calcext:value-type="string">
            <text:p><text:s/>0.14515947477836585 </text:p>
          </table:table-cell>
          <table:table-cell office:value-type="string" calcext:value-type="string">
            <text:p><text:s/>[0.16992872953414917, 0.9982092380523682, 0.9971827268600464, 0.8581901788711548, 0.999997019767761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other_crew./film/film_crew_gig/crewmember_input &lt;SEP&gt; &lt;START&gt; /film/film/genre-1 /film/film/genre-1 /film/film/other_crew./film/film_crew_gig/crewmember-1 &lt;END&gt;</text:p>
          </table:table-cell>
          <table:table-cell office:value-type="string" calcext:value-type="string">
            <text:p><text:s/>0.1449304552659912 </text:p>
          </table:table-cell>
          <table:table-cell office:value-type="string" calcext:value-type="string">
            <text:p><text:s/>[0.21078254282474518, 0.6899588108062744, 0.9998779296875, 0.996677994728088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statistical_region/religions./location/religion_percentage/religion-1_input &lt;SEP&gt; &lt;START&gt; /people/person/religion /people/person/nationality /location/statistical_region/gdp_nominal./measurement_unit/dated_money_value/currency-1 /location/statistical_region/gdp_nominal./measurement_unit/dated_money_value/currency &lt;END&gt;</text:p>
          </table:table-cell>
          <table:table-cell office:value-type="string" calcext:value-type="string">
            <text:p><text:s/>0.14430578568583552 </text:p>
          </table:table-cell>
          <table:table-cell office:value-type="string" calcext:value-type="string">
            <text:p><text:s/>[0.14678502082824707, 0.9855367541313171, 0.9979828596115112, 0.9995567202568054, 0.999996900558471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pro_athlete/teams./sports/sports_team_roster/team-1_input &lt;SEP&gt; &lt;START&gt; /sports/sports_position/players./sports/sports_team_roster/team /sports/sports_position/players./sports/sports_team_roster/team /sports/pro_athlete/teams./sports/sports_team_roster/team &lt;END&gt;</text:p>
          </table:table-cell>
          <table:table-cell office:value-type="string" calcext:value-type="string">
            <text:p><text:s/>0.14399427587995303 </text:p>
          </table:table-cell>
          <table:table-cell office:value-type="string" calcext:value-type="string">
            <text:p><text:s/>[0.21419139206409454, 0.6750907897949219, 0.9958410859107971, 0.999979257583618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usic/group_member/membership./music/group_membership/role-1_input &lt;SEP&gt; &lt;START&gt; /music/artist/track_contributions./music/track_contribution/role /people/person/profession-1 /people/person/profession &lt;END&gt;</text:p>
          </table:table-cell>
          <table:table-cell office:value-type="string" calcext:value-type="string">
            <text:p><text:s/>0.14343507434189598 </text:p>
          </table:table-cell>
          <table:table-cell office:value-type="string" calcext:value-type="string">
            <text:p><text:s/>[0.2852717339992523, 0.5243079662322998, 0.9804408550262451, 0.978112399578094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ountry/form_of_government_input &lt;SEP&gt; &lt;START&gt; /location/statistical_region/gdp_nominal./measurement_unit/dated_money_value/currency /location/statistical_region/gni_per_capita_in_ppp_dollars./measurement_unit/dated_money_value/currency-1 /location/country/form_of_government-1 &lt;END&gt;</text:p>
          </table:table-cell>
          <table:table-cell office:value-type="string" calcext:value-type="string">
            <text:p><text:s/>0.14301709216007427 </text:p>
          </table:table-cell>
          <table:table-cell office:value-type="string" calcext:value-type="string">
            <text:p><text:s/>[0.14581745862960815, 0.9812505841255188, 0.9995782971382141, 0.99995779991149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ime/event/locations-1_input &lt;SEP&gt; &lt;START&gt; /film/film/country /film/film/country /time/event/locations &lt;END&gt;</text:p>
          </table:table-cell>
          <table:table-cell office:value-type="string" calcext:value-type="string">
            <text:p><text:s/>0.14281113447542698 </text:p>
          </table:table-cell>
          <table:table-cell office:value-type="string" calcext:value-type="string">
            <text:p><text:s/>[0.17299719154834747, 0.8455092310905457, 0.9767413139343262, 0.999597370624542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statistical_region/religions./location/religion_percentage/religion-1_input &lt;SEP&gt; &lt;START&gt; /government/legislative_session/members./government/government_position_held/district_represented /government/legislative_session/members./government/government_position_held/district_represented /location/statistical_region/religions./location/religion_percentage/religion-1 &lt;END&gt;</text:p>
          </table:table-cell>
          <table:table-cell office:value-type="string" calcext:value-type="string">
            <text:p><text:s/>0.1424195921801739 </text:p>
          </table:table-cell>
          <table:table-cell office:value-type="string" calcext:value-type="string">
            <text:p><text:s/>[0.3479144275188446, 0.41109925508499146, 0.996875524520874, 0.998871624469757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revenue./measurement_unit/dated_money_value/currency_input &lt;SEP&gt; &lt;START&gt; /film/film/estimated_budget./measurement_unit/dated_money_value/currency-1 /film/film/release_date_s./film/film_regional_release_date/film_release_region-1 /location/statistical_region/gdp_nominal./measurement_unit/dated_money_value/currency /education/university/domestic_tuition./measurement_unit/dated_money_value/currency &lt;END&gt;</text:p>
          </table:table-cell>
          <table:table-cell office:value-type="string" calcext:value-type="string">
            <text:p><text:s/>0.14091595554710767 </text:p>
          </table:table-cell>
          <table:table-cell office:value-type="string" calcext:value-type="string">
            <text:p><text:s/>[0.21819506585597992, 0.6560645699501038, 0.9954831600189209, 0.9888610243797302, 0.999998807907104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apital_of_administrative_division/capital_of./location/administrative_division_capital_relationship/administrative_division_input &lt;SEP&gt; &lt;START&gt; /base/biblioness/bibs_location/state-1 &lt;END&gt;</text:p>
          </table:table-cell>
          <table:table-cell office:value-type="string" calcext:value-type="string">
            <text:p><text:s/>0.13539574401692978 </text:p>
          </table:table-cell>
          <table:table-cell office:value-type="string" calcext:value-type="string">
            <text:p><text:s/>[0.13564597070217133, 0.998155295848846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languages_input &lt;SEP&gt; &lt;START&gt; /film/film/language /film/film/estimated_budget./measurement_unit/dated_money_value/currency /base/schemastaging/person_extra/net_worth./measurement_unit/dated_money_value/currency /tv/tv_program/program_creator &lt;END&gt;</text:p>
          </table:table-cell>
          <table:table-cell office:value-type="string" calcext:value-type="string">
            <text:p><text:s/>0.13413722174294815 </text:p>
          </table:table-cell>
          <table:table-cell office:value-type="string" calcext:value-type="string">
            <text:p><text:s/>[0.3477274477481842, 0.4477933645248413, 0.8620497584342957, 0.9993152618408203, 0.999994993209838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statistical_region/religions./location/religion_percentage/religion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statistical_region/religions./location/religion_percentage/religion &lt;END&gt;</text:p>
          </table:table-cell>
          <table:table-cell office:value-type="string" calcext:value-type="string">
            <text:p><text:s/>0.13386645193840355 </text:p>
          </table:table-cell>
          <table:table-cell office:value-type="string" calcext:value-type="string">
            <text:p><text:s/>[0.15741592645645142, 0.872060239315033, 0.9754841923713684, 0.9996718168258667, 0.999997496604919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ravel/travel_destination/climate./travel/travel_destination_monthly_climate/month_input &lt;SEP&gt; &lt;START&gt; /travel/travel_destination/climate./travel/travel_destination_monthly_climate/month-1 /people/person/places_lived./people/place_lived/location /people/person/spouse_s./people/marriage/type_of_union-1 /people/marriage_union_type/unions_of_this_type./people/marriage/location_of_ceremony &lt;END&gt;</text:p>
          </table:table-cell>
          <table:table-cell office:value-type="string" calcext:value-type="string">
            <text:p><text:s/>0.13317362850110728 </text:p>
          </table:table-cell>
          <table:table-cell office:value-type="string" calcext:value-type="string">
            <text:p><text:s/>[0.14329111576080322, 0.9979372024536133, 0.9983620047569275, 0.9328428506851196, 0.999998211860656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administrative_division/country-1_input &lt;SEP&gt; &lt;START&gt; /olympics/olympic_participating_country/medals_won./olympics/olympic_medal_honor/olympics /olympics/olympic_games/sports /olympics/olympic_sport/athletes./olympics/olympic_athlete_affiliation/country /base/biblioness/bibs_location/country &lt;END&gt;</text:p>
          </table:table-cell>
          <table:table-cell office:value-type="string" calcext:value-type="string">
            <text:p><text:s/>0.1327044278117964 </text:p>
          </table:table-cell>
          <table:table-cell office:value-type="string" calcext:value-type="string">
            <text:p><text:s/>[0.13926340639591217, 0.9937164187431335, 0.9738388657569885, 0.9846897125244141, 0.999998688697814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apital_of_administrative_division/capital_of./location/administrative_division_capital_relationship/administrative_division_input &lt;SEP&gt; &lt;START&gt; /base/aareas/schema/administrative_area/administrative_parent-1 &lt;END&gt;</text:p>
          </table:table-cell>
          <table:table-cell office:value-type="string" calcext:value-type="string">
            <text:p><text:s/>0.13110721963199978 </text:p>
          </table:table-cell>
          <table:table-cell office:value-type="string" calcext:value-type="string">
            <text:p><text:s/>[0.13265597820281982, 0.988324999809265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ase/popstra/location/vacationers./base/popstra/vacation_choice/vacationer-1_input &lt;SEP&gt; &lt;START&gt; /base/popstra/location/vacationers./base/popstra/vacation_choice/vacationer /base/popstra/celebrity/dated./base/popstra/dated/participant /people/person/gender /people/person/gender &lt;END&gt;</text:p>
          </table:table-cell>
          <table:table-cell office:value-type="string" calcext:value-type="string">
            <text:p><text:s/>0.13109618711927892 </text:p>
          </table:table-cell>
          <table:table-cell office:value-type="string" calcext:value-type="string">
            <text:p><text:s/>[0.1339060664176941, 0.9829005599021912, 0.996690034866333, 0.999359667301178, 0.999996066093444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ountry/form_of_government_input &lt;SEP&gt; &lt;START&gt; /location/country/official_language-1 /film/film/language-1 /film/film/featured_film_locations-1 /location/country/form_of_government-1 &lt;END&gt;</text:p>
          </table:table-cell>
          <table:table-cell office:value-type="string" calcext:value-type="string">
            <text:p><text:s/>0.1308750193468877 </text:p>
          </table:table-cell>
          <table:table-cell office:value-type="string" calcext:value-type="string">
            <text:p><text:s/>[0.13125856220722198, 0.997605562210083, 0.9998277425765991, 0.9996459484100342, 0.999997377395629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/headquarters./location/mailing_address/state_province_region-1_input &lt;SEP&gt; &lt;START&gt; /government/legislative_session/members./government/government_position_held/district_represented /government/legislative_session/members./government/government_position_held/district_represented /base/biblioness/bibs_location/state /organization/organization/headquarters./location/mailing_address/citytown-1 &lt;END&gt;</text:p>
          </table:table-cell>
          <table:table-cell office:value-type="string" calcext:value-type="string">
            <text:p><text:s/>0.1304377448524673 </text:p>
          </table:table-cell>
          <table:table-cell office:value-type="string" calcext:value-type="string">
            <text:p><text:s/>[0.1417936235666275, 0.9373162388801575, 0.9823591113090515, 0.9990580677986145, 0.999998688697814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statistical_region/religions./location/religion_percentage/religion-1_input &lt;SEP&gt; &lt;START&gt; /government/legislative_session/members./government/government_position_held/district_represented /government/politician/government_positions_held./government/government_position_held/legislative_sessions /people/person/places_lived./people/place_lived/location-1 /location/statistical_region/religions./location/religion_percentage/religion-1 &lt;END&gt;</text:p>
          </table:table-cell>
          <table:table-cell office:value-type="string" calcext:value-type="string">
            <text:p><text:s/>0.12721129566390377 </text:p>
          </table:table-cell>
          <table:table-cell office:value-type="string" calcext:value-type="string">
            <text:p><text:s/>[0.3479144275188446, 0.3715449869632721, 0.9997007846832275, 0.9844033718109131, 0.999997019767761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_member/member_of./organization/organization_membership/organization_input &lt;SEP&gt; &lt;START&gt; /people/person/nationality-1 /people/person/languages /language/human_language/countries_spoken_in-1 /organization/organization_member/member_of./organization/organization_membership/organization-1 &lt;END&gt;</text:p>
          </table:table-cell>
          <table:table-cell office:value-type="string" calcext:value-type="string">
            <text:p><text:s/>0.12655398462035444 </text:p>
          </table:table-cell>
          <table:table-cell office:value-type="string" calcext:value-type="string">
            <text:p><text:s/>[0.1296200454235077, 0.9811000823974609, 0.9993046522140503, 0.9958472847938538, 0.999999284744262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other_crew./film/film_crew_gig/crewmember_input &lt;SEP&gt; &lt;START&gt; /film/film/release_date_s./film/film_regional_release_date/film_release_region /film/film/release_date_s./film/film_regional_release_date/film_release_region-1 /film/film/other_crew./film/film_crew_gig/crewmember-1 /award/award_winner/awards_won./award/award_honor/award_winner-1 &lt;END&gt;</text:p>
          </table:table-cell>
          <table:table-cell office:value-type="string" calcext:value-type="string">
            <text:p><text:s/>0.12561090966577454 </text:p>
          </table:table-cell>
          <table:table-cell office:value-type="string" calcext:value-type="string">
            <text:p><text:s/>[0.14179383218288422, 0.8878076672554016, 0.9995977282524109, 0.9982258677482605, 0.999993205070495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hall_of_fame/inductees./award/hall_of_fame_induction/inductee-1_input &lt;SEP&gt; &lt;START&gt; /business/business_operation/assets./measurement_unit/dated_money_value/currency-1 /location/statistical_region/rent50_2./measurement_unit/dated_money_value/currency-1 /music/artist/origin-1 &lt;END&gt;</text:p>
          </table:table-cell>
          <table:table-cell office:value-type="string" calcext:value-type="string">
            <text:p><text:s/>0.12555051900408803 </text:p>
          </table:table-cell>
          <table:table-cell office:value-type="string" calcext:value-type="string">
            <text:p><text:s/>[0.12587136030197144, 0.9977527260780334, 0.9997225403785706, 0.999975085258483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user/jg/default_domain/olympic_games/sports-1_input &lt;SEP&gt; &lt;START&gt; /olympics/olympic_games/sports-1 /olympics/olympic_sport/athletes./olympics/olympic_athlete_affiliation/country-1 /olympics/olympic_participating_country/athletes./olympics/olympic_athlete_affiliation/olympics-1 /user/jg/default_domain/olympic_games/sports-1 &lt;END&gt;</text:p>
          </table:table-cell>
          <table:table-cell office:value-type="string" calcext:value-type="string">
            <text:p><text:s/>0.12482842757055815 </text:p>
          </table:table-cell>
          <table:table-cell office:value-type="string" calcext:value-type="string">
            <text:p><text:s/>[0.13458502292633057, 0.9559580087661743, 0.9772793054580688, 0.9927975535392761, 0.999996662139892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/headquarters./location/mailing_address/state_province_region-1_input &lt;SEP&gt; &lt;START&gt; /base/biblioness/bibs_location/state-1 /location/statistical_region/rent50_2./measurement_unit/dated_money_value/currency-1 /education/university/local_tuition./measurement_unit/dated_money_value/currency &lt;END&gt;</text:p>
          </table:table-cell>
          <table:table-cell office:value-type="string" calcext:value-type="string">
            <text:p><text:s/>0.12462021458765314 </text:p>
          </table:table-cell>
          <table:table-cell office:value-type="string" calcext:value-type="string">
            <text:p><text:s/>[0.12514185905456543, 0.9983614087104797, 0.9974842071533203, 0.999981760978698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_member/member_of./organization/organization_membership/organization_input &lt;SEP&gt; &lt;START&gt; /organization/organization_member/member_of./organization/organization_membership/organization-1 /organization/organization_member/member_of./organization/organization_membership/organization-1 /organization/organization_member/member_of./organization/organization_membership/organization /location/location/adjoin_s./location/adjoining_relationship/adjoins &lt;END&gt;</text:p>
          </table:table-cell>
          <table:table-cell office:value-type="string" calcext:value-type="string">
            <text:p><text:s/>0.11817088176904221 </text:p>
          </table:table-cell>
          <table:table-cell office:value-type="string" calcext:value-type="string">
            <text:p><text:s/>[0.4853166341781616, 0.2534063756465912, 0.9915033578872681, 0.9691137671470642, 0.999997258186340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lympics/olympic_sport/athletes./olympics/olympic_athlete_affiliation/olympics_input &lt;SEP&gt; &lt;START&gt; /olympics/olympic_sport/athletes./olympics/olympic_athlete_affiliation/country /location/statistical_region/gdp_real./measurement_unit/adjusted_money_value/adjustment_currency-1 /location/statistical_region/gdp_nominal./measurement_unit/dated_money_value/currency /olympics/olympic_participating_country/medals_won./olympics/olympic_medal_honor/olympics-1 &lt;END&gt;</text:p>
          </table:table-cell>
          <table:table-cell office:value-type="string" calcext:value-type="string">
            <text:p><text:s/>0.11683104248554527 </text:p>
          </table:table-cell>
          <table:table-cell office:value-type="string" calcext:value-type="string">
            <text:p><text:s/>[0.14728280901908875, 0.8140750527381897, 0.9781591892242432, 0.9961692690849304, 0.999997854232788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executive_produced_by_input &lt;SEP&gt; &lt;START&gt; /award/award_nominee/award_nominations./award/award_nomination/nominated_for-1 /award/award_category/nominees./award/award_nomination/nominated_for-1 /award/award_nominee/award_nominations./award/award_nomination/award-1 /film/director/film &lt;END&gt;</text:p>
          </table:table-cell>
          <table:table-cell office:value-type="string" calcext:value-type="string">
            <text:p><text:s/>0.11597642564201066 </text:p>
          </table:table-cell>
          <table:table-cell office:value-type="string" calcext:value-type="string">
            <text:p><text:s/>[0.116631418466568, 0.9964763522148132, 0.9988445043563843, 0.9990566372871399, 0.999998092651367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_member/member_of./organization/organization_membership/organization_input &lt;SEP&gt; &lt;START&gt; /military/military_combatant/military_conflicts./military/military_combatant_group/combatants /film/film/release_date_s./film/film_regional_release_date/film_release_region-1 /film/film/release_date_s./film/film_regional_release_date/film_release_region /organization/organization_member/member_of./organization/organization_membership/organization-1 &lt;END&gt;</text:p>
          </table:table-cell>
          <table:table-cell office:value-type="string" calcext:value-type="string">
            <text:p><text:s/>0.1157906653051496 </text:p>
          </table:table-cell>
          <table:table-cell office:value-type="string" calcext:value-type="string">
            <text:p><text:s/>[0.12940043210983276, 0.9812635183334351, 0.9293771386146545, 0.9812078475952148, 0.999998092651367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user/jg/default_domain/olympic_games/sports-1_input &lt;SEP&gt; &lt;START&gt; /olympics/olympic_participating_country/medals_won./olympics/olympic_medal_honor/olympics /location/statistical_region/gni_per_capita_in_ppp_dollars./measurement_unit/dated_money_value/currency-1 /location/statistical_region/gdp_nominal./measurement_unit/dated_money_value/currency /olympics/olympic_sport/athletes./olympics/olympic_athlete_affiliation/country-1 &lt;END&gt;</text:p>
          </table:table-cell>
          <table:table-cell office:value-type="string" calcext:value-type="string">
            <text:p><text:s/>0.1150905286664266 </text:p>
          </table:table-cell>
          <table:table-cell office:value-type="string" calcext:value-type="string">
            <text:p><text:s/>[0.12120423465967178, 0.9719710946083069, 0.9939802885055542, 0.982860803604126, 0.999996900558471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ase/popstra/location/vacationers./base/popstra/vacation_choice/vacationer-1_input &lt;SEP&gt; &lt;START&gt; /base/popstra/celebrity/dated./base/popstra/dated/participant /people/person/gender-1 /people/person/gender /base/popstra/location/vacationers./base/popstra/vacation_choice/vacationer-1 &lt;END&gt;</text:p>
          </table:table-cell>
          <table:table-cell office:value-type="string" calcext:value-type="string">
            <text:p><text:s/>0.11481081664999777 </text:p>
          </table:table-cell>
          <table:table-cell office:value-type="string" calcext:value-type="string">
            <text:p><text:s/>[0.1216653510928154, 0.951525092124939, 0.994391143321991, 0.9973335266113281, 0.999995350837707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sports_team/roster./baseball/baseball_roster_position/position-1_input &lt;SEP&gt; &lt;START&gt; /sports/sports_position/players./sports/sports_team_roster/team-1 /sports/sports_team/roster./baseball/baseball_roster_position/position-1 /sports/sports_position/players./sports/sports_team_roster/team-1 &lt;END&gt;</text:p>
          </table:table-cell>
          <table:table-cell office:value-type="string" calcext:value-type="string">
            <text:p><text:s/>0.11253625192961453 </text:p>
          </table:table-cell>
          <table:table-cell office:value-type="string" calcext:value-type="string">
            <text:p><text:s/>[0.1255960315465927, 0.9281861782073975, 0.9654088020324707, 0.999931335449218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ravel/travel_destination/climate./travel/travel_destination_monthly_climate/month_input &lt;SEP&gt; &lt;START&gt; /people/person/places_lived./people/place_lived/location-1 /people/person/spouse_s./people/marriage/type_of_union /people/marriage_union_type/unions_of_this_type./people/marriage/location_of_ceremony-1 /travel/travel_destination/climate./travel/travel_destination_monthly_climate/month-1 &lt;END&gt;</text:p>
          </table:table-cell>
          <table:table-cell office:value-type="string" calcext:value-type="string">
            <text:p><text:s/>0.11166410719141921 </text:p>
          </table:table-cell>
          <table:table-cell office:value-type="string" calcext:value-type="string">
            <text:p><text:s/>[0.1323832869529724, 0.9155808091163635, 0.9285027980804443, 0.9922045469284058, 0.999998450279235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ravel/travel_destination/climate./travel/travel_destination_monthly_climate/month_input &lt;SEP&gt; &lt;START&gt; /people/person/place_of_birth-1 /people/person/spouse_s./people/marriage/type_of_union-1 /people/marriage_union_type/unions_of_this_type./people/marriage/location_of_ceremony /travel/travel_destination/climate./travel/travel_destination_monthly_climate/month-1 &lt;END&gt;</text:p>
          </table:table-cell>
          <table:table-cell office:value-type="string" calcext:value-type="string">
            <text:p><text:s/>0.11135969362513434 </text:p>
          </table:table-cell>
          <table:table-cell office:value-type="string" calcext:value-type="string">
            <text:p><text:s/>[0.1251278966665268, 0.9931992888450623, 0.8976216316223145, 0.9982635378837585, 0.99999761581420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government_office_category/officeholders./government/government_position_held/jurisdiction_of_office_input &lt;SEP&gt; &lt;START&gt; /film/film/release_date_s./film/film_regional_release_date/film_release_region /film/film/release_date_s./film/film_regional_release_date/film_release_region-1 /base/schemastaging/organization_extra/phone_number./base/schemastaging/phone_sandbox/service_location /business/job_title/people_with_this_title./business/employment_tenure/company &lt;END&gt;</text:p>
          </table:table-cell>
          <table:table-cell office:value-type="string" calcext:value-type="string">
            <text:p><text:s/>0.10999325869082298 </text:p>
          </table:table-cell>
          <table:table-cell office:value-type="string" calcext:value-type="string">
            <text:p><text:s/>[0.12161976099014282, 0.9126830697059631, 0.991538941860199, 0.9993847608566284, 0.999998688697814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_member/member_of./organization/organization_membership/organization_input &lt;SEP&gt; &lt;START&gt; /government/government_office_category/officeholders./government/government_position_held/jurisdiction_of_office-1 /government/government_office_category/officeholders./government/government_position_held/jurisdiction_of_office-1 /user/ktrueman/default_domain/international_organization/member_states /military/military_combatant/military_conflicts./military/military_combatant_group/combatants-1 &lt;END&gt;</text:p>
          </table:table-cell>
          <table:table-cell office:value-type="string" calcext:value-type="string">
            <text:p><text:s/>0.10945658581367285 </text:p>
          </table:table-cell>
          <table:table-cell office:value-type="string" calcext:value-type="string">
            <text:p><text:s/>[0.11268609762191772, 0.9858518242835999, 0.9907324314117432, 0.9944987893104553, 0.999998331069946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ountry/form_of_government_input &lt;SEP&gt; &lt;START&gt; /olympics/olympic_sport/athletes./olympics/olympic_athlete_affiliation/country /olympics/olympic_sport/athletes./olympics/olympic_athlete_affiliation/country /location/country/form_of_government &lt;END&gt;</text:p>
          </table:table-cell>
          <table:table-cell office:value-type="string" calcext:value-type="string">
            <text:p><text:s/>0.10850229449135458 </text:p>
          </table:table-cell>
          <table:table-cell office:value-type="string" calcext:value-type="string">
            <text:p><text:s/>[0.18528048694133759, 0.6587995886802673, 0.8889089226722717, 0.999996900558471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genre_input &lt;SEP&gt; &lt;START&gt; /film/film/genre-1 /film/film/estimated_budget./measurement_unit/dated_money_value/currency /base/schemastaging/person_extra/net_worth./measurement_unit/dated_money_value/currency-1 /tv/tv_program/regular_cast./tv/regular_tv_appearance/actor &lt;END&gt;</text:p>
          </table:table-cell>
          <table:table-cell office:value-type="string" calcext:value-type="string">
            <text:p><text:s/>0.10748778841049468 </text:p>
          </table:table-cell>
          <table:table-cell office:value-type="string" calcext:value-type="string">
            <text:p><text:s/>[0.33716294169425964, 0.3412973880767822, 0.9345557689666748, 0.9994992017745972, 0.999996900558471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other_crew./film/film_crew_gig/crewmember_input &lt;SEP&gt; &lt;START&gt; /award/award_winning_work/awards_won./award/award_honor/award_winner /award/award_nominee/award_nominations./award/award_nomination/award_nominee /people/person/gender /people/person/gender &lt;END&gt;</text:p>
          </table:table-cell>
          <table:table-cell office:value-type="string" calcext:value-type="string">
            <text:p><text:s/>0.10587016273012245 </text:p>
          </table:table-cell>
          <table:table-cell office:value-type="string" calcext:value-type="string">
            <text:p><text:s/>[0.10804831236600876, 0.9827836751937866, 0.9984320998191833, 0.9985747337341309, 0.999996662139892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assets./measurement_unit/dated_money_value/currency-1_input &lt;SEP&gt; &lt;START&gt; /film/film/estimated_budget./measurement_unit/dated_money_value/currency-1 /film/film/language-1 /education/educational_degree/people_with_this_degree./education/education/major_field_of_study-1 /education/educational_degree/people_with_this_degree./education/education/institution &lt;END&gt;</text:p>
          </table:table-cell>
          <table:table-cell office:value-type="string" calcext:value-type="string">
            <text:p><text:s/>0.10487298911162485 </text:p>
          </table:table-cell>
          <table:table-cell office:value-type="string" calcext:value-type="string">
            <text:p><text:s/>[0.5435997843742371, 0.7786312103271484, 0.2534165680408478, 0.9777299165725708, 0.999996900558471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user/jg/default_domain/olympic_games/sports-1_input &lt;SEP&gt; &lt;START&gt; /olympics/olympic_participating_country/medals_won./olympics/olympic_medal_honor/olympics-1 /olympics/olympic_sport/athletes./olympics/olympic_athlete_affiliation/country /olympics/olympic_sport/athletes./olympics/olympic_athlete_affiliation/olympics /user/jg/default_domain/olympic_games/sports-1 &lt;END&gt;</text:p>
          </table:table-cell>
          <table:table-cell office:value-type="string" calcext:value-type="string">
            <text:p><text:s/>0.10457865576060607 </text:p>
          </table:table-cell>
          <table:table-cell office:value-type="string" calcext:value-type="string">
            <text:p><text:s/>[0.13757875561714172, 0.7810617685317993, 0.9817827343940735, 0.991270899772644, 0.999996662139892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genre_input &lt;SEP&gt; &lt;START&gt; /film/film/genre-1 /film/film/language-1 /film/actor/dubbing_performances./film/dubbing_performance/language-1 /tv/tv_producer/programs_produced./tv/tv_producer_term/program-1 &lt;END&gt;</text:p>
          </table:table-cell>
          <table:table-cell office:value-type="string" calcext:value-type="string">
            <text:p><text:s/>0.10345146971003104 </text:p>
          </table:table-cell>
          <table:table-cell office:value-type="string" calcext:value-type="string">
            <text:p><text:s/>[0.33716294169425964, 0.3226313591003418, 0.9515529274940491, 0.9994423985481262, 0.99999892711639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legislative_session/members./government/government_position_held/district_represented-1_input &lt;SEP&gt; &lt;START&gt; /film/film/featured_film_locations-1 /film/film/featured_film_locations-1 /government/legislative_session/members./government/government_position_held/district_represented-1 /government/legislative_session/members./government/government_position_held/legislative_sessions &lt;END&gt;</text:p>
          </table:table-cell>
          <table:table-cell office:value-type="string" calcext:value-type="string">
            <text:p><text:s/>0.10322333670234689 </text:p>
          </table:table-cell>
          <table:table-cell office:value-type="string" calcext:value-type="string">
            <text:p><text:s/>[0.10851845890283585, 0.9803771376609802, 0.9740338921546936, 0.9961143732070923, 0.999994993209838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ravel/travel_destination/climate./travel/travel_destination_monthly_climate/month_input &lt;SEP&gt; &lt;START&gt; /people/person/place_of_birth /music/artist/origin-1 /travel/travel_destination/climate./travel/travel_destination_monthly_climate/month /base/localfood/seasonal_month/produce_available./base/localfood/produce_availability/seasonal_months &lt;END&gt;</text:p>
          </table:table-cell>
          <table:table-cell office:value-type="string" calcext:value-type="string">
            <text:p><text:s/>0.10322047840936367 </text:p>
          </table:table-cell>
          <table:table-cell office:value-type="string" calcext:value-type="string">
            <text:p><text:s/>[0.10404330492019653, 0.9944456815719604, 0.9997866749763489, 0.9978474378585815, 0.999998092651367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government_office_category/officeholders./government/government_position_held/jurisdiction_of_office_input &lt;SEP&gt; &lt;START&gt; /film/film/release_date_s./film/film_regional_release_date/film_release_region-1 /film/film/release_date_s./film/film_regional_release_date/film_release_region-1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1012840026247759 </text:p>
          </table:table-cell>
          <table:table-cell office:value-type="string" calcext:value-type="string">
            <text:p><text:s/>[0.11188751459121704, 0.9091209173202515, 0.9958779811859131, 0.999842166900634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legislative_session/members./government/government_position_held/district_represented-1_input &lt;SEP&gt; &lt;START&gt; /location/statistical_region/religions./location/religion_percentage/religion-1 /people/person/religion /government/politician/government_positions_held./government/government_position_held/jurisdiction_of_office-1 /government/legislative_session/members./government/government_position_held/district_represented-1 &lt;END&gt;</text:p>
          </table:table-cell>
          <table:table-cell office:value-type="string" calcext:value-type="string">
            <text:p><text:s/>0.10092806006573066 </text:p>
          </table:table-cell>
          <table:table-cell office:value-type="string" calcext:value-type="string">
            <text:p><text:s/>[0.10314464569091797, 0.9871375560760498, 0.9969485402107239, 0.9942968487739563, 0.999997138977050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executive_produced_by_input &lt;SEP&gt; &lt;START&gt; /film/film/other_crew./film/film_crew_gig/film_crew_role /film/film/other_crew./film/film_crew_gig/film_crew_role /film/film_distributor/films_distributed./film/film_film_distributor_relationship/film-1 /award/award_nominee/award_nominations./award/award_nomination/award_nominee &lt;END&gt;</text:p>
          </table:table-cell>
          <table:table-cell office:value-type="string" calcext:value-type="string">
            <text:p><text:s/>0.09964021329731745 </text:p>
          </table:table-cell>
          <table:table-cell office:value-type="string" calcext:value-type="string">
            <text:p><text:s/>[0.20501530170440674, 0.5513373613357544, 0.8974706530570984, 0.9822273850440979, 0.999996900558471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user/jg/default_domain/olympic_games/sports-1_input &lt;SEP&gt; &lt;START&gt; /olympics/olympic_participating_country/athletes./olympics/olympic_athlete_affiliation/olympics-1 /film/film/release_date_s./film/film_regional_release_date/film_release_region-1 /film/film/release_date_s./film/film_regional_release_date/film_release_region-1 /olympics/olympic_sport/athletes./olympics/olympic_athlete_affiliation/country &lt;END&gt;</text:p>
          </table:table-cell>
          <table:table-cell office:value-type="string" calcext:value-type="string">
            <text:p><text:s/>0.09816297224639954 </text:p>
          </table:table-cell>
          <table:table-cell office:value-type="string" calcext:value-type="string">
            <text:p><text:s/>[0.12182154506444931, 0.9673552513122559, 0.9703282713890076, 0.8584641814231873, 0.999992489814758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_subject/films_input &lt;SEP&gt; &lt;START&gt; /film/film_subject/films-1 /film/film/genre-1 /film/film/genre &lt;END&gt;</text:p>
          </table:table-cell>
          <table:table-cell office:value-type="string" calcext:value-type="string">
            <text:p><text:s/>0.09728662771460231 </text:p>
          </table:table-cell>
          <table:table-cell office:value-type="string" calcext:value-type="string">
            <text:p><text:s/>[0.10019943118095398, 0.986874520778656, 0.9846238493919373, 0.999207317829132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executive_produced_by_input &lt;SEP&gt; &lt;START&gt; /film/film/language /film/actor/dubbing_performances./film/dubbing_performance/language-1 /people/person/gender /people/person/gender-1 &lt;END&gt;</text:p>
          </table:table-cell>
          <table:table-cell office:value-type="string" calcext:value-type="string">
            <text:p><text:s/>0.0967966185050577 </text:p>
          </table:table-cell>
          <table:table-cell office:value-type="string" calcext:value-type="string">
            <text:p><text:s/>[0.1042160913348198, 0.9986574649810791, 0.997442364692688, 0.9324465394020081, 0.999993324279785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ime/event/locations-1_input &lt;SEP&gt; &lt;START&gt; /military/military_conflict/combatants./military/military_combatant_group/combatants &lt;END&gt;</text:p>
          </table:table-cell>
          <table:table-cell office:value-type="string" calcext:value-type="string">
            <text:p><text:s/>0.09644118574288285 </text:p>
          </table:table-cell>
          <table:table-cell office:value-type="string" calcext:value-type="string">
            <text:p><text:s/>[0.09657519310712814, 0.998612403869628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hall_of_fame/inductees./award/hall_of_fame_induction/inductee-1_input &lt;SEP&gt; &lt;START&gt; /people/ethnicity/people-1 /people/ethnicity/people /base/schemastaging/person_extra/net_worth./measurement_unit/dated_money_value/currency-1 /business/business_operation/operating_income./measurement_unit/dated_money_value/currency &lt;END&gt;</text:p>
          </table:table-cell>
          <table:table-cell office:value-type="string" calcext:value-type="string">
            <text:p><text:s/>0.0961210460111828 </text:p>
          </table:table-cell>
          <table:table-cell office:value-type="string" calcext:value-type="string">
            <text:p><text:s/>[0.0977899506688118, 0.9850872755050659, 0.9992251396179199, 0.9985901713371277, 0.999997496604919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/headquarters./location/mailing_address/state_province_region-1_input &lt;SEP&gt; &lt;START&gt; /organization/organization/headquarters./location/mailing_address/state_province_region /location/location/contains /location/location/contains &lt;END&gt;</text:p>
          </table:table-cell>
          <table:table-cell office:value-type="string" calcext:value-type="string">
            <text:p><text:s/>0.0949938288589052 </text:p>
          </table:table-cell>
          <table:table-cell office:value-type="string" calcext:value-type="string">
            <text:p><text:s/>[0.28033721446990967, 0.7787429094314575, 0.43517565727233887, 0.999898552894592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revenue./measurement_unit/dated_money_value/currency_input &lt;SEP&gt; &lt;START&gt; /base/schemastaging/person_extra/net_worth./measurement_unit/dated_money_value/currency-1 /award/award_nominee/award_nominations./award/award_nomination/nominated_for /film/film/estimated_budget./measurement_unit/dated_money_value/currency-1 /business/business_operation/operating_income./measurement_unit/dated_money_value/currency-1 &lt;END&gt;</text:p>
          </table:table-cell>
          <table:table-cell office:value-type="string" calcext:value-type="string">
            <text:p><text:s/>0.09385813814361695 </text:p>
          </table:table-cell>
          <table:table-cell office:value-type="string" calcext:value-type="string">
            <text:p><text:s/>[0.10223115980625153, 0.9979444146156311, 0.9202849268913269, 0.9996792078018188, 0.999998450279235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rganization/organization/headquarters./location/mailing_address/state_province_region-1_input &lt;SEP&gt; &lt;START&gt; /organization/organization/headquarters./location/mailing_address/state_province_region /location/location/contains /location/location/contains-1 /location/location/contains-1 &lt;END&gt;</text:p>
          </table:table-cell>
          <table:table-cell office:value-type="string" calcext:value-type="string">
            <text:p><text:s/>0.09317595451051587 </text:p>
          </table:table-cell>
          <table:table-cell office:value-type="string" calcext:value-type="string">
            <text:p><text:s/>[0.28033721446990967, 0.7787429094314575, 0.4278396964073181, 0.9975825548171997, 0.999997854232788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languages_input &lt;SEP&gt; &lt;START&gt; /film/film/language-1 /award/award_nominee/award_nominations./award/award_nomination/nominated_for /people/person/languages /tv/tv_program/languages-1 &lt;END&gt;</text:p>
          </table:table-cell>
          <table:table-cell office:value-type="string" calcext:value-type="string">
            <text:p><text:s/>0.09250946984661705 </text:p>
          </table:table-cell>
          <table:table-cell office:value-type="string" calcext:value-type="string">
            <text:p><text:s/>[0.45257025957107544, 0.20574669539928436, 0.9946317672729492, 0.9988632202148438, 0.99999761581420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pro_athlete/teams./sports/sports_team_roster/team-1_input &lt;SEP&gt; &lt;START&gt; /people/person/religion-1 /people/person/religion-1 /sports/pro_athlete/teams./sports/sports_team_roster/team &lt;END&gt;</text:p>
          </table:table-cell>
          <table:table-cell office:value-type="string" calcext:value-type="string">
            <text:p><text:s/>0.09160676281984471 </text:p>
          </table:table-cell>
          <table:table-cell office:value-type="string" calcext:value-type="string">
            <text:p><text:s/>[0.10049302875995636, 0.9131766557693481, 0.9992320537567139, 0.999011397361755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assets./measurement_unit/dated_money_value/currency-1_input &lt;SEP&gt; &lt;START&gt; /location/statistical_region/gdp_nominal./measurement_unit/dated_money_value/currency /film/film/release_date_s./film/film_regional_release_date/film_release_region-1 /film/film/estimated_budget./measurement_unit/dated_money_value/currency-1 /organization/endowed_organization/endowment./measurement_unit/dated_money_value/currency-1 &lt;END&gt;</text:p>
          </table:table-cell>
          <table:table-cell office:value-type="string" calcext:value-type="string">
            <text:p><text:s/>0.09082597109754936 </text:p>
          </table:table-cell>
          <table:table-cell office:value-type="string" calcext:value-type="string">
            <text:p><text:s/>[0.09801369160413742, 0.9592544436454773, 0.9679417610168457, 0.9980255365371704, 0.999996781349182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usic/group_member/membership./music/group_membership/role-1_input &lt;SEP&gt; &lt;START&gt; /music/performance_role/regular_performances./music/group_membership/role /music/performance_role/track_performances./music/track_contribution/role /music/performance_role/regular_performances./music/group_membership/role-1 /music/group_member/membership./music/group_membership/role &lt;END&gt;</text:p>
          </table:table-cell>
          <table:table-cell office:value-type="string" calcext:value-type="string">
            <text:p><text:s/>0.09069383122062528 </text:p>
          </table:table-cell>
          <table:table-cell office:value-type="string" calcext:value-type="string">
            <text:p><text:s/>[0.1616910696029663, 0.5793510675430298, 0.9715509414672852, 0.9965177774429321, 0.999998331069946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ood/food/nutrients./food/nutrition_fact/nutrient-1_input &lt;SEP&gt; &lt;START&gt; /food/food/nutrients./food/nutrition_fact/nutrient /food/food/nutrients./food/nutrition_fact/nutrient /food/food/nutrients./food/nutrition_fact/nutrient-1 /food/food/nutrients./food/nutrition_fact/nutrient-1 &lt;END&gt;</text:p>
          </table:table-cell>
          <table:table-cell office:value-type="string" calcext:value-type="string">
            <text:p><text:s/>0.0901770111952549 </text:p>
          </table:table-cell>
          <table:table-cell office:value-type="string" calcext:value-type="string">
            <text:p><text:s/>[0.992798924446106, 0.9788271188735962, 0.45670798420906067, 0.20573779940605164, 0.98758810758590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ase/popstra/location/vacationers./base/popstra/vacation_choice/vacationer-1_input &lt;SEP&gt; &lt;START&gt; /base/popstra/celebrity/dated./base/popstra/dated/participant-1 /base/popstra/celebrity/friendship./base/popstra/friendship/participant /people/person/spouse_s./people/marriage/type_of_union-1 /people/marriage_union_type/unions_of_this_type./people/marriage/location_of_ceremony-1 &lt;END&gt;</text:p>
          </table:table-cell>
          <table:table-cell office:value-type="string" calcext:value-type="string">
            <text:p><text:s/>0.08888939802288137 </text:p>
          </table:table-cell>
          <table:table-cell office:value-type="string" calcext:value-type="string">
            <text:p><text:s/>[0.16750921308994293, 0.9869036674499512, 0.9938740134239197, 0.541011393070221, 0.999997138977050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lympics/olympic_sport/athletes./olympics/olympic_athlete_affiliation/olympics_input &lt;SEP&gt; &lt;START&gt; /olympics/olympic_participating_country/medals_won./olympics/olympic_medal_honor/olympics-1 /film/film/release_date_s./film/film_regional_release_date/film_release_region /film/film/release_date_s./film/film_regional_release_date/film_release_region-1 /olympics/olympic_sport/athletes./olympics/olympic_athlete_affiliation/country &lt;END&gt;</text:p>
          </table:table-cell>
          <table:table-cell office:value-type="string" calcext:value-type="string">
            <text:p><text:s/>0.08840766153468645 </text:p>
          </table:table-cell>
          <table:table-cell office:value-type="string" calcext:value-type="string">
            <text:p><text:s/>[0.09962840378284454, 0.9272021055221558, 0.9884611368179321, 0.9682196974754333, 0.999997258186340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administrative_division/country-1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location/administrative_division/country &lt;END&gt;</text:p>
          </table:table-cell>
          <table:table-cell office:value-type="string" calcext:value-type="string">
            <text:p><text:s/>0.08792440299701519 </text:p>
          </table:table-cell>
          <table:table-cell office:value-type="string" calcext:value-type="string">
            <text:p><text:s/>[0.5309181213378906, 0.30461782217025757, 0.9798634648323059, 0.5548321604728699, 0.9999985694885254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administrative_division/country-1_input &lt;SEP&gt; &lt;START&gt; /film/film/country /film/film/estimated_budget./measurement_unit/dated_money_value/currency-1 /location/statistical_region/gdp_nominal./measurement_unit/dated_money_value/currency /location/administrative_division/first_level_division_of-1 &lt;END&gt;</text:p>
          </table:table-cell>
          <table:table-cell office:value-type="string" calcext:value-type="string">
            <text:p><text:s/>0.08767446490502724 </text:p>
          </table:table-cell>
          <table:table-cell office:value-type="string" calcext:value-type="string">
            <text:p><text:s/>[0.0997430607676506, 0.8898186683654785, 0.9931627511978149, 0.994647204875946, 0.999998688697814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ime/event/locations-1_input &lt;SEP&gt; &lt;START&gt; /location/location/contains /olympics/olympic_sport/athletes./olympics/olympic_athlete_affiliation/country /olympics/olympic_sport/athletes./olympics/olympic_athlete_affiliation/country /military/military_conflict/combatants./military/military_combatant_group/combatants &lt;END&gt;</text:p>
          </table:table-cell>
          <table:table-cell office:value-type="string" calcext:value-type="string">
            <text:p><text:s/>0.08593411105610571 </text:p>
          </table:table-cell>
          <table:table-cell office:value-type="string" calcext:value-type="string">
            <text:p><text:s/>[0.17747434973716736, 0.9752709865570068, 0.9546800851821899, 0.5200569033622742, 0.99999070167541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assets./measurement_unit/dated_money_value/currency-1_input &lt;SEP&gt; &lt;START&gt; /organization/endowed_organization/endowment./measurement_unit/dated_money_value/currency-1 /education/educational_institution/students_graduates./education/education/student-1 /base/schemastaging/person_extra/net_worth./measurement_unit/dated_money_value/currency-1 /business/business_operation/revenue./measurement_unit/dated_money_value/currency-1 &lt;END&gt;</text:p>
          </table:table-cell>
          <table:table-cell office:value-type="string" calcext:value-type="string">
            <text:p><text:s/>0.08464827682818199 </text:p>
          </table:table-cell>
          <table:table-cell office:value-type="string" calcext:value-type="string">
            <text:p><text:s/>[0.08487305045127869, 0.999340832233429, 0.9988114833831787, 0.9991986155509949, 0.999998450279235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government/legislative_session/members./government/government_position_held/district_represented-1_input &lt;SEP&gt; &lt;START&gt; /people/person/places_lived./people/place_lived/location-1 /base/popstra/celebrity/friendship./base/popstra/friendship/participant /people/person/places_lived./people/place_lived/location-1 /government/legislative_session/members./government/government_position_held/district_represented &lt;END&gt;</text:p>
          </table:table-cell>
          <table:table-cell office:value-type="string" calcext:value-type="string">
            <text:p><text:s/>0.08453939952991069 </text:p>
          </table:table-cell>
          <table:table-cell office:value-type="string" calcext:value-type="string">
            <text:p><text:s/>[0.08632984012365341, 0.9884403944015503, 0.9995947480201721, 0.9911196827888489, 0.999994635581970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hall_of_fame/inductees./award/hall_of_fame_induction/inductee-1_input &lt;SEP&gt; &lt;START&gt; /award/hall_of_fame/inductees./award/hall_of_fame_induction/inductee /award/award_nominee/award_nominations./award/award_nomination/award_nominee /people/person/spouse_s./people/marriage/type_of_union /people/person/spouse_s./people/marriage/type_of_union &lt;END&gt;</text:p>
          </table:table-cell>
          <table:table-cell office:value-type="string" calcext:value-type="string">
            <text:p><text:s/>0.08297637709004123 </text:p>
          </table:table-cell>
          <table:table-cell office:value-type="string" calcext:value-type="string">
            <text:p><text:s/>[0.6768472194671631, 0.16178756952285767, 0.982222318649292, 0.7714536786079407, 0.9999977350234985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_subject/films_input &lt;SEP&gt; &lt;START&gt; /film/actor/film./film/performance/film /people/deceased_person/place_of_death-1 /people/marriage_union_type/unions_of_this_type./people/marriage/location_of_ceremony /people/person/spouse_s./people/marriage/type_of_union &lt;END&gt;</text:p>
          </table:table-cell>
          <table:table-cell office:value-type="string" calcext:value-type="string">
            <text:p><text:s/>0.08275318620806354 </text:p>
          </table:table-cell>
          <table:table-cell office:value-type="string" calcext:value-type="string">
            <text:p><text:s/>[0.08422195166349411, 0.9935874938964844, 0.9935190081596375, 0.9953547716140747, 0.999998211860656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pro_athlete/teams./sports/sports_team_roster/team-1_input &lt;SEP&gt; &lt;START&gt; /soccer/football_player/current_team./sports/sports_team_roster/team-1 /soccer/football_player/current_team./sports/sports_team_roster/team-1 /soccer/football_player/current_team./sports/sports_team_roster/team &lt;END&gt;</text:p>
          </table:table-cell>
          <table:table-cell office:value-type="string" calcext:value-type="string">
            <text:p><text:s/>0.08116202517402792 </text:p>
          </table:table-cell>
          <table:table-cell office:value-type="string" calcext:value-type="string">
            <text:p><text:s/>[0.13617391884326935, 0.6045149564743042, 0.9859463572502136, 0.999996781349182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languages_input &lt;SEP&gt; &lt;START&gt; /film/actor/dubbing_performances./film/dubbing_performance/language /award/award_nominee/award_nominations./award/award_nomination/award_nominee /award/award_nominee/award_nominations./award/award_nomination/award /award/award_category/nominees./award/award_nomination/nominated_for-1 &lt;END&gt;</text:p>
          </table:table-cell>
          <table:table-cell office:value-type="string" calcext:value-type="string">
            <text:p><text:s/>0.08072629438931395 </text:p>
          </table:table-cell>
          <table:table-cell office:value-type="string" calcext:value-type="string">
            <text:p><text:s/>[0.08328277617692947, 0.9804918766021729, 0.9914501309394836, 0.9971177577972412, 0.99999654293060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lympics/olympic_sport/athletes./olympics/olympic_athlete_affiliation/olympics_input &lt;SEP&gt; &lt;START&gt; /olympics/olympic_participating_country/medals_won./olympics/olympic_medal_honor/olympics /film/film/release_date_s./film/film_regional_release_date/film_release_region /film/film/release_date_s./film/film_regional_release_date/film_release_region-1 /olympics/olympic_sport/athletes./olympics/olympic_athlete_affiliation/country &lt;END&gt;</text:p>
          </table:table-cell>
          <table:table-cell office:value-type="string" calcext:value-type="string">
            <text:p><text:s/>0.07843679348603744 </text:p>
          </table:table-cell>
          <table:table-cell office:value-type="string" calcext:value-type="string">
            <text:p><text:s/>[0.08357849717140198, 0.9967201352119446, 0.9789087772369385, 0.9618584513664246, 0.999996900558471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hall_of_fame/inductees./award/hall_of_fame_induction/inductee-1_input &lt;SEP&gt; &lt;START&gt; /award/hall_of_fame/inductees./award/hall_of_fame_induction/inductee /people/person/gender /people/person/gender /award/award_nominee/award_nominations./award/award_nomination/award_nominee &lt;END&gt;</text:p>
          </table:table-cell>
          <table:table-cell office:value-type="string" calcext:value-type="string">
            <text:p><text:s/>0.07768447615669306 </text:p>
          </table:table-cell>
          <table:table-cell office:value-type="string" calcext:value-type="string">
            <text:p><text:s/>[0.6768472194671631, 0.25631943345069885, 0.9790511131286621, 0.45736050605773926, 0.999995470046997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capital_of_administrative_division/capital_of./location/administrative_division_capital_relationship/administrative_division_input &lt;SEP&gt; &lt;START&gt; /location/location/adjoin_s./location/adjoining_relationship/adjoins /base/aareas/schema/administrative_area/administrative_parent /base/aareas/schema/administrative_area/administrative_parent /location/location/contains-1 &lt;END&gt;</text:p>
          </table:table-cell>
          <table:table-cell office:value-type="string" calcext:value-type="string">
            <text:p><text:s/>0.07662245604250534 </text:p>
          </table:table-cell>
          <table:table-cell office:value-type="string" calcext:value-type="string">
            <text:p><text:s/>[0.09603991359472275, 0.9987210631370544, 0.9956349730491638, 0.8023443222045898, 0.999998092651367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award_ceremony/awards_presented./award/award_honor/honored_for_input &lt;SEP&gt; &lt;START&gt; /award/award_category/winners./award/award_honor/ceremony /award/award_category/winners./award/award_honor/ceremony-1 /award/award_ceremony/awards_presented./award/award_honor/award_winner-1 /award/award_nominee/award_nominations./award/award_nomination/nominated_for &lt;END&gt;</text:p>
          </table:table-cell>
          <table:table-cell office:value-type="string" calcext:value-type="string">
            <text:p><text:s/>0.07384379132254437 </text:p>
          </table:table-cell>
          <table:table-cell office:value-type="string" calcext:value-type="string">
            <text:p><text:s/>[0.43373799324035645, 0.2106022834777832, 0.8112735748291016, 0.996453046798706, 0.999998331069946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location/administrative_division/country-1_input &lt;SEP&gt; &lt;START&gt; /film/film/release_date_s./film/film_regional_release_date/film_release_region-1 /film/film/estimated_budget./measurement_unit/dated_money_value/currency /location/statistical_region/gdp_nominal./measurement_unit/dated_money_value/currency-1 /location/country/second_level_divisions-1 &lt;END&gt;</text:p>
          </table:table-cell>
          <table:table-cell office:value-type="string" calcext:value-type="string">
            <text:p><text:s/>0.07186479249282296 </text:p>
          </table:table-cell>
          <table:table-cell office:value-type="string" calcext:value-type="string">
            <text:p><text:s/>[0.17458085715770721, 0.4258045256137848, 0.9683560729026794, 0.9983336329460144, 0.999996542930603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award_ceremony/awards_presented./award/award_honor/honored_for_input &lt;SEP&gt; &lt;START&gt; /award/award_category/winners./award/award_honor/ceremony /award/award_category/winners./award/award_honor/ceremony /award/award_ceremony/awards_presented./award/award_honor/award_winner /film/film_set_designer/film_sets_designed &lt;END&gt;</text:p>
          </table:table-cell>
          <table:table-cell office:value-type="string" calcext:value-type="string">
            <text:p><text:s/>0.0717272835925229 </text:p>
          </table:table-cell>
          <table:table-cell office:value-type="string" calcext:value-type="string">
            <text:p><text:s/>[0.43373799324035645, 0.7517973184585571, 0.2200939804315567, 0.9994286894798279, 0.999991178512573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usic/group_member/membership./music/group_membership/role-1_input &lt;SEP&gt; &lt;START&gt; /music/group_member/membership./music/group_membership/role /people/person/gender /people/person/gender-1 &lt;END&gt;</text:p>
          </table:table-cell>
          <table:table-cell office:value-type="string" calcext:value-type="string">
            <text:p><text:s/>0.0710618053081193 </text:p>
          </table:table-cell>
          <table:table-cell office:value-type="string" calcext:value-type="string">
            <text:p><text:s/>[0.07737673074007034, 0.9321601390838623, 0.9864205121994019, 0.998787820339202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languages_input &lt;SEP&gt; &lt;START&gt; /film/film/language /film/film/language /tv/tv_program/languages-1 &lt;END&gt;</text:p>
          </table:table-cell>
          <table:table-cell office:value-type="string" calcext:value-type="string">
            <text:p><text:s/>0.06947236453762977 </text:p>
          </table:table-cell>
          <table:table-cell office:value-type="string" calcext:value-type="string">
            <text:p><text:s/>[0.3477274477481842, 0.2032977193593979, 0.9839659929275513, 0.998758554458618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business/business_operation/assets./measurement_unit/dated_money_value/currency-1_input &lt;SEP&gt; &lt;START&gt; /film/film/estimated_budget./measurement_unit/dated_money_value/currency-1 /film/film/language-1 /education/educational_degree/people_with_this_degree./education/education/major_field_of_study /education/educational_degree/people_with_this_degree./education/education/institution-1 &lt;END&gt;</text:p>
          </table:table-cell>
          <table:table-cell office:value-type="string" calcext:value-type="string">
            <text:p><text:s/>0.0667028900504172 </text:p>
          </table:table-cell>
          <table:table-cell office:value-type="string" calcext:value-type="string">
            <text:p><text:s/>[0.5435997843742371, 0.7786312103271484, 0.1727302223443985, 0.9123600721359253, 0.999997615814209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olympics/olympic_sport/athletes./olympics/olympic_athlete_affiliation/olympics_input &lt;SEP&gt; &lt;START&gt; /olympics/olympic_sport/athletes./olympics/olympic_athlete_affiliation/country-1 /olympics/olympic_participating_country/athletes./olympics/olympic_athlete_affiliation/olympics /olympics/olympic_sport/athletes./olympics/olympic_athlete_affiliation/olympics /olympics/olympic_sport/athletes./olympics/olympic_athlete_affiliation/olympics-1 &lt;END&gt;</text:p>
          </table:table-cell>
          <table:table-cell office:value-type="string" calcext:value-type="string">
            <text:p><text:s/>0.06632265655779677 </text:p>
          </table:table-cell>
          <table:table-cell office:value-type="string" calcext:value-type="string">
            <text:p><text:s/>[0.5390089154243469, 0.12632343173027039, 0.9853933453559875, 0.9884942173957825, 0.999996066093444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award/award_ceremony/awards_presented./award/award_honor/honored_for_input &lt;SEP&gt; &lt;START&gt; /award/award_ceremony/awards_presented./award/award_honor/honored_for-1 /film/film/language /people/person/languages-1 /award/award_nominee/award_nominations./award/award_nomination/nominated_for-1 &lt;END&gt;</text:p>
          </table:table-cell>
          <table:table-cell office:value-type="string" calcext:value-type="string">
            <text:p><text:s/>0.06413975894670439 </text:p>
          </table:table-cell>
          <table:table-cell office:value-type="string" calcext:value-type="string">
            <text:p><text:s/>[0.06788706034421921, 0.989120602607727, 0.9699887037277222, 0.9847495555877686, 0.9999967813491821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sports/sports_team/roster./baseball/baseball_roster_position/position-1_input &lt;SEP&gt; &lt;START&gt; /sports/sports_team/roster./baseball/baseball_roster_position/position /sports/sports_team/roster./baseball/baseball_roster_position/position-1 /sports/sports_position/players./sports/sports_team_roster/team-1 &lt;END&gt;</text:p>
          </table:table-cell>
          <table:table-cell office:value-type="string" calcext:value-type="string">
            <text:p><text:s/>0.06159815246269252 </text:p>
          </table:table-cell>
          <table:table-cell office:value-type="string" calcext:value-type="string">
            <text:p><text:s/>[0.0680621862411499, 0.930294394493103, 0.9729054570198059, 0.999932646751403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tv/tv_program/genre_input &lt;SEP&gt; &lt;START&gt; /media_common/netflix_genre/titles /media_common/netflix_genre/titles /tv/tv_program/genre-1 &lt;END&gt;</text:p>
          </table:table-cell>
          <table:table-cell office:value-type="string" calcext:value-type="string">
            <text:p><text:s/>0.05127986286798822 </text:p>
          </table:table-cell>
          <table:table-cell office:value-type="string" calcext:value-type="string">
            <text:p><text:s/>[0.0892290249466896, 0.6455392837524414, 0.890422523021698, 0.9998201727867126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ilm/film/other_crew./film/film_crew_gig/crewmember_input &lt;SEP&gt; &lt;START&gt; /film/film/genre-1 /film/film/genre /film/film/other_crew./film/film_crew_gig/crewmember-1 &lt;END&gt;</text:p>
          </table:table-cell>
          <table:table-cell office:value-type="string" calcext:value-type="string">
            <text:p><text:s/>0.04525207976405515 </text:p>
          </table:table-cell>
          <table:table-cell office:value-type="string" calcext:value-type="string">
            <text:p><text:s/>[0.21078254282474518, 0.2828330397605896, 0.7827430367469788, 0.9697383046150208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usic/group_member/membership./music/group_membership/role-1_input &lt;SEP&gt; &lt;START&gt; /music/artist/track_contributions./music/track_contribution/role /people/person/profession /people/person/profession-1 &lt;END&gt;</text:p>
          </table:table-cell>
          <table:table-cell office:value-type="string" calcext:value-type="string">
            <text:p><text:s/>0.02343041017623375 </text:p>
          </table:table-cell>
          <table:table-cell office:value-type="string" calcext:value-type="string">
            <text:p><text:s/>[0.2852717339992523, 0.23790046572685242, 0.5792236924171448, 0.5960456728935242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ood/food/nutrients./food/nutrition_fact/nutrient-1_input &lt;SEP&gt; &lt;START&gt; /food/food/nutrients./food/nutrition_fact/nutrient /food/food/nutrients./food/nutrition_fact/nutrient /food/food/nutrients./food/nutrition_fact/nutrient-1 /food/food/nutrients./food/nutrition_fact/nutrient &lt;END&gt;</text:p>
          </table:table-cell>
          <table:table-cell office:value-type="string" calcext:value-type="string">
            <text:p><text:s/>0.01472040667479126 </text:p>
          </table:table-cell>
          <table:table-cell office:value-type="string" calcext:value-type="string">
            <text:p><text:s/>[0.992798924446106, 0.9788271188735962, 0.45670798420906067, 0.03316764906048775, 0.9999982118606567]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food/food/nutrients./food/nutrition_fact/nutrient-1_input &lt;SEP&gt; &lt;START&gt; /food/food/nutrients./food/nutrition_fact/nutrient /food/food/nutrients./food/nutrition_fact/nutrient-1 /food/food/nutrients./food/nutrition_fact/nutrient-1 &lt;END&gt;</text:p>
          </table:table-cell>
          <table:table-cell office:value-type="string" calcext:value-type="string">
            <text:p><text:s/>0.007831970610916736 </text:p>
          </table:table-cell>
          <table:table-cell office:value-type="string" calcext:value-type="string">
            <text:p><text:s/>[0.992798924446106, 0.021100303158164024, 0.7835032939910889, 0.4771777987480163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state_input &lt;SEP&gt; &lt;START&gt; /location/location/contains-1 /people/marriage_union_type/unions_of_this_type./people/marriage/location_of_ceremony /people/marriage_union_type/unions_of_this_type./people/marriage/location_of_ceremony-1 /location/location/contains-1 &lt;END&gt;</text:p>
          </table:table-cell>
          <table:table-cell office:value-type="string" calcext:value-type="string">
            <text:p><text:s/>0.4877537343436545 </text:p>
          </table:table-cell>
          <table:table-cell office:value-type="string" calcext:value-type="string">
            <text:p><text:s/>[0.6153155565261841, 0.7975633144378662, 0.9986660480499268, 0.995216965675354, 0.999998807907104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_athlete/teams./sports/sports_team_roster/team_input &lt;SEP&gt; &lt;START&gt; /soccer/football_player/current_team./sports/sports_team_roster/team &lt;END&gt;</text:p>
          </table:table-cell>
          <table:table-cell office:value-type="string" calcext:value-type="string">
            <text:p><text:s/>0.4366785619543734 </text:p>
          </table:table-cell>
          <table:table-cell office:value-type="string" calcext:value-type="string">
            <text:p><text:s/>[0.4367572069168091, 0.999819934368133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degree/people_with_this_degree./education/education/student_input &lt;SEP&gt; &lt;START&gt; /education/educational_degree/people_with_this_degree./education/education/institution /education/educational_degree/people_with_this_degree./education/education/institution /education/educational_degree/people_with_this_degree./education/education/major_field_of_study-1 /people/person/languages-1 &lt;END&gt;</text:p>
          </table:table-cell>
          <table:table-cell office:value-type="string" calcext:value-type="string">
            <text:p><text:s/>0.4099534417609363 </text:p>
          </table:table-cell>
          <table:table-cell office:value-type="string" calcext:value-type="string">
            <text:p><text:s/>[0.45205259323120117, 0.9401552677154541, 0.967231035232544, 0.9972807168960571, 0.999996185302734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colors-1_input &lt;SEP&gt; &lt;START&gt; /education/educational_institution/colors /education/educational_institution/students_graduates./education/education/major_field_of_study-1 /education/educational_degree/people_with_this_degree./education/education/major_field_of_study-1 /education/educational_degree/people_with_this_degree./education/education/institution &lt;END&gt;</text:p>
          </table:table-cell>
          <table:table-cell office:value-type="string" calcext:value-type="string">
            <text:p><text:s/>0.3985634019229937 </text:p>
          </table:table-cell>
          <table:table-cell office:value-type="string" calcext:value-type="string">
            <text:p><text:s/>[0.518559455871582, 0.799335241317749, 0.9673880934715271, 0.993963897228241, 0.999996662139892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non_profit_organization/registered_with./organization/non_profit_registration/registering_agency-1_input &lt;SEP&gt; &lt;START&gt; /organization/non_profit_organization/registered_with./organization/non_profit_registration/registering_agency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3859107006394316 </text:p>
          </table:table-cell>
          <table:table-cell office:value-type="string" calcext:value-type="string">
            <text:p><text:s/>[0.9069740176200867, 0.48829588294029236, 0.8787065148353577, 0.9916651844978333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genre-1_input &lt;SEP&gt; &lt;START&gt; /film/film/genre /film/film/release_date_s./film/film_regional_release_date/film_release_region-1 /location/country/official_language /tv/tv_program/languages-1 &lt;END&gt;</text:p>
          </table:table-cell>
          <table:table-cell office:value-type="string" calcext:value-type="string">
            <text:p><text:s/>0.34029238919622046 </text:p>
          </table:table-cell>
          <table:table-cell office:value-type="string" calcext:value-type="string">
            <text:p><text:s/>[0.6926677227020264, 0.4917479455471039, 0.9991436004638672, 0.999902606010437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-1_input &lt;SEP&gt; &lt;START&gt; /education/educational_institution/school_type /business/business_operation/revenue./measurement_unit/dated_money_value/currency-1 /base/schemastaging/person_extra/net_worth./measurement_unit/dated_money_value/currency-1 /education/educational_institution/students_graduates./education/education/student-1 &lt;END&gt;</text:p>
          </table:table-cell>
          <table:table-cell office:value-type="string" calcext:value-type="string">
            <text:p><text:s/>0.32905254539254103 </text:p>
          </table:table-cell>
          <table:table-cell office:value-type="string" calcext:value-type="string">
            <text:p><text:s/>[0.3308309316635132, 0.9952150583267212, 0.9995748400688171, 0.9998329877853394, 0.999998688697814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roster./american_football/football_historical_roster_position/position_s_input &lt;SEP&gt; &lt;START&gt; /sports/sports_position/players./sports/sports_team_roster/team-1 /sports/sports_team/roster./american_football/football_historical_roster_position/position_s /sports/sports_team/roster./american_football/football_historical_roster_position/position_s &lt;END&gt;</text:p>
          </table:table-cell>
          <table:table-cell office:value-type="string" calcext:value-type="string">
            <text:p><text:s/>0.32759516939171857 </text:p>
          </table:table-cell>
          <table:table-cell office:value-type="string" calcext:value-type="string">
            <text:p><text:s/>[0.3436189591884613, 0.96903395652771, 0.9838415384292603, 0.999991297721862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ni_per_capita_in_ppp_dollars./measurement_unit/dated_money_value/currency-1_input &lt;SEP&gt; &lt;START&gt; /organization/endowed_organization/endowment./measurement_unit/dated_money_value/currency-1 /organization/endowed_organization/endowment./measurement_unit/dated_money_value/currency-1 /location/statistical_region/gni_per_capita_in_ppp_dollars./measurement_unit/dated_money_value/currency /location/location/adjoin_s./location/adjoining_relationship/adjoins &lt;END&gt;</text:p>
          </table:table-cell>
          <table:table-cell office:value-type="string" calcext:value-type="string">
            <text:p><text:s/>0.32237773056426566 </text:p>
          </table:table-cell>
          <table:table-cell office:value-type="string" calcext:value-type="string">
            <text:p><text:s/>[0.3422424793243408, 0.9444959759712219, 0.9986874461174011, 0.9986275434494019, 0.999995112419128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writer/tv_programs./tv/tv_program_writer_relationship/tv_program_input &lt;SEP&gt; &lt;START&gt; /tv/tv_program/program_creator-1 &lt;END&gt;</text:p>
          </table:table-cell>
          <table:table-cell office:value-type="string" calcext:value-type="string">
            <text:p><text:s/>0.31748334028334213 </text:p>
          </table:table-cell>
          <table:table-cell office:value-type="string" calcext:value-type="string">
            <text:p><text:s/>[0.3177080452442169, 0.999292731285095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deceased_person/place_of_death_input &lt;SEP&gt; &lt;START&gt; /location/hud_county_place/county /location/hud_county_place/county /people/deceased_person/place_of_death-1 &lt;END&gt;</text:p>
          </table:table-cell>
          <table:table-cell office:value-type="string" calcext:value-type="string">
            <text:p><text:s/>0.317402548987558 </text:p>
          </table:table-cell>
          <table:table-cell office:value-type="string" calcext:value-type="string">
            <text:p><text:s/>[0.32610052824020386, 0.9964802861213684, 0.9767788648605347, 0.999986052513122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ducer/programs_produced./tv/tv_producer_term/program_input &lt;SEP&gt; &lt;START&gt; /people/person/languages-1 /film/film/language /film/film/language /tv/tv_program/languages &lt;END&gt;</text:p>
          </table:table-cell>
          <table:table-cell office:value-type="string" calcext:value-type="string">
            <text:p><text:s/>0.31040860827171374 </text:p>
          </table:table-cell>
          <table:table-cell office:value-type="string" calcext:value-type="string">
            <text:p><text:s/>[0.42263370752334595, 0.941124439239502, 0.7819928526878357, 0.9979773163795471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film/film/featured_film_locations_input &lt;SEP&gt; &lt;START&gt; /people/person/places_lived./people/place_lived/location /people/person/gender /people/person/gender-1 /award/award_winning_work/awards_won./award/award_honor/award_winner &lt;END&gt;</text:p>
          </table:table-cell>
          <table:table-cell office:value-type="string" calcext:value-type="string">
            <text:p><text:s/>0.28581641219302906 </text:p>
          </table:table-cell>
          <table:table-cell office:value-type="string" calcext:value-type="string">
            <text:p><text:s/>[0.29115498065948486, 0.9945947527885437, 0.9933723211288452, 0.9935883283615112, 0.9999959468841553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official_language-1_input &lt;SEP&gt; &lt;START&gt; /education/educational_institution/students_graduates./education/education/major_field_of_study /education/educational_institution/students_graduates./education/education/major_field_of_study /language/human_language/countries_spoken_in-1 &lt;END&gt;</text:p>
          </table:table-cell>
          <table:table-cell office:value-type="string" calcext:value-type="string">
            <text:p><text:s/>0.2758569620659733 </text:p>
          </table:table-cell>
          <table:table-cell office:value-type="string" calcext:value-type="string">
            <text:p><text:s/>[0.2858775854110718, 0.9669060111045837, 0.9984357953071594, 0.999538302421569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rent50_2./measurement_unit/dated_money_value/currency_input &lt;SEP&gt; &lt;START&gt; /film/film/estimated_budget./measurement_unit/dated_money_value/currency-1 /film/film/estimated_budget./measurement_unit/dated_money_value/currency-1 /location/statistical_region/gdp_nominal./measurement_unit/dated_money_value/currency /location/location/contains-1 &lt;END&gt;</text:p>
          </table:table-cell>
          <table:table-cell office:value-type="string" calcext:value-type="string">
            <text:p><text:s/>0.27391445689438554 </text:p>
          </table:table-cell>
          <table:table-cell office:value-type="string" calcext:value-type="string">
            <text:p><text:s/>[0.6840760707855225, 0.41186124086380005, 0.9912800192832947, 0.9807630777359009, 0.999998092651367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schemastaging/organization_extra/phone_number./base/schemastaging/phone_sandbox/service_location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base/schemastaging/organization_extra/phone_number./base/schemastaging/phone_sandbox/service_location-1 &lt;END&gt;</text:p>
          </table:table-cell>
          <table:table-cell office:value-type="string" calcext:value-type="string">
            <text:p><text:s/>0.26816737106331223 </text:p>
          </table:table-cell>
          <table:table-cell office:value-type="string" calcext:value-type="string">
            <text:p><text:s/>[0.7598419189453125, 0.6529799103736877, 0.5429602861404419, 0.9954633116722107, 0.999975919723510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languages-1_input &lt;SEP&gt; &lt;START&gt; /film/film/language /film/film/genre-1 /tv/tv_program/genre-1 &lt;END&gt;</text:p>
          </table:table-cell>
          <table:table-cell office:value-type="string" calcext:value-type="string">
            <text:p><text:s/>0.2674384479495318 </text:p>
          </table:table-cell>
          <table:table-cell office:value-type="string" calcext:value-type="string">
            <text:p><text:s/>[0.5333365797996521, 0.5136653780937195, 0.9762430787086487, 0.99996364116668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-1_input &lt;SEP&gt; &lt;START&gt; /business/business_operation/operating_income./measurement_unit/dated_money_value/currency /location/statistical_region/gdp_nominal_per_capita./measurement_unit/dated_money_value/currency /location/location/contains /organization/organization/headquarters./location/mailing_address/citytown-1 &lt;END&gt;</text:p>
          </table:table-cell>
          <table:table-cell office:value-type="string" calcext:value-type="string">
            <text:p><text:s/>0.2619030192304263 </text:p>
          </table:table-cell>
          <table:table-cell office:value-type="string" calcext:value-type="string">
            <text:p><text:s/>[0.2648574113845825, 0.9996352195739746, 0.9898696541786194, 0.9993321299552917, 0.99999761581420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colors-1_input &lt;SEP&gt; &lt;START&gt; /sports/sports_team/colors /sports/sports_team/colors /sports/sports_team/colors &lt;END&gt;</text:p>
          </table:table-cell>
          <table:table-cell office:value-type="string" calcext:value-type="string">
            <text:p><text:s/>0.259981525183665 </text:p>
          </table:table-cell>
          <table:table-cell office:value-type="string" calcext:value-type="string">
            <text:p><text:s/>[0.27709588408470154, 0.9841161370277405, 0.9536165595054626, 0.999751985073089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sports-1_input &lt;SEP&gt; &lt;START&gt; /olympics/olympic_sport/athletes./olympics/olympic_athlete_affiliation/country-1 /location/administrative_division/first_level_division_of /location/administrative_division/country-1 /olympics/olympic_participating_country/medals_won./olympics/olympic_medal_honor/olympics &lt;END&gt;</text:p>
          </table:table-cell>
          <table:table-cell office:value-type="string" calcext:value-type="string">
            <text:p><text:s/>0.25882799637126336 </text:p>
          </table:table-cell>
          <table:table-cell office:value-type="string" calcext:value-type="string">
            <text:p><text:s/>[0.5078606009483337, 0.5115627646446228, 0.9994876384735107, 0.9967615008354187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sports-1_input &lt;SEP&gt; &lt;START&gt; /olympics/olympic_participating_country/medals_won./olympics/olympic_medal_honor/olympics-1 /film/film/release_date_s./film/film_regional_release_date/film_release_region-1 /film/film/release_date_s./film/film_regional_release_date/film_release_region-1 /olympics/olympic_sport/athletes./olympics/olympic_athlete_affiliation/country &lt;END&gt;</text:p>
          </table:table-cell>
          <table:table-cell office:value-type="string" calcext:value-type="string">
            <text:p><text:s/>0.2577057089342943 </text:p>
          </table:table-cell>
          <table:table-cell office:value-type="string" calcext:value-type="string">
            <text:p><text:s/>[0.3170013129711151, 0.8439260721206665, 0.9811217784881592, 0.981830894947052, 0.99999761581420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participating_countries_input &lt;SEP&gt; &lt;START&gt; /olympics/olympic_participating_country/medals_won./olympics/olympic_medal_honor/olympics /film/film/release_date_s./film/film_regional_release_date/film_release_region /film/film/estimated_budget./measurement_unit/dated_money_value/currency /location/statistical_region/gdp_nominal_per_capita./measurement_unit/dated_money_value/currency-1 &lt;END&gt;</text:p>
          </table:table-cell>
          <table:table-cell office:value-type="string" calcext:value-type="string">
            <text:p><text:s/>0.2538071547522044 </text:p>
          </table:table-cell>
          <table:table-cell office:value-type="string" calcext:value-type="string">
            <text:p><text:s/>[0.3149270713329315, 0.9798657298088074, 0.8259180188179016, 0.9958440661430359, 0.999997735023498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country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base/biblioness/bibs_location/country &lt;END&gt;</text:p>
          </table:table-cell>
          <table:table-cell office:value-type="string" calcext:value-type="string">
            <text:p><text:s/>0.25169789218662203 </text:p>
          </table:table-cell>
          <table:table-cell office:value-type="string" calcext:value-type="string">
            <text:p><text:s/>[0.2772047519683838, 0.9603337049484253, 0.9760921597480774, 0.9686495661735535, 0.999998211860656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_input &lt;SEP&gt; &lt;START&gt; /people/person/employment_history./business/employment_tenure/company /people/person/employment_history./business/employment_tenure/company /education/educational_institution/school_type-1 &lt;END&gt;</text:p>
          </table:table-cell>
          <table:table-cell office:value-type="string" calcext:value-type="string">
            <text:p><text:s/>0.24920556365072322 </text:p>
          </table:table-cell>
          <table:table-cell office:value-type="string" calcext:value-type="string">
            <text:p><text:s/>[0.26786550879478455, 0.9858076572418213, 0.9437342882156372, 0.999997735023498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_input &lt;SEP&gt; &lt;START&gt; /education/educational_degree/people_with_this_degree./education/education/institution-1 /education/educational_degree/people_with_this_degree./education/education/major_field_of_study-1 /education/educational_institution/students_graduates./education/education/major_field_of_study-1 /education/educational_institution/school_type &lt;END&gt;</text:p>
          </table:table-cell>
          <table:table-cell office:value-type="string" calcext:value-type="string">
            <text:p><text:s/>0.2475081899135364 </text:p>
          </table:table-cell>
          <table:table-cell office:value-type="string" calcext:value-type="string">
            <text:p><text:s/>[0.3165578246116638, 0.9494926333427429, 0.9949526786804199, 0.8276430368423462, 0.999998688697814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fessional_sports_team/draft_picks./sports/sports_league_draft_pick/school-1_input &lt;SEP&gt; &lt;START&gt; /sports/professional_sports_team/draft_picks./sports/sports_league_draft_pick/draft-1 /sports/sports_league_draft/picks./sports/sports_league_draft_pick/school /education/educational_degree/people_with_this_degree./education/education/institution-1 /education/educational_degree/people_with_this_degree./education/education/institution-1 &lt;END&gt;</text:p>
          </table:table-cell>
          <table:table-cell office:value-type="string" calcext:value-type="string">
            <text:p><text:s/>0.244143780958848 </text:p>
          </table:table-cell>
          <table:table-cell office:value-type="string" calcext:value-type="string">
            <text:p><text:s/>[0.2774982452392578, 0.9977383613586426, 0.9798063039779663, 0.8999727368354797, 0.999998092651367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official_language-1_input &lt;SEP&gt; &lt;START&gt; /language/human_language/countries_spoken_in /language/human_language/countries_spoken_in /education/field_of_study/students_majoring./education/education/major_field_of_study /location/country/official_language-1 &lt;END&gt;</text:p>
          </table:table-cell>
          <table:table-cell office:value-type="string" calcext:value-type="string">
            <text:p><text:s/>0.24230623983865446 </text:p>
          </table:table-cell>
          <table:table-cell office:value-type="string" calcext:value-type="string">
            <text:p><text:s/>[0.2535957098007202, 0.9731383323669434, 0.9832074642181396, 0.9986347556114197, 0.9999914169311523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fessional_sports_team/draft_picks./sports/sports_league_draft_pick/school-1_input &lt;SEP&gt; &lt;START&gt; /sports/sports_position/players./sports/sports_team_roster/team /sports/sports_team/roster./baseball/baseball_roster_position/position-1 /sports/professional_sports_team/draft_picks./sports/sports_league_draft_pick/draft /sports/sports_league_draft/picks./sports/sports_league_draft_pick/school-1 &lt;END&gt;</text:p>
          </table:table-cell>
          <table:table-cell office:value-type="string" calcext:value-type="string">
            <text:p><text:s/>0.2347891402792129 </text:p>
          </table:table-cell>
          <table:table-cell office:value-type="string" calcext:value-type="string">
            <text:p><text:s/>[0.2453717589378357, 0.9637382626533508, 0.9954270124435425, 0.9974377155303955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field_of_study/students_majoring./education/education/student-1_input &lt;SEP&gt; &lt;START&gt; /education/educational_institution/students_graduates./education/education/major_field_of_study-1 /education/educational_institution/students_graduates./education/education/major_field_of_study-1 /education/field_of_study/students_majoring./education/education/major_field_of_study-1 /education/field_of_study/students_majoring./education/education/student-1 &lt;END&gt;</text:p>
          </table:table-cell>
          <table:table-cell office:value-type="string" calcext:value-type="string">
            <text:p><text:s/>0.23446598744413807 </text:p>
          </table:table-cell>
          <table:table-cell office:value-type="string" calcext:value-type="string">
            <text:p><text:s/>[0.24214202165603638, 0.9811441898345947, 0.9870427846908569, 0.9998667240142822, 0.999997138977050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participating_countries_input &lt;SEP&gt; &lt;START&gt; /film/film/release_date_s./film/film_regional_release_date/film_release_region-1 /film/film/release_date_s./film/film_regional_release_date/film_release_region-1 /olympics/olympic_games/participating_countries-1 &lt;END&gt;</text:p>
          </table:table-cell>
          <table:table-cell office:value-type="string" calcext:value-type="string">
            <text:p><text:s/>0.22768630512095495 </text:p>
          </table:table-cell>
          <table:table-cell office:value-type="string" calcext:value-type="string">
            <text:p><text:s/>[0.40136295557022095, 0.9018847942352295, 0.6310026049613953, 0.996821522712707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celebrities/celebrity/sexual_relationships./celebrities/romantic_relationship/celebrity_input &lt;SEP&gt; &lt;START&gt; /film/actor/film./film/performance/film-1 /film/actor/film./film/performance/film-1 /celebrities/celebrity/sexual_relationships./celebrities/romantic_relationship/celebrity-1 &lt;END&gt;</text:p>
          </table:table-cell>
          <table:table-cell office:value-type="string" calcext:value-type="string">
            <text:p><text:s/>0.22365095465022086 </text:p>
          </table:table-cell>
          <table:table-cell office:value-type="string" calcext:value-type="string">
            <text:p><text:s/>[0.3458903133869171, 0.6553802490234375, 0.9914295077323914, 0.995123922824859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schemastaging/organization_extra/phone_number./base/schemastaging/phone_sandbox/service_location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base/schemastaging/organization_extra/phone_number./base/schemastaging/phone_sandbox/service_location-1 &lt;END&gt;</text:p>
          </table:table-cell>
          <table:table-cell office:value-type="string" calcext:value-type="string">
            <text:p><text:s/>0.22321606322407714 </text:p>
          </table:table-cell>
          <table:table-cell office:value-type="string" calcext:value-type="string">
            <text:p><text:s/>[0.7598419189453125, 0.3045400083065033, 0.9692885875701904, 0.9952000379562378, 0.99998700618743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organization/headquarters./location/mailing_address/citytown_input &lt;SEP&gt; &lt;START&gt; /people/person/place_of_birth-1 /award/award_nominee/award_nominations./award/award_nomination/award_nominee /base/schemastaging/person_extra/net_worth./measurement_unit/dated_money_value/currency /business/business_operation/revenue./measurement_unit/dated_money_value/currency &lt;END&gt;</text:p>
          </table:table-cell>
          <table:table-cell office:value-type="string" calcext:value-type="string">
            <text:p><text:s/>0.2213486355197294 </text:p>
          </table:table-cell>
          <table:table-cell office:value-type="string" calcext:value-type="string">
            <text:p><text:s/>[0.2260928452014923, 0.9876598715782166, 0.9932871460914612, 0.9979493021965027, 0.999998450279235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writer/tv_programs./tv/tv_program_writer_relationship/tv_program_input &lt;SEP&gt; &lt;START&gt; /tv/tv_program/genre-1 /tv/tv_program/genre /award/award_nominee/award_nominations./award/award_nomination/nominated_for-1 /award/award_nominee/award_nominations./award/award_nomination/award_nominee &lt;END&gt;</text:p>
          </table:table-cell>
          <table:table-cell office:value-type="string" calcext:value-type="string">
            <text:p><text:s/>0.21742355729411803 </text:p>
          </table:table-cell>
          <table:table-cell office:value-type="string" calcext:value-type="string">
            <text:p><text:s/>[0.23027153313159943, 0.9530954957008362, 0.9972176551818848, 0.993438184261322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dp_nominal_per_capita./measurement_unit/dated_money_value/currency-1_input &lt;SEP&gt; &lt;START&gt; /film/film/estimated_budget./measurement_unit/dated_money_value/currency-1 /film/film/release_date_s./film/film_regional_release_date/film_release_region /base/aareas/schema/administrative_area/administrative_parent-1 /base/aareas/schema/administrative_area/administrative_parent &lt;END&gt;</text:p>
          </table:table-cell>
          <table:table-cell office:value-type="string" calcext:value-type="string">
            <text:p><text:s/>0.21690812956769553 </text:p>
          </table:table-cell>
          <table:table-cell office:value-type="string" calcext:value-type="string">
            <text:p><text:s/>[0.6820484399795532, 0.32875776290893555, 0.9891571998596191, 0.9779574275016785, 0.999998450279235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deceased_person/place_of_death_input &lt;SEP&gt; &lt;START&gt; /people/deceased_person/place_of_death-1 /film/film/costume_design_by /award/award_nominee/award_nominations./award/award_nomination/nominated_for /base/popstra/celebrity/dated./base/popstra/dated/participant-1 &lt;END&gt;</text:p>
          </table:table-cell>
          <table:table-cell office:value-type="string" calcext:value-type="string">
            <text:p><text:s/>0.21487079890063712 </text:p>
          </table:table-cell>
          <table:table-cell office:value-type="string" calcext:value-type="string">
            <text:p><text:s/>[0.2180471271276474, 0.9995937943458557, 0.9935414791107178, 0.992244303226471, 0.999997377395629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colors-1_input &lt;SEP&gt; &lt;START&gt; /education/educational_institution/colors /education/educational_institution/colors /sports/sports_team/colors &lt;END&gt;</text:p>
          </table:table-cell>
          <table:table-cell office:value-type="string" calcext:value-type="string">
            <text:p><text:s/>0.21468923365439943 </text:p>
          </table:table-cell>
          <table:table-cell office:value-type="string" calcext:value-type="string">
            <text:p><text:s/>[0.5469300746917725, 0.8454089760780334, 0.46433645486831665, 0.999951243400573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popstra/celebrity/canoodled./base/popstra/canoodled/participant_input &lt;SEP&gt; &lt;START&gt; /celebrities/celebrity/sexual_relationships./celebrities/romantic_relationship/celebrity /people/person/places_lived./people/place_lived/location /location/statistical_region/rent50_2./measurement_unit/dated_money_value/currency /base/schemastaging/person_extra/net_worth./measurement_unit/dated_money_value/currency &lt;END&gt;</text:p>
          </table:table-cell>
          <table:table-cell office:value-type="string" calcext:value-type="string">
            <text:p><text:s/>0.21241128172449372 </text:p>
          </table:table-cell>
          <table:table-cell office:value-type="string" calcext:value-type="string">
            <text:p><text:s/>[0.21317914128303528, 0.9982165694236755, 0.999019980430603, 0.9991593360900879, 0.999998092651367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organization/headquarters./location/mailing_address/citytown_input &lt;SEP&gt; &lt;START&gt; /people/person/places_lived./people/place_lived/location-1 /people/person/spouse_s./people/marriage/type_of_union /people/person/spouse_s./people/marriage/type_of_union-1 /education/educational_institution/students_graduates./education/education/student-1 &lt;END&gt;</text:p>
          </table:table-cell>
          <table:table-cell office:value-type="string" calcext:value-type="string">
            <text:p><text:s/>0.2121008629912486 </text:p>
          </table:table-cell>
          <table:table-cell office:value-type="string" calcext:value-type="string">
            <text:p><text:s/>[0.2377287745475769, 0.9918807148933411, 0.921348512172699, 0.9762890934944153, 0.999997377395629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genre-1_input &lt;SEP&gt; &lt;START&gt; /film/film/genre-1 /film/film/genre-1 /tv/tv_program/genre &lt;END&gt;</text:p>
          </table:table-cell>
          <table:table-cell office:value-type="string" calcext:value-type="string">
            <text:p><text:s/>0.20885836274041278 </text:p>
          </table:table-cell>
          <table:table-cell office:value-type="string" calcext:value-type="string">
            <text:p><text:s/>[0.2412216067314148, 0.8707160949707031, 0.9946364760398865, 0.999757587909698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dp_nominal_per_capita./measurement_unit/dated_money_value/currency-1_input &lt;SEP&gt; &lt;START&gt; /film/film/estimated_budget./measurement_unit/dated_money_value/currency-1 /film/film/other_crew./film/film_crew_gig/film_crew_role-1 /film/film/other_crew./film/film_crew_gig/film_crew_role-1 /film/film/release_date_s./film/film_regional_release_date/film_release_region &lt;END&gt;</text:p>
          </table:table-cell>
          <table:table-cell office:value-type="string" calcext:value-type="string">
            <text:p><text:s/>0.2084617603571643 </text:p>
          </table:table-cell>
          <table:table-cell office:value-type="string" calcext:value-type="string">
            <text:p><text:s/>[0.6820484399795532, 0.35989952087402344, 0.8791582584381104, 0.9659733176231384, 0.999994754791259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colors-1_input &lt;SEP&gt; &lt;START&gt; /education/educational_institution/colors /education/educational_institution/colors /education/educational_institution/colors /sports/professional_sports_team/draft_picks./sports/sports_league_draft_pick/school-1 &lt;END&gt;</text:p>
          </table:table-cell>
          <table:table-cell office:value-type="string" calcext:value-type="string">
            <text:p><text:s/>0.2046131318096596 </text:p>
          </table:table-cell>
          <table:table-cell office:value-type="string" calcext:value-type="string">
            <text:p><text:s/>[0.5469300746917725, 0.8454089760780334, 0.5336493253707886, 0.8292399644851685, 0.999996900558471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languages-1_input &lt;SEP&gt; &lt;START&gt; /film/film/language /film/film/release_date_s./film/film_regional_release_date/film_release_region /location/country/official_language-1 /tv/tv_program/languages &lt;END&gt;</text:p>
          </table:table-cell>
          <table:table-cell office:value-type="string" calcext:value-type="string">
            <text:p><text:s/>0.20456655213314134 </text:p>
          </table:table-cell>
          <table:table-cell office:value-type="string" calcext:value-type="string">
            <text:p><text:s/>[0.5333365797996521, 0.39091765880584717, 0.983574628829956, 0.9975647926330566, 0.99999892711639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group_member/membership./music/group_membership/role_input &lt;SEP&gt; &lt;START&gt; /music/instrument/instrumentalists-1 &lt;END&gt;</text:p>
          </table:table-cell>
          <table:table-cell office:value-type="string" calcext:value-type="string">
            <text:p><text:s/>0.20137792067388904 </text:p>
          </table:table-cell>
          <table:table-cell office:value-type="string" calcext:value-type="string">
            <text:p><text:s/>[0.20188723504543304, 0.997477233409881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schemastaging/organization_extra/phone_number./base/schemastaging/phone_sandbox/service_location_input &lt;SEP&gt; &lt;START&gt; /film/film/release_date_s./film/film_regional_release_date/film_release_region-1 /film/film/release_date_s./film/film_regional_release_date/film_release_region-1 /location/statistical_region/gni_per_capita_in_ppp_dollars./measurement_unit/dated_money_value/currency /business/business_operation/revenue./measurement_unit/dated_money_value/currency-1 &lt;END&gt;</text:p>
          </table:table-cell>
          <table:table-cell office:value-type="string" calcext:value-type="string">
            <text:p><text:s/>0.20065893762260045 </text:p>
          </table:table-cell>
          <table:table-cell office:value-type="string" calcext:value-type="string">
            <text:p><text:s/>[0.7598419189453125, 0.6529799103736877, 0.4046286344528198, 0.9994931221008301, 0.999997735023498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form_of_government-1_input &lt;SEP&gt; &lt;START&gt; /location/country/form_of_government /film/film/release_date_s./film/film_regional_release_date/film_release_region /film/film/estimated_budget./measurement_unit/dated_money_value/currency /location/statistical_region/gdp_nominal_per_capita./measurement_unit/dated_money_value/currency-1 &lt;END&gt;</text:p>
          </table:table-cell>
          <table:table-cell office:value-type="string" calcext:value-type="string">
            <text:p><text:s/>0.19693361366255827 </text:p>
          </table:table-cell>
          <table:table-cell office:value-type="string" calcext:value-type="string">
            <text:p><text:s/>[0.3451296389102936, 0.6259845495223999, 0.9168305397033691, 0.9942290782928467, 0.999996423721313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popstra/celebrity/canoodled./base/popstra/canoodled/participant_input &lt;SEP&gt; &lt;START&gt; /people/person/religion-1 /people/person/religion /award/award_nominee/award_nominations./award/award_nomination/award_nominee /award/award_nominee/award_nominations./award/award_nomination/award_nominee &lt;END&gt;</text:p>
          </table:table-cell>
          <table:table-cell office:value-type="string" calcext:value-type="string">
            <text:p><text:s/>0.19402753006966367 </text:p>
          </table:table-cell>
          <table:table-cell office:value-type="string" calcext:value-type="string">
            <text:p><text:s/>[0.20498590171337128, 0.9884838461875916, 0.9818073511123657, 0.9753137230873108, 0.999998092651367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_input &lt;SEP&gt; &lt;START&gt; /education/educational_degree/people_with_this_degree./education/education/institution /education/educational_degree/people_with_this_degree./education/education/major_field_of_study-1 /education/educational_institution/students_graduates./education/education/major_field_of_study-1 /education/educational_institution/school_type &lt;END&gt;</text:p>
          </table:table-cell>
          <table:table-cell office:value-type="string" calcext:value-type="string">
            <text:p><text:s/>0.19273908976049858 </text:p>
          </table:table-cell>
          <table:table-cell office:value-type="string" calcext:value-type="string">
            <text:p><text:s/>[0.22976739704608917, 0.9031819105148315, 0.9910537600517273, 0.9371508955955505, 0.999998688697814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languages-1_input &lt;SEP&gt; &lt;START&gt; /film/film/language-1 /film/film/release_date_s./film/film_regional_release_date/film_release_region /location/country/official_language-1 /tv/tv_program/languages &lt;END&gt;</text:p>
          </table:table-cell>
          <table:table-cell office:value-type="string" calcext:value-type="string">
            <text:p><text:s/>0.1916983110621983 </text:p>
          </table:table-cell>
          <table:table-cell office:value-type="string" calcext:value-type="string">
            <text:p><text:s/>[0.2319333404302597, 0.8285192251205444, 0.9983038902282715, 0.9992870688438416, 0.999998807907104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popstra/celebrity/canoodled./base/popstra/canoodled/participant_input &lt;SEP&gt; &lt;START&gt; /base/popstra/celebrity/friendship./base/popstra/friendship/participant /base/popstra/celebrity/dated./base/popstra/dated/participant-1 /people/person/languages-1 /people/person/languages &lt;END&gt;</text:p>
          </table:table-cell>
          <table:table-cell office:value-type="string" calcext:value-type="string">
            <text:p><text:s/>0.1880811027235847 </text:p>
          </table:table-cell>
          <table:table-cell office:value-type="string" calcext:value-type="string">
            <text:p><text:s/>[0.18908973038196564, 0.9962784647941589, 0.998782217502594, 0.9996024966239929, 0.999996185302734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fessional_sports_team/draft_picks./sports/sports_league_draft_pick/school-1_input &lt;SEP&gt; &lt;START&gt; /sports/sports_position/players./sports/sports_team_roster/team-1 /sports/sports_position/players./sports/sports_team_roster/team-1 /sports/sports_team/colors /education/educational_institution/colors-1 &lt;END&gt;</text:p>
          </table:table-cell>
          <table:table-cell office:value-type="string" calcext:value-type="string">
            <text:p><text:s/>0.1866665693618923 </text:p>
          </table:table-cell>
          <table:table-cell office:value-type="string" calcext:value-type="string">
            <text:p><text:s/>[0.2693144977092743, 0.8091245293617249, 0.8768010139465332, 0.9769930839538574, 0.999997496604919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ni_per_capita_in_ppp_dollars./measurement_unit/dated_money_value/currency-1_input &lt;SEP&gt; &lt;START&gt; /location/statistical_region/rent50_2./measurement_unit/dated_money_value/currency-1 /location/statistical_region/rent50_2./measurement_unit/dated_money_value/currency-1 /location/statistical_region/gdp_real./measurement_unit/adjusted_money_value/adjustment_currency /military/military_combatant/military_conflicts./military/military_combatant_group/combatants-1 &lt;END&gt;</text:p>
          </table:table-cell>
          <table:table-cell office:value-type="string" calcext:value-type="string">
            <text:p><text:s/>0.18545074872529424 </text:p>
          </table:table-cell>
          <table:table-cell office:value-type="string" calcext:value-type="string">
            <text:p><text:s/>[0.18793104588985443, 0.9934988021850586, 0.9995836615562439, 0.9936769604682922, 0.999996185302734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roster./american_football/football_historical_roster_position/position_s_input &lt;SEP&gt; &lt;START&gt; /sports/professional_sports_team/draft_picks./sports/sports_league_draft_pick/draft-1 /sports/professional_sports_team/draft_picks./sports/sports_league_draft_pick/draft /sports/sports_team/roster./american_football/football_historical_roster_position/position_s &lt;END&gt;</text:p>
          </table:table-cell>
          <table:table-cell office:value-type="string" calcext:value-type="string">
            <text:p><text:s/>0.18270513458672985 </text:p>
          </table:table-cell>
          <table:table-cell office:value-type="string" calcext:value-type="string">
            <text:p><text:s/>[0.18951156735420227, 0.9904441237449646, 0.9733890295028687, 0.999996781349182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non_profit_organization/registered_with./organization/non_profit_registration/registering_agency-1_input &lt;SEP&gt; &lt;START&gt; /organization/non_profit_organization/registered_with./organization/non_profit_registration/registering_agency /location/location/contains-1 /location/statistical_region/rent50_2./measurement_unit/dated_money_value/currency-1 /business/business_operation/revenue./measurement_unit/dated_money_value/currency &lt;END&gt;</text:p>
          </table:table-cell>
          <table:table-cell office:value-type="string" calcext:value-type="string">
            <text:p><text:s/>0.18220464880500142 </text:p>
          </table:table-cell>
          <table:table-cell office:value-type="string" calcext:value-type="string">
            <text:p><text:s/>[0.9069740176200867, 0.20810207724571228, 0.9718924760818481, 0.9932774901390076, 0.999998569488525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award/award_nominated_work/award_nominations./award/award_nomination/nominated_for_input &lt;SEP&gt; &lt;START&gt; /film/film/featured_film_locations /people/marriage_union_type/unions_of_this_type./people/marriage/location_of_ceremony-1 /people/person/spouse_s./people/marriage/type_of_union /award/award_nominee/award_nominations./award/award_nomination/nominated_for &lt;END&gt;</text:p>
          </table:table-cell>
          <table:table-cell office:value-type="string" calcext:value-type="string">
            <text:p><text:s/>0.18130693247184618 </text:p>
          </table:table-cell>
          <table:table-cell office:value-type="string" calcext:value-type="string">
            <text:p><text:s/>[0.1846267431974411, 0.9978784322738647, 0.9930096864700317, 0.9910362958908081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genre-1_input &lt;SEP&gt; &lt;START&gt; /film/film/genre /film/film/language /tv/tv_program/languages &lt;END&gt;</text:p>
          </table:table-cell>
          <table:table-cell office:value-type="string" calcext:value-type="string">
            <text:p><text:s/>0.1812693939997974 </text:p>
          </table:table-cell>
          <table:table-cell office:value-type="string" calcext:value-type="string">
            <text:p><text:s/>[0.6926677227020264, 0.2627594769001007, 0.9961442947387695, 0.999813258647918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colors-1_input &lt;SEP&gt; &lt;START&gt; /business/business_operation/operating_income./measurement_unit/dated_money_value/currency /business/business_operation/revenue./measurement_unit/dated_money_value/currency /education/educational_institution/colors-1 &lt;END&gt;</text:p>
          </table:table-cell>
          <table:table-cell office:value-type="string" calcext:value-type="string">
            <text:p><text:s/>0.1797211684477266 </text:p>
          </table:table-cell>
          <table:table-cell office:value-type="string" calcext:value-type="string">
            <text:p><text:s/>[0.18040557205677032, 0.9984820485115051, 0.9979640245437622, 0.999756276607513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non_profit_organization/registered_with./organization/non_profit_registration/registering_agency-1_input &lt;SEP&gt; &lt;START&gt; /organization/non_profit_organization/registered_with./organization/non_profit_registration/registering_agency /business/business_operation/assets./measurement_unit/dated_money_value/currency-1 /education/university/local_tuition./measurement_unit/dated_money_value/currency-1 &lt;END&gt;</text:p>
          </table:table-cell>
          <table:table-cell office:value-type="string" calcext:value-type="string">
            <text:p><text:s/>0.17915760912041628 </text:p>
          </table:table-cell>
          <table:table-cell office:value-type="string" calcext:value-type="string">
            <text:p><text:s/>[0.9069740176200867, 0.1976398378610611, 0.9995779395103455, 0.999883174896240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film/film/featured_film_locations_input &lt;SEP&gt; &lt;START&gt; /people/person/place_of_birth /people/person/place_of_birth /film/film/featured_film_locations-1 &lt;END&gt;</text:p>
          </table:table-cell>
          <table:table-cell office:value-type="string" calcext:value-type="string">
            <text:p><text:s/>0.1790978142305732 </text:p>
          </table:table-cell>
          <table:table-cell office:value-type="string" calcext:value-type="string">
            <text:p><text:s/>[0.1835004687309265, 0.9864892959594727, 0.9922692179679871, 0.997082769870758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roster./american_football/football_historical_roster_position/position_s_input &lt;SEP&gt; &lt;START&gt; /american_football/football_team/current_roster./sports/sports_team_roster/position-1 /sports/sports_team/roster./american_football/football_roster_position/position-1 /sports/sports_team/roster./american_football/football_historical_roster_position/position_s &lt;END&gt;</text:p>
          </table:table-cell>
          <table:table-cell office:value-type="string" calcext:value-type="string">
            <text:p><text:s/>0.17461615378350095 </text:p>
          </table:table-cell>
          <table:table-cell office:value-type="string" calcext:value-type="string">
            <text:p><text:s/>[0.18346242606639862, 0.9903218150138855, 0.9610885977745056, 0.999994277954101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rent50_2./measurement_unit/dated_money_value/currency_input &lt;SEP&gt; &lt;START&gt; /film/film/estimated_budget./measurement_unit/dated_money_value/currency-1 /award/award_winning_work/awards_won./award/award_honor/honored_for /film/film/estimated_budget./measurement_unit/dated_money_value/currency /location/statistical_region/rent50_2./measurement_unit/dated_money_value/currency-1 &lt;END&gt;</text:p>
          </table:table-cell>
          <table:table-cell office:value-type="string" calcext:value-type="string">
            <text:p><text:s/>0.16915394453021007 </text:p>
          </table:table-cell>
          <table:table-cell office:value-type="string" calcext:value-type="string">
            <text:p><text:s/>[0.6840760707855225, 0.25506284832954407, 0.9705708622932434, 0.9988597631454468, 0.999997138977050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film/film/featured_film_locations_input &lt;SEP&gt; &lt;START&gt; /film/film/featured_film_locations-1 /film/film/release_date_s./film/film_regional_release_date/film_release_region-1 /location/statistical_region/gdp_nominal_per_capita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16895169033483082 </text:p>
          </table:table-cell>
          <table:table-cell office:value-type="string" calcext:value-type="string">
            <text:p><text:s/>[0.17358951270580292, 0.9973325729370117, 0.9994895458221436, 0.9763909578323364, 0.999993205070495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artist/origin-1_input &lt;SEP&gt; &lt;START&gt; /people/person/places_lived./people/place_lived/location-1 /people/person/places_lived./people/place_lived/location-1 /people/marriage_union_type/unions_of_this_type./people/marriage/location_of_ceremony /people/person/spouse_s./people/marriage/type_of_union &lt;END&gt;</text:p>
          </table:table-cell>
          <table:table-cell office:value-type="string" calcext:value-type="string">
            <text:p><text:s/>0.1684385102100765 </text:p>
          </table:table-cell>
          <table:table-cell office:value-type="string" calcext:value-type="string">
            <text:p><text:s/>[0.32746464014053345, 0.9645598530769348, 0.538321316242218, 0.990620493888855, 0.999997496604919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country-1_input &lt;SEP&gt; &lt;START&gt; /people/person/nationality-1 /award/award_nominee/award_nominations./award/award_nomination/award_nominee /people/person/spouse_s./people/marriage/type_of_union-1 /people/marriage_union_type/unions_of_this_type./people/marriage/location_of_ceremony-1 &lt;END&gt;</text:p>
          </table:table-cell>
          <table:table-cell office:value-type="string" calcext:value-type="string">
            <text:p><text:s/>0.1663136606289656 </text:p>
          </table:table-cell>
          <table:table-cell office:value-type="string" calcext:value-type="string">
            <text:p><text:s/>[0.35785213112831116, 0.4887043237686157, 0.9857990741729736, 0.9646962881088257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country-1_input &lt;SEP&gt; &lt;START&gt; /people/person/nationality-1 /people/person/religion-1 /people/person/religion /people/deceased_person/place_of_death-1 &lt;END&gt;</text:p>
          </table:table-cell>
          <table:table-cell office:value-type="string" calcext:value-type="string">
            <text:p><text:s/>0.16403187644797604 </text:p>
          </table:table-cell>
          <table:table-cell office:value-type="string" calcext:value-type="string">
            <text:p><text:s/>[0.35785213112831116, 0.4596511721611023, 0.9978048205375671, 0.9994382262229919, 0.999987840652465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artist/origin-1_input &lt;SEP&gt; &lt;START&gt; /people/person/places_lived./people/place_lived/location /award/award_nominee/award_nominations./award/award_nomination/award_nominee /people/person/gender /people/person/gender &lt;END&gt;</text:p>
          </table:table-cell>
          <table:table-cell office:value-type="string" calcext:value-type="string">
            <text:p><text:s/>0.1593440317073202 </text:p>
          </table:table-cell>
          <table:table-cell office:value-type="string" calcext:value-type="string">
            <text:p><text:s/>[0.18647360801696777, 0.9883531928062439, 0.8967336416244507, 0.9641513824462891, 0.999994397163391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sports-1_input &lt;SEP&gt; &lt;START&gt; /olympics/olympic_sport/athletes./olympics/olympic_athlete_affiliation/country-1 /olympics/olympic_sport/athletes./olympics/olympic_athlete_affiliation/country-1 /olympics/olympic_sport/athletes./olympics/olympic_athlete_affiliation/country /olympics/olympic_participating_country/medals_won./olympics/olympic_medal_honor/olympics-1 &lt;END&gt;</text:p>
          </table:table-cell>
          <table:table-cell office:value-type="string" calcext:value-type="string">
            <text:p><text:s/>0.1568622774943417 </text:p>
          </table:table-cell>
          <table:table-cell office:value-type="string" calcext:value-type="string">
            <text:p><text:s/>[0.5078606009483337, 0.3460110127925873, 0.9522056579589844, 0.9374634623527527, 0.99999761581420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state_input &lt;SEP&gt; &lt;START&gt; /location/location/contains /people/marriage_union_type/unions_of_this_type./people/marriage/location_of_ceremony-1 /people/marriage_union_type/unions_of_this_type./people/marriage/location_of_ceremony &lt;END&gt;</text:p>
          </table:table-cell>
          <table:table-cell office:value-type="string" calcext:value-type="string">
            <text:p><text:s/>0.1553797234475392 </text:p>
          </table:table-cell>
          <table:table-cell office:value-type="string" calcext:value-type="string">
            <text:p><text:s/>[0.19820763170719147, 0.7899094820022583, 0.9946363568305969, 0.997774302959442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colors-1_input &lt;SEP&gt; &lt;START&gt; /sports/sports_team/roster./american_football/football_historical_roster_position/position_s-1 /sports/sports_team/roster./american_football/football_historical_roster_position/position_s /sports/professional_sports_team/draft_picks./sports/sports_league_draft_pick/school /education/educational_institution/colors-1 &lt;END&gt;</text:p>
          </table:table-cell>
          <table:table-cell office:value-type="string" calcext:value-type="string">
            <text:p><text:s/>0.15361674249083673 </text:p>
          </table:table-cell>
          <table:table-cell office:value-type="string" calcext:value-type="string">
            <text:p><text:s/>[0.16607297956943512, 0.9930633902549744, 0.9640296101570129, 0.9662150144577026, 0.999996423721313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group_member/membership./music/group_membership/role_input &lt;SEP&gt; &lt;START&gt; /music/artist/track_contributions./music/track_contribution/role-1 /influence/influence_node/influenced_by /people/person/gender /people/person/gender &lt;END&gt;</text:p>
          </table:table-cell>
          <table:table-cell office:value-type="string" calcext:value-type="string">
            <text:p><text:s/>0.15270158029275438 </text:p>
          </table:table-cell>
          <table:table-cell office:value-type="string" calcext:value-type="string">
            <text:p><text:s/>[0.15506668388843536, 0.9943826198577881, 0.9928731918334961, 0.9974260926246643, 0.99999308586120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popstra/celebrity/canoodled./base/popstra/canoodled/participant_input &lt;SEP&gt; &lt;START&gt; /award/award_winner/awards_won./award/award_honor/award_winner-1 &lt;END&gt;</text:p>
          </table:table-cell>
          <table:table-cell office:value-type="string" calcext:value-type="string">
            <text:p><text:s/>0.15119065430077683 </text:p>
          </table:table-cell>
          <table:table-cell office:value-type="string" calcext:value-type="string">
            <text:p><text:s/>[0.15448451042175293, 0.978678405284881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ni_per_capita_in_ppp_dollars./measurement_unit/dated_money_value/currency-1_input &lt;SEP&gt; &lt;START&gt; /education/university/international_tuition./measurement_unit/dated_money_value/currency /education/university/international_tuition./measurement_unit/dated_money_value/currency /film/film/estimated_budget./measurement_unit/dated_money_value/currency /film/film/release_date_s./film/film_regional_release_date/film_release_region-1 &lt;END&gt;</text:p>
          </table:table-cell>
          <table:table-cell office:value-type="string" calcext:value-type="string">
            <text:p><text:s/>0.149709866418244 </text:p>
          </table:table-cell>
          <table:table-cell office:value-type="string" calcext:value-type="string">
            <text:p><text:s/>[0.1554187834262848, 0.9934213757514954, 0.976628303527832, 0.9928590059280396, 0.999992012977600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ducer/programs_produced./tv/tv_producer_term/program_input &lt;SEP&gt; &lt;START&gt; /tv/tv_network/programs./tv/tv_network_duration/program-1 /award/award_nominee/award_nominations./award/award_nomination/nominated_for /award/award_nominee/award_nominations./award/award_nomination/nominated_for-1 &lt;END&gt;</text:p>
          </table:table-cell>
          <table:table-cell office:value-type="string" calcext:value-type="string">
            <text:p><text:s/>0.14825579927991853 </text:p>
          </table:table-cell>
          <table:table-cell office:value-type="string" calcext:value-type="string">
            <text:p><text:s/>[0.14902344346046448, 0.9964744448661804, 0.9983803033828735, 0.99998831748962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ducer/programs_produced./tv/tv_producer_term/program_input &lt;SEP&gt; &lt;START&gt; /award/award_nominee/award_nominations./award/award_nomination/nominated_for /film/film/language /film/actor/dubbing_performances./film/dubbing_performance/language-1 /tv/tv_producer/programs_produced./tv/tv_producer_term/program-1 &lt;END&gt;</text:p>
          </table:table-cell>
          <table:table-cell office:value-type="string" calcext:value-type="string">
            <text:p><text:s/>0.14790099417619815 </text:p>
          </table:table-cell>
          <table:table-cell office:value-type="string" calcext:value-type="string">
            <text:p><text:s/>[0.1532706916332245, 0.9846224188804626, 0.9929826259613037, 0.9869638085365295, 0.999998569488525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-1_input &lt;SEP&gt; &lt;START&gt; /sports/professional_sports_team/draft_picks./sports/sports_league_draft_pick/school-1 /sports/professional_sports_team/draft_picks./sports/sports_league_draft_pick/school-1 /education/educational_institution/school_type &lt;END&gt;</text:p>
          </table:table-cell>
          <table:table-cell office:value-type="string" calcext:value-type="string">
            <text:p><text:s/>0.14749349203855955 </text:p>
          </table:table-cell>
          <table:table-cell office:value-type="string" calcext:value-type="string">
            <text:p><text:s/>[0.1622437983751297, 0.9388042092323303, 0.9683471322059631, 0.999996900558471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deceased_person/place_of_death_input &lt;SEP&gt; &lt;START&gt; /music/artist/origin /award/award_nominee/award_nominations./award/award_nomination/award_nominee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14538122666781134 </text:p>
          </table:table-cell>
          <table:table-cell office:value-type="string" calcext:value-type="string">
            <text:p><text:s/>[0.16088248789310455, 0.9770587086677551, 0.9855572581291199, 0.9384241104125977, 0.999995112419128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ducer/programs_produced./tv/tv_producer_term/program_input &lt;SEP&gt; &lt;START&gt; /base/schemastaging/person_extra/net_worth./measurement_unit/dated_money_value/currency /film/film/estimated_budget./measurement_unit/dated_money_value/currency /film/film/genre /tv/tv_program/genre &lt;END&gt;</text:p>
          </table:table-cell>
          <table:table-cell office:value-type="string" calcext:value-type="string">
            <text:p><text:s/>0.14365385936569927 </text:p>
          </table:table-cell>
          <table:table-cell office:value-type="string" calcext:value-type="string">
            <text:p><text:s/>[0.16379186511039734, 0.998913049697876, 0.8824160695075989, 0.9950070381164551, 0.999994754791259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artist/origin-1_input &lt;SEP&gt; &lt;START&gt; /people/marriage_union_type/unions_of_this_type./people/marriage/location_of_ceremony-1 /people/person/spouse_s./people/marriage/type_of_union /people/person/profession-1 /people/person/profession-1 &lt;END&gt;</text:p>
          </table:table-cell>
          <table:table-cell office:value-type="string" calcext:value-type="string">
            <text:p><text:s/>0.14266012305050602 </text:p>
          </table:table-cell>
          <table:table-cell office:value-type="string" calcext:value-type="string">
            <text:p><text:s/>[0.14843428134918213, 0.9836426973342896, 0.9915429353713989, 0.9854208827018738, 0.999994754791259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award/award_nominated_work/award_nominations./award/award_nomination/nominated_for_input &lt;SEP&gt; &lt;START&gt; /film/film/film_format-1 /film/film/film_format-1 /award/award_category/nominees./award/award_nomination/nominated_for-1 /award/award_category/nominees./award/award_nomination/nominated_for-1 &lt;END&gt;</text:p>
          </table:table-cell>
          <table:table-cell office:value-type="string" calcext:value-type="string">
            <text:p><text:s/>0.1417341125825255 </text:p>
          </table:table-cell>
          <table:table-cell office:value-type="string" calcext:value-type="string">
            <text:p><text:s/>[0.1455894559621811, 0.9776408076286316, 0.9964649677276611, 0.9993903636932373, 0.999926209449768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artist/origin-1_input &lt;SEP&gt; &lt;START&gt; /location/location/contains-1 /location/capital_of_administrative_division/capital_of./location/administrative_division_capital_relationship/administrative_division /music/artist/origin &lt;END&gt;</text:p>
          </table:table-cell>
          <table:table-cell office:value-type="string" calcext:value-type="string">
            <text:p><text:s/>0.14124467518206935 </text:p>
          </table:table-cell>
          <table:table-cell office:value-type="string" calcext:value-type="string">
            <text:p><text:s/>[0.14441370964050293, 0.9786788821220398, 0.9994414448738098, 0.999921917915344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writer/tv_programs./tv/tv_program_writer_relationship/tv_program_input &lt;SEP&gt; &lt;START&gt; /people/person/profession /people/profession/specialization_of /people/person/profession /tv/tv_writer/tv_programs./tv/tv_program_writer_relationship/tv_program-1 &lt;END&gt;</text:p>
          </table:table-cell>
          <table:table-cell office:value-type="string" calcext:value-type="string">
            <text:p><text:s/>0.14119521928476894 </text:p>
          </table:table-cell>
          <table:table-cell office:value-type="string" calcext:value-type="string">
            <text:p><text:s/>[0.1518400013446808, 0.9328543543815613, 0.9978476762771606, 0.9989795088768005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artist/origin-1_input &lt;SEP&gt; &lt;START&gt; /people/person/places_lived./people/place_lived/location-1 /people/person/places_lived./people/place_lived/location-1 /people/marriage_union_type/unions_of_this_type./people/marriage/location_of_ceremony-1 /people/person/spouse_s./people/marriage/type_of_union &lt;END&gt;</text:p>
          </table:table-cell>
          <table:table-cell office:value-type="string" calcext:value-type="string">
            <text:p><text:s/>0.14110731182961095 </text:p>
          </table:table-cell>
          <table:table-cell office:value-type="string" calcext:value-type="string">
            <text:p><text:s/>[0.32746464014053345, 0.9645598530769348, 0.4587009847164154, 0.9739286303520203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state_input &lt;SEP&gt; &lt;START&gt; /organization/organization/headquarters./location/mailing_address/state_province_region /organization/organization/headquarters./location/mailing_address/state_province_region /people/person/places_lived./people/place_lived/location-1 /people/person/place_of_birth &lt;END&gt;</text:p>
          </table:table-cell>
          <table:table-cell office:value-type="string" calcext:value-type="string">
            <text:p><text:s/>0.14057214047912212 </text:p>
          </table:table-cell>
          <table:table-cell office:value-type="string" calcext:value-type="string">
            <text:p><text:s/>[0.14236633479595184, 0.9926901459693909, 0.9950723052024841, 0.9995965361595154, 0.999997377395629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award/award_nominated_work/award_nominations./award/award_nomination/nominated_for_input &lt;SEP&gt; &lt;START&gt; /film/film/other_crew./film/film_crew_gig/film_crew_role /film/film/other_crew./film/film_crew_gig/film_crew_role /film/film/estimated_budget./measurement_unit/dated_money_value/currency-1 /film/film/estimated_budget./measurement_unit/dated_money_value/currency &lt;END&gt;</text:p>
          </table:table-cell>
          <table:table-cell office:value-type="string" calcext:value-type="string">
            <text:p><text:s/>0.1383388066089293 </text:p>
          </table:table-cell>
          <table:table-cell office:value-type="string" calcext:value-type="string">
            <text:p><text:s/>[0.16081951558589935, 0.9062902331352234, 0.9769565463066101, 0.9715467691421509, 0.999997735023498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person/spouse_s./people/marriage/spouse-1_input &lt;SEP&gt; &lt;START&gt; /music/artist/track_contributions./music/track_contribution/role /music/performance_role/track_performances./music/track_contribution/role-1 /music/performance_role/regular_performances./music/group_membership/role-1 /music/artist/track_contributions./music/track_contribution/role-1 &lt;END&gt;</text:p>
          </table:table-cell>
          <table:table-cell office:value-type="string" calcext:value-type="string">
            <text:p><text:s/>0.13803256009014087 </text:p>
          </table:table-cell>
          <table:table-cell office:value-type="string" calcext:value-type="string">
            <text:p><text:s/>[0.20496435463428497, 0.9222142100334167, 0.7566390037536621, 0.9651265740394592, 0.999996304512023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organization/headquarters./location/mailing_address/citytown_input &lt;SEP&gt; &lt;START&gt; /film/film_distributor/films_distributed./film/film_film_distributor_relationship/film /film/film/other_crew./film/film_crew_gig/film_crew_role /film/film/other_crew./film/film_crew_gig/film_crew_role-1 /film/film/featured_film_locations &lt;END&gt;</text:p>
          </table:table-cell>
          <table:table-cell office:value-type="string" calcext:value-type="string">
            <text:p><text:s/>0.13711242815586674 </text:p>
          </table:table-cell>
          <table:table-cell office:value-type="string" calcext:value-type="string">
            <text:p><text:s/>[0.16206730902194977, 0.8739484548568726, 0.9743574857711792, 0.9935239553451538, 0.999997496604919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person/spouse_s./people/marriage/spouse-1_input &lt;SEP&gt; &lt;START&gt; /award/award_nominee/award_nominations./award/award_nomination/award_nominee /people/person/languages /film/film/language-1 /award/award_nominee/award_nominations./award/award_nomination/nominated_for &lt;END&gt;</text:p>
          </table:table-cell>
          <table:table-cell office:value-type="string" calcext:value-type="string">
            <text:p><text:s/>0.13566633198551104 </text:p>
          </table:table-cell>
          <table:table-cell office:value-type="string" calcext:value-type="string">
            <text:p><text:s/>[0.2506387531757355, 0.5454731583595276, 0.9932700991630554, 0.9990442395210266, 0.999996304512023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degree/people_with_this_degree./education/education/student_input &lt;SEP&gt; &lt;START&gt; /education/educational_degree/people_with_this_degree./education/education/student-1 /award/award_winner/awards_won./award/award_honor/award_winner-1 /people/person/gender-1 /people/person/gender-1 &lt;END&gt;</text:p>
          </table:table-cell>
          <table:table-cell office:value-type="string" calcext:value-type="string">
            <text:p><text:s/>0.1346700491114018 </text:p>
          </table:table-cell>
          <table:table-cell office:value-type="string" calcext:value-type="string">
            <text:p><text:s/>[0.1439056098461151, 0.9512041807174683, 0.9969164133071899, 0.986874520778656, 0.999997377395629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_athlete/teams./sports/sports_team_roster/team_input &lt;SEP&gt; &lt;START&gt; /sports/professional_sports_team/draft_picks./sports/sports_league_draft_pick/draft /sports/sports_league_draft/picks./sports/sports_league_draft_pick/school-1 /education/university/local_tuition./measurement_unit/dated_money_value/currency-1 /base/schemastaging/person_extra/net_worth./measurement_unit/dated_money_value/currency-1 &lt;END&gt;</text:p>
          </table:table-cell>
          <table:table-cell office:value-type="string" calcext:value-type="string">
            <text:p><text:s/>0.13258589984777328 </text:p>
          </table:table-cell>
          <table:table-cell office:value-type="string" calcext:value-type="string">
            <text:p><text:s/>[0.13816873729228973, 0.9624277949333191, 0.9996098875999451, 0.9974477291107178, 0.999997019767761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organization/headquarters./location/mailing_address/citytown_input &lt;SEP&gt; &lt;START&gt; /education/university/domestic_tuition./measurement_unit/dated_money_value/currency-1 /film/film/estimated_budget./measurement_unit/dated_money_value/currency /film/film/estimated_budget./measurement_unit/dated_money_value/currency /location/statistical_region/rent50_2./measurement_unit/dated_money_value/currency-1 &lt;END&gt;</text:p>
          </table:table-cell>
          <table:table-cell office:value-type="string" calcext:value-type="string">
            <text:p><text:s/>0.1324583297672582 </text:p>
          </table:table-cell>
          <table:table-cell office:value-type="string" calcext:value-type="string">
            <text:p><text:s/>[0.13463012874126434, 0.9928815364837646, 0.9937331080436707, 0.9971750974655151, 0.999996304512023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colors-1_input &lt;SEP&gt; &lt;START&gt; /sports/sports_team/colors /sports/sports_team/colors /education/educational_institution/colors &lt;END&gt;</text:p>
          </table:table-cell>
          <table:table-cell office:value-type="string" calcext:value-type="string">
            <text:p><text:s/>0.12849929407230828 </text:p>
          </table:table-cell>
          <table:table-cell office:value-type="string" calcext:value-type="string">
            <text:p><text:s/>[0.2493341714143753, 0.6935390830039978, 0.7463597655296326, 0.99563413858413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official_language-1_input &lt;SEP&gt; &lt;START&gt; /film/film/language-1 /film/film/language-1 /language/human_language/countries_spoken_in-1 &lt;END&gt;</text:p>
          </table:table-cell>
          <table:table-cell office:value-type="string" calcext:value-type="string">
            <text:p><text:s/>0.12812904750832524 </text:p>
          </table:table-cell>
          <table:table-cell office:value-type="string" calcext:value-type="string">
            <text:p><text:s/>[0.1974978893995285, 0.6623849868774414, 0.9817188382148743, 0.997671425342559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deceased_person/place_of_death_input &lt;SEP&gt; &lt;START&gt; /people/person/place_of_birth-1 /people/person/spouse_s./people/marriage/type_of_union-1 /people/person/spouse_s./people/marriage/type_of_union /influence/influence_node/influenced_by-1 &lt;END&gt;</text:p>
          </table:table-cell>
          <table:table-cell office:value-type="string" calcext:value-type="string">
            <text:p><text:s/>0.12691667456289332 </text:p>
          </table:table-cell>
          <table:table-cell office:value-type="string" calcext:value-type="string">
            <text:p><text:s/>[0.13867178559303284, 0.9807736277580261, 0.9617856740951538, 0.9702513813972473, 0.999998211860656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form_of_government-1_input &lt;SEP&gt; &lt;START&gt; /film/film/release_date_s./film/film_regional_release_date/film_release_region-1 /film/film/language-1 /language/human_language/countries_spoken_in-1 /location/country/form_of_government-1 &lt;END&gt;</text:p>
          </table:table-cell>
          <table:table-cell office:value-type="string" calcext:value-type="string">
            <text:p><text:s/>0.12394259301724674 </text:p>
          </table:table-cell>
          <table:table-cell office:value-type="string" calcext:value-type="string">
            <text:p><text:s/>[0.18396489322185516, 0.6937469244003296, 0.9719351530075073, 0.9991890788078308, 0.999999046325683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celebrities/celebrity/sexual_relationships./celebrities/romantic_relationship/celebrity_input &lt;SEP&gt; &lt;START&gt; /people/person/profession-1 /people/person/profession /people/person/profession /people/person/profession-1 &lt;END&gt;</text:p>
          </table:table-cell>
          <table:table-cell office:value-type="string" calcext:value-type="string">
            <text:p><text:s/>0.12298782354799369 </text:p>
          </table:table-cell>
          <table:table-cell office:value-type="string" calcext:value-type="string">
            <text:p><text:s/>[0.40741032361984253, 0.727933406829834, 0.4549809396266937, 0.9114781618118286, 0.99999761581420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film/film/featured_film_locations_input &lt;SEP&gt; &lt;START&gt; /film/film/release_date_s./film/film_regional_release_date/film_release_region /film/film/release_date_s./film/film_regional_release_date/film_release_region /film/film/release_date_s./film/film_regional_release_date/film_regional_debut_venue &lt;END&gt;</text:p>
          </table:table-cell>
          <table:table-cell office:value-type="string" calcext:value-type="string">
            <text:p><text:s/>0.12289305603378087 </text:p>
          </table:table-cell>
          <table:table-cell office:value-type="string" calcext:value-type="string">
            <text:p><text:s/>[0.1516892910003662, 0.8142348527908325, 0.995030403137207, 0.999968647956848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writer/tv_programs./tv/tv_program_writer_relationship/tv_program_input &lt;SEP&gt; &lt;START&gt; /award/award_winning_work/awards_won./award/award_honor/award-1 /award/award_nominee/award_nominations./award/award_nomination/award-1 /award/award_nominee/award_nominations./award/award_nomination/nominated_for /tv/tv_producer/programs_produced./tv/tv_producer_term/program &lt;END&gt;</text:p>
          </table:table-cell>
          <table:table-cell office:value-type="string" calcext:value-type="string">
            <text:p><text:s/>0.12236079288197925 </text:p>
          </table:table-cell>
          <table:table-cell office:value-type="string" calcext:value-type="string">
            <text:p><text:s/>[0.12755396962165833, 0.9653594493865967, 0.9966038465499878, 0.9970978498458862, 0.999997496604919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degree/people_with_this_degree./education/education/student_input &lt;SEP&gt; &lt;START&gt; /education/educational_degree/people_with_this_degree./education/education/institution-1 /education/educational_degree/people_with_this_degree./education/education/institution-1 /education/educational_degree/people_with_this_degree./education/education/major_field_of_study /film/actor/dubbing_performances./film/dubbing_performance/language &lt;END&gt;</text:p>
          </table:table-cell>
          <table:table-cell office:value-type="string" calcext:value-type="string">
            <text:p><text:s/>0.11909938563461982 </text:p>
          </table:table-cell>
          <table:table-cell office:value-type="string" calcext:value-type="string">
            <text:p><text:s/>[0.2767089307308197, 0.4781130850315094, 0.9835249185562134, 0.9153185486793518, 0.999995589256286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rent50_2./measurement_unit/dated_money_value/currency_input &lt;SEP&gt; &lt;START&gt; /base/schemastaging/person_extra/net_worth./measurement_unit/dated_money_value/currency /base/schemastaging/person_extra/net_worth./measurement_unit/dated_money_value/currency /base/schemastaging/person_extra/net_worth./measurement_unit/dated_money_value/currency-1 /people/person/places_lived./people/place_lived/location-1 &lt;END&gt;</text:p>
          </table:table-cell>
          <table:table-cell office:value-type="string" calcext:value-type="string">
            <text:p><text:s/>0.11896714578411681 </text:p>
          </table:table-cell>
          <table:table-cell office:value-type="string" calcext:value-type="string">
            <text:p><text:s/>[0.21133200824260712, 0.6614972949028015, 0.8543614745140076, 0.9960773587226868, 0.99999761581420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film/film/featured_film_locations_input &lt;SEP&gt; &lt;START&gt; /location/capital_of_administrative_division/capital_of./location/administrative_division_capital_relationship/administrative_division-1 /people/person/spouse_s./people/marriage/location_of_ceremony-1 /base/schemastaging/person_extra/net_worth./measurement_unit/dated_money_value/currency-1 /film/film/estimated_budget./measurement_unit/dated_money_value/currency &lt;END&gt;</text:p>
          </table:table-cell>
          <table:table-cell office:value-type="string" calcext:value-type="string">
            <text:p><text:s/>0.11791847559597783 </text:p>
          </table:table-cell>
          <table:table-cell office:value-type="string" calcext:value-type="string">
            <text:p><text:s/>[0.11921044439077377, 0.9960864782333374, 0.998601496219635, 0.994443953037262, 0.999995350837707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roster./american_football/football_historical_roster_position/position_s_input &lt;SEP&gt; &lt;START&gt; /sports/sports_position/players./sports/sports_team_roster/team /american_football/football_team/current_roster./sports/sports_team_roster/position /sports/sports_team/roster./american_football/football_roster_position/position &lt;END&gt;</text:p>
          </table:table-cell>
          <table:table-cell office:value-type="string" calcext:value-type="string">
            <text:p><text:s/>0.1171405408626382 </text:p>
          </table:table-cell>
          <table:table-cell office:value-type="string" calcext:value-type="string">
            <text:p><text:s/>[0.1340569108724594, 0.995972216129303, 0.8773789405822754, 0.999962210655212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fessional_sports_team/draft_picks./sports/sports_league_draft_pick/school-1_input &lt;SEP&gt; &lt;START&gt; /sports/sports_team/colors /education/educational_institution/colors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11610695925712301 </text:p>
          </table:table-cell>
          <table:table-cell office:value-type="string" calcext:value-type="string">
            <text:p><text:s/>[0.11987113952636719, 0.9833336472511292, 0.994886577129364, 0.9900795221328735, 0.999997854232788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field_of_study/students_majoring./education/education/student-1_input &lt;SEP&gt; &lt;START&gt; /film/film/language-1 /award/award_nominee/award_nominations./award/award_nomination/nominated_for /people/person/spouse_s./people/marriage/type_of_union /people/person/spouse_s./people/marriage/type_of_union &lt;END&gt;</text:p>
          </table:table-cell>
          <table:table-cell office:value-type="string" calcext:value-type="string">
            <text:p><text:s/>0.11411202570938984 </text:p>
          </table:table-cell>
          <table:table-cell office:value-type="string" calcext:value-type="string">
            <text:p><text:s/>[0.39556336402893066, 0.40922072529792786, 0.9914470911026001, 0.7110344171524048, 0.999994397163391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form_of_government-1_input &lt;SEP&gt; &lt;START&gt; /olympics/olympic_participating_country/athletes./olympics/olympic_athlete_affiliation/olympics /olympics/olympic_sport/athletes./olympics/olympic_athlete_affiliation/olympics-1 /olympics/olympic_sport/athletes./olympics/olympic_athlete_affiliation/country /location/country/form_of_government-1 &lt;END&gt;</text:p>
          </table:table-cell>
          <table:table-cell office:value-type="string" calcext:value-type="string">
            <text:p><text:s/>0.11331884764790592 </text:p>
          </table:table-cell>
          <table:table-cell office:value-type="string" calcext:value-type="string">
            <text:p><text:s/>[0.11654376238584518, 0.9894521236419678, 0.9864246845245361, 0.9962198138237, 0.999998211860656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popstra/celebrity/canoodled./base/popstra/canoodled/participant_input &lt;SEP&gt; &lt;START&gt; /award/award_nominee/award_nominations./award/award_nomination/award_nominee /people/person/gender /people/person/gender-1 &lt;END&gt;</text:p>
          </table:table-cell>
          <table:table-cell office:value-type="string" calcext:value-type="string">
            <text:p><text:s/>0.11259083957596468 </text:p>
          </table:table-cell>
          <table:table-cell office:value-type="string" calcext:value-type="string">
            <text:p><text:s/>[0.12811368703842163, 0.9652089476585388, 0.9244396090507507, 0.984935164451599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languages-1_input &lt;SEP&gt; &lt;START&gt; /people/person/languages /people/person/spouse_s./people/marriage/type_of_union-1 /people/person/spouse_s./people/marriage/type_of_union-1 /award/award_nominee/award_nominations./award/award_nomination/nominated_for-1 &lt;END&gt;</text:p>
          </table:table-cell>
          <table:table-cell office:value-type="string" calcext:value-type="string">
            <text:p><text:s/>0.1115105936619633 </text:p>
          </table:table-cell>
          <table:table-cell office:value-type="string" calcext:value-type="string">
            <text:p><text:s/>[0.12519875168800354, 0.9466350078582764, 0.9441918134689331, 0.996492326259613, 0.999998569488525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celebrities/celebrity/sexual_relationships./celebrities/romantic_relationship/celebrity_input &lt;SEP&gt; &lt;START&gt; /people/person/profession-1 /people/person/profession /people/person/spouse_s./people/marriage/type_of_union /people/person/spouse_s./people/marriage/type_of_union &lt;END&gt;</text:p>
          </table:table-cell>
          <table:table-cell office:value-type="string" calcext:value-type="string">
            <text:p><text:s/>0.11140183729912467 </text:p>
          </table:table-cell>
          <table:table-cell office:value-type="string" calcext:value-type="string">
            <text:p><text:s/>[0.40741032361984253, 0.727933406829834, 0.39354634284973145, 0.9550745487213135, 0.999391198158264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field_of_study/students_majoring./education/education/student-1_input &lt;SEP&gt; &lt;START&gt; /film/film/language-1 /film/film/other_crew./film/film_crew_gig/film_crew_role-1 /film/film/other_crew./film/film_crew_gig/film_crew_role /film/film/story_by-1 &lt;END&gt;</text:p>
          </table:table-cell>
          <table:table-cell office:value-type="string" calcext:value-type="string">
            <text:p><text:s/>0.11080522041045066 </text:p>
          </table:table-cell>
          <table:table-cell office:value-type="string" calcext:value-type="string">
            <text:p><text:s/>[0.39556336402893066, 0.37039604783058167, 0.7582387328147888, 0.9974070191383362, 0.999998688697814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country-1_input &lt;SEP&gt; &lt;START&gt; /olympics/olympic_sport/athletes./olympics/olympic_athlete_affiliation/country-1 /olympics/olympic_sport/athletes./olympics/olympic_athlete_affiliation/olympics-1 /olympics/olympic_participating_country/athletes./olympics/olympic_athlete_affiliation/olympics-1 /location/country/capital-1 &lt;END&gt;</text:p>
          </table:table-cell>
          <table:table-cell office:value-type="string" calcext:value-type="string">
            <text:p><text:s/>0.1058689628658239 </text:p>
          </table:table-cell>
          <table:table-cell office:value-type="string" calcext:value-type="string">
            <text:p><text:s/>[0.11196795850992203, 0.9640765190124512, 0.9818370938301086, 0.9989098310470581, 0.999994635581970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person/spouse_s./people/marriage/spouse-1_input &lt;SEP&gt; &lt;START&gt; /award/award_nominee/award_nominations./award/award_nomination/award_nominee /award/award_ceremony/awards_presented./award/award_honor/award_winner /award/award_ceremony/awards_presented./award/award_honor/award_winner /award/award_nominee/award_nominations./award/award_nomination/award_nominee &lt;END&gt;</text:p>
          </table:table-cell>
          <table:table-cell office:value-type="string" calcext:value-type="string">
            <text:p><text:s/>0.10285248493909424 </text:p>
          </table:table-cell>
          <table:table-cell office:value-type="string" calcext:value-type="string">
            <text:p><text:s/>[0.2506387531757355, 0.44465526938438416, 0.9605101943016052, 0.9608292579650879, 0.99998831748962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form_of_government-1_input &lt;SEP&gt; &lt;START&gt; /film/film/release_date_s./film/film_regional_release_date/film_release_region /film/film/release_date_s./film/film_regional_release_date/film_release_region /location/country/form_of_government &lt;END&gt;</text:p>
          </table:table-cell>
          <table:table-cell office:value-type="string" calcext:value-type="string">
            <text:p><text:s/>0.10269651036667483 </text:p>
          </table:table-cell>
          <table:table-cell office:value-type="string" calcext:value-type="string">
            <text:p><text:s/>[0.17777718603610992, 0.58454829454422, 0.9882429242134094, 0.999989748001098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-1_input &lt;SEP&gt; &lt;START&gt; /business/business_operation/assets./measurement_unit/dated_money_value/currency-1 /education/university/domestic_tuition./measurement_unit/dated_money_value/currency-1 /education/educational_institution/school_type-1 &lt;END&gt;</text:p>
          </table:table-cell>
          <table:table-cell office:value-type="string" calcext:value-type="string">
            <text:p><text:s/>0.10240951042170925 </text:p>
          </table:table-cell>
          <table:table-cell office:value-type="string" calcext:value-type="string">
            <text:p><text:s/>[0.10966360569000244, 0.9481783509254456, 0.9848918914794922, 0.999998092651367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dp_nominal_per_capita./measurement_unit/dated_money_value/currency-1_input &lt;SEP&gt; &lt;START&gt; /location/statistical_region/rent50_2./measurement_unit/dated_money_value/currency-1 /location/statistical_region/rent50_2./measurement_unit/dated_money_value/currency-1 /film/film/estimated_budget./measurement_unit/dated_money_value/currency /film/film/release_date_s./film/film_regional_release_date/film_release_region &lt;END&gt;</text:p>
          </table:table-cell>
          <table:table-cell office:value-type="string" calcext:value-type="string">
            <text:p><text:s/>0.10064970097292197 </text:p>
          </table:table-cell>
          <table:table-cell office:value-type="string" calcext:value-type="string">
            <text:p><text:s/>[0.10303580015897751, 0.9929764866828918, 0.9934533834457397, 0.9902376532554626, 0.999996423721313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country-1_input &lt;SEP&gt; &lt;START&gt; /olympics/olympic_participating_country/athletes./olympics/olympic_athlete_affiliation/olympics /olympics/olympic_games/sports-1 /olympics/olympic_sport/athletes./olympics/olympic_athlete_affiliation/country /location/location/contains &lt;END&gt;</text:p>
          </table:table-cell>
          <table:table-cell office:value-type="string" calcext:value-type="string">
            <text:p><text:s/>0.09952651597237525 </text:p>
          </table:table-cell>
          <table:table-cell office:value-type="string" calcext:value-type="string">
            <text:p><text:s/>[0.1081259474158287, 0.934752881526947, 0.9988345503807068, 0.9858688116073608, 0.999998569488525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award/award_nominated_work/award_nominations./award/award_nomination/nominated_for_input &lt;SEP&gt; &lt;START&gt; /film/actor/film./film/performance/film-1 /film/actor/film./film/performance/film /film/film/language /film/film/language &lt;END&gt;</text:p>
          </table:table-cell>
          <table:table-cell office:value-type="string" calcext:value-type="string">
            <text:p><text:s/>0.09948840697415992 </text:p>
          </table:table-cell>
          <table:table-cell office:value-type="string" calcext:value-type="string">
            <text:p><text:s/>[0.10930107533931732, 0.9644096493721008, 0.9870955944061279, 0.9561570882797241, 0.999995470046997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organization/headquarters./location/mailing_address/citytown_input &lt;SEP&gt; &lt;START&gt; /time/event/locations /time/event/locations /organization/organization/headquarters./location/mailing_address/citytown-1 &lt;END&gt;</text:p>
          </table:table-cell>
          <table:table-cell office:value-type="string" calcext:value-type="string">
            <text:p><text:s/>0.09917563327718724 </text:p>
          </table:table-cell>
          <table:table-cell office:value-type="string" calcext:value-type="string">
            <text:p><text:s/>[0.10982130467891693, 0.9763002395629883, 0.9911152124404907, 0.9332776069641113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person/spouse_s./people/marriage/spouse-1_input &lt;SEP&gt; &lt;START&gt; /award/award_nominee/award_nominations./award/award_nomination/award /award/award_nominee/award_nominations./award/award_nomination/award-1 /people/person/profession /people/person/profession &lt;END&gt;</text:p>
          </table:table-cell>
          <table:table-cell office:value-type="string" calcext:value-type="string">
            <text:p><text:s/>0.09504746681101779 </text:p>
          </table:table-cell>
          <table:table-cell office:value-type="string" calcext:value-type="string">
            <text:p><text:s/>[0.13903316855430603, 0.7478421926498413, 0.9697229862213135, 0.9426818490028381, 0.999998450279235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ni_per_capita_in_ppp_dollars./measurement_unit/dated_money_value/currency-1_input &lt;SEP&gt; &lt;START&gt; /film/film/estimated_budget./measurement_unit/dated_money_value/currency-1 /award/award_category/nominees./award/award_nomination/nominated_for /award/award_category/nominees./award/award_nomination/nominated_for-1 /film/film/release_date_s./film/film_regional_release_date/film_release_region-1 &lt;END&gt;</text:p>
          </table:table-cell>
          <table:table-cell office:value-type="string" calcext:value-type="string">
            <text:p><text:s/>0.09358628047516554 </text:p>
          </table:table-cell>
          <table:table-cell office:value-type="string" calcext:value-type="string">
            <text:p><text:s/>[0.1479264497756958, 0.6527512669563293, 0.9989598989486694, 0.970225989818573, 0.999994635581970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person/spouse_s./people/marriage/spouse-1_input &lt;SEP&gt; &lt;START&gt; /people/person/spouse_s./people/marriage/type_of_union-1 /people/person/spouse_s./people/marriage/type_of_union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933218832249581 </text:p>
          </table:table-cell>
          <table:table-cell office:value-type="string" calcext:value-type="string">
            <text:p><text:s/>[0.1461394876241684, 0.8485754728317261, 0.9039083123207092, 0.832542359828949, 0.999987840652465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participating_countries_input &lt;SEP&gt; &lt;START&gt; /olympics/olympic_sport/athletes./olympics/olympic_athlete_affiliation/olympics-1 /user/jg/default_domain/olympic_games/sports /olympics/olympic_participating_country/athletes./olympics/olympic_athlete_affiliation/olympics &lt;END&gt;</text:p>
          </table:table-cell>
          <table:table-cell office:value-type="string" calcext:value-type="string">
            <text:p><text:s/>0.09225519839341631 </text:p>
          </table:table-cell>
          <table:table-cell office:value-type="string" calcext:value-type="string">
            <text:p><text:s/>[0.09427911788225174, 0.9858875870704651, 0.9926030039787292, 0.999936342239379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people/deceased_person/place_of_death_input &lt;SEP&gt; &lt;START&gt; /organization/organization/headquarters./location/mailing_address/citytown /organization/organization/headquarters./location/mailing_address/state_province_region-1 /location/location/contains /people/deceased_person/place_of_death-1 &lt;END&gt;</text:p>
          </table:table-cell>
          <table:table-cell office:value-type="string" calcext:value-type="string">
            <text:p><text:s/>0.09202048246337548 </text:p>
          </table:table-cell>
          <table:table-cell office:value-type="string" calcext:value-type="string">
            <text:p><text:s/>[0.09414413571357727, 0.992561399936676, 0.9925017356872559, 0.9922096729278564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celebrities/celebrity/sexual_relationships./celebrities/romantic_relationship/celebrity_input &lt;SEP&gt; &lt;START&gt; /film/actor/film./film/performance/film-1 /film/film/language /film/actor/dubbing_performances./film/dubbing_performance/language /celebrities/celebrity/sexual_relationships./celebrities/romantic_relationship/celebrity-1 &lt;END&gt;</text:p>
          </table:table-cell>
          <table:table-cell office:value-type="string" calcext:value-type="string">
            <text:p><text:s/>0.09158303216411026 </text:p>
          </table:table-cell>
          <table:table-cell office:value-type="string" calcext:value-type="string">
            <text:p><text:s/>[0.3458903133869171, 0.28007379174232483, 0.946109414100647, 0.9992280006408691, 0.999995827674865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non_profit_organization/registered_with./organization/non_profit_registration/registering_agency-1_input &lt;SEP&gt; &lt;START&gt; /education/educational_institution/school_type /education/educational_institution/school_type-1 /organization/non_profit_organization/registered_with./organization/non_profit_registration/registering_agency &lt;END&gt;</text:p>
          </table:table-cell>
          <table:table-cell office:value-type="string" calcext:value-type="string">
            <text:p><text:s/>0.08862596751304849 </text:p>
          </table:table-cell>
          <table:table-cell office:value-type="string" calcext:value-type="string">
            <text:p><text:s/>[0.08958814293146133, 0.9915675520896912, 0.9987867474555969, 0.998884737491607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celebrities/celebrity/sexual_relationships./celebrities/romantic_relationship/celebrity_input &lt;SEP&gt; &lt;START&gt; /people/person/profession-1 /people/person/profession-1 /people/person/profession /people/person/profession-1 &lt;END&gt;</text:p>
          </table:table-cell>
          <table:table-cell office:value-type="string" calcext:value-type="string">
            <text:p><text:s/>0.08832200391520806 </text:p>
          </table:table-cell>
          <table:table-cell office:value-type="string" calcext:value-type="string">
            <text:p><text:s/>[0.40741032361984253, 0.2606614828109741, 0.8869267106056213, 0.937720537185669, 0.999997377395629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-1_input &lt;SEP&gt; &lt;START&gt; /education/educational_institution/students_graduates./education/education/student /people/person/places_lived./people/place_lived/location-1 /location/location/contains-1 /education/educational_institution/school_type &lt;END&gt;</text:p>
          </table:table-cell>
          <table:table-cell office:value-type="string" calcext:value-type="string">
            <text:p><text:s/>0.08399621461028739 </text:p>
          </table:table-cell>
          <table:table-cell office:value-type="string" calcext:value-type="string">
            <text:p><text:s/>[0.08592086285352707, 0.9952812790870667, 0.9987862706184387, 0.9834296703338623, 0.999998569488525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rent50_2./measurement_unit/dated_money_value/currency_input &lt;SEP&gt; &lt;START&gt; /film/film/estimated_budget./measurement_unit/dated_money_value/currency-1 /film/film/language-1 /people/person/languages-1 /people/person/places_lived./people/place_lived/location &lt;END&gt;</text:p>
          </table:table-cell>
          <table:table-cell office:value-type="string" calcext:value-type="string">
            <text:p><text:s/>0.08396895803869925 </text:p>
          </table:table-cell>
          <table:table-cell office:value-type="string" calcext:value-type="string">
            <text:p><text:s/>[0.6840760707855225, 0.12519200146198273, 0.9826803803443909, 0.9977645874023438, 0.999994039535522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_input &lt;SEP&gt; &lt;START&gt; /education/university/domestic_tuition./measurement_unit/dated_money_value/currency-1 /location/statistical_region/rent50_2./measurement_unit/dated_money_value/currency-1 /location/location/contains-1 /education/educational_institution/school_type-1 &lt;END&gt;</text:p>
          </table:table-cell>
          <table:table-cell office:value-type="string" calcext:value-type="string">
            <text:p><text:s/>0.08236182163693588 </text:p>
          </table:table-cell>
          <table:table-cell office:value-type="string" calcext:value-type="string">
            <text:p><text:s/>[0.0837702676653862, 0.9918556213378906, 0.998982846736908, 0.992270827293396, 0.999998450279235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degree/people_with_this_degree./education/education/student_input &lt;SEP&gt; &lt;START&gt; /education/educational_degree/people_with_this_degree./education/education/institution-1 /education/educational_institution/students_graduates./education/education/major_field_of_study /education/educational_degree/people_with_this_degree./education/education/major_field_of_study /education/educational_degree/people_with_this_degree./education/education/student-1 &lt;END&gt;</text:p>
          </table:table-cell>
          <table:table-cell office:value-type="string" calcext:value-type="string">
            <text:p><text:s/>0.08235381540788625 </text:p>
          </table:table-cell>
          <table:table-cell office:value-type="string" calcext:value-type="string">
            <text:p><text:s/>[0.2767089307308197, 0.3170340359210968, 0.9438318014144897, 0.9946337938308716, 0.999992728233337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group_member/membership./music/group_membership/role_input &lt;SEP&gt; &lt;START&gt; /music/genre/artists-1 /music/genre/artists-1 /music/artist/contribution./music/recording_contribution/performance_role /music/performance_role/track_performances./music/track_contribution/role &lt;END&gt;</text:p>
          </table:table-cell>
          <table:table-cell office:value-type="string" calcext:value-type="string">
            <text:p><text:s/>0.08143646908427842 </text:p>
          </table:table-cell>
          <table:table-cell office:value-type="string" calcext:value-type="string">
            <text:p><text:s/>[0.09022612124681473, 0.9936450719833374, 0.9807043671607971, 0.9262288212776184, 0.99999761581420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writer/tv_programs./tv/tv_program_writer_relationship/tv_program_input &lt;SEP&gt; &lt;START&gt; /education/educational_institution/students_graduates./education/education/student /education/educational_institution/students_graduates./education/education/major_field_of_study /tv/tv_program/languages-1 &lt;END&gt;</text:p>
          </table:table-cell>
          <table:table-cell office:value-type="string" calcext:value-type="string">
            <text:p><text:s/>0.08005185277971726 </text:p>
          </table:table-cell>
          <table:table-cell office:value-type="string" calcext:value-type="string">
            <text:p><text:s/>[0.0825369656085968, 0.9728569388389587, 0.9970718622207642, 0.99987900257110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_athlete/teams./sports/sports_team_roster/team_input &lt;SEP&gt; &lt;START&gt; /soccer/football_team/current_roster./soccer/football_roster_position/position-1 /sports/sports_position/players./sports/sports_team_roster/position-1 /soccer/football_team/current_roster./soccer/football_roster_position/position /soccer/football_player/current_team./sports/sports_team_roster/team-1 &lt;END&gt;</text:p>
          </table:table-cell>
          <table:table-cell office:value-type="string" calcext:value-type="string">
            <text:p><text:s/>0.07899632874977852 </text:p>
          </table:table-cell>
          <table:table-cell office:value-type="string" calcext:value-type="string">
            <text:p><text:s/>[0.10533662140369415, 0.9341237545013428, 0.817547082901001, 0.9819985628128052, 0.999998807907104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colors-1_input &lt;SEP&gt; &lt;START&gt; /education/educational_institution/colors /organization/endowed_organization/endowment./measurement_unit/dated_money_value/currency-1 /business/business_operation/revenue./measurement_unit/dated_money_value/currency &lt;END&gt;</text:p>
          </table:table-cell>
          <table:table-cell office:value-type="string" calcext:value-type="string">
            <text:p><text:s/>0.07767060864536186 </text:p>
          </table:table-cell>
          <table:table-cell office:value-type="string" calcext:value-type="string">
            <text:p><text:s/>[0.518559455871582, 0.15465791523456573, 0.9686610102653503, 0.999802410602569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degree/people_with_this_degree./education/education/student_input &lt;SEP&gt; &lt;START&gt; /education/field_of_study/students_majoring./education/education/student /film/actor/dubbing_performances./film/dubbing_performance/language-1 /education/educational_institution/students_graduates./education/education/student-1 /education/educational_degree/people_with_this_degree./education/education/institution-1 &lt;END&gt;</text:p>
          </table:table-cell>
          <table:table-cell office:value-type="string" calcext:value-type="string">
            <text:p><text:s/>0.07739191818528525 </text:p>
          </table:table-cell>
          <table:table-cell office:value-type="string" calcext:value-type="string">
            <text:p><text:s/>[0.0820586234331131, 0.9991381168365479, 0.9966925382614136, 0.9470787644386292, 0.999996662139892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colors-1_input &lt;SEP&gt; &lt;START&gt; /education/educational_institution/colors /sports/sports_team/colors /sports/sports_team/colors &lt;END&gt;</text:p>
          </table:table-cell>
          <table:table-cell office:value-type="string" calcext:value-type="string">
            <text:p><text:s/>0.07730231568774608 </text:p>
          </table:table-cell>
          <table:table-cell office:value-type="string" calcext:value-type="string">
            <text:p><text:s/>[0.5469300746917725, 0.1540312021970749, 0.9177575707435608, 0.999825060367584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group_member/membership./music/group_membership/role_input &lt;SEP&gt; &lt;START&gt; /music/performance_role/track_performances./music/track_contribution/role-1 /music/performance_role/track_performances./music/track_contribution/role-1 /music/performance_role/track_performances./music/track_contribution/role /music/artist/track_contributions./music/track_contribution/role &lt;END&gt;</text:p>
          </table:table-cell>
          <table:table-cell office:value-type="string" calcext:value-type="string">
            <text:p><text:s/>0.07567779414907776 </text:p>
          </table:table-cell>
          <table:table-cell office:value-type="string" calcext:value-type="string">
            <text:p><text:s/>[0.23855534195899963, 0.5706033110618591, 0.572816014289856, 0.9705780148506165, 0.999998688697814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sports_team/roster./american_football/football_historical_roster_position/position_s_input &lt;SEP&gt; &lt;START&gt; /sports/sports_team/roster./american_football/football_roster_position/position /sports/sports_team/roster./american_football/football_roster_position/position-1 /sports/sports_team/roster./american_football/football_historical_roster_position/position_s-1 &lt;END&gt;</text:p>
          </table:table-cell>
          <table:table-cell office:value-type="string" calcext:value-type="string">
            <text:p><text:s/>0.0742377161848768 </text:p>
          </table:table-cell>
          <table:table-cell office:value-type="string" calcext:value-type="string">
            <text:p><text:s/>[0.07578970491886139, 0.9878844618797302, 0.9915556311607361, 0.999979615211486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field_of_study/students_majoring./education/education/student-1_input &lt;SEP&gt; &lt;START&gt; /education/field_of_study/students_majoring./education/education/major_field_of_study-1 /education/educational_institution/students_graduates./education/education/major_field_of_study-1 /education/field_of_study/students_majoring./education/education/major_field_of_study-1 /education/field_of_study/students_majoring./education/education/student-1 &lt;END&gt;</text:p>
          </table:table-cell>
          <table:table-cell office:value-type="string" calcext:value-type="string">
            <text:p><text:s/>0.07168140664347529 </text:p>
          </table:table-cell>
          <table:table-cell office:value-type="string" calcext:value-type="string">
            <text:p><text:s/>[0.20263180136680603, 0.5238723158836365, 0.6753263473510742, 0.9999103546142578, 0.999997019767761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sports-1_input &lt;SEP&gt; &lt;START&gt; /olympics/olympic_participating_country/athletes./olympics/olympic_athlete_affiliation/olympics /film/film/release_date_s./film/film_regional_release_date/film_release_region /film/film/release_date_s./film/film_regional_release_date/film_release_region /olympics/olympic_sport/athletes./olympics/olympic_athlete_affiliation/country &lt;END&gt;</text:p>
          </table:table-cell>
          <table:table-cell office:value-type="string" calcext:value-type="string">
            <text:p><text:s/>0.07094034046568934 </text:p>
          </table:table-cell>
          <table:table-cell office:value-type="string" calcext:value-type="string">
            <text:p><text:s/>[0.07944632321596146, 0.9382991194725037, 0.9603697657585144, 0.9909248352050781, 0.99999761581420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official_language-1_input &lt;SEP&gt; &lt;START&gt; /film/film/release_date_s./film/film_regional_release_date/film_release_region-1 /film/film/release_date_s./film/film_regional_release_date/film_release_region-1 /film/film/release_date_s./film/film_regional_release_date/film_release_region-1 /film/film/language &lt;END&gt;</text:p>
          </table:table-cell>
          <table:table-cell office:value-type="string" calcext:value-type="string">
            <text:p><text:s/>0.06992660132411366 </text:p>
          </table:table-cell>
          <table:table-cell office:value-type="string" calcext:value-type="string">
            <text:p><text:s/>[0.1585746556520462, 0.6596152782440186, 0.7829633951187134, 0.853843629360199, 0.999995708465576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field_of_study/students_majoring./education/education/student-1_input &lt;SEP&gt; &lt;START&gt; /film/film/language /film/film/genre /film/film/genre-1 /film/actor/film./film/performance/film-1 &lt;END&gt;</text:p>
          </table:table-cell>
          <table:table-cell office:value-type="string" calcext:value-type="string">
            <text:p><text:s/>0.0695626906415549 </text:p>
          </table:table-cell>
          <table:table-cell office:value-type="string" calcext:value-type="string">
            <text:p><text:s/>[0.116611048579216, 0.6953818202018738, 0.9133446216583252, 0.9392462968826294, 0.999998092651367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school_type_input &lt;SEP&gt; &lt;START&gt; /education/educational_institution/students_graduates./education/education/student /education/educational_institution/students_graduates./education/education/student /education/educational_institution/school_type-1 &lt;END&gt;</text:p>
          </table:table-cell>
          <table:table-cell office:value-type="string" calcext:value-type="string">
            <text:p><text:s/>0.06858022754503984 </text:p>
          </table:table-cell>
          <table:table-cell office:value-type="string" calcext:value-type="string">
            <text:p><text:s/>[0.07035607844591141, 0.985169529914856, 0.9894366264343262, 0.999996185302734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_athlete/teams./sports/sports_team_roster/team_input &lt;SEP&gt; &lt;START&gt; /soccer/football_team/current_roster./sports/sports_team_roster/position-1 /soccer/football_team/current_roster./sports/sports_team_roster/position /soccer/football_player/current_team./sports/sports_team_roster/team-1 &lt;END&gt;</text:p>
          </table:table-cell>
          <table:table-cell office:value-type="string" calcext:value-type="string">
            <text:p><text:s/>0.06518174023978214 </text:p>
          </table:table-cell>
          <table:table-cell office:value-type="string" calcext:value-type="string">
            <text:p><text:s/>[0.11541954427957535, 0.6467818021774292, 0.8731516599655151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rganization/non_profit_organization/registered_with./organization/non_profit_registration/registering_agency-1_input &lt;SEP&gt; &lt;START&gt; /organization/non_profit_organization/registered_with./organization/non_profit_registration/registering_agency /business/business_operation/revenue./measurement_unit/dated_money_value/currency-1 /business/business_operation/operating_income./measurement_unit/dated_money_value/currency &lt;END&gt;</text:p>
          </table:table-cell>
          <table:table-cell office:value-type="string" calcext:value-type="string">
            <text:p><text:s/>0.06445988050388497 </text:p>
          </table:table-cell>
          <table:table-cell office:value-type="string" calcext:value-type="string">
            <text:p><text:s/>[0.9069740176200867, 0.07174237072467804, 0.9908576607704163, 0.999787390232086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dp_nominal_per_capita./measurement_unit/dated_money_value/currency-1_input &lt;SEP&gt; &lt;START&gt; /film/film/estimated_budget./measurement_unit/dated_money_value/currency /film/film/estimated_budget./measurement_unit/dated_money_value/currency /location/statistical_region/gdp_nominal_per_capita./measurement_unit/dated_money_value/currency /base/aareas/schema/administrative_area/administrative_parent-1 &lt;END&gt;</text:p>
          </table:table-cell>
          <table:table-cell office:value-type="string" calcext:value-type="string">
            <text:p><text:s/>0.06402802205571366 </text:p>
          </table:table-cell>
          <table:table-cell office:value-type="string" calcext:value-type="string">
            <text:p><text:s/>[0.09006599336862564, 0.745194137096405, 0.958564281463623, 0.9952282905578613, 0.999990463256835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award/award_nominated_work/award_nominations./award/award_nomination/nominated_for_input &lt;SEP&gt; &lt;START&gt; /film/film/genre /film/film/genre /film/film/language /film/film/language-1 &lt;END&gt;</text:p>
          </table:table-cell>
          <table:table-cell office:value-type="string" calcext:value-type="string">
            <text:p><text:s/>0.06028257245623484 </text:p>
          </table:table-cell>
          <table:table-cell office:value-type="string" calcext:value-type="string">
            <text:p><text:s/>[0.22203710675239563, 0.6439105868339539, 0.88798987865448, 0.4748282730579376, 0.999990940093994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state_input &lt;SEP&gt; &lt;START&gt; /location/location/contains-1 /location/location/contains-1 /base/biblioness/bibs_location/state-1 &lt;END&gt;</text:p>
          </table:table-cell>
          <table:table-cell office:value-type="string" calcext:value-type="string">
            <text:p><text:s/>0.058809587450683855 </text:p>
          </table:table-cell>
          <table:table-cell office:value-type="string" calcext:value-type="string">
            <text:p><text:s/>[0.6153155565261841, 0.1114572286605835, 0.8575400710105896, 0.999971389770507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usic/group_member/membership./music/group_membership/role_input &lt;SEP&gt; &lt;START&gt; /music/performance_role/regular_performances./music/group_membership/group-1 /music/performance_role/regular_performances./music/group_membership/group /music/performance_role/regular_performances./music/group_membership/role-1 /music/group_member/membership./music/group_membership/role-1 &lt;END&gt;</text:p>
          </table:table-cell>
          <table:table-cell office:value-type="string" calcext:value-type="string">
            <text:p><text:s/>0.058493537375098444 </text:p>
          </table:table-cell>
          <table:table-cell office:value-type="string" calcext:value-type="string">
            <text:p><text:s/>[0.08004805445671082, 0.9737701416015625, 0.7662515044212341, 0.9793319702148438, 0.999998569488525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schemastaging/organization_extra/phone_number./base/schemastaging/phone_sandbox/service_location_input &lt;SEP&gt; &lt;START&gt; /education/educational_institution/students_graduates./education/education/student-1 /film/actor/film./film/performance/film-1 /film/film/estimated_budget./measurement_unit/dated_money_value/currency-1 /location/statistical_region/gdp_real./measurement_unit/adjusted_money_value/adjustment_currency &lt;END&gt;</text:p>
          </table:table-cell>
          <table:table-cell office:value-type="string" calcext:value-type="string">
            <text:p><text:s/>0.05375381151472539 </text:p>
          </table:table-cell>
          <table:table-cell office:value-type="string" calcext:value-type="string">
            <text:p><text:s/>[0.055192045867443085, 0.9797460436820984, 0.9975332021713257, 0.9965404868125916, 0.9999929666519165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ducer/programs_produced./tv/tv_producer_term/program_input &lt;SEP&gt; &lt;START&gt; /people/person/gender /people/person/gender /award/award_nominee/award_nominations./award/award_nomination/award_nominee-1 /tv/tv_producer/programs_produced./tv/tv_producer_term/program-1 &lt;END&gt;</text:p>
          </table:table-cell>
          <table:table-cell office:value-type="string" calcext:value-type="string">
            <text:p><text:s/>0.05163754255968394 </text:p>
          </table:table-cell>
          <table:table-cell office:value-type="string" calcext:value-type="string">
            <text:p><text:s/>[0.055373650044202805, 0.9563905596733093, 0.9753925204277039, 0.9996533393859863, 0.9999960660934448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participating_countries_input &lt;SEP&gt; &lt;START&gt; /film/film/release_date_s./film/film_regional_release_date/film_release_region-1 /film/film/release_date_s./film/film_regional_release_date/film_release_region-1 /olympics/olympic_sport/athletes./olympics/olympic_athlete_affiliation/country-1 /olympics/olympic_sport/athletes./olympics/olympic_athlete_affiliation/olympics &lt;END&gt;</text:p>
          </table:table-cell>
          <table:table-cell office:value-type="string" calcext:value-type="string">
            <text:p><text:s/>0.050981276888128195 </text:p>
          </table:table-cell>
          <table:table-cell office:value-type="string" calcext:value-type="string">
            <text:p><text:s/>[0.40136295557022095, 0.9018847942352295, 0.1413678079843521, 0.9962599277496338, 0.999998092651367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official_language-1_input &lt;SEP&gt; &lt;START&gt; /film/film/language-1 /film/film/estimated_budget./measurement_unit/dated_money_value/currency /location/statistical_region/gdp_nominal_per_capita./measurement_unit/dated_money_value/currency-1 &lt;END&gt;</text:p>
          </table:table-cell>
          <table:table-cell office:value-type="string" calcext:value-type="string">
            <text:p><text:s/>0.04877856047329891 </text:p>
          </table:table-cell>
          <table:table-cell office:value-type="string" calcext:value-type="string">
            <text:p><text:s/>[0.1974978893995285, 0.24815262854099274, 0.9958327412605286, 0.999450385570526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rent50_2./measurement_unit/dated_money_value/currency_input &lt;SEP&gt; &lt;START&gt; /film/film/estimated_budget./measurement_unit/dated_money_value/currency-1 /film/film/language /people/person/languages-1 /people/person/places_lived./people/place_lived/location &lt;END&gt;</text:p>
          </table:table-cell>
          <table:table-cell office:value-type="string" calcext:value-type="string">
            <text:p><text:s/>0.04634827529673129 </text:p>
          </table:table-cell>
          <table:table-cell office:value-type="string" calcext:value-type="string">
            <text:p><text:s/>[0.6840760707855225, 0.10243368148803711, 0.6891867518424988, 0.9597345590591431, 0.999996185302734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schemastaging/organization_extra/phone_number./base/schemastaging/phone_sandbox/service_location_input &lt;SEP&gt; &lt;START&gt; /film/film/release_date_s./film/film_regional_release_date/film_release_region /film/film/release_date_s./film/film_regional_release_date/film_release_region-1 /base/schemastaging/organization_extra/phone_number./base/schemastaging/phone_sandbox/service_location-1 &lt;END&gt;</text:p>
          </table:table-cell>
          <table:table-cell office:value-type="string" calcext:value-type="string">
            <text:p><text:s/>0.04575725076669227 </text:p>
          </table:table-cell>
          <table:table-cell office:value-type="string" calcext:value-type="string">
            <text:p><text:s/>[0.12627877295017242, 0.7393980622291565, 0.49078941345214844, 0.9985184073448181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dp_nominal_per_capita./measurement_unit/dated_money_value/currency-1_input &lt;SEP&gt; &lt;START&gt; /film/film/estimated_budget./measurement_unit/dated_money_value/currency-1 /film/film/estimated_budget./measurement_unit/dated_money_value/currency-1 /film/film/release_date_s./film/film_regional_release_date/film_release_region /base/aareas/schema/administrative_area/administrative_parent-1 &lt;END&gt;</text:p>
          </table:table-cell>
          <table:table-cell office:value-type="string" calcext:value-type="string">
            <text:p><text:s/>0.04385307154740174 </text:p>
          </table:table-cell>
          <table:table-cell office:value-type="string" calcext:value-type="string">
            <text:p><text:s/>[0.6820484399795532, 0.08799134194850922, 0.7644617557525635, 0.9558509588241577, 0.999997496604919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sports-1_input &lt;SEP&gt; &lt;START&gt; /olympics/olympic_participating_country/medals_won./olympics/olympic_medal_honor/olympics-1 /military/military_combatant/military_conflicts./military/military_combatant_group/combatants-1 /olympics/olympic_participating_country/medals_won./olympics/olympic_medal_honor/olympics /olympics/olympic_games/sports-1 &lt;END&gt;</text:p>
          </table:table-cell>
          <table:table-cell office:value-type="string" calcext:value-type="string">
            <text:p><text:s/>0.043077359631955005 </text:p>
          </table:table-cell>
          <table:table-cell office:value-type="string" calcext:value-type="string">
            <text:p><text:s/>[0.3170013129711151, 0.14117293059825897, 0.9817487597465515, 0.9804876446723938, 0.9999864101409912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olympics/olympic_games/participating_countries_input &lt;SEP&gt; &lt;START&gt; /olympics/olympic_participating_country/medals_won./olympics/olympic_medal_honor/olympics /film/film/release_date_s./film/film_regional_release_date/film_release_region /film/film/release_date_s./film/film_regional_release_date/film_release_region /location/location/adjoin_s./location/adjoining_relationship/adjoins-1 &lt;END&gt;</text:p>
          </table:table-cell>
          <table:table-cell office:value-type="string" calcext:value-type="string">
            <text:p><text:s/>0.03879465921974623 </text:p>
          </table:table-cell>
          <table:table-cell office:value-type="string" calcext:value-type="string">
            <text:p><text:s/>[0.3149270713329315, 0.9798657298088074, 0.12934447824954987, 0.9719595909118652, 0.9999983310699463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fessional_sports_team/draft_picks./sports/sports_league_draft_pick/school-1_input &lt;SEP&gt; &lt;START&gt; /education/educational_degree/people_with_this_degree./education/education/institution-1 /education/educational_degree/people_with_this_degree./education/education/institution-1 /sports/sports_league_draft/picks./sports/sports_league_draft_pick/school-1 /sports/professional_sports_team/draft_picks./sports/sports_league_draft_pick/draft-1 &lt;END&gt;</text:p>
          </table:table-cell>
          <table:table-cell office:value-type="string" calcext:value-type="string">
            <text:p><text:s/>0.03332406309495635 </text:p>
          </table:table-cell>
          <table:table-cell office:value-type="string" calcext:value-type="string">
            <text:p><text:s/>[0.03675365820527077, 0.9205216765403748, 0.9942627549171448, 0.9906564354896545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statistical_region/gni_per_capita_in_ppp_dollars./measurement_unit/dated_money_value/currency-1_input &lt;SEP&gt; &lt;START&gt; /base/schemastaging/person_extra/net_worth./measurement_unit/dated_money_value/currency /people/ethnicity/people /people/ethnicity/languages_spoken /location/country/official_language &lt;END&gt;</text:p>
          </table:table-cell>
          <table:table-cell office:value-type="string" calcext:value-type="string">
            <text:p><text:s/>0.03275628240045589 </text:p>
          </table:table-cell>
          <table:table-cell office:value-type="string" calcext:value-type="string">
            <text:p><text:s/>[0.03341269865632057, 0.987945556640625, 0.9925845265388489, 0.9997320771217346, 0.9999974966049194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education/educational_institution/colors-1_input &lt;SEP&gt; &lt;START&gt; /sports/sports_team/colors /education/educational_institution/colors /organization/endowed_organization/endowment./measurement_unit/dated_money_value/currency &lt;END&gt;</text:p>
          </table:table-cell>
          <table:table-cell office:value-type="string" calcext:value-type="string">
            <text:p><text:s/>0.026909189383603805 </text:p>
          </table:table-cell>
          <table:table-cell office:value-type="string" calcext:value-type="string">
            <text:p><text:s/>[0.2493341714143753, 0.30389779806137085, 0.7357426881790161, 0.482686668634414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genre-1_input &lt;SEP&gt; &lt;START&gt; /film/film/genre /film/film/language-1 /film/film/language-1 &lt;END&gt;</text:p>
          </table:table-cell>
          <table:table-cell office:value-type="string" calcext:value-type="string">
            <text:p><text:s/>0.02626241445333708 </text:p>
          </table:table-cell>
          <table:table-cell office:value-type="string" calcext:value-type="string">
            <text:p><text:s/>[0.6926677227020264, 0.06545399874448776, 0.5848138332366943, 0.990503191947937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location/country/form_of_government-1_input &lt;SEP&gt; &lt;START&gt; /location/country/form_of_government /location/country/form_of_government-1 /location/country/form_of_government-1 /location/location/adjoin_s./location/adjoining_relationship/adjoins &lt;END&gt;</text:p>
          </table:table-cell>
          <table:table-cell office:value-type="string" calcext:value-type="string">
            <text:p><text:s/>0.019889589376235372 </text:p>
          </table:table-cell>
          <table:table-cell office:value-type="string" calcext:value-type="string">
            <text:p><text:s/>[0.3451296389102936, 0.1588316410779953, 0.6719468235969543, 0.5399748682975769, 0.999995589256286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sports/pro_athlete/teams./sports/sports_team_roster/team_input &lt;SEP&gt; &lt;START&gt; /soccer/football_team/current_roster./sports/sports_team_roster/position-1 /soccer/football_team/current_roster./soccer/football_roster_position/position /soccer/football_player/current_team./sports/sports_team_roster/team-1 &lt;END&gt;</text:p>
          </table:table-cell>
          <table:table-cell office:value-type="string" calcext:value-type="string">
            <text:p><text:s/>0.01841402577546974 </text:p>
          </table:table-cell>
          <table:table-cell office:value-type="string" calcext:value-type="string">
            <text:p><text:s/>[0.11541954427957535, 0.19386160373687744, 0.8230159282684326, 0.9999294281005859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languages-1_input &lt;SEP&gt; &lt;START&gt; /film/actor/dubbing_performances./film/dubbing_performance/language-1 /people/person/gender /people/person/gender-1 /award/award_nominee/award_nominations./award/award_nomination/award_nominee-1 &lt;END&gt;</text:p>
          </table:table-cell>
          <table:table-cell office:value-type="string" calcext:value-type="string">
            <text:p><text:s/>0.014409971334664061 </text:p>
          </table:table-cell>
          <table:table-cell office:value-type="string" calcext:value-type="string">
            <text:p><text:s/>[0.03636569157242775, 0.6955311894416809, 0.9332079291343689, 0.6104884147644043, 0.9999972581863403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tv/tv_program/genre-1_input &lt;SEP&gt; &lt;START&gt; /film/film/genre /film/film/release_date_s./film/film_regional_release_date/film_release_region /location/country/official_language /tv/tv_program/languages-1 &lt;END&gt;</text:p>
          </table:table-cell>
          <table:table-cell office:value-type="string" calcext:value-type="string">
            <text:p><text:s/>0.013610433191696015 </text:p>
          </table:table-cell>
          <table:table-cell office:value-type="string" calcext:value-type="string">
            <text:p><text:s/>[0.6926677227020264, 0.032060153782367706, 0.6129981875419617, 0.9998229146003723, 0.9999979734420776]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base/biblioness/bibs_location/state_input &lt;SEP&gt; &lt;START&gt; /location/location/contains-1 /base/biblioness/bibs_location/state-1 /location/location/contains-1 /location/location/contains-1 &lt;END&gt;</text:p>
          </table:table-cell>
          <table:table-cell office:value-type="string" calcext:value-type="string">
            <text:p><text:s/>0.0096083769720186 </text:p>
          </table:table-cell>
          <table:table-cell office:value-type="string" calcext:value-type="string">
            <text:p><text:s/>[0.6153155565261841, 0.07698006927967072, 0.4555300176143646, 0.4453047811985016, 0.999998807907104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ball/baseball_team/team_stats./baseball/baseball_team_stats/season-1_input &lt;SEP&gt; &lt;START&gt; /sports/professional_sports_team/draft_picks./sports/sports_league_draft_pick/draft /sports/professional_sports_team/draft_picks./sports/sports_league_draft_pick/draft /baseball/baseball_team/team_stats./baseball/baseball_team_stats/season-1 &lt;END&gt;</text:p>
          </table:table-cell>
          <table:table-cell office:value-type="string" calcext:value-type="string">
            <text:p><text:s/>0.5691600878028416 </text:p>
          </table:table-cell>
          <table:table-cell office:value-type="string" calcext:value-type="string">
            <text:p><text:s/>[0.7438173294067383, 0.8356989622116089, 0.9156950116157532, 0.999925017356872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canoodled./base/popstra/canoodled/participant-1_input &lt;SEP&gt; &lt;START&gt; /people/person/spouse_s./people/marriage/type_of_union /people/person/spouse_s./people/marriage/type_of_union /people/person/spouse_s./people/marriage/type_of_union /people/person/spouse_s./people/marriage/type_of_union &lt;END&gt;</text:p>
          </table:table-cell>
          <table:table-cell office:value-type="string" calcext:value-type="string">
            <text:p><text:s/>0.5612155814793158 </text:p>
          </table:table-cell>
          <table:table-cell office:value-type="string" calcext:value-type="string">
            <text:p><text:s/>[0.6116184592247009, 0.9842426776885986, 0.9991376399993896, 0.9330913424491882, 0.99999415874481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educational_degree/people_with_this_degree./education/education/student-1_input &lt;SEP&gt; &lt;START&gt; /education/educational_degree/people_with_this_degree./education/education/institution /education/educational_institution/students_graduates./education/education/major_field_of_study-1 /education/educational_degree/people_with_this_degree./education/education/major_field_of_study-1 /education/educational_degree/people_with_this_degree./education/education/student &lt;END&gt;</text:p>
          </table:table-cell>
          <table:table-cell office:value-type="string" calcext:value-type="string">
            <text:p><text:s/>0.5406422408753703 </text:p>
          </table:table-cell>
          <table:table-cell office:value-type="string" calcext:value-type="string">
            <text:p><text:s/>[0.5520084500312805, 0.9979637861251831, 0.9891899824142456, 0.9921352863311768, 0.999997377395629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school_input &lt;SEP&gt; &lt;START&gt; /sports/professional_sports_team/draft_picks./sports/sports_league_draft_pick/draft /sports/professional_sports_team/draft_picks./sports/sports_league_draft_pick/draft-1 /sports/professional_sports_team/draft_picks./sports/sports_league_draft_pick/draft /sports/sports_league_draft/picks./sports/sports_league_draft_pick/school-1 &lt;END&gt;</text:p>
          </table:table-cell>
          <table:table-cell office:value-type="string" calcext:value-type="string">
            <text:p><text:s/>0.47068908508380697 </text:p>
          </table:table-cell>
          <table:table-cell office:value-type="string" calcext:value-type="string">
            <text:p><text:s/>[0.4902738928794861, 0.9815355539321899, 0.9819167256355286, 0.9961284399032593, 0.999998450279235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award/hall_of_fame/inductees./award/hall_of_fame_induction/inductee_input &lt;SEP&gt; &lt;START&gt; /award/hall_of_fame/inductees./award/hall_of_fame_induction/inductee-1 /award/award_ceremony/awards_presented./award/award_honor/award_winner /award/award_category/winners./award/award_honor/ceremony-1 /award/award_category/winners./award/award_honor/award_winner &lt;END&gt;</text:p>
          </table:table-cell>
          <table:table-cell office:value-type="string" calcext:value-type="string">
            <text:p><text:s/>0.45616873379758915 </text:p>
          </table:table-cell>
          <table:table-cell office:value-type="string" calcext:value-type="string">
            <text:p><text:s/>[0.6994001269340515, 0.6804096698760986, 0.970403254032135, 0.9878218770027161, 0.999996423721313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job_title/people_with_this_title./business/employment_tenure/company_input &lt;SEP&gt; &lt;START&gt; /business/job_title/people_with_this_title./business/employment_tenure/company-1 /education/educational_degree/people_with_this_degree./education/education/institution-1 /education/educational_degree/people_with_this_degree./education/education/major_field_of_study /base/schemastaging/organization_extra/phone_number./base/schemastaging/phone_sandbox/service_language &lt;END&gt;</text:p>
          </table:table-cell>
          <table:table-cell office:value-type="string" calcext:value-type="string">
            <text:p><text:s/>0.4414838395033298 </text:p>
          </table:table-cell>
          <table:table-cell office:value-type="string" calcext:value-type="string">
            <text:p><text:s/>[0.6693942546844482, 0.7106255292892456, 0.9743484258651733, 0.952539324760437, 0.999988079071044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-1_input &lt;SEP&gt; &lt;START&gt; /sports/professional_sports_team/draft_picks./sports/sports_league_draft_pick/draft /sports/professional_sports_team/draft_picks./sports/sports_league_draft_pick/draft-1 /sports/professional_sports_team/draft_picks./sports/sports_league_draft_pick/draft-1 &lt;END&gt;</text:p>
          </table:table-cell>
          <table:table-cell office:value-type="string" calcext:value-type="string">
            <text:p><text:s/>0.42340509623077793 </text:p>
          </table:table-cell>
          <table:table-cell office:value-type="string" calcext:value-type="string">
            <text:p><text:s/>[0.5761775970458984, 0.8011979460716248, 0.9178929328918457, 0.999235510826110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erson/employment_history./business/employment_tenure/company-1_input &lt;SEP&gt; &lt;START&gt; /location/location/contains /location/location/partially_contains /people/marriage_union_type/unions_of_this_type./people/marriage/location_of_ceremony-1 /people/person/spouse_s./people/marriage/type_of_union &lt;END&gt;</text:p>
          </table:table-cell>
          <table:table-cell office:value-type="string" calcext:value-type="string">
            <text:p><text:s/>0.41238093930987035 </text:p>
          </table:table-cell>
          <table:table-cell office:value-type="string" calcext:value-type="string">
            <text:p><text:s/>[0.43212443590164185, 0.9773428440093994, 0.9997300505638123, 0.9766995906829834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culturalevent/event/entity_involved-1_input &lt;SEP&gt; &lt;START&gt; /time/event/locations /base/locations/continents/countries_within /military/military_combatant/military_conflicts./military/military_combatant_group/combatants-1 /people/person/nationality &lt;END&gt;</text:p>
          </table:table-cell>
          <table:table-cell office:value-type="string" calcext:value-type="string">
            <text:p><text:s/>0.399954283593736 </text:p>
          </table:table-cell>
          <table:table-cell office:value-type="string" calcext:value-type="string">
            <text:p><text:s/>[0.40504616498947144, 0.9970093965530396, 0.9914761185646057, 0.9989067316055298, 0.999998569488525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anguage/human_language/countries_spoken_in-1_input &lt;SEP&gt; &lt;START&gt; /education/educational_institution/students_graduates./education/education/major_field_of_study-1 /education/university/local_tuition./measurement_unit/dated_money_value/currency-1 /location/statistical_region/gdp_nominal./measurement_unit/dated_money_value/currency /location/location/adjoin_s./location/adjoining_relationship/adjoins-1 &lt;END&gt;</text:p>
          </table:table-cell>
          <table:table-cell office:value-type="string" calcext:value-type="string">
            <text:p><text:s/>0.3987026491143102 </text:p>
          </table:table-cell>
          <table:table-cell office:value-type="string" calcext:value-type="string">
            <text:p><text:s/>[0.4083450138568878, 0.9801164865493774, 0.9982618689537048, 0.9979312419891357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rofession/specialization_of_input &lt;SEP&gt; &lt;START&gt; /people/person/profession /people/person/profession /people/person/profession /people/person/profession-1 &lt;END&gt;</text:p>
          </table:table-cell>
          <table:table-cell office:value-type="string" calcext:value-type="string">
            <text:p><text:s/>0.3961218353628906 </text:p>
          </table:table-cell>
          <table:table-cell office:value-type="string" calcext:value-type="string">
            <text:p><text:s/>[0.5956366062164307, 0.947860836982727, 0.7581664323806763, 0.9254204630851746, 0.999998092651367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film_festivals-1_input &lt;SEP&gt; &lt;START&gt; /film/film/release_date_s./film/film_regional_release_date/film_release_region /film/film/release_date_s./film/film_regional_release_date/film_release_region /film/film/film_festivals &lt;END&gt;</text:p>
          </table:table-cell>
          <table:table-cell office:value-type="string" calcext:value-type="string">
            <text:p><text:s/>0.3898914201470842 </text:p>
          </table:table-cell>
          <table:table-cell office:value-type="string" calcext:value-type="string">
            <text:p><text:s/>[0.40288299322128296, 0.9697420597076416, 0.997956395149231, 0.999992966651916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apital_of_administrative_division/capital_of./location/administrative_division_capital_relationship/administrative_division-1_input &lt;SEP&gt; &lt;START&gt; /base/aareas/schema/administrative_area/administrative_parent /time/event/locations-1 /time/event/locations-1 /location/location/contains-1 &lt;END&gt;</text:p>
          </table:table-cell>
          <table:table-cell office:value-type="string" calcext:value-type="string">
            <text:p><text:s/>0.38957502466622673 </text:p>
          </table:table-cell>
          <table:table-cell office:value-type="string" calcext:value-type="string">
            <text:p><text:s/>[0.47641870379447937, 0.9934792518615723, 0.8283389210700989, 0.9936577677726746, 0.999996781349182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occer/football_player/current_team./sports/sports_team_roster/team-1_input &lt;SEP&gt; &lt;START&gt; /sports/sports_position/players./sports/sports_team_roster/team-1 /soccer/football_team/current_roster./soccer/football_roster_position/position /sports/pro_athlete/teams./sports/sports_team_roster/team &lt;END&gt;</text:p>
          </table:table-cell>
          <table:table-cell office:value-type="string" calcext:value-type="string">
            <text:p><text:s/>0.3701598307174795 </text:p>
          </table:table-cell>
          <table:table-cell office:value-type="string" calcext:value-type="string">
            <text:p><text:s/>[0.42056652903556824, 0.8803477883338928, 0.999798595905304, 0.99997186660766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sexual_relationships./celebrities/romantic_relationship/celebrity-1_input &lt;SEP&gt; &lt;START&gt; /award/award_nominee/award_nominations./award/award_nomination/award_nominee-1 /award/award_nominee/award_nominations./award/award_nomination/award-1 /award/award_category/winners./award/award_honor/award_winner &lt;END&gt;</text:p>
          </table:table-cell>
          <table:table-cell office:value-type="string" calcext:value-type="string">
            <text:p><text:s/>0.36876417411448564 </text:p>
          </table:table-cell>
          <table:table-cell office:value-type="string" calcext:value-type="string">
            <text:p><text:s/>[0.540655791759491, 0.6989470720291138, 0.9798596501350403, 0.995909094810485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cinematography_input &lt;SEP&gt; &lt;START&gt; /film/film/production_companies /organization/organization/place_founded /people/marriage_union_type/unions_of_this_type./people/marriage/location_of_ceremony /people/person/spouse_s./people/marriage/type_of_union &lt;END&gt;</text:p>
          </table:table-cell>
          <table:table-cell office:value-type="string" calcext:value-type="string">
            <text:p><text:s/>0.36801537209075813 </text:p>
          </table:table-cell>
          <table:table-cell office:value-type="string" calcext:value-type="string">
            <text:p><text:s/>[0.3827052712440491, 0.9991812109947205, 0.9902854561805725, 0.9718465209007263, 0.999998092651367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field_of_study/students_majoring./education/education/major_field_of_study_input &lt;SEP&gt; &lt;START&gt; /education/educational_institution/students_graduates./education/education/major_field_of_study-1 /organization/endowed_organization/endowment./measurement_unit/dated_money_value/currency-1 /organization/endowed_organization/endowment./measurement_unit/dated_money_value/currency /education/educational_institution/students_graduates./education/education/major_field_of_study-1 &lt;END&gt;</text:p>
          </table:table-cell>
          <table:table-cell office:value-type="string" calcext:value-type="string">
            <text:p><text:s/>0.35447112167298633 </text:p>
          </table:table-cell>
          <table:table-cell office:value-type="string" calcext:value-type="string">
            <text:p><text:s/>[0.36548691987991333, 0.9857471585273743, 0.9868628978729248, 0.9969852566719055, 0.99999523162841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american_football/football_roster_position/position-1_input &lt;SEP&gt; &lt;START&gt; /sports/sports_position/players./sports/sports_team_roster/team-1 /sports/sports_position/players./sports/sports_team_roster/team-1 /american_football/football_team/current_roster./sports/sports_team_roster/position-1 &lt;END&gt;</text:p>
          </table:table-cell>
          <table:table-cell office:value-type="string" calcext:value-type="string">
            <text:p><text:s/>0.3343237578346452 </text:p>
          </table:table-cell>
          <table:table-cell office:value-type="string" calcext:value-type="string">
            <text:p><text:s/>[0.4184669554233551, 0.8275877833366394, 0.9653891324996948, 0.999976038932800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legislative_sessions_input &lt;SEP&gt; &lt;START&gt; /government/legislative_session/members./government/government_position_held/district_represented /government/legislative_session/members./government/government_position_held/district_represented /government/legislative_session/members./government/government_position_held/legislative_sessions-1 &lt;END&gt;</text:p>
          </table:table-cell>
          <table:table-cell office:value-type="string" calcext:value-type="string">
            <text:p><text:s/>0.3314691287576296 </text:p>
          </table:table-cell>
          <table:table-cell office:value-type="string" calcext:value-type="string">
            <text:p><text:s/>[0.5935565829277039, 0.6673122048377991, 0.8377164602279663, 0.998975515365600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other_crew./film/film_crew_gig/crewmember-1_input &lt;SEP&gt; &lt;START&gt; /film/film/other_crew./film/film_crew_gig/crewmember /film/film/other_crew./film/film_crew_gig/film_crew_role-1 /film/film/other_crew./film/film_crew_gig/film_crew_role-1 /award/award_nominated_work/award_nominations./award/award_nomination/nominated_for-1 &lt;END&gt;</text:p>
          </table:table-cell>
          <table:table-cell office:value-type="string" calcext:value-type="string">
            <text:p><text:s/>0.32844575489919386 </text:p>
          </table:table-cell>
          <table:table-cell office:value-type="string" calcext:value-type="string">
            <text:p><text:s/>[0.6945735812187195, 0.5536195635795593, 0.8567806482315063, 0.9969383478164673, 0.999990820884704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travel/travel_destination/how_to_get_here./travel/transportation/mode_of_transportation-1_input &lt;SEP&gt; &lt;START&gt; /location/country/capital /olympics/olympic_participating_country/medals_won./olympics/olympic_medal_honor/olympics-1 /time/event/locations /travel/travel_destination/how_to_get_here./travel/transportation/mode_of_transportation &lt;END&gt;</text:p>
          </table:table-cell>
          <table:table-cell office:value-type="string" calcext:value-type="string">
            <text:p><text:s/>0.32481078771318483 </text:p>
          </table:table-cell>
          <table:table-cell office:value-type="string" calcext:value-type="string">
            <text:p><text:s/>[0.3334088921546936, 0.9809258580207825, 0.9939125776290894, 0.9992406368255615, 0.999997258186340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assets./measurement_unit/dated_money_value/currency_input &lt;SEP&gt; &lt;START&gt; /business/business_operation/revenue./measurement_unit/dated_money_value/currency /organization/non_profit_organization/registered_with./organization/non_profit_registration/registering_agency-1 /organization/non_profit_organization/registered_with./organization/non_profit_registration/registering_agency-1 &lt;END&gt;</text:p>
          </table:table-cell>
          <table:table-cell office:value-type="string" calcext:value-type="string">
            <text:p><text:s/>0.32143304945222684 </text:p>
          </table:table-cell>
          <table:table-cell office:value-type="string" calcext:value-type="string">
            <text:p><text:s/>[0.324194073677063, 0.998751163482666, 0.9927893280982971, 0.999933362007141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culturalevent/event/entity_involved-1_input &lt;SEP&gt; &lt;START&gt; /film/film_subject/films-1 /film/director/film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32004885527387944 </text:p>
          </table:table-cell>
          <table:table-cell office:value-type="string" calcext:value-type="string">
            <text:p><text:s/>[0.3284004330635071, 0.9939040541648865, 0.9971109628677368, 0.9833889603614807, 0.999998331069946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organization/non_profit_organization/registered_with./organization/non_profit_registration/registering_agency_input &lt;SEP&gt; &lt;START&gt; /organization/non_profit_organization/registered_with./organization/non_profit_registration/registering_agency-1 /organization/non_profit_organization/registered_with./organization/non_profit_registration/registering_agency-1 /organization/non_profit_organization/registered_with./organization/non_profit_registration/registering_agency-1 &lt;END&gt;</text:p>
          </table:table-cell>
          <table:table-cell office:value-type="string" calcext:value-type="string">
            <text:p><text:s/>0.3103879780874259 </text:p>
          </table:table-cell>
          <table:table-cell office:value-type="string" calcext:value-type="string">
            <text:p><text:s/>[0.8856844305992126, 0.35541048645973206, 0.9884462356567383, 0.997568190097808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organization/non_profit_organization/registered_with./organization/non_profit_registration/registering_agency_input &lt;SEP&gt; &lt;START&gt; /organization/non_profit_organization/registered_with./organization/non_profit_registration/registering_agency-1 /location/location/contains /location/statistical_region/gdp_nominal./measurement_unit/dated_money_value/currency-1 /education/university/local_tuition./measurement_unit/dated_money_value/currency &lt;END&gt;</text:p>
          </table:table-cell>
          <table:table-cell office:value-type="string" calcext:value-type="string">
            <text:p><text:s/>0.30390369954461965 </text:p>
          </table:table-cell>
          <table:table-cell office:value-type="string" calcext:value-type="string">
            <text:p><text:s/>[0.8856844305992126, 0.34455713629722595, 0.9982376098632812, 0.9976170659065247, 0.99999523162841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baseball/baseball_roster_position/position_input &lt;SEP&gt; &lt;START&gt; /sports/sports_team/roster./baseball/baseball_roster_position/position-1 /sports/sports_team/colors-1 /education/educational_institution/colors-1 /sports/professional_sports_team/draft_picks./sports/sports_league_draft_pick/school-1 &lt;END&gt;</text:p>
          </table:table-cell>
          <table:table-cell office:value-type="string" calcext:value-type="string">
            <text:p><text:s/>0.3004066369482955 </text:p>
          </table:table-cell>
          <table:table-cell office:value-type="string" calcext:value-type="string">
            <text:p><text:s/>[0.40275540947914124, 0.7567460536956787, 0.9944728016853333, 0.991119921207428, 0.999997377395629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actor/dubbing_performances./film/dubbing_performance/language-1_input &lt;SEP&gt; &lt;START&gt; /film/film/language-1 /film/film_distributor/films_distributed./film/film_film_distributor_relationship/film-1 /organization/organization/place_founded /people/person/places_lived./people/place_lived/location-1 &lt;END&gt;</text:p>
          </table:table-cell>
          <table:table-cell office:value-type="string" calcext:value-type="string">
            <text:p><text:s/>0.2985418507465488 </text:p>
          </table:table-cell>
          <table:table-cell office:value-type="string" calcext:value-type="string">
            <text:p><text:s/>[0.5042852759361267, 0.5924117565155029, 0.9996689558029175, 0.9996541738510132, 0.999998331069946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baseball/baseball_roster_position/position_input &lt;SEP&gt; &lt;START&gt; /sports/sports_position/players./sports/sports_team_roster/team-1 /sports/professional_sports_team/draft_picks./sports/sports_league_draft_pick/school-1 /education/educational_institution/colors-1 /sports/sports_team/colors &lt;END&gt;</text:p>
          </table:table-cell>
          <table:table-cell office:value-type="string" calcext:value-type="string">
            <text:p><text:s/>0.29746193355012823 </text:p>
          </table:table-cell>
          <table:table-cell office:value-type="string" calcext:value-type="string">
            <text:p><text:s/>[0.5735981464385986, 0.5996690988540649, 0.9919142723083496, 0.8718439936637878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celebrity_friends./celebrities/friendship/friend_input &lt;SEP&gt; &lt;START&gt; /award/award_nominee/award_nominations./award/award_nomination/award_nominee-1 /base/popstra/celebrity/breakup./base/popstra/breakup/participant /people/person/gender /people/person/gender-1 &lt;END&gt;</text:p>
          </table:table-cell>
          <table:table-cell office:value-type="string" calcext:value-type="string">
            <text:p><text:s/>0.2930124725311473 </text:p>
          </table:table-cell>
          <table:table-cell office:value-type="string" calcext:value-type="string">
            <text:p><text:s/>[0.3080066740512848, 0.999925971031189, 0.9963913559913635, 0.9548391103744507, 0.999995350837707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legislative_sessions_input &lt;SEP&gt; &lt;START&gt; /government/legislative_session/members./government/government_position_held/district_represented-1 /location/statistical_region/religions./location/religion_percentage/religion-1 /location/statistical_region/religions./location/religion_percentage/religion /government/legislative_session/members./government/government_position_held/district_represented-1 &lt;END&gt;</text:p>
          </table:table-cell>
          <table:table-cell office:value-type="string" calcext:value-type="string">
            <text:p><text:s/>0.28797327610914664 </text:p>
          </table:table-cell>
          <table:table-cell office:value-type="string" calcext:value-type="string">
            <text:p><text:s/>[0.3221818804740906, 0.949868381023407, 0.9990159273147583, 0.9419249892234802, 0.999997496604919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usic/artist/contribution./music/recording_contribution/performance_role-1_input &lt;SEP&gt; &lt;START&gt; /music/artist/track_contributions./music/track_contribution/role /music/artist/track_contributions./music/track_contribution/role /music/performance_role/track_performances./music/track_contribution/role /music/artist/contribution./music/recording_contribution/performance_role-1 &lt;END&gt;</text:p>
          </table:table-cell>
          <table:table-cell office:value-type="string" calcext:value-type="string">
            <text:p><text:s/>0.28753546662370866 </text:p>
          </table:table-cell>
          <table:table-cell office:value-type="string" calcext:value-type="string">
            <text:p><text:s/>[0.33956921100616455, 0.9772446155548096, 0.879798412322998, 0.9848687648773193, 0.999996066093444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actor/dubbing_performances./film/dubbing_performance/language-1_input &lt;SEP&gt; &lt;START&gt; /film/film/language /film/film/executive_produced_by /people/person/profession /people/person/profession-1 &lt;END&gt;</text:p>
          </table:table-cell>
          <table:table-cell office:value-type="string" calcext:value-type="string">
            <text:p><text:s/>0.27907403715345447 </text:p>
          </table:table-cell>
          <table:table-cell office:value-type="string" calcext:value-type="string">
            <text:p><text:s/>[0.29011908173561096, 0.9855461120605469, 0.9977837204933167, 0.9782068729400635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schemastaging/organization_extra/phone_number./base/schemastaging/phone_sandbox/service_language-1_input &lt;SEP&gt; &lt;START&gt; /film/actor/dubbing_performances./film/dubbing_performance/language-1 /people/person/languages-1 /education/educational_degree/people_with_this_degree./education/education/major_field_of_study /education/educational_degree/people_with_this_degree./education/education/institution &lt;END&gt;</text:p>
          </table:table-cell>
          <table:table-cell office:value-type="string" calcext:value-type="string">
            <text:p><text:s/>0.2760588849334629 </text:p>
          </table:table-cell>
          <table:table-cell office:value-type="string" calcext:value-type="string">
            <text:p><text:s/>[0.28156396746635437, 0.9911066889762878, 0.993950366973877, 0.9952700734138489, 0.999996781349182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operating_income./measurement_unit/dated_money_value/currency-1_input &lt;SEP&gt; &lt;START&gt; /base/schemastaging/person_extra/net_worth./measurement_unit/dated_money_value/currency-1 /base/schemastaging/person_extra/net_worth./measurement_unit/dated_money_value/currency-1 /education/university/domestic_tuition./measurement_unit/dated_money_value/currency &lt;END&gt;</text:p>
          </table:table-cell>
          <table:table-cell office:value-type="string" calcext:value-type="string">
            <text:p><text:s/>0.27273079120949617 </text:p>
          </table:table-cell>
          <table:table-cell office:value-type="string" calcext:value-type="string">
            <text:p><text:s/>[0.2854192554950714, 0.9939100742340088, 0.961505115032196, 0.999889969825744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cinematography_input &lt;SEP&gt; &lt;START&gt; /film/film_distributor/films_distributed./film/film_film_distributor_relationship/film-1 /film/film_distributor/films_distributed./film/film_film_distributor_relationship/film-1 /film/film/cinematography-1 &lt;END&gt;</text:p>
          </table:table-cell>
          <table:table-cell office:value-type="string" calcext:value-type="string">
            <text:p><text:s/>0.2650091100567573 </text:p>
          </table:table-cell>
          <table:table-cell office:value-type="string" calcext:value-type="string">
            <text:p><text:s/>[0.283247709274292, 0.9644199013710022, 0.970397412776947, 0.999720513820648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schemastaging/organization_extra/phone_number./base/schemastaging/phone_sandbox/service_language-1_input &lt;SEP&gt; &lt;START&gt; /people/person/languages-1 /people/person/spouse_s./people/marriage/type_of_union-1 /people/marriage_union_type/unions_of_this_type./people/marriage/location_of_ceremony-1 /organization/organization/headquarters./location/mailing_address/citytown &lt;END&gt;</text:p>
          </table:table-cell>
          <table:table-cell office:value-type="string" calcext:value-type="string">
            <text:p><text:s/>0.2610496012105618 </text:p>
          </table:table-cell>
          <table:table-cell office:value-type="string" calcext:value-type="string">
            <text:p><text:s/>[0.35389599204063416, 0.7618724703788757, 0.9747962355613708, 0.9932366013526917, 0.999996662139892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ountry/official_language_input &lt;SEP&gt; &lt;START&gt; /people/person/languages-1 /base/schemastaging/person_extra/net_worth./measurement_unit/dated_money_value/currency-1 /location/statistical_region/gdp_nominal./measurement_unit/dated_money_value/currency /military/military_combatant/military_conflicts./military/military_combatant_group/combatants &lt;END&gt;</text:p>
          </table:table-cell>
          <table:table-cell office:value-type="string" calcext:value-type="string">
            <text:p><text:s/>0.25820591179203384 </text:p>
          </table:table-cell>
          <table:table-cell office:value-type="string" calcext:value-type="string">
            <text:p><text:s/>[0.7792623043060303, 0.3517407178878784, 0.9990246295928955, 0.9429460167884827, 0.999992728233337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operating_income./measurement_unit/dated_money_value/currency-1_input &lt;SEP&gt; &lt;START&gt; /organization/endowed_organization/endowment./measurement_unit/dated_money_value/currency /education/educational_degree/people_with_this_degree./education/education/institution-1 /education/educational_degree/people_with_this_degree./education/education/major_field_of_study /base/schemastaging/organization_extra/phone_number./base/schemastaging/phone_sandbox/service_language-1 &lt;END&gt;</text:p>
          </table:table-cell>
          <table:table-cell office:value-type="string" calcext:value-type="string">
            <text:p><text:s/>0.25804055805045045 </text:p>
          </table:table-cell>
          <table:table-cell office:value-type="string" calcext:value-type="string">
            <text:p><text:s/>[0.2834780216217041, 0.9330646991729736, 0.9817888140678406, 0.9936646223068237, 0.999997496604919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_input &lt;SEP&gt; &lt;START&gt; /sports/pro_athlete/teams./sports/sports_team_roster/team /sports/professional_sports_team/draft_picks./sports/sports_league_draft_pick/draft-1 /sports/professional_sports_team/draft_picks./sports/sports_league_draft_pick/draft-1 &lt;END&gt;</text:p>
          </table:table-cell>
          <table:table-cell office:value-type="string" calcext:value-type="string">
            <text:p><text:s/>0.25019928280571846 </text:p>
          </table:table-cell>
          <table:table-cell office:value-type="string" calcext:value-type="string">
            <text:p><text:s/>[0.7326118350028992, 0.9687448740005493, 0.35267096757888794, 0.999615550041198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cinematography_input &lt;SEP&gt; &lt;START&gt; /film/film/cinematography-1 /award/award_winning_work/awards_won./award/award_honor/award-1 /award/award_category/nominees./award/award_nomination/nominated_for &lt;END&gt;</text:p>
          </table:table-cell>
          <table:table-cell office:value-type="string" calcext:value-type="string">
            <text:p><text:s/>0.2487077556731463 </text:p>
          </table:table-cell>
          <table:table-cell office:value-type="string" calcext:value-type="string">
            <text:p><text:s/>[0.2514936327934265, 0.9976581335067749, 0.9914392232894897, 0.999803125858306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organization/non_profit_organization/registered_with./organization/non_profit_registration/registering_agency_input &lt;SEP&gt; &lt;START&gt; /organization/non_profit_organization/registered_with./organization/non_profit_registration/registering_agency-1 /business/business_operation/assets./measurement_unit/dated_money_value/currency-1 /business/business_operation/operating_income./measurement_unit/dated_money_value/currency-1 &lt;END&gt;</text:p>
          </table:table-cell>
          <table:table-cell office:value-type="string" calcext:value-type="string">
            <text:p><text:s/>0.24853853261001846 </text:p>
          </table:table-cell>
          <table:table-cell office:value-type="string" calcext:value-type="string">
            <text:p><text:s/>[0.8856844305992126, 0.2807900309562683, 0.9993901252746582, 0.999995350837707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field_of_study/students_majoring./education/education/major_field_of_study_input &lt;SEP&gt; &lt;START&gt; /film/actor/dubbing_performances./film/dubbing_performance/language-1 /people/person/spouse_s./people/marriage/type_of_union-1 /people/person/spouse_s./people/marriage/type_of_union /education/field_of_study/students_majoring./education/education/student &lt;END&gt;</text:p>
          </table:table-cell>
          <table:table-cell office:value-type="string" calcext:value-type="string">
            <text:p><text:s/>0.24148915039904334 </text:p>
          </table:table-cell>
          <table:table-cell office:value-type="string" calcext:value-type="string">
            <text:p><text:s/>[0.25226449966430664, 0.9856137633323669, 0.9788156747817993, 0.9922829270362854, 0.999996066093444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ood/food/nutrients./food/nutrition_fact/nutrient_input &lt;SEP&gt; &lt;START&gt; /food/food/nutrients./food/nutrition_fact/nutrient-1 /food/food/nutrients./food/nutrition_fact/nutrient /food/food/nutrients./food/nutrition_fact/nutrient &lt;END&gt;</text:p>
          </table:table-cell>
          <table:table-cell office:value-type="string" calcext:value-type="string">
            <text:p><text:s/>0.24031731228370726 </text:p>
          </table:table-cell>
          <table:table-cell office:value-type="string" calcext:value-type="string">
            <text:p><text:s/>[0.9537513852119446, 0.5155994892120361, 0.4887194335460663, 0.999948859214782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travel/travel_destination/how_to_get_here./travel/transportation/mode_of_transportation-1_input &lt;SEP&gt; &lt;START&gt; /location/location/time_zones /location/location/time_zones /travel/travel_destination/how_to_get_here./travel/transportation/mode_of_transportation &lt;END&gt;</text:p>
          </table:table-cell>
          <table:table-cell office:value-type="string" calcext:value-type="string">
            <text:p><text:s/>0.23985808253288443 </text:p>
          </table:table-cell>
          <table:table-cell office:value-type="string" calcext:value-type="string">
            <text:p><text:s/>[0.2415451556444168, 0.9954648613929749, 0.9980303645133972, 0.999508142471313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ood/food/nutrients./food/nutrition_fact/nutrient_input &lt;SEP&gt; &lt;START&gt; /food/food/nutrients./food/nutrition_fact/nutrient-1 /food/food/nutrients./food/nutrition_fact/nutrient /food/food/nutrients./food/nutrition_fact/nutrient-1 &lt;END&gt;</text:p>
          </table:table-cell>
          <table:table-cell office:value-type="string" calcext:value-type="string">
            <text:p><text:s/>0.2359471681361575 </text:p>
          </table:table-cell>
          <table:table-cell office:value-type="string" calcext:value-type="string">
            <text:p><text:s/>[0.9537513852119446, 0.5155994892120361, 0.510881781578064, 0.939175367355346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-1_input &lt;SEP&gt; &lt;START&gt; /sports/sports_position/players./sports/sports_team_roster/team /sports/sports_team/roster./basketball/basketball_roster_position/position-1 /sports/professional_sports_team/draft_picks./sports/sports_league_draft_pick/draft &lt;END&gt;</text:p>
          </table:table-cell>
          <table:table-cell office:value-type="string" calcext:value-type="string">
            <text:p><text:s/>0.2348558732574113 </text:p>
          </table:table-cell>
          <table:table-cell office:value-type="string" calcext:value-type="string">
            <text:p><text:s/>[0.23870818316936493, 0.9869248867034912, 0.9969321489334106, 0.999964118003845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district_represented_input &lt;SEP&gt; &lt;START&gt; /location/location/contains /location/location/contains /government/legislative_session/members./government/government_position_held/district_represented-1 &lt;END&gt;</text:p>
          </table:table-cell>
          <table:table-cell office:value-type="string" calcext:value-type="string">
            <text:p><text:s/>0.2336259703242279 </text:p>
          </table:table-cell>
          <table:table-cell office:value-type="string" calcext:value-type="string">
            <text:p><text:s/>[0.30010104179382324, 0.9076005816459656, 0.8582764863967896, 0.999382257461547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statistical_region/gdp_nominal_per_capita./measurement_unit/dated_money_value/currency_input &lt;SEP&gt; &lt;START&gt; /film/film/estimated_budget./measurement_unit/dated_money_value/currency-1 /film/film/release_date_s./film/film_regional_release_date/film_release_region-1 /location/statistical_region/gdp_nominal./measurement_unit/dated_money_value/currency-1 /location/statistical_region/gdp_nominal_per_capita./measurement_unit/dated_money_value/currency-1 &lt;END&gt;</text:p>
          </table:table-cell>
          <table:table-cell office:value-type="string" calcext:value-type="string">
            <text:p><text:s/>0.22954133501718732 </text:p>
          </table:table-cell>
          <table:table-cell office:value-type="string" calcext:value-type="string">
            <text:p><text:s/>[0.5555631518363953, 0.41757798194885254, 0.9933997392654419, 0.9960177540779114, 0.999997138977050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erson/employment_history./business/employment_tenure/company-1_input &lt;SEP&gt; &lt;START&gt; /influence/influence_node/influenced_by /people/person/gender /people/person/gender-1 /education/educational_institution/students_graduates./education/education/student &lt;END&gt;</text:p>
          </table:table-cell>
          <table:table-cell office:value-type="string" calcext:value-type="string">
            <text:p><text:s/>0.22560673739036935 </text:p>
          </table:table-cell>
          <table:table-cell office:value-type="string" calcext:value-type="string">
            <text:p><text:s/>[0.2318446934223175, 0.9891566038131714, 0.9912889003753662, 0.9924101829528809, 0.999996304512023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sexual_relationships./celebrities/romantic_relationship/celebrity-1_input &lt;SEP&gt; &lt;START&gt; /people/person/languages /film/film/language-1 /film/film/release_date_s./film/film_regional_release_date/film_release_region /people/person/place_of_birth &lt;END&gt;</text:p>
          </table:table-cell>
          <table:table-cell office:value-type="string" calcext:value-type="string">
            <text:p><text:s/>0.2222113565445751 </text:p>
          </table:table-cell>
          <table:table-cell office:value-type="string" calcext:value-type="string">
            <text:p><text:s/>[0.2481258362531662, 0.9849253296852112, 0.9106839895248413, 0.9984444975852966, 0.999998450279235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statistical_region/gdp_nominal_per_capita./measurement_unit/dated_money_value/currency_input &lt;SEP&gt; &lt;START&gt; /film/film/estimated_budget./measurement_unit/dated_money_value/currency-1 /film/film/estimated_budget./measurement_unit/dated_money_value/currency-1 /location/statistical_region/gdp_real./measurement_unit/adjusted_money_value/adjustment_currency-1 /base/aareas/schema/administrative_area/administrative_parent-1 &lt;END&gt;</text:p>
          </table:table-cell>
          <table:table-cell office:value-type="string" calcext:value-type="string">
            <text:p><text:s/>0.22053527406681495 </text:p>
          </table:table-cell>
          <table:table-cell office:value-type="string" calcext:value-type="string">
            <text:p><text:s/>[0.5555631518363953, 0.4174365997314453, 0.9809701442718506, 0.9693918228149414, 0.99999761581420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educational_degree/people_with_this_degree./education/education/student-1_input &lt;SEP&gt; &lt;START&gt; /education/educational_degree/people_with_this_degree./education/education/student /people/person/spouse_s./people/marriage/type_of_union-1 /people/person/spouse_s./people/marriage/type_of_union /award/award_nominee/award_nominations./award/award_nomination/award_nominee &lt;END&gt;</text:p>
          </table:table-cell>
          <table:table-cell office:value-type="string" calcext:value-type="string">
            <text:p><text:s/>0.21898515411710232 </text:p>
          </table:table-cell>
          <table:table-cell office:value-type="string" calcext:value-type="string">
            <text:p><text:s/>[0.2835772931575775, 0.9967261552810669, 0.932587742805481, 0.8307680487632751, 0.999995112419128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travel/travel_destination/how_to_get_here./travel/transportation/mode_of_transportation-1_input &lt;SEP&gt; &lt;START&gt; /people/person/places_lived./people/place_lived/location-1 /film/actor/film./film/performance/film /film/film/release_date_s./film/film_regional_release_date/film_release_region-1 /travel/travel_destination/how_to_get_here./travel/transportation/mode_of_transportation &lt;END&gt;</text:p>
          </table:table-cell>
          <table:table-cell office:value-type="string" calcext:value-type="string">
            <text:p><text:s/>0.21811122056670387 </text:p>
          </table:table-cell>
          <table:table-cell office:value-type="string" calcext:value-type="string">
            <text:p><text:s/>[0.22254981100559235, 0.9971989393234253, 0.9844965934753418, 0.9982876181602478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_input &lt;SEP&gt; &lt;START&gt; /sports/pro_athlete/teams./sports/sports_team_roster/team /sports/professional_sports_team/draft_picks./sports/sports_league_draft_pick/draft-1 /sports/professional_sports_team/draft_picks./sports/sports_league_draft_pick/draft &lt;END&gt;</text:p>
          </table:table-cell>
          <table:table-cell office:value-type="string" calcext:value-type="string">
            <text:p><text:s/>0.21752128710145718 </text:p>
          </table:table-cell>
          <table:table-cell office:value-type="string" calcext:value-type="string">
            <text:p><text:s/>[0.7326118350028992, 0.9687448740005493, 0.3065473437309265, 0.999817788600921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assets./measurement_unit/dated_money_value/currency_input &lt;SEP&gt; &lt;START&gt; /organization/endowed_organization/endowment./measurement_unit/dated_money_value/currency-1 /organization/endowed_organization/endowment./measurement_unit/dated_money_value/currency-1 /organization/endowed_organization/endowment./measurement_unit/dated_money_value/currency &lt;END&gt;</text:p>
          </table:table-cell>
          <table:table-cell office:value-type="string" calcext:value-type="string">
            <text:p><text:s/>0.21582143575601992 </text:p>
          </table:table-cell>
          <table:table-cell office:value-type="string" calcext:value-type="string">
            <text:p><text:s/>[0.2547610104084015, 0.8498659729957581, 0.9970484375953674, 0.999758064746856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canoodled./base/popstra/canoodled/participant-1_input &lt;SEP&gt; &lt;START&gt; /base/popstra/celebrity/canoodled./base/popstra/canoodled/participant /base/popstra/celebrity/canoodled./base/popstra/canoodled/participant /award/award_category/winners./award/award_honor/award_winner /award/award_nominee/award_nominations./award/award_nomination/award-1 &lt;END&gt;</text:p>
          </table:table-cell>
          <table:table-cell office:value-type="string" calcext:value-type="string">
            <text:p><text:s/>0.20525920824563446 </text:p>
          </table:table-cell>
          <table:table-cell office:value-type="string" calcext:value-type="string">
            <text:p><text:s/>[0.23270630836486816, 0.9023067951202393, 0.985499918460846, 0.9919381737709045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baseball/baseball_roster_position/position_input &lt;SEP&gt; &lt;START&gt; /sports/sports_position/players./sports/sports_team_roster/team-1 /baseball/baseball_team/team_stats./baseball/baseball_team_stats/season /baseball/baseball_team/team_stats./baseball/baseball_team_stats/season-1 &lt;END&gt;</text:p>
          </table:table-cell>
          <table:table-cell office:value-type="string" calcext:value-type="string">
            <text:p><text:s/>0.20353600991695212 </text:p>
          </table:table-cell>
          <table:table-cell office:value-type="string" calcext:value-type="string">
            <text:p><text:s/>[0.5735981464385986, 0.35520613193511963, 0.9989868998527527, 0.999984502792358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school_input &lt;SEP&gt; &lt;START&gt; /sports/sports_team/roster./american_football/football_historical_roster_position/position_s-1 /sports/sports_team/roster./american_football/football_historical_roster_position/position_s /sports/sports_team/colors /education/educational_institution/colors &lt;END&gt;</text:p>
          </table:table-cell>
          <table:table-cell office:value-type="string" calcext:value-type="string">
            <text:p><text:s/>0.19695031940633842 </text:p>
          </table:table-cell>
          <table:table-cell office:value-type="string" calcext:value-type="string">
            <text:p><text:s/>[0.2401200383901596, 0.9844339489936829, 0.8651951551437378, 0.9630274176597595, 0.999974608421325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film_festivals-1_input &lt;SEP&gt; &lt;START&gt; /film/film/language /people/person/languages-1 /film/film/written_by /film/film/film_festivals-1 &lt;END&gt;</text:p>
          </table:table-cell>
          <table:table-cell office:value-type="string" calcext:value-type="string">
            <text:p><text:s/>0.19075622584229548 </text:p>
          </table:table-cell>
          <table:table-cell office:value-type="string" calcext:value-type="string">
            <text:p><text:s/>[0.1919756382703781, 0.9943715333938599, 0.9999203681945801, 0.9993545413017273, 0.999997496604919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anguage/human_language/countries_spoken_in-1_input &lt;SEP&gt; &lt;START&gt; /film/film/language-1 /film/film/language-1 /location/country/official_language-1 /military/military_combatant/military_conflicts./military/military_combatant_group/combatants-1 &lt;END&gt;</text:p>
          </table:table-cell>
          <table:table-cell office:value-type="string" calcext:value-type="string">
            <text:p><text:s/>0.18663435583019 </text:p>
          </table:table-cell>
          <table:table-cell office:value-type="string" calcext:value-type="string">
            <text:p><text:s/>[0.3400964140892029, 0.6024982333183289, 0.9194678664207458, 0.9905998110771179, 0.99999761581420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breakup./base/popstra/breakup/participant-1_input &lt;SEP&gt; &lt;START&gt; /people/person/spouse_s./people/marriage/type_of_union /people/person/spouse_s./people/marriage/type_of_union /people/person/profession-1 /people/person/profession &lt;END&gt;</text:p>
          </table:table-cell>
          <table:table-cell office:value-type="string" calcext:value-type="string">
            <text:p><text:s/>0.18623458930342981 </text:p>
          </table:table-cell>
          <table:table-cell office:value-type="string" calcext:value-type="string">
            <text:p><text:s/>[0.23559877276420593, 0.9545227885246277, 0.9637458920478821, 0.859291672706604, 0.999995112419128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apital_of_administrative_division/capital_of./location/administrative_division_capital_relationship/administrative_division-1_input &lt;SEP&gt; &lt;START&gt; /location/location/contains-1 &lt;END&gt;</text:p>
          </table:table-cell>
          <table:table-cell office:value-type="string" calcext:value-type="string">
            <text:p><text:s/>0.18532725464916577 </text:p>
          </table:table-cell>
          <table:table-cell office:value-type="string" calcext:value-type="string">
            <text:p><text:s/>[0.1963339000940323, 0.943939149379730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job_title/people_with_this_title./business/employment_tenure/company_input &lt;SEP&gt; &lt;START&gt; /business/job_title/people_with_this_title./business/employment_tenure/company-1 /business/job_title/people_with_this_title./business/employment_tenure/company-1 /business/job_title/people_with_this_title./business/employment_tenure/company-1 &lt;END&gt;</text:p>
          </table:table-cell>
          <table:table-cell office:value-type="string" calcext:value-type="string">
            <text:p><text:s/>0.18369186110861593 </text:p>
          </table:table-cell>
          <table:table-cell office:value-type="string" calcext:value-type="string">
            <text:p><text:s/>[0.6693942546844482, 0.2770763337612152, 0.9904770851135254, 0.999917268753051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field_of_study/students_majoring./education/education/major_field_of_study_input &lt;SEP&gt; &lt;START&gt; /education/educational_institution/students_graduates./education/education/major_field_of_study /education/educational_degree/people_with_this_degree./education/education/institution-1 /education/educational_degree/people_with_this_degree./education/education/institution /education/educational_institution/students_graduates./education/education/major_field_of_study-1 &lt;END&gt;</text:p>
          </table:table-cell>
          <table:table-cell office:value-type="string" calcext:value-type="string">
            <text:p><text:s/>0.18316512062653575 </text:p>
          </table:table-cell>
          <table:table-cell office:value-type="string" calcext:value-type="string">
            <text:p><text:s/>[0.19299207627773285, 0.9602873921394348, 0.9920241832733154, 0.9962788224220276, 0.999997496604919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rofession/specialization_of_input &lt;SEP&gt; &lt;START&gt; /people/person/profession-1 /people/person/gender /people/person/gender /people/person/profession-1 &lt;END&gt;</text:p>
          </table:table-cell>
          <table:table-cell office:value-type="string" calcext:value-type="string">
            <text:p><text:s/>0.18106640068125848 </text:p>
          </table:table-cell>
          <table:table-cell office:value-type="string" calcext:value-type="string">
            <text:p><text:s/>[0.3842885494232178, 0.48838964104652405, 0.9715359807014465, 0.9930186867713928, 0.999994635581970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district_represented_input &lt;SEP&gt; &lt;START&gt; /government/legislative_session/members./government/government_position_held/district_represented-1 /government/legislative_session/members./government/government_position_held/district_represented /government/legislative_session/members./government/government_position_held/district_represented /government/legislative_session/members./government/government_position_held/legislative_sessions &lt;END&gt;</text:p>
          </table:table-cell>
          <table:table-cell office:value-type="string" calcext:value-type="string">
            <text:p><text:s/>0.18038775028407392 </text:p>
          </table:table-cell>
          <table:table-cell office:value-type="string" calcext:value-type="string">
            <text:p><text:s/>[0.37374261021614075, 0.9029895663261414, 0.5362395644187927, 0.9967669248580933, 0.999998211860656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breakup./base/popstra/breakup/participant-1_input &lt;SEP&gt; &lt;START&gt; /people/person/gender-1 /people/person/gender-1 /award/award_nominee/award_nominations./award/award_nomination/award_nominee /award/award_nominee/award_nominations./award/award_nomination/award_nominee-1 &lt;END&gt;</text:p>
          </table:table-cell>
          <table:table-cell office:value-type="string" calcext:value-type="string">
            <text:p><text:s/>0.1782471456498886 </text:p>
          </table:table-cell>
          <table:table-cell office:value-type="string" calcext:value-type="string">
            <text:p><text:s/>[0.28651195764541626, 0.6544142961502075, 0.96865314245224, 0.9814305901527405, 0.999998092651367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american_football/football_roster_position/position-1_input &lt;SEP&gt; &lt;START&gt; /sports/sports_position/players./sports/sports_team_roster/team /sports/sports_team/roster./american_football/football_roster_position/position-1 /sports/sports_team/roster./american_football/football_roster_position/position-1 &lt;END&gt;</text:p>
          </table:table-cell>
          <table:table-cell office:value-type="string" calcext:value-type="string">
            <text:p><text:s/>0.17788593661992377 </text:p>
          </table:table-cell>
          <table:table-cell office:value-type="string" calcext:value-type="string">
            <text:p><text:s/>[0.18391302227973938, 0.9843242168426514, 0.9826679825782776, 0.999963521957397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celebrity_friends./celebrities/friendship/friend_input &lt;SEP&gt; &lt;START&gt; /award/award_nominee/award_nominations./award/award_nomination/award /award/award_nominee/award_nominations./award/award_nomination/award /people/person/spouse_s./people/marriage/type_of_union-1 /people/person/spouse_s./people/marriage/type_of_union &lt;END&gt;</text:p>
          </table:table-cell>
          <table:table-cell office:value-type="string" calcext:value-type="string">
            <text:p><text:s/>0.17652760731146439 </text:p>
          </table:table-cell>
          <table:table-cell office:value-type="string" calcext:value-type="string">
            <text:p><text:s/>[0.20306546986103058, 0.9173796772956848, 0.9523209929466248, 0.9950500130653381, 0.999998092651367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american_football/football_roster_position/position-1_input &lt;SEP&gt; &lt;START&gt; /american_football/football_team/current_roster./sports/sports_team_roster/position-1 /american_football/football_team/current_roster./sports/sports_team_roster/position /sports/sports_team/roster./american_football/football_historical_roster_position/position_s &lt;END&gt;</text:p>
          </table:table-cell>
          <table:table-cell office:value-type="string" calcext:value-type="string">
            <text:p><text:s/>0.1738054524181992 </text:p>
          </table:table-cell>
          <table:table-cell office:value-type="string" calcext:value-type="string">
            <text:p><text:s/>[0.19031958281993866, 0.9936244487762451, 0.9190909266471863, 0.999998092651367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administrative_division/country_input &lt;SEP&gt; &lt;START&gt; /location/location/contains-1 /location/location/contains-1 /location/location/contains /base/aareas/schema/administrative_area/administrative_parent &lt;END&gt;</text:p>
          </table:table-cell>
          <table:table-cell office:value-type="string" calcext:value-type="string">
            <text:p><text:s/>0.17352602559258604 </text:p>
          </table:table-cell>
          <table:table-cell office:value-type="string" calcext:value-type="string">
            <text:p><text:s/>[0.3254692554473877, 0.9842866063117981, 0.5464910268783569, 0.9911779761314392, 0.999996304512023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administrative_division/country_input &lt;SEP&gt; &lt;START&gt; /base/biblioness/bibs_location/country /location/country/capital-1 /location/statistical_region/gdp_nominal./measurement_unit/dated_money_value/currency-1 /location/statistical_region/gni_per_capita_in_ppp_dollars./measurement_unit/dated_money_value/currency-1 &lt;END&gt;</text:p>
          </table:table-cell>
          <table:table-cell office:value-type="string" calcext:value-type="string">
            <text:p><text:s/>0.17252246490708512 </text:p>
          </table:table-cell>
          <table:table-cell office:value-type="string" calcext:value-type="string">
            <text:p><text:s/>[0.17393390834331512, 0.9978761672973633, 0.997416615486145, 0.9965751767158508, 0.999995589256286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operating_income./measurement_unit/dated_money_value/currency-1_input &lt;SEP&gt; &lt;START&gt; /location/statistical_region/rent50_2./measurement_unit/dated_money_value/currency /location/location/adjoin_s./location/adjoining_relationship/adjoins /location/statistical_region/rent50_2./measurement_unit/dated_money_value/currency-1 /education/university/domestic_tuition./measurement_unit/dated_money_value/currency-1 &lt;END&gt;</text:p>
          </table:table-cell>
          <table:table-cell office:value-type="string" calcext:value-type="string">
            <text:p><text:s/>0.16513074023536495 </text:p>
          </table:table-cell>
          <table:table-cell office:value-type="string" calcext:value-type="string">
            <text:p><text:s/>[0.17406892776489258, 0.997784435749054, 0.9981017708778381, 0.9525675773620605, 0.999998450279235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apital_of_administrative_division/capital_of./location/administrative_division_capital_relationship/administrative_division-1_input &lt;SEP&gt; &lt;START&gt; /people/person/places_lived./people/place_lived/location /people/person/places_lived./people/place_lived/location /location/hud_county_place/county-1 &lt;END&gt;</text:p>
          </table:table-cell>
          <table:table-cell office:value-type="string" calcext:value-type="string">
            <text:p><text:s/>0.16297596353675514 </text:p>
          </table:table-cell>
          <table:table-cell office:value-type="string" calcext:value-type="string">
            <text:p><text:s/>[0.17850680649280548, 0.9144889712333679, 0.9983733892440796, 0.999993801116943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job_title/people_with_this_title./business/employment_tenure/company_input &lt;SEP&gt; &lt;START&gt; /base/schemastaging/organization_extra/phone_number./base/schemastaging/phone_sandbox/service_location-1 /film/film/release_date_s./film/film_regional_release_date/film_release_region-1 /film/film/release_date_s./film/film_regional_release_date/film_release_region /government/government_office_category/officeholders./government/government_position_held/jurisdiction_of_office &lt;END&gt;</text:p>
          </table:table-cell>
          <table:table-cell office:value-type="string" calcext:value-type="string">
            <text:p><text:s/>0.1628922249701383 </text:p>
          </table:table-cell>
          <table:table-cell office:value-type="string" calcext:value-type="string">
            <text:p><text:s/>[0.17115545272827148, 0.9977782368659973, 0.956417977809906, 0.9973061084747314, 0.999998569488525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rofession/specialization_of_input &lt;SEP&gt; &lt;START&gt; /people/person/profession-1 /people/person/gender-1 /people/person/gender /people/person/profession-1 &lt;END&gt;</text:p>
          </table:table-cell>
          <table:table-cell office:value-type="string" calcext:value-type="string">
            <text:p><text:s/>0.16237521522034998 </text:p>
          </table:table-cell>
          <table:table-cell office:value-type="string" calcext:value-type="string">
            <text:p><text:s/>[0.3842885494232178, 0.42944037914276123, 0.9885679483413696, 0.9953018426895142, 0.999995589256286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other_crew./film/film_crew_gig/crewmember-1_input &lt;SEP&gt; &lt;START&gt; /film/film/other_crew./film/film_crew_gig/crewmember /film/film/other_crew./film/film_crew_gig/film_crew_role /film/film/other_crew./film/film_crew_gig/film_crew_role-1 /award/award_nominated_work/award_nominations./award/award_nomination/nominated_for-1 &lt;END&gt;</text:p>
          </table:table-cell>
          <table:table-cell office:value-type="string" calcext:value-type="string">
            <text:p><text:s/>0.1616835349067047 </text:p>
          </table:table-cell>
          <table:table-cell office:value-type="string" calcext:value-type="string">
            <text:p><text:s/>[0.6945735812187195, 0.4307767450809479, 0.5514435768127441, 0.979936957359314, 0.999990940093994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statistical_region/gdp_nominal_per_capita./measurement_unit/dated_money_value/currency_input &lt;SEP&gt; &lt;START&gt; /location/statistical_region/gni_per_capita_in_ppp_dollars./measurement_unit/dated_money_value/currency /olympics/olympic_sport/athletes./olympics/olympic_athlete_affiliation/country /olympics/olympic_sport/athletes./olympics/olympic_athlete_affiliation/country-1 /location/location/adjoin_s./location/adjoining_relationship/adjoins &lt;END&gt;</text:p>
          </table:table-cell>
          <table:table-cell office:value-type="string" calcext:value-type="string">
            <text:p><text:s/>0.1601974358301863 </text:p>
          </table:table-cell>
          <table:table-cell office:value-type="string" calcext:value-type="string">
            <text:p><text:s/>[0.17350490391254425, 0.9926096796989441, 0.9333082437515259, 0.9966464638710022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ood/food/nutrients./food/nutrition_fact/nutrient_input &lt;SEP&gt; &lt;START&gt; /food/food/nutrients./food/nutrition_fact/nutrient-1 /food/food/nutrients./food/nutrition_fact/nutrient-1 /food/food/nutrients./food/nutrition_fact/nutrient-1 /food/food/nutrients./food/nutrition_fact/nutrient-1 &lt;END&gt;</text:p>
          </table:table-cell>
          <table:table-cell office:value-type="string" calcext:value-type="string">
            <text:p><text:s/>0.16017496465775785 </text:p>
          </table:table-cell>
          <table:table-cell office:value-type="string" calcext:value-type="string">
            <text:p><text:s/>[0.9537513852119446, 0.48382630944252014, 0.7551366090774536, 0.5761302709579468, 0.797854602336883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_input &lt;SEP&gt; &lt;START&gt; /sports/pro_athlete/teams./sports/sports_team_roster/team /sports/professional_sports_team/draft_picks./sports/sports_league_draft_pick/draft-1 /sports/sports_position/players./sports/sports_team_roster/team-1 &lt;END&gt;</text:p>
          </table:table-cell>
          <table:table-cell office:value-type="string" calcext:value-type="string">
            <text:p><text:s/>0.158402280463707 </text:p>
          </table:table-cell>
          <table:table-cell office:value-type="string" calcext:value-type="string">
            <text:p><text:s/>[0.7326118350028992, 0.9687448740005493, 0.22346502542495728, 0.998776972293853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breakup./base/popstra/breakup/participant-1_input &lt;SEP&gt; &lt;START&gt; /influence/influence_node/influenced_by-1 /influence/influence_node/influenced_by-1 /people/ethnicity/people-1 /people/ethnicity/people-1 &lt;END&gt;</text:p>
          </table:table-cell>
          <table:table-cell office:value-type="string" calcext:value-type="string">
            <text:p><text:s/>0.15792183288269024 </text:p>
          </table:table-cell>
          <table:table-cell office:value-type="string" calcext:value-type="string">
            <text:p><text:s/>[0.2295622080564499, 0.9911139607429504, 0.6997232437133789, 0.9919557571411133, 0.999999046325683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district_represented_input &lt;SEP&gt; &lt;START&gt; /government/legislative_session/members./government/government_position_held/legislative_sessions-1 /government/legislative_session/members./government/government_position_held/district_represented /government/government_office_category/officeholders./government/government_position_held/jurisdiction_of_office-1 /government/government_office_category/officeholders./government/government_position_held/jurisdiction_of_office &lt;END&gt;</text:p>
          </table:table-cell>
          <table:table-cell office:value-type="string" calcext:value-type="string">
            <text:p><text:s/>0.15064123709104052 </text:p>
          </table:table-cell>
          <table:table-cell office:value-type="string" calcext:value-type="string">
            <text:p><text:s/>[0.1781587451696396, 0.8505121469497681, 0.9973715543746948, 0.9967812299728394, 0.999998569488525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film_festivals-1_input &lt;SEP&gt; &lt;START&gt; /film/film/language-1 /language/human_language/countries_spoken_in /film/film/release_date_s./film/film_regional_release_date/film_release_region /film/film/film_festivals &lt;END&gt;</text:p>
          </table:table-cell>
          <table:table-cell office:value-type="string" calcext:value-type="string">
            <text:p><text:s/>0.15017343898111649 </text:p>
          </table:table-cell>
          <table:table-cell office:value-type="string" calcext:value-type="string">
            <text:p><text:s/>[0.15194779634475708, 0.9903912544250488, 0.9987727999687195, 0.999138593673706, 0.999998807907104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actor/dubbing_performances./film/dubbing_performance/language-1_input &lt;SEP&gt; &lt;START&gt; /people/person/languages /people/person/spouse_s./people/marriage/type_of_union /people/person/spouse_s./people/marriage/type_of_union &lt;END&gt;</text:p>
          </table:table-cell>
          <table:table-cell office:value-type="string" calcext:value-type="string">
            <text:p><text:s/>0.14818303732514465 </text:p>
          </table:table-cell>
          <table:table-cell office:value-type="string" calcext:value-type="string">
            <text:p><text:s/>[0.16918089985847473, 0.9046998620033264, 0.97165447473526, 0.996393263339996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american_football/football_roster_position/position-1_input &lt;SEP&gt; &lt;START&gt; /sports/sports_team/roster./american_football/football_historical_roster_position/position_s /sports/sports_team/roster./american_football/football_roster_position/position-1 /sports/sports_team/roster./american_football/football_roster_position/position &lt;END&gt;</text:p>
          </table:table-cell>
          <table:table-cell office:value-type="string" calcext:value-type="string">
            <text:p><text:s/>0.1463465909376011 </text:p>
          </table:table-cell>
          <table:table-cell office:value-type="string" calcext:value-type="string">
            <text:p><text:s/>[0.16521349549293518, 0.9826451539993286, 0.9014850854873657, 0.999958157539367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actor/dubbing_performances./film/dubbing_performance/language-1_input &lt;SEP&gt; &lt;START&gt; /film/film/language-1 /film/actor/film./film/performance/film-1 /people/person/gender /people/person/gender &lt;END&gt;</text:p>
          </table:table-cell>
          <table:table-cell office:value-type="string" calcext:value-type="string">
            <text:p><text:s/>0.14527352004359173 </text:p>
          </table:table-cell>
          <table:table-cell office:value-type="string" calcext:value-type="string">
            <text:p><text:s/>[0.5042852759361267, 0.29020193219184875, 0.9935093522071838, 0.9991698265075684, 0.999996781349182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-1_input &lt;SEP&gt; &lt;START&gt; /sports/professional_sports_team/draft_picks./sports/sports_league_draft_pick/school /organization/endowed_organization/endowment./measurement_unit/dated_money_value/currency-1 /education/university/local_tuition./measurement_unit/dated_money_value/currency-1 /sports/sports_league_draft/picks./sports/sports_league_draft_pick/school-1 &lt;END&gt;</text:p>
          </table:table-cell>
          <table:table-cell office:value-type="string" calcext:value-type="string">
            <text:p><text:s/>0.14490030539774146 </text:p>
          </table:table-cell>
          <table:table-cell office:value-type="string" calcext:value-type="string">
            <text:p><text:s/>[0.14621776342391968, 0.9986746311187744, 0.9944338202476501, 0.9978627562522888, 0.999996423721313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administrative_division/country_input &lt;SEP&gt; &lt;START&gt; /film/film/release_date_s./film/film_regional_release_date/film_release_region /film/film/release_date_s./film/film_regional_release_date/film_release_region /base/aareas/schema/administrative_area/administrative_parent /location/location/adjoin_s./location/adjoining_relationship/adjoins-1 &lt;END&gt;</text:p>
          </table:table-cell>
          <table:table-cell office:value-type="string" calcext:value-type="string">
            <text:p><text:s/>0.143233138618039 </text:p>
          </table:table-cell>
          <table:table-cell office:value-type="string" calcext:value-type="string">
            <text:p><text:s/>[0.2155091017484665, 0.731104850769043, 0.9114474654197693, 0.9973973035812378, 0.999996304512023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film_festivals-1_input &lt;SEP&gt; &lt;START&gt; /film/actor/film./film/performance/film-1 /people/person/languages /film/film/language /film/film/film_festivals &lt;END&gt;</text:p>
          </table:table-cell>
          <table:table-cell office:value-type="string" calcext:value-type="string">
            <text:p><text:s/>0.14199299277107297 </text:p>
          </table:table-cell>
          <table:table-cell office:value-type="string" calcext:value-type="string">
            <text:p><text:s/>[0.15746459364891052, 0.9902616143226624, 0.9113890528678894, 0.9991511106491089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breakup./base/popstra/breakup/participant-1_input &lt;SEP&gt; &lt;START&gt; /base/popstra/celebrity/dated./base/popstra/dated/participant-1 &lt;END&gt;</text:p>
          </table:table-cell>
          <table:table-cell office:value-type="string" calcext:value-type="string">
            <text:p><text:s/>0.13889337080469488 </text:p>
          </table:table-cell>
          <table:table-cell office:value-type="string" calcext:value-type="string">
            <text:p><text:s/>[0.13977280259132385, 0.993708133697509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district_represented_input &lt;SEP&gt; &lt;START&gt; /government/legislative_session/members./government/government_position_held/district_represented-1 /government/legislative_session/members./government/government_position_held/district_represented /government/legislative_session/members./government/government_position_held/legislative_sessions /government/legislative_session/members./government/government_position_held/legislative_sessions &lt;END&gt;</text:p>
          </table:table-cell>
          <table:table-cell office:value-type="string" calcext:value-type="string">
            <text:p><text:s/>0.1369431636511322 </text:p>
          </table:table-cell>
          <table:table-cell office:value-type="string" calcext:value-type="string">
            <text:p><text:s/>[0.37374261021614075, 0.9029895663261414, 0.44481608271598816, 0.9122328758239746, 0.999997258186340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assets./measurement_unit/dated_money_value/currency_input &lt;SEP&gt; &lt;START&gt; /film/film/estimated_budget./measurement_unit/dated_money_value/currency /film/film/estimated_budget./measurement_unit/dated_money_value/currency /business/business_operation/assets./measurement_unit/dated_money_value/currency-1 &lt;END&gt;</text:p>
          </table:table-cell>
          <table:table-cell office:value-type="string" calcext:value-type="string">
            <text:p><text:s/>0.13635871435872626 </text:p>
          </table:table-cell>
          <table:table-cell office:value-type="string" calcext:value-type="string">
            <text:p><text:s/>[0.1623517870903015, 0.8673584461212158, 0.9685860276222229, 0.999744474887847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celebrity_friends./celebrities/friendship/friend_input &lt;SEP&gt; &lt;START&gt; /people/person/places_lived./people/place_lived/location-1 /people/marriage_union_type/unions_of_this_type./people/marriage/location_of_ceremony /people/person/spouse_s./people/marriage/type_of_union-1 &lt;END&gt;</text:p>
          </table:table-cell>
          <table:table-cell office:value-type="string" calcext:value-type="string">
            <text:p><text:s/>0.13409860103642787 </text:p>
          </table:table-cell>
          <table:table-cell office:value-type="string" calcext:value-type="string">
            <text:p><text:s/>[0.13678941130638123, 0.9863213896751404, 0.9964475631713867, 0.997467756271362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other_crew./film/film_crew_gig/crewmember-1_input &lt;SEP&gt; &lt;START&gt; /film/film/other_crew./film/film_crew_gig/crewmember /film/film/other_crew./film/film_crew_gig/film_crew_role /film/film/other_crew./film/film_crew_gig/film_crew_role &lt;END&gt;</text:p>
          </table:table-cell>
          <table:table-cell office:value-type="string" calcext:value-type="string">
            <text:p><text:s/>0.13254528533205231 </text:p>
          </table:table-cell>
          <table:table-cell office:value-type="string" calcext:value-type="string">
            <text:p><text:s/>[0.6945735812187195, 0.4307767450809479, 0.4467106759548187, 0.991670608520507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occer/football_player/current_team./sports/sports_team_roster/team-1_input &lt;SEP&gt; &lt;START&gt; /sports/pro_athlete/teams./sports/sports_team_roster/team-1 /soccer/football_team/current_roster./sports/sports_team_roster/position /sports/sports_position/players./sports/sports_team_roster/position /sports/sports_position/players./sports/sports_team_roster/team-1 &lt;END&gt;</text:p>
          </table:table-cell>
          <table:table-cell office:value-type="string" calcext:value-type="string">
            <text:p><text:s/>0.13247777289132773 </text:p>
          </table:table-cell>
          <table:table-cell office:value-type="string" calcext:value-type="string">
            <text:p><text:s/>[0.16130536794662476, 0.9252969622612, 0.9421859979629517, 0.9420591592788696, 0.999995946884155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anguage/human_language/countries_spoken_in-1_input &lt;SEP&gt; &lt;START&gt; /base/schemastaging/organization_extra/phone_number./base/schemastaging/phone_sandbox/service_language /base/schemastaging/organization_extra/phone_number./base/schemastaging/phone_sandbox/service_location /base/aareas/schema/administrative_area/administrative_parent &lt;END&gt;</text:p>
          </table:table-cell>
          <table:table-cell office:value-type="string" calcext:value-type="string">
            <text:p><text:s/>0.13170473721604012 </text:p>
          </table:table-cell>
          <table:table-cell office:value-type="string" calcext:value-type="string">
            <text:p><text:s/>[0.13611546158790588, 0.9893380403518677, 0.9893067479133606, 0.98859465122222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award/hall_of_fame/inductees./award/hall_of_fame_induction/inductee_input &lt;SEP&gt; &lt;START&gt; /award/hall_of_fame/inductees./award/hall_of_fame_induction/inductee-1 /award/award_nominee/award_nominations./award/award_nomination/award_nominee /people/person/spouse_s./people/marriage/type_of_union /people/person/spouse_s./people/marriage/type_of_union &lt;END&gt;</text:p>
          </table:table-cell>
          <table:table-cell office:value-type="string" calcext:value-type="string">
            <text:p><text:s/>0.12984626354160375 </text:p>
          </table:table-cell>
          <table:table-cell office:value-type="string" calcext:value-type="string">
            <text:p><text:s/>[0.6994001269340515, 0.2248171716928482, 0.9884549379348755, 0.8354501724243164, 0.999992728233337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other_crew./film/film_crew_gig/crewmember-1_input &lt;SEP&gt; &lt;START&gt; /award/award_nominee/award_nominations./award/award_nomination/nominated_for-1 /award/award_nominee/award_nominations./award/award_nomination/award_nominee-1 /award/award_nominee/award_nominations./award/award_nomination/nominated_for-1 /film/film/other_crew./film/film_crew_gig/crewmember &lt;END&gt;</text:p>
          </table:table-cell>
          <table:table-cell office:value-type="string" calcext:value-type="string">
            <text:p><text:s/>0.1296362172095512 </text:p>
          </table:table-cell>
          <table:table-cell office:value-type="string" calcext:value-type="string">
            <text:p><text:s/>[0.13167202472686768, 0.9886385798454285, 0.9965531826019287, 0.9993001222610474, 0.999997377395629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assets./measurement_unit/dated_money_value/currency_input &lt;SEP&gt; &lt;START&gt; /business/business_operation/revenue./measurement_unit/dated_money_value/currency-1 /business/business_operation/revenue./measurement_unit/dated_money_value/currency-1 /location/statistical_region/gdp_nominal./measurement_unit/dated_money_value/currency /location/location/contains &lt;END&gt;</text:p>
          </table:table-cell>
          <table:table-cell office:value-type="string" calcext:value-type="string">
            <text:p><text:s/>0.12842942553054934 </text:p>
          </table:table-cell>
          <table:table-cell office:value-type="string" calcext:value-type="string">
            <text:p><text:s/>[0.1419093757867813, 0.9217248558998108, 0.985750675201416, 0.9960611462593079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job_title/people_with_this_title./business/employment_tenure/company_input &lt;SEP&gt; &lt;START&gt; /education/educational_degree/people_with_this_degree./education/education/institution-1 /education/educational_degree/people_with_this_degree./education/education/major_field_of_study-1 /education/educational_institution/students_graduates./education/education/major_field_of_study /business/job_title/people_with_this_title./business/employment_tenure/company-1 &lt;END&gt;</text:p>
          </table:table-cell>
          <table:table-cell office:value-type="string" calcext:value-type="string">
            <text:p><text:s/>0.12666822877917364 </text:p>
          </table:table-cell>
          <table:table-cell office:value-type="string" calcext:value-type="string">
            <text:p><text:s/>[0.14439259469509125, 0.9523979425430298, 0.9660694599151611, 0.9534479975700378, 0.99999761581420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sexual_relationships./celebrities/romantic_relationship/celebrity-1_input &lt;SEP&gt; &lt;START&gt; /award/award_nominee/award_nominations./award/award_nomination/award_nominee-1 /base/popstra/celebrity/dated./base/popstra/dated/participant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12570982819541193 </text:p>
          </table:table-cell>
          <table:table-cell office:value-type="string" calcext:value-type="string">
            <text:p><text:s/>[0.540655791759491, 0.2361261248588562, 0.997747004032135, 0.9869261980056763, 0.999998211860656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school_input &lt;SEP&gt; &lt;START&gt; /education/university/domestic_tuition./measurement_unit/dated_money_value/currency-1 /base/schemastaging/person_extra/net_worth./measurement_unit/dated_money_value/currency /education/educational_institution/students_graduates./education/education/student /sports/professional_sports_team/draft_picks./sports/sports_league_draft_pick/school-1 &lt;END&gt;</text:p>
          </table:table-cell>
          <table:table-cell office:value-type="string" calcext:value-type="string">
            <text:p><text:s/>0.12558823207354405 </text:p>
          </table:table-cell>
          <table:table-cell office:value-type="string" calcext:value-type="string">
            <text:p><text:s/>[0.12884865701198578, 0.9972994923591614, 0.9800193309783936, 0.9972661733627319, 0.999994754791259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schemastaging/organization_extra/phone_number./base/schemastaging/phone_sandbox/service_language-1_input &lt;SEP&gt; &lt;START&gt; /film/film/language-1 /film/film/estimated_budget./measurement_unit/dated_money_value/currency-1 /business/business_operation/revenue./measurement_unit/dated_money_value/currency &lt;END&gt;</text:p>
          </table:table-cell>
          <table:table-cell office:value-type="string" calcext:value-type="string">
            <text:p><text:s/>0.12387987733141943 </text:p>
          </table:table-cell>
          <table:table-cell office:value-type="string" calcext:value-type="string">
            <text:p><text:s/>[0.16342703998088837, 0.76149982213974, 0.9960827827453613, 0.999336183071136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ball/baseball_team/team_stats./baseball/baseball_team_stats/season-1_input &lt;SEP&gt; &lt;START&gt; /sports/sports_team/roster./baseball/baseball_roster_position/position /sports/sports_team/roster./baseball/baseball_roster_position/position /baseball/baseball_team/team_stats./baseball/baseball_team_stats/season &lt;END&gt;</text:p>
          </table:table-cell>
          <table:table-cell office:value-type="string" calcext:value-type="string">
            <text:p><text:s/>0.12296010370281929 </text:p>
          </table:table-cell>
          <table:table-cell office:value-type="string" calcext:value-type="string">
            <text:p><text:s/>[0.17656613886356354, 0.7727689146995544, 0.9011908769607544, 0.999977827072143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travel/travel_destination/how_to_get_here./travel/transportation/mode_of_transportation-1_input &lt;SEP&gt; &lt;START&gt; /travel/travel_destination/climate./travel/travel_destination_monthly_climate/month-1 /travel/travel_destination/climate./travel/travel_destination_monthly_climate/month-1 /travel/travel_destination/how_to_get_here./travel/transportation/mode_of_transportation &lt;END&gt;</text:p>
          </table:table-cell>
          <table:table-cell office:value-type="string" calcext:value-type="string">
            <text:p><text:s/>0.1194719803246923 </text:p>
          </table:table-cell>
          <table:table-cell office:value-type="string" calcext:value-type="string">
            <text:p><text:s/>[0.12475725263357162, 0.960923969745636, 0.9968202114105225, 0.999756872653961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schemastaging/organization_extra/phone_number./base/schemastaging/phone_sandbox/service_language-1_input &lt;SEP&gt; &lt;START&gt; /people/person/languages /base/popstra/celebrity/dated./base/popstra/dated/participant-1 /base/schemastaging/person_extra/net_worth./measurement_unit/dated_money_value/currency /education/university/domestic_tuition./measurement_unit/dated_money_value/currency-1 &lt;END&gt;</text:p>
          </table:table-cell>
          <table:table-cell office:value-type="string" calcext:value-type="string">
            <text:p><text:s/>0.11783331708520337 </text:p>
          </table:table-cell>
          <table:table-cell office:value-type="string" calcext:value-type="string">
            <text:p><text:s/>[0.13088808953762054, 0.9072992205619812, 0.9978677034378052, 0.9943637847900391, 0.999998092651367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ood/food/nutrients./food/nutrition_fact/nutrient_input &lt;SEP&gt; &lt;START&gt; /food/food/nutrients./food/nutrition_fact/nutrient-1 /food/food/nutrients./food/nutrition_fact/nutrient-1 /food/food/nutrients./food/nutrition_fact/nutrient-1 /food/food/nutrients./food/nutrition_fact/nutrient &lt;END&gt;</text:p>
          </table:table-cell>
          <table:table-cell office:value-type="string" calcext:value-type="string">
            <text:p><text:s/>0.11641252816395023 </text:p>
          </table:table-cell>
          <table:table-cell office:value-type="string" calcext:value-type="string">
            <text:p><text:s/>[0.9537513852119446, 0.48382630944252014, 0.7551366090774536, 0.33407995104789734, 0.999997973442077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ountry/official_language_input &lt;SEP&gt; &lt;START&gt; /people/person/languages-1 /film/actor/film./film/performance/film-1 /film/film/estimated_budget./measurement_unit/dated_money_value/currency-1 /location/statistical_region/gdp_nominal./measurement_unit/dated_money_value/currency &lt;END&gt;</text:p>
          </table:table-cell>
          <table:table-cell office:value-type="string" calcext:value-type="string">
            <text:p><text:s/>0.11307462081700458 </text:p>
          </table:table-cell>
          <table:table-cell office:value-type="string" calcext:value-type="string">
            <text:p><text:s/>[0.7792623043060303, 0.14708685874938965, 0.9873921275138855, 0.9991260170936584, 0.999994635581970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ood/food/nutrients./food/nutrition_fact/nutrient_input &lt;SEP&gt; &lt;START&gt; /food/food/nutrients./food/nutrition_fact/nutrient-1 /food/food/nutrients./food/nutrition_fact/nutrient-1 /food/food/nutrients./food/nutrition_fact/nutrient &lt;END&gt;</text:p>
          </table:table-cell>
          <table:table-cell office:value-type="string" calcext:value-type="string">
            <text:p><text:s/>0.11252714221091761 </text:p>
          </table:table-cell>
          <table:table-cell office:value-type="string" calcext:value-type="string">
            <text:p><text:s/>[0.9537513852119446, 0.48382630944252014, 0.2442142367362976, 0.998531222343444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statistical_region/gdp_nominal_per_capita./measurement_unit/dated_money_value/currency_input &lt;SEP&gt; &lt;START&gt; /education/university/domestic_tuition./measurement_unit/dated_money_value/currency-1 /education/educational_degree/people_with_this_degree./education/education/institution /education/educational_degree/people_with_this_degree./education/education/institution-1 /location/location/contains-1 &lt;END&gt;</text:p>
          </table:table-cell>
          <table:table-cell office:value-type="string" calcext:value-type="string">
            <text:p><text:s/>0.1119864946330903 </text:p>
          </table:table-cell>
          <table:table-cell office:value-type="string" calcext:value-type="string">
            <text:p><text:s/>[0.12478416413068771, 0.9672490954399109, 0.9291481971740723, 0.9985820055007935, 0.999997973442077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field_of_study/students_majoring./education/education/major_field_of_study_input &lt;SEP&gt; &lt;START&gt; /film/film/language /award/award_category/nominees./award/award_nomination/nominated_for-1 /award/award_nominee/award_nominations./award/award_nomination/award-1 /education/field_of_study/students_majoring./education/education/student &lt;END&gt;</text:p>
          </table:table-cell>
          <table:table-cell office:value-type="string" calcext:value-type="string">
            <text:p><text:s/>0.11136037832733939 </text:p>
          </table:table-cell>
          <table:table-cell office:value-type="string" calcext:value-type="string">
            <text:p><text:s/>[0.11993348598480225, 0.9433534145355225, 0.9860268831253052, 0.9982252717018127, 0.99999654293060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ountry/official_language_input &lt;SEP&gt; &lt;START&gt; /location/country/official_language-1 /military/military_combatant/military_conflicts./military/military_combatant_group/combatants-1 /location/statistical_region/gni_per_capita_in_ppp_dollars./measurement_unit/dated_money_value/currency /location/statistical_region/gdp_nominal_per_capita./measurement_unit/dated_money_value/currency-1 &lt;END&gt;</text:p>
          </table:table-cell>
          <table:table-cell office:value-type="string" calcext:value-type="string">
            <text:p><text:s/>0.11127080266187317 </text:p>
          </table:table-cell>
          <table:table-cell office:value-type="string" calcext:value-type="string">
            <text:p><text:s/>[0.11220493912696838, 0.9946736693382263, 0.997822642326355, 0.9991641044616699, 0.999996423721313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occer/football_player/current_team./sports/sports_team_roster/team-1_input &lt;SEP&gt; &lt;START&gt; /soccer/football_team/current_roster./soccer/football_roster_position/position-1 /soccer/football_team/current_roster./soccer/football_roster_position/position-1 /soccer/football_player/current_team./sports/sports_team_roster/team-1 &lt;END&gt;</text:p>
          </table:table-cell>
          <table:table-cell office:value-type="string" calcext:value-type="string">
            <text:p><text:s/>0.11017355855800492 </text:p>
          </table:table-cell>
          <table:table-cell office:value-type="string" calcext:value-type="string">
            <text:p><text:s/>[0.17803560197353363, 0.6390560269355774, 0.9683742523193359, 0.999973177909851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operating_income./measurement_unit/dated_money_value/currency-1_input &lt;SEP&gt; &lt;START&gt; /education/university/local_tuition./measurement_unit/dated_money_value/currency /education/university/local_tuition./measurement_unit/dated_money_value/currency /business/business_operation/assets./measurement_unit/dated_money_value/currency-1 &lt;END&gt;</text:p>
          </table:table-cell>
          <table:table-cell office:value-type="string" calcext:value-type="string">
            <text:p><text:s/>0.10808863876548938 </text:p>
          </table:table-cell>
          <table:table-cell office:value-type="string" calcext:value-type="string">
            <text:p><text:s/>[0.1471479833126068, 0.7467181086540222, 0.9845170378684998, 0.99918478727340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administrative_division/country_input &lt;SEP&gt; &lt;START&gt; /people/person/nationality-1 /people/person/spouse_s./people/marriage/type_of_union-1 /people/marriage_union_type/unions_of_this_type./people/marriage/location_of_ceremony-1 /location/location/contains-1 &lt;END&gt;</text:p>
          </table:table-cell>
          <table:table-cell office:value-type="string" calcext:value-type="string">
            <text:p><text:s/>0.10793354961083393 </text:p>
          </table:table-cell>
          <table:table-cell office:value-type="string" calcext:value-type="string">
            <text:p><text:s/>[0.11257585883140564, 0.98469477891922, 0.9805099964141846, 0.9930204749107361, 0.999998450279235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anguage/human_language/countries_spoken_in-1_input &lt;SEP&gt; &lt;START&gt; /film/film/language-1 /film/film/estimated_budget./measurement_unit/dated_money_value/currency /location/statistical_region/gdp_nominal./measurement_unit/dated_money_value/currency-1 /base/aareas/schema/administrative_area/administrative_parent &lt;END&gt;</text:p>
          </table:table-cell>
          <table:table-cell office:value-type="string" calcext:value-type="string">
            <text:p><text:s/>0.10695335921612859 </text:p>
          </table:table-cell>
          <table:table-cell office:value-type="string" calcext:value-type="string">
            <text:p><text:s/>[0.3400964140892029, 0.3180451989173889, 0.997046172618866, 0.9917226433753967, 0.999995470046997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rofession/specialization_of_input &lt;SEP&gt; &lt;START&gt; /people/person/profession /people/person/profession /people/person/profession-1 /people/person/profession-1 &lt;END&gt;</text:p>
          </table:table-cell>
          <table:table-cell office:value-type="string" calcext:value-type="string">
            <text:p><text:s/>0.10113676346447088 </text:p>
          </table:table-cell>
          <table:table-cell office:value-type="string" calcext:value-type="string">
            <text:p><text:s/>[0.5956366062164307, 0.947860836982727, 0.21653039753437042, 0.8273045420646667, 0.999997258186340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_input &lt;SEP&gt; &lt;START&gt; /sports/sports_team/roster./baseball/baseball_roster_position/position-1 /sports/sports_position/players./sports/sports_team_roster/team-1 /sports/professional_sports_team/draft_picks./sports/sports_league_draft_pick/draft &lt;END&gt;</text:p>
          </table:table-cell>
          <table:table-cell office:value-type="string" calcext:value-type="string">
            <text:p><text:s/>0.10100599667473643 </text:p>
          </table:table-cell>
          <table:table-cell office:value-type="string" calcext:value-type="string">
            <text:p><text:s/>[0.10500392317771912, 0.9765645861625671, 0.9850350618362427, 0.999974608421325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apital_of_administrative_division/capital_of./location/administrative_division_capital_relationship/administrative_division-1_input &lt;SEP&gt; &lt;START&gt; /government/government_office_category/officeholders./government/government_position_held/jurisdiction_of_office /government/government_office_category/officeholders./government/government_position_held/jurisdiction_of_office /location/capital_of_administrative_division/capital_of./location/administrative_division_capital_relationship/administrative_division &lt;END&gt;</text:p>
          </table:table-cell>
          <table:table-cell office:value-type="string" calcext:value-type="string">
            <text:p><text:s/>0.1007750248907808 </text:p>
          </table:table-cell>
          <table:table-cell office:value-type="string" calcext:value-type="string">
            <text:p><text:s/>[0.1017998680472374, 0.9910311698913574, 0.9988946318626404, 0.999997019767761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ball/baseball_team/team_stats./baseball/baseball_team_stats/season-1_input &lt;SEP&gt; &lt;START&gt; /sports/professional_sports_team/draft_picks./sports/sports_league_draft_pick/draft /sports/sports_league_draft/picks./sports/sports_league_draft_pick/school-1 /sports/professional_sports_team/draft_picks./sports/sports_league_draft_pick/school /baseball/baseball_team/team_stats./baseball/baseball_team_stats/season &lt;END&gt;</text:p>
          </table:table-cell>
          <table:table-cell office:value-type="string" calcext:value-type="string">
            <text:p><text:s/>0.09869908012396907 </text:p>
          </table:table-cell>
          <table:table-cell office:value-type="string" calcext:value-type="string">
            <text:p><text:s/>[0.7438173294067383, 0.1387677788734436, 0.9892682433128357, 0.9665954113006592, 0.999998569488525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school_input &lt;SEP&gt; &lt;START&gt; /sports/sports_team/colors /education/educational_institution/colors /organization/endowed_organization/endowment./measurement_unit/dated_money_value/currency /organization/endowed_organization/endowment./measurement_unit/dated_money_value/currency-1 &lt;END&gt;</text:p>
          </table:table-cell>
          <table:table-cell office:value-type="string" calcext:value-type="string">
            <text:p><text:s/>0.09747160427099094 </text:p>
          </table:table-cell>
          <table:table-cell office:value-type="string" calcext:value-type="string">
            <text:p><text:s/>[0.10388035327196121, 0.9511792659759521, 0.9878617525100708, 0.9985937476158142, 0.999993801116943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culturalevent/event/entity_involved-1_input &lt;SEP&gt; &lt;START&gt; /military/military_combatant/military_conflicts./military/military_combatant_group/combatants-1 /location/location/contains /location/location/contains /base/culturalevent/event/entity_involved-1 &lt;END&gt;</text:p>
          </table:table-cell>
          <table:table-cell office:value-type="string" calcext:value-type="string">
            <text:p><text:s/>0.09193140528927095 </text:p>
          </table:table-cell>
          <table:table-cell office:value-type="string" calcext:value-type="string">
            <text:p><text:s/>[0.1414262354373932, 0.9833030104637146, 0.895821213722229, 0.7379514575004578, 0.999994039535522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award/hall_of_fame/inductees./award/hall_of_fame_induction/inductee_input &lt;SEP&gt; &lt;START&gt; /award/award_ceremony/awards_presented./award/award_honor/award_winner-1 /award/award_category/winners./award/award_honor/ceremony /award/award_nominee/award_nominations./award/award_nomination/award /award/hall_of_fame/inductees./award/hall_of_fame_induction/inductee &lt;END&gt;</text:p>
          </table:table-cell>
          <table:table-cell office:value-type="string" calcext:value-type="string">
            <text:p><text:s/>0.08934888913895296 </text:p>
          </table:table-cell>
          <table:table-cell office:value-type="string" calcext:value-type="string">
            <text:p><text:s/>[0.12683095037937164, 0.9568424224853516, 0.7370338439941406, 0.9989344477653503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celebrity_friends./celebrities/friendship/friend_input &lt;SEP&gt; &lt;START&gt; /film/actor/film./film/performance/film-1 /film/actor/film./film/performance/film /people/person/languages-1 /people/person/languages &lt;END&gt;</text:p>
          </table:table-cell>
          <table:table-cell office:value-type="string" calcext:value-type="string">
            <text:p><text:s/>0.0887964869734979 </text:p>
          </table:table-cell>
          <table:table-cell office:value-type="string" calcext:value-type="string">
            <text:p><text:s/>[0.09412948787212372, 0.9475088119506836, 0.9980828762054443, 0.997519314289093, 0.999997496604919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erson/employment_history./business/employment_tenure/company-1_input &lt;SEP&gt; &lt;START&gt; /award/award_nominee/award_nominations./award/award_nomination/award /award/award_nominee/award_nominations./award/award_nomination/award /people/person/employment_history./business/employment_tenure/company &lt;END&gt;</text:p>
          </table:table-cell>
          <table:table-cell office:value-type="string" calcext:value-type="string">
            <text:p><text:s/>0.0883232792410628 </text:p>
          </table:table-cell>
          <table:table-cell office:value-type="string" calcext:value-type="string">
            <text:p><text:s/>[0.0897316187620163, 0.9847108721733093, 0.9998972415924072, 0.999690532684326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usic/artist/contribution./music/recording_contribution/performance_role-1_input &lt;SEP&gt; &lt;START&gt; /award/award_ceremony/awards_presented./award/award_honor/award_winner-1 /award/award_category/winners./award/award_honor/ceremony /award/award_category/winners./award/award_honor/award_winner /music/artist/contribution./music/recording_contribution/performance_role &lt;END&gt;</text:p>
          </table:table-cell>
          <table:table-cell office:value-type="string" calcext:value-type="string">
            <text:p><text:s/>0.08792710891487346 </text:p>
          </table:table-cell>
          <table:table-cell office:value-type="string" calcext:value-type="string">
            <text:p><text:s/>[0.10248471796512604, 0.8845708966255188, 0.970820426940918, 0.9990629553794861, 0.999998331069946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award/hall_of_fame/inductees./award/hall_of_fame_induction/inductee_input &lt;SEP&gt; &lt;START&gt; /award/award_nominee/award_nominations./award/award_nomination/award_nominee /tv/tv_producer/programs_produced./tv/tv_producer_term/program-1 /award/award_nominee/award_nominations./award/award_nomination/nominated_for /award/hall_of_fame/inductees./award/hall_of_fame_induction/inductee-1 &lt;END&gt;</text:p>
          </table:table-cell>
          <table:table-cell office:value-type="string" calcext:value-type="string">
            <text:p><text:s/>0.087475309081366 </text:p>
          </table:table-cell>
          <table:table-cell office:value-type="string" calcext:value-type="string">
            <text:p><text:s/>[0.08852142095565796, 0.9899351000785828, 0.9988961219787598, 0.9993347525596619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erson/employment_history./business/employment_tenure/company-1_input &lt;SEP&gt; &lt;START&gt; /film/film_distributor/films_distributed./film/film_film_distributor_relationship/film-1 /film/film/other_crew./film/film_crew_gig/film_crew_role-1 /film/film/other_crew./film/film_crew_gig/film_crew_role-1 /film/film/executive_produced_by-1 &lt;END&gt;</text:p>
          </table:table-cell>
          <table:table-cell office:value-type="string" calcext:value-type="string">
            <text:p><text:s/>0.08712192369500232 </text:p>
          </table:table-cell>
          <table:table-cell office:value-type="string" calcext:value-type="string">
            <text:p><text:s/>[0.1097341775894165, 0.8120454549789429, 0.9783687591552734, 0.9993253946304321, 0.999990105628967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usic/artist/contribution./music/recording_contribution/performance_role-1_input &lt;SEP&gt; &lt;START&gt; /award/award_category/winners./award/award_honor/award_winner-1 /award/award_nominee/award_nominations./award/award_nomination/award /music/artist/contribution./music/recording_contribution/performance_role &lt;END&gt;</text:p>
          </table:table-cell>
          <table:table-cell office:value-type="string" calcext:value-type="string">
            <text:p><text:s/>0.08530380379599399 </text:p>
          </table:table-cell>
          <table:table-cell office:value-type="string" calcext:value-type="string">
            <text:p><text:s/>[0.10875032097101212, 0.7964912056922913, 0.9850121736526489, 0.999804913997650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baseball/baseball_roster_position/position_input &lt;SEP&gt; &lt;START&gt; /sports/sports_team/roster./baseball/baseball_roster_position/position-1 /sports/sports_position/players./sports/sports_team_roster/team-1 /sports/sports_position/players./sports/sports_team_roster/team &lt;END&gt;</text:p>
          </table:table-cell>
          <table:table-cell office:value-type="string" calcext:value-type="string">
            <text:p><text:s/>0.08465459987000824 </text:p>
          </table:table-cell>
          <table:table-cell office:value-type="string" calcext:value-type="string">
            <text:p><text:s/>[0.40275540947914124, 0.23762618005275726, 0.8846436738967896, 0.99987685680389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usic/artist/contribution./music/recording_contribution/performance_role-1_input &lt;SEP&gt; &lt;START&gt; /music/performance_role/track_performances./music/track_contribution/role-1 /music/performance_role/track_performances./music/track_contribution/role-1 /music/performance_role/track_performances./music/track_contribution/role-1 /music/artist/track_contributions./music/track_contribution/role &lt;END&gt;</text:p>
          </table:table-cell>
          <table:table-cell office:value-type="string" calcext:value-type="string">
            <text:p><text:s/>0.0825536894122468 </text:p>
          </table:table-cell>
          <table:table-cell office:value-type="string" calcext:value-type="string">
            <text:p><text:s/>[0.17414624989032745, 0.830389678478241, 0.5848275423049927, 0.9761438965797424, 0.999997138977050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legislative_sessions_input &lt;SEP&gt; &lt;START&gt; /government/legislative_session/members./government/government_position_held/district_represented /government/legislative_session/members./government/government_position_held/district_represented-1 /government/legislative_session/members./government/government_position_held/district_represented-1 /government/legislative_session/members./government/government_position_held/district_represented-1 &lt;END&gt;</text:p>
          </table:table-cell>
          <table:table-cell office:value-type="string" calcext:value-type="string">
            <text:p><text:s/>0.08164871444419962 </text:p>
          </table:table-cell>
          <table:table-cell office:value-type="string" calcext:value-type="string">
            <text:p><text:s/>[0.5935565829277039, 0.20457243919372559, 0.7808098793029785, 0.8611871600151062, 0.999993681907653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organization/non_profit_organization/registered_with./organization/non_profit_registration/registering_agency_input &lt;SEP&gt; &lt;START&gt; /education/educational_degree/people_with_this_degree./education/education/institution /education/educational_degree/people_with_this_degree./education/education/major_field_of_study-1 /education/educational_institution/students_graduates./education/education/major_field_of_study /organization/non_profit_organization/registered_with./organization/non_profit_registration/registering_agency &lt;END&gt;</text:p>
          </table:table-cell>
          <table:table-cell office:value-type="string" calcext:value-type="string">
            <text:p><text:s/>0.08082507274896779 </text:p>
          </table:table-cell>
          <table:table-cell office:value-type="string" calcext:value-type="string">
            <text:p><text:s/>[0.09082261472940445, 0.9046670198440552, 0.9839165806770325, 0.999783456325531, 0.999997973442077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_input &lt;SEP&gt; &lt;START&gt; /sports/sports_league_draft/picks./sports/sports_league_draft_pick/school /organization/endowed_organization/endowment./measurement_unit/dated_money_value/currency /organization/endowed_organization/endowment./measurement_unit/dated_money_value/currency-1 /sports/professional_sports_team/draft_picks./sports/sports_league_draft_pick/school &lt;END&gt;</text:p>
          </table:table-cell>
          <table:table-cell office:value-type="string" calcext:value-type="string">
            <text:p><text:s/>0.0800722050253257 </text:p>
          </table:table-cell>
          <table:table-cell office:value-type="string" calcext:value-type="string">
            <text:p><text:s/>[0.08148349076509476, 0.9879593849182129, 0.9956496357917786, 0.9990063309669495, 0.999996066093444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other_crew./film/film_crew_gig/crewmember-1_input &lt;SEP&gt; &lt;START&gt; /award/award_winning_work/awards_won./award/award_honor/award /award/award_category/winners./award/award_honor/award_winner /people/person/gender /people/person/gender &lt;END&gt;</text:p>
          </table:table-cell>
          <table:table-cell office:value-type="string" calcext:value-type="string">
            <text:p><text:s/>0.07928376258948862 </text:p>
          </table:table-cell>
          <table:table-cell office:value-type="string" calcext:value-type="string">
            <text:p><text:s/>[0.15372101962566376, 0.9527430534362793, 0.9826982617378235, 0.5508797764778137, 0.999995827674865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-1_input &lt;SEP&gt; &lt;START&gt; /sports/professional_sports_team/draft_picks./sports/sports_league_draft_pick/draft /sports/sports_position/players./sports/sports_team_roster/team /american_football/football_team/current_roster./sports/sports_team_roster/position &lt;END&gt;</text:p>
          </table:table-cell>
          <table:table-cell office:value-type="string" calcext:value-type="string">
            <text:p><text:s/>0.07912670469316176 </text:p>
          </table:table-cell>
          <table:table-cell office:value-type="string" calcext:value-type="string">
            <text:p><text:s/>[0.5761775970458984, 0.1373692750930786, 0.9997450709342957, 0.999971985816955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sexual_relationships./celebrities/romantic_relationship/celebrity-1_input &lt;SEP&gt; &lt;START&gt; /award/award_nominee/award_nominations./award/award_nomination/award /award/award_nominee/award_nominations./award/award_nomination/award-1 /award/award_nominee/award_nominations./award/award_nomination/award_nominee /people/person/spouse_s./people/marriage/spouse-1 &lt;END&gt;</text:p>
          </table:table-cell>
          <table:table-cell office:value-type="string" calcext:value-type="string">
            <text:p><text:s/>0.07794325953996072 </text:p>
          </table:table-cell>
          <table:table-cell office:value-type="string" calcext:value-type="string">
            <text:p><text:s/>[0.1009141132235527, 0.9548284411430359, 0.8113765716552734, 0.9971973896026611, 0.999764502048492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apital_of_administrative_division/capital_of./location/administrative_division_capital_relationship/administrative_division-1_input &lt;SEP&gt; &lt;START&gt; /base/aareas/schema/administrative_area/administrative_parent /time/event/locations-1 /location/location/contains-1 &lt;END&gt;</text:p>
          </table:table-cell>
          <table:table-cell office:value-type="string" calcext:value-type="string">
            <text:p><text:s/>0.07665174563571599 </text:p>
          </table:table-cell>
          <table:table-cell office:value-type="string" calcext:value-type="string">
            <text:p><text:s/>[0.47641870379447937, 0.9934792518615723, 0.16407814621925354, 0.98701488971710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ountry/official_language_input &lt;SEP&gt; &lt;START&gt; /base/schemastaging/organization_extra/phone_number./base/schemastaging/phone_sandbox/service_language /base/schemastaging/organization_extra/phone_number./base/schemastaging/phone_sandbox/service_location /location/statistical_region/gdp_real./measurement_unit/adjusted_money_value/adjustment_currency-1 /location/statistical_region/gdp_real./measurement_unit/adjusted_money_value/adjustment_currency-1 &lt;END&gt;</text:p>
          </table:table-cell>
          <table:table-cell office:value-type="string" calcext:value-type="string">
            <text:p><text:s/>0.07551162506655287 </text:p>
          </table:table-cell>
          <table:table-cell office:value-type="string" calcext:value-type="string">
            <text:p><text:s/>[0.07609772682189941, 0.9992778897285461, 0.9979974627494812, 0.9950097799301147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canoodled./base/popstra/canoodled/participant-1_input &lt;SEP&gt; &lt;START&gt; /base/popstra/celebrity/dated./base/popstra/dated/participant &lt;END&gt;</text:p>
          </table:table-cell>
          <table:table-cell office:value-type="string" calcext:value-type="string">
            <text:p><text:s/>0.0738770165941518 </text:p>
          </table:table-cell>
          <table:table-cell office:value-type="string" calcext:value-type="string">
            <text:p><text:s/>[0.07400142401456833, 0.998318850994110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legislative_sessions_input &lt;SEP&gt; &lt;START&gt; /government/legislative_session/members./government/government_position_held/legislative_sessions-1 /government/legislative_session/members./government/government_position_held/legislative_sessions /government/legislative_session/members./government/government_position_held/district_represented-1 /government/legislative_session/members./government/government_position_held/district_represented-1 &lt;END&gt;</text:p>
          </table:table-cell>
          <table:table-cell office:value-type="string" calcext:value-type="string">
            <text:p><text:s/>0.06853569485774283 </text:p>
          </table:table-cell>
          <table:table-cell office:value-type="string" calcext:value-type="string">
            <text:p><text:s/>[0.07211502641439438, 0.9715660214424133, 0.996249258518219, 0.981869637966156, 0.99999284744262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occer/football_player/current_team./sports/sports_team_roster/team-1_input &lt;SEP&gt; &lt;START&gt; /soccer/football_team/current_roster./sports/sports_team_roster/position-1 /soccer/football_team/current_roster./soccer/football_roster_position/position /sports/pro_athlete/teams./sports/sports_team_roster/team &lt;END&gt;</text:p>
          </table:table-cell>
          <table:table-cell office:value-type="string" calcext:value-type="string">
            <text:p><text:s/>0.0651653139252914 </text:p>
          </table:table-cell>
          <table:table-cell office:value-type="string" calcext:value-type="string">
            <text:p><text:s/>[0.11983253061771393, 0.9347085356712341, 0.581814169883728, 0.999956846237182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ball/baseball_team/team_stats./baseball/baseball_team_stats/season-1_input &lt;SEP&gt; &lt;START&gt; /sports/sports_team/colors /sports/sports_team/colors /baseball/baseball_team/team_stats./baseball/baseball_team_stats/season &lt;END&gt;</text:p>
          </table:table-cell>
          <table:table-cell office:value-type="string" calcext:value-type="string">
            <text:p><text:s/>0.06287289936191881 </text:p>
          </table:table-cell>
          <table:table-cell office:value-type="string" calcext:value-type="string">
            <text:p><text:s/>[0.06677351146936417, 0.9805406928062439, 0.9603080749511719, 0.999961018562316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district_represented_input &lt;SEP&gt; &lt;START&gt; /government/legislative_session/members./government/government_position_held/district_represented /government/legislative_session/members./government/government_position_held/district_represented /government/legislative_session/members./government/government_position_held/district_represented /government/legislative_session/members./government/government_position_held/legislative_sessions &lt;END&gt;</text:p>
          </table:table-cell>
          <table:table-cell office:value-type="string" calcext:value-type="string">
            <text:p><text:s/>0.06040334248803934 </text:p>
          </table:table-cell>
          <table:table-cell office:value-type="string" calcext:value-type="string">
            <text:p><text:s/>[0.1170368567109108, 0.8860334753990173, 0.7613109946250916, 0.7651150822639465, 0.999998450279235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breakup./base/popstra/breakup/participant-1_input &lt;SEP&gt; &lt;START&gt; /influence/influence_node/influenced_by-1 /influence/influence_node/influenced_by-1 /influence/influence_node/influenced_by-1 /people/ethnicity/people-1 &lt;END&gt;</text:p>
          </table:table-cell>
          <table:table-cell office:value-type="string" calcext:value-type="string">
            <text:p><text:s/>0.0585060138882982 </text:p>
          </table:table-cell>
          <table:table-cell office:value-type="string" calcext:value-type="string">
            <text:p><text:s/>[0.2295622080564499, 0.9911139607429504, 0.289036363363266, 0.889661431312561, 0.999998331069946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administrative_division/country_input &lt;SEP&gt; &lt;START&gt; /location/location/contains-1 /location/location/contains-1 /location/location/contains-1 &lt;END&gt;</text:p>
          </table:table-cell>
          <table:table-cell office:value-type="string" calcext:value-type="string">
            <text:p><text:s/>0.056999683513032834 </text:p>
          </table:table-cell>
          <table:table-cell office:value-type="string" calcext:value-type="string">
            <text:p><text:s/>[0.3254692554473877, 0.9842866063117981, 0.35106587409973145, 0.506818294525146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usic/artist/contribution./music/recording_contribution/performance_role-1_input &lt;SEP&gt; &lt;START&gt; /music/performance_role/track_performances./music/track_contribution/role-1 /music/performance_role/track_performances./music/track_contribution/role-1 /music/performance_role/regular_performances./music/group_membership/role /music/artist/track_contributions./music/track_contribution/role &lt;END&gt;</text:p>
          </table:table-cell>
          <table:table-cell office:value-type="string" calcext:value-type="string">
            <text:p><text:s/>0.05007742484552144 </text:p>
          </table:table-cell>
          <table:table-cell office:value-type="string" calcext:value-type="string">
            <text:p><text:s/>[0.17414624989032745, 0.830389678478241, 0.35268452763557434, 0.9818840026855469, 0.999998450279235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occer/football_player/current_team./sports/sports_team_roster/team-1_input &lt;SEP&gt; &lt;START&gt; /soccer/football_team/current_roster./sports/sports_team_roster/position-1 /soccer/football_team/current_roster./soccer/football_roster_position/position /soccer/football_player/current_team./sports/sports_team_roster/team-1 &lt;END&gt;</text:p>
          </table:table-cell>
          <table:table-cell office:value-type="string" calcext:value-type="string">
            <text:p><text:s/>0.045616786455848476 </text:p>
          </table:table-cell>
          <table:table-cell office:value-type="string" calcext:value-type="string">
            <text:p><text:s/>[0.11983253061771393, 0.9347085356712341, 0.4072648286819458, 0.999992728233337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ball/baseball_team/team_stats./baseball/baseball_team_stats/season-1_input &lt;SEP&gt; &lt;START&gt; /sports/professional_sports_team/draft_picks./sports/sports_league_draft_pick/draft /sports/professional_sports_team/draft_picks./sports/sports_league_draft_pick/draft /sports/professional_sports_team/draft_picks./sports/sports_league_draft_pick/draft &lt;END&gt;</text:p>
          </table:table-cell>
          <table:table-cell office:value-type="string" calcext:value-type="string">
            <text:p><text:s/>0.04276784617426133 </text:p>
          </table:table-cell>
          <table:table-cell office:value-type="string" calcext:value-type="string">
            <text:p><text:s/>[0.7438173294067383, 0.8356989622116089, 0.06902361661195755, 0.996789634227752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country/official_language_input &lt;SEP&gt; &lt;START&gt; /people/person/languages-1 /film/actor/film./film/performance/film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04101018007038639 </text:p>
          </table:table-cell>
          <table:table-cell office:value-type="string" calcext:value-type="string">
            <text:p><text:s/>[0.7792623043060303, 0.16076058149337769, 0.597433865070343, 0.547948956489563, 0.99999654293060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government/legislative_session/members./government/government_position_held/legislative_sessions_input &lt;SEP&gt; &lt;START&gt; /government/legislative_session/members./government/government_position_held/district_represented /government/legislative_session/members./government/government_position_held/district_represented /government/legislative_session/members./government/government_position_held/district_represented /government/legislative_session/members./government/government_position_held/legislative_sessions-1 &lt;END&gt;</text:p>
          </table:table-cell>
          <table:table-cell office:value-type="string" calcext:value-type="string">
            <text:p><text:s/>0.037771895300382316 </text:p>
          </table:table-cell>
          <table:table-cell office:value-type="string" calcext:value-type="string">
            <text:p><text:s/>[0.5935565829277039, 0.6673122048377991, 0.10048940777778625, 0.948981761932373, 0.999998688697814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educational_degree/people_with_this_degree./education/education/student-1_input &lt;SEP&gt; &lt;START&gt; /award/award_category/winners./award/award_honor/award_winner-1 /award/award_category/nominees./award/award_nomination/nominated_for /film/film/written_by-1 /education/educational_degree/people_with_this_degree./education/education/student-1 &lt;END&gt;</text:p>
          </table:table-cell>
          <table:table-cell office:value-type="string" calcext:value-type="string">
            <text:p><text:s/>0.03733425141468595 </text:p>
          </table:table-cell>
          <table:table-cell office:value-type="string" calcext:value-type="string">
            <text:p><text:s/>[0.04632754996418953, 0.8099004030227661, 0.998432457447052, 0.9965949654579163, 0.999997973442077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canoodled./base/popstra/canoodled/participant-1_input &lt;SEP&gt; &lt;START&gt; /award/award_nominee/award_nominations./award/award_nomination/award_nominee /people/person/spouse_s./people/marriage/type_of_union /people/person/spouse_s./people/marriage/type_of_union &lt;END&gt;</text:p>
          </table:table-cell>
          <table:table-cell office:value-type="string" calcext:value-type="string">
            <text:p><text:s/>0.03716669916429834 </text:p>
          </table:table-cell>
          <table:table-cell office:value-type="string" calcext:value-type="string">
            <text:p><text:s/>[0.06386815011501312, 0.967720091342926, 0.9802222847938538, 0.61347281932830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culturalevent/event/entity_involved-1_input &lt;SEP&gt; &lt;START&gt; /people/person/gender /people/person/gender /base/culturalevent/event/entity_involved &lt;END&gt;</text:p>
          </table:table-cell>
          <table:table-cell office:value-type="string" calcext:value-type="string">
            <text:p><text:s/>0.03568792108491075 </text:p>
          </table:table-cell>
          <table:table-cell office:value-type="string" calcext:value-type="string">
            <text:p><text:s/>[0.0366690419614315, 0.9745227694511414, 0.9986900687217712, 0.99999761581420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cinematography_input &lt;SEP&gt; &lt;START&gt; /people/person/gender /people/person/gender-1 /people/person/languages-1 /film/film/language-1 &lt;END&gt;</text:p>
          </table:table-cell>
          <table:table-cell office:value-type="string" calcext:value-type="string">
            <text:p><text:s/>0.033850126456446916 </text:p>
          </table:table-cell>
          <table:table-cell office:value-type="string" calcext:value-type="string">
            <text:p><text:s/>[0.035616204142570496, 0.9593759775161743, 0.9917054176330566, 0.9989486336708069, 0.999995350837707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popstra/celebrity/canoodled./base/popstra/canoodled/participant-1_input &lt;SEP&gt; &lt;START&gt; /people/person/spouse_s./people/marriage/type_of_union /people/person/spouse_s./people/marriage/type_of_union /people/person/spouse_s./people/marriage/type_of_union &lt;END&gt;</text:p>
          </table:table-cell>
          <table:table-cell office:value-type="string" calcext:value-type="string">
            <text:p><text:s/>0.03316015282403305 </text:p>
          </table:table-cell>
          <table:table-cell office:value-type="string" calcext:value-type="string">
            <text:p><text:s/>[0.6116184592247009, 0.9842426776885986, 0.9991376399993896, 0.0551325939595699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award/hall_of_fame/inductees./award/hall_of_fame_induction/inductee_input &lt;SEP&gt; &lt;START&gt; /award/hall_of_fame/inductees./award/hall_of_fame_induction/inductee-1 /award/hall_of_fame/inductees./award/hall_of_fame_induction/inductee-1 /people/person/languages /film/actor/dubbing_performances./film/dubbing_performance/language &lt;END&gt;</text:p>
          </table:table-cell>
          <table:table-cell office:value-type="string" calcext:value-type="string">
            <text:p><text:s/>0.03266629164129279 </text:p>
          </table:table-cell>
          <table:table-cell office:value-type="string" calcext:value-type="string">
            <text:p><text:s/>[0.6994001269340515, 0.07168783992528915, 0.8534579873085022, 0.7633934020996094, 0.999995589256286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baseball/baseball_roster_position/position_input &lt;SEP&gt; &lt;START&gt; /sports/sports_position/players./sports/sports_team_roster/team-1 /sports/professional_sports_team/draft_picks./sports/sports_league_draft_pick/school-1 /education/educational_institution/colors-1 /sports/professional_sports_team/draft_picks./sports/sports_league_draft_pick/school-1 &lt;END&gt;</text:p>
          </table:table-cell>
          <table:table-cell office:value-type="string" calcext:value-type="string">
            <text:p><text:s/>0.03196952816957903 </text:p>
          </table:table-cell>
          <table:table-cell office:value-type="string" calcext:value-type="string">
            <text:p><text:s/>[0.5735981464385986, 0.5996690988540649, 0.9919142723083496, 0.09370085597038269, 0.999997973442077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rofession/specialization_of_input &lt;SEP&gt; &lt;START&gt; /people/person/profession /people/person/profession /people/person/profession /people/person/profession &lt;END&gt;</text:p>
          </table:table-cell>
          <table:table-cell office:value-type="string" calcext:value-type="string">
            <text:p><text:s/>0.030737271813821722 </text:p>
          </table:table-cell>
          <table:table-cell office:value-type="string" calcext:value-type="string">
            <text:p><text:s/>[0.5956366062164307, 0.947860836982727, 0.7581664323806763, 0.07180853188037872, 0.999997138977050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sports_team/roster./american_football/football_roster_position/position-1_input &lt;SEP&gt; &lt;START&gt; /sports/sports_position/players./sports/sports_team_roster/team-1 /american_football/football_team/current_roster./sports/sports_team_roster/position-1 /american_football/football_team/current_roster./sports/sports_team_roster/position-1 &lt;END&gt;</text:p>
          </table:table-cell>
          <table:table-cell office:value-type="string" calcext:value-type="string">
            <text:p><text:s/>0.027472604340650037 </text:p>
          </table:table-cell>
          <table:table-cell office:value-type="string" calcext:value-type="string">
            <text:p><text:s/>[0.4184669554233551, 0.09625521302223206, 0.6820600032806396, 0.99998116493225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educational_degree/people_with_this_degree./education/education/student-1_input &lt;SEP&gt; &lt;START&gt; /education/educational_degree/people_with_this_degree./education/education/student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27107428017639906 </text:p>
          </table:table-cell>
          <table:table-cell office:value-type="string" calcext:value-type="string">
            <text:p><text:s/>[0.2835772931575775, 0.9967261552810669, 0.932587742805481, 0.102837450802326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film_festivals-1_input &lt;SEP&gt; &lt;START&gt; /film/film/release_date_s./film/film_regional_release_date/film_release_region-1 /film/film/release_date_s./film/film_regional_release_date/film_release_region /film/film/film_festivals &lt;END&gt;</text:p>
          </table:table-cell>
          <table:table-cell office:value-type="string" calcext:value-type="string">
            <text:p><text:s/>0.0254531722389486 </text:p>
          </table:table-cell>
          <table:table-cell office:value-type="string" calcext:value-type="string">
            <text:p><text:s/>[0.026700280606746674, 0.9632357358932495, 0.9896817803382874, 0.99999523162841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assets./measurement_unit/dated_money_value/currency_input &lt;SEP&gt; &lt;START&gt; /organization/endowed_organization/endowment./measurement_unit/dated_money_value/currency-1 /organization/endowed_organization/endowment./measurement_unit/dated_money_value/currency /organization/endowed_organization/endowment./measurement_unit/dated_money_value/currency &lt;END&gt;</text:p>
          </table:table-cell>
          <table:table-cell office:value-type="string" calcext:value-type="string">
            <text:p><text:s/>0.021895080389277538 </text:p>
          </table:table-cell>
          <table:table-cell office:value-type="string" calcext:value-type="string">
            <text:p><text:s/>[0.2547610104084015, 0.10441955924034119, 0.823775589466095, 0.9991318583488464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schemastaging/organization_extra/phone_number./base/schemastaging/phone_sandbox/service_language-1_input &lt;SEP&gt; &lt;START&gt; /people/person/languages-1 /people/person/spouse_s./people/marriage/type_of_union /people/marriage_union_type/unions_of_this_type./people/marriage/location_of_ceremony-1 /organization/organization/headquarters./location/mailing_address/citytown &lt;END&gt;</text:p>
          </table:table-cell>
          <table:table-cell office:value-type="string" calcext:value-type="string">
            <text:p><text:s/>0.018150816432934733 </text:p>
          </table:table-cell>
          <table:table-cell office:value-type="string" calcext:value-type="string">
            <text:p><text:s/>[0.35389599204063416, 0.058046575635671616, 0.9684721231460571, 0.9123432040214539, 0.999996662139892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business_operation/operating_income./measurement_unit/dated_money_value/currency-1_input &lt;SEP&gt; &lt;START&gt; /education/university/local_tuition./measurement_unit/dated_money_value/currency /business/business_operation/assets./measurement_unit/dated_money_value/currency-1 /business/business_operation/operating_income./measurement_unit/dated_money_value/currency-1 &lt;END&gt;</text:p>
          </table:table-cell>
          <table:table-cell office:value-type="string" calcext:value-type="string">
            <text:p><text:s/>0.016673059962765503 </text:p>
          </table:table-cell>
          <table:table-cell office:value-type="string" calcext:value-type="string">
            <text:p><text:s/>[0.1471479833126068, 0.250470370054245, 0.4523833990097046, 0.999995350837707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actor/dubbing_performances./film/dubbing_performance/language-1_input &lt;SEP&gt; &lt;START&gt; /film/film/language-1 /film/film/produced_by /people/person/gender /people/person/gender &lt;END&gt;</text:p>
          </table:table-cell>
          <table:table-cell office:value-type="string" calcext:value-type="string">
            <text:p><text:s/>0.016481627019137902 </text:p>
          </table:table-cell>
          <table:table-cell office:value-type="string" calcext:value-type="string">
            <text:p><text:s/>[0.5042852759361267, 0.03359297662973404, 0.9731130599975586, 0.9998001456260681, 0.999997258186340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draft-1_input &lt;SEP&gt; &lt;START&gt; /sports/professional_sports_team/draft_picks./sports/sports_league_draft_pick/draft /sports/professional_sports_team/draft_picks./sports/sports_league_draft_pick/draft-1 /sports/professional_sports_team/draft_picks./sports/sports_league_draft_pick/draft &lt;END&gt;</text:p>
          </table:table-cell>
          <table:table-cell office:value-type="string" calcext:value-type="string">
            <text:p><text:s/>0.014478749556045434 </text:p>
          </table:table-cell>
          <table:table-cell office:value-type="string" calcext:value-type="string">
            <text:p><text:s/>[0.5761775970458984, 0.8011979460716248, 0.033255405724048615, 0.943132281303405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educational_degree/people_with_this_degree./education/education/student-1_input &lt;SEP&gt; &lt;START&gt; /education/educational_degree/people_with_this_degree./education/education/student /people/person/spouse_s./people/marriage/type_of_union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14448380586691857 </text:p>
          </table:table-cell>
          <table:table-cell office:value-type="string" calcext:value-type="string">
            <text:p><text:s/>[0.2835772931575775, 0.9967261552810669, 0.06379476934671402, 0.8012866973876953, 0.999997377395629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sexual_relationships./celebrities/romantic_relationship/celebrity-1_input &lt;SEP&gt; &lt;START&gt; /people/person/languages /film/film/language-1 /film/film/estimated_budget./measurement_unit/dated_money_value/currency /education/university/local_tuition./measurement_unit/dated_money_value/currency &lt;END&gt;</text:p>
          </table:table-cell>
          <table:table-cell office:value-type="string" calcext:value-type="string">
            <text:p><text:s/>0.014295457700725604 </text:p>
          </table:table-cell>
          <table:table-cell office:value-type="string" calcext:value-type="string">
            <text:p><text:s/>[0.2481258362531662, 0.9849253296852112, 0.05949056148529053, 0.9832773804664612, 0.9999969005584717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sports/professional_sports_team/draft_picks./sports/sports_league_draft_pick/school_input &lt;SEP&gt; &lt;START&gt; /sports/sports_team/roster./american_football/football_historical_roster_position/position_s-1 /sports/sports_team/roster./american_football/football_historical_roster_position/position_s /sports/sports_team/roster./american_football/football_historical_roster_position/position_s-1 &lt;END&gt;</text:p>
          </table:table-cell>
          <table:table-cell office:value-type="string" calcext:value-type="string">
            <text:p><text:s/>0.014134216817070817 </text:p>
          </table:table-cell>
          <table:table-cell office:value-type="string" calcext:value-type="string">
            <text:p><text:s/>[0.2401200383901596, 0.9844339489936829, 0.059816088527441025, 0.9996287822723389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celebrities/celebrity/celebrity_friends./celebrities/friendship/friend_input &lt;SEP&gt; &lt;START&gt; /award/award_nominee/award_nominations./award/award_nomination/award_nominee-1 /base/popstra/celebrity/breakup./base/popstra/breakup/participant /people/person/gender /people/person/gender &lt;END&gt;</text:p>
          </table:table-cell>
          <table:table-cell office:value-type="string" calcext:value-type="string">
            <text:p><text:s/>0.013815682671244073 </text:p>
          </table:table-cell>
          <table:table-cell office:value-type="string" calcext:value-type="string">
            <text:p><text:s/>[0.3080066740512848, 0.999925971031189, 0.9963913559913635, 0.04502108693122864, 0.999996423721313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ase/culturalevent/event/entity_involved-1_input &lt;SEP&gt; &lt;START&gt; /military/military_combatant/military_conflicts./military/military_combatant_group/combatants-1 /location/location/contains /location/location/contains /location/location/contains &lt;END&gt;</text:p>
          </table:table-cell>
          <table:table-cell office:value-type="string" calcext:value-type="string">
            <text:p><text:s/>0.012728514825263618 </text:p>
          </table:table-cell>
          <table:table-cell office:value-type="string" calcext:value-type="string">
            <text:p><text:s/>[0.1414262354373932, 0.9833030104637146, 0.895821213722229, 0.10223066061735153, 0.999442636966705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business/job_title/people_with_this_title./business/employment_tenure/company_input &lt;SEP&gt; &lt;START&gt; /business/job_title/people_with_this_title./business/employment_tenure/company-1 /education/educational_degree/people_with_this_degree./education/education/institution-1 /education/educational_degree/people_with_this_degree./education/education/major_field_of_study-1 /education/educational_institution/students_graduates./education/education/major_field_of_study &lt;END&gt;</text:p>
          </table:table-cell>
          <table:table-cell office:value-type="string" calcext:value-type="string">
            <text:p><text:s/>0.011087979528477608 </text:p>
          </table:table-cell>
          <table:table-cell office:value-type="string" calcext:value-type="string">
            <text:p><text:s/>[0.6693942546844482, 0.7106255292892456, 0.02412041649222374, 0.9663782715797424, 0.9999946355819702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travel/travel_destination/how_to_get_here./travel/transportation/mode_of_transportation-1_input &lt;SEP&gt; &lt;START&gt; /travel/travel_destination/how_to_get_here./travel/transportation/mode_of_transportation /travel/travel_destination/how_to_get_here./travel/transportation/mode_of_transportation /travel/travel_destination/how_to_get_here./travel/transportation/mode_of_transportation /travel/travel_destination/how_to_get_here./travel/transportation/mode_of_transportation &lt;END&gt;</text:p>
          </table:table-cell>
          <table:table-cell office:value-type="string" calcext:value-type="string">
            <text:p><text:s/>0.010870514895948905 </text:p>
          </table:table-cell>
          <table:table-cell office:value-type="string" calcext:value-type="string">
            <text:p><text:s/>[0.021951748058199883, 0.9614120721817017, 0.9778164625167847, 0.5268571376800537, 0.999818623065948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ilm/film/cinematography_input &lt;SEP&gt; &lt;START&gt; /film/film/production_companies /organization/organization/place_founded /people/marriage_union_type/unions_of_this_type./people/marriage/location_of_ceremony /people/person/spouse_s./people/marriage/type_of_union-1 &lt;END&gt;</text:p>
          </table:table-cell>
          <table:table-cell office:value-type="string" calcext:value-type="string">
            <text:p><text:s/>0.010598612021464063 </text:p>
          </table:table-cell>
          <table:table-cell office:value-type="string" calcext:value-type="string">
            <text:p><text:s/>[0.3827052712440491, 0.9991812109947205, 0.9902854561805725, 0.027988577261567116, 0.9999978542327881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people/person/employment_history./business/employment_tenure/company-1_input &lt;SEP&gt; &lt;START&gt; /location/location/contains /location/location/partially_contains /people/marriage_union_type/unions_of_this_type./people/marriage/location_of_ceremony-1 /people/person/spouse_s./people/marriage/type_of_union-1 &lt;END&gt;</text:p>
          </table:table-cell>
          <table:table-cell office:value-type="string" calcext:value-type="string">
            <text:p><text:s/>0.008719416096149622 </text:p>
          </table:table-cell>
          <table:table-cell office:value-type="string" calcext:value-type="string">
            <text:p><text:s/>[0.43212443590164185, 0.9773428440093994, 0.9997300505638123, 0.020651405677199364, 0.9999983310699463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education/field_of_study/students_majoring./education/education/major_field_of_study_input &lt;SEP&gt; &lt;START&gt; /education/field_of_study/students_majoring./education/education/major_field_of_study-1 /education/educational_institution/students_graduates./education/education/major_field_of_study-1 /organization/endowed_organization/endowment./measurement_unit/dated_money_value/currency-1 /organization/endowed_organization/endowment./measurement_unit/dated_money_value/currency &lt;END&gt;</text:p>
          </table:table-cell>
          <table:table-cell office:value-type="string" calcext:value-type="string">
            <text:p><text:s/>0.006946382244497724 </text:p>
          </table:table-cell>
          <table:table-cell office:value-type="string" calcext:value-type="string">
            <text:p><text:s/>[0.010867779143154621, 0.9337852001190186, 0.7100499272346497, 0.9640176892280579, 0.999993085861206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anguage/human_language/countries_spoken_in-1_input &lt;SEP&gt; &lt;START&gt; /film/film/language-1 /film/film/language-1 /location/country/official_language /military/military_combatant/military_conflicts./military/military_combatant_group/combatants-1 &lt;END&gt;</text:p>
          </table:table-cell>
          <table:table-cell office:value-type="string" calcext:value-type="string">
            <text:p><text:s/>0.006605722957957019 </text:p>
          </table:table-cell>
          <table:table-cell office:value-type="string" calcext:value-type="string">
            <text:p><text:s/>[0.3400964140892029, 0.6024982333183289, 0.06154683977365494, 0.5237919092178345, 0.9999953508377075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location/statistical_region/gdp_nominal_per_capita./measurement_unit/dated_money_value/currency_input &lt;SEP&gt; &lt;START&gt; /film/film/estimated_budget./measurement_unit/dated_money_value/currency-1 /film/film/estimated_budget./measurement_unit/dated_money_value/currency-1 /location/statistical_region/gdp_real./measurement_unit/adjusted_money_value/adjustment_currency-1 /education/university/domestic_tuition./measurement_unit/dated_money_value/currency &lt;END&gt;</text:p>
          </table:table-cell>
          <table:table-cell office:value-type="string" calcext:value-type="string">
            <text:p><text:s/>0.002424481499106947 </text:p>
          </table:table-cell>
          <table:table-cell office:value-type="string" calcext:value-type="string">
            <text:p><text:s/>[0.5555631518363953, 0.4174365997314453, 0.9809701442718506, 0.010657118633389473, 0.9999984502792358]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organization/non_profit_organization/registered_with./organization/non_profit_registration/registering_agency_input &lt;SEP&gt; &lt;START&gt; /organization/non_profit_organization/registered_with./organization/non_profit_registration/registering_agency-1 /organization/non_profit_organization/registered_with./organization/non_profit_registration/registering_agency-1 /business/business_operation/assets./measurement_unit/dated_money_value/currency-1 /business/business_operation/operating_income./measurement_unit/dated_money_value/currency-1 &lt;END&gt;</text:p>
          </table:table-cell>
          <table:table-cell office:value-type="string" calcext:value-type="string">
            <text:p><text:s/>0.0022510033744305422 </text:p>
          </table:table-cell>
          <table:table-cell office:value-type="string" calcext:value-type="string">
            <text:p><text:s/>[0.8856844305992126, 0.35541048645973206, 0.00870363786816597, 0.8216126561164856, 0.99999761581420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-1_input &lt;SEP&gt; &lt;START&gt; /award/award_ceremony/awards_presented./award/award_honor/award_winner /film/film_set_designer/film_sets_designed /award/award_category/nominees./award/award_nomination/nominated_for-1 /award/award_category/category_of-1 &lt;END&gt;</text:p>
          </table:table-cell>
          <table:table-cell office:value-type="string" calcext:value-type="string">
            <text:p><text:s/>0.5620518758412001 </text:p>
          </table:table-cell>
          <table:table-cell office:value-type="string" calcext:value-type="string">
            <text:p><text:s/>[0.6326757669448853, 0.8903647661209106, 0.9999178647994995, 0.9978518486022949, 0.999992728233337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locations/continents/countries_within_input &lt;SEP&gt; &lt;START&gt; /location/country/form_of_government /location/country/form_of_government /location/location/partially_contains &lt;END&gt;</text:p>
          </table:table-cell>
          <table:table-cell office:value-type="string" calcext:value-type="string">
            <text:p><text:s/>0.5573536003143381 </text:p>
          </table:table-cell>
          <table:table-cell office:value-type="string" calcext:value-type="string">
            <text:p><text:s/>[0.5728143453598022, 0.9759617447853088, 0.9969868063926697, 0.999987840652465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_input &lt;SEP&gt; &lt;START&gt; /time/event/instance_of_recurring_event-1 /award/award_ceremony/awards_presented./award/award_honor/honored_for-1 /award/award_category/nominees./award/award_nomination/nominated_for-1 /award/award_category/winners./award/award_honor/ceremony-1 &lt;END&gt;</text:p>
          </table:table-cell>
          <table:table-cell office:value-type="string" calcext:value-type="string">
            <text:p><text:s/>0.5473483048431586 </text:p>
          </table:table-cell>
          <table:table-cell office:value-type="string" calcext:value-type="string">
            <text:p><text:s/>[0.5730199217796326, 0.9991717338562012, 0.9879394769668579, 0.9676640629768372, 0.99999761581420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roadcast/content/artist_input &lt;SEP&gt; &lt;START&gt; /tv/tv_network/programs./tv/tv_network_duration/program-1 /tv/tv_program/languages /base/schemastaging/organization_extra/phone_number./base/schemastaging/phone_sandbox/service_language /music/record_label/artist &lt;END&gt;</text:p>
          </table:table-cell>
          <table:table-cell office:value-type="string" calcext:value-type="string">
            <text:p><text:s/>0.535846730015508 </text:p>
          </table:table-cell>
          <table:table-cell office:value-type="string" calcext:value-type="string">
            <text:p><text:s/>[0.537455677986145, 0.9988480806350708, 0.9990070462226868, 0.99916672706604, 0.999981522560119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deceased_person/place_of_burial_input &lt;SEP&gt; &lt;START&gt; /people/deceased_person/place_of_death /people/deceased_person/place_of_death /people/deceased_person/place_of_burial-1 &lt;END&gt;</text:p>
          </table:table-cell>
          <table:table-cell office:value-type="string" calcext:value-type="string">
            <text:p><text:s/>0.509340044084056 </text:p>
          </table:table-cell>
          <table:table-cell office:value-type="string" calcext:value-type="string">
            <text:p><text:s/>[0.5335456728935242, 0.9631842970848083, 0.9912274479866028, 0.999892950057983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gdp_real./measurement_unit/adjusted_money_value/adjustment_currency_input &lt;SEP&gt; &lt;START&gt; /film/film/release_date_s./film/film_regional_release_date/film_release_region-1 /film/film/release_date_s./film/film_regional_release_date/film_release_region-1 /film/film/release_date_s./film/film_regional_release_date/film_release_region-1 /film/film/estimated_budget./measurement_unit/dated_money_value/currency-1 &lt;END&gt;</text:p>
          </table:table-cell>
          <table:table-cell office:value-type="string" calcext:value-type="string">
            <text:p><text:s/>0.4715899306635841 </text:p>
          </table:table-cell>
          <table:table-cell office:value-type="string" calcext:value-type="string">
            <text:p><text:s/>[0.5044135451316833, 0.9966884255409241, 0.9983602166175842, 0.9395779371261597, 0.999996066093444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cinematography-1_input &lt;SEP&gt; &lt;START&gt; /award/award_category/nominees./award/award_nomination/nominated_for-1 /award/award_nominee/award_nominations./award/award_nomination/award-1 /film/film/executive_produced_by /film/film/cinematography &lt;END&gt;</text:p>
          </table:table-cell>
          <table:table-cell office:value-type="string" calcext:value-type="string">
            <text:p><text:s/>0.470774833841665 </text:p>
          </table:table-cell>
          <table:table-cell office:value-type="string" calcext:value-type="string">
            <text:p><text:s/>[0.495034784078598, 0.9530045390129089, 0.9988495111465454, 0.9990401864051819, 0.99999892711639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occer/football_player/current_team./sports/sports_team_roster/team_input &lt;SEP&gt; &lt;START&gt; /sports/sports_position/players./sports/sports_team_roster/team-1 /sports/sports_position/players./sports/sports_team_roster/team-1 /soccer/football_player/current_team./sports/sports_team_roster/team &lt;END&gt;</text:p>
          </table:table-cell>
          <table:table-cell office:value-type="string" calcext:value-type="string">
            <text:p><text:s/>0.4414656435925165 </text:p>
          </table:table-cell>
          <table:table-cell office:value-type="string" calcext:value-type="string">
            <text:p><text:s/>[0.6149752140045166, 0.9704443216323853, 0.7397255897521973, 0.999995470046997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founder/organizations_founded_input &lt;SEP&gt; &lt;START&gt; /film/film/production_companies /film/film/estimated_budget./measurement_unit/dated_money_value/currency /film/film/estimated_budget./measurement_unit/dated_money_value/currency-1 /film/director/film-1 &lt;END&gt;</text:p>
          </table:table-cell>
          <table:table-cell office:value-type="string" calcext:value-type="string">
            <text:p><text:s/>0.4266343814798064 </text:p>
          </table:table-cell>
          <table:table-cell office:value-type="string" calcext:value-type="string">
            <text:p><text:s/>[0.9281145334243774, 0.46837252378463745, 0.99234938621521, 0.989009439945221, 0.999994993209838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elease_date_s./film/film_regional_release_date/film_regional_debut_venue_input &lt;SEP&gt; &lt;START&gt; /film/film/release_date_s./film/film_regional_release_date/film_regional_debut_venue-1 /film/film/release_date_s./film/film_regional_release_date/film_release_region /language/human_language/countries_spoken_in-1 /film/film/language &lt;END&gt;</text:p>
          </table:table-cell>
          <table:table-cell office:value-type="string" calcext:value-type="string">
            <text:p><text:s/>0.3694058090079703 </text:p>
          </table:table-cell>
          <table:table-cell office:value-type="string" calcext:value-type="string">
            <text:p><text:s/>[0.7595925331115723, 0.4916195273399353, 0.9964420199394226, 0.9927553534507751, 0.999999165534973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v/tv_writer/tv_programs./tv/tv_program_writer_relationship/tv_program-1_input &lt;SEP&gt; &lt;START&gt; /tv/tv_program/languages /people/person/languages-1 /people/person/gender /people/person/gender-1 &lt;END&gt;</text:p>
          </table:table-cell>
          <table:table-cell office:value-type="string" calcext:value-type="string">
            <text:p><text:s/>0.3607205025991493 </text:p>
          </table:table-cell>
          <table:table-cell office:value-type="string" calcext:value-type="string">
            <text:p><text:s/>[0.4248732924461365, 0.9890121221542358, 0.9980869293212891, 0.8600906133651733, 0.999993562698364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untime./film/film_cut/film_release_region-1_input &lt;SEP&gt; &lt;START&gt; /olympics/olympic_sport/athletes./olympics/olympic_athlete_affiliation/country /olympics/olympic_sport/athletes./olympics/olympic_athlete_affiliation/country /location/location/adjoin_s./location/adjoining_relationship/adjoins-1 /film/film/runtime./film/film_cut/film_release_region &lt;END&gt;</text:p>
          </table:table-cell>
          <table:table-cell office:value-type="string" calcext:value-type="string">
            <text:p><text:s/>0.3554232105493456 </text:p>
          </table:table-cell>
          <table:table-cell office:value-type="string" calcext:value-type="string">
            <text:p><text:s/>[0.45990830659866333, 0.7786725759506226, 0.9930764436721802, 0.9993997812271118, 0.999994754791259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member/member_of./organization/organization_membership/organization-1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-1 /organization/organization_member/member_of./organization/organization_membership/organization &lt;END&gt;</text:p>
          </table:table-cell>
          <table:table-cell office:value-type="string" calcext:value-type="string">
            <text:p><text:s/>0.34730946979576377 </text:p>
          </table:table-cell>
          <table:table-cell office:value-type="string" calcext:value-type="string">
            <text:p><text:s/>[0.48301246762275696, 0.8904340267181396, 0.886301577091217, 0.9111201167106628, 0.999998569488525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_input &lt;SEP&gt; &lt;START&gt; /people/ethnicity/people-1 /people/ethnicity/people-1 /people/person/gender-1 /people/person/gender &lt;END&gt;</text:p>
          </table:table-cell>
          <table:table-cell office:value-type="string" calcext:value-type="string">
            <text:p><text:s/>0.3468675073903062 </text:p>
          </table:table-cell>
          <table:table-cell office:value-type="string" calcext:value-type="string">
            <text:p><text:s/>[0.37651708722114563, 0.9850262999534607, 0.978270947933197, 0.956034243106842, 0.99999654293060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ports/sports_team_location/teams_input &lt;SEP&gt; &lt;START&gt; /soccer/football_team/current_roster./sports/sports_team_roster/position-1 /soccer/football_team/current_roster./soccer/football_roster_position/position /sports/sports_team_location/teams-1 &lt;END&gt;</text:p>
          </table:table-cell>
          <table:table-cell office:value-type="string" calcext:value-type="string">
            <text:p><text:s/>0.3461199179856365 </text:p>
          </table:table-cell>
          <table:table-cell office:value-type="string" calcext:value-type="string">
            <text:p><text:s/>[0.3716937005519867, 0.933172345161438, 0.9978846907615662, 0.999998092651367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celebrities/celebrity/celebrity_friends./celebrities/friendship/friend-1_input &lt;SEP&gt; &lt;START&gt; /award/hall_of_fame/inductees./award/hall_of_fame_induction/inductee-1 /award/hall_of_fame/inductees./award/hall_of_fame_induction/inductee-1 /people/person/languages /film/actor/dubbing_performances./film/dubbing_performance/language &lt;END&gt;</text:p>
          </table:table-cell>
          <table:table-cell office:value-type="string" calcext:value-type="string">
            <text:p><text:s/>0.343874372630219 </text:p>
          </table:table-cell>
          <table:table-cell office:value-type="string" calcext:value-type="string">
            <text:p><text:s/>[0.36073723435401917, 0.9637755751609802, 0.9897463321685791, 0.9993334412574768, 0.999996781349182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celebrities/celebrity/celebrity_friends./celebrities/friendship/friend-1_input &lt;SEP&gt; &lt;START&gt; /people/person/profession /people/person/profession /people/person/places_lived./people/place_lived/location-1 /people/person/places_lived./people/place_lived/location &lt;END&gt;</text:p>
          </table:table-cell>
          <table:table-cell office:value-type="string" calcext:value-type="string">
            <text:p><text:s/>0.3373237011560193 </text:p>
          </table:table-cell>
          <table:table-cell office:value-type="string" calcext:value-type="string">
            <text:p><text:s/>[0.40269866585731506, 0.8510085344314575, 0.986682653427124, 0.9975995421409607, 0.999997735023498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v/tv_writer/tv_programs./tv/tv_program_writer_relationship/tv_program-1_input &lt;SEP&gt; &lt;START&gt; /base/popstra/celebrity/friendship./base/popstra/friendship/participant /base/popstra/celebrity/friendship./base/popstra/friendship/participant-1 /people/person/languages-1 /tv/tv_program/languages &lt;END&gt;</text:p>
          </table:table-cell>
          <table:table-cell office:value-type="string" calcext:value-type="string">
            <text:p><text:s/>0.33695077837888454 </text:p>
          </table:table-cell>
          <table:table-cell office:value-type="string" calcext:value-type="string">
            <text:p><text:s/>[0.3404524028301239, 0.9943558573722839, 0.9991855025291443, 0.9961462020874023, 0.999997735023498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user/jg/default_domain/olympic_games/sports_input &lt;SEP&gt; &lt;START&gt; /olympics/olympic_participating_country/medals_won./olympics/olympic_medal_honor/olympics-1 /olympics/olympic_sport/athletes./olympics/olympic_athlete_affiliation/country-1 /user/jg/default_domain/olympic_games/sports /user/jg/default_domain/olympic_games/sports-1 &lt;END&gt;</text:p>
          </table:table-cell>
          <table:table-cell office:value-type="string" calcext:value-type="string">
            <text:p><text:s/>0.32755231043021027 </text:p>
          </table:table-cell>
          <table:table-cell office:value-type="string" calcext:value-type="string">
            <text:p><text:s/>[0.5857428312301636, 0.5899487733840942, 0.957590639591217, 0.9898764491081238, 0.99999654293060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actor/dubbing_performances./film/dubbing_performance/language_input &lt;SEP&gt; &lt;START&gt; /film/actor/dubbing_performances./film/dubbing_performance/language-1 /people/person/profession /people/person/profession-1 &lt;END&gt;</text:p>
          </table:table-cell>
          <table:table-cell office:value-type="string" calcext:value-type="string">
            <text:p><text:s/>0.32605436775901414 </text:p>
          </table:table-cell>
          <table:table-cell office:value-type="string" calcext:value-type="string">
            <text:p><text:s/>[0.35860776901245117, 0.9377366900444031, 0.9867635369300842, 0.982599020004272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locations/continents/countries_within_input &lt;SEP&gt; &lt;START&gt; /location/country/form_of_government-1 /location/country/form_of_government /location/location/adjoin_s./location/adjoining_relationship/adjoins /location/location/partially_contains &lt;END&gt;</text:p>
          </table:table-cell>
          <table:table-cell office:value-type="string" calcext:value-type="string">
            <text:p><text:s/>0.3198547929499077 </text:p>
          </table:table-cell>
          <table:table-cell office:value-type="string" calcext:value-type="string">
            <text:p><text:s/>[0.3844127655029297, 0.9842910766601562, 0.8462178111076355, 0.9989657402038574, 0.999997138977050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education/educational_degree/people_with_this_degree./education/education/major_field_of_study-1_input &lt;SEP&gt; &lt;START&gt; /education/educational_degree/people_with_this_degree./education/education/institution /organization/endowed_organization/endowment./measurement_unit/dated_money_value/currency-1 /education/university/local_tuition./measurement_unit/dated_money_value/currency-1 /education/educational_institution/students_graduates./education/education/major_field_of_study &lt;END&gt;</text:p>
          </table:table-cell>
          <table:table-cell office:value-type="string" calcext:value-type="string">
            <text:p><text:s/>0.2985559949774337 </text:p>
          </table:table-cell>
          <table:table-cell office:value-type="string" calcext:value-type="string">
            <text:p><text:s/>[0.338573694229126, 0.9390736818313599, 0.9947075843811035, 0.9440171122550964, 0.999994516372680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_input &lt;SEP&gt; &lt;START&gt; /music/record_label/artist /music/record_label/artist /music/record_label/artist /people/person/gender-1 &lt;END&gt;</text:p>
          </table:table-cell>
          <table:table-cell office:value-type="string" calcext:value-type="string">
            <text:p><text:s/>0.28618461080572954 </text:p>
          </table:table-cell>
          <table:table-cell office:value-type="string" calcext:value-type="string">
            <text:p><text:s/>[0.5239409804344177, 0.9970024228096008, 0.7770593166351318, 0.7050414681434631, 0.999997377395629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ilitary/military_conflict/combatants./military/military_combatant_group/combatants-1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military/military_conflict/combatants./military/military_combatant_group/combatants &lt;END&gt;</text:p>
          </table:table-cell>
          <table:table-cell office:value-type="string" calcext:value-type="string">
            <text:p><text:s/>0.28350816613982366 </text:p>
          </table:table-cell>
          <table:table-cell office:value-type="string" calcext:value-type="string">
            <text:p><text:s/>[0.352787584066391, 0.9188238382339478, 0.9407168030738831, 0.9297437071800232, 0.999995112419128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religions./location/religion_percentage/religion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location/statistical_region/religions./location/religion_percentage/religion-1 &lt;END&gt;</text:p>
          </table:table-cell>
          <table:table-cell office:value-type="string" calcext:value-type="string">
            <text:p><text:s/>0.28321788638283213 </text:p>
          </table:table-cell>
          <table:table-cell office:value-type="string" calcext:value-type="string">
            <text:p><text:s/>[0.36239999532699585, 0.8583204746246338, 0.9245352745056152, 0.9848286509513855, 0.999997377395629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government/politician/government_positions_held./government/government_position_held/basic_title_input &lt;SEP&gt; &lt;START&gt; /people/person/gender-1 /people/person/gender /people/person/nationality /government/government_office_category/officeholders./government/government_position_held/jurisdiction_of_office &lt;END&gt;</text:p>
          </table:table-cell>
          <table:table-cell office:value-type="string" calcext:value-type="string">
            <text:p><text:s/>0.26796721614252095 </text:p>
          </table:table-cell>
          <table:table-cell office:value-type="string" calcext:value-type="string">
            <text:p><text:s/>[0.30784446001052856, 0.8718644380569458, 0.999574601650238, 0.9988200068473816, 0.999997496604919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roadcast/content/artist_input &lt;SEP&gt; &lt;START&gt; /music/performance_role/regular_performances./music/group_membership/group-1 /music/performance_role/track_performances./music/track_contribution/role /music/performance_role/regular_performances./music/group_membership/group-1 /broadcast/content/artist-1 &lt;END&gt;</text:p>
          </table:table-cell>
          <table:table-cell office:value-type="string" calcext:value-type="string">
            <text:p><text:s/>0.26582740280552103 </text:p>
          </table:table-cell>
          <table:table-cell office:value-type="string" calcext:value-type="string">
            <text:p><text:s/>[0.316554993391037, 0.8482692241668701, 0.9933826923370361, 0.9965574741363525, 0.99999523162841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untime./film/film_cut/film_release_region-1_input &lt;SEP&gt; &lt;START&gt; /film/film/release_date_s./film/film_regional_release_date/film_release_region /film/film/genre-1 /media_common/netflix_genre/titles-1 &lt;END&gt;</text:p>
          </table:table-cell>
          <table:table-cell office:value-type="string" calcext:value-type="string">
            <text:p><text:s/>0.26549812744061074 </text:p>
          </table:table-cell>
          <table:table-cell office:value-type="string" calcext:value-type="string">
            <text:p><text:s/>[0.2856910526752472, 0.932375967502594, 0.996758759021759, 0.999962449073791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government/politician/government_positions_held./government/government_position_held/basic_title_input &lt;SEP&gt; &lt;START&gt; /government/government_office_category/officeholders./government/government_position_held/jurisdiction_of_office /people/person/places_lived./people/place_lived/location-1 /people/person/gender-1 /people/person/gender &lt;END&gt;</text:p>
          </table:table-cell>
          <table:table-cell office:value-type="string" calcext:value-type="string">
            <text:p><text:s/>0.26363526431551654 </text:p>
          </table:table-cell>
          <table:table-cell office:value-type="string" calcext:value-type="string">
            <text:p><text:s/>[0.2862405776977539, 0.9533189535140991, 0.9802850484848022, 0.9855598211288452, 0.999997019767761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religions./location/religion_percentage/religion_input &lt;SEP&gt; &lt;START&gt; /people/person/nationality /award/award_nominee/award_nominations./award/award_nomination/nominated_for-1 /award/award_nominee/award_nominations./award/award_nomination/nominated_for /people/person/religion-1 &lt;END&gt;</text:p>
          </table:table-cell>
          <table:table-cell office:value-type="string" calcext:value-type="string">
            <text:p><text:s/>0.2598149458750334 </text:p>
          </table:table-cell>
          <table:table-cell office:value-type="string" calcext:value-type="string">
            <text:p><text:s/>[0.2634962499141693, 0.9888245463371277, 0.9977402687072754, 0.9994333386421204, 0.999997973442077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person/spouse_s./people/marriage/location_of_ceremony-1_input &lt;SEP&gt; &lt;START&gt; /people/person/place_of_birth /people/person/spouse_s./people/marriage/type_of_union-1 /people/person/spouse_s./people/marriage/type_of_union &lt;END&gt;</text:p>
          </table:table-cell>
          <table:table-cell office:value-type="string" calcext:value-type="string">
            <text:p><text:s/>0.25613317133800884 </text:p>
          </table:table-cell>
          <table:table-cell office:value-type="string" calcext:value-type="string">
            <text:p><text:s/>[0.2924397587776184, 0.9864715933799744, 0.9157811999320984, 0.969511806964874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film_festivals_input &lt;SEP&gt; &lt;START&gt; /film/film/executive_produced_by /film/film/executive_produced_by /film/film/film_festivals-1 &lt;END&gt;</text:p>
          </table:table-cell>
          <table:table-cell office:value-type="string" calcext:value-type="string">
            <text:p><text:s/>0.2556016496540839 </text:p>
          </table:table-cell>
          <table:table-cell office:value-type="string" calcext:value-type="string">
            <text:p><text:s/>[0.2574895918369293, 0.9927709698677063, 0.9998977184295654, 0.999998450279235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film_festivals_input &lt;SEP&gt; &lt;START&gt; /film/film/genre-1 /film/film/genre /film/film/film_festivals-1 &lt;END&gt;</text:p>
          </table:table-cell>
          <table:table-cell office:value-type="string" calcext:value-type="string">
            <text:p><text:s/>0.2546714452135367 </text:p>
          </table:table-cell>
          <table:table-cell office:value-type="string" calcext:value-type="string">
            <text:p><text:s/>[0.3095422685146332, 0.822761595249176, 0.999970555305481, 0.999997854232788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film_festivals_input &lt;SEP&gt; &lt;START&gt; /film/actor/film./film/performance/film-1 /film/actor/film./film/performance/film-1 /film/film/film_festivals-1 &lt;END&gt;</text:p>
          </table:table-cell>
          <table:table-cell office:value-type="string" calcext:value-type="string">
            <text:p><text:s/>0.2514141044210167 </text:p>
          </table:table-cell>
          <table:table-cell office:value-type="string" calcext:value-type="string">
            <text:p><text:s/>[0.2627008557319641, 0.9570903778076172, 0.9999456405639648, 0.999997258186340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user/jg/default_domain/olympic_games/sports_input &lt;SEP&gt; &lt;START&gt; /olympics/olympic_sport/athletes./olympics/olympic_athlete_affiliation/country-1 /location/statistical_region/gdp_nominal_per_capita./measurement_unit/dated_money_value/currency /location/statistical_region/gdp_nominal./measurement_unit/dated_money_value/currency-1 /olympics/olympic_participating_country/medals_won./olympics/olympic_medal_honor/olympics-1 &lt;END&gt;</text:p>
          </table:table-cell>
          <table:table-cell office:value-type="string" calcext:value-type="string">
            <text:p><text:s/>0.2495684225583475 </text:p>
          </table:table-cell>
          <table:table-cell office:value-type="string" calcext:value-type="string">
            <text:p><text:s/>[0.2623338997364044, 0.9770060181617737, 0.9780760407447815, 0.9955576062202454, 0.99999761581420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-1_input &lt;SEP&gt; &lt;START&gt; /music/genre/artists /music/genre/artists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2474168639889984 </text:p>
          </table:table-cell>
          <table:table-cell office:value-type="string" calcext:value-type="string">
            <text:p><text:s/>[0.2578578293323517, 0.9945164322853088, 0.9909839630126953, 0.9735829830169678, 0.999994039535522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deceased_person/place_of_burial_input &lt;SEP&gt; &lt;START&gt; /base/popstra/celebrity/dated./base/popstra/dated/participant-1 /base/popstra/celebrity/dated./base/popstra/dated/participant-1 /people/deceased_person/place_of_burial-1 &lt;END&gt;</text:p>
          </table:table-cell>
          <table:table-cell office:value-type="string" calcext:value-type="string">
            <text:p><text:s/>0.2381779224680836 </text:p>
          </table:table-cell>
          <table:table-cell office:value-type="string" calcext:value-type="string">
            <text:p><text:s/>[0.261556476354599, 0.9175562262535095, 0.993069052696228, 0.9993644356727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-1_input &lt;SEP&gt; &lt;START&gt; /award/award_category/category_of /award/award_nominee/award_nominations./award/award_nomination/award-1 /award/award_category/winners./award/award_honor/award_winner-1 /award/award_category/winners./award/award_honor/ceremony-1 &lt;END&gt;</text:p>
          </table:table-cell>
          <table:table-cell office:value-type="string" calcext:value-type="string">
            <text:p><text:s/>0.23215340847347563 </text:p>
          </table:table-cell>
          <table:table-cell office:value-type="string" calcext:value-type="string">
            <text:p><text:s/>[0.2522357702255249, 0.9905661940574646, 0.9551516771316528, 0.9727789163589478, 0.999996304512023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elease_date_s./film/film_regional_release_date/film_regional_debut_venue_input &lt;SEP&gt; &lt;START&gt; /film/film/release_date_s./film/film_regional_release_date/film_regional_debut_venue-1 /film/film/estimated_budget./measurement_unit/dated_money_value/currency-1 /location/statistical_region/gdp_nominal_per_capita./measurement_unit/dated_money_value/currency-1 /film/film/release_date_s./film/film_regional_release_date/film_release_region &lt;END&gt;</text:p>
          </table:table-cell>
          <table:table-cell office:value-type="string" calcext:value-type="string">
            <text:p><text:s/>0.2279755906620277 </text:p>
          </table:table-cell>
          <table:table-cell office:value-type="string" calcext:value-type="string">
            <text:p><text:s/>[0.7595925331115723, 0.317486971616745, 0.9973728656768799, 0.9478185176849365, 0.999997735023498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person/spouse_s./people/marriage/location_of_ceremony-1_input &lt;SEP&gt; &lt;START&gt; /base/schemastaging/person_extra/net_worth./measurement_unit/dated_money_value/currency /base/schemastaging/person_extra/net_worth./measurement_unit/dated_money_value/currency-1 /people/person/spouse_s./people/marriage/type_of_union /people/marriage_union_type/unions_of_this_type./people/marriage/location_of_ceremony-1 &lt;END&gt;</text:p>
          </table:table-cell>
          <table:table-cell office:value-type="string" calcext:value-type="string">
            <text:p><text:s/>0.22512864067348354 </text:p>
          </table:table-cell>
          <table:table-cell office:value-type="string" calcext:value-type="string">
            <text:p><text:s/>[0.24442297220230103, 0.9888889193534851, 0.9949626922607422, 0.9361299276351929, 0.999996066093444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founder/organizations_founded_input &lt;SEP&gt; &lt;START&gt; /film/film/production_companies /film/film/other_crew./film/film_crew_gig/film_crew_role-1 /film/film/other_crew./film/film_crew_gig/film_crew_role /film/film/story_by &lt;END&gt;</text:p>
          </table:table-cell>
          <table:table-cell office:value-type="string" calcext:value-type="string">
            <text:p><text:s/>0.22297859055856145 </text:p>
          </table:table-cell>
          <table:table-cell office:value-type="string" calcext:value-type="string">
            <text:p><text:s/>[0.9281145334243774, 0.3843453824520111, 0.6494086980819702, 0.9625489115715027, 0.999997735023498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-1_input &lt;SEP&gt; &lt;START&gt; /influence/influence_node/influenced_by-1 /influence/influence_node/influenced_by-1 /influence/influence_node/influenced_by-1 /influence/influence_node/peers./influence/peer_relationship/peers &lt;END&gt;</text:p>
          </table:table-cell>
          <table:table-cell office:value-type="string" calcext:value-type="string">
            <text:p><text:s/>0.22290324833061512 </text:p>
          </table:table-cell>
          <table:table-cell office:value-type="string" calcext:value-type="string">
            <text:p><text:s/>[0.4185301959514618, 0.9658324122428894, 0.9475537538528442, 0.5819487571716309, 0.999998211860656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ports/sports_team_location/teams_input &lt;SEP&gt; &lt;START&gt; /film/film/release_date_s./film/film_regional_release_date/film_release_region /film/film/estimated_budget./measurement_unit/dated_money_value/currency /location/statistical_region/gdp_nominal./measurement_unit/dated_money_value/currency-1 /sports/sports_team_location/teams-1 &lt;END&gt;</text:p>
          </table:table-cell>
          <table:table-cell office:value-type="string" calcext:value-type="string">
            <text:p><text:s/>0.21267402204864966 </text:p>
          </table:table-cell>
          <table:table-cell office:value-type="string" calcext:value-type="string">
            <text:p><text:s/>[0.2486240416765213, 0.872742235660553, 0.9811448454856873, 0.9989718198776245, 0.99999761581420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elease_date_s./film/film_regional_release_date/film_regional_debut_venue_input &lt;SEP&gt; &lt;START&gt; /people/person/places_lived./people/place_lived/location /award/award_nominee/award_nominations./award/award_nomination/award_nominee-1 /base/schemastaging/person_extra/net_worth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20443623916091888 </text:p>
          </table:table-cell>
          <table:table-cell office:value-type="string" calcext:value-type="string">
            <text:p><text:s/>[0.22975066304206848, 0.894704282283783, 0.9974633455276489, 0.9970717430114746, 0.999995946884155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lympics/olympic_games/participating_countries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 /olympics/olympic_participating_country/medals_won./olympics/olympic_medal_honor/olympics &lt;END&gt;</text:p>
          </table:table-cell>
          <table:table-cell office:value-type="string" calcext:value-type="string">
            <text:p><text:s/>0.20351992373804897 </text:p>
          </table:table-cell>
          <table:table-cell office:value-type="string" calcext:value-type="string">
            <text:p><text:s/>[0.31033656001091003, 0.6950923800468445, 0.967315137386322, 0.9753620624542236, 0.999994516372680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member/member_of./organization/organization_membership/organization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organization/organization_member/member_of./organization/organization_membership/organization-1 &lt;END&gt;</text:p>
          </table:table-cell>
          <table:table-cell office:value-type="string" calcext:value-type="string">
            <text:p><text:s/>0.1995487500707712 </text:p>
          </table:table-cell>
          <table:table-cell office:value-type="string" calcext:value-type="string">
            <text:p><text:s/>[0.3509428799152374, 0.8090060353279114, 0.9944382905960083, 0.7067797780036926, 0.999997377395629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_input &lt;SEP&gt; &lt;START&gt; /award/award_ceremony/awards_presented./award/award_honor/award_winner-1 /award/award_nominee/award_nominations./award/award_nomination/award-1 /award/award_category/winners./award/award_honor/ceremony-1 /time/event/instance_of_recurring_event &lt;END&gt;</text:p>
          </table:table-cell>
          <table:table-cell office:value-type="string" calcext:value-type="string">
            <text:p><text:s/>0.1920498196346099 </text:p>
          </table:table-cell>
          <table:table-cell office:value-type="string" calcext:value-type="string">
            <text:p><text:s/>[0.20354852080345154, 0.9906807541847229, 0.981222927570343, 0.9706120491027832, 0.999997377395629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ilitary/military_conflict/combatants./military/military_combatant_group/combatants-1_input &lt;SEP&gt; &lt;START&gt; /military/military_combatant/military_conflicts./military/military_combatant_group/combatants /film/film/release_date_s./film/film_regional_release_date/film_release_region /film/film/release_date_s./film/film_regional_release_date/film_release_region-1 /military/military_conflict/combatants./military/military_combatant_group/combatants &lt;END&gt;</text:p>
          </table:table-cell>
          <table:table-cell office:value-type="string" calcext:value-type="string">
            <text:p><text:s/>0.19148371677141818 </text:p>
          </table:table-cell>
          <table:table-cell office:value-type="string" calcext:value-type="string">
            <text:p><text:s/>[0.27673906087875366, 0.9573494791984558, 0.7451305985450745, 0.9699722528457642, 0.999998092651367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education/educational_degree/people_with_this_degree./education/education/major_field_of_study-1_input &lt;SEP&gt; &lt;START&gt; /education/educational_degree/people_with_this_degree./education/education/institution-1 /education/educational_degree/people_with_this_degree./education/education/institution-1 /education/educational_degree/people_with_this_degree./education/education/institution /education/educational_institution/students_graduates./education/education/major_field_of_study-1 &lt;END&gt;</text:p>
          </table:table-cell>
          <table:table-cell office:value-type="string" calcext:value-type="string">
            <text:p><text:s/>0.1883274801528221 </text:p>
          </table:table-cell>
          <table:table-cell office:value-type="string" calcext:value-type="string">
            <text:p><text:s/>[0.30010586977005005, 0.7089760303497314, 0.885913610458374, 0.9991199374198914, 0.999996900558471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_input &lt;SEP&gt; &lt;START&gt; /award/award_ceremony/awards_presented./award/award_honor/award_winner /base/popstra/celebrity/friendship./base/popstra/friendship/participant-1 /award/award_category/winners./award/award_honor/award_winner-1 /award/award_category/category_of &lt;END&gt;</text:p>
          </table:table-cell>
          <table:table-cell office:value-type="string" calcext:value-type="string">
            <text:p><text:s/>0.18799644970225785 </text:p>
          </table:table-cell>
          <table:table-cell office:value-type="string" calcext:value-type="string">
            <text:p><text:s/>[0.19643214344978333, 0.9621649384498596, 0.995822548866272, 0.9988657236099243, 0.99999654293060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v/tv_writer/tv_programs./tv/tv_program_writer_relationship/tv_program-1_input &lt;SEP&gt; &lt;START&gt; /award/award_winning_work/awards_won./award/award_honor/award_winner-1 /award/award_nominee/award_nominations./award/award_nomination/award_nominee-1 &lt;END&gt;</text:p>
          </table:table-cell>
          <table:table-cell office:value-type="string" calcext:value-type="string">
            <text:p><text:s/>0.18607788956834104 </text:p>
          </table:table-cell>
          <table:table-cell office:value-type="string" calcext:value-type="string">
            <text:p><text:s/>[0.19072023034095764, 0.9867331385612488, 0.988776862621307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user/jg/default_domain/olympic_games/sports_input &lt;SEP&gt; &lt;START&gt; /olympics/olympic_participating_country/medals_won./olympics/olympic_medal_honor/olympics-1 /olympics/olympic_participating_country/medals_won./olympics/olympic_medal_honor/olympics-1 /user/jg/default_domain/olympic_games/sports &lt;END&gt;</text:p>
          </table:table-cell>
          <table:table-cell office:value-type="string" calcext:value-type="string">
            <text:p><text:s/>0.18599216922759568 </text:p>
          </table:table-cell>
          <table:table-cell office:value-type="string" calcext:value-type="string">
            <text:p><text:s/>[0.5857428312301636, 0.3315906226634979, 0.9824917912483215, 0.974667549133300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ilitary/military_conflict/combatants./military/military_combatant_group/combatants-1_input &lt;SEP&gt; &lt;START&gt; /base/culturalevent/event/entity_involved-1 /base/culturalevent/event/entity_involved-1 /base/culturalevent/event/entity_involved &lt;END&gt;</text:p>
          </table:table-cell>
          <table:table-cell office:value-type="string" calcext:value-type="string">
            <text:p><text:s/>0.1835071453505215 </text:p>
          </table:table-cell>
          <table:table-cell office:value-type="string" calcext:value-type="string">
            <text:p><text:s/>[0.22741149365901947, 0.8072466850280762, 0.9996198415756226, 0.999998688697814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celebrities/celebrity/celebrity_friends./celebrities/friendship/friend-1_input &lt;SEP&gt; &lt;START&gt; /award/award_nominee/award_nominations./award/award_nomination/award_nominee-1 /film/actor/film./film/performance/film-1 /award/award_nominee/award_nominations./award/award_nomination/nominated_for-1 /celebrities/celebrity/celebrity_friends./celebrities/friendship/friend &lt;END&gt;</text:p>
          </table:table-cell>
          <table:table-cell office:value-type="string" calcext:value-type="string">
            <text:p><text:s/>0.1816839910639927 </text:p>
          </table:table-cell>
          <table:table-cell office:value-type="string" calcext:value-type="string">
            <text:p><text:s/>[0.1896473616361618, 0.9718227982521057, 0.9864569306373596, 0.9993220567703247, 0.999998092651367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cinematography-1_input &lt;SEP&gt; &lt;START&gt; /film/actor/film./film/performance/film-1 /award/award_winner/awards_won./award/award_honor/award_winner-1 /people/person/gender-1 /people/person/gender-1 &lt;END&gt;</text:p>
          </table:table-cell>
          <table:table-cell office:value-type="string" calcext:value-type="string">
            <text:p><text:s/>0.17644931078054846 </text:p>
          </table:table-cell>
          <table:table-cell office:value-type="string" calcext:value-type="string">
            <text:p><text:s/>[0.19101205468177795, 0.9542763233184814, 0.9926069974899292, 0.9752340316772461, 0.999997377395629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cinematography-1_input &lt;SEP&gt; &lt;START&gt; /film/film/genre /film/film/genre /award/award_nominee/award_nominations./award/award_nomination/nominated_for-1 &lt;END&gt;</text:p>
          </table:table-cell>
          <table:table-cell office:value-type="string" calcext:value-type="string">
            <text:p><text:s/>0.17191753263991644 </text:p>
          </table:table-cell>
          <table:table-cell office:value-type="string" calcext:value-type="string">
            <text:p><text:s/>[0.19313430786132812, 0.9193482995033264, 0.9684460759162903, 0.999781787395477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-1_input &lt;SEP&gt; &lt;START&gt; /people/person/profession-1 /people/person/profession-1 /people/person/profession-1 /people/person/profession &lt;END&gt;</text:p>
          </table:table-cell>
          <table:table-cell office:value-type="string" calcext:value-type="string">
            <text:p><text:s/>0.17077303513637915 </text:p>
          </table:table-cell>
          <table:table-cell office:value-type="string" calcext:value-type="string">
            <text:p><text:s/>[0.21792782843112946, 0.9105353355407715, 0.927573025226593, 0.9278190732002258, 0.999996304512023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lympics/olympic_games/participating_countries-1_input &lt;SEP&gt; &lt;START&gt; /military/military_combatant/military_conflicts./military/military_combatant_group/combatants /film/film/release_date_s./film/film_regional_release_date/film_release_region-1 /film/film/release_date_s./film/film_regional_release_date/film_release_region-1 /olympics/olympic_participating_country/athletes./olympics/olympic_athlete_affiliation/olympics-1 &lt;END&gt;</text:p>
          </table:table-cell>
          <table:table-cell office:value-type="string" calcext:value-type="string">
            <text:p><text:s/>0.16196581275889352 </text:p>
          </table:table-cell>
          <table:table-cell office:value-type="string" calcext:value-type="string">
            <text:p><text:s/>[0.21923770010471344, 0.9493778944015503, 0.8030014038085938, 0.9690662622451782, 0.999998211860656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-1_input &lt;SEP&gt; &lt;START&gt; /influence/influence_node/influenced_by-1 /influence/influence_node/influenced_by-1 /influence/influence_node/influenced_by-1 /influence/influence_node/influenced_by-1 &lt;END&gt;</text:p>
          </table:table-cell>
          <table:table-cell office:value-type="string" calcext:value-type="string">
            <text:p><text:s/>0.15895480452311783 </text:p>
          </table:table-cell>
          <table:table-cell office:value-type="string" calcext:value-type="string">
            <text:p><text:s/>[0.4185301959514618, 0.9658324122428894, 0.9475537538528442, 0.41499432921409607, 0.999997854232788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government/politician/government_positions_held./government/government_position_held/basic_title_input &lt;SEP&gt; &lt;START&gt; /people/person/spouse_s./people/marriage/type_of_union /people/marriage_union_type/unions_of_this_type./people/marriage/location_of_ceremony /military/military_combatant/military_conflicts./military/military_combatant_group/combatants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15212840665771482 </text:p>
          </table:table-cell>
          <table:table-cell office:value-type="string" calcext:value-type="string">
            <text:p><text:s/>[0.23441971838474274, 0.660168468952179, 0.9856230020523071, 0.9973583817481995, 0.999998450279235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gdp_real./measurement_unit/adjusted_money_value/adjustment_currency_input &lt;SEP&gt; &lt;START&gt; /location/statistical_region/gdp_nominal_per_capita./measurement_unit/dated_money_value/currency-1 /film/film/release_date_s./film/film_regional_release_date/film_release_region-1 /film/film/language-1 /language/human_language/countries_spoken_in-1 &lt;END&gt;</text:p>
          </table:table-cell>
          <table:table-cell office:value-type="string" calcext:value-type="string">
            <text:p><text:s/>0.13678328653505017 </text:p>
          </table:table-cell>
          <table:table-cell office:value-type="string" calcext:value-type="string">
            <text:p><text:s/>[0.14167237281799316, 0.991028904914856, 0.979367196559906, 0.9947564601898193, 0.999998211860656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untime./film/film_cut/film_release_region-1_input &lt;SEP&gt; &lt;START&gt; /award/award_nominee/award_nominations./award/award_nomination/nominated_for-1 /award/award_nominee/award_nominations./award/award_nomination/award_nominee /award/award_nominee/award_nominations./award/award_nomination/nominated_for /film/film/runtime./film/film_cut/film_release_region &lt;END&gt;</text:p>
          </table:table-cell>
          <table:table-cell office:value-type="string" calcext:value-type="string">
            <text:p><text:s/>0.1355468448397467 </text:p>
          </table:table-cell>
          <table:table-cell office:value-type="string" calcext:value-type="string">
            <text:p><text:s/>[0.13672682642936707, 0.9965540170669556, 0.9963446259498596, 0.9984511137008667, 0.999996423721313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person/spouse_s./people/marriage/location_of_ceremony-1_input &lt;SEP&gt; &lt;START&gt; /film/film/release_date_s./film/film_regional_release_date/film_release_region /film/actor/film./film/performance/film-1 /award/award_category/winners./award/award_honor/award_winner-1 /award/award_nominee/award_nominations./award/award_nomination/award-1 &lt;END&gt;</text:p>
          </table:table-cell>
          <table:table-cell office:value-type="string" calcext:value-type="string">
            <text:p><text:s/>0.1348850641409356 </text:p>
          </table:table-cell>
          <table:table-cell office:value-type="string" calcext:value-type="string">
            <text:p><text:s/>[0.14643903076648712, 0.9353566765785217, 0.9911102056503296, 0.9935943484306335, 0.999997019767761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ports/sports_team_location/teams_input &lt;SEP&gt; &lt;START&gt; /sports/sports_team/colors /sports/sports_team/colors /sports/sports_team_location/teams-1 &lt;END&gt;</text:p>
          </table:table-cell>
          <table:table-cell office:value-type="string" calcext:value-type="string">
            <text:p><text:s/>0.13344426930286055 </text:p>
          </table:table-cell>
          <table:table-cell office:value-type="string" calcext:value-type="string">
            <text:p><text:s/>[0.14394162595272064, 0.9311520457267761, 0.9956218600273132, 0.99999654293060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-1_input &lt;SEP&gt; &lt;START&gt; /sports/sports_position/players./sports/sports_team_roster/team /soccer/football_team/current_roster./soccer/football_roster_position/position /soccer/football_team/current_roster./sports/sports_team_roster/position-1 /soccer/football_team/current_roster./soccer/football_roster_position/position-1 &lt;END&gt;</text:p>
          </table:table-cell>
          <table:table-cell office:value-type="string" calcext:value-type="string">
            <text:p><text:s/>0.13091714402887808 </text:p>
          </table:table-cell>
          <table:table-cell office:value-type="string" calcext:value-type="string">
            <text:p><text:s/>[0.3029346466064453, 0.8878570795059204, 0.5845199823379517, 0.8327327966690063, 0.999998807907104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deceased_person/place_of_burial_input &lt;SEP&gt; &lt;START&gt; /award/award_winner/awards_won./award/award_honor/award_winner-1 /people/person/places_lived./people/place_lived/location-1 /people/deceased_person/place_of_death /people/deceased_person/place_of_burial-1 &lt;END&gt;</text:p>
          </table:table-cell>
          <table:table-cell office:value-type="string" calcext:value-type="string">
            <text:p><text:s/>0.12830862217650957 </text:p>
          </table:table-cell>
          <table:table-cell office:value-type="string" calcext:value-type="string">
            <text:p><text:s/>[0.12996342778205872, 0.9943251013755798, 0.9976121187210083, 0.9952802658081055, 0.999998092651367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member/member_of./organization/organization_membership/organization-1_input &lt;SEP&gt; &lt;START&gt; /influence/influence_node/peers./influence/peer_relationship/peers /influence/influence_node/influenced_by /influence/influence_node/peers./influence/peer_relationship/peers-1 /organization/organization_member/member_of./organization/organization_membership/organization &lt;END&gt;</text:p>
          </table:table-cell>
          <table:table-cell office:value-type="string" calcext:value-type="string">
            <text:p><text:s/>0.11982726278159261 </text:p>
          </table:table-cell>
          <table:table-cell office:value-type="string" calcext:value-type="string">
            <text:p><text:s/>[0.12284503877162933, 0.9960171580314636, 0.9993991851806641, 0.9799278974533081, 0.999995589256286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-1_input &lt;SEP&gt; &lt;START&gt; /base/x2010fifaworldcupsouthafrica/world_cup_squad/current_world_cup_squad./base/x2010fifaworldcupsouthafrica/current_world_cup_squad/current_club /soccer/football_team/current_roster./sports/sports_team_roster/position /soccer/football_team/current_roster./sports/sports_team_roster/position-1 &lt;END&gt;</text:p>
          </table:table-cell>
          <table:table-cell office:value-type="string" calcext:value-type="string">
            <text:p><text:s/>0.11900598692222682 </text:p>
          </table:table-cell>
          <table:table-cell office:value-type="string" calcext:value-type="string">
            <text:p><text:s/>[0.18448060750961304, 0.7261638641357422, 0.889670193195343, 0.998514592647552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education/educational_degree/people_with_this_degree./education/education/major_field_of_study-1_input &lt;SEP&gt; &lt;START&gt; /film/film/language /film/film/estimated_budget./measurement_unit/dated_money_value/currency-1 /business/business_operation/revenue./measurement_unit/dated_money_value/currency-1 /education/educational_degree/people_with_this_degree./education/education/institution &lt;END&gt;</text:p>
          </table:table-cell>
          <table:table-cell office:value-type="string" calcext:value-type="string">
            <text:p><text:s/>0.11837208106122762 </text:p>
          </table:table-cell>
          <table:table-cell office:value-type="string" calcext:value-type="string">
            <text:p><text:s/>[0.1408185213804245, 0.9753849506378174, 0.8739937543869019, 0.9860660433769226, 0.999997973442077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lympics/olympic_games/participating_countries-1_input &lt;SEP&gt; &lt;START&gt; /olympics/olympic_participating_country/athletes./olympics/olympic_athlete_affiliation/olympics /film/film/release_date_s./film/film_regional_release_date/film_release_region /film/film/estimated_budget./measurement_unit/dated_money_value/currency-1 /location/statistical_region/gni_per_capita_in_ppp_dollars./measurement_unit/dated_money_value/currency-1 &lt;END&gt;</text:p>
          </table:table-cell>
          <table:table-cell office:value-type="string" calcext:value-type="string">
            <text:p><text:s/>0.11636692127271997 </text:p>
          </table:table-cell>
          <table:table-cell office:value-type="string" calcext:value-type="string">
            <text:p><text:s/>[0.12126939743757248, 0.9739912748336792, 0.9898607730865479, 0.9952917098999023, 0.999997138977050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_input &lt;SEP&gt; &lt;START&gt; /music/record_label/artist /music/record_label/artist /people/person/gender-1 /people/person/gender &lt;END&gt;</text:p>
          </table:table-cell>
          <table:table-cell office:value-type="string" calcext:value-type="string">
            <text:p><text:s/>0.11074592578849027 </text:p>
          </table:table-cell>
          <table:table-cell office:value-type="string" calcext:value-type="string">
            <text:p><text:s/>[0.5239409804344177, 0.9970024228096008, 0.2159242331981659, 0.9818587899208069, 0.999997138977050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actor/dubbing_performances./film/dubbing_performance/language_input &lt;SEP&gt; &lt;START&gt; /film/film/language /film/film/other_crew./film/film_crew_gig/film_crew_role /film/film/other_crew./film/film_crew_gig/film_crew_role-1 /film/film/executive_produced_by-1 &lt;END&gt;</text:p>
          </table:table-cell>
          <table:table-cell office:value-type="string" calcext:value-type="string">
            <text:p><text:s/>0.10843541629772421 </text:p>
          </table:table-cell>
          <table:table-cell office:value-type="string" calcext:value-type="string">
            <text:p><text:s/>[0.24860771000385284, 0.46863627433776855, 0.9332476854324341, 0.9972999691963196, 0.99999523162841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occer/football_player/current_team./sports/sports_team_roster/team_input &lt;SEP&gt; &lt;START&gt; /soccer/football_player/current_team./sports/sports_team_roster/team-1 /soccer/football_player/current_team./sports/sports_team_roster/team /soccer/football_player/current_team./sports/sports_team_roster/team &lt;END&gt;</text:p>
          </table:table-cell>
          <table:table-cell office:value-type="string" calcext:value-type="string">
            <text:p><text:s/>0.09982305742481534 </text:p>
          </table:table-cell>
          <table:table-cell office:value-type="string" calcext:value-type="string">
            <text:p><text:s/>[0.10020092874765396, 0.9977601766586304, 0.9984716773033142, 0.999993562698364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usic/instrument/family_input &lt;SEP&gt; &lt;START&gt; /music/performance_role/track_performances./music/track_contribution/role-1 /music/performance_role/regular_performances./music/group_membership/role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9299661241562973 </text:p>
          </table:table-cell>
          <table:table-cell office:value-type="string" calcext:value-type="string">
            <text:p><text:s/>[0.39839377999305725, 0.4627634286880493, 0.6266867518424988, 0.8049076795578003, 0.99999761581420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-1_input &lt;SEP&gt; &lt;START&gt; /soccer/football_team/current_roster./sports/sports_team_roster/position /soccer/football_team/current_roster./soccer/football_roster_position/position-1 /sports/sports_position/players./sports/sports_team_roster/team-1 /soccer/football_team/current_roster./sports/sports_team_roster/position &lt;END&gt;</text:p>
          </table:table-cell>
          <table:table-cell office:value-type="string" calcext:value-type="string">
            <text:p><text:s/>0.08945786184730524 </text:p>
          </table:table-cell>
          <table:table-cell office:value-type="string" calcext:value-type="string">
            <text:p><text:s/>[0.3369082808494568, 0.6307241916656494, 0.6779953837394714, 0.6209341883659363, 0.999988555908203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lympics/olympic_games/participating_countries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olympics/olympic_participating_country/medals_won./olympics/olympic_medal_honor/olympics &lt;END&gt;</text:p>
          </table:table-cell>
          <table:table-cell office:value-type="string" calcext:value-type="string">
            <text:p><text:s/>0.08827738261389945 </text:p>
          </table:table-cell>
          <table:table-cell office:value-type="string" calcext:value-type="string">
            <text:p><text:s/>[0.22337405383586884, 0.4458554983139038, 0.9253864884376526, 0.9578597545623779, 0.999994277954101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religions./location/religion_percentage/religion_input &lt;SEP&gt; &lt;START&gt; /people/marriage_union_type/unions_of_this_type./people/marriage/location_of_ceremony-1 /people/person/spouse_s./people/marriage/type_of_union-1 /people/person/nationality-1 /location/statistical_region/religions./location/religion_percentage/religion &lt;END&gt;</text:p>
          </table:table-cell>
          <table:table-cell office:value-type="string" calcext:value-type="string">
            <text:p><text:s/>0.08767726579435074 </text:p>
          </table:table-cell>
          <table:table-cell office:value-type="string" calcext:value-type="string">
            <text:p><text:s/>[0.08994301408529282, 0.9817173480987549, 0.9943441152572632, 0.9986135959625244, 0.999997496604919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occer/football_player/current_team./sports/sports_team_roster/team_input &lt;SEP&gt; &lt;START&gt; /sports/sports_position/players./sports/sports_team_roster/team-1 /sports/sports_position/players./sports/sports_team_roster/team-1 /sports/sports_position/players./sports/sports_team_roster/team-1 &lt;END&gt;</text:p>
          </table:table-cell>
          <table:table-cell office:value-type="string" calcext:value-type="string">
            <text:p><text:s/>0.08704481936609629 </text:p>
          </table:table-cell>
          <table:table-cell office:value-type="string" calcext:value-type="string">
            <text:p><text:s/>[0.6149752140045166, 0.9704443216323853, 0.24809598922729492, 0.587888479232788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founder/organizations_founded_input &lt;SEP&gt; &lt;START&gt; /film/film/production_companies /film/film/other_crew./film/film_crew_gig/film_crew_role-1 /film/film/other_crew./film/film_crew_gig/film_crew_role-1 &lt;END&gt;</text:p>
          </table:table-cell>
          <table:table-cell office:value-type="string" calcext:value-type="string">
            <text:p><text:s/>0.08378303509993808 </text:p>
          </table:table-cell>
          <table:table-cell office:value-type="string" calcext:value-type="string">
            <text:p><text:s/>[0.9281145334243774, 0.3843453824520111, 0.34593868255615234, 0.678943634033203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member/member_of./organization/organization_membership/organization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organization/organization_member/member_of./organization/organization_membership/organization &lt;END&gt;</text:p>
          </table:table-cell>
          <table:table-cell office:value-type="string" calcext:value-type="string">
            <text:p><text:s/>0.08113367503321756 </text:p>
          </table:table-cell>
          <table:table-cell office:value-type="string" calcext:value-type="string">
            <text:p><text:s/>[0.3509428799152374, 0.8090060353279114, 0.9944382905960083, 0.2873663008213043, 0.999998331069946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roadcast/content/artist_input &lt;SEP&gt; &lt;START&gt; /award/award_nominee/award_nominations./award/award_nomination/award-1 /award/award_nominee/award_nominations./award/award_nomination/award /broadcast/content/artist-1 &lt;END&gt;</text:p>
          </table:table-cell>
          <table:table-cell office:value-type="string" calcext:value-type="string">
            <text:p><text:s/>0.07419066317410211 </text:p>
          </table:table-cell>
          <table:table-cell office:value-type="string" calcext:value-type="string">
            <text:p><text:s/>[0.08072545379400253, 0.931638777256012, 0.9865662455558777, 0.999919295310974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usic/instrument/family_input &lt;SEP&gt; &lt;START&gt; /music/instrument/instrumentalists /base/popstra/celebrity/dated./base/popstra/dated/participant-1 /music/instrument/instrumentalists-1 /music/performance_role/track_performances./music/track_contribution/role &lt;END&gt;</text:p>
          </table:table-cell>
          <table:table-cell office:value-type="string" calcext:value-type="string">
            <text:p><text:s/>0.07302786957847669 </text:p>
          </table:table-cell>
          <table:table-cell office:value-type="string" calcext:value-type="string">
            <text:p><text:s/>[0.07725624740123749, 0.9912840127944946, 0.9955363273620605, 0.9578586220741272, 0.999996304512023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occer/football_player/current_team./sports/sports_team_roster/team_input &lt;SEP&gt; &lt;START&gt; /soccer/football_team/current_roster./sports/sports_team_roster/position /soccer/football_team/current_roster./soccer/football_roster_position/position /soccer/football_player/current_team./sports/sports_team_roster/team-1 &lt;END&gt;</text:p>
          </table:table-cell>
          <table:table-cell office:value-type="string" calcext:value-type="string">
            <text:p><text:s/>0.07225922950990704 </text:p>
          </table:table-cell>
          <table:table-cell office:value-type="string" calcext:value-type="string">
            <text:p><text:s/>[0.1601330041885376, 0.5253050327301025, 0.8590232133865356, 0.999990820884704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usic/instrument/family_input &lt;SEP&gt; &lt;START&gt; /music/performance_role/regular_performances./music/group_membership/role-1 /music/performance_role/track_performances./music/track_contribution/role-1 /music/performance_role/track_performances./music/track_contribution/role /music/instrument/family-1 &lt;END&gt;</text:p>
          </table:table-cell>
          <table:table-cell office:value-type="string" calcext:value-type="string">
            <text:p><text:s/>0.06762378184251416 </text:p>
          </table:table-cell>
          <table:table-cell office:value-type="string" calcext:value-type="string">
            <text:p><text:s/>[0.33596786856651306, 0.7866678237915039, 0.2611706554889679, 0.9796850085258484, 0.999998807907104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gdp_real./measurement_unit/adjusted_money_value/adjustment_currency_input &lt;SEP&gt; &lt;START&gt; /film/film/estimated_budget./measurement_unit/dated_money_value/currency-1 /film/film/language /film/film/language-1 /film/film/release_date_s./film/film_regional_release_date/film_release_region-1 &lt;END&gt;</text:p>
          </table:table-cell>
          <table:table-cell office:value-type="string" calcext:value-type="string">
            <text:p><text:s/>0.06549737554583032 </text:p>
          </table:table-cell>
          <table:table-cell office:value-type="string" calcext:value-type="string">
            <text:p><text:s/>[0.26598480343818665, 0.268436074256897, 0.9375357627868652, 0.9784579873085022, 0.999991178512573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government/politician/government_positions_held./government/government_position_held/basic_title_input &lt;SEP&gt; &lt;START&gt; /people/person/spouse_s./people/marriage/type_of_union /people/marriage_union_type/unions_of_this_type./people/marriage/location_of_ceremony-1 /military/military_combatant/military_conflicts./military/military_combatant_group/combatants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06476429951868179 </text:p>
          </table:table-cell>
          <table:table-cell office:value-type="string" calcext:value-type="string">
            <text:p><text:s/>[0.23441971838474274, 0.33207449316978455, 0.849169909954071, 0.979742705821991, 0.999998569488525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elease_date_s./film/film_regional_release_date/film_regional_debut_venue_input &lt;SEP&gt; &lt;START&gt; /film/film/release_date_s./film/film_regional_release_date/film_regional_debut_venue-1 /film/film/release_date_s./film/film_regional_release_date/film_release_region-1 /language/human_language/countries_spoken_in-1 /film/film/language &lt;END&gt;</text:p>
          </table:table-cell>
          <table:table-cell office:value-type="string" calcext:value-type="string">
            <text:p><text:s/>0.06113041468809833 </text:p>
          </table:table-cell>
          <table:table-cell office:value-type="string" calcext:value-type="string">
            <text:p><text:s/>[0.7595925331115723, 0.08287997543811798, 0.9776492714881897, 0.9932172894477844, 0.999999284744262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v/tv_writer/tv_programs./tv/tv_program_writer_relationship/tv_program-1_input &lt;SEP&gt; &lt;START&gt; /tv/tv_program/languages /people/person/languages-1 /people/person/gender /people/person/gender &lt;END&gt;</text:p>
          </table:table-cell>
          <table:table-cell office:value-type="string" calcext:value-type="string">
            <text:p><text:s/>0.058370134151114285 </text:p>
          </table:table-cell>
          <table:table-cell office:value-type="string" calcext:value-type="string">
            <text:p><text:s/>[0.4248732924461365, 0.9890121221542358, 0.9980869293212891, 0.13917557895183563, 0.999995946884155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-1_input &lt;SEP&gt; &lt;START&gt; /award/award_ceremony/awards_presented./award/award_honor/award_winner /award/award_nominee/award_nominations./award/award_nomination/award_nominee-1 /award/award_nominee/award_nominations./award/award_nomination/award /award/award_category/category_of &lt;END&gt;</text:p>
          </table:table-cell>
          <table:table-cell office:value-type="string" calcext:value-type="string">
            <text:p><text:s/>0.05666716955807738 </text:p>
          </table:table-cell>
          <table:table-cell office:value-type="string" calcext:value-type="string">
            <text:p><text:s/>[0.6326757669448853, 0.09138556569814682, 0.9896916747093201, 0.9903400540351868, 0.999973416328430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untime./film/film_cut/film_release_region-1_input &lt;SEP&gt; &lt;START&gt; /olympics/olympic_sport/athletes./olympics/olympic_athlete_affiliation/country /olympics/olympic_sport/athletes./olympics/olympic_athlete_affiliation/country-1 /location/location/adjoin_s./location/adjoining_relationship/adjoins-1 /film/film/runtime./film/film_cut/film_release_region &lt;END&gt;</text:p>
          </table:table-cell>
          <table:table-cell office:value-type="string" calcext:value-type="string">
            <text:p><text:s/>0.0505317009564519 </text:p>
          </table:table-cell>
          <table:table-cell office:value-type="string" calcext:value-type="string">
            <text:p><text:s/>[0.45990830659866333, 0.14767655730247498, 0.7696818113327026, 0.9666569232940674, 0.999994277954101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actor/dubbing_performances./film/dubbing_performance/language_input &lt;SEP&gt; &lt;START&gt; /people/person/languages /film/film/language-1 /film/film/produced_by /people/person/profession-1 &lt;END&gt;</text:p>
          </table:table-cell>
          <table:table-cell office:value-type="string" calcext:value-type="string">
            <text:p><text:s/>0.05017082377919599 </text:p>
          </table:table-cell>
          <table:table-cell office:value-type="string" calcext:value-type="string">
            <text:p><text:s/>[0.25178372859954834, 0.8552424311637878, 0.981921911239624, 0.23727868497371674, 0.999996900558471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usic/instrument/family_input &lt;SEP&gt; &lt;START&gt; /music/performance_role/regular_performances./music/group_membership/role-1 /music/performance_role/track_performances./music/track_contribution/role-1 /music/performance_role/track_performances./music/track_contribution/role-1 /music/performance_role/track_performances./music/track_contribution/role &lt;END&gt;</text:p>
          </table:table-cell>
          <table:table-cell office:value-type="string" calcext:value-type="string">
            <text:p><text:s/>0.05014233964253282 </text:p>
          </table:table-cell>
          <table:table-cell office:value-type="string" calcext:value-type="string">
            <text:p><text:s/>[0.33596786856651306, 0.7866678237915039, 0.36047568917274475, 0.526308536529541, 0.999997854232788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actor/dubbing_performances./film/dubbing_performance/language_input &lt;SEP&gt; &lt;START&gt; /people/person/languages /film/film/language-1 /film/film/produced_by /people/person/gender &lt;END&gt;</text:p>
          </table:table-cell>
          <table:table-cell office:value-type="string" calcext:value-type="string">
            <text:p><text:s/>0.049507920839218955 </text:p>
          </table:table-cell>
          <table:table-cell office:value-type="string" calcext:value-type="string">
            <text:p><text:s/>[0.25178372859954834, 0.8552424311637878, 0.981921911239624, 0.2341446578502655, 0.999992132186889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lympics/olympic_games/participating_countries-1_input &lt;SEP&gt; &lt;START&gt; /film/film/release_date_s./film/film_regional_release_date/film_release_region-1 /film/film/release_date_s./film/film_regional_release_date/film_release_region-1 /film/film/release_date_s./film/film_regional_release_date/film_release_region-1 /olympics/olympic_participating_country/athletes./olympics/olympic_athlete_affiliation/olympics-1 &lt;END&gt;</text:p>
          </table:table-cell>
          <table:table-cell office:value-type="string" calcext:value-type="string">
            <text:p><text:s/>0.0480618698046219 </text:p>
          </table:table-cell>
          <table:table-cell office:value-type="string" calcext:value-type="string">
            <text:p><text:s/>[0.22337405383586884, 0.5232396125793457, 0.6435552835464478, 0.6389749646186829, 0.999994516372680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_input &lt;SEP&gt; &lt;START&gt; /music/record_label/artist /music/record_label/artist /music/record_label/artist /people/person/gender &lt;END&gt;</text:p>
          </table:table-cell>
          <table:table-cell office:value-type="string" calcext:value-type="string">
            <text:p><text:s/>0.04792690190632057 </text:p>
          </table:table-cell>
          <table:table-cell office:value-type="string" calcext:value-type="string">
            <text:p><text:s/>[0.5239409804344177, 0.9970024228096008, 0.7770593166351318, 0.11807216703891754, 0.999997854232788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occer/football_player/current_team./sports/sports_team_roster/team_input &lt;SEP&gt; &lt;START&gt; /sports/sports_position/players./sports/sports_team_roster/team-1 /sports/sports_position/players./sports/sports_team_roster/team-1 /sports/sports_position/players./sports/sports_team_roster/team-1 /soccer/football_player/current_team./sports/sports_team_roster/team &lt;END&gt;</text:p>
          </table:table-cell>
          <table:table-cell office:value-type="string" calcext:value-type="string">
            <text:p><text:s/>0.04739900819999138 </text:p>
          </table:table-cell>
          <table:table-cell office:value-type="string" calcext:value-type="string">
            <text:p><text:s/>[0.6149752140045166, 0.9704443216323853, 0.24809598922729492, 0.32012662291526794, 0.999998807907104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member/member_of./organization/organization_membership/organization-1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organization/organization_member/member_of./organization/organization_membership/organization &lt;END&gt;</text:p>
          </table:table-cell>
          <table:table-cell office:value-type="string" calcext:value-type="string">
            <text:p><text:s/>0.04447150541931697 </text:p>
          </table:table-cell>
          <table:table-cell office:value-type="string" calcext:value-type="string">
            <text:p><text:s/>[0.3509428799152374, 0.15757253766059875, 0.9912070631980896, 0.8113367557525635, 0.999998450279235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gdp_real./measurement_unit/adjusted_money_value/adjustment_currency_input &lt;SEP&gt; &lt;START&gt; /film/film/estimated_budget./measurement_unit/dated_money_value/currency-1 /film/film/language-1 /language/human_language/countries_spoken_in-1 /film/film/release_date_s./film/film_regional_release_date/film_release_region-1 &lt;END&gt;</text:p>
          </table:table-cell>
          <table:table-cell office:value-type="string" calcext:value-type="string">
            <text:p><text:s/>0.04441038231635954 </text:p>
          </table:table-cell>
          <table:table-cell office:value-type="string" calcext:value-type="string">
            <text:p><text:s/>[0.26598480343818665, 0.2800123691558838, 0.6286163330078125, 0.9485612511634827, 0.999998688697814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education/educational_degree/people_with_this_degree./education/education/major_field_of_study-1_input &lt;SEP&gt; &lt;START&gt; /education/educational_institution/students_graduates./education/education/major_field_of_study-1 /education/educational_institution/students_graduates./education/education/major_field_of_study-1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04362806865087729 </text:p>
          </table:table-cell>
          <table:table-cell office:value-type="string" calcext:value-type="string">
            <text:p><text:s/>[0.0811578556895256, 0.8656318783760071, 0.7650858163833618, 0.8116949796676636, 0.999998092651367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_input &lt;SEP&gt; &lt;START&gt; /people/person/profession-1 /people/person/profession-1 /people/person/profession-1 /people/person/profession &lt;END&gt;</text:p>
          </table:table-cell>
          <table:table-cell office:value-type="string" calcext:value-type="string">
            <text:p><text:s/>0.04215737719701994 </text:p>
          </table:table-cell>
          <table:table-cell office:value-type="string" calcext:value-type="string">
            <text:p><text:s/>[0.07456718385219574, 0.9351016283035278, 0.9628928303718567, 0.6279006600379944, 0.999995708465576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ilitary/military_conflict/combatants./military/military_combatant_group/combatants-1_input &lt;SEP&gt; &lt;START&gt; /military/military_combatant/military_conflicts./military/military_combatant_group/combatants /film/film/release_date_s./film/film_regional_release_date/film_release_region /film/film/release_date_s./film/film_regional_release_date/film_release_region /military/military_conflict/combatants./military/military_combatant_group/combatants &lt;END&gt;</text:p>
          </table:table-cell>
          <table:table-cell office:value-type="string" calcext:value-type="string">
            <text:p><text:s/>0.04110116433216525 </text:p>
          </table:table-cell>
          <table:table-cell office:value-type="string" calcext:value-type="string">
            <text:p><text:s/>[0.27673906087875366, 0.9573494791984558, 0.24511392414569855, 0.632916271686554, 0.999997496604919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film_festivals_input &lt;SEP&gt; &lt;START&gt; /film/film/genre-1 /film/film/genre-1 /film/film/film_festivals-1 &lt;END&gt;</text:p>
          </table:table-cell>
          <table:table-cell office:value-type="string" calcext:value-type="string">
            <text:p><text:s/>0.04095521028521091 </text:p>
          </table:table-cell>
          <table:table-cell office:value-type="string" calcext:value-type="string">
            <text:p><text:s/>[0.3095422685146332, 0.15669186413288116, 0.844390869140625, 0.999998211860656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ilitary/military_conflict/combatants./military/military_combatant_group/combatants-1_input &lt;SEP&gt; &lt;START&gt; /base/culturalevent/event/entity_involved-1 /base/culturalevent/event/entity_involved /base/culturalevent/event/entity_involved &lt;END&gt;</text:p>
          </table:table-cell>
          <table:table-cell office:value-type="string" calcext:value-type="string">
            <text:p><text:s/>0.04073887941820437 </text:p>
          </table:table-cell>
          <table:table-cell office:value-type="string" calcext:value-type="string">
            <text:p><text:s/>[0.22741149365901947, 0.18873143196105957, 0.9491897821426392, 0.999998569488525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locations/continents/countries_within_input &lt;SEP&gt; &lt;START&gt; /location/country/form_of_government-1 /location/country/form_of_government /location/location/partially_contains &lt;END&gt;</text:p>
          </table:table-cell>
          <table:table-cell office:value-type="string" calcext:value-type="string">
            <text:p><text:s/>0.0377754145588961 </text:p>
          </table:table-cell>
          <table:table-cell office:value-type="string" calcext:value-type="string">
            <text:p><text:s/>[0.3844127655029297, 0.9842910766601562, 0.09983723610639572, 0.999989271163940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-1_input &lt;SEP&gt; &lt;START&gt; /soccer/football_team/current_roster./sports/sports_team_roster/position /soccer/football_team/current_roster./soccer/football_roster_position/position-1 /soccer/football_team/current_roster./soccer/football_roster_position/position-1 &lt;END&gt;</text:p>
          </table:table-cell>
          <table:table-cell office:value-type="string" calcext:value-type="string">
            <text:p><text:s/>0.03647450384748086 </text:p>
          </table:table-cell>
          <table:table-cell office:value-type="string" calcext:value-type="string">
            <text:p><text:s/>[0.3369082808494568, 0.6307241916656494, 0.17410685122013092, 0.985876142978668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actor/dubbing_performances./film/dubbing_performance/language_input &lt;SEP&gt; &lt;START&gt; /people/person/languages /people/person/languages /film/film/language-1 /film/film/produced_by &lt;END&gt;</text:p>
          </table:table-cell>
          <table:table-cell office:value-type="string" calcext:value-type="string">
            <text:p><text:s/>0.03521914362618503 </text:p>
          </table:table-cell>
          <table:table-cell office:value-type="string" calcext:value-type="string">
            <text:p><text:s/>[0.25178372859954834, 0.14015410840511322, 0.9994910955429077, 0.998544454574585, 0.99999761581420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usic/instrument/family_input &lt;SEP&gt; &lt;START&gt; /music/performance_role/regular_performances./music/group_membership/role-1 /music/performance_role/track_performances./music/track_contribution/role-1 /music/performance_role/regular_performances./music/group_membership/role /music/performance_role/track_performances./music/track_contribution/role-1 &lt;END&gt;</text:p>
          </table:table-cell>
          <table:table-cell office:value-type="string" calcext:value-type="string">
            <text:p><text:s/>0.03209486332903938 </text:p>
          </table:table-cell>
          <table:table-cell office:value-type="string" calcext:value-type="string">
            <text:p><text:s/>[0.33596786856651306, 0.7866678237915039, 0.25433674454689026, 0.4774610102176666, 0.999998569488525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founder/organizations_founded_input &lt;SEP&gt; &lt;START&gt; /film/film/production_companies /film/film/other_crew./film/film_crew_gig/film_crew_role-1 /film/film/other_crew./film/film_crew_gig/film_crew_role-1 /film/film/prequel &lt;END&gt;</text:p>
          </table:table-cell>
          <table:table-cell office:value-type="string" calcext:value-type="string">
            <text:p><text:s/>0.03081966949083072 </text:p>
          </table:table-cell>
          <table:table-cell office:value-type="string" calcext:value-type="string">
            <text:p><text:s/>[0.9281145334243774, 0.3843453824520111, 0.34593868255615234, 0.24975155293941498, 0.999994039535522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organization/organization_founder/organizations_founded_input &lt;SEP&gt; &lt;START&gt; /film/film/production_companies /film/film/other_crew./film/film_crew_gig/film_crew_role /film/film/other_crew./film/film_crew_gig/film_crew_role /film/film/story_by &lt;END&gt;</text:p>
          </table:table-cell>
          <table:table-cell office:value-type="string" calcext:value-type="string">
            <text:p><text:s/>0.028660763652357674 </text:p>
          </table:table-cell>
          <table:table-cell office:value-type="string" calcext:value-type="string">
            <text:p><text:s/>[0.9281145334243774, 0.08229868859052658, 0.4086722135543823, 0.9181637167930603, 0.9999954700469971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gdp_real./measurement_unit/adjusted_money_value/adjustment_currency_input &lt;SEP&gt; &lt;START&gt; /film/film/release_date_s./film/film_regional_release_date/film_release_region-1 /film/film/release_date_s./film/film_regional_release_date/film_release_region-1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027731879166031634 </text:p>
          </table:table-cell>
          <table:table-cell office:value-type="string" calcext:value-type="string">
            <text:p><text:s/>[0.5044135451316833, 0.9966884255409241, 0.9983602166175842, 0.0552525594830513, 0.999984979629516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locations/continents/countries_within_input &lt;SEP&gt; &lt;START&gt; /film/film/featured_film_locations-1 /film/film/other_crew./film/film_crew_gig/film_crew_role-1 /film/film/other_crew./film/film_crew_gig/film_crew_role-1 /film/film/runtime./film/film_cut/film_release_region-1 &lt;END&gt;</text:p>
          </table:table-cell>
          <table:table-cell office:value-type="string" calcext:value-type="string">
            <text:p><text:s/>0.027044610023871624 </text:p>
          </table:table-cell>
          <table:table-cell office:value-type="string" calcext:value-type="string">
            <text:p><text:s/>[0.03268284350633621, 0.9618470668792725, 0.8683459162712097, 0.9907572865486145, 0.999988079071044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-1_input &lt;SEP&gt; &lt;START&gt; /soccer/football_team/current_roster./sports/sports_team_roster/position /soccer/football_team/current_roster./soccer/football_roster_position/position-1 /sports/sports_position/players./sports/sports_team_roster/team-1 /sports/sports_position/players./sports/sports_team_roster/team-1 &lt;END&gt;</text:p>
          </table:table-cell>
          <table:table-cell office:value-type="string" calcext:value-type="string">
            <text:p><text:s/>0.02663736694652281 </text:p>
          </table:table-cell>
          <table:table-cell office:value-type="string" calcext:value-type="string">
            <text:p><text:s/>[0.3369082808494568, 0.6307241916656494, 0.6779953837394714, 0.18489284813404083, 0.999984502792358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roadcast/content/artist_input &lt;SEP&gt; &lt;START&gt; /music/performance_role/regular_performances./music/group_membership/group-1 /music/performance_role/regular_performances./music/group_membership/role-1 /music/performance_role/regular_performances./music/group_membership/group-1 /broadcast/content/artist-1 &lt;END&gt;</text:p>
          </table:table-cell>
          <table:table-cell office:value-type="string" calcext:value-type="string">
            <text:p><text:s/>0.02518701605408082 </text:p>
          </table:table-cell>
          <table:table-cell office:value-type="string" calcext:value-type="string">
            <text:p><text:s/>[0.316554993391037, 0.09465017169713974, 0.9318651556968689, 0.9021018147468567, 0.999994277954101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celebrities/celebrity/celebrity_friends./celebrities/friendship/friend-1_input &lt;SEP&gt; &lt;START&gt; /people/person/profession /people/person/profession-1 /people/person/profession /people/person/profession &lt;END&gt;</text:p>
          </table:table-cell>
          <table:table-cell office:value-type="string" calcext:value-type="string">
            <text:p><text:s/>0.022224667285696328 </text:p>
          </table:table-cell>
          <table:table-cell office:value-type="string" calcext:value-type="string">
            <text:p><text:s/>[0.40269866585731506, 0.11053994297981262, 0.535247266292572, 0.9327865242958069, 0.999997973442077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religions./location/religion_percentage/religion_input &lt;SEP&gt; &lt;START&gt; /military/military_combatant/military_conflicts./military/military_combatant_group/combatants /location/statistical_region/religions./location/religion_percentage/religion-1 /people/person/religion /people/person/religion &lt;END&gt;</text:p>
          </table:table-cell>
          <table:table-cell office:value-type="string" calcext:value-type="string">
            <text:p><text:s/>0.021685909556617308 </text:p>
          </table:table-cell>
          <table:table-cell office:value-type="string" calcext:value-type="string">
            <text:p><text:s/>[0.08152409642934799, 0.5291402339935303, 0.9382555484771729, 0.535797655582428, 0.999997496604919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film_festivals_input &lt;SEP&gt; &lt;START&gt; /film/film/language-1 /film/film/language /film/film/film_festivals-1 &lt;END&gt;</text:p>
          </table:table-cell>
          <table:table-cell office:value-type="string" calcext:value-type="string">
            <text:p><text:s/>0.020079779709673985 </text:p>
          </table:table-cell>
          <table:table-cell office:value-type="string" calcext:value-type="string">
            <text:p><text:s/>[0.04765213280916214, 0.5533490180969238, 0.7615149617195129, 0.999997735023498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location/statistical_region/religions./location/religion_percentage/religion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location/statistical_region/religions./location/religion_percentage/religion-1 &lt;END&gt;</text:p>
          </table:table-cell>
          <table:table-cell office:value-type="string" calcext:value-type="string">
            <text:p><text:s/>0.01849911013573582 </text:p>
          </table:table-cell>
          <table:table-cell office:value-type="string" calcext:value-type="string">
            <text:p><text:s/>[0.36239999532699585, 0.1040516346693039, 0.5074993371963501, 0.9666724801063538, 0.999997496604919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untime./film/film_cut/film_release_region-1_input &lt;SEP&gt; &lt;START&gt; /olympics/olympic_sport/athletes./olympics/olympic_athlete_affiliation/country /location/location/adjoin_s./location/adjoining_relationship/adjoins-1 /film/film/runtime./film/film_cut/film_release_region /film/film/runtime./film/film_cut/film_release_region &lt;END&gt;</text:p>
          </table:table-cell>
          <table:table-cell office:value-type="string" calcext:value-type="string">
            <text:p><text:s/>0.01642768973840098 </text:p>
          </table:table-cell>
          <table:table-cell office:value-type="string" calcext:value-type="string">
            <text:p><text:s/>[0.45990830659866333, 0.03774228319525719, 0.9638444185256958, 0.9819141030311584, 0.999992251396179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ports/sports_team_location/teams_input &lt;SEP&gt; &lt;START&gt; /sports/sports_position/players./sports/sports_team_roster/team /sports/sports_team/roster./basketball/basketball_roster_position/position-1 /sports/professional_sports_team/draft_picks./sports/sports_league_draft_pick/draft &lt;END&gt;</text:p>
          </table:table-cell>
          <table:table-cell office:value-type="string" calcext:value-type="string">
            <text:p><text:s/>0.01561611722478725 </text:p>
          </table:table-cell>
          <table:table-cell office:value-type="string" calcext:value-type="string">
            <text:p><text:s/>[0.06543050706386566, 0.3288808763027191, 0.725701093673706, 0.999991655349731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user/jg/default_domain/olympic_games/sports_input &lt;SEP&gt; &lt;START&gt; /olympics/olympic_participating_country/medals_won./olympics/olympic_medal_honor/olympics-1 /user/jg/default_domain/olympic_games/sports /user/jg/default_domain/olympic_games/sports-1 /olympics/olympic_sport/athletes./olympics/olympic_athlete_affiliation/country-1 &lt;END&gt;</text:p>
          </table:table-cell>
          <table:table-cell office:value-type="string" calcext:value-type="string">
            <text:p><text:s/>0.01496329121015211 </text:p>
          </table:table-cell>
          <table:table-cell office:value-type="string" calcext:value-type="string">
            <text:p><text:s/>[0.5857428312301636, 0.045031871646642685, 0.6005622744560242, 0.9445894360542297, 0.999997735023498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education/educational_degree/people_with_this_degree./education/education/major_field_of_study-1_input &lt;SEP&gt; &lt;START&gt; /education/educational_degree/people_with_this_degree./education/education/institution-1 /education/educational_institution/students_graduates./education/education/major_field_of_study-1 /education/educational_institution/students_graduates./education/education/major_field_of_study-1 /education/educational_degree/people_with_this_degree./education/education/institution &lt;END&gt;</text:p>
          </table:table-cell>
          <table:table-cell office:value-type="string" calcext:value-type="string">
            <text:p><text:s/>0.014079558700327718 </text:p>
          </table:table-cell>
          <table:table-cell office:value-type="string" calcext:value-type="string">
            <text:p><text:s/>[0.30010586977005005, 0.16874831914901733, 0.5892469882965088, 0.47182369232177734, 0.999995350837707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release_date_s./film/film_regional_release_date/film_regional_debut_venue_input &lt;SEP&gt; &lt;START&gt; /film/film/release_date_s./film/film_regional_release_date/film_regional_debut_venue-1 /film/film/estimated_budget./measurement_unit/dated_money_value/currency /location/statistical_region/gdp_nominal_per_capita./measurement_unit/dated_money_value/currency-1 /film/film/release_date_s./film/film_regional_release_date/film_release_region &lt;END&gt;</text:p>
          </table:table-cell>
          <table:table-cell office:value-type="string" calcext:value-type="string">
            <text:p><text:s/>0.012941148144302516 </text:p>
          </table:table-cell>
          <table:table-cell office:value-type="string" calcext:value-type="string">
            <text:p><text:s/>[0.7595925331115723, 0.0505840927362442, 0.3551705479621887, 0.9482918977737427, 0.999998092651367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sports/sports_team_location/teams_input &lt;SEP&gt; &lt;START&gt; /film/film/release_date_s./film/film_regional_release_date/film_release_region /film/film/release_date_s./film/film_regional_release_date/film_release_region /film/film/estimated_budget./measurement_unit/dated_money_value/currency /location/statistical_region/gdp_nominal_per_capita./measurement_unit/dated_money_value/currency-1 &lt;END&gt;</text:p>
          </table:table-cell>
          <table:table-cell office:value-type="string" calcext:value-type="string">
            <text:p><text:s/>0.011166065043738248 </text:p>
          </table:table-cell>
          <table:table-cell office:value-type="string" calcext:value-type="string">
            <text:p><text:s/>[0.2486240416765213, 0.11350990831851959, 0.7696850299835205, 0.5140572786331177, 0.999997019767761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influence/influence_node/peers./influence/peer_relationship/peers-1_input &lt;SEP&gt; &lt;START&gt; /people/person/profession-1 /people/person/profession-1 /people/person/profession-1 /people/person/profession-1 &lt;END&gt;</text:p>
          </table:table-cell>
          <table:table-cell office:value-type="string" calcext:value-type="string">
            <text:p><text:s/>0.010288293169166029 </text:p>
          </table:table-cell>
          <table:table-cell office:value-type="string" calcext:value-type="string">
            <text:p><text:s/>[0.21792782843112946, 0.9105353355407715, 0.927573025226593, 0.05589688941836357, 0.999995589256286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ase/locations/continents/countries_within_input &lt;SEP&gt; &lt;START&gt; /location/country/form_of_government-1 /location/country/form_of_government /location/location/adjoin_s./location/adjoining_relationship/adjoins-1 /location/location/partially_contains &lt;END&gt;</text:p>
          </table:table-cell>
          <table:table-cell office:value-type="string" calcext:value-type="string">
            <text:p><text:s/>0.010181159359862245 </text:p>
          </table:table-cell>
          <table:table-cell office:value-type="string" calcext:value-type="string">
            <text:p><text:s/>[0.3844127655029297, 0.9842910766601562, 0.037175253033638, 0.7238069176673889, 0.9999982118606567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-1_input &lt;SEP&gt; &lt;START&gt; /award/award_category/winners./award/award_honor/ceremony-1 /award/award_category/winners./award/award_honor/ceremony-1 /award/award_ceremony/awards_presented./award/award_honor/award_winner-1 /award/award_category/winners./award/award_honor/award_winner-1 &lt;END&gt;</text:p>
          </table:table-cell>
          <table:table-cell office:value-type="string" calcext:value-type="string">
            <text:p><text:s/>0.010044044706146695 </text:p>
          </table:table-cell>
          <table:table-cell office:value-type="string" calcext:value-type="string">
            <text:p><text:s/>[0.02704818733036518, 0.6501374840736389, 0.7605922818183899, 0.7509570717811584, 0.9999959468841553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celebrities/celebrity/celebrity_friends./celebrities/friendship/friend-1_input &lt;SEP&gt; &lt;START&gt; /people/person/profession /people/person/profession-1 /people/person/spouse_s./people/marriage/type_of_union /people/person/spouse_s./people/marriage/type_of_union &lt;END&gt;</text:p>
          </table:table-cell>
          <table:table-cell office:value-type="string" calcext:value-type="string">
            <text:p><text:s/>0.009409604878973403 </text:p>
          </table:table-cell>
          <table:table-cell office:value-type="string" calcext:value-type="string">
            <text:p><text:s/>[0.40269866585731506, 0.11053994297981262, 0.2556140124797821, 0.8270197510719299, 0.999934196472168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deceased_person/place_of_burial_input &lt;SEP&gt; &lt;START&gt; /people/deceased_person/place_of_death /people/deceased_person/place_of_burial-1 &lt;END&gt;</text:p>
          </table:table-cell>
          <table:table-cell office:value-type="string" calcext:value-type="string">
            <text:p><text:s/>0.009266498374935553 </text:p>
          </table:table-cell>
          <table:table-cell office:value-type="string" calcext:value-type="string">
            <text:p><text:s/>[0.5335456728935242, 0.023710979148745537, 0.732477962970733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-1_input &lt;SEP&gt; &lt;START&gt; /award/award_category/winners./award/award_honor/award_winner-1 /award/award_category/winners./award/award_honor/award_winner-1 /award/award_category/winners./award/award_honor/ceremony-1 /award/award_ceremony/awards_presented./award/award_honor/award_winner &lt;END&gt;</text:p>
          </table:table-cell>
          <table:table-cell office:value-type="string" calcext:value-type="string">
            <text:p><text:s/>0.00835565320134197 </text:p>
          </table:table-cell>
          <table:table-cell office:value-type="string" calcext:value-type="string">
            <text:p><text:s/>[0.01989607885479927, 0.9023335576057434, 0.8210288882255554, 0.5668757557868958, 0.999998807907104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_input &lt;SEP&gt; &lt;START&gt; /time/event/instance_of_recurring_event-1 /award/award_ceremony/awards_presented./award/award_honor/honored_for-1 /award/award_category/nominees./award/award_nomination/nominated_for-1 /award/award_nominee/award_nominations./award/award_nomination/award-1 &lt;END&gt;</text:p>
          </table:table-cell>
          <table:table-cell office:value-type="string" calcext:value-type="string">
            <text:p><text:s/>0.00827492189831598 </text:p>
          </table:table-cell>
          <table:table-cell office:value-type="string" calcext:value-type="string">
            <text:p><text:s/>[0.5730199217796326, 0.9991717338562012, 0.9879394769668579, 0.014629359357059002, 0.9999963045120239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ime/event/instance_of_recurring_event_input &lt;SEP&gt; &lt;START&gt; /time/event/instance_of_recurring_event-1 /award/award_ceremony/awards_presented./award/award_honor/honored_for-1 /award/award_category/nominees./award/award_nomination/nominated_for-1 /award/award_category/winners./award/award_honor/ceremony &lt;END&gt;</text:p>
          </table:table-cell>
          <table:table-cell office:value-type="string" calcext:value-type="string">
            <text:p><text:s/>0.008049565366677525 </text:p>
          </table:table-cell>
          <table:table-cell office:value-type="string" calcext:value-type="string">
            <text:p><text:s/>[0.5730199217796326, 0.9991717338562012, 0.9879394769668579, 0.014230931177735329, 0.999997496604919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person/spouse_s./people/marriage/location_of_ceremony-1_input &lt;SEP&gt; &lt;START&gt; /people/person/place_of_birth /people/person/spouse_s./people/marriage/type_of_union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07745533429481921 </text:p>
          </table:table-cell>
          <table:table-cell office:value-type="string" calcext:value-type="string">
            <text:p><text:s/>[0.2924397587776184, 0.9864715933799744, 0.04372023418545723, 0.6141158938407898, 0.999994277954101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tv/tv_writer/tv_programs./tv/tv_program_writer_relationship/tv_program-1_input &lt;SEP&gt; &lt;START&gt; /people/person/languages-1 /people/person/languages-1 /tv/tv_program/languages /tv/tv_program/languages &lt;END&gt;</text:p>
          </table:table-cell>
          <table:table-cell office:value-type="string" calcext:value-type="string">
            <text:p><text:s/>0.007653935922343081 </text:p>
          </table:table-cell>
          <table:table-cell office:value-type="string" calcext:value-type="string">
            <text:p><text:s/>[0.015898756682872772, 0.9816301465034485, 0.5958361029624939, 0.8230909705162048, 0.999997973442077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person/spouse_s./people/marriage/location_of_ceremony-1_input &lt;SEP&gt; &lt;START&gt; /base/schemastaging/person_extra/net_worth./measurement_unit/dated_money_value/currency /base/schemastaging/person_extra/net_worth./measurement_unit/dated_money_value/currency-1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07511186549635303 </text:p>
          </table:table-cell>
          <table:table-cell office:value-type="string" calcext:value-type="string">
            <text:p><text:s/>[0.24442297220230103, 0.9888889193534851, 0.9949626922607422, 0.03123297169804573, 0.9999974966049194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government/politician/government_positions_held./government/government_position_held/basic_title_input &lt;SEP&gt; &lt;START&gt; /people/person/gender-1 /people/person/gender-1 /people/person/spouse_s./people/marriage/type_of_union-1 /people/person/nationality &lt;END&gt;</text:p>
          </table:table-cell>
          <table:table-cell office:value-type="string" calcext:value-type="string">
            <text:p><text:s/>0.005690819875205794 </text:p>
          </table:table-cell>
          <table:table-cell office:value-type="string" calcext:value-type="string">
            <text:p><text:s/>[0.30784446001052856, 0.12557248771190643, 0.24247315526008606, 0.6071362495422363, 0.999998092651367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cinematography-1_input &lt;SEP&gt; &lt;START&gt; /film/actor/film./film/performance/film-1 /award/award_winner/awards_won./award/award_honor/award_winner-1 /people/person/gender-1 /people/person/gender &lt;END&gt;</text:p>
          </table:table-cell>
          <table:table-cell office:value-type="string" calcext:value-type="string">
            <text:p><text:s/>0.004347361883234851 </text:p>
          </table:table-cell>
          <table:table-cell office:value-type="string" calcext:value-type="string">
            <text:p><text:s/>[0.19101205468177795, 0.9542763233184814, 0.9926069974899292, 0.024027859792113304, 0.9999964237213135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broadcast/content/artist_input &lt;SEP&gt; &lt;START&gt; /music/performance_role/regular_performances./music/group_membership/group-1 /music/performance_role/track_performances./music/track_contribution/role-1 /music/performance_role/regular_performances./music/group_membership/group-1 /broadcast/content/artist-1 &lt;END&gt;</text:p>
          </table:table-cell>
          <table:table-cell office:value-type="string" calcext:value-type="string">
            <text:p><text:s/>0.004327569254666942 </text:p>
          </table:table-cell>
          <table:table-cell office:value-type="string" calcext:value-type="string">
            <text:p><text:s/>[0.316554993391037, 0.021654702723026276, 0.6343344449996948, 0.9952377080917358, 0.999994277954101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film/film/cinematography-1_input &lt;SEP&gt; &lt;START&gt; /award/award_category/nominees./award/award_nomination/nominated_for-1 /award/award_category/winners./award/award_honor/award_winner-1 /people/person/gender-1 /people/person/gender-1 &lt;END&gt;</text:p>
          </table:table-cell>
          <table:table-cell office:value-type="string" calcext:value-type="string">
            <text:p><text:s/>0.0041349520041528585 </text:p>
          </table:table-cell>
          <table:table-cell office:value-type="string" calcext:value-type="string">
            <text:p><text:s/>[0.495034784078598, 0.02396300993859768, 0.5934459567070007, 0.587372362613678, 0.9999970197677612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user/jg/default_domain/olympic_games/sports_input &lt;SEP&gt; &lt;START&gt; /olympics/olympic_participating_country/medals_won./olympics/olympic_medal_honor/olympics-1 /olympics/olympic_participating_country/medals_won./olympics/olympic_medal_honor/olympics-1 /user/jg/default_domain/olympic_games/sports /user/jg/default_domain/olympic_games/sports-1 &lt;END&gt;</text:p>
          </table:table-cell>
          <table:table-cell office:value-type="string" calcext:value-type="string">
            <text:p><text:s/>0.003232855824828554 </text:p>
          </table:table-cell>
          <table:table-cell office:value-type="string" calcext:value-type="string">
            <text:p><text:s/>[0.5857428312301636, 0.3315906226634979, 0.9824917912483215, 0.016941390931606293, 0.9999979734420776]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people/deceased_person/place_of_burial_input &lt;SEP&gt; &lt;START&gt; /people/person/nationality /people/person/nationality /people/person/nationality &lt;END&gt;</text:p>
          </table:table-cell>
          <table:table-cell office:value-type="string" calcext:value-type="string">
            <text:p><text:s/>0.002233595598839858 </text:p>
          </table:table-cell>
          <table:table-cell office:value-type="string" calcext:value-type="string">
            <text:p><text:s/>[0.013269537128508091, 0.8948087096214294, 0.3283216953277588, 0.572952985763549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service_language_input &lt;SEP&gt; &lt;START&gt; /film/film/language /film/film/produced_by-1 /base/schemastaging/person_extra/net_worth./measurement_unit/dated_money_value/currency-1 /organization/endowed_organization/endowment./measurement_unit/dated_money_value/currency &lt;END&gt;</text:p>
          </table:table-cell>
          <table:table-cell office:value-type="string" calcext:value-type="string">
            <text:p><text:s/>0.8746622902819404 </text:p>
          </table:table-cell>
          <table:table-cell office:value-type="string" calcext:value-type="string">
            <text:p><text:s/>[0.995413601398468, 0.882538914680481, 0.9998230338096619, 0.9958208799362183, 0.999996781349182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_input &lt;SEP&gt; &lt;START&gt; /base/schemastaging/organization_extra/phone_number./base/schemastaging/phone_sandbox/contact_category-1 /business/business_operation/revenue./measurement_unit/dated_money_value/currency-1 /business/business_operation/operating_income./measurement_unit/dated_money_value/currency &lt;END&gt;</text:p>
          </table:table-cell>
          <table:table-cell office:value-type="string" calcext:value-type="string">
            <text:p><text:s/>0.866631833030984 </text:p>
          </table:table-cell>
          <table:table-cell office:value-type="string" calcext:value-type="string">
            <text:p><text:s/>[0.8718123435974121, 0.9952854514122009, 0.9993289709091187, 0.99943715333938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field_of_study/students_majoring./education/education/student_input &lt;SEP&gt; &lt;START&gt; /education/field_of_study/students_majoring./education/education/major_field_of_study /education/field_of_study/students_majoring./education/education/major_field_of_study-1 /education/field_of_study/students_majoring./education/education/major_field_of_study /education/field_of_study/students_majoring./education/education/student-1 &lt;END&gt;</text:p>
          </table:table-cell>
          <table:table-cell office:value-type="string" calcext:value-type="string">
            <text:p><text:s/>0.8563003550838043 </text:p>
          </table:table-cell>
          <table:table-cell office:value-type="string" calcext:value-type="string">
            <text:p><text:s/>[0.8718668818473816, 0.9854841828346252, 0.9969967603683472, 0.9996167421340942, 0.999997735023498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basketball/basketball_roster_position/position-1_input &lt;SEP&gt; &lt;START&gt; /sports/sports_team/roster./basketball/basketball_roster_position/position /sports/sports_team/sport /sports/sports_team/sport &lt;END&gt;</text:p>
          </table:table-cell>
          <table:table-cell office:value-type="string" calcext:value-type="string">
            <text:p><text:s/>0.7555480863975566 </text:p>
          </table:table-cell>
          <table:table-cell office:value-type="string" calcext:value-type="string">
            <text:p><text:s/>[0.766476571559906, 0.9950248599052429, 0.9991627931594849, 0.99150073528289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biblioness/bibs_location/country_input &lt;SEP&gt; &lt;START&gt; /film/film/release_date_s./film/film_regional_release_date/film_release_region-1 /film/film/release_date_s./film/film_regional_release_date/film_release_region-1 /base/biblioness/bibs_location/country-1 &lt;END&gt;</text:p>
          </table:table-cell>
          <table:table-cell office:value-type="string" calcext:value-type="string">
            <text:p><text:s/>0.7365809293996435 </text:p>
          </table:table-cell>
          <table:table-cell office:value-type="string" calcext:value-type="string">
            <text:p><text:s/>[0.9772473573684692, 0.9873773455619812, 0.7669611573219299, 0.995312452316284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job_title/people_with_this_title./business/employment_tenure/company-1_input &lt;SEP&gt; &lt;START&gt; /government/government_office_category/officeholders./government/government_position_held/jurisdiction_of_office /film/film/release_date_s./film/film_regional_release_date/film_release_region-1 /film/film/estimated_budget./measurement_unit/dated_money_value/currency /business/business_operation/assets./measurement_unit/dated_money_value/currency-1 &lt;END&gt;</text:p>
          </table:table-cell>
          <table:table-cell office:value-type="string" calcext:value-type="string">
            <text:p><text:s/>0.6938601186285622 </text:p>
          </table:table-cell>
          <table:table-cell office:value-type="string" calcext:value-type="string">
            <text:p><text:s/>[0.7078477144241333, 0.9981287121772766, 0.9888848066329956, 0.9931180477142334, 0.99999761581420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_location/teams-1_input &lt;SEP&gt; &lt;START&gt; /sports/sports_team/sport-1 /sports/sports_team/sport-1 /sports/sports_team_location/teams &lt;END&gt;</text:p>
          </table:table-cell>
          <table:table-cell office:value-type="string" calcext:value-type="string">
            <text:p><text:s/>0.687059537565537 </text:p>
          </table:table-cell>
          <table:table-cell office:value-type="string" calcext:value-type="string">
            <text:p><text:s/>[0.6983722448348999, 0.9857914447784424, 0.9989218711853027, 0.999058306217193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etbreeds/city_with_dogs/top_breeds./base/petbreeds/dog_city_relationship/dog_breed_input &lt;SEP&gt; &lt;START&gt; /people/person/places_lived./people/place_lived/location-1 /people/person/place_of_birth /base/petbreeds/city_with_dogs/top_breeds./base/petbreeds/dog_city_relationship/dog_breed-1 &lt;END&gt;</text:p>
          </table:table-cell>
          <table:table-cell office:value-type="string" calcext:value-type="string">
            <text:p><text:s/>0.6807416364762086 </text:p>
          </table:table-cell>
          <table:table-cell office:value-type="string" calcext:value-type="string">
            <text:p><text:s/>[0.681982159614563, 0.9985665678977966, 0.9996166229248047, 0.99999725818634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-1_input &lt;SEP&gt; &lt;START&gt; /business/job_title/people_with_this_title./business/employment_tenure/company-1 /organization/organization/headquarters./location/mailing_address/state_province_region-1 /location/statistical_region/gdp_nominal./measurement_unit/dated_money_value/currency-1 /education/university/domestic_tuition./measurement_unit/dated_money_value/currency &lt;END&gt;</text:p>
          </table:table-cell>
          <table:table-cell office:value-type="string" calcext:value-type="string">
            <text:p><text:s/>0.6647462635003633 </text:p>
          </table:table-cell>
          <table:table-cell office:value-type="string" calcext:value-type="string">
            <text:p><text:s/>[0.6835923790931702, 0.9781364798545837, 0.9997531771659851, 0.9944148063659668, 0.999997377395629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gni_per_capita_in_ppp_dollars./measurement_unit/dated_money_value/currency_input &lt;SEP&gt; &lt;START&gt; /business/business_operation/assets./measurement_unit/dated_money_value/currency-1 /location/location/contains-1 /location/statistical_region/rent50_2./measurement_unit/dated_money_value/currency /location/statistical_region/gni_per_capita_in_ppp_dollars./measurement_unit/dated_money_value/currency-1 &lt;END&gt;</text:p>
          </table:table-cell>
          <table:table-cell office:value-type="string" calcext:value-type="string">
            <text:p><text:s/>0.6302156083575868 </text:p>
          </table:table-cell>
          <table:table-cell office:value-type="string" calcext:value-type="string">
            <text:p><text:s/>[0.638740599155426, 0.9989224672317505, 0.9938703775405884, 0.9938111901283264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rofession/specialization_of-1_input &lt;SEP&gt; &lt;START&gt; /education/educational_institution/students_graduates./education/education/major_field_of_study-1 /education/educational_degree/people_with_this_degree./education/education/institution-1 /education/educational_degree/people_with_this_degree./education/education/institution-1 /business/job_title/people_with_this_title./business/employment_tenure/company &lt;END&gt;</text:p>
          </table:table-cell>
          <table:table-cell office:value-type="string" calcext:value-type="string">
            <text:p><text:s/>0.6252752731689573 </text:p>
          </table:table-cell>
          <table:table-cell office:value-type="string" calcext:value-type="string">
            <text:p><text:s/>[0.8613504767417908, 0.748580276966095, 0.9704853892326355, 0.9992283582687378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_input &lt;SEP&gt; &lt;START&gt; /education/educational_institution/students_graduates./education/education/student-1 /education/field_of_study/students_majoring./education/education/student /education/educational_institution/students_graduates./education/education/major_field_of_study /business/job_title/people_with_this_title./business/employment_tenure/company &lt;END&gt;</text:p>
          </table:table-cell>
          <table:table-cell office:value-type="string" calcext:value-type="string">
            <text:p><text:s/>0.6205131589288088 </text:p>
          </table:table-cell>
          <table:table-cell office:value-type="string" calcext:value-type="string">
            <text:p><text:s/>[0.6409481763839722, 0.9952020645141602, 0.974065363407135, 0.9986876845359802, 0.999997735023498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distributors./film/film_film_distributor_relationship/film_distribution_medium-1_input &lt;SEP&gt; &lt;START&gt; /film/director/film-1 /film/film/written_by-1 /film/film/distributors./film/film_film_distributor_relationship/film_distribution_medium &lt;END&gt;</text:p>
          </table:table-cell>
          <table:table-cell office:value-type="string" calcext:value-type="string">
            <text:p><text:s/>0.6200311468087866 </text:p>
          </table:table-cell>
          <table:table-cell office:value-type="string" calcext:value-type="string">
            <text:p><text:s/>[0.628625750541687, 0.9872606992721558, 0.9990620017051697, 0.999993205070495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aareas/schema/administrative_area/capital_input &lt;SEP&gt; &lt;START&gt; /sports/sports_team_location/teams-1 /sports/sports_team_location/teams-1 /location/location/contains-1 /location/country/second_level_divisions-1 &lt;END&gt;</text:p>
          </table:table-cell>
          <table:table-cell office:value-type="string" calcext:value-type="string">
            <text:p><text:s/>0.6139083903486394 </text:p>
          </table:table-cell>
          <table:table-cell office:value-type="string" calcext:value-type="string">
            <text:p><text:s/>[0.6173948049545288, 0.9998255372047424, 0.997260332107544, 0.9972677230834961, 0.999990940093994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university/international_tuition./measurement_unit/dated_money_value/currency-1_input &lt;SEP&gt; &lt;START&gt; /location/location/contains-1 /location/capital_of_administrative_division/capital_of./location/administrative_division_capital_relationship/administrative_division-1 /location/location/contains-1 /organization/endowed_organization/endowment./measurement_unit/dated_money_value/currency &lt;END&gt;</text:p>
          </table:table-cell>
          <table:table-cell office:value-type="string" calcext:value-type="string">
            <text:p><text:s/>0.6037219521429921 </text:p>
          </table:table-cell>
          <table:table-cell office:value-type="string" calcext:value-type="string">
            <text:p><text:s/>[0.6229355931282043, 0.9738048315048218, 0.9977418184280396, 0.9974812865257263, 0.99999761581420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anguage/human_language/countries_spoken_in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location/country/official_language-1 &lt;END&gt;</text:p>
          </table:table-cell>
          <table:table-cell office:value-type="string" calcext:value-type="string">
            <text:p><text:s/>0.6028285649312823 </text:p>
          </table:table-cell>
          <table:table-cell office:value-type="string" calcext:value-type="string">
            <text:p><text:s/>[0.7418167591094971, 0.8792119026184082, 0.9285916090011597, 0.9953587651252747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hud_county_place/county-1_input &lt;SEP&gt; &lt;START&gt; /location/location/adjoin_s./location/adjoining_relationship/adjoins-1 /location/location/adjoin_s./location/adjoining_relationship/adjoins-1 /location/location/contains-1 &lt;END&gt;</text:p>
          </table:table-cell>
          <table:table-cell office:value-type="string" calcext:value-type="string">
            <text:p><text:s/>0.6023945284967319 </text:p>
          </table:table-cell>
          <table:table-cell office:value-type="string" calcext:value-type="string">
            <text:p><text:s/>[0.655609667301178, 0.9428449869155884, 0.9764732122421265, 0.998010337352752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places_exported_to./location/imports_and_exports/exported_to-1_input &lt;SEP&gt; &lt;START&gt; /location/location/adjoin_s./location/adjoining_relationship/adjoins /film/film/release_date_s./film/film_regional_release_date/film_release_region /film/film/estimated_budget./measurement_unit/dated_money_value/currency-1 /location/statistical_region/gni_per_capita_in_ppp_dollars./measurement_unit/dated_money_value/currency-1 &lt;END&gt;</text:p>
          </table:table-cell>
          <table:table-cell office:value-type="string" calcext:value-type="string">
            <text:p><text:s/>0.6002459017747764 </text:p>
          </table:table-cell>
          <table:table-cell office:value-type="string" calcext:value-type="string">
            <text:p><text:s/>[0.9730639457702637, 0.6316937208175659, 0.9785616397857666, 0.9979189038276672, 0.999994993209838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-1_input &lt;SEP&gt; &lt;START&gt; /organization/organization/headquarters./location/mailing_address/state_province_region /organization/organization/headquarters./location/mailing_address/state_province_region /business/business_operation/industry &lt;END&gt;</text:p>
          </table:table-cell>
          <table:table-cell office:value-type="string" calcext:value-type="string">
            <text:p><text:s/>0.5936457909668407 </text:p>
          </table:table-cell>
          <table:table-cell office:value-type="string" calcext:value-type="string">
            <text:p><text:s/>[0.5983572006225586, 0.9930815100669861, 0.9990423321723938, 0.999995589256286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erson/spouse_s./people/marriage/location_of_ceremony_input &lt;SEP&gt; &lt;START&gt; /film/film/release_date_s./film/film_regional_release_date/film_release_region /film/film/release_date_s./film/film_regional_release_date/film_release_region /location/statistical_region/gdp_nominal./measurement_unit/dated_money_value/currency /base/schemastaging/person_extra/net_worth./measurement_unit/dated_money_value/currency-1 &lt;END&gt;</text:p>
          </table:table-cell>
          <table:table-cell office:value-type="string" calcext:value-type="string">
            <text:p><text:s/>0.5875910946615546 </text:p>
          </table:table-cell>
          <table:table-cell office:value-type="string" calcext:value-type="string">
            <text:p><text:s/>[0.604819118976593, 0.9746565818786621, 0.9988208413124084, 0.9979562759399414, 0.99999761581420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network/programs./tv/tv_network_duration/program-1_input &lt;SEP&gt; &lt;START&gt; /tv/tv_program/genre /tv/tv_program/genre-1 /tv/tv_program/languages-1 /base/schemastaging/organization_extra/phone_number./base/schemastaging/phone_sandbox/service_language &lt;END&gt;</text:p>
          </table:table-cell>
          <table:table-cell office:value-type="string" calcext:value-type="string">
            <text:p><text:s/>0.5855299513017079 </text:p>
          </table:table-cell>
          <table:table-cell office:value-type="string" calcext:value-type="string">
            <text:p><text:s/>[0.6106751561164856, 0.9766094088554382, 0.9840429425239563, 0.9977116584777832, 0.999997377395629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_input &lt;SEP&gt; &lt;START&gt; /business/business_operation/industry-1 /business/business_operation/industry-1 /business/business_operation/industry-1 &lt;END&gt;</text:p>
          </table:table-cell>
          <table:table-cell office:value-type="string" calcext:value-type="string">
            <text:p><text:s/>0.5108939065070974 </text:p>
          </table:table-cell>
          <table:table-cell office:value-type="string" calcext:value-type="string">
            <text:p><text:s/>[0.5190398693084717, 0.9972569346427917, 0.9918146729469299, 0.99515885114669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origin_input &lt;SEP&gt; &lt;START&gt; /film/film/featured_film_locations /film/actor/film./film/performance/film-1 /people/person/places_lived./people/place_lived/location-1 /music/artist/origin-1 &lt;END&gt;</text:p>
          </table:table-cell>
          <table:table-cell office:value-type="string" calcext:value-type="string">
            <text:p><text:s/>0.5052613093875066 </text:p>
          </table:table-cell>
          <table:table-cell office:value-type="string" calcext:value-type="string">
            <text:p><text:s/>[0.5192005038261414, 0.9748151302337646, 0.9984641075134277, 0.9998351335525513, 0.999994993209838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roster_position/position_input &lt;SEP&gt; &lt;START&gt; /american_football/football_team/current_roster./sports/sports_team_roster/position /sports/sports_team/roster./american_football/football_historical_roster_position/position_s-1 /american_football/football_team/current_roster./sports/sports_team_roster/position-1 &lt;END&gt;</text:p>
          </table:table-cell>
          <table:table-cell office:value-type="string" calcext:value-type="string">
            <text:p><text:s/>0.5045568389090934 </text:p>
          </table:table-cell>
          <table:table-cell office:value-type="string" calcext:value-type="string">
            <text:p><text:s/>[0.9984481334686279, 0.9912318587303162, 0.5098145604133606, 0.999993324279785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roster_position/position_input &lt;SEP&gt; &lt;START&gt; /american_football/football_team/current_roster./sports/sports_team_roster/position /sports/sports_team/roster./american_football/football_historical_roster_position/position_s-1 /sports/sports_team/roster./american_football/football_historical_roster_position/position_s &lt;END&gt;</text:p>
          </table:table-cell>
          <table:table-cell office:value-type="string" calcext:value-type="string">
            <text:p><text:s/>0.4830565838615275 </text:p>
          </table:table-cell>
          <table:table-cell office:value-type="string" calcext:value-type="string">
            <text:p><text:s/>[0.9984481334686279, 0.9912318587303162, 0.488088458776474, 0.999997019767761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_input &lt;SEP&gt; &lt;START&gt; /film/film_subject/films-1 /film/film/featured_film_locations /film/film/featured_film_locations-1 /film/film/production_companies-1 &lt;END&gt;</text:p>
          </table:table-cell>
          <table:table-cell office:value-type="string" calcext:value-type="string">
            <text:p><text:s/>0.472594554609096 </text:p>
          </table:table-cell>
          <table:table-cell office:value-type="string" calcext:value-type="string">
            <text:p><text:s/>[0.4778241515159607, 0.9947052597999573, 0.9953281879425049, 0.9989897608757019, 0.999997377395629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costume_design_by_input &lt;SEP&gt; &lt;START&gt; /film/film/other_crew./film/film_crew_gig/film_crew_role-1 /people/person/profession /film/film/other_crew./film/film_crew_gig/crewmember-1 /film/film/costume_design_by &lt;END&gt;</text:p>
          </table:table-cell>
          <table:table-cell office:value-type="string" calcext:value-type="string">
            <text:p><text:s/>0.47111357966326645 </text:p>
          </table:table-cell>
          <table:table-cell office:value-type="string" calcext:value-type="string">
            <text:p><text:s/>[0.4980037808418274, 0.9483686685562134, 0.9975795149803162, 0.9999300241470337, 0.999996900558471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-1_input &lt;SEP&gt; &lt;START&gt; /business/business_operation/operating_income./measurement_unit/dated_money_value/currency-1 /location/statistical_region/gdp_real./measurement_unit/adjusted_money_value/adjustment_currency-1 /base/schemastaging/organization_extra/phone_number./base/schemastaging/phone_sandbox/service_location-1 /base/schemastaging/organization_extra/phone_number./base/schemastaging/phone_sandbox/contact_category-1 &lt;END&gt;</text:p>
          </table:table-cell>
          <table:table-cell office:value-type="string" calcext:value-type="string">
            <text:p><text:s/>0.4647536506553627 </text:p>
          </table:table-cell>
          <table:table-cell office:value-type="string" calcext:value-type="string">
            <text:p><text:s/>[0.47299298644065857, 0.9827568531036377, 0.9998899698257446, 0.9999315738677979, 0.9999989271163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user/ktrueman/default_domain/international_organization/member_states &lt;END&gt;</text:p>
          </table:table-cell>
          <table:table-cell office:value-type="string" calcext:value-type="string">
            <text:p><text:s/>0.46116506795742174 </text:p>
          </table:table-cell>
          <table:table-cell office:value-type="string" calcext:value-type="string">
            <text:p><text:s/>[0.5573458671569824, 0.8418318033218384, 0.9852816462516785, 0.9975841045379639, 0.999991655349731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program/program_creator_input &lt;SEP&gt; &lt;START&gt; /award/award_nominee/award_nominations./award/award_nomination/award_nominee-1 /tv/tv_writer/tv_programs./tv/tv_program_writer_relationship/tv_program &lt;END&gt;</text:p>
          </table:table-cell>
          <table:table-cell office:value-type="string" calcext:value-type="string">
            <text:p><text:s/>0.45510432666854306 </text:p>
          </table:table-cell>
          <table:table-cell office:value-type="string" calcext:value-type="string">
            <text:p><text:s/>[0.46459463238716125, 0.9952371120452881, 0.984260857105255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group_member/membership./music/group_membership/group-1_input &lt;SEP&gt; &lt;START&gt; /music/genre/artists-1 /music/genre/artists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44649783014065964 </text:p>
          </table:table-cell>
          <table:table-cell office:value-type="string" calcext:value-type="string">
            <text:p><text:s/>[0.4709131717681885, 0.9960720539093018, 0.9548623561859131, 0.9968916773796082, 0.999997735023498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opstra/celebrity/breakup./base/popstra/breakup/participant_input &lt;SEP&gt; &lt;START&gt; /film/actor/film./film/performance/film /film/film/language-1 /film/film/language /film/actor/film./film/performance/film &lt;END&gt;</text:p>
          </table:table-cell>
          <table:table-cell office:value-type="string" calcext:value-type="string">
            <text:p><text:s/>0.4437603202191984 </text:p>
          </table:table-cell>
          <table:table-cell office:value-type="string" calcext:value-type="string">
            <text:p><text:s/>[0.45221656560897827, 0.9962815642356873, 0.9869059920310974, 0.9980327486991882, 0.999998450279235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rent50_2./measurement_unit/dated_money_value/currency-1_input &lt;SEP&gt; &lt;START&gt; /base/schemastaging/person_extra/net_worth./measurement_unit/dated_money_value/currency /base/schemastaging/person_extra/net_worth./measurement_unit/dated_money_value/currency /location/statistical_region/gdp_nominal./measurement_unit/dated_money_value/currency /base/biblioness/bibs_location/state-1 &lt;END&gt;</text:p>
          </table:table-cell>
          <table:table-cell office:value-type="string" calcext:value-type="string">
            <text:p><text:s/>0.44160436775036505 </text:p>
          </table:table-cell>
          <table:table-cell office:value-type="string" calcext:value-type="string">
            <text:p><text:s/>[0.45999184250831604, 0.9900403618812561, 0.9797258973121643, 0.9897527694702148, 0.999997735023498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administrative_division/first_level_division_of-1_input &lt;SEP&gt; &lt;START&gt; /olympics/olympic_participating_country/athletes./olympics/olympic_athlete_affiliation/olympics /olympics/olympic_participating_country/medals_won./olympics/olympic_medal_honor/olympics-1 /location/location/adjoin_s./location/adjoining_relationship/adjoins /location/administrative_division/first_level_division_of &lt;END&gt;</text:p>
          </table:table-cell>
          <table:table-cell office:value-type="string" calcext:value-type="string">
            <text:p><text:s/>0.4389256163702141 </text:p>
          </table:table-cell>
          <table:table-cell office:value-type="string" calcext:value-type="string">
            <text:p><text:s/>[0.5209676027297974, 0.871171772480011, 0.9684802889823914, 0.9985888600349426, 0.99999749660491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cause_of_death/people_input &lt;SEP&gt; &lt;START&gt; /people/cause_of_death/people-1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43830093522942565 </text:p>
          </table:table-cell>
          <table:table-cell office:value-type="string" calcext:value-type="string">
            <text:p><text:s/>[0.9998267292976379, 0.5437052845954895, 0.9309067130088806, 0.866119742393493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story_by_input &lt;SEP&gt; &lt;START&gt; /media_common/netflix_genre/titles-1 /film/film/country-1 /film/film/release_date_s./film/film_regional_release_date/film_release_region-1 &lt;END&gt;</text:p>
          </table:table-cell>
          <table:table-cell office:value-type="string" calcext:value-type="string">
            <text:p><text:s/>0.4299996716669469 </text:p>
          </table:table-cell>
          <table:table-cell office:value-type="string" calcext:value-type="string">
            <text:p><text:s/>[0.4419359266757965, 0.9837056398391724, 0.9909913539886475, 0.998099386692047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_set_designer/film_sets_designed-1_input &lt;SEP&gt; &lt;START&gt; /film/film/language /people/person/languages /people/person/gender-1 /people/person/gender-1 &lt;END&gt;</text:p>
          </table:table-cell>
          <table:table-cell office:value-type="string" calcext:value-type="string">
            <text:p><text:s/>0.4206274516708128 </text:p>
          </table:table-cell>
          <table:table-cell office:value-type="string" calcext:value-type="string">
            <text:p><text:s/>[0.4787098467350006, 0.9421132206916809, 0.9352074861526489, 0.9972750544548035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opstra/celebrity/breakup./base/popstra/breakup/participant_input &lt;SEP&gt; &lt;START&gt; /base/popstra/celebrity/dated./base/popstra/dated/participant &lt;END&gt;</text:p>
          </table:table-cell>
          <table:table-cell office:value-type="string" calcext:value-type="string">
            <text:p><text:s/>0.41539311490743636 </text:p>
          </table:table-cell>
          <table:table-cell office:value-type="string" calcext:value-type="string">
            <text:p><text:s/>[0.4170171916484833, 0.996105492115020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edicine/disease/risk_factors-1_input &lt;SEP&gt; &lt;START&gt; /people/person/gender-1 /award/award_nominee/award_nominations./award/award_nomination/award_nominee-1 /people/person/gender-1 /medicine/disease/risk_factors &lt;END&gt;</text:p>
          </table:table-cell>
          <table:table-cell office:value-type="string" calcext:value-type="string">
            <text:p><text:s/>0.4142421988716508 </text:p>
          </table:table-cell>
          <table:table-cell office:value-type="string" calcext:value-type="string">
            <text:p><text:s/>[0.992332935333252, 0.4306490123271942, 0.9714404940605164, 0.9978341460227966, 0.99999749660491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story_by_input &lt;SEP&gt; &lt;START&gt; /education/educational_institution/students_graduates./education/education/student-1 /education/educational_institution/students_graduates./education/education/student-1 /award/award_nominee/award_nominations./award/award_nomination/award /award/award_category/nominees./award/award_nomination/nominated_for &lt;END&gt;</text:p>
          </table:table-cell>
          <table:table-cell office:value-type="string" calcext:value-type="string">
            <text:p><text:s/>0.4043801496877349 </text:p>
          </table:table-cell>
          <table:table-cell office:value-type="string" calcext:value-type="string">
            <text:p><text:s/>[0.44788622856140137, 0.9952967762947083, 0.9865512847900391, 0.9195010662078857, 0.999994516372680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origin_input &lt;SEP&gt; &lt;START&gt; /people/marriage_union_type/unions_of_this_type./people/marriage/location_of_ceremony-1 /people/person/spouse_s./people/marriage/type_of_union-1 /music/record_label/artist-1 /music/record_label/artist-1 &lt;END&gt;</text:p>
          </table:table-cell>
          <table:table-cell office:value-type="string" calcext:value-type="string">
            <text:p><text:s/>0.39955717403199187 </text:p>
          </table:table-cell>
          <table:table-cell office:value-type="string" calcext:value-type="string">
            <text:p><text:s/>[0.4213404655456543, 0.9493522047996521, 0.9996440410614014, 0.9992547631263733, 0.999992609024047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user/ktrueman/default_domain/international_organization/member_states-1 &lt;END&gt;</text:p>
          </table:table-cell>
          <table:table-cell office:value-type="string" calcext:value-type="string">
            <text:p><text:s/>0.3990703234615725 </text:p>
          </table:table-cell>
          <table:table-cell office:value-type="string" calcext:value-type="string">
            <text:p><text:s/>[0.49857985973358154, 0.8220722675323486, 0.9744201898574829, 0.9992157220840454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administrative_division/first_level_division_of-1_input &lt;SEP&gt; &lt;START&gt; /olympics/olympic_participating_country/athletes./olympics/olympic_athlete_affiliation/olympics-1 /olympics/olympic_games/sports-1 /olympics/olympic_sport/athletes./olympics/olympic_athlete_affiliation/country /location/capital_of_administrative_division/capital_of./location/administrative_division_capital_relationship/administrative_division &lt;END&gt;</text:p>
          </table:table-cell>
          <table:table-cell office:value-type="string" calcext:value-type="string">
            <text:p><text:s/>0.390705492079032 </text:p>
          </table:table-cell>
          <table:table-cell office:value-type="string" calcext:value-type="string">
            <text:p><text:s/>[0.40974992513656616, 0.9693041443824768, 0.9838021993637085, 0.999915599822998, 0.999998688697814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_set_designer/film_sets_designed-1_input &lt;SEP&gt; &lt;START&gt; /film/film/language-1 /people/person/languages-1 /people/person/places_lived./people/place_lived/location /people/deceased_person/place_of_death &lt;END&gt;</text:p>
          </table:table-cell>
          <table:table-cell office:value-type="string" calcext:value-type="string">
            <text:p><text:s/>0.39008223638672457 </text:p>
          </table:table-cell>
          <table:table-cell office:value-type="string" calcext:value-type="string">
            <text:p><text:s/>[0.46437281370162964, 0.8414295315742493, 0.9993534684181213, 0.9989727735519409, 0.999997377395629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rent50_2./measurement_unit/dated_money_value/currency-1_input &lt;SEP&gt; &lt;START&gt; /location/statistical_region/gdp_real./measurement_unit/adjusted_money_value/adjustment_currency-1 /base/aareas/schema/administrative_area/administrative_parent-1 /location/statistical_region/gdp_real./measurement_unit/adjusted_money_value/adjustment_currency-1 /location/statistical_region/rent50_2./measurement_unit/dated_money_value/currency &lt;END&gt;</text:p>
          </table:table-cell>
          <table:table-cell office:value-type="string" calcext:value-type="string">
            <text:p><text:s/>0.3874098255399155 </text:p>
          </table:table-cell>
          <table:table-cell office:value-type="string" calcext:value-type="string">
            <text:p><text:s/>[0.3982560634613037, 0.990475594997406, 0.9987344145774841, 0.9833655953407288, 0.999998688697814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-1_input &lt;SEP&gt; &lt;START&gt; /business/job_title/people_with_this_title./business/employment_tenure/company /business/job_title/people_with_this_title./business/employment_tenure/company-1 /organization/organization/child./organization/organization_relationship/child /business/business_operation/industry-1 &lt;END&gt;</text:p>
          </table:table-cell>
          <table:table-cell office:value-type="string" calcext:value-type="string">
            <text:p><text:s/>0.38640355545614147 </text:p>
          </table:table-cell>
          <table:table-cell office:value-type="string" calcext:value-type="string">
            <text:p><text:s/>[0.39144793152809143, 0.9896222352981567, 0.999910831451416, 0.9975572824478149, 0.999996662139892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group_member/membership./music/group_membership/group-1_input &lt;SEP&gt; &lt;START&gt; /music/genre/artists /music/genre/artists /music/genre/artists &lt;END&gt;</text:p>
          </table:table-cell>
          <table:table-cell office:value-type="string" calcext:value-type="string">
            <text:p><text:s/>0.3732377343428363 </text:p>
          </table:table-cell>
          <table:table-cell office:value-type="string" calcext:value-type="string">
            <text:p><text:s/>[0.4952393174171448, 0.9712465405464172, 0.7890056371688843, 0.983469367027282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aareas/schema/administrative_area/capital_input &lt;SEP&gt; &lt;START&gt; /location/location/contains-1 /location/location/contains-1 &lt;END&gt;</text:p>
          </table:table-cell>
          <table:table-cell office:value-type="string" calcext:value-type="string">
            <text:p><text:s/>0.3598760557391572 </text:p>
          </table:table-cell>
          <table:table-cell office:value-type="string" calcext:value-type="string">
            <text:p><text:s/>[0.36196666955947876, 0.9954990744590759, 0.998719453811645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location/partially_contains_input &lt;SEP&gt; &lt;START&gt; /film/film/release_date_s./film/film_regional_release_date/film_release_region-1 /film/film/language-1 /location/country/official_language-1 /location/location/contains-1 &lt;END&gt;</text:p>
          </table:table-cell>
          <table:table-cell office:value-type="string" calcext:value-type="string">
            <text:p><text:s/>0.3546771304676414 </text:p>
          </table:table-cell>
          <table:table-cell office:value-type="string" calcext:value-type="string">
            <text:p><text:s/>[0.9622791409492493, 0.37169933319091797, 0.9940208792686462, 0.9975749850273132, 0.999998331069946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country/second_level_divisions-1_input &lt;SEP&gt; &lt;START&gt; /film/film/release_date_s./film/film_regional_release_date/film_release_region /film/film/release_date_s./film/film_regional_release_date/film_release_region /location/administrative_division/country &lt;END&gt;</text:p>
          </table:table-cell>
          <table:table-cell office:value-type="string" calcext:value-type="string">
            <text:p><text:s/>0.3533758647140906 </text:p>
          </table:table-cell>
          <table:table-cell office:value-type="string" calcext:value-type="string">
            <text:p><text:s/>[0.37093937397003174, 0.9569060802459717, 0.995681881904602, 0.999871134757995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distributors./film/film_film_distributor_relationship/film_distribution_medium-1_input &lt;SEP&gt; &lt;START&gt; /film/film/distributors./film/film_film_distributor_relationship/film_distribution_medium /film/film/estimated_budget./measurement_unit/dated_money_value/currency-1 /base/schemastaging/person_extra/net_worth./measurement_unit/dated_money_value/currency-1 /film/actor/film./film/performance/film &lt;END&gt;</text:p>
          </table:table-cell>
          <table:table-cell office:value-type="string" calcext:value-type="string">
            <text:p><text:s/>0.3503924722865872 </text:p>
          </table:table-cell>
          <table:table-cell office:value-type="string" calcext:value-type="string">
            <text:p><text:s/>[0.35662728548049927, 0.999518871307373, 0.9966733455657959, 0.9862762689590454, 0.999994874000549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film_production_design_by_input &lt;SEP&gt; &lt;START&gt; /film/actor/film./film/performance/film /award/award_nominee/award_nominations./award/award_nomination/award_nominee-1 /people/person/gender-1 /people/person/gender &lt;END&gt;</text:p>
          </table:table-cell>
          <table:table-cell office:value-type="string" calcext:value-type="string">
            <text:p><text:s/>0.34506556467479343 </text:p>
          </table:table-cell>
          <table:table-cell office:value-type="string" calcext:value-type="string">
            <text:p><text:s/>[0.42584654688835144, 0.9668323993682861, 0.9142744541168213, 0.9166882038116455, 0.999997854232788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cause_of_death/people_input &lt;SEP&gt; &lt;START&gt; /people/cause_of_death/people-1 /people/person/gender-1 /medicine/disease/risk_factors /people/cause_of_death/people-1 &lt;END&gt;</text:p>
          </table:table-cell>
          <table:table-cell office:value-type="string" calcext:value-type="string">
            <text:p><text:s/>0.34505561148923974 </text:p>
          </table:table-cell>
          <table:table-cell office:value-type="string" calcext:value-type="string">
            <text:p><text:s/>[0.9998267292976379, 0.3452838361263275, 0.9995419979095459, 0.9999721050262451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network/programs./tv/tv_network_duration/program-1_input &lt;SEP&gt; &lt;START&gt; /organization/organization/headquarters./location/mailing_address/citytown /people/person/places_lived./people/place_lived/location-1 /people/person/languages-1 /tv/tv_program/languages-1 &lt;END&gt;</text:p>
          </table:table-cell>
          <table:table-cell office:value-type="string" calcext:value-type="string">
            <text:p><text:s/>0.3434968377286061 </text:p>
          </table:table-cell>
          <table:table-cell office:value-type="string" calcext:value-type="string">
            <text:p><text:s/>[0.34867870807647705, 0.9927483201026917, 0.9930849075317383, 0.9992480874061584, 0.999996423721313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-1_input &lt;SEP&gt; &lt;START&gt; /organization/organization_member/member_of./organization/organization_membership/organization /film/film/release_date_s./film/film_regional_release_date/film_release_region-1 /film/film/release_date_s./film/film_regional_release_date/film_release_region &lt;END&gt;</text:p>
          </table:table-cell>
          <table:table-cell office:value-type="string" calcext:value-type="string">
            <text:p><text:s/>0.34267218786796655 </text:p>
          </table:table-cell>
          <table:table-cell office:value-type="string" calcext:value-type="string">
            <text:p><text:s/>[0.3668690323829651, 0.9538893699645996, 0.9807379841804504, 0.998428106307983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costume_design_by_input &lt;SEP&gt; &lt;START&gt; /people/deceased_person/place_of_death-1 /people/person/places_lived./people/place_lived/location-1 /base/schemastaging/person_extra/net_worth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3424938176718551 </text:p>
          </table:table-cell>
          <table:table-cell office:value-type="string" calcext:value-type="string">
            <text:p><text:s/>[0.34653887152671814, 0.994570791721344, 0.9965410828590393, 0.9971753358840942, 0.999996185302734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_input &lt;SEP&gt; &lt;START&gt; /organization/role/leaders./organization/leadership/organization-1 /education/educational_institution/students_graduates./education/education/student-1 /education/educational_degree/people_with_this_degree./education/education/student /education/educational_degree/people_with_this_degree./education/education/institution &lt;END&gt;</text:p>
          </table:table-cell>
          <table:table-cell office:value-type="string" calcext:value-type="string">
            <text:p><text:s/>0.33801601872323195 </text:p>
          </table:table-cell>
          <table:table-cell office:value-type="string" calcext:value-type="string">
            <text:p><text:s/>[0.3447616994380951, 0.9990776777267456, 0.9867839813232422, 0.9944837689399719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award/award_winning_work/awards_won./award/award_honor/honored_for-1_input &lt;SEP&gt; &lt;START&gt; /film/film/genre /film/film/genre /film/film/language /film/film/language &lt;END&gt;</text:p>
          </table:table-cell>
          <table:table-cell office:value-type="string" calcext:value-type="string">
            <text:p><text:s/>0.3326625570238405 </text:p>
          </table:table-cell>
          <table:table-cell office:value-type="string" calcext:value-type="string">
            <text:p><text:s/>[0.5138190388679504, 0.9445003271102905, 0.9331113696098328, 0.7346150875091553, 0.999996066093444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country/second_level_divisions-1_input &lt;SEP&gt; &lt;START&gt; /olympics/olympic_sport/athletes./olympics/olympic_athlete_affiliation/country-1 /olympics/olympic_sport/athletes./olympics/olympic_athlete_affiliation/country-1 /location/location/adjoin_s./location/adjoining_relationship/adjoins-1 /base/aareas/schema/administrative_area/capital-1 &lt;END&gt;</text:p>
          </table:table-cell>
          <table:table-cell office:value-type="string" calcext:value-type="string">
            <text:p><text:s/>0.33027576828319233 </text:p>
          </table:table-cell>
          <table:table-cell office:value-type="string" calcext:value-type="string">
            <text:p><text:s/>[0.571020781993866, 0.6334187388420105, 0.9161961674690247, 0.9966585636138916, 0.999997735023498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location/partially_contains_input &lt;SEP&gt; &lt;START&gt; /film/film/release_date_s./film/film_regional_release_date/film_release_region-1 /film/film/release_date_s./film/film_regional_release_date/film_release_region /film/film/release_date_s./film/film_regional_release_date/film_release_region-1 /film/film/runtime./film/film_cut/film_release_region-1 &lt;END&gt;</text:p>
          </table:table-cell>
          <table:table-cell office:value-type="string" calcext:value-type="string">
            <text:p><text:s/>0.32993310250869934 </text:p>
          </table:table-cell>
          <table:table-cell office:value-type="string" calcext:value-type="string">
            <text:p><text:s/>[0.9622791409492493, 0.3663417100906372, 0.9379705190658569, 0.9978201389312744, 0.99999308586120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gni_per_capita_in_ppp_dollars./measurement_unit/dated_money_value/currency_input &lt;SEP&gt; &lt;START&gt; /location/statistical_region/rent50_2./measurement_unit/dated_money_value/currency /location/statistical_region/rent50_2./measurement_unit/dated_money_value/currency /location/statistical_region/gdp_nominal./measurement_unit/dated_money_value/currency-1 /base/aareas/schema/administrative_area/administrative_parent-1 &lt;END&gt;</text:p>
          </table:table-cell>
          <table:table-cell office:value-type="string" calcext:value-type="string">
            <text:p><text:s/>0.32026121302506544 </text:p>
          </table:table-cell>
          <table:table-cell office:value-type="string" calcext:value-type="string">
            <text:p><text:s/>[0.3374868631362915, 0.9606786966323853, 0.9893833994865417, 0.9984036087989807, 0.999996662139892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hud_county_place/county-1_input &lt;SEP&gt; &lt;START&gt; /location/location/contains-1 /location/location/contains-1 /location/hud_county_place/county &lt;END&gt;</text:p>
          </table:table-cell>
          <table:table-cell office:value-type="string" calcext:value-type="string">
            <text:p><text:s/>0.31807767960483496 </text:p>
          </table:table-cell>
          <table:table-cell office:value-type="string" calcext:value-type="string">
            <text:p><text:s/>[0.3233303427696228, 0.9939097166061401, 0.9897925853729248, 0.999989867210388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historical_roster_position/position_s-1_input &lt;SEP&gt; &lt;START&gt; /sports/sports_position/players./sports/sports_team_roster/team /american_football/football_team/current_roster./sports/sports_team_roster/position /sports/sports_team/roster./american_football/football_roster_position/position &lt;END&gt;</text:p>
          </table:table-cell>
          <table:table-cell office:value-type="string" calcext:value-type="string">
            <text:p><text:s/>0.30687711116992167 </text:p>
          </table:table-cell>
          <table:table-cell office:value-type="string" calcext:value-type="string">
            <text:p><text:s/>[0.6069210767745972, 0.7270063161849976, 0.6955175995826721, 0.999967694282531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award/award_winning_work/awards_won./award/award_honor/honored_for-1_input &lt;SEP&gt; &lt;START&gt; /award/award_nominee/award_nominations./award/award_nomination/nominated_for /award/award_ceremony/awards_presented./award/award_honor/award_winner-1 /award/award_category/winners./award/award_honor/ceremony /award/award_category/nominees./award/award_nomination/nominated_for &lt;END&gt;</text:p>
          </table:table-cell>
          <table:table-cell office:value-type="string" calcext:value-type="string">
            <text:p><text:s/>0.2992746146640796 </text:p>
          </table:table-cell>
          <table:table-cell office:value-type="string" calcext:value-type="string">
            <text:p><text:s/>[0.37501177191734314, 0.9122132062911987, 0.926008403301239, 0.9447459578514099, 0.999996900558471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edicine/disease/risk_factors-1_input &lt;SEP&gt; &lt;START&gt; /people/person/gender-1 /people/person/profession /people/person/profession /people/cause_of_death/people-1 &lt;END&gt;</text:p>
          </table:table-cell>
          <table:table-cell office:value-type="string" calcext:value-type="string">
            <text:p><text:s/>0.28580026658700425 </text:p>
          </table:table-cell>
          <table:table-cell office:value-type="string" calcext:value-type="string">
            <text:p><text:s/>[0.992332935333252, 0.2947854697704315, 0.9794476628303528, 0.997514009475708, 0.99999749660491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places_exported_to./location/imports_and_exports/exported_to-1_input &lt;SEP&gt; &lt;START&gt; /location/location/adjoin_s./location/adjoining_relationship/adjoins /location/location/adjoin_s./location/adjoining_relationship/adjoins /location/statistical_region/gdp_nominal_per_capita./measurement_unit/dated_money_value/currency-1 /location/statistical_region/gdp_nominal_per_capita./measurement_unit/dated_money_value/currency-1 &lt;END&gt;</text:p>
          </table:table-cell>
          <table:table-cell office:value-type="string" calcext:value-type="string">
            <text:p><text:s/>0.2806813810736447 </text:p>
          </table:table-cell>
          <table:table-cell office:value-type="string" calcext:value-type="string">
            <text:p><text:s/>[0.9730639457702637, 0.2952658534049988, 0.997621476650238, 0.9792511463165283, 0.999997973442077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-1_input &lt;SEP&gt; &lt;START&gt; /business/business_operation/assets./measurement_unit/dated_money_value/currency /base/schemastaging/organization_extra/phone_number./base/schemastaging/phone_sandbox/contact_category-1 &lt;END&gt;</text:p>
          </table:table-cell>
          <table:table-cell office:value-type="string" calcext:value-type="string">
            <text:p><text:s/>0.2704845304241863 </text:p>
          </table:table-cell>
          <table:table-cell office:value-type="string" calcext:value-type="string">
            <text:p><text:s/>[0.4812780022621155, 0.5907753705978394, 0.951314330101013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historical_roster_position/position_s-1_input &lt;SEP&gt; &lt;START&gt; /sports/sports_team/roster./american_football/football_roster_position/position-1 /sports/sports_position/players./sports/sports_team_roster/team-1 /sports/sports_position/players./sports/sports_team_roster/team &lt;END&gt;</text:p>
          </table:table-cell>
          <table:table-cell office:value-type="string" calcext:value-type="string">
            <text:p><text:s/>0.2594040423842154 </text:p>
          </table:table-cell>
          <table:table-cell office:value-type="string" calcext:value-type="string">
            <text:p><text:s/>[0.29463711380958557, 0.8902786374092102, 0.9892009496688843, 0.999720990657806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job_title/people_with_this_title./business/employment_tenure/company-1_input &lt;SEP&gt; &lt;START&gt; /people/profession/specialization_of-1 /education/educational_institution/students_graduates./education/education/major_field_of_study-1 /base/schemastaging/organization_extra/phone_number./base/schemastaging/phone_sandbox/service_language-1 /education/educational_institution/students_graduates./education/education/major_field_of_study-1 &lt;END&gt;</text:p>
          </table:table-cell>
          <table:table-cell office:value-type="string" calcext:value-type="string">
            <text:p><text:s/>0.24771956188449906 </text:p>
          </table:table-cell>
          <table:table-cell office:value-type="string" calcext:value-type="string">
            <text:p><text:s/>[0.24976681172847748, 0.9979556798934937, 0.9981665015220642, 0.9956632256507874, 0.999997377395629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film_production_design_by_input &lt;SEP&gt; &lt;START&gt; /award/award_category/nominees./award/award_nomination/nominated_for-1 /award/award_category/winners./award/award_honor/award_winner-1 /people/person/gender /people/person/gender-1 &lt;END&gt;</text:p>
          </table:table-cell>
          <table:table-cell office:value-type="string" calcext:value-type="string">
            <text:p><text:s/>0.24124121837339746 </text:p>
          </table:table-cell>
          <table:table-cell office:value-type="string" calcext:value-type="string">
            <text:p><text:s/>[0.30312034487724304, 0.9662774205207825, 0.9439613819122314, 0.8725358247756958, 0.999993324279785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_input &lt;SEP&gt; &lt;START&gt; /organization/organization_member/member_of./organization/organization_membership/organization-1 /film/film/release_date_s./film/film_regional_release_date/film_release_region-1 /film/film/release_date_s./film/film_regional_release_date/film_release_region-1 /military/military_combatant/military_conflicts./military/military_combatant_group/combatants-1 &lt;END&gt;</text:p>
          </table:table-cell>
          <table:table-cell office:value-type="string" calcext:value-type="string">
            <text:p><text:s/>0.23375009038495265 </text:p>
          </table:table-cell>
          <table:table-cell office:value-type="string" calcext:value-type="string">
            <text:p><text:s/>[0.2561277449131012, 0.9606567025184631, 0.9745707511901855, 0.9747973680496216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instrument/family-1_input &lt;SEP&gt; &lt;START&gt; /music/performance_role/guest_performances./music/recording_contribution/performance_role-1 /music/performance_role/track_performances./music/track_contribution/role-1 /music/performance_role/track_performances./music/track_contribution/role /dataworld/gardening_hint/split_to &lt;END&gt;</text:p>
          </table:table-cell>
          <table:table-cell office:value-type="string" calcext:value-type="string">
            <text:p><text:s/>0.22962574237286063 </text:p>
          </table:table-cell>
          <table:table-cell office:value-type="string" calcext:value-type="string">
            <text:p><text:s/>[0.31975746154785156, 0.956864595413208, 0.7518734931945801, 0.9981716871261597, 0.999998569488525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biblioness/bibs_location/country_input &lt;SEP&gt; &lt;START&gt; /film/film/release_date_s./film/film_regional_release_date/film_release_region-1 /film/film/release_date_s./film/film_regional_release_date/film_release_region-1 /location/location/contains-1 /location/location/contains &lt;END&gt;</text:p>
          </table:table-cell>
          <table:table-cell office:value-type="string" calcext:value-type="string">
            <text:p><text:s/>0.21207668956074782 </text:p>
          </table:table-cell>
          <table:table-cell office:value-type="string" calcext:value-type="string">
            <text:p><text:s/>[0.9772473573684692, 0.9873773455619812, 0.222815603017807, 0.9864180684089661, 0.999996900558471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erson/spouse_s./people/marriage/location_of_ceremony_input &lt;SEP&gt; &lt;START&gt; /music/artist/origin /award/award_nominee/award_nominations./award/award_nomination/award_nominee /people/person/gender /people/person/gender &lt;END&gt;</text:p>
          </table:table-cell>
          <table:table-cell office:value-type="string" calcext:value-type="string">
            <text:p><text:s/>0.20785588780058073 </text:p>
          </table:table-cell>
          <table:table-cell office:value-type="string" calcext:value-type="string">
            <text:p><text:s/>[0.26228296756744385, 0.8373615145683289, 0.9593108296394348, 0.9865554571151733, 0.999996304512023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_location/teams-1_input &lt;SEP&gt; &lt;START&gt; /film/film/release_date_s./film/film_regional_release_date/film_release_region-1 /film/film/release_date_s./film/film_regional_release_date/film_release_region-1 /sports/sports_team_location/teams &lt;END&gt;</text:p>
          </table:table-cell>
          <table:table-cell office:value-type="string" calcext:value-type="string">
            <text:p><text:s/>0.20092769960269574 </text:p>
          </table:table-cell>
          <table:table-cell office:value-type="string" calcext:value-type="string">
            <text:p><text:s/>[0.28118446469306946, 0.7351056337356567, 0.9967957139015198, 0.975197494029998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contribution./music/recording_contribution/performance_role_input &lt;SEP&gt; &lt;START&gt; /music/performance_role/track_performances./music/track_contribution/role-1 /music/performance_role/track_performances./music/track_contribution/role-1 /music/performance_role/regular_performances./music/group_membership/role /music/artist/contribution./music/recording_contribution/performance_role &lt;END&gt;</text:p>
          </table:table-cell>
          <table:table-cell office:value-type="string" calcext:value-type="string">
            <text:p><text:s/>0.18707385678616628 </text:p>
          </table:table-cell>
          <table:table-cell office:value-type="string" calcext:value-type="string">
            <text:p><text:s/>[0.6962186694145203, 0.5533914566040039, 0.551918625831604, 0.8797522783279419, 0.9999989271163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-1_input &lt;SEP&gt; &lt;START&gt; /business/business_operation/assets./measurement_unit/dated_money_value/currency /business/business_operation/assets./measurement_unit/dated_money_value/currency /base/schemastaging/organization_extra/phone_number./base/schemastaging/phone_sandbox/contact_category-1 &lt;END&gt;</text:p>
          </table:table-cell>
          <table:table-cell office:value-type="string" calcext:value-type="string">
            <text:p><text:s/>0.1856332772137526 </text:p>
          </table:table-cell>
          <table:table-cell office:value-type="string" calcext:value-type="string">
            <text:p><text:s/>[0.4812780022621155, 0.38589709997177124, 0.9995146989822388, 0.999997973442077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university/international_tuition./measurement_unit/dated_money_value/currency-1_input &lt;SEP&gt; &lt;START&gt; /film/film/estimated_budget./measurement_unit/dated_money_value/currency /film/film/release_date_s./film/film_regional_release_date/film_release_region /location/statistical_region/gdp_nominal_per_capita./measurement_unit/dated_money_value/currency /education/university/international_tuition./measurement_unit/dated_money_value/currency &lt;END&gt;</text:p>
          </table:table-cell>
          <table:table-cell office:value-type="string" calcext:value-type="string">
            <text:p><text:s/>0.18562707157566188 </text:p>
          </table:table-cell>
          <table:table-cell office:value-type="string" calcext:value-type="string">
            <text:p><text:s/>[0.2865775525569916, 0.6659694910049438, 0.9932079911231995, 0.9792771935462952, 0.99999761581420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etbreeds/city_with_dogs/top_breeds./base/petbreeds/dog_city_relationship/dog_breed_input &lt;SEP&gt; &lt;START&gt; /people/marriage_union_type/unions_of_this_type./people/marriage/location_of_ceremony-1 /people/person/spouse_s./people/marriage/type_of_union /people/person/place_of_birth /base/petbreeds/city_with_dogs/top_breeds./base/petbreeds/dog_city_relationship/dog_breed &lt;END&gt;</text:p>
          </table:table-cell>
          <table:table-cell office:value-type="string" calcext:value-type="string">
            <text:p><text:s/>0.18323857182444103 </text:p>
          </table:table-cell>
          <table:table-cell office:value-type="string" calcext:value-type="string">
            <text:p><text:s/>[0.18854713439941406, 0.9746299982070923, 0.9983550906181335, 0.9987882971763611, 0.999997019767761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-1_input &lt;SEP&gt; &lt;START&gt; /education/educational_degree/people_with_this_degree./education/education/institution /education/educational_degree/people_with_this_degree./education/education/institution /organization/role/leaders./organization/leadership/organization &lt;END&gt;</text:p>
          </table:table-cell>
          <table:table-cell office:value-type="string" calcext:value-type="string">
            <text:p><text:s/>0.17287181235964943 </text:p>
          </table:table-cell>
          <table:table-cell office:value-type="string" calcext:value-type="string">
            <text:p><text:s/>[0.21954403817653656, 0.7935094833374023, 0.9924824833869934, 0.999833226203918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program/program_creator_input &lt;SEP&gt; &lt;START&gt; /people/person/spouse_s./people/marriage/type_of_union /people/person/spouse_s./people/marriage/type_of_union-1 /people/person/languages /tv/tv_program/languages &lt;END&gt;</text:p>
          </table:table-cell>
          <table:table-cell office:value-type="string" calcext:value-type="string">
            <text:p><text:s/>0.15915197976983037 </text:p>
          </table:table-cell>
          <table:table-cell office:value-type="string" calcext:value-type="string">
            <text:p><text:s/>[0.2050613909959793, 0.8446444869041443, 0.9197092056274414, 0.9990899562835693, 0.999997854232788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anguage/human_language/countries_spoken_in_input &lt;SEP&gt; &lt;START&gt; /base/schemastaging/organization_extra/phone_number./base/schemastaging/phone_sandbox/service_language /base/schemastaging/organization_extra/phone_number./base/schemastaging/phone_sandbox/service_location-1 /location/statistical_region/gdp_nominal./measurement_unit/dated_money_value/currency-1 /location/statistical_region/gni_per_capita_in_ppp_dollars./measurement_unit/dated_money_value/currency-1 &lt;END&gt;</text:p>
          </table:table-cell>
          <table:table-cell office:value-type="string" calcext:value-type="string">
            <text:p><text:s/>0.15631622011279586 </text:p>
          </table:table-cell>
          <table:table-cell office:value-type="string" calcext:value-type="string">
            <text:p><text:s/>[0.16329902410507202, 0.9630525708198547, 0.9968808889389038, 0.9970757961273193, 0.999997735023498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basketball/basketball_roster_position/position-1_input &lt;SEP&gt; &lt;START&gt; /sports/sports_position/players./sports/sports_team_roster/team /sports/sports_position/players./sports/sports_team_roster/team-1 /sports/sports_position/players./sports/sports_team_roster/team &lt;END&gt;</text:p>
          </table:table-cell>
          <table:table-cell office:value-type="string" calcext:value-type="string">
            <text:p><text:s/>0.1272637258585155 </text:p>
          </table:table-cell>
          <table:table-cell office:value-type="string" calcext:value-type="string">
            <text:p><text:s/>[0.19022880494594574, 0.7405737638473511, 0.9047845005989075, 0.9984236955642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field_of_study/students_majoring./education/education/student_input &lt;SEP&gt; &lt;START&gt; /award/award_category/disciplines_or_subjects-1 /award/award_nominee/award_nominations./award/award_nomination/award-1 /people/person/spouse_s./people/marriage/type_of_union /people/person/spouse_s./people/marriage/type_of_union-1 &lt;END&gt;</text:p>
          </table:table-cell>
          <table:table-cell office:value-type="string" calcext:value-type="string">
            <text:p><text:s/>0.12117610450719346 </text:p>
          </table:table-cell>
          <table:table-cell office:value-type="string" calcext:value-type="string">
            <text:p><text:s/>[0.1252569705247879, 0.9921175837516785, 0.9886273741722107, 0.9863255620002747, 0.999997735023498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instrument/family-1_input &lt;SEP&gt; &lt;START&gt; /music/performance_role/regular_performances./music/group_membership/role-1 /music/performance_role/track_performances./music/track_contribution/role /music/performance_role/track_performances./music/track_contribution/role /music/performance_role/regular_performances./music/group_membership/role-1 &lt;END&gt;</text:p>
          </table:table-cell>
          <table:table-cell office:value-type="string" calcext:value-type="string">
            <text:p><text:s/>0.12050878304774146 </text:p>
          </table:table-cell>
          <table:table-cell office:value-type="string" calcext:value-type="string">
            <text:p><text:s/>[0.3505745232105255, 0.8354829549789429, 0.7158821225166321, 0.5747254490852356, 0.99999725818634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_input &lt;SEP&gt; &lt;START&gt; /tv/tv_network/programs./tv/tv_network_duration/program /tv/tv_program/languages-1 /base/schemastaging/organization_extra/phone_number./base/schemastaging/phone_sandbox/service_language /base/schemastaging/organization_extra/phone_number./base/schemastaging/phone_sandbox/contact_category-1 &lt;END&gt;</text:p>
          </table:table-cell>
          <table:table-cell office:value-type="string" calcext:value-type="string">
            <text:p><text:s/>0.1178892085553465 </text:p>
          </table:table-cell>
          <table:table-cell office:value-type="string" calcext:value-type="string">
            <text:p><text:s/>[0.11845994740724564, 0.9966722726821899, 0.9995342493057251, 0.9989707469940186, 0.999999284744262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historical_roster_position/position_s-1_input &lt;SEP&gt; &lt;START&gt; /sports/sports_position/players./sports/sports_team_roster/team /sports/sports_position/players./sports/sports_team_roster/team /american_football/football_team/current_roster./sports/sports_team_roster/position &lt;END&gt;</text:p>
          </table:table-cell>
          <table:table-cell office:value-type="string" calcext:value-type="string">
            <text:p><text:s/>0.10938508076905616 </text:p>
          </table:table-cell>
          <table:table-cell office:value-type="string" calcext:value-type="string">
            <text:p><text:s/>[0.6069210767745972, 0.18032582104206085, 0.9994927644729614, 0.999973058700561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rofession/specialization_of-1_input &lt;SEP&gt; &lt;START&gt; /education/educational_institution/students_graduates./education/education/major_field_of_study-1 /education/educational_degree/people_with_this_degree./education/education/institution /education/educational_degree/people_with_this_degree./education/education/institution-1 /business/job_title/people_with_this_title./business/employment_tenure/company &lt;END&gt;</text:p>
          </table:table-cell>
          <table:table-cell office:value-type="string" calcext:value-type="string">
            <text:p><text:s/>0.10210704900489215 </text:p>
          </table:table-cell>
          <table:table-cell office:value-type="string" calcext:value-type="string">
            <text:p><text:s/>[0.8613504767417908, 0.12599001824855804, 0.9411559700965881, 0.9997212290763855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-1 /user/ktrueman/default_domain/international_organization/member_states &lt;END&gt;</text:p>
          </table:table-cell>
          <table:table-cell office:value-type="string" calcext:value-type="string">
            <text:p><text:s/>0.08984428474446793 </text:p>
          </table:table-cell>
          <table:table-cell office:value-type="string" calcext:value-type="string">
            <text:p><text:s/>[0.1039431169629097, 0.8738315105438232, 0.9916679263114929, 0.9974875450134277, 0.999984502792358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location/partially_contains_input &lt;SEP&gt; &lt;START&gt; /film/film/release_date_s./film/film_regional_release_date/film_release_region-1 /film/film/language /location/country/official_language-1 /location/location/contains-1 &lt;END&gt;</text:p>
          </table:table-cell>
          <table:table-cell office:value-type="string" calcext:value-type="string">
            <text:p><text:s/>0.0821033797304151 </text:p>
          </table:table-cell>
          <table:table-cell office:value-type="string" calcext:value-type="string">
            <text:p><text:s/>[0.9622791409492493, 0.08930649608373642, 0.9800556302070618, 0.9748256802558899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anguage/human_language/countries_spoken_in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country/official_language-1 &lt;END&gt;</text:p>
          </table:table-cell>
          <table:table-cell office:value-type="string" calcext:value-type="string">
            <text:p><text:s/>0.07964877160497402 </text:p>
          </table:table-cell>
          <table:table-cell office:value-type="string" calcext:value-type="string">
            <text:p><text:s/>[0.7418167591094971, 0.11350713670253754, 0.954702615737915, 0.9908131957054138, 0.999998569488525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user/ktrueman/default_domain/international_organization/member_states &lt;END&gt;</text:p>
          </table:table-cell>
          <table:table-cell office:value-type="string" calcext:value-type="string">
            <text:p><text:s/>0.07436364509538747 </text:p>
          </table:table-cell>
          <table:table-cell office:value-type="string" calcext:value-type="string">
            <text:p><text:s/>[0.5573458671569824, 0.1498781442642212, 0.8925104141235352, 0.9974380731582642, 0.999996185302734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service_language_input &lt;SEP&gt; &lt;START&gt; /film/film/language /film/film/release_date_s./film/film_regional_release_date/film_release_region-1 /location/statistical_region/gdp_nominal_per_capita./measurement_unit/dated_money_value/currency-1 /business/business_operation/assets./measurement_unit/dated_money_value/currency-1 &lt;END&gt;</text:p>
          </table:table-cell>
          <table:table-cell office:value-type="string" calcext:value-type="string">
            <text:p><text:s/>0.07186051218086825 </text:p>
          </table:table-cell>
          <table:table-cell office:value-type="string" calcext:value-type="string">
            <text:p><text:s/>[0.995413601398468, 0.07598233222961426, 0.9531493186950684, 0.9968135952949524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instrument/family-1_input &lt;SEP&gt; &lt;START&gt; /music/performance_role/regular_performances./music/group_membership/role-1 /music/performance_role/track_performances./music/track_contribution/role /music/performance_role/track_performances./music/track_contribution/role /music/performance_role/track_performances./music/track_contribution/role &lt;END&gt;</text:p>
          </table:table-cell>
          <table:table-cell office:value-type="string" calcext:value-type="string">
            <text:p><text:s/>0.06686467071311644 </text:p>
          </table:table-cell>
          <table:table-cell office:value-type="string" calcext:value-type="string">
            <text:p><text:s/>[0.3505745232105255, 0.8354829549789429, 0.7158821225166321, 0.31888872385025024, 0.999995589256286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rofession/specialization_of-1_input &lt;SEP&gt; &lt;START&gt; /education/educational_institution/students_graduates./education/education/major_field_of_study-1 /education/educational_institution/students_graduates./education/education/major_field_of_study-1 /education/educational_degree/people_with_this_degree./education/education/institution-1 /business/job_title/people_with_this_title./business/employment_tenure/company &lt;END&gt;</text:p>
          </table:table-cell>
          <table:table-cell office:value-type="string" calcext:value-type="string">
            <text:p><text:s/>0.06400734053500255 </text:p>
          </table:table-cell>
          <table:table-cell office:value-type="string" calcext:value-type="string">
            <text:p><text:s/>[0.8613504767417908, 0.09900572896003723, 0.7620697617530823, 0.984907865524292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cause_of_death/people_input &lt;SEP&gt; &lt;START&gt; /people/cause_of_death/people-1 /people/person/spouse_s./people/marriage/type_of_union-1 /people/person/spouse_s./people/marriage/type_of_union-1 /influence/influence_node/influenced_by-1 &lt;END&gt;</text:p>
          </table:table-cell>
          <table:table-cell office:value-type="string" calcext:value-type="string">
            <text:p><text:s/>0.06273848719695621 </text:p>
          </table:table-cell>
          <table:table-cell office:value-type="string" calcext:value-type="string">
            <text:p><text:s/>[0.9998267292976379, 0.5437052845954895, 0.9309067130088806, 0.12397679686546326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contribution./music/recording_contribution/performance_role_input &lt;SEP&gt; &lt;START&gt; /music/performance_role/track_performances./music/track_contribution/role-1 /music/performance_role/track_performances./music/track_contribution/role-1 /music/performance_role/track_performances./music/track_contribution/role-1 /music/performance_role/regular_performances./music/group_membership/role &lt;END&gt;</text:p>
          </table:table-cell>
          <table:table-cell office:value-type="string" calcext:value-type="string">
            <text:p><text:s/>0.06110581825153626 </text:p>
          </table:table-cell>
          <table:table-cell office:value-type="string" calcext:value-type="string">
            <text:p><text:s/>[0.6962186694145203, 0.5533914566040039, 0.343891978263855, 0.4611942172050476, 0.999996662139892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rofession/specialization_of-1_input &lt;SEP&gt; &lt;START&gt; /education/educational_institution/students_graduates./education/education/major_field_of_study /education/educational_degree/people_with_this_degree./education/education/institution /education/educational_degree/people_with_this_degree./education/education/institution-1 /business/job_title/people_with_this_title./business/employment_tenure/company &lt;END&gt;</text:p>
          </table:table-cell>
          <table:table-cell office:value-type="string" calcext:value-type="string">
            <text:p><text:s/>0.06024461523146222 </text:p>
          </table:table-cell>
          <table:table-cell office:value-type="string" calcext:value-type="string">
            <text:p><text:s/>[0.11574671417474747, 0.6148658990859985, 0.8467645049095154, 0.99969482421875, 0.999997854232788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country/second_level_divisions-1_input &lt;SEP&gt; &lt;START&gt; /olympics/olympic_sport/athletes./olympics/olympic_athlete_affiliation/country-1 /location/location/adjoin_s./location/adjoining_relationship/adjoins-1 /base/aareas/schema/administrative_area/capital-1 &lt;END&gt;</text:p>
          </table:table-cell>
          <table:table-cell office:value-type="string" calcext:value-type="string">
            <text:p><text:s/>0.05760710695746238 </text:p>
          </table:table-cell>
          <table:table-cell office:value-type="string" calcext:value-type="string">
            <text:p><text:s/>[0.571020781993866, 0.24955803155899048, 0.7345575094223022, 0.550334572792053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historical_roster_position/position_s-1_input &lt;SEP&gt; &lt;START&gt; /sports/sports_position/players./sports/sports_team_roster/team /american_football/football_team/current_roster./sports/sports_team_roster/position /sports/sports_team/roster./american_football/football_historical_roster_position/position_s-1 &lt;END&gt;</text:p>
          </table:table-cell>
          <table:table-cell office:value-type="string" calcext:value-type="string">
            <text:p><text:s/>0.05506724479696416 </text:p>
          </table:table-cell>
          <table:table-cell office:value-type="string" calcext:value-type="string">
            <text:p><text:s/>[0.6069210767745972, 0.7270063161849976, 0.12481152266263962, 0.999926924705505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award/award_winning_work/awards_won./award/award_honor/honored_for-1_input &lt;SEP&gt; &lt;START&gt; /film/film/genre /film/film/genre /film/film/language /people/person/languages-1 &lt;END&gt;</text:p>
          </table:table-cell>
          <table:table-cell office:value-type="string" calcext:value-type="string">
            <text:p><text:s/>0.0536953342220466 </text:p>
          </table:table-cell>
          <table:table-cell office:value-type="string" calcext:value-type="string">
            <text:p><text:s/>[0.5138190388679504, 0.9445003271102905, 0.9331113696098328, 0.11857466399669647, 0.999997377395629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contribution./music/recording_contribution/performance_role_input &lt;SEP&gt; &lt;START&gt; /music/performance_role/track_performances./music/track_contribution/role-1 /music/performance_role/regular_performances./music/group_membership/role /music/performance_role/regular_performances./music/group_membership/role-1 /music/performance_role/regular_performances./music/group_membership/role &lt;END&gt;</text:p>
          </table:table-cell>
          <table:table-cell office:value-type="string" calcext:value-type="string">
            <text:p><text:s/>0.04978393171440806 </text:p>
          </table:table-cell>
          <table:table-cell office:value-type="string" calcext:value-type="string">
            <text:p><text:s/>[0.6962186694145203, 0.27725905179977417, 0.3628428280353546, 0.7107880711555481, 0.999997973442077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places_exported_to./location/imports_and_exports/exported_to-1_input &lt;SEP&gt; &lt;START&gt; /location/location/adjoin_s./location/adjoining_relationship/adjoins /location/statistical_region/gdp_nominal_per_capita./measurement_unit/dated_money_value/currency-1 /location/statistical_region/gdp_nominal_per_capita./measurement_unit/dated_money_value/currency-1 /location/statistical_region/gdp_nominal_per_capita./measurement_unit/dated_money_value/currency-1 &lt;END&gt;</text:p>
          </table:table-cell>
          <table:table-cell office:value-type="string" calcext:value-type="string">
            <text:p><text:s/>0.049651751332302825 </text:p>
          </table:table-cell>
          <table:table-cell office:value-type="string" calcext:value-type="string">
            <text:p><text:s/>[0.9730639457702637, 0.05131968483328819, 0.9980137348175049, 0.9962621331214905, 0.999997854232788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-1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user/ktrueman/default_domain/international_organization/member_states-1 &lt;END&gt;</text:p>
          </table:table-cell>
          <table:table-cell office:value-type="string" calcext:value-type="string">
            <text:p><text:s/>0.04886529779279811 </text:p>
          </table:table-cell>
          <table:table-cell office:value-type="string" calcext:value-type="string">
            <text:p><text:s/>[0.49857985973358154, 0.11993857473134995, 0.8178847432136536, 0.9991156458854675, 0.999997854232788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contribution./music/recording_contribution/performance_role_input &lt;SEP&gt; &lt;START&gt; /music/performance_role/track_performances./music/track_contribution/role-1 /music/performance_role/regular_performances./music/group_membership/role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4207901910554339 </text:p>
          </table:table-cell>
          <table:table-cell office:value-type="string" calcext:value-type="string">
            <text:p><text:s/>[0.6962186694145203, 0.27725905179977417, 0.36654719710350037, 0.5947103500366211, 0.99999725818634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group_member/membership./music/group_membership/group-1_input &lt;SEP&gt; &lt;START&gt; /music/genre/artists /music/genre/artists /people/person/gender /people/person/gender-1 &lt;END&gt;</text:p>
          </table:table-cell>
          <table:table-cell office:value-type="string" calcext:value-type="string">
            <text:p><text:s/>0.03983413933564878 </text:p>
          </table:table-cell>
          <table:table-cell office:value-type="string" calcext:value-type="string">
            <text:p><text:s/>[0.4952393174171448, 0.9712465405464172, 0.09036419540643692, 0.9164701700210571, 0.999991059303283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instrument/family-1_input &lt;SEP&gt; &lt;START&gt; /music/performance_role/regular_performances./music/group_membership/role-1 /music/performance_role/track_performances./music/track_contribution/role /music/performance_role/regular_performances./music/group_membership/role-1 /music/performance_role/track_performances./music/track_contribution/role &lt;END&gt;</text:p>
          </table:table-cell>
          <table:table-cell office:value-type="string" calcext:value-type="string">
            <text:p><text:s/>0.03830731429630389 </text:p>
          </table:table-cell>
          <table:table-cell office:value-type="string" calcext:value-type="string">
            <text:p><text:s/>[0.3505745232105255, 0.8354829549789429, 0.1916147768497467, 0.682551920413971, 0.999997854232788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award/award_winning_work/awards_won./award/award_honor/honored_for-1_input &lt;SEP&gt; &lt;START&gt; /film/film/genre /film/film/genre /film/film/language /film/actor/dubbing_performances./film/dubbing_performance/language-1 &lt;END&gt;</text:p>
          </table:table-cell>
          <table:table-cell office:value-type="string" calcext:value-type="string">
            <text:p><text:s/>0.03741884549041275 </text:p>
          </table:table-cell>
          <table:table-cell office:value-type="string" calcext:value-type="string">
            <text:p><text:s/>[0.5138190388679504, 0.9445003271102905, 0.9331113696098328, 0.082638680934906, 0.999910712242126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film_production_design_by_input &lt;SEP&gt; &lt;START&gt; /award/award_category/nominees./award/award_nomination/nominated_for-1 /award/award_category/winners./award/award_honor/award_winner-1 /people/person/gender /people/person/gender &lt;END&gt;</text:p>
          </table:table-cell>
          <table:table-cell office:value-type="string" calcext:value-type="string">
            <text:p><text:s/>0.03499015100672212 </text:p>
          </table:table-cell>
          <table:table-cell office:value-type="string" calcext:value-type="string">
            <text:p><text:s/>[0.30312034487724304, 0.9662774205207825, 0.9439613819122314, 0.12655411660671234, 0.999996304512023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instrument/family-1_input &lt;SEP&gt; &lt;START&gt; /music/performance_role/guest_performances./music/recording_contribution/performance_role-1 /music/performance_role/track_performances./music/track_contribution/role-1 /music/performance_role/regular_performances./music/group_membership/role-1 /music/performance_role/track_performances./music/track_contribution/role &lt;END&gt;</text:p>
          </table:table-cell>
          <table:table-cell office:value-type="string" calcext:value-type="string">
            <text:p><text:s/>0.03325654391764629 </text:p>
          </table:table-cell>
          <table:table-cell office:value-type="string" calcext:value-type="string">
            <text:p><text:s/>[0.31975746154785156, 0.956864595413208, 0.19063133001327515, 0.5701810121536255, 0.99999749660491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cause_of_death/people_input &lt;SEP&gt; &lt;START&gt; /people/cause_of_death/people-1 /people/person/gender /medicine/disease/risk_factors /people/cause_of_death/people-1 &lt;END&gt;</text:p>
          </table:table-cell>
          <table:table-cell office:value-type="string" calcext:value-type="string">
            <text:p><text:s/>0.03237258613487308 </text:p>
          </table:table-cell>
          <table:table-cell office:value-type="string" calcext:value-type="string">
            <text:p><text:s/>[0.9998267292976379, 0.03504783287644386, 0.9238684177398682, 0.99996018409729, 0.999996900558471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story_by_input &lt;SEP&gt; &lt;START&gt; /education/educational_institution/students_graduates./education/education/student-1 /education/educational_institution/students_graduates./education/education/student-1 /award/award_nominee/award_nominations./award/award_nomination/award /award/award_category/nominees./award/award_nomination/nominated_for-1 &lt;END&gt;</text:p>
          </table:table-cell>
          <table:table-cell office:value-type="string" calcext:value-type="string">
            <text:p><text:s/>0.03225644087063581 </text:p>
          </table:table-cell>
          <table:table-cell office:value-type="string" calcext:value-type="string">
            <text:p><text:s/>[0.44788622856140137, 0.9952967762947083, 0.9865512847900391, 0.07334639132022858, 0.999994754791259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country/second_level_divisions-1_input &lt;SEP&gt; &lt;START&gt; /olympics/olympic_sport/athletes./olympics/olympic_athlete_affiliation/country-1 /location/location/adjoin_s./location/adjoining_relationship/adjoins-1 /base/aareas/schema/administrative_area/capital-1 /olympics/olympic_sport/athletes./olympics/olympic_athlete_affiliation/country-1 &lt;END&gt;</text:p>
          </table:table-cell>
          <table:table-cell office:value-type="string" calcext:value-type="string">
            <text:p><text:s/>0.031343718683493206 </text:p>
          </table:table-cell>
          <table:table-cell office:value-type="string" calcext:value-type="string">
            <text:p><text:s/>[0.571020781993866, 0.24955803155899048, 0.7345575094223022, 0.299434632062912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film_production_design_by_input &lt;SEP&gt; &lt;START&gt; /film/actor/film./film/performance/film /award/award_nominee/award_nominations./award/award_nomination/award_nominee-1 /people/person/gender-1 /people/person/gender-1 &lt;END&gt;</text:p>
          </table:table-cell>
          <table:table-cell office:value-type="string" calcext:value-type="string">
            <text:p><text:s/>0.030282245378864828 </text:p>
          </table:table-cell>
          <table:table-cell office:value-type="string" calcext:value-type="string">
            <text:p><text:s/>[0.42584654688835144, 0.9668323993682861, 0.9142744541168213, 0.08044664561748505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edicine/disease/risk_factors-1_input &lt;SEP&gt; &lt;START&gt; /people/person/gender-1 /people/person/spouse_s./people/marriage/type_of_union-1 /people/person/spouse_s./people/marriage/type_of_union-1 /influence/influence_node/influenced_by-1 &lt;END&gt;</text:p>
          </table:table-cell>
          <table:table-cell office:value-type="string" calcext:value-type="string">
            <text:p><text:s/>0.02999835789467316 </text:p>
          </table:table-cell>
          <table:table-cell office:value-type="string" calcext:value-type="string">
            <text:p><text:s/>[0.992332935333252, 0.06792064011096954, 0.7968834042549133, 0.5585272312164307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group_member/membership./music/group_membership/group-1_input &lt;SEP&gt; &lt;START&gt; /music/genre/artists /music/genre/artists /music/genre/parent_genre /music/genre/artists-1 &lt;END&gt;</text:p>
          </table:table-cell>
          <table:table-cell office:value-type="string" calcext:value-type="string">
            <text:p><text:s/>0.02945409623224461 </text:p>
          </table:table-cell>
          <table:table-cell office:value-type="string" calcext:value-type="string">
            <text:p><text:s/>[0.4952393174171448, 0.9712465405464172, 0.061663586646318436, 0.9930568933486938, 0.999995827674865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country/second_level_divisions-1_input &lt;SEP&gt; &lt;START&gt; /olympics/olympic_sport/athletes./olympics/olympic_athlete_affiliation/country-1 /location/location/adjoin_s./location/adjoining_relationship/adjoins-1 /location/statistical_region/gdp_nominal_per_capita./measurement_unit/dated_money_value/currency-1 /location/statistical_region/gdp_nominal./measurement_unit/dated_money_value/currency-1 &lt;END&gt;</text:p>
          </table:table-cell>
          <table:table-cell office:value-type="string" calcext:value-type="string">
            <text:p><text:s/>0.029287432568992203 </text:p>
          </table:table-cell>
          <table:table-cell office:value-type="string" calcext:value-type="string">
            <text:p><text:s/>[0.571020781993866, 0.24955803155899048, 0.2469974309206009, 0.832082986831665, 0.999997138977050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location/partially_contains_input &lt;SEP&gt; &lt;START&gt; /film/film/release_date_s./film/film_regional_release_date/film_release_region-1 /film/film/release_date_s./film/film_regional_release_date/film_release_region-1 /film/film/release_date_s./film/film_regional_release_date/film_release_region-1 /film/film/runtime./film/film_cut/film_release_region-1 &lt;END&gt;</text:p>
          </table:table-cell>
          <table:table-cell office:value-type="string" calcext:value-type="string">
            <text:p><text:s/>0.028947200086657836 </text:p>
          </table:table-cell>
          <table:table-cell office:value-type="string" calcext:value-type="string">
            <text:p><text:s/>[0.9622791409492493, 0.07133911550045013, 0.42586570978164673, 0.9901683330535889, 0.999990940093994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_set_designer/film_sets_designed-1_input &lt;SEP&gt; &lt;START&gt; /film/film/language-1 /people/person/languages /people/person/places_lived./people/place_lived/location /people/deceased_person/place_of_death &lt;END&gt;</text:p>
          </table:table-cell>
          <table:table-cell office:value-type="string" calcext:value-type="string">
            <text:p><text:s/>0.02754237450043543 </text:p>
          </table:table-cell>
          <table:table-cell office:value-type="string" calcext:value-type="string">
            <text:p><text:s/>[0.46437281370162964, 0.11230117082595825, 0.5393279790878296, 0.9792603850364685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contribution./music/recording_contribution/performance_role_input &lt;SEP&gt; &lt;START&gt; /music/performance_role/track_performances./music/track_contribution/role-1 /music/performance_role/track_performances./music/track_contribution/role-1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2538428368138585 </text:p>
          </table:table-cell>
          <table:table-cell office:value-type="string" calcext:value-type="string">
            <text:p><text:s/>[0.6962186694145203, 0.5533914566040039, 0.343891978263855, 0.19158720970153809, 0.999995946884155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program/program_creator_input &lt;SEP&gt; &lt;START&gt; /award/award_nominee/award_nominations./award/award_nomination/award_nominee /tv/tv_writer/tv_programs./tv/tv_program_writer_relationship/tv_program &lt;END&gt;</text:p>
          </table:table-cell>
          <table:table-cell office:value-type="string" calcext:value-type="string">
            <text:p><text:s/>0.02430797041407812 </text:p>
          </table:table-cell>
          <table:table-cell office:value-type="string" calcext:value-type="string">
            <text:p><text:s/>[0.04255609214305878, 0.6008740067481995, 0.950612545013427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historical_roster_position/position_s-1_input &lt;SEP&gt; &lt;START&gt; /sports/sports_position/players./sports/sports_team_roster/team-1 /sports/sports_position/players./sports/sports_team_roster/team /american_football/football_team/current_roster./sports/sports_team_roster/position &lt;END&gt;</text:p>
          </table:table-cell>
          <table:table-cell office:value-type="string" calcext:value-type="string">
            <text:p><text:s/>0.02407658258529378 </text:p>
          </table:table-cell>
          <table:table-cell office:value-type="string" calcext:value-type="string">
            <text:p><text:s/>[0.061091139912605286, 0.48668816685676575, 0.8097883462905884, 0.99998688697814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award/award_winning_work/awards_won./award/award_honor/honored_for-1_input &lt;SEP&gt; &lt;START&gt; /film/film/genre /film/film/genre /film/film/language-1 /film/film/language &lt;END&gt;</text:p>
          </table:table-cell>
          <table:table-cell office:value-type="string" calcext:value-type="string">
            <text:p><text:s/>0.023806139378228917 </text:p>
          </table:table-cell>
          <table:table-cell office:value-type="string" calcext:value-type="string">
            <text:p><text:s/>[0.5138190388679504, 0.9445003271102905, 0.06406129151582718, 0.7657500505447388, 0.999986052513122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hud_county_place/county-1_input &lt;SEP&gt; &lt;START&gt; /location/location/adjoin_s./location/adjoining_relationship/adjoins-1 /location/location/contains-1 /location/location/contains-1 &lt;END&gt;</text:p>
          </table:table-cell>
          <table:table-cell office:value-type="string" calcext:value-type="string">
            <text:p><text:s/>0.021612481665694055 </text:p>
          </table:table-cell>
          <table:table-cell office:value-type="string" calcext:value-type="string">
            <text:p><text:s/>[0.655609667301178, 0.055109985172748566, 0.5992196798324585, 0.998258292675018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cause_of_death/people_input &lt;SEP&gt; &lt;START&gt; /people/cause_of_death/people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1923513580433883 </text:p>
          </table:table-cell>
          <table:table-cell office:value-type="string" calcext:value-type="string">
            <text:p><text:s/>[0.9998267292976379, 0.5437052845954895, 0.036266691982746124, 0.975661158561706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_set_designer/film_sets_designed-1_input &lt;SEP&gt; &lt;START&gt; /film/film/language-1 /people/person/languages /people/person/gender-1 /people/person/gender-1 &lt;END&gt;</text:p>
          </table:table-cell>
          <table:table-cell office:value-type="string" calcext:value-type="string">
            <text:p><text:s/>0.01785135930473233 </text:p>
          </table:table-cell>
          <table:table-cell office:value-type="string" calcext:value-type="string">
            <text:p><text:s/>[0.46437281370162964, 0.11230117082595825, 0.34333336353302, 0.9970224499702454, 0.999998331069946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_set_designer/film_sets_designed-1_input &lt;SEP&gt; &lt;START&gt; /film/film/language /people/person/languages /people/person/gender /people/person/gender-1 &lt;END&gt;</text:p>
          </table:table-cell>
          <table:table-cell office:value-type="string" calcext:value-type="string">
            <text:p><text:s/>0.016638822167645385 </text:p>
          </table:table-cell>
          <table:table-cell office:value-type="string" calcext:value-type="string">
            <text:p><text:s/>[0.4787098467350006, 0.9421132206916809, 0.04468953609466553, 0.8255574107170105, 0.999986171722412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costume_design_by_input &lt;SEP&gt; &lt;START&gt; /film/film/other_crew./film/film_crew_gig/film_crew_role-1 /people/person/profession-1 /film/film/other_crew./film/film_crew_gig/crewmember-1 /film/film/costume_design_by &lt;END&gt;</text:p>
          </table:table-cell>
          <table:table-cell office:value-type="string" calcext:value-type="string">
            <text:p><text:s/>0.016436653143038056 </text:p>
          </table:table-cell>
          <table:table-cell office:value-type="string" calcext:value-type="string">
            <text:p><text:s/>[0.4980037808418274, 0.04795917868614197, 0.6882283687591553, 0.9999493360519409, 0.999996423721313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-1_input &lt;SEP&gt; &lt;START&gt; /education/educational_degree/people_with_this_degree./education/education/institution /education/educational_institution/students_graduates./education/education/major_field_of_study-1 /education/educational_degree/people_with_this_degree./education/education/major_field_of_study-1 /education/educational_degree/people_with_this_degree./education/education/institution &lt;END&gt;</text:p>
          </table:table-cell>
          <table:table-cell office:value-type="string" calcext:value-type="string">
            <text:p><text:s/>0.016428549654024828 </text:p>
          </table:table-cell>
          <table:table-cell office:value-type="string" calcext:value-type="string">
            <text:p><text:s/>[0.21954403817653656, 0.10534004867076874, 0.8033095598220825, 0.8843064308166504, 0.999996185302734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edicine/disease/risk_factors-1_input &lt;SEP&gt; &lt;START&gt; /people/person/gender-1 /award/award_nominee/award_nominations./award/award_nomination/award_nominee /people/person/gender-1 /people/person/gender-1 &lt;END&gt;</text:p>
          </table:table-cell>
          <table:table-cell office:value-type="string" calcext:value-type="string">
            <text:p><text:s/>0.016363765562081755 </text:p>
          </table:table-cell>
          <table:table-cell office:value-type="string" calcext:value-type="string">
            <text:p><text:s/>[0.992332935333252, 0.031544238328933716, 0.7853111624717712, 0.665679395198822, 0.99999749660491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location/partially_contains_input &lt;SEP&gt; &lt;START&gt; /film/film/release_date_s./film/film_regional_release_date/film_release_region-1 /film/film/release_date_s./film/film_regional_release_date/film_release_region-1 /film/film/release_date_s./film/film_regional_release_date/film_release_region /film/film/release_date_s./film/film_regional_release_date/film_release_region-1 &lt;END&gt;</text:p>
          </table:table-cell>
          <table:table-cell office:value-type="string" calcext:value-type="string">
            <text:p><text:s/>0.016350647237655537 </text:p>
          </table:table-cell>
          <table:table-cell office:value-type="string" calcext:value-type="string">
            <text:p><text:s/>[0.9622791409492493, 0.07133911550045013, 0.30680394172668457, 0.7763320207595825, 0.999994754791259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anguage/human_language/countries_spoken_in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-1 /location/country/official_language-1 &lt;END&gt;</text:p>
          </table:table-cell>
          <table:table-cell office:value-type="string" calcext:value-type="string">
            <text:p><text:s/>0.01604723315752249 </text:p>
          </table:table-cell>
          <table:table-cell office:value-type="string" calcext:value-type="string">
            <text:p><text:s/>[0.05064620450139046, 0.7869786620140076, 0.4039432108402252, 0.9967145919799805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erson/spouse_s./people/marriage/location_of_ceremony_input &lt;SEP&gt; &lt;START&gt; /music/artist/origin /award/award_nominee/award_nominations./award/award_nomination/award_nominee-1 /people/person/gender /people/person/gender &lt;END&gt;</text:p>
          </table:table-cell>
          <table:table-cell office:value-type="string" calcext:value-type="string">
            <text:p><text:s/>0.01553957733588105 </text:p>
          </table:table-cell>
          <table:table-cell office:value-type="string" calcext:value-type="string">
            <text:p><text:s/>[0.26228296756744385, 0.11544425040483475, 0.5252209305763245, 0.9771378040313721, 0.99999761581420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program/program_creator_input &lt;SEP&gt; &lt;START&gt; /people/person/spouse_s./people/marriage/type_of_union-1 /people/person/spouse_s./people/marriage/type_of_union-1 /people/marriage_union_type/unions_of_this_type./people/marriage/location_of_ceremony-1 &lt;END&gt;</text:p>
          </table:table-cell>
          <table:table-cell office:value-type="string" calcext:value-type="string">
            <text:p><text:s/>0.014999041842008058 </text:p>
          </table:table-cell>
          <table:table-cell office:value-type="string" calcext:value-type="string">
            <text:p><text:s/>[0.06731477379798889, 0.6161202788352966, 0.4542200565338135, 0.796198427677154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basketball/basketball_roster_position/position-1_input &lt;SEP&gt; &lt;START&gt; /sports/sports_position/players./sports/sports_team_roster/team /sports/sports_position/players./sports/sports_team_roster/team /sports/sports_position/players./sports/sports_team_roster/team &lt;END&gt;</text:p>
          </table:table-cell>
          <table:table-cell office:value-type="string" calcext:value-type="string">
            <text:p><text:s/>0.014631826107255578 </text:p>
          </table:table-cell>
          <table:table-cell office:value-type="string" calcext:value-type="string">
            <text:p><text:s/>[0.19022880494594574, 0.17868368327617645, 0.5047213435173035, 0.852875590324401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basketball/basketball_roster_position/position-1_input &lt;SEP&gt; &lt;START&gt; /sports/sports_position/players./sports/sports_team_roster/team /sports/sports_position/players./sports/sports_team_roster/team /sports/sports_position/players./sports/sports_team_roster/team-1 &lt;END&gt;</text:p>
          </table:table-cell>
          <table:table-cell office:value-type="string" calcext:value-type="string">
            <text:p><text:s/>0.014446982147066604 </text:p>
          </table:table-cell>
          <table:table-cell office:value-type="string" calcext:value-type="string">
            <text:p><text:s/>[0.19022880494594574, 0.17868368327617645, 0.4252069294452667, 0.999575555324554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group_member/membership./music/group_membership/group-1_input &lt;SEP&gt; &lt;START&gt; /music/genre/artists-1 /music/genre/artists /music/genre/artists /award/award_nominee/award_nominations./award/award_nomination/award-1 &lt;END&gt;</text:p>
          </table:table-cell>
          <table:table-cell office:value-type="string" calcext:value-type="string">
            <text:p><text:s/>0.013936246668690304 </text:p>
          </table:table-cell>
          <table:table-cell office:value-type="string" calcext:value-type="string">
            <text:p><text:s/>[0.4709131717681885, 0.9960720539093018, 0.03397982567548752, 0.8743665814399719, 0.9999989271163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anguage/human_language/countries_spoken_in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 /military/military_combatant/military_conflicts./military/military_combatant_group/combatants-1 &lt;END&gt;</text:p>
          </table:table-cell>
          <table:table-cell office:value-type="string" calcext:value-type="string">
            <text:p><text:s/>0.013637075829892873 </text:p>
          </table:table-cell>
          <table:table-cell office:value-type="string" calcext:value-type="string">
            <text:p><text:s/>[0.7418167591094971, 0.8792119026184082, 0.039678193628787994, 0.5269635319709778, 0.999996781349182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hud_county_place/county-1_input &lt;SEP&gt; &lt;START&gt; /location/location/adjoin_s./location/adjoining_relationship/adjoins-1 /location/location/adjoin_s./location/adjoining_relationship/adjoins-1 /location/location/adjoin_s./location/adjoining_relationship/adjoins-1 /location/location/contains-1 &lt;END&gt;</text:p>
          </table:table-cell>
          <table:table-cell office:value-type="string" calcext:value-type="string">
            <text:p><text:s/>0.012816803429881007 </text:p>
          </table:table-cell>
          <table:table-cell office:value-type="string" calcext:value-type="string">
            <text:p><text:s/>[0.655609667301178, 0.9428449869155884, 0.02145635522902012, 0.9663597941398621, 0.999998331069946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user/ktrueman/default_domain/international_organization/member_states-1 &lt;END&gt;</text:p>
          </table:table-cell>
          <table:table-cell office:value-type="string" calcext:value-type="string">
            <text:p><text:s/>0.012751937052921786 </text:p>
          </table:table-cell>
          <table:table-cell office:value-type="string" calcext:value-type="string">
            <text:p><text:s/>[0.022214243188500404, 0.6758881211280823, 0.8500189781188965, 0.9991760849952698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_location/teams-1_input &lt;SEP&gt; &lt;START&gt; /film/film/release_date_s./film/film_regional_release_date/film_release_region-1 /film/film/release_date_s./film/film_regional_release_date/film_release_region /sports/sports_team_location/teams &lt;END&gt;</text:p>
          </table:table-cell>
          <table:table-cell office:value-type="string" calcext:value-type="string">
            <text:p><text:s/>0.012119295004519632 </text:p>
          </table:table-cell>
          <table:table-cell office:value-type="string" calcext:value-type="string">
            <text:p><text:s/>[0.28118446469306946, 0.23341532051563263, 0.185512512922287, 0.995367527008056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story_by_input &lt;SEP&gt; &lt;START&gt; /film/film/genre-1 /film/film/genre /award/award_category/nominees./award/award_nomination/nominated_for /award/award_category/winners./award/award_honor/award_winner &lt;END&gt;</text:p>
          </table:table-cell>
          <table:table-cell office:value-type="string" calcext:value-type="string">
            <text:p><text:s/>0.011584140384102432 </text:p>
          </table:table-cell>
          <table:table-cell office:value-type="string" calcext:value-type="string">
            <text:p><text:s/>[0.02471250854432583, 0.759311854839325, 0.6518372297286987, 0.9470877647399902, 0.999994039535522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rofession/specialization_of-1_input &lt;SEP&gt; &lt;START&gt; /education/educational_institution/students_graduates./education/education/major_field_of_study-1 /education/educational_institution/students_graduates./education/education/major_field_of_study-1 /education/educational_degree/people_with_this_degree./education/education/institution /education/educational_degree/people_with_this_degree./education/education/institution-1 &lt;END&gt;</text:p>
          </table:table-cell>
          <table:table-cell office:value-type="string" calcext:value-type="string">
            <text:p><text:s/>0.011043614588408785 </text:p>
          </table:table-cell>
          <table:table-cell office:value-type="string" calcext:value-type="string">
            <text:p><text:s/>[0.8613504767417908, 0.09900572896003723, 0.1578025370836258, 0.8206492066383362, 0.999998807907104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film_production_design_by_input &lt;SEP&gt; &lt;START&gt; /film/actor/film./film/performance/film /award/award_nominee/award_nominations./award/award_nomination/award_nominee-1 /people/person/gender /people/person/gender &lt;END&gt;</text:p>
          </table:table-cell>
          <table:table-cell office:value-type="string" calcext:value-type="string">
            <text:p><text:s/>0.011006250776088227 </text:p>
          </table:table-cell>
          <table:table-cell office:value-type="string" calcext:value-type="string">
            <text:p><text:s/>[0.42584654688835144, 0.9668323993682861, 0.04035287722945213, 0.6624631285667419, 0.999997377395629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costume_design_by_input &lt;SEP&gt; &lt;START&gt; /film/film/release_date_s./film/film_regional_release_date/film_release_region /film/film/release_date_s./film/film_regional_release_date/film_release_region /location/statistical_region/gni_per_capita_in_ppp_dollars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09939252670717953 </text:p>
          </table:table-cell>
          <table:table-cell office:value-type="string" calcext:value-type="string">
            <text:p><text:s/>[0.049879301339387894, 0.7900434136390686, 0.4860050082206726, 0.5189708471298218, 0.999997019767761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hud_county_place/county-1_input &lt;SEP&gt; &lt;START&gt; /location/location/adjoin_s./location/adjoining_relationship/adjoins-1 /location/location/contains-1 /location/hud_county_place/county &lt;END&gt;</text:p>
          </table:table-cell>
          <table:table-cell office:value-type="string" calcext:value-type="string">
            <text:p><text:s/>0.00971291410782313 </text:p>
          </table:table-cell>
          <table:table-cell office:value-type="string" calcext:value-type="string">
            <text:p><text:s/>[0.655609667301178, 0.055109985172748566, 0.26883721351623535, 0.999964356422424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user/ktrueman/default_domain/international_organization/member_states &lt;END&gt;</text:p>
          </table:table-cell>
          <table:table-cell office:value-type="string" calcext:value-type="string">
            <text:p><text:s/>0.009440677359133877 </text:p>
          </table:table-cell>
          <table:table-cell office:value-type="string" calcext:value-type="string">
            <text:p><text:s/>[0.1039431169629097, 0.11247801035642624, 0.8093487024307251, 0.997715950012207, 0.999993562698364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_location/teams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sports/sports_team_location/teams &lt;END&gt;</text:p>
          </table:table-cell>
          <table:table-cell office:value-type="string" calcext:value-type="string">
            <text:p><text:s/>0.009090797248170116 </text:p>
          </table:table-cell>
          <table:table-cell office:value-type="string" calcext:value-type="string">
            <text:p><text:s/>[0.28118446469306946, 0.23341532051563263, 0.1928594559431076, 0.7181923389434814, 0.999999046325683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costume_design_by_input &lt;SEP&gt; &lt;START&gt; /film/film/release_date_s./film/film_regional_release_date/film_release_region /film/film/release_date_s./film/film_regional_release_date/film_release_region /location/statistical_region/gni_per_capita_in_ppp_dollars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08744795193300913 </text:p>
          </table:table-cell>
          <table:table-cell office:value-type="string" calcext:value-type="string">
            <text:p><text:s/>[0.049879301339387894, 0.7900434136390686, 0.4860050082206726, 0.45660290122032166, 0.99999749660491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origin_input &lt;SEP&gt; &lt;START&gt; /people/marriage_union_type/unions_of_this_type./people/marriage/location_of_ceremony-1 /people/person/spouse_s./people/marriage/type_of_union /music/record_label/artist-1 /music/record_label/artist-1 &lt;END&gt;</text:p>
          </table:table-cell>
          <table:table-cell office:value-type="string" calcext:value-type="string">
            <text:p><text:s/>0.008643631863119651 </text:p>
          </table:table-cell>
          <table:table-cell office:value-type="string" calcext:value-type="string">
            <text:p><text:s/>[0.4213404655456543, 0.020931340754032135, 0.9832125306129456, 0.996832549571991, 0.99999177455902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program/program_creator_input &lt;SEP&gt; &lt;START&gt; /people/person/spouse_s./people/marriage/type_of_union /people/person/spouse_s./people/marriage/type_of_union /people/person/spouse_s./people/marriage/type_of_union /award/award_nominee/award_nominations./award/award_nomination/nominated_for &lt;END&gt;</text:p>
          </table:table-cell>
          <table:table-cell office:value-type="string" calcext:value-type="string">
            <text:p><text:s/>0.008587444410338398 </text:p>
          </table:table-cell>
          <table:table-cell office:value-type="string" calcext:value-type="string">
            <text:p><text:s/>[0.2050613909959793, 0.14289267361164093, 0.752379834651947, 0.38952386379241943, 0.999997377395629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erson/spouse_s./people/marriage/location_of_ceremony_input &lt;SEP&gt; &lt;START&gt; /film/film/release_date_s./film/film_regional_release_date/film_release_region-1 /film/film/release_date_s./film/film_regional_release_date/film_release_region-1 /location/statistical_region/gdp_nominal./measurement_unit/dated_money_value/currency /base/schemastaging/person_extra/net_worth./measurement_unit/dated_money_value/currency-1 &lt;END&gt;</text:p>
          </table:table-cell>
          <table:table-cell office:value-type="string" calcext:value-type="string">
            <text:p><text:s/>0.008502695925259277 </text:p>
          </table:table-cell>
          <table:table-cell office:value-type="string" calcext:value-type="string">
            <text:p><text:s/>[0.03359479829668999, 0.8266937136650085, 0.6359707713127136, 0.48139718174934387, 0.999998331069946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basketball/basketball_roster_position/position-1_input &lt;SEP&gt; &lt;START&gt; /sports/sports_position/players./sports/sports_team_roster/team /sports/sports_position/players./sports/sports_team_roster/team-1 /sports/sports_position/players./sports/sports_team_roster/team-1 &lt;END&gt;</text:p>
          </table:table-cell>
          <table:table-cell office:value-type="string" calcext:value-type="string">
            <text:p><text:s/>0.008341172338035623 </text:p>
          </table:table-cell>
          <table:table-cell office:value-type="string" calcext:value-type="string">
            <text:p><text:s/>[0.19022880494594574, 0.7405737638473511, 0.05929430574178696, 0.998549282550811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edicine/disease/risk_factors-1_input &lt;SEP&gt; &lt;START&gt; /people/person/gender-1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008338540902347482 </text:p>
          </table:table-cell>
          <table:table-cell office:value-type="string" calcext:value-type="string">
            <text:p><text:s/>[0.992332935333252, 0.06792064011096954, 0.7968834042549133, 0.15525160729885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gni_per_capita_in_ppp_dollars./measurement_unit/dated_money_value/currency_input &lt;SEP&gt; &lt;START&gt; /location/statistical_region/rent50_2./measurement_unit/dated_money_value/currency /location/statistical_region/gdp_nominal./measurement_unit/dated_money_value/currency-1 /base/aareas/schema/administrative_area/administrative_parent-1 /base/aareas/schema/administrative_area/administrative_parent &lt;END&gt;</text:p>
          </table:table-cell>
          <table:table-cell office:value-type="string" calcext:value-type="string">
            <text:p><text:s/>0.008292107619681317 </text:p>
          </table:table-cell>
          <table:table-cell office:value-type="string" calcext:value-type="string">
            <text:p><text:s/>[0.3374868631362915, 0.03677908703684807, 0.9782204031944275, 0.6829219460487366, 0.999998450279235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administrative_division/first_level_division_of-1_input &lt;SEP&gt; &lt;START&gt; /olympics/olympic_participating_country/athletes./olympics/olympic_athlete_affiliation/olympics-1 /olympics/olympic_games/sports /olympics/olympic_sport/athletes./olympics/olympic_athlete_affiliation/country-1 /olympics/olympic_participating_country/athletes./olympics/olympic_athlete_affiliation/olympics-1 &lt;END&gt;</text:p>
          </table:table-cell>
          <table:table-cell office:value-type="string" calcext:value-type="string">
            <text:p><text:s/>0.008178473180755834 </text:p>
          </table:table-cell>
          <table:table-cell office:value-type="string" calcext:value-type="string">
            <text:p><text:s/>[0.40974992513656616, 0.025517482310533524, 0.9497271180152893, 0.8236021399497986, 0.999998211860656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places_exported_to./location/imports_and_exports/exported_to-1_input &lt;SEP&gt; &lt;START&gt; /location/location/adjoin_s./location/adjoining_relationship/adjoins /film/film/release_date_s./film/film_regional_release_date/film_release_region /film/film/estimated_budget./measurement_unit/dated_money_value/currency /location/statistical_region/gdp_nominal_per_capita./measurement_unit/dated_money_value/currency-1 &lt;END&gt;</text:p>
          </table:table-cell>
          <table:table-cell office:value-type="string" calcext:value-type="string">
            <text:p><text:s/>0.0075765705088976275 </text:p>
          </table:table-cell>
          <table:table-cell office:value-type="string" calcext:value-type="string">
            <text:p><text:s/>[0.9730639457702637, 0.6316937208175659, 0.017770348116755486, 0.6936333775520325, 0.99999725818634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university/international_tuition./measurement_unit/dated_money_value/currency-1_input &lt;SEP&gt; &lt;START&gt; /location/location/contains-1 /location/location/contains-1 /location/capital_of_administrative_division/capital_of./location/administrative_division_capital_relationship/administrative_division-1 &lt;END&gt;</text:p>
          </table:table-cell>
          <table:table-cell office:value-type="string" calcext:value-type="string">
            <text:p><text:s/>0.006876358902972123 </text:p>
          </table:table-cell>
          <table:table-cell office:value-type="string" calcext:value-type="string">
            <text:p><text:s/>[0.6229355931282043, 0.01765797846019268, 0.7678768634796143, 0.814109504222869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-1_input &lt;SEP&gt; &lt;START&gt; /location/statistical_region/rent50_2./measurement_unit/dated_money_value/currency-1 /business/business_operation/assets./measurement_unit/dated_money_value/currency /base/schemastaging/organization_extra/phone_number./base/schemastaging/phone_sandbox/contact_category-1 &lt;END&gt;</text:p>
          </table:table-cell>
          <table:table-cell office:value-type="string" calcext:value-type="string">
            <text:p><text:s/>0.006799691354093291 </text:p>
          </table:table-cell>
          <table:table-cell office:value-type="string" calcext:value-type="string">
            <text:p><text:s/>[0.008522220887243748, 0.8496683835983276, 0.9390588402748108, 0.999986529350280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-1_input &lt;SEP&gt; &lt;START&gt; /business/business_operation/assets./measurement_unit/dated_money_value/currency /business/business_operation/revenue./measurement_unit/dated_money_value/currency /base/schemastaging/organization_extra/phone_number./base/schemastaging/phone_sandbox/contact_category-1 &lt;END&gt;</text:p>
          </table:table-cell>
          <table:table-cell office:value-type="string" calcext:value-type="string">
            <text:p><text:s/>0.006654554986456398 </text:p>
          </table:table-cell>
          <table:table-cell office:value-type="string" calcext:value-type="string">
            <text:p><text:s/>[0.4812780022621155, 0.016075564548373222, 0.8601171374320984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_location/teams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olympics/olympic_games/participating_countries &lt;END&gt;</text:p>
          </table:table-cell>
          <table:table-cell office:value-type="string" calcext:value-type="string">
            <text:p><text:s/>0.006164511506356219 </text:p>
          </table:table-cell>
          <table:table-cell office:value-type="string" calcext:value-type="string">
            <text:p><text:s/>[0.28118446469306946, 0.23341532051563263, 0.26542389392852783, 0.3538665175437927, 0.9999965429306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administrative_division/first_level_division_of-1_input &lt;SEP&gt; &lt;START&gt; /olympics/olympic_participating_country/athletes./olympics/olympic_athlete_affiliation/olympics /film/film/release_date_s./film/film_regional_release_date/film_release_region /film/film/estimated_budget./measurement_unit/dated_money_value/currency-1 /location/statistical_region/gdp_nominal./measurement_unit/dated_money_value/currency &lt;END&gt;</text:p>
          </table:table-cell>
          <table:table-cell office:value-type="string" calcext:value-type="string">
            <text:p><text:s/>0.006022797198276826 </text:p>
          </table:table-cell>
          <table:table-cell office:value-type="string" calcext:value-type="string">
            <text:p><text:s/>[0.5209676027297974, 0.05116724222898483, 0.5549320578575134, 0.4071532189846039, 0.999994993209838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people/person/spouse_s./people/marriage/location_of_ceremony_input &lt;SEP&gt; &lt;START&gt; /film/film/release_date_s./film/film_regional_release_date/film_release_region-1 /film/film/release_date_s./film/film_regional_release_date/film_release_region-1 /location/statistical_region/gdp_nominal./measurement_unit/dated_money_value/currency /organization/endowed_organization/endowment./measurement_unit/dated_money_value/currency-1 &lt;END&gt;</text:p>
          </table:table-cell>
          <table:table-cell office:value-type="string" calcext:value-type="string">
            <text:p><text:s/>0.00562168910831114 </text:p>
          </table:table-cell>
          <table:table-cell office:value-type="string" calcext:value-type="string">
            <text:p><text:s/>[0.03359479829668999, 0.8266937136650085, 0.6359707713127136, 0.3182830512523651, 0.999998807907104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network/programs./tv/tv_network_duration/program-1_input &lt;SEP&gt; &lt;START&gt; /tv/tv_program/genre /tv/tv_program/genre /tv/tv_program/genre-1 &lt;END&gt;</text:p>
          </table:table-cell>
          <table:table-cell office:value-type="string" calcext:value-type="string">
            <text:p><text:s/>0.005559247975872252 </text:p>
          </table:table-cell>
          <table:table-cell office:value-type="string" calcext:value-type="string">
            <text:p><text:s/>[0.6106751561164856, 0.014653136022388935, 0.8882877826690674, 0.699393391609191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biblioness/bibs_location/country_input &lt;SEP&gt; &lt;START&gt; /film/film/release_date_s./film/film_regional_release_date/film_release_region-1 /film/film/release_date_s./film/film_regional_release_date/film_release_region /base/biblioness/bibs_location/country-1 &lt;END&gt;</text:p>
          </table:table-cell>
          <table:table-cell office:value-type="string" calcext:value-type="string">
            <text:p><text:s/>0.005526299090157926 </text:p>
          </table:table-cell>
          <table:table-cell office:value-type="string" calcext:value-type="string">
            <text:p><text:s/>[0.9772473573684692, 0.009747504256665707, 0.5815127491950989, 0.997647702693939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network/programs./tv/tv_network_duration/program-1_input &lt;SEP&gt; &lt;START&gt; /tv/tv_program/genre /tv/tv_program/genre-1 /tv/tv_program/regular_cast./tv/regular_tv_appearance/actor &lt;END&gt;</text:p>
          </table:table-cell>
          <table:table-cell office:value-type="string" calcext:value-type="string">
            <text:p><text:s/>0.005430207265135547 </text:p>
          </table:table-cell>
          <table:table-cell office:value-type="string" calcext:value-type="string">
            <text:p><text:s/>[0.6106751561164856, 0.9766094088554382, 0.013749920763075352, 0.66219371557235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distributors./film/film_film_distributor_relationship/film_distribution_medium-1_input &lt;SEP&gt; &lt;START&gt; /film/director/film-1 /film/director/film-1 /film/film/written_by-1 /film/film/distributors./film/film_film_distributor_relationship/film_distribution_medium &lt;END&gt;</text:p>
          </table:table-cell>
          <table:table-cell office:value-type="string" calcext:value-type="string">
            <text:p><text:s/>0.005203562607022601 </text:p>
          </table:table-cell>
          <table:table-cell office:value-type="string" calcext:value-type="string">
            <text:p><text:s/>[0.628625750541687, 0.009150718338787556, 0.9209939241409302, 0.982194721698761, 0.999997854232788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story_by_input &lt;SEP&gt; &lt;START&gt; /media_common/netflix_genre/titles-1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005110257032326976 </text:p>
          </table:table-cell>
          <table:table-cell office:value-type="string" calcext:value-type="string">
            <text:p><text:s/>[0.4419359266757965, 0.012068279087543488, 0.9606300592422485, 0.99742883443832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etbreeds/city_with_dogs/top_breeds./base/petbreeds/dog_city_relationship/dog_breed_input &lt;SEP&gt; &lt;START&gt; /film/film/release_date_s./film/film_regional_release_date/film_release_region /film/film/release_date_s./film/film_regional_release_date/film_release_region /olympics/olympic_participating_country/medals_won./olympics/olympic_medal_honor/olympics /olympics/olympic_games/sports &lt;END&gt;</text:p>
          </table:table-cell>
          <table:table-cell office:value-type="string" calcext:value-type="string">
            <text:p><text:s/>0.005060048891093874 </text:p>
          </table:table-cell>
          <table:table-cell office:value-type="string" calcext:value-type="string">
            <text:p><text:s/>[0.026038916781544685, 0.6185903549194336, 0.38850605487823486, 0.8085974454879761, 0.9999965429306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university/international_tuition./measurement_unit/dated_money_value/currency-1_input &lt;SEP&gt; &lt;START&gt; /film/film/estimated_budget./measurement_unit/dated_money_value/currency /film/film/estimated_budget./measurement_unit/dated_money_value/currency /location/statistical_region/gdp_nominal_per_capita./measurement_unit/dated_money_value/currency /base/aareas/schema/administrative_area/administrative_parent-1 &lt;END&gt;</text:p>
          </table:table-cell>
          <table:table-cell office:value-type="string" calcext:value-type="string">
            <text:p><text:s/>0.00499659528821976 </text:p>
          </table:table-cell>
          <table:table-cell office:value-type="string" calcext:value-type="string">
            <text:p><text:s/>[0.2865775525569916, 0.04806288331747055, 0.6930985450744629, 0.5233988165855408, 0.999987244606018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-1_input &lt;SEP&gt; &lt;START&gt; /education/educational_institution/students_graduates./education/education/major_field_of_study-1 /education/educational_institution/students_graduates./education/education/major_field_of_study-1 /education/educational_degree/people_with_this_degree./education/education/major_field_of_study-1 /education/educational_degree/people_with_this_degree./education/education/institution &lt;END&gt;</text:p>
          </table:table-cell>
          <table:table-cell office:value-type="string" calcext:value-type="string">
            <text:p><text:s/>0.004917992926719053 </text:p>
          </table:table-cell>
          <table:table-cell office:value-type="string" calcext:value-type="string">
            <text:p><text:s/>[0.016027869656682014, 0.8432537317276001, 0.3882088363170624, 0.9373248219490051, 0.999996066093444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rent50_2./measurement_unit/dated_money_value/currency-1_input &lt;SEP&gt; &lt;START&gt; /organization/endowed_organization/endowment./measurement_unit/dated_money_value/currency /education/educational_degree/people_with_this_degree./education/education/institution-1 /education/educational_degree/people_with_this_degree./education/education/major_field_of_study /base/schemastaging/organization_extra/phone_number./base/schemastaging/phone_sandbox/service_language-1 &lt;END&gt;</text:p>
          </table:table-cell>
          <table:table-cell office:value-type="string" calcext:value-type="string">
            <text:p><text:s/>0.00487933072103293 </text:p>
          </table:table-cell>
          <table:table-cell office:value-type="string" calcext:value-type="string">
            <text:p><text:s/>[0.019223036244511604, 0.847019374370575, 0.7961671352386475, 0.37639328837394714, 0.99999725818634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_input &lt;SEP&gt; &lt;START&gt; /education/educational_institution/students_graduates./education/education/student-1 /education/field_of_study/students_majoring./education/education/student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00466136318754804 </text:p>
          </table:table-cell>
          <table:table-cell office:value-type="string" calcext:value-type="string">
            <text:p><text:s/>[0.6409481763839722, 0.9952020645141602, 0.008414603769779205, 0.8684521913528442, 0.999998092651367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origin_input &lt;SEP&gt; &lt;START&gt; /people/marriage_union_type/unions_of_this_type./people/marriage/location_of_ceremony-1 /people/marriage_union_type/unions_of_this_type./people/marriage/location_of_ceremony-1 /people/person/spouse_s./people/marriage/type_of_union-1 /music/record_label/artist-1 &lt;END&gt;</text:p>
          </table:table-cell>
          <table:table-cell office:value-type="string" calcext:value-type="string">
            <text:p><text:s/>0.004647777824292404 </text:p>
          </table:table-cell>
          <table:table-cell office:value-type="string" calcext:value-type="string">
            <text:p><text:s/>[0.4213404655456543, 0.025494351983070374, 0.43293824791908264, 0.999411940574646, 0.999994754791259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places_exported_to./location/imports_and_exports/exported_to-1_input &lt;SEP&gt; &lt;START&gt; /location/location/adjoin_s./location/adjoining_relationship/adjoins /film/film/release_date_s./film/film_regional_release_date/film_release_region-1 /film/film/estimated_budget./measurement_unit/dated_money_value/currency-1 /location/statistical_region/gni_per_capita_in_ppp_dollars./measurement_unit/dated_money_value/currency-1 &lt;END&gt;</text:p>
          </table:table-cell>
          <table:table-cell office:value-type="string" calcext:value-type="string">
            <text:p><text:s/>0.004578957032431197 </text:p>
          </table:table-cell>
          <table:table-cell office:value-type="string" calcext:value-type="string">
            <text:p><text:s/>[0.9730639457702637, 0.00926014594733715, 0.5188524127006531, 0.9794121384620667, 0.999995470046997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etbreeds/city_with_dogs/top_breeds./base/petbreeds/dog_city_relationship/dog_breed_input &lt;SEP&gt; &lt;START&gt; /film/film/release_date_s./film/film_regional_release_date/film_release_region /film/film/release_date_s./film/film_regional_release_date/film_release_region-1 /olympics/olympic_participating_country/medals_won./olympics/olympic_medal_honor/olympics /olympics/olympic_games/sports &lt;END&gt;</text:p>
          </table:table-cell>
          <table:table-cell office:value-type="string" calcext:value-type="string">
            <text:p><text:s/>0.004522356185046956 </text:p>
          </table:table-cell>
          <table:table-cell office:value-type="string" calcext:value-type="string">
            <text:p><text:s/>[0.026038916781544685, 0.3106726408004761, 0.5849543213844299, 0.9556946754455566, 0.999994754791259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rent50_2./measurement_unit/dated_money_value/currency-1_input &lt;SEP&gt; &lt;START&gt; /organization/endowed_organization/endowment./measurement_unit/dated_money_value/currency /education/educational_degree/people_with_this_degree./education/education/institution-1 /education/educational_degree/people_with_this_degree./education/education/major_field_of_study /people/person/languages &lt;END&gt;</text:p>
          </table:table-cell>
          <table:table-cell office:value-type="string" calcext:value-type="string">
            <text:p><text:s/>0.004466782141979189 </text:p>
          </table:table-cell>
          <table:table-cell office:value-type="string" calcext:value-type="string">
            <text:p><text:s/>[0.019223036244511604, 0.847019374370575, 0.7961671352386475, 0.34456947445869446, 0.999996304512023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etbreeds/city_with_dogs/top_breeds./base/petbreeds/dog_city_relationship/dog_breed_input &lt;SEP&gt; &lt;START&gt; /film/film/release_date_s./film/film_regional_release_date/film_release_region /film/film/release_date_s./film/film_regional_release_date/film_release_region /olympics/olympic_participating_country/athletes./olympics/olympic_athlete_affiliation/olympics-1 /user/jg/default_domain/olympic_games/sports-1 &lt;END&gt;</text:p>
          </table:table-cell>
          <table:table-cell office:value-type="string" calcext:value-type="string">
            <text:p><text:s/>0.004466707210071148 </text:p>
          </table:table-cell>
          <table:table-cell office:value-type="string" calcext:value-type="string">
            <text:p><text:s/>[0.026038916781544685, 0.6185903549194336, 0.3323461413383484, 0.8343959450721741, 0.999996781349182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user/ktrueman/default_domain/international_organization/member_states-1_input &lt;SEP&gt; &lt;START&gt; /organization/organization_member/member_of./organization/organization_membership/organization /film/film/release_date_s./film/film_regional_release_date/film_release_region-1 /film/film/release_date_s./film/film_regional_release_date/film_release_region-1 /film/film/release_date_s./film/film_regional_release_date/film_release_region &lt;END&gt;</text:p>
          </table:table-cell>
          <table:table-cell office:value-type="string" calcext:value-type="string">
            <text:p><text:s/>0.004361980560090797 </text:p>
          </table:table-cell>
          <table:table-cell office:value-type="string" calcext:value-type="string">
            <text:p><text:s/>[0.3668690323829651, 0.9538893699645996, 0.013452058658003807, 0.926587700843811, 0.999998569488525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rent50_2./measurement_unit/dated_money_value/currency-1_input &lt;SEP&gt; &lt;START&gt; /base/schemastaging/person_extra/net_worth./measurement_unit/dated_money_value/currency /base/schemastaging/person_extra/net_worth./measurement_unit/dated_money_value/currency /business/business_operation/assets./measurement_unit/dated_money_value/currency &lt;END&gt;</text:p>
          </table:table-cell>
          <table:table-cell office:value-type="string" calcext:value-type="string">
            <text:p><text:s/>0.004167273075687175 </text:p>
          </table:table-cell>
          <table:table-cell office:value-type="string" calcext:value-type="string">
            <text:p><text:s/>[0.45999184250831604, 0.9900403618812561, 0.009192496538162231, 0.995440840721130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university/international_tuition./measurement_unit/dated_money_value/currency-1_input &lt;SEP&gt; &lt;START&gt; /film/film/estimated_budget./measurement_unit/dated_money_value/currency /film/film/release_date_s./film/film_regional_release_date/film_release_region-1 /location/statistical_region/gdp_nominal./measurement_unit/dated_money_value/currency /education/university/domestic_tuition./measurement_unit/dated_money_value/currency &lt;END&gt;</text:p>
          </table:table-cell>
          <table:table-cell office:value-type="string" calcext:value-type="string">
            <text:p><text:s/>0.003947432713778496 </text:p>
          </table:table-cell>
          <table:table-cell office:value-type="string" calcext:value-type="string">
            <text:p><text:s/>[0.2865775525569916, 0.0815110057592392, 0.46629810333251953, 0.3624041676521301, 0.999998807907104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usic/artist/origin_input &lt;SEP&gt; &lt;START&gt; /film/film/featured_film_locations /film/actor/film./film/performance/film /people/person/places_lived./people/place_lived/location-1 /music/artist/origin-1 &lt;END&gt;</text:p>
          </table:table-cell>
          <table:table-cell office:value-type="string" calcext:value-type="string">
            <text:p><text:s/>0.0038844118166360296 </text:p>
          </table:table-cell>
          <table:table-cell office:value-type="string" calcext:value-type="string">
            <text:p><text:s/>[0.5192005038261414, 0.012324663810431957, 0.6072992086410522, 0.9995723366737366, 0.999995708465576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job_title/people_with_this_title./business/employment_tenure/company-1_input &lt;SEP&gt; &lt;START&gt; /government/government_office_category/officeholders./government/government_position_held/jurisdiction_of_office /film/film/release_date_s./film/film_regional_release_date/film_release_region-1 /film/film/estimated_budget./measurement_unit/dated_money_value/currency-1 /business/business_operation/assets./measurement_unit/dated_money_value/currency-1 &lt;END&gt;</text:p>
          </table:table-cell>
          <table:table-cell office:value-type="string" calcext:value-type="string">
            <text:p><text:s/>0.0038592842261651016 </text:p>
          </table:table-cell>
          <table:table-cell office:value-type="string" calcext:value-type="string">
            <text:p><text:s/>[0.7078477144241333, 0.9981287121772766, 0.006403452716767788, 0.8530358076095581, 0.999997496604919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-1_input &lt;SEP&gt; &lt;START&gt; /education/educational_degree/people_with_this_degree./education/education/institution-1 /education/educational_degree/people_with_this_degree./education/education/institution-1 /education/educational_degree/people_with_this_degree./education/education/major_field_of_study-1 /education/educational_institution/students_graduates./education/education/major_field_of_study-1 &lt;END&gt;</text:p>
          </table:table-cell>
          <table:table-cell office:value-type="string" calcext:value-type="string">
            <text:p><text:s/>0.0034592402384664394 </text:p>
          </table:table-cell>
          <table:table-cell office:value-type="string" calcext:value-type="string">
            <text:p><text:s/>[0.029958654195070267, 0.3644765019416809, 0.32504287362098694, 0.9746530652046204, 0.999995827674865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biblioness/bibs_location/country_input &lt;SEP&gt; &lt;START&gt; /film/film/release_date_s./film/film_regional_release_date/film_release_region-1 /film/film/release_date_s./film/film_regional_release_date/film_release_region-1 /location/location/contains /location/location/contains-1 &lt;END&gt;</text:p>
          </table:table-cell>
          <table:table-cell office:value-type="string" calcext:value-type="string">
            <text:p><text:s/>0.0034255106583244398 </text:p>
          </table:table-cell>
          <table:table-cell office:value-type="string" calcext:value-type="string">
            <text:p><text:s/>[0.9772473573684692, 0.9873773455619812, 0.003916989080607891, 0.9063296318054199, 0.999997973442077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opstra/celebrity/breakup./base/popstra/breakup/participant_input &lt;SEP&gt; &lt;START&gt; /people/person/spouse_s./people/marriage/type_of_union /people/person/spouse_s./people/marriage/type_of_union-1 /film/film/written_by /film/film/production_companies-1 &lt;END&gt;</text:p>
          </table:table-cell>
          <table:table-cell office:value-type="string" calcext:value-type="string">
            <text:p><text:s/>0.0032721100812089336 </text:p>
          </table:table-cell>
          <table:table-cell office:value-type="string" calcext:value-type="string">
            <text:p><text:s/>[0.01095327828079462, 0.5769549608230591, 0.7047150731086731, 0.7347329258918762, 0.99999725818634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_input &lt;SEP&gt; &lt;START&gt; /education/educational_institution/students_graduates./education/education/student-1 /education/field_of_study/students_majoring./education/education/student /education/educational_institution/students_graduates./education/education/major_field_of_study-1 /business/job_title/people_with_this_title./business/employment_tenure/company &lt;END&gt;</text:p>
          </table:table-cell>
          <table:table-cell office:value-type="string" calcext:value-type="string">
            <text:p><text:s/>0.0032426591561841413 </text:p>
          </table:table-cell>
          <table:table-cell office:value-type="string" calcext:value-type="string">
            <text:p><text:s/>[0.6409481763839722, 0.9952020645141602, 0.01139045413583517, 0.4463001787662506, 0.999997735023498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distributors./film/film_film_distributor_relationship/film_distribution_medium-1_input &lt;SEP&gt; &lt;START&gt; /film/film/distributors./film/film_film_distributor_relationship/film_distribution_medium /film/film/estimated_budget./measurement_unit/dated_money_value/currency-1 /base/schemastaging/person_extra/net_worth./measurement_unit/dated_money_value/currency-1 /film/actor/film./film/performance/film-1 &lt;END&gt;</text:p>
          </table:table-cell>
          <table:table-cell office:value-type="string" calcext:value-type="string">
            <text:p><text:s/>0.003193534046267512 </text:p>
          </table:table-cell>
          <table:table-cell office:value-type="string" calcext:value-type="string">
            <text:p><text:s/>[0.35662728548049927, 0.999518871307373, 0.9966733455657959, 0.008989083580672741, 0.999994754791259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opstra/celebrity/breakup./base/popstra/breakup/participant_input &lt;SEP&gt; &lt;START&gt; /film/actor/film./film/performance/film /film/film/language-1 /film/film/language-1 /film/film/language &lt;END&gt;</text:p>
          </table:table-cell>
          <table:table-cell office:value-type="string" calcext:value-type="string">
            <text:p><text:s/>0.0031679758336210966 </text:p>
          </table:table-cell>
          <table:table-cell office:value-type="string" calcext:value-type="string">
            <text:p><text:s/>[0.45221656560897827, 0.9962815642356873, 0.007105163298547268, 0.9896518588066101, 0.999992609024047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administrative_division/first_level_division_of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olympics/olympic_participating_country/athletes./olympics/olympic_athlete_affiliation/olympics-1 &lt;END&gt;</text:p>
          </table:table-cell>
          <table:table-cell office:value-type="string" calcext:value-type="string">
            <text:p><text:s/>0.003133686482327499 </text:p>
          </table:table-cell>
          <table:table-cell office:value-type="string" calcext:value-type="string">
            <text:p><text:s/>[0.020837293937802315, 0.7631102800369263, 0.4004512131214142, 0.4921296536922455, 0.999994874000549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roster_position/position_input &lt;SEP&gt; &lt;START&gt; /american_football/football_team/current_roster./sports/sports_team_roster/position /sports/sports_team/roster./american_football/football_historical_roster_position/position_s /sports/sports_team/roster./american_football/football_historical_roster_position/position_s &lt;END&gt;</text:p>
          </table:table-cell>
          <table:table-cell office:value-type="string" calcext:value-type="string">
            <text:p><text:s/>0.003102720234106319 </text:p>
          </table:table-cell>
          <table:table-cell office:value-type="string" calcext:value-type="string">
            <text:p><text:s/>[0.9984481334686279, 0.006591601297259331, 0.4714433252811432, 0.999992370605468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gni_per_capita_in_ppp_dollars./measurement_unit/dated_money_value/currency_input &lt;SEP&gt; &lt;START&gt; /location/location/contains-1 /location/statistical_region/rent50_2./measurement_unit/dated_money_value/currency /location/statistical_region/gdp_nominal./measurement_unit/dated_money_value/currency-1 /base/aareas/schema/administrative_area/administrative_parent-1 &lt;END&gt;</text:p>
          </table:table-cell>
          <table:table-cell office:value-type="string" calcext:value-type="string">
            <text:p><text:s/>0.003027989324638736 </text:p>
          </table:table-cell>
          <table:table-cell office:value-type="string" calcext:value-type="string">
            <text:p><text:s/>[0.00392832001671195, 0.904951810836792, 0.8707951903343201, 0.9781550765037537, 0.999996066093444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location/statistical_region/gni_per_capita_in_ppp_dollars./measurement_unit/dated_money_value/currency_input &lt;SEP&gt; &lt;START&gt; /business/business_operation/assets./measurement_unit/dated_money_value/currency-1 /location/location/contains-1 /location/statistical_region/rent50_2./measurement_unit/dated_money_value/currency /business/business_operation/assets./measurement_unit/dated_money_value/currency-1 &lt;END&gt;</text:p>
          </table:table-cell>
          <table:table-cell office:value-type="string" calcext:value-type="string">
            <text:p><text:s/>0.002891941517993356 </text:p>
          </table:table-cell>
          <table:table-cell office:value-type="string" calcext:value-type="string">
            <text:p><text:s/>[0.638740599155426, 0.9989224672317505, 0.9938703775405884, 0.004560411442071199, 0.999998688697814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biblioness/bibs_location/country_input &lt;SEP&gt; &lt;START&gt; /film/film/release_date_s./film/film_regional_release_date/film_release_region-1 /film/film/release_date_s./film/film_regional_release_date/film_release_region /location/location/contains-1 /location/location/contains &lt;END&gt;</text:p>
          </table:table-cell>
          <table:table-cell office:value-type="string" calcext:value-type="string">
            <text:p><text:s/>0.002781253605560021 </text:p>
          </table:table-cell>
          <table:table-cell office:value-type="string" calcext:value-type="string">
            <text:p><text:s/>[0.9772473573684692, 0.009747504256665707, 0.2968136966228485, 0.9836947917938232, 0.999996185302734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field_of_study/students_majoring./education/education/student_input &lt;SEP&gt; &lt;START&gt; /education/field_of_study/students_majoring./education/education/major_field_of_study /education/field_of_study/students_majoring./education/education/major_field_of_study /education/field_of_study/students_majoring./education/education/student-1 /education/field_of_study/students_majoring./education/education/major_field_of_study &lt;END&gt;</text:p>
          </table:table-cell>
          <table:table-cell office:value-type="string" calcext:value-type="string">
            <text:p><text:s/>0.002746207428969742 </text:p>
          </table:table-cell>
          <table:table-cell office:value-type="string" calcext:value-type="string">
            <text:p><text:s/>[0.8718668818473816, 0.008760356344282627, 0.5078347325325012, 0.7080149054527283, 0.999992132186889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organization/role/leaders./organization/leadership/organization_input &lt;SEP&gt; &lt;START&gt; /organization/role/leaders./organization/leadership/organization-1 /education/educational_institution/students_graduates./education/education/student-1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002414332682960945 </text:p>
          </table:table-cell>
          <table:table-cell office:value-type="string" calcext:value-type="string">
            <text:p><text:s/>[0.3447616994380951, 0.9990776777267456, 0.011837939731776714, 0.5921112895011902, 0.999998569488525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tv/tv_network/programs./tv/tv_network_duration/program-1_input &lt;SEP&gt; &lt;START&gt; /tv/tv_program/genre /tv/tv_program/genre /tv/tv_program/genre-1 /tv/tv_program/languages-1 &lt;END&gt;</text:p>
          </table:table-cell>
          <table:table-cell office:value-type="string" calcext:value-type="string">
            <text:p><text:s/>0.002349024178861829 </text:p>
          </table:table-cell>
          <table:table-cell office:value-type="string" calcext:value-type="string">
            <text:p><text:s/>[0.6106751561164856, 0.014653136022388935, 0.8882877826690674, 0.2955247759819031, 0.9999978542327881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service_language_input &lt;SEP&gt; &lt;START&gt; /film/film/language /film/film/release_date_s./film/film_regional_release_date/film_release_region-1 /location/statistical_region/gdp_real./measurement_unit/adjusted_money_value/adjustment_currency-1 /education/university/domestic_tuition./measurement_unit/dated_money_value/currency &lt;END&gt;</text:p>
          </table:table-cell>
          <table:table-cell office:value-type="string" calcext:value-type="string">
            <text:p><text:s/>0.002297940029910028 </text:p>
          </table:table-cell>
          <table:table-cell office:value-type="string" calcext:value-type="string">
            <text:p><text:s/>[0.995413601398468, 0.07598233222961426, 0.04097847267985344, 0.7414253950119019, 0.999998331069946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service_language_input &lt;SEP&gt; &lt;START&gt; /film/film/language /film/film/release_date_s./film/film_regional_release_date/film_release_region /location/statistical_region/gdp_nominal_per_capita./measurement_unit/dated_money_value/currency /base/schemastaging/person_extra/net_worth./measurement_unit/dated_money_value/currency-1 &lt;END&gt;</text:p>
          </table:table-cell>
          <table:table-cell office:value-type="string" calcext:value-type="string">
            <text:p><text:s/>0.0021772344487818816 </text:p>
          </table:table-cell>
          <table:table-cell office:value-type="string" calcext:value-type="string">
            <text:p><text:s/>[0.995413601398468, 0.007497062906622887, 0.3904166519641876, 0.7472819089889526, 0.9999946355819702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job_title/people_with_this_title./business/employment_tenure/company-1_input &lt;SEP&gt; &lt;START&gt; /education/educational_institution/students_graduates./education/education/major_field_of_study-1 /education/educational_institution/students_graduates./education/education/major_field_of_study-1 /education/educational_institution/students_graduates./education/education/major_field_of_study-1 /people/person/languages &lt;END&gt;</text:p>
          </table:table-cell>
          <table:table-cell office:value-type="string" calcext:value-type="string">
            <text:p><text:s/>0.001962176948125846 </text:p>
          </table:table-cell>
          <table:table-cell office:value-type="string" calcext:value-type="string">
            <text:p><text:s/>[0.0036204836796969175, 0.9784133434295654, 0.981619119644165, 0.564296543598175, 0.99999725818634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job_title/people_with_this_title./business/employment_tenure/company-1_input &lt;SEP&gt; &lt;START&gt; /people/person/profession-1 /people/person/profession-1 /people/profession/specialization_of-1 /government/government_office_category/officeholders./government/government_position_held/jurisdiction_of_office &lt;END&gt;</text:p>
          </table:table-cell>
          <table:table-cell office:value-type="string" calcext:value-type="string">
            <text:p><text:s/>0.0019582334206051967 </text:p>
          </table:table-cell>
          <table:table-cell office:value-type="string" calcext:value-type="string">
            <text:p><text:s/>[0.006420808844268322, 0.8379384875297546, 0.8560506105422974, 0.4251713752746582, 0.9999979734420776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service_language_input &lt;SEP&gt; &lt;START&gt; /film/film/language /film/film/produced_by-1 /base/schemastaging/person_extra/net_worth./measurement_unit/dated_money_value/currency-1 /organization/endowed_organization/endowment./measurement_unit/dated_money_value/currency-1 &lt;END&gt;</text:p>
          </table:table-cell>
          <table:table-cell office:value-type="string" calcext:value-type="string">
            <text:p><text:s/>0.001919724289242928 </text:p>
          </table:table-cell>
          <table:table-cell office:value-type="string" calcext:value-type="string">
            <text:p><text:s/>[0.995413601398468, 0.882538914680481, 0.9998230338096619, 0.0021856450475752354, 0.999996900558471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-1_input &lt;SEP&gt; &lt;START&gt; /organization/organization/headquarters./location/mailing_address/state_province_region /business/business_operation/industry &lt;END&gt;</text:p>
          </table:table-cell>
          <table:table-cell office:value-type="string" calcext:value-type="string">
            <text:p><text:s/>0.0018753973235744524 </text:p>
          </table:table-cell>
          <table:table-cell office:value-type="string" calcext:value-type="string">
            <text:p><text:s/>[0.5983572006225586, 0.0061492291279137135, 0.509697020053863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-1_input &lt;SEP&gt; &lt;START&gt; /business/business_operation/industry /organization/organization/headquarters./location/mailing_address/state_province_region /business/business_operation/industry &lt;END&gt;</text:p>
          </table:table-cell>
          <table:table-cell office:value-type="string" calcext:value-type="string">
            <text:p><text:s/>0.001866048879230831 </text:p>
          </table:table-cell>
          <table:table-cell office:value-type="string" calcext:value-type="string">
            <text:p><text:s/>[0.0031962362118065357, 0.5848676562309265, 0.998227059841156, 0.999993562698364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aareas/schema/administrative_area/capital_input &lt;SEP&gt; &lt;START&gt; /film/film/release_date_s./film/film_regional_release_date/film_release_region /film/film/release_date_s./film/film_regional_release_date/film_release_region /location/statistical_region/gdp_nominal./measurement_unit/dated_money_value/currency /location/statistical_region/gdp_nominal./measurement_unit/dated_money_value/currency &lt;END&gt;</text:p>
          </table:table-cell>
          <table:table-cell office:value-type="string" calcext:value-type="string">
            <text:p><text:s/>0.001773573856691374 </text:p>
          </table:table-cell>
          <table:table-cell office:value-type="string" calcext:value-type="string">
            <text:p><text:s/>[0.00290156458504498, 0.9283720254898071, 0.7998753786087036, 0.8231833577156067, 0.999944925308227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field_of_study/students_majoring./education/education/student_input &lt;SEP&gt; &lt;START&gt; /education/field_of_study/students_majoring./education/education/major_field_of_study /education/field_of_study/students_majoring./education/education/major_field_of_study /education/field_of_study/students_majoring./education/education/major_field_of_study-1 /education/field_of_study/students_majoring./education/education/major_field_of_study &lt;END&gt;</text:p>
          </table:table-cell>
          <table:table-cell office:value-type="string" calcext:value-type="string">
            <text:p><text:s/>0.00168586413485988 </text:p>
          </table:table-cell>
          <table:table-cell office:value-type="string" calcext:value-type="string">
            <text:p><text:s/>[0.8718668818473816, 0.008760356344282627, 0.47226056456565857, 0.8461047410964966, 0.552388727664947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education/field_of_study/students_majoring./education/education/student_input &lt;SEP&gt; &lt;START&gt; /award/award_category/disciplines_or_subjects-1 /award/award_nominee/award_nominations./award/award_nomination/award-1 /people/person/spouse_s./people/marriage/type_of_union /people/person/spouse_s./people/marriage/type_of_union &lt;END&gt;</text:p>
          </table:table-cell>
          <table:table-cell office:value-type="string" calcext:value-type="string">
            <text:p><text:s/>0.0016187690357383718 </text:p>
          </table:table-cell>
          <table:table-cell office:value-type="string" calcext:value-type="string">
            <text:p><text:s/>[0.1252569705247879, 0.9921175837516785, 0.9886273741722107, 0.0131761459633708, 0.99999725818634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_input &lt;SEP&gt; &lt;START&gt; /business/business_operation/industry-1 /business/business_operation/industry-1 /music/record_label/artist /award/award_nominee/award_nominations./award/award_nomination/award &lt;END&gt;</text:p>
          </table:table-cell>
          <table:table-cell office:value-type="string" calcext:value-type="string">
            <text:p><text:s/>0.0014457825197777088 </text:p>
          </table:table-cell>
          <table:table-cell office:value-type="string" calcext:value-type="string">
            <text:p><text:s/>[0.5190398693084717, 0.9972569346427917, 0.005881286226212978, 0.4749239385128021, 0.999997258186340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roster_position/position_input &lt;SEP&gt; &lt;START&gt; /american_football/football_team/current_roster./sports/sports_team_roster/position /sports/sports_team/roster./american_football/football_historical_roster_position/position_s /sports/sports_team/roster./american_football/football_historical_roster_position/position_s-1 &lt;END&gt;</text:p>
          </table:table-cell>
          <table:table-cell office:value-type="string" calcext:value-type="string">
            <text:p><text:s/>0.0014245066992458139 </text:p>
          </table:table-cell>
          <table:table-cell office:value-type="string" calcext:value-type="string">
            <text:p><text:s/>[0.9984481334686279, 0.006591601297259331, 0.2164522409439087, 0.9999676942825317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film/film/distributors./film/film_film_distributor_relationship/film_distribution_medium-1_input &lt;SEP&gt; &lt;START&gt; /film/film/other_crew./film/film_crew_gig/film_crew_role-1 /film/film/other_crew./film/film_crew_gig/film_crew_role-1 /film/film/other_crew./film/film_crew_gig/film_crew_role-1 &lt;END&gt;</text:p>
          </table:table-cell>
          <table:table-cell office:value-type="string" calcext:value-type="string">
            <text:p><text:s/>0.0013551899086099504 </text:p>
          </table:table-cell>
          <table:table-cell office:value-type="string" calcext:value-type="string">
            <text:p><text:s/>[0.0019890028052031994, 0.8142038583755493, 0.9162798523902893, 0.913278996944427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_input &lt;SEP&gt; &lt;START&gt; /film/film/release_date_s./film/film_regional_release_date/film_release_distribution_medium /film/film/release_date_s./film/film_regional_release_date/film_release_region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0011584792219187258 </text:p>
          </table:table-cell>
          <table:table-cell office:value-type="string" calcext:value-type="string">
            <text:p><text:s/>[0.003035689005628228, 0.9573802351951599, 0.5041077733039856, 0.7907243967056274, 0.999995350837707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popstra/celebrity/breakup./base/popstra/breakup/participant_input &lt;SEP&gt; &lt;START&gt; /award/award_nominee/award_nominations./award/award_nomination/award_nominee /people/person/spouse_s./people/marriage/type_of_union /people/person/spouse_s./people/marriage/type_of_union-1 /film/actor/film./film/performance/film &lt;END&gt;</text:p>
          </table:table-cell>
          <table:table-cell office:value-type="string" calcext:value-type="string">
            <text:p><text:s/>0.00102001888423314 </text:p>
          </table:table-cell>
          <table:table-cell office:value-type="string" calcext:value-type="string">
            <text:p><text:s/>[0.008019231259822845, 0.5409061908721924, 0.43147578835487366, 0.545002818107605, 0.999996185302734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-1_input &lt;SEP&gt; &lt;START&gt; /business/job_title/people_with_this_title./business/employment_tenure/company /education/educational_degree/people_with_this_degree./education/education/institution-1 /education/educational_degree/people_with_this_degree./education/education/major_field_of_study /base/schemastaging/organization_extra/phone_number./base/schemastaging/phone_sandbox/service_language &lt;END&gt;</text:p>
          </table:table-cell>
          <table:table-cell office:value-type="string" calcext:value-type="string">
            <text:p><text:s/>0.0008786508510181186 </text:p>
          </table:table-cell>
          <table:table-cell office:value-type="string" calcext:value-type="string">
            <text:p><text:s/>[0.39144793152809143, 0.0035500922240316868, 0.8922582864761353, 0.7086206674575806, 0.999996066093444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_input &lt;SEP&gt; &lt;START&gt; /base/schemastaging/organization_extra/phone_number./base/schemastaging/phone_sandbox/contact_category-1 /base/schemastaging/person_extra/net_worth./measurement_unit/dated_money_value/currency-1 /business/business_operation/operating_income./measurement_unit/dated_money_value/currency &lt;END&gt;</text:p>
          </table:table-cell>
          <table:table-cell office:value-type="string" calcext:value-type="string">
            <text:p><text:s/>0.0008364062588006149 </text:p>
          </table:table-cell>
          <table:table-cell office:value-type="string" calcext:value-type="string">
            <text:p><text:s/>[0.8718123435974121, 0.0014360299101099372, 0.6681482195854187, 0.999903202056884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sports/sports_team/roster./american_football/football_roster_position/position_input &lt;SEP&gt; &lt;START&gt; /american_football/football_team/current_roster./sports/sports_team_roster/position /sports/sports_team/roster./american_football/football_historical_roster_position/position_s-1 /sports/sports_team/roster./american_football/football_roster_position/position &lt;END&gt;</text:p>
          </table:table-cell>
          <table:table-cell office:value-type="string" calcext:value-type="string">
            <text:p><text:s/>0.0007475552240206795 </text:p>
          </table:table-cell>
          <table:table-cell office:value-type="string" calcext:value-type="string">
            <text:p><text:s/>[0.9984481334686279, 0.9912318587303162, 0.0007556334021501243, 0.9996117949485779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schemastaging/organization_extra/phone_number./base/schemastaging/phone_sandbox/contact_category_input &lt;SEP&gt; &lt;START&gt; /business/business_operation/revenue./measurement_unit/dated_money_value/currency-1 /business/business_operation/revenue./measurement_unit/dated_money_value/currency /award/ranked_item/appears_in_ranked_lists./award/ranking/list &lt;END&gt;</text:p>
          </table:table-cell>
          <table:table-cell office:value-type="string" calcext:value-type="string">
            <text:p><text:s/>0.0006336665589657656 </text:p>
          </table:table-cell>
          <table:table-cell office:value-type="string" calcext:value-type="string">
            <text:p><text:s/>[0.0006865573232062161, 0.9296362400054932, 0.9928272366523743, 0.9999936819076538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_input &lt;SEP&gt; &lt;START&gt; /business/business_operation/industry-1 /business/business_operation/industry-1 /business/business_operation/industry-1 /music/genre/artists-1 &lt;END&gt;</text:p>
          </table:table-cell>
          <table:table-cell office:value-type="string" calcext:value-type="string">
            <text:p><text:s/>0.0005698036655543964 </text:p>
          </table:table-cell>
          <table:table-cell office:value-type="string" calcext:value-type="string">
            <text:p><text:s/>[0.5190398693084717, 0.9972569346427917, 0.9918146729469299, 0.00110991473775357, 0.9999938011169434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aareas/schema/administrative_area/capital_input &lt;SEP&gt; &lt;START&gt; /base/aareas/schema/administrative_area/administrative_parent-1 &lt;END&gt;</text:p>
          </table:table-cell>
          <table:table-cell office:value-type="string" calcext:value-type="string">
            <text:p><text:s/>0.0005572741356404121 </text:p>
          </table:table-cell>
          <table:table-cell office:value-type="string" calcext:value-type="string">
            <text:p><text:s/>[0.0019501756178215146, 0.28575587272644043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ase/aareas/schema/administrative_area/capital_input &lt;SEP&gt; &lt;START&gt; /sports/sports_team_location/teams-1 /sports/sports_team_location/teams-1 /location/country/second_level_divisions-1 /location/location/contains-1 &lt;END&gt;</text:p>
          </table:table-cell>
          <table:table-cell office:value-type="string" calcext:value-type="string">
            <text:p><text:s/>0.0003905667032998653 </text:p>
          </table:table-cell>
          <table:table-cell office:value-type="string" calcext:value-type="string">
            <text:p><text:s/>[0.6173948049545288, 0.9998255372047424, 0.0009186776005662978, 0.6887259483337402, 0.9999964237213135]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business/business_operation/industry_input &lt;SEP&gt; &lt;START&gt; /business/business_operation/industry-1 /business/business_operation/industry-1 /music/record_label/artist &lt;END&gt;</text:p>
          </table:table-cell>
          <table:table-cell office:value-type="string" calcext:value-type="string">
            <text:p><text:s/>0.0003461789641532932 </text:p>
          </table:table-cell>
          <table:table-cell office:value-type="string" calcext:value-type="string">
            <text:p><text:s/>[0.5190398693084717, 0.9972569346427917, 0.005881286226212978, 0.1137157380580902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-1_input &lt;SEP&gt; &lt;START&gt; /location/hud_county_place/county-1 &lt;END&gt;</text:p>
          </table:table-cell>
          <table:table-cell office:value-type="string" calcext:value-type="string">
            <text:p><text:s/>0.997789005389329 </text:p>
          </table:table-cell>
          <table:table-cell office:value-type="string" calcext:value-type="string">
            <text:p><text:s/>[0.9979225993156433, 0.999866127967834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ball/baseball_team/team_stats./baseball/baseball_team_stats/season_input &lt;SEP&gt; &lt;START&gt; /baseball/baseball_team/team_stats./baseball/baseball_team_stats/season-1 /baseball/baseball_team/team_stats./baseball/baseball_team_stats/season-1 /baseball/baseball_team/team_stats./baseball/baseball_team_stats/season-1 &lt;END&gt;</text:p>
          </table:table-cell>
          <table:table-cell office:value-type="string" calcext:value-type="string">
            <text:p><text:s/>0.9919672506090444 </text:p>
          </table:table-cell>
          <table:table-cell office:value-type="string" calcext:value-type="string">
            <text:p><text:s/>[0.9922709465026855, 0.9999841451644897, 0.999723494052887, 0.999986290931701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aareas/schema/administrative_area/capital-1_input &lt;SEP&gt; &lt;START&gt; /location/capital_of_administrative_division/capital_of./location/administrative_division_capital_relationship/administrative_division &lt;END&gt;</text:p>
          </table:table-cell>
          <table:table-cell office:value-type="string" calcext:value-type="string">
            <text:p><text:s/>0.990252040825883 </text:p>
          </table:table-cell>
          <table:table-cell office:value-type="string" calcext:value-type="string">
            <text:p><text:s/>[0.9912392497062683, 0.99900406599044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person_or_entity_appearing_in_film/films./film/personal_film_appearance/type_of_appearance-1_input &lt;SEP&gt; &lt;START&gt; /people/person/place_of_birth /people/person/place_of_birth /film/person_or_entity_appearing_in_film/films./film/personal_film_appearance/type_of_appearance &lt;END&gt;</text:p>
          </table:table-cell>
          <table:table-cell office:value-type="string" calcext:value-type="string">
            <text:p><text:s/>0.985635673554436 </text:p>
          </table:table-cell>
          <table:table-cell office:value-type="string" calcext:value-type="string">
            <text:p><text:s/>[0.9921769499778748, 0.9960383176803589, 0.9975191354751587, 0.999838829040527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_input &lt;SEP&gt; &lt;START&gt; /location/statistical_region/rent50_2./measurement_unit/dated_money_value/currency-1 /film/film/estimated_budget./measurement_unit/dated_money_value/currency /film/film/other_crew./film/film_crew_gig/crewmember /people/person/places_lived./people/place_lived/location &lt;END&gt;</text:p>
          </table:table-cell>
          <table:table-cell office:value-type="string" calcext:value-type="string">
            <text:p><text:s/>0.9836732610610157 </text:p>
          </table:table-cell>
          <table:table-cell office:value-type="string" calcext:value-type="string">
            <text:p><text:s/>[0.9863470196723938, 0.9995096921920776, 0.9996687173843384, 0.9981111288070679, 0.999997973442077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_input &lt;SEP&gt; &lt;START&gt; /base/schemastaging/organization_extra/phone_number./base/schemastaging/phone_sandbox/service_language-1 /base/schemastaging/organization_extra/phone_number./base/schemastaging/phone_sandbox/service_language-1 /people/ethnicity/languages_spoken-1 &lt;END&gt;</text:p>
          </table:table-cell>
          <table:table-cell office:value-type="string" calcext:value-type="string">
            <text:p><text:s/>0.9720851429381158 </text:p>
          </table:table-cell>
          <table:table-cell office:value-type="string" calcext:value-type="string">
            <text:p><text:s/>[0.9977259039878845, 0.9896665811538696, 0.9846349358558655, 0.999836325645446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-1_input &lt;SEP&gt; &lt;START&gt; /time/event/instance_of_recurring_event /award/award_category/winners./award/award_honor/ceremony /award/award_category/nominees./award/award_nomination/nominated_for-1 /award/award_category/nominees./award/award_nomination/nominated_for-1 &lt;END&gt;</text:p>
          </table:table-cell>
          <table:table-cell office:value-type="string" calcext:value-type="string">
            <text:p><text:s/>0.9705442594649024 </text:p>
          </table:table-cell>
          <table:table-cell office:value-type="string" calcext:value-type="string">
            <text:p><text:s/>[0.9956681728363037, 0.992180585861206, 0.9963067770004272, 0.9860971570014954, 0.999993562698364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-1_input &lt;SEP&gt; &lt;START&gt; /award/award_nominee/award_nominations./award/award_nomination/nominated_for-1 /film/film/film_art_direction_by-1 /film/film/film_art_direction_by &lt;END&gt;</text:p>
          </table:table-cell>
          <table:table-cell office:value-type="string" calcext:value-type="string">
            <text:p><text:s/>0.9649794720717185 </text:p>
          </table:table-cell>
          <table:table-cell office:value-type="string" calcext:value-type="string">
            <text:p><text:s/>[0.9655777215957642, 0.9998525381088257, 0.999535322189331, 0.999992489814758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biblioness/bibs_location/state-1_input &lt;SEP&gt; &lt;START&gt; /organization/organization/headquarters./location/mailing_address/state_province_region-1 /organization/organization/headquarters./location/mailing_address/citytown /base/biblioness/bibs_location/state-1 /location/location/contains &lt;END&gt;</text:p>
          </table:table-cell>
          <table:table-cell office:value-type="string" calcext:value-type="string">
            <text:p><text:s/>0.9545383517210202 </text:p>
          </table:table-cell>
          <table:table-cell office:value-type="string" calcext:value-type="string">
            <text:p><text:s/>[0.9827100038528442, 0.996037483215332, 0.9911487102508545, 0.9839110374450684, 0.999994635581970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-1_input &lt;SEP&gt; &lt;START&gt; /baseball/baseball_team/team_stats./baseball/baseball_team_stats/season-1 /baseball/baseball_team/team_stats./baseball/baseball_team_stats/season-1 /sports/sports_team/sport &lt;END&gt;</text:p>
          </table:table-cell>
          <table:table-cell office:value-type="string" calcext:value-type="string">
            <text:p><text:s/>0.9545314863303733 </text:p>
          </table:table-cell>
          <table:table-cell office:value-type="string" calcext:value-type="string">
            <text:p><text:s/>[0.9987994432449341, 0.9616857767105103, 0.9938802719116211, 0.999872684478759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notable_people_with_this_condition-1_input &lt;SEP&gt; &lt;START&gt; /people/person/religion-1 /people/person/religion /medicine/disease/notable_people_with_this_condition &lt;END&gt;</text:p>
          </table:table-cell>
          <table:table-cell office:value-type="string" calcext:value-type="string">
            <text:p><text:s/>0.9537201469731135 </text:p>
          </table:table-cell>
          <table:table-cell office:value-type="string" calcext:value-type="string">
            <text:p><text:s/>[0.9806416630744934, 0.9728339314460754, 0.9998748302459717, 0.999830245971679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tv_network/programs./tv/tv_network_duration/program_input &lt;SEP&gt; &lt;START&gt; /tv/tv_producer/programs_produced./tv/tv_producer_term/program-1 /base/popstra/celebrity/dated./base/popstra/dated/participant /tv/tv_program/regular_cast./tv/regular_tv_appearance/actor /tv/tv_network/programs./tv/tv_network_duration/program-1 &lt;END&gt;</text:p>
          </table:table-cell>
          <table:table-cell office:value-type="string" calcext:value-type="string">
            <text:p><text:s/>0.9531512217726772 </text:p>
          </table:table-cell>
          <table:table-cell office:value-type="string" calcext:value-type="string">
            <text:p><text:s/>[0.9728477001190186, 0.9821357727050781, 0.9997575879096985, 0.9978219270706177, 0.999994635581970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distributors./film/film_film_distributor_relationship/film_distribution_medium_input &lt;SEP&gt; &lt;START&gt; /film/film/distributors./film/film_film_distributor_relationship/film_distribution_medium-1 /film/film/edited_by-1 /film/film/story_by &lt;END&gt;</text:p>
          </table:table-cell>
          <table:table-cell office:value-type="string" calcext:value-type="string">
            <text:p><text:s/>0.9507063579348114 </text:p>
          </table:table-cell>
          <table:table-cell office:value-type="string" calcext:value-type="string">
            <text:p><text:s/>[0.9812930226325989, 0.9976891279220581, 0.9710758924484253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_input &lt;SEP&gt; &lt;START&gt; /sports/professional_sports_team/draft_picks./sports/sports_league_draft_pick/draft-1 /sports/professional_sports_team/draft_picks./sports/sports_league_draft_pick/draft /sports/professional_sports_team/draft_picks./sports/sports_league_draft_pick/draft-1 /sports/professional_sports_team/draft_picks./sports/sports_league_draft_pick/school &lt;END&gt;</text:p>
          </table:table-cell>
          <table:table-cell office:value-type="string" calcext:value-type="string">
            <text:p><text:s/>0.9473832870617173 </text:p>
          </table:table-cell>
          <table:table-cell office:value-type="string" calcext:value-type="string">
            <text:p><text:s/>[0.9921493530273438, 0.9875105619430542, 0.9853046536445618, 0.9813816547393799, 0.999996423721313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-1_input &lt;SEP&gt; &lt;START&gt; /film/film/language /film/film/personal_appearances./film/personal_film_appearance/person-1 /people/person/languages /people/ethnicity/languages_spoken &lt;END&gt;</text:p>
          </table:table-cell>
          <table:table-cell office:value-type="string" calcext:value-type="string">
            <text:p><text:s/>0.944431227982721 </text:p>
          </table:table-cell>
          <table:table-cell office:value-type="string" calcext:value-type="string">
            <text:p><text:s/>[0.971259355545044, 0.9997568726539612, 0.973913848400116, 0.9986701011657715, 0.999995708465576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_input &lt;SEP&gt; &lt;START&gt; /film/film/estimated_budget./measurement_unit/dated_money_value/currency /location/statistical_region/gdp_nominal./measurement_unit/dated_money_value/currency /film/film/release_date_s./film/film_regional_release_date/film_release_region /film/film/edited_by-1 &lt;END&gt;</text:p>
          </table:table-cell>
          <table:table-cell office:value-type="string" calcext:value-type="string">
            <text:p><text:s/>0.9420792350695618 </text:p>
          </table:table-cell>
          <table:table-cell office:value-type="string" calcext:value-type="string">
            <text:p><text:s/>[0.9556891322135925, 0.9914038181304932, 0.9944862723350525, 0.9998350143432617, 0.999984025955200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winning_work/awards_won./award/award_honor/honored_for_input &lt;SEP&gt; &lt;START&gt; /film/film/estimated_budget./measurement_unit/dated_money_value/currency-1 /film/film/estimated_budget./measurement_unit/dated_money_value/currency-1 /film/film_distributor/films_distributed./film/film_film_distributor_relationship/film-1 /film/film_distributor/films_distributed./film/film_film_distributor_relationship/film &lt;END&gt;</text:p>
          </table:table-cell>
          <table:table-cell office:value-type="string" calcext:value-type="string">
            <text:p><text:s/>0.9288883919709915 </text:p>
          </table:table-cell>
          <table:table-cell office:value-type="string" calcext:value-type="string">
            <text:p><text:s/>[0.9549651741981506, 0.9863119721412659, 0.9933302998542786, 0.9928190112113953, 0.99999523162841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-1_input &lt;SEP&gt; &lt;START&gt; /award/award_category/winners./award/award_honor/award_winner-1 /influence/influence_node/influenced_by-1 /award/award_nominee/award_nominations./award/award_nomination/award /award/award_category/disciplines_or_subjects &lt;END&gt;</text:p>
          </table:table-cell>
          <table:table-cell office:value-type="string" calcext:value-type="string">
            <text:p><text:s/>0.9238029403963495 </text:p>
          </table:table-cell>
          <table:table-cell office:value-type="string" calcext:value-type="string">
            <text:p><text:s/>[0.9571573138237, 0.9980217218399048, 0.9920193552970886, 0.9748475551605225, 0.999998092651367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-1_input &lt;SEP&gt; &lt;START&gt; /film/actor/film./film/performance/film /film/film/estimated_budget./measurement_unit/dated_money_value/currency-1 /film/film/estimated_budget./measurement_unit/dated_money_value/currency /award/award_winning_work/awards_won./award/award_honor/honored_for-1 &lt;END&gt;</text:p>
          </table:table-cell>
          <table:table-cell office:value-type="string" calcext:value-type="string">
            <text:p><text:s/>0.9142082757202906 </text:p>
          </table:table-cell>
          <table:table-cell office:value-type="string" calcext:value-type="string">
            <text:p><text:s/>[0.9528951048851013, 0.9808111190795898, 0.9790042638778687, 0.9991517066955566, 0.999996900558471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release_date_s./film/film_regional_release_date/film_release_distribution_medium-1_input &lt;SEP&gt; &lt;START&gt; /film/film/release_date_s./film/film_regional_release_date/film_release_distribution_medium /film/film/release_date_s./film/film_regional_release_date/film_release_region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9120917212124224 </text:p>
          </table:table-cell>
          <table:table-cell office:value-type="string" calcext:value-type="string">
            <text:p><text:s/>[0.996173083782196, 0.9805975556373596, 0.9820196032524109, 0.9508115649223328, 0.999996066093444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al_party/politicians_in_this_party./government/political_party_tenure/politician_input &lt;SEP&gt; &lt;START&gt; /film/actor/film./film/performance/film-1 /film/actor/film./film/performance/film-1 /government/political_party/politicians_in_this_party./government/political_party_tenure/politician-1 &lt;END&gt;</text:p>
          </table:table-cell>
          <table:table-cell office:value-type="string" calcext:value-type="string">
            <text:p><text:s/>0.9108384071432369 </text:p>
          </table:table-cell>
          <table:table-cell office:value-type="string" calcext:value-type="string">
            <text:p><text:s/>[0.9316158294677734, 0.9798151254653931, 0.9987496137619019, 0.99908792972564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location/partially_contains-1_input &lt;SEP&gt; &lt;START&gt; /film/film/release_date_s./film/film_regional_release_date/film_release_region-1 /film/film/release_date_s./film/film_regional_release_date/film_release_region-1 /location/location/partially_contains &lt;END&gt;</text:p>
          </table:table-cell>
          <table:table-cell office:value-type="string" calcext:value-type="string">
            <text:p><text:s/>0.9081679809941348 </text:p>
          </table:table-cell>
          <table:table-cell office:value-type="string" calcext:value-type="string">
            <text:p><text:s/>[0.9400085210800171, 0.9693449139595032, 0.9967135190963745, 0.99996709823608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roster./basketball/basketball_roster_position/position_input &lt;SEP&gt; &lt;START&gt; /sports/sports_team/roster./basketball/basketball_roster_position/position-1 /sports/sports_team/roster./basketball/basketball_roster_position/position-1 /sports/sports_position/players./sports/sports_team_roster/team-1 &lt;END&gt;</text:p>
          </table:table-cell>
          <table:table-cell office:value-type="string" calcext:value-type="string">
            <text:p><text:s/>0.9071640963442464 </text:p>
          </table:table-cell>
          <table:table-cell office:value-type="string" calcext:value-type="string">
            <text:p><text:s/>[0.9935451745986938, 0.9822518825531006, 0.9299670457839966, 0.999557554721832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-1_input &lt;SEP&gt; &lt;START&gt; /music/artist/track_contributions./music/track_contribution/role /award/award_nominee/award_nominations./award/award_nomination/award /award/award_nominee/award_nominations./award/award_nomination/award-1 /music/performance_role/regular_performances./music/group_membership/group-1 &lt;END&gt;</text:p>
          </table:table-cell>
          <table:table-cell office:value-type="string" calcext:value-type="string">
            <text:p><text:s/>0.9060386605247676 </text:p>
          </table:table-cell>
          <table:table-cell office:value-type="string" calcext:value-type="string">
            <text:p><text:s/>[0.9287210702896118, 0.9855031967163086, 0.99172443151474, 0.9981909394264221, 0.999997138977050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sibling_s./people/sibling_relationship/sibling_input &lt;SEP&gt; &lt;START&gt; /music/record_label/artist-1 /music/record_label/artist-1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905381889642363 </text:p>
          </table:table-cell>
          <table:table-cell office:value-type="string" calcext:value-type="string">
            <text:p><text:s/>[0.9747959971427917, 0.9917357563972473, 0.9425370693206787, 0.9936292767524719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-1_input &lt;SEP&gt; &lt;START&gt; /education/educational_institution/students_graduates./education/education/major_field_of_study-1 /education/educational_institution/students_graduates./education/education/major_field_of_study-1 /sports/sports_league_draft/picks./sports/sports_league_draft_pick/school &lt;END&gt;</text:p>
          </table:table-cell>
          <table:table-cell office:value-type="string" calcext:value-type="string">
            <text:p><text:s/>0.9032463738926082 </text:p>
          </table:table-cell>
          <table:table-cell office:value-type="string" calcext:value-type="string">
            <text:p><text:s/>[0.9710296988487244, 0.9311813712120056, 0.9990221261978149, 0.999917864799499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places_exported_to./location/imports_and_exports/exported_to_input &lt;SEP&gt; &lt;START&gt; /base/aareas/schema/administrative_area/administrative_parent /location/location/contains-1 /location/statistical_region/places_exported_to./location/imports_and_exports/exported_to-1 &lt;END&gt;</text:p>
          </table:table-cell>
          <table:table-cell office:value-type="string" calcext:value-type="string">
            <text:p><text:s/>0.8994370066407305 </text:p>
          </table:table-cell>
          <table:table-cell office:value-type="string" calcext:value-type="string">
            <text:p><text:s/>[0.920859694480896, 0.977977991104126, 0.9987404942512512, 0.999989748001098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_input &lt;SEP&gt; &lt;START&gt; /influence/influence_node/influenced_by /influence/influence_node/influenced_by /influence/influence_node/influenced_by /user/alexander/philosophy/philosopher/interests &lt;END&gt;</text:p>
          </table:table-cell>
          <table:table-cell office:value-type="string" calcext:value-type="string">
            <text:p><text:s/>0.897136953939149 </text:p>
          </table:table-cell>
          <table:table-cell office:value-type="string" calcext:value-type="string">
            <text:p><text:s/>[0.9765127897262573, 0.9993069171905518, 0.9872117638587952, 0.9312738180160522, 0.99998664855957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personal_appearances./film/personal_film_appearance/person_input &lt;SEP&gt; &lt;START&gt; /people/ethnicity/people /people/ethnicity/people-1 /people/person/profession /media_common/netflix_genre/titles-1 &lt;END&gt;</text:p>
          </table:table-cell>
          <table:table-cell office:value-type="string" calcext:value-type="string">
            <text:p><text:s/>0.8868373611894673 </text:p>
          </table:table-cell>
          <table:table-cell office:value-type="string" calcext:value-type="string">
            <text:p><text:s/>[0.9436120986938477, 0.9857886433601379, 0.9775403141975403, 0.9752883315086365, 0.99999761581420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ravel/travel_destination/how_to_get_here./travel/transportation/mode_of_transportation_input &lt;SEP&gt; &lt;START&gt; /people/marriage_union_type/unions_of_this_type./people/marriage/location_of_ceremony-1 /people/person/spouse_s./people/marriage/type_of_union-1 /people/person/places_lived./people/place_lived/location /travel/travel_destination/how_to_get_here./travel/transportation/mode_of_transportation &lt;END&gt;</text:p>
          </table:table-cell>
          <table:table-cell office:value-type="string" calcext:value-type="string">
            <text:p><text:s/>0.8765850873701873 </text:p>
          </table:table-cell>
          <table:table-cell office:value-type="string" calcext:value-type="string">
            <text:p><text:s/>[0.9583600759506226, 0.9608733654022217, 0.9543620944023132, 0.997469425201416, 0.999968767166137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jurisdiction_of_office-1_input &lt;SEP&gt; &lt;START&gt; /location/location/contains-1 /people/person/places_lived./people/place_lived/location-1 /people/person/spouse_s./people/marriage/type_of_union-1 /people/person/spouse_s./people/marriage/type_of_union-1 &lt;END&gt;</text:p>
          </table:table-cell>
          <table:table-cell office:value-type="string" calcext:value-type="string">
            <text:p><text:s/>0.8704417085711966 </text:p>
          </table:table-cell>
          <table:table-cell office:value-type="string" calcext:value-type="string">
            <text:p><text:s/>[0.8910936117172241, 0.9938974976539612, 0.9986143112182617, 0.9841869473457336, 0.999998569488525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_set_designer/film_sets_designed_input &lt;SEP&gt; &lt;START&gt; /award/award_nominee/award_nominations./award/award_nomination/nominated_for-1 /film/film/production_companies /film/film/other_crew./film/film_crew_gig/film_crew_role-1 /people/person/profession &lt;END&gt;</text:p>
          </table:table-cell>
          <table:table-cell office:value-type="string" calcext:value-type="string">
            <text:p><text:s/>0.8590727182060774 </text:p>
          </table:table-cell>
          <table:table-cell office:value-type="string" calcext:value-type="string">
            <text:p><text:s/>[0.9031413197517395, 0.9986549615859985, 0.9613180160522461, 0.9908174276351929, 0.999995470046997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employment_history./business/employment_tenure/company_input &lt;SEP&gt; &lt;START&gt; /film/film_distributor/films_distributed./film/film_film_distributor_relationship/film /film/film/estimated_budget./measurement_unit/dated_money_value/currency-1 /film/film/estimated_budget./measurement_unit/dated_money_value/currency-1 /film/film/produced_by &lt;END&gt;</text:p>
          </table:table-cell>
          <table:table-cell office:value-type="string" calcext:value-type="string">
            <text:p><text:s/>0.845224047032045 </text:p>
          </table:table-cell>
          <table:table-cell office:value-type="string" calcext:value-type="string">
            <text:p><text:s/>[0.9682077169418335, 0.9039861559867859, 0.9685876369476318, 0.997019350528717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_input &lt;SEP&gt; &lt;START&gt; /olympics/olympic_sport/athletes./olympics/olympic_athlete_affiliation/country /olympics/olympic_sport/athletes./olympics/olympic_athlete_affiliation/country-1 /people/person/places_lived./people/place_lived/location-1 /people/person/nationality-1 &lt;END&gt;</text:p>
          </table:table-cell>
          <table:table-cell office:value-type="string" calcext:value-type="string">
            <text:p><text:s/>0.8306172172982058 </text:p>
          </table:table-cell>
          <table:table-cell office:value-type="string" calcext:value-type="string">
            <text:p><text:s/>[0.9162835478782654, 0.909191906452179, 0.9979953765869141, 0.9990532994270325, 0.999996066093444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ime/event/locations_input &lt;SEP&gt; &lt;START&gt; /olympics/olympic_participating_country/medals_won./olympics/olympic_medal_honor/olympics /olympics/olympic_participating_country/medals_won./olympics/olympic_medal_honor/olympics /military/military_combatant/military_conflicts./military/military_combatant_group/combatants /base/culturalevent/event/entity_involved-1 &lt;END&gt;</text:p>
          </table:table-cell>
          <table:table-cell office:value-type="string" calcext:value-type="string">
            <text:p><text:s/>0.8251349364062299 </text:p>
          </table:table-cell>
          <table:table-cell office:value-type="string" calcext:value-type="string">
            <text:p><text:s/>[0.9464611411094666, 0.9786146879196167, 0.8921933770179749, 0.9985112547874451, 0.9999965429306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country/second_level_divisions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location/location/contains &lt;END&gt;</text:p>
          </table:table-cell>
          <table:table-cell office:value-type="string" calcext:value-type="string">
            <text:p><text:s/>0.8225467847761564 </text:p>
          </table:table-cell>
          <table:table-cell office:value-type="string" calcext:value-type="string">
            <text:p><text:s/>[0.9205871224403381, 0.9360283017158508, 0.977493166923523, 0.9765501618385315, 0.999996423721313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ranked_item/appears_in_ranked_lists./award/ranking/list-1_input &lt;SEP&gt; &lt;START&gt; /business/business_operation/revenue./measurement_unit/dated_money_value/currency-1 /business/business_operation/revenue./measurement_unit/dated_money_value/currency /award/ranked_item/appears_in_ranked_lists./award/ranking/list &lt;END&gt;</text:p>
          </table:table-cell>
          <table:table-cell office:value-type="string" calcext:value-type="string">
            <text:p><text:s/>0.8206586210091091 </text:p>
          </table:table-cell>
          <table:table-cell office:value-type="string" calcext:value-type="string">
            <text:p><text:s/>[0.8256309628486633, 0.9964221715927124, 0.9975554943084717, 0.999991059303283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lfood/seasonal_month/produce_available./base/localfood/produce_availability/seasonal_months-1_input &lt;SEP&gt; &lt;START&gt; /travel/travel_destination/climate./travel/travel_destination_monthly_climate/month /travel/travel_destination/how_to_get_here./travel/transportation/mode_of_transportation /travel/travel_destination/how_to_get_here./travel/transportation/mode_of_transportation /travel/travel_destination/climate./travel/travel_destination_monthly_climate/month-1 &lt;END&gt;</text:p>
          </table:table-cell>
          <table:table-cell office:value-type="string" calcext:value-type="string">
            <text:p><text:s/>0.8000569260043966 </text:p>
          </table:table-cell>
          <table:table-cell office:value-type="string" calcext:value-type="string">
            <text:p><text:s/>[0.9921945333480835, 0.9737686514854431, 0.9960274696350098, 0.8313766717910767, 0.999997973442077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non_character_role/tv_regular_personal_appearances./tv/tv_regular_personal_appearance/person_input &lt;SEP&gt; &lt;START&gt; /people/person/gender-1 /people/person/gender-1 /base/popstra/celebrity/dated./base/popstra/dated/participant /tv/non_character_role/tv_regular_personal_appearances./tv/tv_regular_personal_appearance/person-1 &lt;END&gt;</text:p>
          </table:table-cell>
          <table:table-cell office:value-type="string" calcext:value-type="string">
            <text:p><text:s/>0.789326605697935 </text:p>
          </table:table-cell>
          <table:table-cell office:value-type="string" calcext:value-type="string">
            <text:p><text:s/>[0.9722101092338562, 0.8135695457458496, 0.9979744553565979, 0.9999613761901855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tions/continents/countries_within-1_input &lt;SEP&gt; &lt;START&gt; /location/location/time_zones-1 /location/location/time_zones-1 /base/locations/continents/countries_within &lt;END&gt;</text:p>
          </table:table-cell>
          <table:table-cell office:value-type="string" calcext:value-type="string">
            <text:p><text:s/>0.7884145476302706 </text:p>
          </table:table-cell>
          <table:table-cell office:value-type="string" calcext:value-type="string">
            <text:p><text:s/>[0.9432224035263062, 0.8372158408164978, 0.9983993172645569, 0.99999725818634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administrative_division/first_level_division_of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-1 /location/administrative_division/country-1 &lt;END&gt;</text:p>
          </table:table-cell>
          <table:table-cell office:value-type="string" calcext:value-type="string">
            <text:p><text:s/>0.7859356227216051 </text:p>
          </table:table-cell>
          <table:table-cell office:value-type="string" calcext:value-type="string">
            <text:p><text:s/>[0.9626454710960388, 0.8332073092460632, 0.9805887341499329, 0.9992658495903015, 0.999999046325683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usic/genre/parent_genre-1_input &lt;SEP&gt; &lt;START&gt; /music/genre/artists-1 /people/person/gender /people/person/gender /music/genre/artists-1 &lt;END&gt;</text:p>
          </table:table-cell>
          <table:table-cell office:value-type="string" calcext:value-type="string">
            <text:p><text:s/>0.7843213447123274 </text:p>
          </table:table-cell>
          <table:table-cell office:value-type="string" calcext:value-type="string">
            <text:p><text:s/>[0.9980564117431641, 0.8385819792747498, 0.9490499496459961, 0.9874316453933716, 0.999993801116943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_input &lt;SEP&gt; &lt;START&gt; /award/award_nominee/award_nominations./award/award_nomination/award /award/award_winner/awards_won./award/award_honor/award_winner-1 /award/award_category/winners./award/award_honor/award_winner /award/award_category/category_of &lt;END&gt;</text:p>
          </table:table-cell>
          <table:table-cell office:value-type="string" calcext:value-type="string">
            <text:p><text:s/>0.7815808739713547 </text:p>
          </table:table-cell>
          <table:table-cell office:value-type="string" calcext:value-type="string">
            <text:p><text:s/>[0.8712075352668762, 0.8992028832435608, 0.9981632828712463, 0.9995269775390625, 0.9999965429306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colors_input &lt;SEP&gt; &lt;START&gt; /sports/sports_team/colors-1 /sports/sports_position/players./sports/sports_team_roster/team /sports/sports_position/players./sports/sports_team_roster/team /base/x2010fifaworldcupsouthafrica/world_cup_squad/current_world_cup_squad./base/x2010fifaworldcupsouthafrica/current_world_cup_squad/current_club &lt;END&gt;</text:p>
          </table:table-cell>
          <table:table-cell office:value-type="string" calcext:value-type="string">
            <text:p><text:s/>0.7646858823969919 </text:p>
          </table:table-cell>
          <table:table-cell office:value-type="string" calcext:value-type="string">
            <text:p><text:s/>[0.9800817370414734, 0.9263303875923157, 0.9420358538627625, 0.8941047787666321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-1_input &lt;SEP&gt; &lt;START&gt; /people/person/profession /people/person/profession-1 /influence/influence_node/influenced_by-1 /user/alexander/philosophy/philosopher/interests-1 &lt;END&gt;</text:p>
          </table:table-cell>
          <table:table-cell office:value-type="string" calcext:value-type="string">
            <text:p><text:s/>0.758534784353247 </text:p>
          </table:table-cell>
          <table:table-cell office:value-type="string" calcext:value-type="string">
            <text:p><text:s/>[0.8902217745780945, 0.9592689871788025, 0.8882739543914795, 0.9999791383743286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_input &lt;SEP&gt; &lt;START&gt; /award/award_nominee/award_nominations./award/award_nomination/award_nominee-1 /award/award_nominee/award_nominations./award/award_nomination/nominated_for /film/film/language-1 /film/film/language &lt;END&gt;</text:p>
          </table:table-cell>
          <table:table-cell office:value-type="string" calcext:value-type="string">
            <text:p><text:s/>0.7577126055619203 </text:p>
          </table:table-cell>
          <table:table-cell office:value-type="string" calcext:value-type="string">
            <text:p><text:s/>[0.7852221727371216, 0.9940869808197021, 0.9933698177337646, 0.9771897196769714, 0.999994754791259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organization/organization_founder/organizations_founded-1_input &lt;SEP&gt; &lt;START&gt; /award/award_category/winners./award/award_honor/award_winner-1 /award/award_category/nominees./award/award_nomination/nominated_for-1 /award/award_category/nominees./award/award_nomination/nominated_for-1 /award/award_category/winners./award/award_honor/award_winner-1 &lt;END&gt;</text:p>
          </table:table-cell>
          <table:table-cell office:value-type="string" calcext:value-type="string">
            <text:p><text:s/>0.7488693383311033 </text:p>
          </table:table-cell>
          <table:table-cell office:value-type="string" calcext:value-type="string">
            <text:p><text:s/>[0.9792486429214478, 0.9923182725906372, 0.7803888320922852, 0.9875330924987793, 0.999998569488525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_input &lt;SEP&gt; &lt;START&gt; /sports/sports_team/roster./baseball/baseball_roster_position/position /sports/sports_position/players./sports/sports_team_roster/team-1 /sports/sports_team/sport &lt;END&gt;</text:p>
          </table:table-cell>
          <table:table-cell office:value-type="string" calcext:value-type="string">
            <text:p><text:s/>0.7398057929574735 </text:p>
          </table:table-cell>
          <table:table-cell office:value-type="string" calcext:value-type="string">
            <text:p><text:s/>[0.8098864555358887, 0.9422090649604797, 0.9836450815200806, 0.985616326332092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risk_factors_input &lt;SEP&gt; &lt;START&gt; /people/person/gender-1 /people/person/gender-1 /medicine/disease/risk_factors-1 &lt;END&gt;</text:p>
          </table:table-cell>
          <table:table-cell office:value-type="string" calcext:value-type="string">
            <text:p><text:s/>0.710524114368348 </text:p>
          </table:table-cell>
          <table:table-cell office:value-type="string" calcext:value-type="string">
            <text:p><text:s/>[0.9885739088058472, 0.7198139429092407, 0.9992635846138, 0.999238967895507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university/international_tuition./measurement_unit/dated_money_value/currency_input &lt;SEP&gt; &lt;START&gt; /film/film/estimated_budget./measurement_unit/dated_money_value/currency-1 /film/film/release_date_s./film/film_regional_release_date/film_release_region-1 /location/statistical_region/gdp_nominal./measurement_unit/dated_money_value/currency-1 /organization/endowed_organization/endowment./measurement_unit/dated_money_value/currency-1 &lt;END&gt;</text:p>
          </table:table-cell>
          <table:table-cell office:value-type="string" calcext:value-type="string">
            <text:p><text:s/>0.6873715885163255 </text:p>
          </table:table-cell>
          <table:table-cell office:value-type="string" calcext:value-type="string">
            <text:p><text:s/>[0.851913332939148, 0.8296684622764587, 0.994476854801178, 0.9779087901115417, 0.999996662139892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_input &lt;SEP&gt; &lt;START&gt; /award/award_nominee/award_nominations./award/award_nomination/award /award/award_nominee/award_nominations./award/award_nomination/award /award/award_category/disciplines_or_subjects-1 &lt;END&gt;</text:p>
          </table:table-cell>
          <table:table-cell office:value-type="string" calcext:value-type="string">
            <text:p><text:s/>0.6770862907891136 </text:p>
          </table:table-cell>
          <table:table-cell office:value-type="string" calcext:value-type="string">
            <text:p><text:s/>[0.8719533681869507, 0.7827996015548706, 0.9922428727149963, 0.999728739261627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geographic_distribution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people/ethnicity/geographic_distribution-1 &lt;END&gt;</text:p>
          </table:table-cell>
          <table:table-cell office:value-type="string" calcext:value-type="string">
            <text:p><text:s/>0.6163937087432038 </text:p>
          </table:table-cell>
          <table:table-cell office:value-type="string" calcext:value-type="string">
            <text:p><text:s/>[0.9412303566932678, 0.7935664653778076, 0.8255367875099182, 0.9996417760848999, 0.999995708465576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gdp_real./measurement_unit/adjusted_money_value/adjustment_currency-1_input &lt;SEP&gt; &lt;START&gt; /film/film/estimated_budget./measurement_unit/dated_money_value/currency-1 /film/film/genre /film/film/genre /film/film/release_date_s./film/film_regional_release_date/film_release_region &lt;END&gt;</text:p>
          </table:table-cell>
          <table:table-cell office:value-type="string" calcext:value-type="string">
            <text:p><text:s/>0.5561707052248309 </text:p>
          </table:table-cell>
          <table:table-cell office:value-type="string" calcext:value-type="string">
            <text:p><text:s/>[0.904807984828949, 0.6288306713104248, 0.9864274859428406, 0.9909579753875732, 0.999994397163391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field_of_study/students_majoring./education/education/major_field_of_study-1_input &lt;SEP&gt; &lt;START&gt; /film/film/language /award/award_category/nominees./award/award_nomination/nominated_for /award/award_nominee/award_nominations./award/award_nomination/award /education/field_of_study/students_majoring./education/education/student-1 &lt;END&gt;</text:p>
          </table:table-cell>
          <table:table-cell office:value-type="string" calcext:value-type="string">
            <text:p><text:s/>0.5554314296124467 </text:p>
          </table:table-cell>
          <table:table-cell office:value-type="string" calcext:value-type="string">
            <text:p><text:s/>[0.9427300691604614, 0.6857634782791138, 0.9964639544487, 0.8622025847434998, 0.999994993209838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legislative_sessions-1_input &lt;SEP&gt; &lt;START&gt; /government/legislative_session/members./government/government_position_held/legislative_sessions-1 /government/legislative_session/members./government/government_position_held/district_represented /government/legislative_session/members./government/government_position_held/district_represented-1 /government/politician/government_positions_held./government/government_position_held/legislative_sessions &lt;END&gt;</text:p>
          </table:table-cell>
          <table:table-cell office:value-type="string" calcext:value-type="string">
            <text:p><text:s/>0.4361778312015928 </text:p>
          </table:table-cell>
          <table:table-cell office:value-type="string" calcext:value-type="string">
            <text:p><text:s/>[0.7664162516593933, 0.7865906953811646, 0.9944775700569153, 0.7275397777557373, 0.999996185302734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lfood/seasonal_month/produce_available./base/localfood/produce_availability/seasonal_months-1_input &lt;SEP&gt; &lt;START&gt; /travel/travel_destination/climate./travel/travel_destination_monthly_climate/month /travel/travel_destination/how_to_get_here./travel/transportation/mode_of_transportation /travel/travel_destination/how_to_get_here./travel/transportation/mode_of_transportation /travel/travel_destination/how_to_get_here./travel/transportation/mode_of_transportation /travel/travel_destination/climate./travel/travel_destination_monthly_climate/month-1 &lt;END&gt;</text:p>
          </table:table-cell>
          <table:table-cell office:value-type="string" calcext:value-type="string">
            <text:p><text:s/>0.1604720408074294 </text:p>
          </table:table-cell>
          <table:table-cell office:value-type="string" calcext:value-type="string">
            <text:p><text:s/>[0.9921945333480835, 0.9737686514854431, 0.9960274696350098, 0.16690796613693237, 0.9990776777267456, 0.999997973442077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legislative_sessions-1_input &lt;SEP&gt; &lt;START&gt; /government/legislative_session/members./government/government_position_held/legislative_sessions-1 /government/legislative_session/members./government/government_position_held/district_represented /government/legislative_session/members./government/government_position_held/district_represented-1 /government/legislative_session/members./government/government_position_held/district_represented-1 &lt;END&gt;</text:p>
          </table:table-cell>
          <table:table-cell office:value-type="string" calcext:value-type="string">
            <text:p><text:s/>0.14958572218916033 </text:p>
          </table:table-cell>
          <table:table-cell office:value-type="string" calcext:value-type="string">
            <text:p><text:s/>[0.7664162516593933, 0.7865906953811646, 0.9944775700569153, 0.24950744211673737, 0.999995708465576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organization/organization_founder/organizations_founded-1_input &lt;SEP&gt; &lt;START&gt; /award/award_category/winners./award/award_honor/award_winner-1 /award/award_category/nominees./award/award_nomination/nominated_for-1 /award/award_category/winners./award/award_honor/award_winner-1 /film/actor/film./film/performance/film &lt;END&gt;</text:p>
          </table:table-cell>
          <table:table-cell office:value-type="string" calcext:value-type="string">
            <text:p><text:s/>0.12763044292447812 </text:p>
          </table:table-cell>
          <table:table-cell office:value-type="string" calcext:value-type="string">
            <text:p><text:s/>[0.9792486429214478, 0.9923182725906372, 0.21153824031352997, 0.6209015846252441, 0.999996900558471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risk_factors_input &lt;SEP&gt; &lt;START&gt; /people/person/gender-1 /people/person/gender /people/person/gender-1 &lt;END&gt;</text:p>
          </table:table-cell>
          <table:table-cell office:value-type="string" calcext:value-type="string">
            <text:p><text:s/>0.11985788373461445 </text:p>
          </table:table-cell>
          <table:table-cell office:value-type="string" calcext:value-type="string">
            <text:p><text:s/>[0.9885739088058472, 0.2723437547683716, 0.6910150051116943, 0.644247233867645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geographic_distribution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people/ethnicity/geographic_distribution-1 &lt;END&gt;</text:p>
          </table:table-cell>
          <table:table-cell office:value-type="string" calcext:value-type="string">
            <text:p><text:s/>0.11805441849388343 </text:p>
          </table:table-cell>
          <table:table-cell office:value-type="string" calcext:value-type="string">
            <text:p><text:s/>[0.9412303566932678, 0.1809523105621338, 0.6942131519317627, 0.9984630346298218, 0.999993920326232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administrative_division/first_level_division_of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location/administrative_division/country-1 &lt;END&gt;</text:p>
          </table:table-cell>
          <table:table-cell office:value-type="string" calcext:value-type="string">
            <text:p><text:s/>0.11686173370756407 </text:p>
          </table:table-cell>
          <table:table-cell office:value-type="string" calcext:value-type="string">
            <text:p><text:s/>[0.9626454710960388, 0.14385256171226501, 0.8451367020606995, 0.998531699180603, 0.99999892711639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non_character_role/tv_regular_personal_appearances./tv/tv_regular_personal_appearance/person_input &lt;SEP&gt; &lt;START&gt; /people/person/gender-1 /people/person/gender /base/popstra/celebrity/dated./base/popstra/dated/participant /tv/non_character_role/tv_regular_personal_appearances./tv/tv_regular_personal_appearance/person-1 &lt;END&gt;</text:p>
          </table:table-cell>
          <table:table-cell office:value-type="string" calcext:value-type="string">
            <text:p><text:s/>0.0958293873139665 </text:p>
          </table:table-cell>
          <table:table-cell office:value-type="string" calcext:value-type="string">
            <text:p><text:s/>[0.9722101092338562, 0.13008201122283936, 0.7582190632820129, 0.9993732571601868, 0.999997496604919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field_of_study/students_majoring./education/education/major_field_of_study-1_input &lt;SEP&gt; &lt;START&gt; /film/film/language /award/award_category/nominees./award/award_nomination/nominated_for /award/award_nominee/award_nominations./award/award_nomination/award &lt;END&gt;</text:p>
          </table:table-cell>
          <table:table-cell office:value-type="string" calcext:value-type="string">
            <text:p><text:s/>0.08415180055537796 </text:p>
          </table:table-cell>
          <table:table-cell office:value-type="string" calcext:value-type="string">
            <text:p><text:s/>[0.9427300691604614, 0.6857634782791138, 0.9964639544487, 0.1306291520595550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legislative_sessions-1_input &lt;SEP&gt; &lt;START&gt; /government/legislative_session/members./government/government_position_held/legislative_sessions-1 /government/legislative_session/members./government/government_position_held/district_represented-1 /government/legislative_session/members./government/government_position_held/district_represented-1 /government/legislative_session/members./government/government_position_held/district_represented-1 &lt;END&gt;</text:p>
          </table:table-cell>
          <table:table-cell office:value-type="string" calcext:value-type="string">
            <text:p><text:s/>0.0766489772892579 </text:p>
          </table:table-cell>
          <table:table-cell office:value-type="string" calcext:value-type="string">
            <text:p><text:s/>[0.7664162516593933, 0.15931622684001923, 0.7984692454338074, 0.7861877083778381, 0.999993562698364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_input &lt;SEP&gt; &lt;START&gt; /influence/influence_node/influenced_by /influence/influence_node/influenced_by /influence/influence_node/influenced_by /influence/influence_node/influenced_by &lt;END&gt;</text:p>
          </table:table-cell>
          <table:table-cell office:value-type="string" calcext:value-type="string">
            <text:p><text:s/>0.06572598424120989 </text:p>
          </table:table-cell>
          <table:table-cell office:value-type="string" calcext:value-type="string">
            <text:p><text:s/>[0.9765127897262573, 0.9993069171905518, 0.9872117638587952, 0.06822658330202103, 0.999991536140441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roster./basketball/basketball_roster_position/position_input &lt;SEP&gt; &lt;START&gt; /sports/sports_team/roster./basketball/basketball_roster_position/position-1 /sports/sports_team/roster./basketball/basketball_roster_position/position-1 /sports/sports_position/players./sports/sports_team_roster/team &lt;END&gt;</text:p>
          </table:table-cell>
          <table:table-cell office:value-type="string" calcext:value-type="string">
            <text:p><text:s/>0.047852918406698274 </text:p>
          </table:table-cell>
          <table:table-cell office:value-type="string" calcext:value-type="string">
            <text:p><text:s/>[0.9935451745986938, 0.9822518825531006, 0.04916777089238167, 0.997280716896057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-1_input &lt;SEP&gt; &lt;START&gt; /people/person/profession /people/person/profession-1 /people/person/profession-1 /influence/influence_node/influenced_by-1 &lt;END&gt;</text:p>
          </table:table-cell>
          <table:table-cell office:value-type="string" calcext:value-type="string">
            <text:p><text:s/>0.04747088845626801 </text:p>
          </table:table-cell>
          <table:table-cell office:value-type="string" calcext:value-type="string">
            <text:p><text:s/>[0.8902217745780945, 0.9592689871788025, 0.06847772002220154, 0.8117918372154236, 0.999987959861755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release_date_s./film/film_regional_release_date/film_release_distribution_medium-1_input &lt;SEP&gt; &lt;START&gt; /film/film/release_date_s./film/film_regional_release_date/film_release_distribution_medium /film/film/release_date_s./film/film_regional_release_date/film_release_region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4561467128667061 </text:p>
          </table:table-cell>
          <table:table-cell office:value-type="string" calcext:value-type="string">
            <text:p><text:s/>[0.996173083782196, 0.9805975556373596, 0.9820196032524109, 0.0475512333214283, 0.99999308586120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usic/genre/parent_genre-1_input &lt;SEP&gt; &lt;START&gt; /music/genre/artists-1 /music/genre/artists-1 /people/person/gender /people/person/gender &lt;END&gt;</text:p>
          </table:table-cell>
          <table:table-cell office:value-type="string" calcext:value-type="string">
            <text:p><text:s/>0.040066362697264137 </text:p>
          </table:table-cell>
          <table:table-cell office:value-type="string" calcext:value-type="string">
            <text:p><text:s/>[0.9980564117431641, 0.09814516454935074, 0.6244956254959106, 0.6549805998802185, 0.999995589256286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tions/continents/countries_within-1_input &lt;SEP&gt; &lt;START&gt; /location/location/time_zones-1 /base/locations/continents/countries_within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03768403215701739 </text:p>
          </table:table-cell>
          <table:table-cell office:value-type="string" calcext:value-type="string">
            <text:p><text:s/>[0.9432224035263062, 0.15978528559207916, 0.25004956126213074, 0.99995481967926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colors_input &lt;SEP&gt; &lt;START&gt; /sports/sports_team/colors-1 /sports/sports_position/players./sports/sports_team_roster/team /sports/sports_position/players./sports/sports_team_roster/team /sports/sports_position/players./sports/sports_team_roster/team &lt;END&gt;</text:p>
          </table:table-cell>
          <table:table-cell office:value-type="string" calcext:value-type="string">
            <text:p><text:s/>0.03765923460924876 </text:p>
          </table:table-cell>
          <table:table-cell office:value-type="string" calcext:value-type="string">
            <text:p><text:s/>[0.9800817370414734, 0.9263303875923157, 0.9420358538627625, 0.044034481048583984, 0.999960780143737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gdp_real./measurement_unit/adjusted_money_value/adjustment_currency-1_input &lt;SEP&gt; &lt;START&gt; /film/film/estimated_budget./measurement_unit/dated_money_value/currency-1 /film/film/estimated_budget./measurement_unit/dated_money_value/currency-1 /film/film/estimated_budget./measurement_unit/dated_money_value/currency-1 /film/actor/film./film/performance/film-1 &lt;END&gt;</text:p>
          </table:table-cell>
          <table:table-cell office:value-type="string" calcext:value-type="string">
            <text:p><text:s/>0.03681726050792463 </text:p>
          </table:table-cell>
          <table:table-cell office:value-type="string" calcext:value-type="string">
            <text:p><text:s/>[0.904807984828949, 0.19104120135307312, 0.3318517804145813, 0.6418378949165344, 0.9999965429306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country/second_level_divisions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location/contains &lt;END&gt;</text:p>
          </table:table-cell>
          <table:table-cell office:value-type="string" calcext:value-type="string">
            <text:p><text:s/>0.03550933188896548 </text:p>
          </table:table-cell>
          <table:table-cell office:value-type="string" calcext:value-type="string">
            <text:p><text:s/>[0.9205871224403381, 0.05496607720851898, 0.7185801863670349, 0.9765819907188416, 0.999997496604919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ime/event/locations_input &lt;SEP&gt; &lt;START&gt; /olympics/olympic_participating_country/medals_won./olympics/olympic_medal_honor/olympics /olympics/olympic_participating_country/medals_won./olympics/olympic_medal_honor/olympics /location/statistical_region/gdp_nominal./measurement_unit/dated_money_value/currency-1 /location/statistical_region/gni_per_capita_in_ppp_dollars./measurement_unit/dated_money_value/currency-1 &lt;END&gt;</text:p>
          </table:table-cell>
          <table:table-cell office:value-type="string" calcext:value-type="string">
            <text:p><text:s/>0.03368800150794044 </text:p>
          </table:table-cell>
          <table:table-cell office:value-type="string" calcext:value-type="string">
            <text:p><text:s/>[0.9464611411094666, 0.9786146879196167, 0.0584699921309948, 0.6220552921295166, 0.999997019767761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colors_input &lt;SEP&gt; &lt;START&gt; /sports/sports_team/colors-1 /sports/sports_position/players./sports/sports_team_roster/team /soccer/football_team/current_roster./soccer/football_roster_position/position-1 &lt;END&gt;</text:p>
          </table:table-cell>
          <table:table-cell office:value-type="string" calcext:value-type="string">
            <text:p><text:s/>0.03226546973467203 </text:p>
          </table:table-cell>
          <table:table-cell office:value-type="string" calcext:value-type="string">
            <text:p><text:s/>[0.9800817370414734, 0.9263303875923157, 0.03637450560927391, 0.977040767669677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risk_factors_input &lt;SEP&gt; &lt;START&gt; /people/person/gender-1 /people/person/gender /medicine/disease/risk_factors-1 &lt;END&gt;</text:p>
          </table:table-cell>
          <table:table-cell office:value-type="string" calcext:value-type="string">
            <text:p><text:s/>0.031481731824687574 </text:p>
          </table:table-cell>
          <table:table-cell office:value-type="string" calcext:value-type="string">
            <text:p><text:s/>[0.9885739088058472, 0.2723437547683716, 0.11851368844509125, 0.986650943756103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-1_input &lt;SEP&gt; &lt;START&gt; /people/person/profession /people/person/profession /people/person/profession-1 /influence/influence_node/influenced_by-1 &lt;END&gt;</text:p>
          </table:table-cell>
          <table:table-cell office:value-type="string" calcext:value-type="string">
            <text:p><text:s/>0.027734763782167708 </text:p>
          </table:table-cell>
          <table:table-cell office:value-type="string" calcext:value-type="string">
            <text:p><text:s/>[0.8902217745780945, 0.03705918416380882, 0.8995969891548157, 0.9345198273658752, 0.99998593330383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usic/genre/parent_genre-1_input &lt;SEP&gt; &lt;START&gt; /music/genre/artists-1 /people/person/gender /music/genre/artists-1 &lt;END&gt;</text:p>
          </table:table-cell>
          <table:table-cell office:value-type="string" calcext:value-type="string">
            <text:p><text:s/>0.027716097505933575 </text:p>
          </table:table-cell>
          <table:table-cell office:value-type="string" calcext:value-type="string">
            <text:p><text:s/>[0.9980564117431641, 0.8385819792747498, 0.040065549314022064, 0.82653331756591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-1_input &lt;SEP&gt; &lt;START&gt; /baseball/baseball_team/team_stats./baseball/baseball_team_stats/season-1 /sports/sports_team/sport /sports/sports_team/sport &lt;END&gt;</text:p>
          </table:table-cell>
          <table:table-cell office:value-type="string" calcext:value-type="string">
            <text:p><text:s/>0.02694793188339193 </text:p>
          </table:table-cell>
          <table:table-cell office:value-type="string" calcext:value-type="string">
            <text:p><text:s/>[0.9987994432449341, 0.037893880158662796, 0.7131679058074951, 0.998357951641082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ranked_item/appears_in_ranked_lists./award/ranking/list-1_input &lt;SEP&gt; &lt;START&gt; /business/business_operation/revenue./measurement_unit/dated_money_value/currency /organization/non_profit_organization/registered_with./organization/non_profit_registration/registering_agency-1 /organization/non_profit_organization/registered_with./organization/non_profit_registration/registering_agency-1 &lt;END&gt;</text:p>
          </table:table-cell>
          <table:table-cell office:value-type="string" calcext:value-type="string">
            <text:p><text:s/>0.025751286018801778 </text:p>
          </table:table-cell>
          <table:table-cell office:value-type="string" calcext:value-type="string">
            <text:p><text:s/>[0.032195959240198135, 0.8437139391899109, 0.9644615650177002, 0.982918262481689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_input &lt;SEP&gt; &lt;START&gt; /award/award_nominee/award_nominations./award/award_nomination/award /award/award_category/winners./award/award_honor/award_winner-1 /award/award_category/winners./award/award_honor/award_winner &lt;END&gt;</text:p>
          </table:table-cell>
          <table:table-cell office:value-type="string" calcext:value-type="string">
            <text:p><text:s/>0.024667014206621478 </text:p>
          </table:table-cell>
          <table:table-cell office:value-type="string" calcext:value-type="string">
            <text:p><text:s/>[0.8719533681869507, 0.05754460394382477, 0.5229010581970215, 0.940154433250427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_input &lt;SEP&gt; &lt;START&gt; /sports/sports_team/roster./baseball/baseball_roster_position/position /sports/sports_team/roster./baseball/baseball_roster_position/position-1 /sports/sports_position/players./sports/sports_team_roster/team-1 &lt;END&gt;</text:p>
          </table:table-cell>
          <table:table-cell office:value-type="string" calcext:value-type="string">
            <text:p><text:s/>0.023574099562288394 </text:p>
          </table:table-cell>
          <table:table-cell office:value-type="string" calcext:value-type="string">
            <text:p><text:s/>[0.8098864555358887, 0.03846524655818939, 0.7576218247413635, 0.998826324939727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risk_factors_input &lt;SEP&gt; &lt;START&gt; /people/person/gender-1 /people/person/gender /people/person/gender-1 /award/award_winner/awards_won./award/award_honor/award_winner &lt;END&gt;</text:p>
          </table:table-cell>
          <table:table-cell office:value-type="string" calcext:value-type="string">
            <text:p><text:s/>0.02349472426264216 </text:p>
          </table:table-cell>
          <table:table-cell office:value-type="string" calcext:value-type="string">
            <text:p><text:s/>[0.9885739088058472, 0.2723437547683716, 0.6910150051116943, 0.126287043094635, 0.999994277954101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legislative_sessions-1_input &lt;SEP&gt; &lt;START&gt; /government/legislative_session/members./government/government_position_held/district_represented-1 /government/legislative_session/members./government/government_position_held/district_represented /government/legislative_session/members./government/government_position_held/district_represented-1 /government/politician/government_positions_held./government/government_position_held/legislative_sessions &lt;END&gt;</text:p>
          </table:table-cell>
          <table:table-cell office:value-type="string" calcext:value-type="string">
            <text:p><text:s/>0.022486333028847717 </text:p>
          </table:table-cell>
          <table:table-cell office:value-type="string" calcext:value-type="string">
            <text:p><text:s/>[0.16159871220588684, 0.593517541885376, 0.5375407934188843, 0.4361515939235687, 0.999996066093444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_input &lt;SEP&gt; &lt;START&gt; /olympics/olympic_sport/athletes./olympics/olympic_athlete_affiliation/country-1 /olympics/olympic_sport/athletes./olympics/olympic_athlete_affiliation/country-1 /people/person/places_lived./people/place_lived/location-1 /people/person/nationality-1 &lt;END&gt;</text:p>
          </table:table-cell>
          <table:table-cell office:value-type="string" calcext:value-type="string">
            <text:p><text:s/>0.022052049291730155 </text:p>
          </table:table-cell>
          <table:table-cell office:value-type="string" calcext:value-type="string">
            <text:p><text:s/>[0.03198647126555443, 0.6950167417526245, 0.9932235479354858, 0.998715877532959, 0.999996304512023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usic/genre/parent_genre-1_input &lt;SEP&gt; &lt;START&gt; /music/genre/artists-1 /music/genre/artists-1 /music/genre/artists-1 /music/genre/artists-1 &lt;END&gt;</text:p>
          </table:table-cell>
          <table:table-cell office:value-type="string" calcext:value-type="string">
            <text:p><text:s/>0.0219858337677945 </text:p>
          </table:table-cell>
          <table:table-cell office:value-type="string" calcext:value-type="string">
            <text:p><text:s/>[0.9980564117431641, 0.09814516454935074, 0.3222310543060303, 0.696735143661499, 0.999732553958892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sibling_s./people/sibling_relationship/sibling_input &lt;SEP&gt; &lt;START&gt; /music/record_label/artist-1 /music/record_label/artist-1 /music/record_label/artist-1 /music/record_label/artist-1 &lt;END&gt;</text:p>
          </table:table-cell>
          <table:table-cell office:value-type="string" calcext:value-type="string">
            <text:p><text:s/>0.021514828076874104 </text:p>
          </table:table-cell>
          <table:table-cell office:value-type="string" calcext:value-type="string">
            <text:p><text:s/>[0.9747959971427917, 0.9917357563972473, 0.04468417167663574, 0.4980529248714447, 0.99999761581420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location/partially_contains-1_input &lt;SEP&gt; &lt;START&gt; /film/film/release_date_s./film/film_regional_release_date/film_release_region /film/film/release_date_s./film/film_regional_release_date/film_release_region-1 /location/location/partially_contains &lt;END&gt;</text:p>
          </table:table-cell>
          <table:table-cell office:value-type="string" calcext:value-type="string">
            <text:p><text:s/>0.02135632458102701 </text:p>
          </table:table-cell>
          <table:table-cell office:value-type="string" calcext:value-type="string">
            <text:p><text:s/>[0.026027537882328033, 0.9731317758560181, 0.843203067779541, 0.99997603893280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ravel/travel_destination/how_to_get_here./travel/transportation/mode_of_transportation_input &lt;SEP&gt; &lt;START&gt; /people/marriage_union_type/unions_of_this_type./people/marriage/location_of_ceremony-1 /people/person/spouse_s./people/marriage/type_of_union-1 /people/person/nationality-1 /location/statistical_region/religions./location/religion_percentage/religion &lt;END&gt;</text:p>
          </table:table-cell>
          <table:table-cell office:value-type="string" calcext:value-type="string">
            <text:p><text:s/>0.02087500886730451 </text:p>
          </table:table-cell>
          <table:table-cell office:value-type="string" calcext:value-type="string">
            <text:p><text:s/>[0.9583600759506226, 0.9608733654022217, 0.02849552035331726, 0.7955300807952881, 0.999996781349182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legislative_sessions-1_input &lt;SEP&gt; &lt;START&gt; /government/legislative_session/members./government/government_position_held/district_represented-1 /government/legislative_session/members./government/government_position_held/district_represented /government/legislative_session/members./government/government_position_held/legislative_sessions-1 /government/legislative_session/members./government/government_position_held/legislative_sessions &lt;END&gt;</text:p>
          </table:table-cell>
          <table:table-cell office:value-type="string" calcext:value-type="string">
            <text:p><text:s/>0.02083558064462281 </text:p>
          </table:table-cell>
          <table:table-cell office:value-type="string" calcext:value-type="string">
            <text:p><text:s/>[0.16159871220588684, 0.593517541885376, 0.30593761801719666, 0.7100730538368225, 0.999995946884155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usic/genre/parent_genre-1_input &lt;SEP&gt; &lt;START&gt; /music/genre/artists-1 /music/genre/artists-1 /people/person/gender /music/genre/artists-1 &lt;END&gt;</text:p>
          </table:table-cell>
          <table:table-cell office:value-type="string" calcext:value-type="string">
            <text:p><text:s/>0.0205799799727294 </text:p>
          </table:table-cell>
          <table:table-cell office:value-type="string" calcext:value-type="string">
            <text:p><text:s/>[0.9980564117431641, 0.09814516454935074, 0.6244956254959106, 0.3364298343658447, 0.999993205070495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_input &lt;SEP&gt; &lt;START&gt; /award/award_nominee/award_nominations./award/award_nomination/award /award/award_category/winners./award/award_honor/award_winner-1 /award/award_category/winners./award/award_honor/award_winner /award/award_category/category_of &lt;END&gt;</text:p>
          </table:table-cell>
          <table:table-cell office:value-type="string" calcext:value-type="string">
            <text:p><text:s/>0.020321582714108798 </text:p>
          </table:table-cell>
          <table:table-cell office:value-type="string" calcext:value-type="string">
            <text:p><text:s/>[0.8712075352668762, 0.032007794827222824, 0.9370489120483398, 0.7777138948440552, 0.999995470046997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organization/organization_founder/organizations_founded-1_input &lt;SEP&gt; &lt;START&gt; /award/award_category/winners./award/award_honor/award_winner-1 /award/award_category/nominees./award/award_nomination/nominated_for-1 /award/award_category/winners./award/award_honor/award_winner-1 &lt;END&gt;</text:p>
          </table:table-cell>
          <table:table-cell office:value-type="string" calcext:value-type="string">
            <text:p><text:s/>0.02020573094906385 </text:p>
          </table:table-cell>
          <table:table-cell office:value-type="string" calcext:value-type="string">
            <text:p><text:s/>[0.9792486429214478, 0.9923182725906372, 0.21153824031352997, 0.0982973277568817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gdp_real./measurement_unit/adjusted_money_value/adjustment_currency-1_input &lt;SEP&gt; &lt;START&gt; /film/film/estimated_budget./measurement_unit/dated_money_value/currency-1 /film/film/estimated_budget./measurement_unit/dated_money_value/currency-1 /film/film_distributor/films_distributed./film/film_film_distributor_relationship/film-1 /film/film_distributor/films_distributed./film/film_film_distributor_relationship/film &lt;END&gt;</text:p>
          </table:table-cell>
          <table:table-cell office:value-type="string" calcext:value-type="string">
            <text:p><text:s/>0.019891915923814386 </text:p>
          </table:table-cell>
          <table:table-cell office:value-type="string" calcext:value-type="string">
            <text:p><text:s/>[0.904807984828949, 0.19104120135307312, 0.11681410670280457, 0.9851632714271545, 0.999976158142089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-1_input &lt;SEP&gt; &lt;START&gt; /education/educational_institution/students_graduates./education/education/major_field_of_study-1 /sports/sports_league_draft/picks./sports/sports_league_draft_pick/school &lt;END&gt;</text:p>
          </table:table-cell>
          <table:table-cell office:value-type="string" calcext:value-type="string">
            <text:p><text:s/>0.019218955849255495 </text:p>
          </table:table-cell>
          <table:table-cell office:value-type="string" calcext:value-type="string">
            <text:p><text:s/>[0.9710296988487244, 0.05178504064679146, 0.3822019994258880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ime/event/locations_input &lt;SEP&gt; &lt;START&gt; /olympics/olympic_participating_country/medals_won./olympics/olympic_medal_honor/olympics /olympics/olympic_participating_country/medals_won./olympics/olympic_medal_honor/olympics /location/statistical_region/gdp_nominal./measurement_unit/dated_money_value/currency-1 /film/film/estimated_budget./measurement_unit/dated_money_value/currency-1 &lt;END&gt;</text:p>
          </table:table-cell>
          <table:table-cell office:value-type="string" calcext:value-type="string">
            <text:p><text:s/>0.018811877074779954 </text:p>
          </table:table-cell>
          <table:table-cell office:value-type="string" calcext:value-type="string">
            <text:p><text:s/>[0.9464611411094666, 0.9786146879196167, 0.0584699921309948, 0.347364604473114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-1_input &lt;SEP&gt; &lt;START&gt; /film/film/language /film/film/personal_appearances./film/personal_film_appearance/person-1 /film/film/personal_appearances./film/personal_film_appearance/person-1 /people/person/languages &lt;END&gt;</text:p>
          </table:table-cell>
          <table:table-cell office:value-type="string" calcext:value-type="string">
            <text:p><text:s/>0.018295394331264946 </text:p>
          </table:table-cell>
          <table:table-cell office:value-type="string" calcext:value-type="string">
            <text:p><text:s/>[0.971259355545044, 0.9997568726539612, 0.01925278827548027, 0.9786517024040222, 0.999977827072143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risk_factors_input &lt;SEP&gt; &lt;START&gt; /people/person/gender-1 /people/person/gender /people/person/gender-1 /award/award_winner/awards_won./award/award_honor/award_winner-1 &lt;END&gt;</text:p>
          </table:table-cell>
          <table:table-cell office:value-type="string" calcext:value-type="string">
            <text:p><text:s/>0.01756446877519288 </text:p>
          </table:table-cell>
          <table:table-cell office:value-type="string" calcext:value-type="string">
            <text:p><text:s/>[0.9885739088058472, 0.2723437547683716, 0.6910150051116943, 0.09441105276346207, 0.999995708465576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location/partially_contains-1_input &lt;SEP&gt; &lt;START&gt; /film/film/release_date_s./film/film_regional_release_date/film_release_region-1 /film/film/release_date_s./film/film_regional_release_date/film_release_region /location/location/partially_contains &lt;END&gt;</text:p>
          </table:table-cell>
          <table:table-cell office:value-type="string" calcext:value-type="string">
            <text:p><text:s/>0.017498321674423084 </text:p>
          </table:table-cell>
          <table:table-cell office:value-type="string" calcext:value-type="string">
            <text:p><text:s/>[0.9400085210800171, 0.027388276532292366, 0.6796925067901611, 0.999971032142639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country/second_level_divisions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-1 /location/location/contains &lt;END&gt;</text:p>
          </table:table-cell>
          <table:table-cell office:value-type="string" calcext:value-type="string">
            <text:p><text:s/>0.017353826294183732 </text:p>
          </table:table-cell>
          <table:table-cell office:value-type="string" calcext:value-type="string">
            <text:p><text:s/>[0.021591657772660255, 0.8369449377059937, 0.9861180186271667, 0.973834216594696, 0.999996423721313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ravel/travel_destination/how_to_get_here./travel/transportation/mode_of_transportation_input &lt;SEP&gt; &lt;START&gt; /people/marriage_union_type/unions_of_this_type./people/marriage/location_of_ceremony-1 /people/person/spouse_s./people/marriage/type_of_union /people/person/places_lived./people/place_lived/location /travel/travel_destination/how_to_get_here./travel/transportation/mode_of_transportation &lt;END&gt;</text:p>
          </table:table-cell>
          <table:table-cell office:value-type="string" calcext:value-type="string">
            <text:p><text:s/>0.01730872992385146 </text:p>
          </table:table-cell>
          <table:table-cell office:value-type="string" calcext:value-type="string">
            <text:p><text:s/>[0.9583600759506226, 0.02491964027285576, 0.7331762909889221, 0.9885315895080566, 0.999990224838256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gdp_real./measurement_unit/adjusted_money_value/adjustment_currency-1_input &lt;SEP&gt; &lt;START&gt; /film/film/estimated_budget./measurement_unit/dated_money_value/currency-1 /film/film/estimated_budget./measurement_unit/dated_money_value/currency-1 /film/film/estimated_budget./measurement_unit/dated_money_value/currency-1 /film/film/produced_by &lt;END&gt;</text:p>
          </table:table-cell>
          <table:table-cell office:value-type="string" calcext:value-type="string">
            <text:p><text:s/>0.016798923966309196 </text:p>
          </table:table-cell>
          <table:table-cell office:value-type="string" calcext:value-type="string">
            <text:p><text:s/>[0.904807984828949, 0.19104120135307312, 0.3318517804145813, 0.2928563356399536, 0.999998211860656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_input &lt;SEP&gt; &lt;START&gt; /award/award_nominee/award_nominations./award/award_nomination/award /award/award_category/winners./award/award_honor/award_winner-1 /award/award_category/winners./award/award_honor/award_winner-1 /award/award_category/winners./award/award_honor/award_winner &lt;END&gt;</text:p>
          </table:table-cell>
          <table:table-cell office:value-type="string" calcext:value-type="string">
            <text:p><text:s/>0.01668007847044517 </text:p>
          </table:table-cell>
          <table:table-cell office:value-type="string" calcext:value-type="string">
            <text:p><text:s/>[0.8719533681869507, 0.05754460394382477, 0.35331082344055176, 0.9409012794494629, 0.999998211860656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personal_appearances./film/personal_film_appearance/person_input &lt;SEP&gt; &lt;START&gt; /people/ethnicity/people-1 /people/ethnicity/people-1 /people/person/profession /media_common/netflix_genre/titles-1 &lt;END&gt;</text:p>
          </table:table-cell>
          <table:table-cell office:value-type="string" calcext:value-type="string">
            <text:p><text:s/>0.016664520523046823 </text:p>
          </table:table-cell>
          <table:table-cell office:value-type="string" calcext:value-type="string">
            <text:p><text:s/>[0.020160986110568047, 0.9202104210853577, 0.9879387617111206, 0.9092118144035339, 0.99999725818634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geographic_distribution_input &lt;SEP&gt; &lt;START&gt; /film/film/release_date_s./film/film_regional_release_date/film_release_region-1 /film/film/release_date_s./film/film_regional_release_date/film_release_region-1 /film/film/release_date_s./film/film_regional_release_date/film_release_region-1 /location/location/adjoin_s./location/adjoining_relationship/adjoins &lt;END&gt;</text:p>
          </table:table-cell>
          <table:table-cell office:value-type="string" calcext:value-type="string">
            <text:p><text:s/>0.016211423553994436 </text:p>
          </table:table-cell>
          <table:table-cell office:value-type="string" calcext:value-type="string">
            <text:p><text:s/>[0.9412303566932678, 0.7935664653778076, 0.05767989531159401, 0.37628597021102905, 0.999998688697814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-1_input &lt;SEP&gt; &lt;START&gt; /award/award_category/winners./award/award_honor/award_winner-1 /influence/influence_node/influenced_by-1 /award/award_nominee/award_nominations./award/award_nomination/award /award/award_category/nominees./award/award_nomination/nominated_for-1 &lt;END&gt;</text:p>
          </table:table-cell>
          <table:table-cell office:value-type="string" calcext:value-type="string">
            <text:p><text:s/>0.016193376187627527 </text:p>
          </table:table-cell>
          <table:table-cell office:value-type="string" calcext:value-type="string">
            <text:p><text:s/>[0.9571573138237, 0.9980217218399048, 0.9920193552970886, 0.017088185995817184, 0.999995350837707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university/international_tuition./measurement_unit/dated_money_value/currency_input &lt;SEP&gt; &lt;START&gt; /film/film/estimated_budget./measurement_unit/dated_money_value/currency-1 /film/film/estimated_budget./measurement_unit/dated_money_value/currency-1 /film/film/release_date_s./film/film_regional_release_date/film_release_region-1 /location/statistical_region/gdp_nominal./measurement_unit/dated_money_value/currency-1 &lt;END&gt;</text:p>
          </table:table-cell>
          <table:table-cell office:value-type="string" calcext:value-type="string">
            <text:p><text:s/>0.015470298172501307 </text:p>
          </table:table-cell>
          <table:table-cell office:value-type="string" calcext:value-type="string">
            <text:p><text:s/>[0.851913332939148, 0.07503558695316315, 0.6308854818344116, 0.3836183547973633, 0.999967932701110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field_of_study/students_majoring./education/education/major_field_of_study-1_input &lt;SEP&gt; &lt;START&gt; /film/film/language /film/film/estimated_budget./measurement_unit/dated_money_value/currency /film/film/estimated_budget./measurement_unit/dated_money_value/currency-1 /film/actor/film./film/performance/film &lt;END&gt;</text:p>
          </table:table-cell>
          <table:table-cell office:value-type="string" calcext:value-type="string">
            <text:p><text:s/>0.015313320604341906 </text:p>
          </table:table-cell>
          <table:table-cell office:value-type="string" calcext:value-type="string">
            <text:p><text:s/>[0.9427300691604614, 0.035819780081510544, 0.8791066408157349, 0.5158441662788391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notable_people_with_this_condition-1_input &lt;SEP&gt; &lt;START&gt; /people/person/religion-1 /people/person/religion-1 /people/person/religion-1 /people/person/religion-1 &lt;END&gt;</text:p>
          </table:table-cell>
          <table:table-cell office:value-type="string" calcext:value-type="string">
            <text:p><text:s/>0.014810100529254662 </text:p>
          </table:table-cell>
          <table:table-cell office:value-type="string" calcext:value-type="string">
            <text:p><text:s/>[0.9806416630744934, 0.021847324445843697, 0.7878824472427368, 0.8773844838142395, 0.999995470046997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colors_input &lt;SEP&gt; &lt;START&gt; /sports/sports_team/colors-1 /sports/sports_position/players./sports/sports_team_roster/team /sports/sports_position/players./sports/sports_team_roster/team /base/x2010fifaworldcupsouthafrica/world_cup_squad/current_world_cup_squad./base/x2010fifaworldcupsouthafrica/current_world_cup_squad/current_club-1 &lt;END&gt;</text:p>
          </table:table-cell>
          <table:table-cell office:value-type="string" calcext:value-type="string">
            <text:p><text:s/>0.014356237005192247 </text:p>
          </table:table-cell>
          <table:table-cell office:value-type="string" calcext:value-type="string">
            <text:p><text:s/>[0.9800817370414734, 0.9263303875923157, 0.9420358538627625, 0.01678594946861267, 0.999997854232788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_input &lt;SEP&gt; &lt;START&gt; /award/award_nominee/award_nominations./award/award_nomination/award /award/award_nominee/award_nominations./award/award_nomination/award /award/award_nominee/award_nominations./award/award_nomination/award &lt;END&gt;</text:p>
          </table:table-cell>
          <table:table-cell office:value-type="string" calcext:value-type="string">
            <text:p><text:s/>0.014211124493789726 </text:p>
          </table:table-cell>
          <table:table-cell office:value-type="string" calcext:value-type="string">
            <text:p><text:s/>[0.8712075352668762, 0.022789450362324715, 0.7898303270339966, 0.906231522560119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-1_input &lt;SEP&gt; &lt;START&gt; /education/educational_institution/students_graduates./education/education/major_field_of_study-1 /sports/sports_league_draft/picks./sports/sports_league_draft_pick/school /organization/endowed_organization/endowment./measurement_unit/dated_money_value/currency &lt;END&gt;</text:p>
          </table:table-cell>
          <table:table-cell office:value-type="string" calcext:value-type="string">
            <text:p><text:s/>0.0140505440925189 </text:p>
          </table:table-cell>
          <table:table-cell office:value-type="string" calcext:value-type="string">
            <text:p><text:s/>[0.9710296988487244, 0.05178504064679146, 0.31006911396980286, 0.901151478290557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colors_input &lt;SEP&gt; &lt;START&gt; /sports/sports_team/colors-1 /sports/sports_position/players./sports/sports_team_roster/team /sports/sports_position/players./sports/sports_team_roster/team /sports/sports_position/players./sports/sports_team_roster/position /sports/sports_position/players./sports/sports_team_roster/team-1 &lt;END&gt;</text:p>
          </table:table-cell>
          <table:table-cell office:value-type="string" calcext:value-type="string">
            <text:p><text:s/>0.013997005349224798 </text:p>
          </table:table-cell>
          <table:table-cell office:value-type="string" calcext:value-type="string">
            <text:p><text:s/>[0.9800817370414734, 0.9263303875923157, 0.9420358538627625, 0.03214186429977417, 0.5091779828071594, 0.99999725818634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gdp_real./measurement_unit/adjusted_money_value/adjustment_currency-1_input &lt;SEP&gt; &lt;START&gt; /film/film/estimated_budget./measurement_unit/dated_money_value/currency-1 /film/film/language /education/educational_degree/people_with_this_degree./education/education/major_field_of_study /education/educational_degree/people_with_this_degree./education/education/student &lt;END&gt;</text:p>
          </table:table-cell>
          <table:table-cell office:value-type="string" calcext:value-type="string">
            <text:p><text:s/>0.013808758712022928 </text:p>
          </table:table-cell>
          <table:table-cell office:value-type="string" calcext:value-type="string">
            <text:p><text:s/>[0.904807984828949, 0.04228706285357475, 0.5233293771743774, 0.6896307468414307, 0.99999761581420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_input &lt;SEP&gt; &lt;START&gt; /soccer/football_team/current_roster./soccer/football_roster_position/position /soccer/football_team/current_roster./soccer/football_roster_position/position /sports/sports_position/players./sports/sports_team_roster/position-1 /soccer/football_team/current_roster./soccer/football_roster_position/position &lt;END&gt;</text:p>
          </table:table-cell>
          <table:table-cell office:value-type="string" calcext:value-type="string">
            <text:p><text:s/>0.013745361811133495 </text:p>
          </table:table-cell>
          <table:table-cell office:value-type="string" calcext:value-type="string">
            <text:p><text:s/>[0.05331265926361084, 0.514197826385498, 0.7463065981864929, 0.6718818545341492, 0.999966382980346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biblioness/bibs_location/state-1_input &lt;SEP&gt; &lt;START&gt; /organization/organization/headquarters./location/mailing_address/state_province_region-1 /organization/organization/headquarters./location/mailing_address/citytown /base/biblioness/bibs_location/state-1 /location/location/contains-1 &lt;END&gt;</text:p>
          </table:table-cell>
          <table:table-cell office:value-type="string" calcext:value-type="string">
            <text:p><text:s/>0.013668721910961289 </text:p>
          </table:table-cell>
          <table:table-cell office:value-type="string" calcext:value-type="string">
            <text:p><text:s/>[0.9827100038528442, 0.996037483215332, 0.9911487102508545, 0.014089291915297508, 0.999997377395629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university/international_tuition./measurement_unit/dated_money_value/currency_input &lt;SEP&gt; &lt;START&gt; /film/film/estimated_budget./measurement_unit/dated_money_value/currency /film/film/release_date_s./film/film_regional_release_date/film_release_region-1 /location/statistical_region/gdp_real./measurement_unit/adjusted_money_value/adjustment_currency-1 /education/university/domestic_tuition./measurement_unit/dated_money_value/currency &lt;END&gt;</text:p>
          </table:table-cell>
          <table:table-cell office:value-type="string" calcext:value-type="string">
            <text:p><text:s/>0.01305995787766857 </text:p>
          </table:table-cell>
          <table:table-cell office:value-type="string" calcext:value-type="string">
            <text:p><text:s/>[0.02823578380048275, 0.8766120076179504, 0.683220624923706, 0.7722792625427246, 0.999998092651367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_input &lt;SEP&gt; &lt;START&gt; /base/schemastaging/organization_extra/phone_number./base/schemastaging/phone_sandbox/service_language-1 /base/schemastaging/organization_extra/phone_number./base/schemastaging/phone_sandbox/service_language-1 /business/job_title/people_with_this_title./business/employment_tenure/company &lt;END&gt;</text:p>
          </table:table-cell>
          <table:table-cell office:value-type="string" calcext:value-type="string">
            <text:p><text:s/>0.012925798875193595 </text:p>
          </table:table-cell>
          <table:table-cell office:value-type="string" calcext:value-type="string">
            <text:p><text:s/>[0.9977259039878845, 0.9896665811538696, 0.013091126456856728, 0.999954462051391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employment_history./business/employment_tenure/company_input &lt;SEP&gt; &lt;START&gt; /film/film_distributor/films_distributed./film/film_film_distributor_relationship/film /film/film/estimated_budget./measurement_unit/dated_money_value/currency-1 /film/film/produced_by /award/award_nominee/award_nominations./award/award_nomination/award_nominee &lt;END&gt;</text:p>
          </table:table-cell>
          <table:table-cell office:value-type="string" calcext:value-type="string">
            <text:p><text:s/>0.012773547298739191 </text:p>
          </table:table-cell>
          <table:table-cell office:value-type="string" calcext:value-type="string">
            <text:p><text:s/>[0.9682077169418335, 0.9039861559867859, 0.017939750105142593, 0.8135157227516174, 0.999997377395629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tions/continents/countries_within-1_input &lt;SEP&gt; &lt;START&gt; /location/location/time_zones-1 /base/locations/continents/countries_within /location/location/contains-1 /location/location/contains &lt;END&gt;</text:p>
          </table:table-cell>
          <table:table-cell office:value-type="string" calcext:value-type="string">
            <text:p><text:s/>0.012609765128802363 </text:p>
          </table:table-cell>
          <table:table-cell office:value-type="string" calcext:value-type="string">
            <text:p><text:s/>[0.9432224035263062, 0.15978528559207916, 0.3396414816379547, 0.24634066224098206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university/international_tuition./measurement_unit/dated_money_value/currency_input &lt;SEP&gt; &lt;START&gt; /location/statistical_region/rent50_2./measurement_unit/dated_money_value/currency-1 /location/statistical_region/rent50_2./measurement_unit/dated_money_value/currency-1 /business/business_operation/assets./measurement_unit/dated_money_value/currency &lt;END&gt;</text:p>
          </table:table-cell>
          <table:table-cell office:value-type="string" calcext:value-type="string">
            <text:p><text:s/>0.012432073948604589 </text:p>
          </table:table-cell>
          <table:table-cell office:value-type="string" calcext:value-type="string">
            <text:p><text:s/>[0.027251213788986206, 0.9480297565460205, 0.4812333285808563, 0.99995410442352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non_character_role/tv_regular_personal_appearances./tv/tv_regular_personal_appearance/person_input &lt;SEP&gt; &lt;START&gt; /people/person/gender-1 /base/popstra/celebrity/dated./base/popstra/dated/participant /tv/non_character_role/tv_regular_personal_appearances./tv/tv_regular_personal_appearance/person-1 &lt;END&gt;</text:p>
          </table:table-cell>
          <table:table-cell office:value-type="string" calcext:value-type="string">
            <text:p><text:s/>0.01238547471204534 </text:p>
          </table:table-cell>
          <table:table-cell office:value-type="string" calcext:value-type="string">
            <text:p><text:s/>[0.9722101092338562, 0.013567755930125713, 0.995400607585907, 0.943292975425720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administrative_division/first_level_division_of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location/administrative_division/country-1 &lt;END&gt;</text:p>
          </table:table-cell>
          <table:table-cell office:value-type="string" calcext:value-type="string">
            <text:p><text:s/>0.0118012707966714 </text:p>
          </table:table-cell>
          <table:table-cell office:value-type="string" calcext:value-type="string">
            <text:p><text:s/>[0.01972295716404915, 0.6494308114051819, 0.9221625328063965, 0.9991181492805481, 0.99999892711639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jurisdiction_of_office-1_input &lt;SEP&gt; &lt;START&gt; /location/location/contains-1 /people/person/places_lived./people/place_lived/location-1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11075868123795612 </text:p>
          </table:table-cell>
          <table:table-cell office:value-type="string" calcext:value-type="string">
            <text:p><text:s/>[0.8910936117172241, 0.9938974976539612, 0.9986143112182617, 0.012523210607469082, 0.999998569488525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tv_network/programs./tv/tv_network_duration/program_input &lt;SEP&gt; &lt;START&gt; /tv/tv_producer/programs_produced./tv/tv_producer_term/program-1 /tv/tv_program/languages-1 /location/country/official_language /film/film/release_date_s./film/film_regional_release_date/film_release_region &lt;END&gt;</text:p>
          </table:table-cell>
          <table:table-cell office:value-type="string" calcext:value-type="string">
            <text:p><text:s/>0.011073586906479364 </text:p>
          </table:table-cell>
          <table:table-cell office:value-type="string" calcext:value-type="string">
            <text:p><text:s/>[0.9728477001190186, 0.01678779348731041, 0.8320390582084656, 0.814906120300293, 0.999996662139892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geographic_distribution_input &lt;SEP&gt; &lt;START&gt; /film/film/release_date_s./film/film_regional_release_date/film_release_region-1 /film/film/release_date_s./film/film_regional_release_date/film_release_region-1 /location/location/adjoin_s./location/adjoining_relationship/adjoins-1 /people/ethnicity/geographic_distribution-1 &lt;END&gt;</text:p>
          </table:table-cell>
          <table:table-cell office:value-type="string" calcext:value-type="string">
            <text:p><text:s/>0.010977500565416009 </text:p>
          </table:table-cell>
          <table:table-cell office:value-type="string" calcext:value-type="string">
            <text:p><text:s/>[0.9412303566932678, 0.7935664653778076, 0.027834167703986168, 0.528024435043335, 0.999981522560119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university/international_tuition./measurement_unit/dated_money_value/currency_input &lt;SEP&gt; &lt;START&gt; /film/film/estimated_budget./measurement_unit/dated_money_value/currency-1 /film/film/release_date_s./film/film_regional_release_date/film_release_region-1 /location/statistical_region/gdp_nominal./measurement_unit/dated_money_value/currency-1 /education/university/domestic_tuition./measurement_unit/dated_money_value/currency &lt;END&gt;</text:p>
          </table:table-cell>
          <table:table-cell office:value-type="string" calcext:value-type="string">
            <text:p><text:s/>0.01096604672109731 </text:p>
          </table:table-cell>
          <table:table-cell office:value-type="string" calcext:value-type="string">
            <text:p><text:s/>[0.851913332939148, 0.8296684622764587, 0.994476854801178, 0.015601146034896374, 0.999997496604919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_input &lt;SEP&gt; &lt;START&gt; /sports/sports_team/roster./baseball/baseball_roster_position/position /sports/sports_position/players./sports/sports_team_roster/team-1 /sports/sports_team/roster./baseball/baseball_roster_position/position &lt;END&gt;</text:p>
          </table:table-cell>
          <table:table-cell office:value-type="string" calcext:value-type="string">
            <text:p><text:s/>0.010752880890563596 </text:p>
          </table:table-cell>
          <table:table-cell office:value-type="string" calcext:value-type="string">
            <text:p><text:s/>[0.8098864555358887, 0.9422090649604797, 0.014091919176280499, 0.999961495399475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places_exported_to./location/imports_and_exports/exported_to_input &lt;SEP&gt; &lt;START&gt; /base/aareas/schema/administrative_area/administrative_parent /base/aareas/schema/administrative_area/administrative_parent /location/statistical_region/places_exported_to./location/imports_and_exports/exported_to-1 &lt;END&gt;</text:p>
          </table:table-cell>
          <table:table-cell office:value-type="string" calcext:value-type="string">
            <text:p><text:s/>0.01057925224756083 </text:p>
          </table:table-cell>
          <table:table-cell office:value-type="string" calcext:value-type="string">
            <text:p><text:s/>[0.920859694480896, 0.013101851567626, 0.8836323022842407, 0.992332577705383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ime/event/locations_input &lt;SEP&gt; &lt;START&gt; /olympics/olympic_participating_country/medals_won./olympics/olympic_medal_honor/olympics /olympics/olympic_participating_country/medals_won./olympics/olympic_medal_honor/olympics /film/film/release_date_s./film/film_regional_release_date/film_release_region-1 &lt;END&gt;</text:p>
          </table:table-cell>
          <table:table-cell office:value-type="string" calcext:value-type="string">
            <text:p><text:s/>0.010239776720314536 </text:p>
          </table:table-cell>
          <table:table-cell office:value-type="string" calcext:value-type="string">
            <text:p><text:s/>[0.9464611411094666, 0.9786146879196167, 0.013508240692317486, 0.818421781063079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ime/event/locations_input &lt;SEP&gt; &lt;START&gt; /olympics/olympic_participating_country/medals_won./olympics/olympic_medal_honor/olympics /olympics/olympic_participating_country/medals_won./olympics/olympic_medal_honor/olympics /location/statistical_region/gni_per_capita_in_ppp_dollars./measurement_unit/dated_money_value/currency-1 /film/film/estimated_budget./measurement_unit/dated_money_value/currency &lt;END&gt;</text:p>
          </table:table-cell>
          <table:table-cell office:value-type="string" calcext:value-type="string">
            <text:p><text:s/>0.010220011893005696 </text:p>
          </table:table-cell>
          <table:table-cell office:value-type="string" calcext:value-type="string">
            <text:p><text:s/>[0.9464611411094666, 0.9786146879196167, 0.017103560268878937, 0.6451385617256165, 0.999993920326232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_input &lt;SEP&gt; &lt;START&gt; /sports/sports_team/roster./baseball/baseball_roster_position/position /sports/sports_position/players./sports/sports_team_roster/team-1 /sports/sports_team/sport /sports/sport/pro_athletes./sports/pro_sports_played/athlete-1 &lt;END&gt;</text:p>
          </table:table-cell>
          <table:table-cell office:value-type="string" calcext:value-type="string">
            <text:p><text:s/>0.010000582301067736 </text:p>
          </table:table-cell>
          <table:table-cell office:value-type="string" calcext:value-type="string">
            <text:p><text:s/>[0.8098864555358887, 0.9422090649604797, 0.9836450815200806, 0.013323667459189892, 0.999980807304382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-1_input &lt;SEP&gt; &lt;START&gt; /baseball/baseball_team/team_stats./baseball/baseball_team_stats/season-1 /sports/sports_team/sport /sports/sports_team/sport-1 &lt;END&gt;</text:p>
          </table:table-cell>
          <table:table-cell office:value-type="string" calcext:value-type="string">
            <text:p><text:s/>0.009811133951903283 </text:p>
          </table:table-cell>
          <table:table-cell office:value-type="string" calcext:value-type="string">
            <text:p><text:s/>[0.9987994432449341, 0.037893880158662796, 0.2666133940219879, 0.97227668762207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organization/organization_founder/organizations_founded-1_input &lt;SEP&gt; &lt;START&gt; /award/award_category/winners./award/award_honor/award_winner-1 /award/award_category/nominees./award/award_nomination/nominated_for-1 /award/award_category/winners./award/award_honor/award_winner-1 /award/award_nominee/award_nominations./award/award_nomination/nominated_for-1 &lt;END&gt;</text:p>
          </table:table-cell>
          <table:table-cell office:value-type="string" calcext:value-type="string">
            <text:p><text:s/>0.009714044627192137 </text:p>
          </table:table-cell>
          <table:table-cell office:value-type="string" calcext:value-type="string">
            <text:p><text:s/>[0.9792486429214478, 0.9923182725906372, 0.21153824031352997, 0.04725723713636398, 0.999997496604919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lfood/seasonal_month/produce_available./base/localfood/produce_availability/seasonal_months-1_input &lt;SEP&gt; &lt;START&gt; /travel/travel_destination/climate./travel/travel_destination_monthly_climate/month /travel/travel_destination/climate./travel/travel_destination_monthly_climate/month-1 /people/person/place_of_birth /award/award_nominee/award_nominations./award/award_nomination/award_nominee &lt;END&gt;</text:p>
          </table:table-cell>
          <table:table-cell office:value-type="string" calcext:value-type="string">
            <text:p><text:s/>0.009166961915315923 </text:p>
          </table:table-cell>
          <table:table-cell office:value-type="string" calcext:value-type="string">
            <text:p><text:s/>[0.9921945333480835, 0.021335087716579437, 0.7533167600631714, 0.5748540163040161, 0.99999761581420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_set_designer/film_sets_designed_input &lt;SEP&gt; &lt;START&gt; /award/award_nominee/award_nominations./award/award_nomination/nominated_for-1 /film/film/production_companies /film/film_distributor/films_distributed./film/film_film_distributor_relationship/film-1 /film/film_set_designer/film_sets_designed-1 &lt;END&gt;</text:p>
          </table:table-cell>
          <table:table-cell office:value-type="string" calcext:value-type="string">
            <text:p><text:s/>0.009135165330475937 </text:p>
          </table:table-cell>
          <table:table-cell office:value-type="string" calcext:value-type="string">
            <text:p><text:s/>[0.9031413197517395, 0.9986549615859985, 0.02002381905913353, 0.5058234930038452, 0.999998450279235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-1_input &lt;SEP&gt; &lt;START&gt; /people/person/profession /people/person/profession-1 /people/person/profession /people/person/profession-1 &lt;END&gt;</text:p>
          </table:table-cell>
          <table:table-cell office:value-type="string" calcext:value-type="string">
            <text:p><text:s/>0.00904570651822329 </text:p>
          </table:table-cell>
          <table:table-cell office:value-type="string" calcext:value-type="string">
            <text:p><text:s/>[0.8902217745780945, 0.9592689871788025, 0.015540944412350655, 0.6815983653068542, 0.99999523162841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_input &lt;SEP&gt; &lt;START&gt; /award/award_nominee/award_nominations./award/award_nomination/award /award/award_category/winners./award/award_honor/award_winner /award/award_category/winners./award/award_honor/award_winner-1 /award/award_nominee/award_nominations./award/award_nomination/award &lt;END&gt;</text:p>
          </table:table-cell>
          <table:table-cell office:value-type="string" calcext:value-type="string">
            <text:p><text:s/>0.008955655882731365 </text:p>
          </table:table-cell>
          <table:table-cell office:value-type="string" calcext:value-type="string">
            <text:p><text:s/>[0.8719533681869507, 0.06968943774700165, 0.43452122807502747, 0.33917751908302307, 0.999997973442077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-1_input &lt;SEP&gt; &lt;START&gt; /film/actor/film./film/performance/film /film/film/estimated_budget./measurement_unit/dated_money_value/currency-1 /film/film/estimated_budget./measurement_unit/dated_money_value/currency-1 &lt;END&gt;</text:p>
          </table:table-cell>
          <table:table-cell office:value-type="string" calcext:value-type="string">
            <text:p><text:s/>0.00875323435990104 </text:p>
          </table:table-cell>
          <table:table-cell office:value-type="string" calcext:value-type="string">
            <text:p><text:s/>[0.9528951048851013, 0.9808111190795898, 0.020501336082816124, 0.456831365823745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_input &lt;SEP&gt; &lt;START&gt; /award/award_nominee/award_nominations./award/award_nomination/award /award/award_category/winners./award/award_honor/award_winner /award/award_nominee/award_nominations./award/award_nomination/award /award/award_nominee/award_nominations./award/award_nomination/award &lt;END&gt;</text:p>
          </table:table-cell>
          <table:table-cell office:value-type="string" calcext:value-type="string">
            <text:p><text:s/>0.008626395388252626 </text:p>
          </table:table-cell>
          <table:table-cell office:value-type="string" calcext:value-type="string">
            <text:p><text:s/>[0.8719533681869507, 0.06968943774700165, 0.2954596281051636, 0.4804774522781372, 0.999995350837707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employment_history./business/employment_tenure/company_input &lt;SEP&gt; &lt;START&gt; /film/film_distributor/films_distributed./film/film_film_distributor_relationship/film /film/film_distributor/films_distributed./film/film_film_distributor_relationship/film /film/film/estimated_budget./measurement_unit/dated_money_value/currency-1 /film/film/estimated_budget./measurement_unit/dated_money_value/currency-1 &lt;END&gt;</text:p>
          </table:table-cell>
          <table:table-cell office:value-type="string" calcext:value-type="string">
            <text:p><text:s/>0.008612572566940424 </text:p>
          </table:table-cell>
          <table:table-cell office:value-type="string" calcext:value-type="string">
            <text:p><text:s/>[0.9682077169418335, 0.018076369538903236, 0.9678585529327393, 0.5084455013275146, 0.999992728233337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field_of_study/students_majoring./education/education/major_field_of_study-1_input &lt;SEP&gt; &lt;START&gt; /film/film/language /film/film/estimated_budget./measurement_unit/dated_money_value/currency-1 /organization/endowed_organization/endowment./measurement_unit/dated_money_value/currency-1 &lt;END&gt;</text:p>
          </table:table-cell>
          <table:table-cell office:value-type="string" calcext:value-type="string">
            <text:p><text:s/>0.008466236341567448 </text:p>
          </table:table-cell>
          <table:table-cell office:value-type="string" calcext:value-type="string">
            <text:p><text:s/>[0.9427300691604614, 0.03141343221068382, 0.2866199016571045, 0.997427403926849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tions/continents/countries_within-1_input &lt;SEP&gt; &lt;START&gt; /location/location/time_zones-1 /base/locations/continents/countries_within /location/location/contains-1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008439652676058118 </text:p>
          </table:table-cell>
          <table:table-cell office:value-type="string" calcext:value-type="string">
            <text:p><text:s/>[0.9432224035263062, 0.15978528559207916, 0.3396414816379547, 0.16487443447113037, 0.999999165534973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education/field_of_study/students_majoring./education/education/major_field_of_study-1_input &lt;SEP&gt; &lt;START&gt; /film/film/language /film/film/release_date_s./film/film_regional_release_date/film_release_region /location/statistical_region/gdp_nominal./measurement_unit/dated_money_value/currency-1 /organization/endowed_organization/endowment./measurement_unit/dated_money_value/currency-1 &lt;END&gt;</text:p>
          </table:table-cell>
          <table:table-cell office:value-type="string" calcext:value-type="string">
            <text:p><text:s/>0.008386364773628488 </text:p>
          </table:table-cell>
          <table:table-cell office:value-type="string" calcext:value-type="string">
            <text:p><text:s/>[0.9427300691604614, 0.03157137706875801, 0.9175460934638977, 0.307090163230896, 0.999997854232788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-1_input &lt;SEP&gt; &lt;START&gt; /film/actor/film./film/performance/film /film/film/estimated_budget./measurement_unit/dated_money_value/currency-1 /film/film/estimated_budget./measurement_unit/dated_money_value/currency-1 /award/award_winning_work/awards_won./award/award_honor/honored_for-1 &lt;END&gt;</text:p>
          </table:table-cell>
          <table:table-cell office:value-type="string" calcext:value-type="string">
            <text:p><text:s/>0.008323193010992266 </text:p>
          </table:table-cell>
          <table:table-cell office:value-type="string" calcext:value-type="string">
            <text:p><text:s/>[0.9528951048851013, 0.9808111190795898, 0.020501336082816124, 0.43438848853111267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non_character_role/tv_regular_personal_appearances./tv/tv_regular_personal_appearance/person_input &lt;SEP&gt; &lt;START&gt; /people/person/gender-1 /people/person/spouse_s./people/marriage/type_of_union-1 /base/popstra/celebrity/dated./base/popstra/dated/participant /tv/non_character_role/tv_regular_personal_appearances./tv/tv_regular_personal_appearance/person-1 &lt;END&gt;</text:p>
          </table:table-cell>
          <table:table-cell office:value-type="string" calcext:value-type="string">
            <text:p><text:s/>0.008302234329095125 </text:p>
          </table:table-cell>
          <table:table-cell office:value-type="string" calcext:value-type="string">
            <text:p><text:s/>[0.9722101092338562, 0.009008077904582024, 0.9493300914764404, 0.9985880255699158, 0.999997973442077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roster./basketball/basketball_roster_position/position_input &lt;SEP&gt; &lt;START&gt; /sports/sports_team/roster./basketball/basketball_roster_position/position-1 /sports/sports_team/sport /sports/sports_team/sport-1 &lt;END&gt;</text:p>
          </table:table-cell>
          <table:table-cell office:value-type="string" calcext:value-type="string">
            <text:p><text:s/>0.00829106381344968 </text:p>
          </table:table-cell>
          <table:table-cell office:value-type="string" calcext:value-type="string">
            <text:p><text:s/>[0.9935451745986938, 0.009946931153535843, 0.8424751162528992, 0.995809912681579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_input &lt;SEP&gt; &lt;START&gt; /sports/professional_sports_team/draft_picks./sports/sports_league_draft_pick/draft-1 /sports/professional_sports_team/draft_picks./sports/sports_league_draft_pick/draft /sports/professional_sports_team/draft_picks./sports/sports_league_draft_pick/draft-1 /sports/professional_sports_team/draft_picks./sports/sports_league_draft_pick/draft-1 &lt;END&gt;</text:p>
          </table:table-cell>
          <table:table-cell office:value-type="string" calcext:value-type="string">
            <text:p><text:s/>0.007969944892347008 </text:p>
          </table:table-cell>
          <table:table-cell office:value-type="string" calcext:value-type="string">
            <text:p><text:s/>[0.9921493530273438, 0.9875105619430542, 0.9853046536445618, 0.008255948312580585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country/second_level_divisions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007913319252285679 </text:p>
          </table:table-cell>
          <table:table-cell office:value-type="string" calcext:value-type="string">
            <text:p><text:s/>[0.9205871224403381, 0.9360283017158508, 0.977493166923523, 0.009394893422722816, 0.999998211860656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employment_history./business/employment_tenure/company_input &lt;SEP&gt; &lt;START&gt; /film/film_distributor/films_distributed./film/film_film_distributor_relationship/film /film/film/release_date_s./film/film_regional_release_date/film_release_region-1 /film/film/estimated_budget./measurement_unit/dated_money_value/currency-1 /location/statistical_region/gdp_nominal_per_capita./measurement_unit/dated_money_value/currency &lt;END&gt;</text:p>
          </table:table-cell>
          <table:table-cell office:value-type="string" calcext:value-type="string">
            <text:p><text:s/>0.00784989005162414 </text:p>
          </table:table-cell>
          <table:table-cell office:value-type="string" calcext:value-type="string">
            <text:p><text:s/>[0.9682077169418335, 0.041907623410224915, 0.435432106256485, 0.44430679082870483, 0.999996781349182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ranked_item/appears_in_ranked_lists./award/ranking/list-1_input &lt;SEP&gt; &lt;START&gt; /sports/sports_team/roster./baseball/baseball_roster_position/position /sports/sports_position/players./sports/sports_team_roster/team-1 /sports/sports_team/sport /sports/sport/pro_athletes./sports/pro_sports_played/athlete-1 &lt;END&gt;</text:p>
          </table:table-cell>
          <table:table-cell office:value-type="string" calcext:value-type="string">
            <text:p><text:s/>0.007839107748263194 </text:p>
          </table:table-cell>
          <table:table-cell office:value-type="string" calcext:value-type="string">
            <text:p><text:s/>[0.02113593928515911, 0.7280893325805664, 0.5130954384803772, 0.992841362953186, 0.999959468841552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_set_designer/film_sets_designed_input &lt;SEP&gt; &lt;START&gt; /award/award_nominee/award_nominations./award/award_nomination/nominated_for-1 /film/film/production_companies /film/film_distributor/films_distributed./film/film_film_distributor_relationship/film-1 /organization/organization/place_founded &lt;END&gt;</text:p>
          </table:table-cell>
          <table:table-cell office:value-type="string" calcext:value-type="string">
            <text:p><text:s/>0.007827666904938276 </text:p>
          </table:table-cell>
          <table:table-cell office:value-type="string" calcext:value-type="string">
            <text:p><text:s/>[0.9031413197517395, 0.9986549615859985, 0.02002381905913353, 0.43344011902809143, 0.999965786933898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-1_input &lt;SEP&gt; &lt;START&gt; /time/event/instance_of_recurring_event /award/award_category/winners./award/award_honor/ceremony /award/award_category/nominees./award/award_nomination/nominated_for-1 &lt;END&gt;</text:p>
          </table:table-cell>
          <table:table-cell office:value-type="string" calcext:value-type="string">
            <text:p><text:s/>0.007727017925874349 </text:p>
          </table:table-cell>
          <table:table-cell office:value-type="string" calcext:value-type="string">
            <text:p><text:s/>[0.9956681728363037, 0.992180585861206, 0.9963067770004272, 0.0078507922589778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_input &lt;SEP&gt; &lt;START&gt; /award/award_nominee/award_nominations./award/award_nomination/award-1 /award/award_nominee/award_nominations./award/award_nomination/award /award/award_nominee/award_nominations./award/award_nomination/award &lt;END&gt;</text:p>
          </table:table-cell>
          <table:table-cell office:value-type="string" calcext:value-type="string">
            <text:p><text:s/>0.007642622798759924 </text:p>
          </table:table-cell>
          <table:table-cell office:value-type="string" calcext:value-type="string">
            <text:p><text:s/>[0.02286592125892639, 0.6772240400314331, 0.6234572529792786, 0.791616201400756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employment_history./business/employment_tenure/company_input &lt;SEP&gt; &lt;START&gt; /film/film_distributor/films_distributed./film/film_film_distributor_relationship/film /film/film_distributor/films_distributed./film/film_film_distributor_relationship/film /film/film/estimated_budget./measurement_unit/dated_money_value/currency-1 /film/film/produced_by &lt;END&gt;</text:p>
          </table:table-cell>
          <table:table-cell office:value-type="string" calcext:value-type="string">
            <text:p><text:s/>0.007485773041954744 </text:p>
          </table:table-cell>
          <table:table-cell office:value-type="string" calcext:value-type="string">
            <text:p><text:s/>[0.9682077169418335, 0.018076369538903236, 0.9678585529327393, 0.44192248582839966, 0.999997496604919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ranked_item/appears_in_ranked_lists./award/ranking/list-1_input &lt;SEP&gt; &lt;START&gt; /base/schemastaging/person_extra/net_worth./measurement_unit/dated_money_value/currency /base/schemastaging/person_extra/net_worth./measurement_unit/dated_money_value/currency /business/business_operation/revenue./measurement_unit/dated_money_value/currency-1 &lt;END&gt;</text:p>
          </table:table-cell>
          <table:table-cell office:value-type="string" calcext:value-type="string">
            <text:p><text:s/>0.007151364209130899 </text:p>
          </table:table-cell>
          <table:table-cell office:value-type="string" calcext:value-type="string">
            <text:p><text:s/>[0.01356976106762886, 0.8344277143478394, 0.6337693929672241, 0.99654453992843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_input &lt;SEP&gt; &lt;START&gt; /award/award_nominee/award_nominations./award/award_nomination/award /people/person/gender /people/person/gender &lt;END&gt;</text:p>
          </table:table-cell>
          <table:table-cell office:value-type="string" calcext:value-type="string">
            <text:p><text:s/>0.007081499992805977 </text:p>
          </table:table-cell>
          <table:table-cell office:value-type="string" calcext:value-type="string">
            <text:p><text:s/>[0.8712075352668762, 0.010712590999901295, 0.7653763294219971, 0.991366147994995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sibling_s./people/sibling_relationship/sibling_input &lt;SEP&gt; &lt;START&gt; /music/record_label/artist-1 /music/record_label/artist-1 /music/record_label/artist-1 &lt;END&gt;</text:p>
          </table:table-cell>
          <table:table-cell office:value-type="string" calcext:value-type="string">
            <text:p><text:s/>0.0069826211072557326 </text:p>
          </table:table-cell>
          <table:table-cell office:value-type="string" calcext:value-type="string">
            <text:p><text:s/>[0.9747959971427917, 0.9917357563972473, 0.04468417167663574, 0.1616423130035400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_set_designer/film_sets_designed_input &lt;SEP&gt; &lt;START&gt; /award/award_nominee/award_nominations./award/award_nomination/nominated_for-1 /film/film/production_companies /film/film/other_crew./film/film_crew_gig/film_crew_role-1 /people/person/profession-1 &lt;END&gt;</text:p>
          </table:table-cell>
          <table:table-cell office:value-type="string" calcext:value-type="string">
            <text:p><text:s/>0.006936619949189879 </text:p>
          </table:table-cell>
          <table:table-cell office:value-type="string" calcext:value-type="string">
            <text:p><text:s/>[0.9031413197517395, 0.9986549615859985, 0.9613180160522461, 0.008000386878848076, 0.999996900558471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ravel/travel_destination/how_to_get_here./travel/transportation/mode_of_transportation_input &lt;SEP&gt; &lt;START&gt; /people/marriage_union_type/unions_of_this_type./people/marriage/location_of_ceremony-1 /people/marriage_union_type/unions_of_this_type./people/marriage/location_of_ceremony-1 /people/person/spouse_s./people/marriage/type_of_union-1 /people/person/places_lived./people/place_lived/location &lt;END&gt;</text:p>
          </table:table-cell>
          <table:table-cell office:value-type="string" calcext:value-type="string">
            <text:p><text:s/>0.006882389647261181 </text:p>
          </table:table-cell>
          <table:table-cell office:value-type="string" calcext:value-type="string">
            <text:p><text:s/>[0.9583600759506226, 0.01053084060549736, 0.7237602472305298, 0.9422231316566467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geographic_distribution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-1 /olympics/olympic_participating_country/medals_won./olympics/olympic_medal_honor/olympics &lt;END&gt;</text:p>
          </table:table-cell>
          <table:table-cell office:value-type="string" calcext:value-type="string">
            <text:p><text:s/>0.006794127144571297 </text:p>
          </table:table-cell>
          <table:table-cell office:value-type="string" calcext:value-type="string">
            <text:p><text:s/>[0.9412303566932678, 0.7935664653778076, 0.02833579108119011, 0.3210110068321228, 0.999998092651367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_input &lt;SEP&gt; &lt;START&gt; /influence/influence_node/influenced_by /influence/influence_node/influenced_by /user/alexander/philosophy/philosopher/interests /user/alexander/philosophy/philosopher/interests-1 &lt;END&gt;</text:p>
          </table:table-cell>
          <table:table-cell office:value-type="string" calcext:value-type="string">
            <text:p><text:s/>0.006720824397491982 </text:p>
          </table:table-cell>
          <table:table-cell office:value-type="string" calcext:value-type="string">
            <text:p><text:s/>[0.9765127897262573, 0.9993069171905518, 0.012495340779423714, 0.551186203956604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_input &lt;SEP&gt; &lt;START&gt; /award/award_nominee/award_nominations./award/award_nomination/award_nominee-1 /award/award_nominee/award_nominations./award/award_nomination/nominated_for /film/film/language-1 /people/person/languages-1 &lt;END&gt;</text:p>
          </table:table-cell>
          <table:table-cell office:value-type="string" calcext:value-type="string">
            <text:p><text:s/>0.006642420830414992 </text:p>
          </table:table-cell>
          <table:table-cell office:value-type="string" calcext:value-type="string">
            <text:p><text:s/>[0.7852221727371216, 0.9940869808197021, 0.9933698177337646, 0.008566446602344513, 0.999994874000549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organization/organization_founder/organizations_founded-1_input &lt;SEP&gt; &lt;START&gt; /award/award_category/winners./award/award_honor/award_winner-1 /award/award_category/nominees./award/award_nomination/nominated_for-1 /award/award_category/nominees./award/award_nomination/nominated_for-1 /award/award_category/nominees./award/award_nomination/nominated_for-1 &lt;END&gt;</text:p>
          </table:table-cell>
          <table:table-cell office:value-type="string" calcext:value-type="string">
            <text:p><text:s/>0.0066305077366229145 </text:p>
          </table:table-cell>
          <table:table-cell office:value-type="string" calcext:value-type="string">
            <text:p><text:s/>[0.9792486429214478, 0.9923182725906372, 0.7803888320922852, 0.009948646649718285, 0.878876328468322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-1_input &lt;SEP&gt; &lt;START&gt; /people/person/profession /people/person/profession-1 /people/person/profession-1 &lt;END&gt;</text:p>
          </table:table-cell>
          <table:table-cell office:value-type="string" calcext:value-type="string">
            <text:p><text:s/>0.006359872185756009 </text:p>
          </table:table-cell>
          <table:table-cell office:value-type="string" calcext:value-type="string">
            <text:p><text:s/>[0.8902217745780945, 0.9592689871788025, 0.06847772002220154, 0.1087578162550926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ranked_item/appears_in_ranked_lists./award/ranking/list-1_input &lt;SEP&gt; &lt;START&gt; /sports/sports_team/roster./baseball/baseball_roster_position/position /sports/sports_position/players./sports/sports_team_roster/team-1 /sports/sports_team/roster./baseball/baseball_roster_position/position &lt;END&gt;</text:p>
          </table:table-cell>
          <table:table-cell office:value-type="string" calcext:value-type="string">
            <text:p><text:s/>0.006280744490722262 </text:p>
          </table:table-cell>
          <table:table-cell office:value-type="string" calcext:value-type="string">
            <text:p><text:s/>[0.02113593928515911, 0.7280893325805664, 0.40862736105918884, 0.998797535896301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_set_designer/film_sets_designed_input &lt;SEP&gt; &lt;START&gt; /film/film/production_companies /film/film/other_crew./film/film_crew_gig/film_crew_role-1 /film/film/other_crew./film/film_crew_gig/film_crew_role-1 /people/person/profession &lt;END&gt;</text:p>
          </table:table-cell>
          <table:table-cell office:value-type="string" calcext:value-type="string">
            <text:p><text:s/>0.00615874617723085 </text:p>
          </table:table-cell>
          <table:table-cell office:value-type="string" calcext:value-type="string">
            <text:p><text:s/>[0.012263981625437737, 0.7675423622131348, 0.6619577407836914, 0.9883941411972046, 0.999995470046997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roster./basketball/basketball_roster_position/position_input &lt;SEP&gt; &lt;START&gt; /sports/sports_team/roster./basketball/basketball_roster_position/position-1 /sports/sports_team/roster./basketball/basketball_roster_position/position-1 /sports/professional_sports_team/draft_picks./sports/sports_league_draft_pick/draft-1 &lt;END&gt;</text:p>
          </table:table-cell>
          <table:table-cell office:value-type="string" calcext:value-type="string">
            <text:p><text:s/>0.006086734621811386 </text:p>
          </table:table-cell>
          <table:table-cell office:value-type="string" calcext:value-type="string">
            <text:p><text:s/>[0.9935451745986938, 0.9822518825531006, 0.006242717616260052, 0.999079823493957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winning_work/awards_won./award/award_honor/honored_for_input &lt;SEP&gt; &lt;START&gt; /film/film/other_crew./film/film_crew_gig/film_crew_role /film/film/other_crew./film/film_crew_gig/film_crew_role /film/film_distributor/films_distributed./film/film_film_distributor_relationship/film-1 &lt;END&gt;</text:p>
          </table:table-cell>
          <table:table-cell office:value-type="string" calcext:value-type="string">
            <text:p><text:s/>0.006085889888211726 </text:p>
          </table:table-cell>
          <table:table-cell office:value-type="string" calcext:value-type="string">
            <text:p><text:s/>[0.009714714251458645, 0.7997483611106873, 0.910243570804596, 0.860563814640045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personal_appearances./film/personal_film_appearance/person_input &lt;SEP&gt; &lt;START&gt; /people/ethnicity/people /people/ethnicity/people-1 /people/person/gender-1 /people/person/gender-1 &lt;END&gt;</text:p>
          </table:table-cell>
          <table:table-cell office:value-type="string" calcext:value-type="string">
            <text:p><text:s/>0.006019500560563491 </text:p>
          </table:table-cell>
          <table:table-cell office:value-type="string" calcext:value-type="string">
            <text:p><text:s/>[0.9436120986938477, 0.9857886433601379, 0.00666821701452136, 0.9704543948173523, 0.999996066093444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_input &lt;SEP&gt; &lt;START&gt; /sports/professional_sports_team/draft_picks./sports/sports_league_draft_pick/draft-1 /sports/professional_sports_team/draft_picks./sports/sports_league_draft_pick/draft /sports/sports_position/players./sports/sports_team_roster/team-1 &lt;END&gt;</text:p>
          </table:table-cell>
          <table:table-cell office:value-type="string" calcext:value-type="string">
            <text:p><text:s/>0.005575389723065561 </text:p>
          </table:table-cell>
          <table:table-cell office:value-type="string" calcext:value-type="string">
            <text:p><text:s/>[0.9921493530273438, 0.9875105619430542, 0.005691177677363157, 0.999894738197326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sibling_s./people/sibling_relationship/sibling_input &lt;SEP&gt; &lt;START&gt; /music/record_label/artist-1 /music/record_label/artist-1 /music/record_label/artist-1 /award/award_nominee/award_nominations./award/award_nomination/award-1 &lt;END&gt;</text:p>
          </table:table-cell>
          <table:table-cell office:value-type="string" calcext:value-type="string">
            <text:p><text:s/>0.005562985386900935 </text:p>
          </table:table-cell>
          <table:table-cell office:value-type="string" calcext:value-type="string">
            <text:p><text:s/>[0.9747959971427917, 0.9917357563972473, 0.04468417167663574, 0.1287791132926941, 0.999997854232788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_input &lt;SEP&gt; &lt;START&gt; /olympics/olympic_sport/athletes./olympics/olympic_athlete_affiliation/country /film/film/release_date_s./film/film_regional_release_date/film_release_region /film/film/estimated_budget./measurement_unit/dated_money_value/currency-1 /location/statistical_region/gdp_nominal./measurement_unit/dated_money_value/currency &lt;END&gt;</text:p>
          </table:table-cell>
          <table:table-cell office:value-type="string" calcext:value-type="string">
            <text:p><text:s/>0.005477741890432624 </text:p>
          </table:table-cell>
          <table:table-cell office:value-type="string" calcext:value-type="string">
            <text:p><text:s/>[0.9162835478782654, 0.01554182730615139, 0.47879499197006226, 0.803381085395813, 0.999996304512023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roster./basketball/basketball_roster_position/position_input &lt;SEP&gt; &lt;START&gt; /sports/sports_team/roster./basketball/basketball_roster_position/position-1 /sports/sports_team/roster./basketball/basketball_roster_position/position-1 /sports/sports_team/roster./baseball/baseball_roster_position/position-1 &lt;END&gt;</text:p>
          </table:table-cell>
          <table:table-cell office:value-type="string" calcext:value-type="string">
            <text:p><text:s/>0.00517206653197484 </text:p>
          </table:table-cell>
          <table:table-cell office:value-type="string" calcext:value-type="string">
            <text:p><text:s/>[0.9935451745986938, 0.9822518825531006, 0.005299914162606001, 0.999964952468872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_input &lt;SEP&gt; &lt;START&gt; /olympics/olympic_sport/athletes./olympics/olympic_athlete_affiliation/country /military/military_combatant/military_conflicts./military/military_combatant_group/combatants /military/military_combatant/military_conflicts./military/military_combatant_group/combatants-1 /location/location/contains-1 &lt;END&gt;</text:p>
          </table:table-cell>
          <table:table-cell office:value-type="string" calcext:value-type="string">
            <text:p><text:s/>0.005011719970866437 </text:p>
          </table:table-cell>
          <table:table-cell office:value-type="string" calcext:value-type="string">
            <text:p><text:s/>[0.9162835478782654, 0.015416041947901249, 0.611019492149353, 0.5806701183319092, 0.999998807907104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lfood/seasonal_month/produce_available./base/localfood/produce_availability/seasonal_months-1_input &lt;SEP&gt; &lt;START&gt; /travel/travel_destination/climate./travel/travel_destination_monthly_climate/month /travel/travel_destination/climate./travel/travel_destination_monthly_climate/month-1 /people/person/place_of_birth /education/educational_institution/students_graduates./education/education/student-1 &lt;END&gt;</text:p>
          </table:table-cell>
          <table:table-cell office:value-type="string" calcext:value-type="string">
            <text:p><text:s/>0.004961972483924464 </text:p>
          </table:table-cell>
          <table:table-cell office:value-type="string" calcext:value-type="string">
            <text:p><text:s/>[0.9921945333480835, 0.021335087716579437, 0.7533167600631714, 0.3111618459224701, 0.999997973442077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country/second_level_divisions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 /military/military_combatant/military_conflicts./military/military_combatant_group/combatants-1 &lt;END&gt;</text:p>
          </table:table-cell>
          <table:table-cell office:value-type="string" calcext:value-type="string">
            <text:p><text:s/>0.00494250016220746 </text:p>
          </table:table-cell>
          <table:table-cell office:value-type="string" calcext:value-type="string">
            <text:p><text:s/>[0.9205871224403381, 0.9360283017158508, 0.016958629712462425, 0.338223934173584, 0.999994754791259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_input &lt;SEP&gt; &lt;START&gt; /sports/professional_sports_team/draft_picks./sports/sports_league_draft_pick/draft-1 /sports/professional_sports_team/draft_picks./sports/sports_league_draft_pick/draft /sports/sports_league_draft/picks./sports/sports_league_draft_pick/school-1 /sports/professional_sports_team/draft_picks./sports/sports_league_draft_pick/school &lt;END&gt;</text:p>
          </table:table-cell>
          <table:table-cell office:value-type="string" calcext:value-type="string">
            <text:p><text:s/>0.004606591417441039 </text:p>
          </table:table-cell>
          <table:table-cell office:value-type="string" calcext:value-type="string">
            <text:p><text:s/>[0.9921493530273438, 0.9875105619430542, 0.005015822127461433, 0.9374396204948425, 0.999943494796752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personal_appearances./film/personal_film_appearance/person_input &lt;SEP&gt; &lt;START&gt; /people/ethnicity/people /people/ethnicity/people-1 /people/person/profession-1 /media_common/netflix_genre/titles-1 &lt;END&gt;</text:p>
          </table:table-cell>
          <table:table-cell office:value-type="string" calcext:value-type="string">
            <text:p><text:s/>0.0044812529332641255 </text:p>
          </table:table-cell>
          <table:table-cell office:value-type="string" calcext:value-type="string">
            <text:p><text:s/>[0.9436120986938477, 0.9857886433601379, 0.008637472987174988, 0.5577578544616699, 0.99997639656066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release_date_s./film/film_regional_release_date/film_release_distribution_medium-1_input &lt;SEP&gt; &lt;START&gt; /film/film/release_date_s./film/film_regional_release_date/film_release_distribution_medium /location/location/adjoin_s./location/adjoining_relationship/adjoins /film/film/release_date_s./film/film_regional_release_date/film_release_region /film/film/release_date_s./film/film_regional_release_date/film_release_region-1 &lt;END&gt;</text:p>
          </table:table-cell>
          <table:table-cell office:value-type="string" calcext:value-type="string">
            <text:p><text:s/>0.004371597925498883 </text:p>
          </table:table-cell>
          <table:table-cell office:value-type="string" calcext:value-type="string">
            <text:p><text:s/>[0.996173083782196, 0.007988372817635536, 0.6235731840133667, 0.8809688091278076, 0.999997973442077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administrative_division/first_level_division_of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olympics/olympic_games/participating_countries &lt;END&gt;</text:p>
          </table:table-cell>
          <table:table-cell office:value-type="string" calcext:value-type="string">
            <text:p><text:s/>0.004240795353079283 </text:p>
          </table:table-cell>
          <table:table-cell office:value-type="string" calcext:value-type="string">
            <text:p><text:s/>[0.9626454710960388, 0.8332073092460632, 0.007915039546787739, 0.6679988503456116, 0.999997854232788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administrative_division/first_level_division_of_input &lt;SEP&gt; &lt;START&gt; /film/film/release_date_s./film/film_regional_release_date/film_release_region-1 /film/film/release_date_s./film/film_regional_release_date/film_release_region /people/marriage_union_type/unions_of_this_type./people/marriage/location_of_ceremony /people/marriage_union_type/unions_of_this_type./people/marriage/location_of_ceremony-1 &lt;END&gt;</text:p>
          </table:table-cell>
          <table:table-cell office:value-type="string" calcext:value-type="string">
            <text:p><text:s/>0.004193615811116656 </text:p>
          </table:table-cell>
          <table:table-cell office:value-type="string" calcext:value-type="string">
            <text:p><text:s/>[0.9626454710960388, 0.14385256171226501, 0.045218855142593384, 0.6697083711624146, 0.999998569488525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-1_input &lt;SEP&gt; &lt;START&gt; /education/educational_institution/students_graduates./education/education/major_field_of_study-1 /organization/endowed_organization/endowment./measurement_unit/dated_money_value/currency-1 /location/statistical_region/gdp_nominal./measurement_unit/dated_money_value/currency /location/location/contains &lt;END&gt;</text:p>
          </table:table-cell>
          <table:table-cell office:value-type="string" calcext:value-type="string">
            <text:p><text:s/>0.0041514841696343755 </text:p>
          </table:table-cell>
          <table:table-cell office:value-type="string" calcext:value-type="string">
            <text:p><text:s/>[0.9710296988487244, 0.007007347419857979, 0.9903116226196289, 0.6160938143730164, 0.9999965429306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_input &lt;SEP&gt; &lt;START&gt; /award/award_nominee/award_nominations./award/award_nomination/nominated_for /film/actor/film./film/performance/film-1 /base/schemastaging/person_extra/net_worth./measurement_unit/dated_money_value/currency-1 /film/film/estimated_budget./measurement_unit/dated_money_value/currency-1 &lt;END&gt;</text:p>
          </table:table-cell>
          <table:table-cell office:value-type="string" calcext:value-type="string">
            <text:p><text:s/>0.004126892464730032 </text:p>
          </table:table-cell>
          <table:table-cell office:value-type="string" calcext:value-type="string">
            <text:p><text:s/>[0.01564423181116581, 0.6209720969200134, 0.4798257350921631, 0.885349690914154, 0.999996423721313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notable_people_with_this_condition-1_input &lt;SEP&gt; &lt;START&gt; /people/person/religion-1 /location/statistical_region/religions./location/religion_percentage/religion /medicine/disease/notable_people_with_this_condition &lt;END&gt;</text:p>
          </table:table-cell>
          <table:table-cell office:value-type="string" calcext:value-type="string">
            <text:p><text:s/>0.004081877104903783 </text:p>
          </table:table-cell>
          <table:table-cell office:value-type="string" calcext:value-type="string">
            <text:p><text:s/>[0.9806416630744934, 0.004307387862354517, 0.9663984179496765, 0.999952554702758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-1_input &lt;SEP&gt; &lt;START&gt; /music/artist/track_contributions./music/track_contribution/role /award/award_category/winners./award/award_honor/ceremony-1 /award/award_category/winners./award/award_honor/ceremony-1 /award/award_ceremony/awards_presented./award/award_honor/award_winner-1 &lt;END&gt;</text:p>
          </table:table-cell>
          <table:table-cell office:value-type="string" calcext:value-type="string">
            <text:p><text:s/>0.004063189585546161 </text:p>
          </table:table-cell>
          <table:table-cell office:value-type="string" calcext:value-type="string">
            <text:p><text:s/>[0.9287210702896118, 0.00862532202154398, 0.5467033386230469, 0.9278034567832947, 0.999997138977050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jurisdiction_of_office-1_input &lt;SEP&gt; &lt;START&gt; /film/film/release_date_s./film/film_regional_release_date/film_release_region /film/film/release_date_s./film/film_regional_release_date/film_release_region /people/marriage_union_type/unions_of_this_type./people/marriage/location_of_ceremony /people/person/spouse_s./people/marriage/type_of_union-1 &lt;END&gt;</text:p>
          </table:table-cell>
          <table:table-cell office:value-type="string" calcext:value-type="string">
            <text:p><text:s/>0.004049491484657236 </text:p>
          </table:table-cell>
          <table:table-cell office:value-type="string" calcext:value-type="string">
            <text:p><text:s/>[0.028646407648921013, 0.4887867569923401, 0.3797161877155304, 0.7616448402404785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-1_input &lt;SEP&gt; &lt;START&gt; /education/educational_institution/students_graduates./education/education/major_field_of_study-1 /sports/sports_league_draft/picks./sports/sports_league_draft_pick/school /education/educational_institution/students_graduates./education/education/major_field_of_study-1 /sports/sports_league_draft/picks./sports/sports_league_draft_pick/school &lt;END&gt;</text:p>
          </table:table-cell>
          <table:table-cell office:value-type="string" calcext:value-type="string">
            <text:p><text:s/>0.004034538492504726 </text:p>
          </table:table-cell>
          <table:table-cell office:value-type="string" calcext:value-type="string">
            <text:p><text:s/>[0.9710296988487244, 0.05178504064679146, 0.10904022306203842, 0.7358190417289734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tions/continents/countries_within-1_input &lt;SEP&gt; &lt;START&gt; /location/location/time_zones-1 /base/locations/continents/countries_within /location/location/contains-1 /people/person/nationality &lt;END&gt;</text:p>
          </table:table-cell>
          <table:table-cell office:value-type="string" calcext:value-type="string">
            <text:p><text:s/>0.00398300492250394 </text:p>
          </table:table-cell>
          <table:table-cell office:value-type="string" calcext:value-type="string">
            <text:p><text:s/>[0.9432224035263062, 0.15978528559207916, 0.3396414816379547, 0.07781075686216354, 0.999999046325683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distributors./film/film_film_distributor_relationship/film_distribution_medium_input &lt;SEP&gt; &lt;START&gt; /film/film/distributors./film/film_film_distributor_relationship/film_distribution_medium-1 /film/film/edited_by-1 /award/award_winning_work/awards_won./award/award_honor/honored_for-1 &lt;END&gt;</text:p>
          </table:table-cell>
          <table:table-cell office:value-type="string" calcext:value-type="string">
            <text:p><text:s/>0.0038462037946451195 </text:p>
          </table:table-cell>
          <table:table-cell office:value-type="string" calcext:value-type="string">
            <text:p><text:s/>[0.9812930226325989, 0.9976891279220581, 0.003928964026272297, 0.999908566474914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_input &lt;SEP&gt; &lt;START&gt; /film/film/estimated_budget./measurement_unit/dated_money_value/currency-1 /film/film/release_date_s./film/film_regional_release_date/film_release_region-1 /location/statistical_region/gdp_nominal./measurement_unit/dated_money_value/currency-1 /film/film/estimated_budget./measurement_unit/dated_money_value/currency &lt;END&gt;</text:p>
          </table:table-cell>
          <table:table-cell office:value-type="string" calcext:value-type="string">
            <text:p><text:s/>0.0037264604554706738 </text:p>
          </table:table-cell>
          <table:table-cell office:value-type="string" calcext:value-type="string">
            <text:p><text:s/>[0.03894610330462456, 0.22307534515857697, 0.969947874546051, 0.442216157913208, 0.99999523162841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biblioness/bibs_location/state-1_input &lt;SEP&gt; &lt;START&gt; /organization/organization/headquarters./location/mailing_address/state_province_region-1 /organization/organization/headquarters./location/mailing_address/citytown /organization/organization/headquarters./location/mailing_address/citytown /base/biblioness/bibs_location/state-1 &lt;END&gt;</text:p>
          </table:table-cell>
          <table:table-cell office:value-type="string" calcext:value-type="string">
            <text:p><text:s/>0.0037192962601722934 </text:p>
          </table:table-cell>
          <table:table-cell office:value-type="string" calcext:value-type="string">
            <text:p><text:s/>[0.9827100038528442, 0.996037483215332, 0.004137735813856125, 0.9183317422866821, 0.999993920326232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distributors./film/film_film_distributor_relationship/film_distribution_medium_input &lt;SEP&gt; &lt;START&gt; /film/film/distributors./film/film_film_distributor_relationship/film_distribution_medium-1 /film/film/edited_by-1 /government/legislative_session/members./government/government_position_held/legislative_sessions-1 &lt;END&gt;</text:p>
          </table:table-cell>
          <table:table-cell office:value-type="string" calcext:value-type="string">
            <text:p><text:s/>0.003633402415689909 </text:p>
          </table:table-cell>
          <table:table-cell office:value-type="string" calcext:value-type="string">
            <text:p><text:s/>[0.9812930226325989, 0.9976891279220581, 0.0037297329399734735, 0.995042920112609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_input &lt;SEP&gt; &lt;START&gt; /olympics/olympic_sport/athletes./olympics/olympic_athlete_affiliation/country /location/location/adjoin_s./location/adjoining_relationship/adjoins-1 /location/location/contains-1 &lt;END&gt;</text:p>
          </table:table-cell>
          <table:table-cell office:value-type="string" calcext:value-type="string">
            <text:p><text:s/>0.0036266111333962676 </text:p>
          </table:table-cell>
          <table:table-cell office:value-type="string" calcext:value-type="string">
            <text:p><text:s/>[0.9162835478782654, 0.013554246164858341, 0.7011708617210388, 0.416458636522293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league_draft/picks./sports/sports_league_draft_pick/school_input &lt;SEP&gt; &lt;START&gt; /sports/professional_sports_team/draft_picks./sports/sports_league_draft_pick/draft-1 /sports/sports_league_draft/picks./sports/sports_league_draft_pick/school /education/educational_degree/people_with_this_degree./education/education/institution-1 /education/educational_degree/people_with_this_degree./education/education/institution-1 &lt;END&gt;</text:p>
          </table:table-cell>
          <table:table-cell office:value-type="string" calcext:value-type="string">
            <text:p><text:s/>0.0035739779782466927 </text:p>
          </table:table-cell>
          <table:table-cell office:value-type="string" calcext:value-type="string">
            <text:p><text:s/>[0.9921493530273438, 0.009976998902857304, 0.945508599281311, 0.3818652927875519, 0.999998211860656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person/sibling_s./people/sibling_relationship/sibling_input &lt;SEP&gt; &lt;START&gt; /music/record_label/artist-1 /music/record_label/artist-1 /music/genre/artists &lt;END&gt;</text:p>
          </table:table-cell>
          <table:table-cell office:value-type="string" calcext:value-type="string">
            <text:p><text:s/>0.0035024424580735922 </text:p>
          </table:table-cell>
          <table:table-cell office:value-type="string" calcext:value-type="string">
            <text:p><text:s/>[0.9747959971427917, 0.9917357563972473, 0.005216429475694895, 0.694525122642517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personal_appearances./film/personal_film_appearance/person_input &lt;SEP&gt; &lt;START&gt; /people/ethnicity/people /people/ethnicity/people-1 /people/person/profession /film/film/genre &lt;END&gt;</text:p>
          </table:table-cell>
          <table:table-cell office:value-type="string" calcext:value-type="string">
            <text:p><text:s/>0.0034954187532301203 </text:p>
          </table:table-cell>
          <table:table-cell office:value-type="string" calcext:value-type="string">
            <text:p><text:s/>[0.9436120986938477, 0.9857886433601379, 0.9775403141975403, 0.00384404044598341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release_date_s./film/film_regional_release_date/film_release_distribution_medium-1_input &lt;SEP&gt; &lt;START&gt; /film/film/release_date_s./film/film_regional_release_date/film_release_distribution_medium /film/film/release_date_s./film/film_regional_release_date/film_release_region /film/film/release_date_s./film/film_regional_release_date/film_release_region-1 /military/military_combatant/military_conflicts./military/military_combatant_group/combatants &lt;END&gt;</text:p>
          </table:table-cell>
          <table:table-cell office:value-type="string" calcext:value-type="string">
            <text:p><text:s/>0.0034070115903986065 </text:p>
          </table:table-cell>
          <table:table-cell office:value-type="string" calcext:value-type="string">
            <text:p><text:s/>[0.996173083782196, 0.9805975556373596, 0.007128105964511633, 0.4892999827861786, 0.999996900558471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_input &lt;SEP&gt; &lt;START&gt; /award/award_nominee/award_nominations./award/award_nomination/award_nominee-1 /award/award_nominee/award_nominations./award/award_nomination/nominated_for /film/film/language-1 /tv/tv_program/languages-1 &lt;END&gt;</text:p>
          </table:table-cell>
          <table:table-cell office:value-type="string" calcext:value-type="string">
            <text:p><text:s/>0.0033680776635594246 </text:p>
          </table:table-cell>
          <table:table-cell office:value-type="string" calcext:value-type="string">
            <text:p><text:s/>[0.7852221727371216, 0.9940869808197021, 0.9933698177337646, 0.004343653563410044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location/partially_contains-1_input &lt;SEP&gt; &lt;START&gt; /film/film/country /film/film/release_date_s./film/film_regional_release_date/film_release_region-1 /location/location/partially_contains &lt;END&gt;</text:p>
          </table:table-cell>
          <table:table-cell office:value-type="string" calcext:value-type="string">
            <text:p><text:s/>0.0032844463828112414 </text:p>
          </table:table-cell>
          <table:table-cell office:value-type="string" calcext:value-type="string">
            <text:p><text:s/>[0.003724799957126379, 0.980187714099884, 0.8996361494064331, 0.999961018562316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_input &lt;SEP&gt; &lt;START&gt; /film/film/estimated_budget./measurement_unit/dated_money_value/currency-1 /location/statistical_region/gdp_nominal./measurement_unit/dated_money_value/currency /film/film/release_date_s./film/film_regional_release_date/film_release_region /film/film/edited_by-1 &lt;END&gt;</text:p>
          </table:table-cell>
          <table:table-cell office:value-type="string" calcext:value-type="string">
            <text:p><text:s/>0.003281090086954356 </text:p>
          </table:table-cell>
          <table:table-cell office:value-type="string" calcext:value-type="string">
            <text:p><text:s/>[0.0069158123806118965, 0.4811609387397766, 0.9864342212677002, 0.9995915293693542, 0.99998593330383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_input &lt;SEP&gt; &lt;START&gt; /base/schemastaging/organization_extra/phone_number./base/schemastaging/phone_sandbox/service_language-1 /people/ethnicity/languages_spoken-1 &lt;END&gt;</text:p>
          </table:table-cell>
          <table:table-cell office:value-type="string" calcext:value-type="string">
            <text:p><text:s/>0.003271938541222398 </text:p>
          </table:table-cell>
          <table:table-cell office:value-type="string" calcext:value-type="string">
            <text:p><text:s/>[0.9977259039878845, 0.009496757760643959, 0.3453174531459808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_input &lt;SEP&gt; &lt;START&gt; /influence/influence_node/influenced_by /influence/influence_node/influenced_by /user/alexander/philosophy/philosopher/interests /user/alexander/philosophy/philosopher/interests &lt;END&gt;</text:p>
          </table:table-cell>
          <table:table-cell office:value-type="string" calcext:value-type="string">
            <text:p><text:s/>0.0032628270178693343 </text:p>
          </table:table-cell>
          <table:table-cell office:value-type="string" calcext:value-type="string">
            <text:p><text:s/>[0.9765127897262573, 0.9993069171905518, 0.012495340779423714, 0.26759013533592224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jurisdiction_of_office-1_input &lt;SEP&gt; &lt;START&gt; /film/film/release_date_s./film/film_regional_release_date/film_release_region /film/film/release_date_s./film/film_regional_release_date/film_release_region-1 /olympics/olympic_participating_country/medals_won./olympics/olympic_medal_honor/olympics /olympics/olympic_games/sports &lt;END&gt;</text:p>
          </table:table-cell>
          <table:table-cell office:value-type="string" calcext:value-type="string">
            <text:p><text:s/>0.003114174462679849 </text:p>
          </table:table-cell>
          <table:table-cell office:value-type="string" calcext:value-type="string">
            <text:p><text:s/>[0.028646407648921013, 0.43175241351127625, 0.2804102897644043, 0.8979384899139404, 0.99999415874481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ian/government_positions_held./government/government_position_held/jurisdiction_of_office-1_input &lt;SEP&gt; &lt;START&gt; /people/person/places_lived./people/place_lived/location-1 /people/person/spouse_s./people/marriage/type_of_union-1 /people/marriage_union_type/unions_of_this_type./people/marriage/location_of_ceremony-1 /travel/travel_destination/climate./travel/travel_destination_monthly_climate/month-1 &lt;END&gt;</text:p>
          </table:table-cell>
          <table:table-cell office:value-type="string" calcext:value-type="string">
            <text:p><text:s/>0.0031008771054427523 </text:p>
          </table:table-cell>
          <table:table-cell office:value-type="string" calcext:value-type="string">
            <text:p><text:s/>[0.0072143892757594585, 0.9620698094367981, 0.6556106805801392, 0.681448757648468, 0.999998092651367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localfood/seasonal_month/produce_available./base/localfood/produce_availability/seasonal_months-1_input &lt;SEP&gt; &lt;START&gt; /travel/travel_destination/climate./travel/travel_destination_monthly_climate/month /travel/travel_destination/climate./travel/travel_destination_monthly_climate/month-1 /travel/travel_destination/how_to_get_here./travel/transportation/mode_of_transportation /travel/travel_destination/climate./travel/travel_destination_monthly_climate/month-1 &lt;END&gt;</text:p>
          </table:table-cell>
          <table:table-cell office:value-type="string" calcext:value-type="string">
            <text:p><text:s/>0.003085373737492189 </text:p>
          </table:table-cell>
          <table:table-cell office:value-type="string" calcext:value-type="string">
            <text:p><text:s/>[0.9921945333480835, 0.021335087716579437, 0.1653694212436676, 0.8813777565956116, 0.999998211860656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-1_input &lt;SEP&gt; &lt;START&gt; /music/artist/track_contributions./music/track_contribution/role /award/award_nominee/award_nominations./award/award_nomination/award /award/award_nominee/award_nominations./award/award_nomination/award /music/performance_role/regular_performances./music/group_membership/group-1 &lt;END&gt;</text:p>
          </table:table-cell>
          <table:table-cell office:value-type="string" calcext:value-type="string">
            <text:p><text:s/>0.003066537889532629 </text:p>
          </table:table-cell>
          <table:table-cell office:value-type="string" calcext:value-type="string">
            <text:p><text:s/>[0.9287210702896118, 0.9855031967163086, 0.004978260025382042, 0.6730234026908875, 0.999993681907653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release_date_s./film/film_regional_release_date/film_release_distribution_medium-1_input &lt;SEP&gt; &lt;START&gt; /film/film/release_date_s./film/film_regional_release_date/film_release_distribution_medium /film/film/release_date_s./film/film_regional_release_date/film_release_region /film/film/release_date_s./film/film_regional_release_date/film_release_region-1 /military/military_combatant/military_conflicts./military/military_combatant_group/combatants-1 &lt;END&gt;</text:p>
          </table:table-cell>
          <table:table-cell office:value-type="string" calcext:value-type="string">
            <text:p><text:s/>0.0029300697174564805 </text:p>
          </table:table-cell>
          <table:table-cell office:value-type="string" calcext:value-type="string">
            <text:p><text:s/>[0.996173083782196, 0.9805975556373596, 0.007128105964511633, 0.42080289125442505, 0.999998807907104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-1_input &lt;SEP&gt; &lt;START&gt; /baseball/baseball_team/team_stats./baseball/baseball_team_stats/season-1 /baseball/baseball_team/team_stats./baseball/baseball_team_stats/season-1 /baseball/baseball_team/team_stats./baseball/baseball_team_stats/season-1 &lt;END&gt;</text:p>
          </table:table-cell>
          <table:table-cell office:value-type="string" calcext:value-type="string">
            <text:p><text:s/>0.00280672023632784 </text:p>
          </table:table-cell>
          <table:table-cell office:value-type="string" calcext:value-type="string">
            <text:p><text:s/>[0.9987994432449341, 0.9616857767105103, 0.0049766357988119125, 0.587153673171997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places_exported_to./location/imports_and_exports/exported_to_input &lt;SEP&gt; &lt;START&gt; /base/aareas/schema/administrative_area/administrative_parent /location/location/adjoin_s./location/adjoining_relationship/adjoins-1 /location/location/contains-1 /location/statistical_region/places_exported_to./location/imports_and_exports/exported_to-1 &lt;END&gt;</text:p>
          </table:table-cell>
          <table:table-cell office:value-type="string" calcext:value-type="string">
            <text:p><text:s/>0.002794883592146292 </text:p>
          </table:table-cell>
          <table:table-cell office:value-type="string" calcext:value-type="string">
            <text:p><text:s/>[0.920859694480896, 0.00647792499512434, 0.5127480626106262, 0.9137576818466187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al_party/politicians_in_this_party./government/political_party_tenure/politician_input &lt;SEP&gt; &lt;START&gt; /film/actor/film./film/performance/film-1 /film/actor/film./film/performance/film /government/political_party/politicians_in_this_party./government/political_party_tenure/politician-1 &lt;END&gt;</text:p>
          </table:table-cell>
          <table:table-cell office:value-type="string" calcext:value-type="string">
            <text:p><text:s/>0.0026818334214340814 </text:p>
          </table:table-cell>
          <table:table-cell office:value-type="string" calcext:value-type="string">
            <text:p><text:s/>[0.9316158294677734, 0.010082238353788853, 0.33586883544921875, 0.85009658336639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distributors./film/film_film_distributor_relationship/film_distribution_medium_input &lt;SEP&gt; &lt;START&gt; /film/film/distributors./film/film_film_distributor_relationship/film_distribution_medium-1 /film/film/edited_by-1 /business/job_title/people_with_this_title./business/employment_tenure/company &lt;END&gt;</text:p>
          </table:table-cell>
          <table:table-cell office:value-type="string" calcext:value-type="string">
            <text:p><text:s/>0.0026639600894591757 </text:p>
          </table:table-cell>
          <table:table-cell office:value-type="string" calcext:value-type="string">
            <text:p><text:s/>[0.9812930226325989, 0.9976891279220581, 0.002721038879826665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-1_input &lt;SEP&gt; &lt;START&gt; /film/actor/film./film/performance/film-1 /film/actor/film./film/performance/film-1 /film/actor/film./film/performance/film /award/award_category/winners./award/award_honor/award_winner &lt;END&gt;</text:p>
          </table:table-cell>
          <table:table-cell office:value-type="string" calcext:value-type="string">
            <text:p><text:s/>0.0026353462133898594 </text:p>
          </table:table-cell>
          <table:table-cell office:value-type="string" calcext:value-type="string">
            <text:p><text:s/>[0.008339165709912777, 0.7359343767166138, 0.6948085427284241, 0.6180360913276672, 0.99999308586120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location/partially_contains-1_input &lt;SEP&gt; &lt;START&gt; /film/film/release_date_s./film/film_regional_release_date/film_release_region-1 /film/film/release_date_s./film/film_regional_release_date/film_release_region /base/aareas/schema/administrative_area/administrative_parent /location/location/adjoin_s./location/adjoining_relationship/adjoins-1 &lt;END&gt;</text:p>
          </table:table-cell>
          <table:table-cell office:value-type="string" calcext:value-type="string">
            <text:p><text:s/>0.0026221313886789993 </text:p>
          </table:table-cell>
          <table:table-cell office:value-type="string" calcext:value-type="string">
            <text:p><text:s/>[0.9400085210800171, 0.027388276532292366, 0.11355552077293396, 0.8969141840934753, 0.99999725818634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non_character_role/tv_regular_personal_appearances./tv/tv_regular_personal_appearance/person_input &lt;SEP&gt; &lt;START&gt; /people/person/gender-1 /people/person/gender /people/person/languages /people/ethnicity/languages_spoken &lt;END&gt;</text:p>
          </table:table-cell>
          <table:table-cell office:value-type="string" calcext:value-type="string">
            <text:p><text:s/>0.0025977270975466858 </text:p>
          </table:table-cell>
          <table:table-cell office:value-type="string" calcext:value-type="string">
            <text:p><text:s/>[0.9722101092338562, 0.13008201122283936, 0.06779434531927109, 0.30298712849617004, 0.99999654293060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notable_people_with_this_condition-1_input &lt;SEP&gt; &lt;START&gt; /location/statistical_region/religions./location/religion_percentage/religion /location/statistical_region/religions./location/religion_percentage/religion /medicine/disease/notable_people_with_this_condition &lt;END&gt;</text:p>
          </table:table-cell>
          <table:table-cell office:value-type="string" calcext:value-type="string">
            <text:p><text:s/>0.0025799252784463518 </text:p>
          </table:table-cell>
          <table:table-cell office:value-type="string" calcext:value-type="string">
            <text:p><text:s/>[0.005810890346765518, 0.8743788599967957, 0.5077866911888123, 0.999961972236633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cine/disease/notable_people_with_this_condition-1_input &lt;SEP&gt; &lt;START&gt; /people/person/religion-1 /people/person/religion-1 /people/person/religion /medicine/disease/notable_people_with_this_condition &lt;END&gt;</text:p>
          </table:table-cell>
          <table:table-cell office:value-type="string" calcext:value-type="string">
            <text:p><text:s/>0.0025463584304990954 </text:p>
          </table:table-cell>
          <table:table-cell office:value-type="string" calcext:value-type="string">
            <text:p><text:s/>[0.9806416630744934, 0.021847324445843697, 0.1190265491604805, 0.99854576587677, 0.999997973442077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user/alexander/philosophy/philosopher/interests_input &lt;SEP&gt; &lt;START&gt; /music/artist/track_contributions./music/track_contribution/role-1 /influence/influence_node/influenced_by /influence/influence_node/influenced_by /user/alexander/philosophy/philosopher/interests &lt;END&gt;</text:p>
          </table:table-cell>
          <table:table-cell office:value-type="string" calcext:value-type="string">
            <text:p><text:s/>0.0022670472806817334 </text:p>
          </table:table-cell>
          <table:table-cell office:value-type="string" calcext:value-type="string">
            <text:p><text:s/>[0.0032429781276732683, 0.8718495965003967, 0.8207882046699524, 0.9769017100334167, 0.999983906745910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al_party/politicians_in_this_party./government/political_party_tenure/politician_input &lt;SEP&gt; &lt;START&gt; /film/film/language /film/film/language /tv/tv_program/languages-1 &lt;END&gt;</text:p>
          </table:table-cell>
          <table:table-cell office:value-type="string" calcext:value-type="string">
            <text:p><text:s/>0.0021239269458910586 </text:p>
          </table:table-cell>
          <table:table-cell office:value-type="string" calcext:value-type="string">
            <text:p><text:s/>[0.0076079280115664005, 0.39894500374794006, 0.7257663011550903, 0.964191615581512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-1_input &lt;SEP&gt; &lt;START&gt; /award/award_category/winners./award/award_honor/award_winner-1 /influence/influence_node/influenced_by-1 /award/award_nominee/award_nominations./award/award_nomination/award /film/film/produced_by-1 &lt;END&gt;</text:p>
          </table:table-cell>
          <table:table-cell office:value-type="string" calcext:value-type="string">
            <text:p><text:s/>0.0020691121314279867 </text:p>
          </table:table-cell>
          <table:table-cell office:value-type="string" calcext:value-type="string">
            <text:p><text:s/>[0.9571573138237, 0.9980217218399048, 0.9920193552970886, 0.0021834445651620626, 0.999996304512023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winning_work/awards_won./award/award_honor/honored_for_input &lt;SEP&gt; &lt;START&gt; /film/film/estimated_budget./measurement_unit/dated_money_value/currency-1 /film/film/other_crew./film/film_crew_gig/film_crew_role-1 /film/film/other_crew./film/film_crew_gig/film_crew_role-1 &lt;END&gt;</text:p>
          </table:table-cell>
          <table:table-cell office:value-type="string" calcext:value-type="string">
            <text:p><text:s/>0.002023992469991029 </text:p>
          </table:table-cell>
          <table:table-cell office:value-type="string" calcext:value-type="string">
            <text:p><text:s/>[0.9549651741981506, 0.002618474652990699, 0.811066210269928, 0.997968137264251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-1_input &lt;SEP&gt; &lt;START&gt; /award/award_nominee/award_nominations./award/award_nomination/award /award/award_nominee/award_nominations./award/award_nomination/award /award/award_nominee/award_nominations./award/award_nomination/award /people/person/place_of_birth &lt;END&gt;</text:p>
          </table:table-cell>
          <table:table-cell office:value-type="string" calcext:value-type="string">
            <text:p><text:s/>0.001912381865332902 </text:p>
          </table:table-cell>
          <table:table-cell office:value-type="string" calcext:value-type="string">
            <text:p><text:s/>[0.009392096661031246, 0.899111807346344, 0.38046011328697205, 0.5952379703521729, 0.999996781349182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person_or_entity_appearing_in_film/films./film/personal_film_appearance/type_of_appearance-1_input &lt;SEP&gt; &lt;START&gt; /people/person/place_of_birth /people/person/place_of_birth /people/person/place_of_birth /film/person_or_entity_appearing_in_film/films./film/personal_film_appearance/type_of_appearance &lt;END&gt;</text:p>
          </table:table-cell>
          <table:table-cell office:value-type="string" calcext:value-type="string">
            <text:p><text:s/>0.0019007351507351077 </text:p>
          </table:table-cell>
          <table:table-cell office:value-type="string" calcext:value-type="string">
            <text:p><text:s/>[0.9921769499778748, 0.9960383176803589, 0.0019269103650003672, 0.998166024684906, 0.999981880187988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aareas/schema/administrative_area/capital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administrative_division/country &lt;END&gt;</text:p>
          </table:table-cell>
          <table:table-cell office:value-type="string" calcext:value-type="string">
            <text:p><text:s/>0.0018637777757627065 </text:p>
          </table:table-cell>
          <table:table-cell office:value-type="string" calcext:value-type="string">
            <text:p><text:s/>[0.002527128206565976, 0.931979238986969, 0.9320934414863586, 0.8489883542060852, 0.999998688697814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-1_input &lt;SEP&gt; &lt;START&gt; /film/actor/film./film/performance/film /film/film/estimated_budget./measurement_unit/dated_money_value/currency-1 /film/film/estimated_budget./measurement_unit/dated_money_value/currency-1 /award/award_winning_work/awards_won./award/award_honor/honored_for &lt;END&gt;</text:p>
          </table:table-cell>
          <table:table-cell office:value-type="string" calcext:value-type="string">
            <text:p><text:s/>0.0018577673772518532 </text:p>
          </table:table-cell>
          <table:table-cell office:value-type="string" calcext:value-type="string">
            <text:p><text:s/>[0.9528951048851013, 0.9808111190795898, 0.020501336082816124, 0.0969572514295578, 0.999996304512023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biblioness/bibs_location/state-1_input &lt;SEP&gt; &lt;START&gt; /organization/organization/headquarters./location/mailing_address/state_province_region-1 /organization/organization/headquarters./location/mailing_address/state_province_region-1 /organization/organization/headquarters./location/mailing_address/citytown /base/biblioness/bibs_location/state-1 &lt;END&gt;</text:p>
          </table:table-cell>
          <table:table-cell office:value-type="string" calcext:value-type="string">
            <text:p><text:s/>0.001833920784797654 </text:p>
          </table:table-cell>
          <table:table-cell office:value-type="string" calcext:value-type="string">
            <text:p><text:s/>[0.9827100038528442, 0.002024941612035036, 0.9288997054100037, 0.9921481013298035, 0.999993920326232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winning_work/awards_won./award/award_honor/honored_for_input &lt;SEP&gt; &lt;START&gt; /film/film/estimated_budget./measurement_unit/dated_money_value/currency-1 /film/film/estimated_budget./measurement_unit/dated_money_value/currency-1 /film/film_distributor/films_distributed./film/film_film_distributor_relationship/film-1 /film/film/language-1 &lt;END&gt;</text:p>
          </table:table-cell>
          <table:table-cell office:value-type="string" calcext:value-type="string">
            <text:p><text:s/>0.0018042665492149384 </text:p>
          </table:table-cell>
          <table:table-cell office:value-type="string" calcext:value-type="string">
            <text:p><text:s/>[0.9549651741981506, 0.9863119721412659, 0.9933302998542786, 0.0019284541485831141, 0.999990463256835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sports/sports_team/sport-1_input &lt;SEP&gt; &lt;START&gt; /baseball/baseball_team/team_stats./baseball/baseball_team_stats/season-1 /baseball/baseball_team/team_stats./baseball/baseball_team_stats/season-1 /baseball/baseball_team/team_stats./baseball/baseball_team_stats/season-1 /sports/sports_team/sport &lt;END&gt;</text:p>
          </table:table-cell>
          <table:table-cell office:value-type="string" calcext:value-type="string">
            <text:p><text:s/>0.0017655593782346635 </text:p>
          </table:table-cell>
          <table:table-cell office:value-type="string" calcext:value-type="string">
            <text:p><text:s/>[0.9987994432449341, 0.9616857767105103, 0.0049766357988119125, 0.3693482279777527, 0.99999761581420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biblioness/bibs_location/state-1_input &lt;SEP&gt; &lt;START&gt; /organization/organization/headquarters./location/mailing_address/state_province_region-1 /organization/organization/headquarters./location/mailing_address/citytown /organization/organization/headquarters./location/mailing_address/state_province_region-1 &lt;END&gt;</text:p>
          </table:table-cell>
          <table:table-cell office:value-type="string" calcext:value-type="string">
            <text:p><text:s/>0.0017386361850220261 </text:p>
          </table:table-cell>
          <table:table-cell office:value-type="string" calcext:value-type="string">
            <text:p><text:s/>[0.9827100038528442, 0.996037483215332, 0.001780867576599121, 0.9974153041839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ravel/travel_destination/how_to_get_here./travel/transportation/mode_of_transportation_input &lt;SEP&gt; &lt;START&gt; /people/marriage_union_type/unions_of_this_type./people/marriage/location_of_ceremony-1 /people/person/spouse_s./people/marriage/type_of_union-1 /people/person/nationality-1 /military/military_conflict/combatants./military/military_combatant_group/combatants-1 &lt;END&gt;</text:p>
          </table:table-cell>
          <table:table-cell office:value-type="string" calcext:value-type="string">
            <text:p><text:s/>0.0017360285457033247 </text:p>
          </table:table-cell>
          <table:table-cell office:value-type="string" calcext:value-type="string">
            <text:p><text:s/>[0.9583600759506226, 0.9608733654022217, 0.02849552035331726, 0.06615866720676422, 0.999996900558471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places_exported_to./location/imports_and_exports/exported_to_input &lt;SEP&gt; &lt;START&gt; /olympics/olympic_participating_country/medals_won./olympics/olympic_medal_honor/olympics /film/film/release_date_s./film/film_regional_release_date/film_release_region /film/film/estimated_budget./measurement_unit/dated_money_value/currency /location/statistical_region/gdp_nominal_per_capita./measurement_unit/dated_money_value/currency-1 &lt;END&gt;</text:p>
          </table:table-cell>
          <table:table-cell office:value-type="string" calcext:value-type="string">
            <text:p><text:s/>0.001646703809774157 </text:p>
          </table:table-cell>
          <table:table-cell office:value-type="string" calcext:value-type="string">
            <text:p><text:s/>[0.010006089694797993, 0.7372142672538757, 0.42230677604675293, 0.5286043286323547, 0.999996781349182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disciplines_or_subjects-1_input &lt;SEP&gt; &lt;START&gt; /award/award_nominee/award_nominations./award/award_nomination/award /award/award_nominee/award_nominations./award/award_nomination/award /broadcast/content/artist-1 &lt;END&gt;</text:p>
          </table:table-cell>
          <table:table-cell office:value-type="string" calcext:value-type="string">
            <text:p><text:s/>0.0016433617150582388 </text:p>
          </table:table-cell>
          <table:table-cell office:value-type="string" calcext:value-type="string">
            <text:p><text:s/>[0.009392096661031246, 0.899111807346344, 0.194626584649086, 0.999895811080932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-1_input &lt;SEP&gt; &lt;START&gt; /people/person/languages /people/person/languages /people/ethnicity/languages_spoken /people/ethnicity/people-1 &lt;END&gt;</text:p>
          </table:table-cell>
          <table:table-cell office:value-type="string" calcext:value-type="string">
            <text:p><text:s/>0.001537052134021627 </text:p>
          </table:table-cell>
          <table:table-cell office:value-type="string" calcext:value-type="string">
            <text:p><text:s/>[0.00987035222351551, 0.22410938143730164, 0.8430191874504089, 0.8242502212524414, 0.9999985694885254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_input &lt;SEP&gt; &lt;START&gt; /film/film/release_date_s./film/film_regional_release_date/film_release_region /film/film/release_date_s./film/film_regional_release_date/film_release_region /location/statistical_region/gdp_nominal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01417873597463148 </text:p>
          </table:table-cell>
          <table:table-cell office:value-type="string" calcext:value-type="string">
            <text:p><text:s/>[0.012499747797846794, 0.31903281807899475, 0.38869449496269226, 0.9147306680679321, 0.999998331069946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distributors./film/film_film_distributor_relationship/film_distribution_medium_input &lt;SEP&gt; &lt;START&gt; /film/film/distributors./film/film_film_distributor_relationship/film_distribution_medium-1 /film/film/edited_by-1 /government/legislative_session/members./government/government_position_held/district_represented-1 &lt;END&gt;</text:p>
          </table:table-cell>
          <table:table-cell office:value-type="string" calcext:value-type="string">
            <text:p><text:s/>0.0013811155994691501 </text:p>
          </table:table-cell>
          <table:table-cell office:value-type="string" calcext:value-type="string">
            <text:p><text:s/>[0.9812930226325989, 0.9976891279220581, 0.002999203512445092, 0.47035974264144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winning_work/awards_won./award/award_honor/honored_for_input &lt;SEP&gt; &lt;START&gt; /film/film/estimated_budget./measurement_unit/dated_money_value/currency-1 /film/film/estimated_budget./measurement_unit/dated_money_value/currency-1 /film/film_distributor/films_distributed./film/film_film_distributor_relationship/film-1 /film/film/production_companies-1 &lt;END&gt;</text:p>
          </table:table-cell>
          <table:table-cell office:value-type="string" calcext:value-type="string">
            <text:p><text:s/>0.0013521872475632183 </text:p>
          </table:table-cell>
          <table:table-cell office:value-type="string" calcext:value-type="string">
            <text:p><text:s/>[0.9549651741981506, 0.9863119721412659, 0.9933302998542786, 0.0014452479081228375, 0.99999761581420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al_party/politicians_in_this_party./government/political_party_tenure/politician_input &lt;SEP&gt; &lt;START&gt; /film/actor/film./film/performance/film-1 /film/actor/film./film/performance/film /people/person/languages-1 /people/person/languages &lt;END&gt;</text:p>
          </table:table-cell>
          <table:table-cell office:value-type="string" calcext:value-type="string">
            <text:p><text:s/>0.0012957675703046125 </text:p>
          </table:table-cell>
          <table:table-cell office:value-type="string" calcext:value-type="string">
            <text:p><text:s/>[0.9316158294677734, 0.010082238353788853, 0.24064156413078308, 0.5732770562171936, 0.999995589256286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-1_input &lt;SEP&gt; &lt;START&gt; /time/event/instance_of_recurring_event /time/event/instance_of_recurring_event /time/event/instance_of_recurring_event /time/event/instance_of_recurring_event &lt;END&gt;</text:p>
          </table:table-cell>
          <table:table-cell office:value-type="string" calcext:value-type="string">
            <text:p><text:s/>0.0012626094787694328 </text:p>
          </table:table-cell>
          <table:table-cell office:value-type="string" calcext:value-type="string">
            <text:p><text:s/>[0.9956681728363037, 0.00241416459903121, 0.8656409382820129, 0.6068177819252014, 0.999980330467224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_input &lt;SEP&gt; &lt;START&gt; /film/film/estimated_budget./measurement_unit/dated_money_value/currency /location/statistical_region/gdp_nominal./measurement_unit/dated_money_value/currency /film/film/release_date_s./film/film_regional_release_date/film_release_region-1 /base/aareas/schema/administrative_area/administrative_parent-1 &lt;END&gt;</text:p>
          </table:table-cell>
          <table:table-cell office:value-type="string" calcext:value-type="string">
            <text:p><text:s/>0.001239568871442727 </text:p>
          </table:table-cell>
          <table:table-cell office:value-type="string" calcext:value-type="string">
            <text:p><text:s/>[0.9556891322135925, 0.9914038181304932, 0.003842516103759408, 0.3404783010482788, 0.999996066093444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-1_input &lt;SEP&gt; &lt;START&gt; /film/film/language-1 /film/film/personal_appearances./film/personal_film_appearance/person-1 /film/film/personal_appearances./film/personal_film_appearance/person-1 /people/person/languages &lt;END&gt;</text:p>
          </table:table-cell>
          <table:table-cell office:value-type="string" calcext:value-type="string">
            <text:p><text:s/>0.0012321633219290998 </text:p>
          </table:table-cell>
          <table:table-cell office:value-type="string" calcext:value-type="string">
            <text:p><text:s/>[0.00553740281611681, 0.3474615514278412, 0.9360373020172119, 0.6842216849327087, 0.999920368194580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-1_input &lt;SEP&gt; &lt;START&gt; /music/performance_role/track_performances./music/track_contribution/role /music/performance_role/track_performances./music/track_contribution/role /music/performance_role/track_performances./music/track_contribution/role /music/performance_role/track_performances./music/track_contribution/role &lt;END&gt;</text:p>
          </table:table-cell>
          <table:table-cell office:value-type="string" calcext:value-type="string">
            <text:p><text:s/>0.001205099839956383 </text:p>
          </table:table-cell>
          <table:table-cell office:value-type="string" calcext:value-type="string">
            <text:p><text:s/>[0.009370830841362476, 0.5507057905197144, 0.5728238821029663, 0.40766701102256775, 0.999996781349182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-1_input &lt;SEP&gt; &lt;START&gt; /award/award_category/winners./award/award_honor/ceremony /award/award_category/nominees./award/award_nomination/nominated_for-1 /award/award_category/nominees./award/award_nomination/nominated_for-1 /award/award_category/nominees./award/award_nomination/nominated_for-1 &lt;END&gt;</text:p>
          </table:table-cell>
          <table:table-cell office:value-type="string" calcext:value-type="string">
            <text:p><text:s/>0.0011950077045105212 </text:p>
          </table:table-cell>
          <table:table-cell office:value-type="string" calcext:value-type="string">
            <text:p><text:s/>[0.0013048683758825064, 0.9780741930007935, 0.9722709655761719, 0.9630486965179443, 0.999992251396179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tv_network/programs./tv/tv_network_duration/program_input &lt;SEP&gt; &lt;START&gt; /tv/tv_producer/programs_produced./tv/tv_producer_term/program-1 /tv/tv_program/languages-1 /location/country/official_language /film/film/language-1 &lt;END&gt;</text:p>
          </table:table-cell>
          <table:table-cell office:value-type="string" calcext:value-type="string">
            <text:p><text:s/>0.001186421405332796 </text:p>
          </table:table-cell>
          <table:table-cell office:value-type="string" calcext:value-type="string">
            <text:p><text:s/>[0.9728477001190186, 0.01678779348731041, 0.8320390582084656, 0.08730880171060562, 0.999997138977050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ward/award_category/category_of-1_input &lt;SEP&gt; &lt;START&gt; /time/event/instance_of_recurring_event /award/award_ceremony/awards_presented./award/award_honor/award_winner /award/award_nominee/award_nominations./award/award_nomination/award-1 /award/award_category/nominees./award/award_nomination/nominated_for-1 &lt;END&gt;</text:p>
          </table:table-cell>
          <table:table-cell office:value-type="string" calcext:value-type="string">
            <text:p><text:s/>0.001125786812342486 </text:p>
          </table:table-cell>
          <table:table-cell office:value-type="string" calcext:value-type="string">
            <text:p><text:s/>[0.9956681728363037, 0.003404339076951146, 0.35356464982032776, 0.9393810629844666, 0.999995589256286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_input &lt;SEP&gt; &lt;START&gt; /education/university/local_tuition./measurement_unit/dated_money_value/currency-1 /base/schemastaging/person_extra/net_worth./measurement_unit/dated_money_value/currency-1 /people/person/spouse_s./people/marriage/type_of_union-1 /people/marriage_union_type/unions_of_this_type./people/marriage/location_of_ceremony-1 &lt;END&gt;</text:p>
          </table:table-cell>
          <table:table-cell office:value-type="string" calcext:value-type="string">
            <text:p><text:s/>0.0010990249989795153 </text:p>
          </table:table-cell>
          <table:table-cell office:value-type="string" calcext:value-type="string">
            <text:p><text:s/>[0.0014575114473700523, 0.9588513374328613, 0.9858697652816772, 0.797674298286438, 0.999998092651367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-1_input &lt;SEP&gt; &lt;START&gt; /film/film/language /film/film/personal_appearances./film/personal_film_appearance/person-1 /film/actor/dubbing_performances./film/dubbing_performance/language-1 /education/educational_institution/students_graduates./education/education/major_field_of_study-1 &lt;END&gt;</text:p>
          </table:table-cell>
          <table:table-cell office:value-type="string" calcext:value-type="string">
            <text:p><text:s/>0.0010648274191323373 </text:p>
          </table:table-cell>
          <table:table-cell office:value-type="string" calcext:value-type="string">
            <text:p><text:s/>[0.971259355545044, 0.9997568726539612, 0.003360367612913251, 0.326334685087204, 0.999999046325683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government/political_party/politicians_in_this_party./government/political_party_tenure/politician_input &lt;SEP&gt; &lt;START&gt; /film/actor/film./film/performance/film-1 /film/actor/film./film/performance/film /film/actor/film./film/performance/film-1 /film/film/genre &lt;END&gt;</text:p>
          </table:table-cell>
          <table:table-cell office:value-type="string" calcext:value-type="string">
            <text:p><text:s/>0.001034676355304838 </text:p>
          </table:table-cell>
          <table:table-cell office:value-type="string" calcext:value-type="string">
            <text:p><text:s/>[0.9316158294677734, 0.010082238353788853, 0.2991977632045746, 0.3681741952896118, 0.999997735023498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_input &lt;SEP&gt; &lt;START&gt; /base/schemastaging/person_extra/net_worth./measurement_unit/dated_money_value/currency /film/film/estimated_budget./measurement_unit/dated_money_value/currency /film/film/other_crew./film/film_crew_gig/crewmember /people/person/places_lived./people/place_lived/location &lt;END&gt;</text:p>
          </table:table-cell>
          <table:table-cell office:value-type="string" calcext:value-type="string">
            <text:p><text:s/>0.0009776946794557958 </text:p>
          </table:table-cell>
          <table:table-cell office:value-type="string" calcext:value-type="string">
            <text:p><text:s/>[0.0013575541088357568, 0.7713127136230469, 0.9580588340759277, 0.9745950698852539, 0.999998211860656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_input &lt;SEP&gt; &lt;START&gt; /education/educational_institution/students_graduates./education/education/student &lt;END&gt;</text:p>
          </table:table-cell>
          <table:table-cell office:value-type="string" calcext:value-type="string">
            <text:p><text:s/>0.0009523562685512937 </text:p>
          </table:table-cell>
          <table:table-cell office:value-type="string" calcext:value-type="string">
            <text:p><text:s/>[0.0010678998660296202, 0.89180296659469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person_or_entity_appearing_in_film/films./film/personal_film_appearance/type_of_appearance-1_input &lt;SEP&gt; &lt;START&gt; /people/person/place_of_birth /film/person_or_entity_appearing_in_film/films./film/personal_film_appearance/type_of_appearance &lt;END&gt;</text:p>
          </table:table-cell>
          <table:table-cell office:value-type="string" calcext:value-type="string">
            <text:p><text:s/>0.0009233753086267977 </text:p>
          </table:table-cell>
          <table:table-cell office:value-type="string" calcext:value-type="string">
            <text:p><text:s/>[0.9921769499778748, 0.0014722211053594947, 0.632144093513488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tv_network/programs./tv/tv_network_duration/program_input &lt;SEP&gt; &lt;START&gt; /base/popstra/celebrity/dated./base/popstra/dated/participant &lt;END&gt;</text:p>
          </table:table-cell>
          <table:table-cell office:value-type="string" calcext:value-type="string">
            <text:p><text:s/>0.0009067280075711337 </text:p>
          </table:table-cell>
          <table:table-cell office:value-type="string" calcext:value-type="string">
            <text:p><text:s/>[0.0011364324018359184, 0.797872364521026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_input &lt;SEP&gt; &lt;START&gt; /base/schemastaging/organization_extra/phone_number./base/schemastaging/phone_sandbox/service_language-1 /people/ethnicity/languages_spoken-1 /people/person/languages-1 /film/actor/film./film/performance/film &lt;END&gt;</text:p>
          </table:table-cell>
          <table:table-cell office:value-type="string" calcext:value-type="string">
            <text:p><text:s/>0.0008842350681404068 </text:p>
          </table:table-cell>
          <table:table-cell office:value-type="string" calcext:value-type="string">
            <text:p><text:s/>[0.9977259039878845, 0.009496757760643959, 0.2926933765411377, 0.3188391923904419, 0.999992012977600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edited_by_input &lt;SEP&gt; &lt;START&gt; /film/film/estimated_budget./measurement_unit/dated_money_value/currency /location/statistical_region/gdp_nominal./measurement_unit/dated_money_value/currency /film/film/release_date_s./film/film_regional_release_date/film_release_region-1 /film/film/edited_by-1 &lt;END&gt;</text:p>
          </table:table-cell>
          <table:table-cell office:value-type="string" calcext:value-type="string">
            <text:p><text:s/>0.0008790832143851759 </text:p>
          </table:table-cell>
          <table:table-cell office:value-type="string" calcext:value-type="string">
            <text:p><text:s/>[0.9556891322135925, 0.9914038181304932, 0.003842516103759408, 0.2414642870426178, 0.999986529350280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dataworld/gardening_hint/split_to-1_input &lt;SEP&gt; &lt;START&gt; /music/artist/track_contributions./music/track_contribution/role /award/award_category/winners./award/award_honor/ceremony-1 /award/award_ceremony/awards_presented./award/award_honor/award_winner-1 /award/award_nominee/award_nominations./award/award_nomination/nominated_for &lt;END&gt;</text:p>
          </table:table-cell>
          <table:table-cell office:value-type="string" calcext:value-type="string">
            <text:p><text:s/>0.0008719934983902435 </text:p>
          </table:table-cell>
          <table:table-cell office:value-type="string" calcext:value-type="string">
            <text:p><text:s/>[0.9287210702896118, 0.00862532202154398, 0.336378276348114, 0.3236130177974701, 0.999997019767761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-1_input &lt;SEP&gt; &lt;START&gt; /film/film_distributor/films_distributed./film/film_film_distributor_relationship/film /film/film/other_crew./film/film_crew_gig/film_crew_role /film/film/other_crew./film/film_crew_gig/film_crew_role-1 &lt;END&gt;</text:p>
          </table:table-cell>
          <table:table-cell office:value-type="string" calcext:value-type="string">
            <text:p><text:s/>0.0008576906671428202 </text:p>
          </table:table-cell>
          <table:table-cell office:value-type="string" calcext:value-type="string">
            <text:p><text:s/>[0.002515263855457306, 0.40284600853919983, 0.8843868970870972, 0.957118630409240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eople/ethnicity/languages_spoken_input &lt;SEP&gt; &lt;START&gt; /base/schemastaging/organization_extra/phone_number./base/schemastaging/phone_sandbox/service_language-1 /people/ethnicity/languages_spoken-1 /people/ethnicity/languages_spoken-1 &lt;END&gt;</text:p>
          </table:table-cell>
          <table:table-cell office:value-type="string" calcext:value-type="string">
            <text:p><text:s/>0.000810479305234347 </text:p>
          </table:table-cell>
          <table:table-cell office:value-type="string" calcext:value-type="string">
            <text:p><text:s/>[0.9977259039878845, 0.009496757760643959, 0.08567293733358383, 0.998416304588317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-1_input &lt;SEP&gt; &lt;START&gt; /film/film/language-1 /film/film/language-1 /people/person/languages /award/award_nominee/award_nominations./award/award_nomination/award_nominee-1 &lt;END&gt;</text:p>
          </table:table-cell>
          <table:table-cell office:value-type="string" calcext:value-type="string">
            <text:p><text:s/>0.0007404159837551728 </text:p>
          </table:table-cell>
          <table:table-cell office:value-type="string" calcext:value-type="string">
            <text:p><text:s/>[0.0018955986015498638, 0.5692176222801208, 0.7834537029266357, 0.8758679032325745, 0.999997973442077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statistical_region/places_exported_to./location/imports_and_exports/exported_to_input &lt;SEP&gt; &lt;START&gt; /film/film/release_date_s./film/film_regional_release_date/film_release_region-1 /film/film/release_date_s./film/film_regional_release_date/film_release_region /location/location/adjoin_s./location/adjoining_relationship/adjoins-1 /olympics/olympic_participating_country/medals_won./olympics/olympic_medal_honor/olympics &lt;END&gt;</text:p>
          </table:table-cell>
          <table:table-cell office:value-type="string" calcext:value-type="string">
            <text:p><text:s/>0.0007213813279434108 </text:p>
          </table:table-cell>
          <table:table-cell office:value-type="string" calcext:value-type="string">
            <text:p><text:s/>[0.011305248364806175, 0.48508450388908386, 0.4227968752384186, 0.3111269176006317, 0.999995470046997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tv/tv_network/programs./tv/tv_network_duration/program_input &lt;SEP&gt; &lt;START&gt; /tv/tv_producer/programs_produced./tv/tv_producer_term/program-1 /tv/tv_program/languages-1 /location/country/official_language /film/film/release_date_s./film/film_regional_release_date/film_release_region-1 &lt;END&gt;</text:p>
          </table:table-cell>
          <table:table-cell office:value-type="string" calcext:value-type="string">
            <text:p><text:s/>0.0006324986495462777 </text:p>
          </table:table-cell>
          <table:table-cell office:value-type="string" calcext:value-type="string">
            <text:p><text:s/>[0.9728477001190186, 0.01678779348731041, 0.8320390582084656, 0.04654562473297119, 0.9999966621398926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ball/baseball_team/team_stats./baseball/baseball_team_stats/season_input &lt;SEP&gt; &lt;START&gt; /sports/sports_position/players./sports/sports_team_roster/team-1 /baseball/baseball_team/team_stats./baseball/baseball_team_stats/season-1 /baseball/baseball_team/team_stats./baseball/baseball_team_stats/season-1 &lt;END&gt;</text:p>
          </table:table-cell>
          <table:table-cell office:value-type="string" calcext:value-type="string">
            <text:p><text:s/>0.0006111730035326239 </text:p>
          </table:table-cell>
          <table:table-cell office:value-type="string" calcext:value-type="string">
            <text:p><text:s/>[0.001383965602144599, 0.4431414306163788, 0.9966176152229309, 0.9999262094497681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person_or_entity_appearing_in_film/films./film/personal_film_appearance/type_of_appearance-1_input &lt;SEP&gt; &lt;START&gt; /sports/sports_position/players./sports/sports_team_roster/team /sports/sports_team/roster./basketball/basketball_roster_position/position-1 /sports/sports_position/players./sports/sports_team_roster/team-1 &lt;END&gt;</text:p>
          </table:table-cell>
          <table:table-cell office:value-type="string" calcext:value-type="string">
            <text:p><text:s/>0.000513183506174664 </text:p>
          </table:table-cell>
          <table:table-cell office:value-type="string" calcext:value-type="string">
            <text:p><text:s/>[0.0015496762935072184, 0.5332046747207642, 0.6211123466491699, 0.999925374984741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_input &lt;SEP&gt; &lt;START&gt; /location/statistical_region/rent50_2./measurement_unit/dated_money_value/currency-1 /film/film/estimated_budget./measurement_unit/dated_money_value/currency /film/film/other_crew./film/film_crew_gig/crewmember /location/location/contains-1 &lt;END&gt;</text:p>
          </table:table-cell>
          <table:table-cell office:value-type="string" calcext:value-type="string">
            <text:p><text:s/>0.0004889234642801873 </text:p>
          </table:table-cell>
          <table:table-cell office:value-type="string" calcext:value-type="string">
            <text:p><text:s/>[0.9863470196723938, 0.9995096921920776, 0.9996687173843384, 0.0004960999358445406, 0.999997377395629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-1_input &lt;SEP&gt; &lt;START&gt; /award/award_nominee/award_nominations./award/award_nomination/award_nominee-1 /people/person/spouse_s./people/marriage/type_of_union /people/marriage_union_type/unions_of_this_type./people/marriage/location_of_ceremony-1 /film/film/featured_film_locations &lt;END&gt;</text:p>
          </table:table-cell>
          <table:table-cell office:value-type="string" calcext:value-type="string">
            <text:p><text:s/>0.0004806815383732018 </text:p>
          </table:table-cell>
          <table:table-cell office:value-type="string" calcext:value-type="string">
            <text:p><text:s/>[0.003200855106115341, 0.6647054553031921, 0.5379289388656616, 0.41999003291130066, 0.999996066093444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film/film_art_direction_by-1_input &lt;SEP&gt; &lt;START&gt; /award/award_nominee/award_nominations./award/award_nomination/award_nominee-1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0045282414310127015 </text:p>
          </table:table-cell>
          <table:table-cell office:value-type="string" calcext:value-type="string">
            <text:p><text:s/>[0.003200855106115341, 0.6647054553031921, 0.40447551012039185, 0.52618938684463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ball/baseball_team/team_stats./baseball/baseball_team_stats/season_input &lt;SEP&gt; &lt;START&gt; /sports/sports_position/players./sports/sports_team_roster/team-1 /sports/sports_position/players./sports/sports_team_roster/team /baseball/baseball_team/team_stats./baseball/baseball_team_stats/season-1 &lt;END&gt;</text:p>
          </table:table-cell>
          <table:table-cell office:value-type="string" calcext:value-type="string">
            <text:p><text:s/>0.000324937691662879 </text:p>
          </table:table-cell>
          <table:table-cell office:value-type="string" calcext:value-type="string">
            <text:p><text:s/>[0.001383965602144599, 0.273169606924057, 0.8595449924468994, 0.999939680099487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ball/baseball_team/team_stats./baseball/baseball_team_stats/season_input &lt;SEP&gt; &lt;START&gt; /travel/travel_destination/climate./travel/travel_destination_monthly_climate/month /travel/travel_destination/how_to_get_here./travel/transportation/mode_of_transportation /baseball/baseball_team/team_stats./baseball/baseball_team_stats/season-1 &lt;END&gt;</text:p>
          </table:table-cell>
          <table:table-cell office:value-type="string" calcext:value-type="string">
            <text:p><text:s/>0.00030389199742625333 </text:p>
          </table:table-cell>
          <table:table-cell office:value-type="string" calcext:value-type="string">
            <text:p><text:s/>[0.00037540573976002634, 0.8932482600212097, 0.9072173833847046, 0.9989294409751892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aareas/schema/administrative_area/capital-1_input &lt;SEP&gt; &lt;START&gt; /people/person/places_lived./people/place_lived/location /people/person/gender /people/person/gender /award/award_winner/awards_won./award/award_honor/award_winner-1 &lt;END&gt;</text:p>
          </table:table-cell>
          <table:table-cell office:value-type="string" calcext:value-type="string">
            <text:p><text:s/>0.00017280319981831618 </text:p>
          </table:table-cell>
          <table:table-cell office:value-type="string" calcext:value-type="string">
            <text:p><text:s/>[0.0008276175940409303, 0.4710671305656433, 0.9563266038894653, 0.4634854793548584, 0.99999284744262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film/person_or_entity_appearing_in_film/films./film/personal_film_appearance/type_of_appearance-1_input &lt;SEP&gt; &lt;START&gt; /people/person/place_of_birth /people/marriage_union_type/unions_of_this_type./people/marriage/location_of_ceremony /people/marriage_union_type/unions_of_this_type./people/marriage/location_of_ceremony /people/person/spouse_s./people/marriage/type_of_union &lt;END&gt;</text:p>
          </table:table-cell>
          <table:table-cell office:value-type="string" calcext:value-type="string">
            <text:p><text:s/>0.0001726243931811351 </text:p>
          </table:table-cell>
          <table:table-cell office:value-type="string" calcext:value-type="string">
            <text:p><text:s/>[0.9921769499778748, 0.0011934605427086353, 0.30537739396095276, 0.4773849844932556, 0.999998450279235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ball/baseball_team/team_stats./baseball/baseball_team_stats/season_input &lt;SEP&gt; &lt;START&gt; /baseball/baseball_team/team_stats./baseball/baseball_team_stats/season-1 /baseball/baseball_team/team_stats./baseball/baseball_team_stats/season-1 /sports/sports_team/sport &lt;END&gt;</text:p>
          </table:table-cell>
          <table:table-cell office:value-type="string" calcext:value-type="string">
            <text:p><text:s/>0.0001634881102590246 </text:p>
          </table:table-cell>
          <table:table-cell office:value-type="string" calcext:value-type="string">
            <text:p><text:s/>[0.9922709465026855, 0.9999841451644897, 0.00016545837570447475, 0.995804369449615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aareas/schema/administrative_area/capital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user/ktrueman/default_domain/international_organization/member_states-1 &lt;END&gt;</text:p>
          </table:table-cell>
          <table:table-cell office:value-type="string" calcext:value-type="string">
            <text:p><text:s/>0.0001505822583856721 </text:p>
          </table:table-cell>
          <table:table-cell office:value-type="string" calcext:value-type="string">
            <text:p><text:s/>[0.002527128206565976, 0.931979238986969, 0.9320934414863586, 0.06859327107667923, 0.999998450279235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-1_input &lt;SEP&gt; &lt;START&gt; /sports/sports_team/roster./basketball/basketball_roster_position/position /sports/sports_team/sport /sports/sports_team/sport-1 &lt;END&gt;</text:p>
          </table:table-cell>
          <table:table-cell office:value-type="string" calcext:value-type="string">
            <text:p><text:s/>0.00012353209451841727 </text:p>
          </table:table-cell>
          <table:table-cell office:value-type="string" calcext:value-type="string">
            <text:p><text:s/>[0.00013498967746272683, 0.9488982558250427, 0.9650762677192688, 0.9993047714233398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-1_input &lt;SEP&gt; &lt;START&gt; /business/business_operation/assets./measurement_unit/dated_money_value/currency /base/schemastaging/organization_extra/phone_number./base/schemastaging/phone_sandbox/service_language-1 /tv/tv_program/languages-1 /tv/tv_program/regular_cast./tv/regular_tv_appearance/actor &lt;END&gt;</text:p>
          </table:table-cell>
          <table:table-cell office:value-type="string" calcext:value-type="string">
            <text:p><text:s/>0.00012223727335096052 </text:p>
          </table:table-cell>
          <table:table-cell office:value-type="string" calcext:value-type="string">
            <text:p><text:s/>[0.00020199251594021916, 0.6496937274932861, 0.935940682888031, 0.9952040910720825, 0.9999982118606567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base/aareas/schema/administrative_area/capital-1_input &lt;SEP&gt; &lt;START&gt; /location/capital_of_administrative_division/capital_of./location/administrative_division_capital_relationship/administrative_division /award/award_nominee/award_nominations./award/award_nomination/award_nominee /people/person/spouse_s./people/marriage/type_of_union /people/person/spouse_s./people/marriage/type_of_union-1 &lt;END&gt;</text:p>
          </table:table-cell>
          <table:table-cell office:value-type="string" calcext:value-type="string">
            <text:p><text:s/>0.0001209076697042194 </text:p>
          </table:table-cell>
          <table:table-cell office:value-type="string" calcext:value-type="string">
            <text:p><text:s/>[0.9912392497062683, 0.00018017673573922366, 0.7363623380661011, 0.9193599820137024, 0.9999988079071045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-1_input &lt;SEP&gt; &lt;START&gt; /people/person/places_lived./people/place_lived/location /people/person/spouse_s./people/marriage/type_of_union /people/person/spouse_s./people/marriage/type_of_union /people/person/spouse_s./people/marriage/type_of_union &lt;END&gt;</text:p>
          </table:table-cell>
          <table:table-cell office:value-type="string" calcext:value-type="string">
            <text:p><text:s/>0.00003295348968594811</text:p>
          </table:table-cell>
          <table:table-cell office:value-type="string" calcext:value-type="string">
            <text:p><text:s/>[0.0002413755573797971, 0.591103732585907, 0.33651548624038696, 0.6863451600074768, 0.9999926090240479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location/us_county/county_seat-1_input &lt;SEP&gt; &lt;START&gt; /people/person/places_lived./people/place_lived/location /people/person/spouse_s./people/marriage/type_of_union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00019646385116335386</text:p>
          </table:table-cell>
          <table:table-cell office:value-type="string" calcext:value-type="string">
            <text:p><text:s/>[0.0002413755573797971, 0.591103732585907, 0.6542044878005981, 0.21048128604888916, 0.999996900558471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_input &lt;SEP&gt; &lt;START&gt; /film/film/other_crew./film/film_crew_gig/film_crew_role /film/film/other_crew./film/film_crew_gig/film_crew_role /film/film_distributor/films_distributed./film/film_film_distributor_relationship/film-1 &lt;END&gt;</text:p>
          </table:table-cell>
          <table:table-cell office:value-type="string" calcext:value-type="string">
            <text:p><text:s/>0.3060447282251787 </text:p>
          </table:table-cell>
          <table:table-cell office:value-type="string" calcext:value-type="string">
            <text:p><text:s/>[0.5217558741569519, 0.9361885786056519, 0.6381739377975464, 0.981782197952270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pouse_s./people/marriage/spouse_input &lt;SEP&gt; &lt;START&gt; /people/ethnicity/people-1 /people/ethnicity/people-1 /people/ethnicity/people-1 &lt;END&gt;</text:p>
          </table:table-cell>
          <table:table-cell office:value-type="string" calcext:value-type="string">
            <text:p><text:s/>0.1726522655803172 </text:p>
          </table:table-cell>
          <table:table-cell office:value-type="string" calcext:value-type="string">
            <text:p><text:s/>[0.22583286464214325, 0.864860475063324, 0.9223310351371765, 0.95841205120086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basic_title-1_input &lt;SEP&gt; &lt;START&gt; /people/marriage_union_type/unions_of_this_type./people/marriage/location_of_ceremony-1 /people/person/spouse_s./people/marriage/type_of_union-1 /people/person/gender-1 /people/person/gender &lt;END&gt;</text:p>
          </table:table-cell>
          <table:table-cell office:value-type="string" calcext:value-type="string">
            <text:p><text:s/>0.1419904075253526 </text:p>
          </table:table-cell>
          <table:table-cell office:value-type="string" calcext:value-type="string">
            <text:p><text:s/>[0.28767699003219604, 0.9449761509895325, 0.5226079821586609, 0.9994431138038635, 0.99999749660491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_input &lt;SEP&gt; &lt;START&gt; /location/location/contains-1 /location/location/contains-1 /location/statistical_region/rent50_2./measurement_unit/dated_money_value/currency /base/schemastaging/person_extra/net_worth./measurement_unit/dated_money_value/currency &lt;END&gt;</text:p>
          </table:table-cell>
          <table:table-cell office:value-type="string" calcext:value-type="string">
            <text:p><text:s/>0.13681998445138358 </text:p>
          </table:table-cell>
          <table:table-cell office:value-type="string" calcext:value-type="string">
            <text:p><text:s/>[0.46682503819465637, 0.4978102743625641, 0.831273078918457, 0.7082532048225403, 0.999998331069946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_input &lt;SEP&gt; &lt;START&gt; /location/location/contains-1 /location/statistical_region/rent50_2./measurement_unit/dated_money_value/currency /base/schemastaging/person_extra/net_worth./measurement_unit/dated_money_value/currency &lt;END&gt;</text:p>
          </table:table-cell>
          <table:table-cell office:value-type="string" calcext:value-type="string">
            <text:p><text:s/>0.13440343537366067 </text:p>
          </table:table-cell>
          <table:table-cell office:value-type="string" calcext:value-type="string">
            <text:p><text:s/>[0.46682503819465637, 0.35858529806137085, 0.9252177476882935, 0.867800295352935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_input &lt;SEP&gt; &lt;START&gt; /education/educational_institution/students_graduates./education/education/major_field_of_study-1 /education/educational_institution/students_graduates./education/education/major_field_of_study-1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1058197574151079 </text:p>
          </table:table-cell>
          <table:table-cell office:value-type="string" calcext:value-type="string">
            <text:p><text:s/>[0.3894059658050537, 0.910791277885437, 0.3847455680370331, 0.7754836678504944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_input &lt;SEP&gt; &lt;START&gt; /location/statistical_region/religions./location/religion_percentage/religion /location/statistical_region/religions./location/religion_percentage/religion /location/statistical_region/places_exported_to./location/imports_and_exports/exported_to /film/film/release_date_s./film/film_regional_release_date/film_release_region &lt;END&gt;</text:p>
          </table:table-cell>
          <table:table-cell office:value-type="string" calcext:value-type="string">
            <text:p><text:s/>0.10174151513066483 </text:p>
          </table:table-cell>
          <table:table-cell office:value-type="string" calcext:value-type="string">
            <text:p><text:s/>[0.25793716311454773, 0.9802035093307495, 0.41736140847206116, 0.964177131652832, 0.99999749660491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olympics/olympic_participating_country/medals_won./olympics/olympic_medal_honor/olympics &lt;END&gt;</text:p>
          </table:table-cell>
          <table:table-cell office:value-type="string" calcext:value-type="string">
            <text:p><text:s/>0.09255658818997409 </text:p>
          </table:table-cell>
          <table:table-cell office:value-type="string" calcext:value-type="string">
            <text:p><text:s/>[0.49595731496810913, 0.5565164685249329, 0.47126269340515137, 0.7115781903266907, 0.999998450279235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_input &lt;SEP&gt; &lt;START&gt; /education/educational_institution/students_graduates./education/education/major_field_of_study-1 /education/educational_institution/students_graduates./education/education/major_field_of_study-1 /education/educational_institution/students_graduates./education/education/major_field_of_study-1 /people/person/languages &lt;END&gt;</text:p>
          </table:table-cell>
          <table:table-cell office:value-type="string" calcext:value-type="string">
            <text:p><text:s/>0.08148360967383785 </text:p>
          </table:table-cell>
          <table:table-cell office:value-type="string" calcext:value-type="string">
            <text:p><text:s/>[0.3894059658050537, 0.910791277885437, 0.4902168810367584, 0.4686650335788727, 0.999995350837707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olympics/olympic_participating_country/medals_won./olympics/olympic_medal_honor/olympics &lt;END&gt;</text:p>
          </table:table-cell>
          <table:table-cell office:value-type="string" calcext:value-type="string">
            <text:p><text:s/>0.08027751550112466 </text:p>
          </table:table-cell>
          <table:table-cell office:value-type="string" calcext:value-type="string">
            <text:p><text:s/>[0.21019889414310455, 0.6969641447067261, 0.9150910973548889, 0.5988104939460754, 0.999998450279235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petbreeds/city_with_dogs/top_breeds./base/petbreeds/dog_city_relationship/dog_breed-1_input &lt;SEP&gt; &lt;START&gt; /film/film/estimated_budget./measurement_unit/dated_money_value/currency-1 /film/film/estimated_budget./measurement_unit/dated_money_value/currency-1 /film/film_distributor/films_distributed./film/film_film_distributor_relationship/film-1 /film/film_distributor/films_distributed./film/film_film_distributor_relationship/film &lt;END&gt;</text:p>
          </table:table-cell>
          <table:table-cell office:value-type="string" calcext:value-type="string">
            <text:p><text:s/>0.0772098299328769 </text:p>
          </table:table-cell>
          <table:table-cell office:value-type="string" calcext:value-type="string">
            <text:p><text:s/>[0.26660940051078796, 0.789777934551239, 0.44383707642555237, 0.8261740803718567, 0.99999308586120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_input &lt;SEP&gt; &lt;START&gt; /film/film/estimated_budget./measurement_unit/dated_money_value/currency-1 /film/film/estimated_budget./measurement_unit/dated_money_value/currency-1 /film/film/estimated_budget./measurement_unit/dated_money_value/currency-1 /film/actor/film./film/performance/film &lt;END&gt;</text:p>
          </table:table-cell>
          <table:table-cell office:value-type="string" calcext:value-type="string">
            <text:p><text:s/>0.07081322445876075 </text:p>
          </table:table-cell>
          <table:table-cell office:value-type="string" calcext:value-type="string">
            <text:p><text:s/>[0.25436529517173767, 0.6275611519813538, 0.5611544251441956, 0.7905325889587402, 0.999996066093444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roadcast/content/artist-1_input &lt;SEP&gt; &lt;START&gt; /film/film/genre-1 /film/film/genre /film/film/release_date_s./film/film_regional_release_date/film_release_region /location/country/official_language-1 &lt;END&gt;</text:p>
          </table:table-cell>
          <table:table-cell office:value-type="string" calcext:value-type="string">
            <text:p><text:s/>0.06979816103570034 </text:p>
          </table:table-cell>
          <table:table-cell office:value-type="string" calcext:value-type="string">
            <text:p><text:s/>[0.135271817445755, 0.6922773122787476, 0.9556372761726379, 0.7799463272094727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_input &lt;SEP&gt; &lt;START&gt; /film/film/other_crew./film/film_crew_gig/film_crew_role /film/film/other_crew./film/film_crew_gig/film_crew_role /film/film/genre-1 &lt;END&gt;</text:p>
          </table:table-cell>
          <table:table-cell office:value-type="string" calcext:value-type="string">
            <text:p><text:s/>0.06890371955029877 </text:p>
          </table:table-cell>
          <table:table-cell office:value-type="string" calcext:value-type="string">
            <text:p><text:s/>[0.5217558741569519, 0.9361885786056519, 0.14194490015506744, 0.993784427642822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chemastaging/organization_extra/phone_number./base/schemastaging/phone_sandbox/service_location-1_input &lt;SEP&gt; &lt;START&gt; /sports/sports_position/players./sports/sports_team_roster/team /sports/sports_position/players./sports/sports_team_roster/team-1 /sports/sports_position/players./sports/sports_team_roster/team-1 &lt;END&gt;</text:p>
          </table:table-cell>
          <table:table-cell office:value-type="string" calcext:value-type="string">
            <text:p><text:s/>0.06866130594156078 </text:p>
          </table:table-cell>
          <table:table-cell office:value-type="string" calcext:value-type="string">
            <text:p><text:s/>[0.19019819796085358, 0.5258899927139282, 0.686472475528717, 0.999971508979797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_input &lt;SEP&gt; &lt;START&gt; /people/person/places_lived./people/place_lived/location-1 /people/person/spouse_s./people/marriage/type_of_union /people/marriage_union_type/unions_of_this_type./people/marriage/location_of_ceremony-1 /location/location/contains-1 &lt;END&gt;</text:p>
          </table:table-cell>
          <table:table-cell office:value-type="string" calcext:value-type="string">
            <text:p><text:s/>0.06814257198729341 </text:p>
          </table:table-cell>
          <table:table-cell office:value-type="string" calcext:value-type="string">
            <text:p><text:s/>[0.1613401621580124, 0.9289290308952332, 0.758354127407074, 0.5995455980300903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roup_member/membership./music/group_membership/group_input &lt;SEP&gt; &lt;START&gt; /film/film/genre-1 /film/film/genre-1 /film/film/genre-1 &lt;END&gt;</text:p>
          </table:table-cell>
          <table:table-cell office:value-type="string" calcext:value-type="string">
            <text:p><text:s/>0.0677767324074833 </text:p>
          </table:table-cell>
          <table:table-cell office:value-type="string" calcext:value-type="string">
            <text:p><text:s/>[0.21170130372047424, 0.3407813310623169, 0.9397944211959839, 0.999651074409484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culturalevent/event/entity_involved_input &lt;SEP&gt; &lt;START&gt; /film/film/other_crew./film/film_crew_gig/film_crew_role /film/film/other_crew./film/film_crew_gig/film_crew_role /film/film_distributor/films_distributed./film/film_film_distributor_relationship/film-1 &lt;END&gt;</text:p>
          </table:table-cell>
          <table:table-cell office:value-type="string" calcext:value-type="string">
            <text:p><text:s/>0.06666062027289316 </text:p>
          </table:table-cell>
          <table:table-cell office:value-type="string" calcext:value-type="string">
            <text:p><text:s/>[0.18354646861553192, 0.6817212700843811, 0.5747624039649963, 0.926889836788177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base/biblioness/bibs_location/country-1 &lt;END&gt;</text:p>
          </table:table-cell>
          <table:table-cell office:value-type="string" calcext:value-type="string">
            <text:p><text:s/>0.06423086371000868 </text:p>
          </table:table-cell>
          <table:table-cell office:value-type="string" calcext:value-type="string">
            <text:p><text:s/>[0.15774650871753693, 0.7668989896774292, 0.6318187713623047, 0.840337872505188, 0.999998569488525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chemastaging/organization_extra/phone_number./base/schemastaging/phone_sandbox/service_location-1_input &lt;SEP&gt; &lt;START&gt; /sports/sports_position/players./sports/sports_team_roster/team-1 /sports/sports_position/players./sports/sports_team_roster/team-1 /sports/sports_position/players./sports/sports_team_roster/team-1 &lt;END&gt;</text:p>
          </table:table-cell>
          <table:table-cell office:value-type="string" calcext:value-type="string">
            <text:p><text:s/>0.0613972874455968 </text:p>
          </table:table-cell>
          <table:table-cell office:value-type="string" calcext:value-type="string">
            <text:p><text:s/>[0.08947167545557022, 0.7380119562149048, 0.93000727891922, 0.999801695346832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-1_input &lt;SEP&gt; &lt;START&gt; /film/film/release_date_s./film/film_regional_release_date/film_release_region-1 /film/film/release_date_s./film/film_regional_release_date/film_release_region-1 /olympics/olympic_participating_country/medals_won./olympics/olympic_medal_honor/olympics &lt;END&gt;</text:p>
          </table:table-cell>
          <table:table-cell office:value-type="string" calcext:value-type="string">
            <text:p><text:s/>0.06025498747927735 </text:p>
          </table:table-cell>
          <table:table-cell office:value-type="string" calcext:value-type="string">
            <text:p><text:s/>[0.49595731496810913, 0.39972683787345886, 0.3040022552013397, 0.999789535999298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statistical_region/religions./location/religion_percentage/religion &lt;END&gt;</text:p>
          </table:table-cell>
          <table:table-cell office:value-type="string" calcext:value-type="string">
            <text:p><text:s/>0.060159516839035795 </text:p>
          </table:table-cell>
          <table:table-cell office:value-type="string" calcext:value-type="string">
            <text:p><text:s/>[0.1235668733716011, 0.8799131512641907, 0.828557014465332, 0.6677918434143066, 0.9999976158142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disease/notable_people_with_this_condition_input &lt;SEP&gt; &lt;START&gt; /location/statistical_region/religions./location/religion_percentage/religion /location/statistical_region/religions./location/religion_percentage/religion /location/statistical_region/gdp_nominal_per_capita./measurement_unit/dated_money_value/currency-1 /education/university/domestic_tuition./measurement_unit/dated_money_value/currency &lt;END&gt;</text:p>
          </table:table-cell>
          <table:table-cell office:value-type="string" calcext:value-type="string">
            <text:p><text:s/>0.05681306822024359 </text:p>
          </table:table-cell>
          <table:table-cell office:value-type="string" calcext:value-type="string">
            <text:p><text:s/>[0.08489197492599487, 0.9642996191978455, 0.8331871032714844, 0.8329665064811707, 0.9999989271163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hud_county_place/county_input &lt;SEP&gt; &lt;START&gt; /education/educational_institution/students_graduates./education/education/major_field_of_study-1 /education/educational_institution/students_graduates./education/education/major_field_of_study-1 /education/educational_institution/students_graduates./education/education/major_field_of_study-1 /people/person/languages &lt;END&gt;</text:p>
          </table:table-cell>
          <table:table-cell office:value-type="string" calcext:value-type="string">
            <text:p><text:s/>0.056590313585470196 </text:p>
          </table:table-cell>
          <table:table-cell office:value-type="string" calcext:value-type="string">
            <text:p><text:s/>[0.07077738642692566, 0.9688949584960938, 0.878260612487793, 0.9396136999130249, 0.999995708465576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film_production_design_by-1_input &lt;SEP&gt; &lt;START&gt; /award/award_nominee/award_nominations./award/award_nomination/award_nominee-1 /award/award_nominee/award_nominations./award/award_nomination/award_nominee /award/award_nominee/award_nominations./award/award_nomination/award_nominee /award/award_nominee/award_nominations./award/award_nomination/award_nominee-1 &lt;END&gt;</text:p>
          </table:table-cell>
          <table:table-cell office:value-type="string" calcext:value-type="string">
            <text:p><text:s/>0.054117650065432524 </text:p>
          </table:table-cell>
          <table:table-cell office:value-type="string" calcext:value-type="string">
            <text:p><text:s/>[0.15465706586837769, 0.8259603977203369, 0.5832650065422058, 0.7263492941856384, 0.9999965429306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-1_input &lt;SEP&gt; &lt;START&gt; /business/business_operation/industry-1 /film/film/genre /film/film/language-1 /people/person/languages &lt;END&gt;</text:p>
          </table:table-cell>
          <table:table-cell office:value-type="string" calcext:value-type="string">
            <text:p><text:s/>0.052488516980433046 </text:p>
          </table:table-cell>
          <table:table-cell office:value-type="string" calcext:value-type="string">
            <text:p><text:s/>[0.2529776692390442, 0.8738440871238708, 0.44852137565612793, 0.52938312292099, 0.99998831748962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_input &lt;SEP&gt; &lt;START&gt; /education/educational_degree/people_with_this_degree./education/education/institution-1 /education/educational_institution/students_graduates./education/education/major_field_of_study-1 /education/educational_degree/people_with_this_degree./education/education/major_field_of_study /education/educational_institution/students_graduates./education/education/major_field_of_study-1 &lt;END&gt;</text:p>
          </table:table-cell>
          <table:table-cell office:value-type="string" calcext:value-type="string">
            <text:p><text:s/>0.04994787882436514 </text:p>
          </table:table-cell>
          <table:table-cell office:value-type="string" calcext:value-type="string">
            <text:p><text:s/>[0.17726269364356995, 0.34544825553894043, 0.8287952542304993, 0.9841756224632263, 0.999992728233337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_input &lt;SEP&gt; &lt;START&gt; /people/person/profession /people/person/profession /people/person/profession /award/award_category/winners./award/award_honor/award_winner &lt;END&gt;</text:p>
          </table:table-cell>
          <table:table-cell office:value-type="string" calcext:value-type="string">
            <text:p><text:s/>0.04777973337025685 </text:p>
          </table:table-cell>
          <table:table-cell office:value-type="string" calcext:value-type="string">
            <text:p><text:s/>[0.19764745235443115, 0.6721981167793274, 0.6637028455734253, 0.541854739189148, 0.999996900558471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culturalevent/event/entity_involved_input &lt;SEP&gt; &lt;START&gt; /film/film/estimated_budget./measurement_unit/dated_money_value/currency /film/film/estimated_budget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47694376016311504 </text:p>
          </table:table-cell>
          <table:table-cell office:value-type="string" calcext:value-type="string">
            <text:p><text:s/>[0.10076597332954407, 0.9187852740287781, 0.5714971423149109, 0.90141582489013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legislative_sessions_input &lt;SEP&gt; &lt;START&gt; /music/performance_role/track_performances./music/track_contribution/role-1 /music/performance_role/track_performances./music/track_contribution/role-1 /music/performance_role/track_performances./music/track_contribution/role-1 /music/artist/track_contributions./music/track_contribution/role &lt;END&gt;</text:p>
          </table:table-cell>
          <table:table-cell office:value-type="string" calcext:value-type="string">
            <text:p><text:s/>0.04763848142108616 </text:p>
          </table:table-cell>
          <table:table-cell office:value-type="string" calcext:value-type="string">
            <text:p><text:s/>[0.16713082790374756, 0.6907399296760559, 0.4438074231147766, 0.9298086166381836, 0.999996900558471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_input &lt;SEP&gt; &lt;START&gt; /music/performance_role/track_performances./music/track_contribution/role-1 /music/performance_role/regular_performances./music/group_membership/role /music/performance_role/track_performances./music/track_contribution/role-1 &lt;END&gt;</text:p>
          </table:table-cell>
          <table:table-cell office:value-type="string" calcext:value-type="string">
            <text:p><text:s/>0.047444597683541465 </text:p>
          </table:table-cell>
          <table:table-cell office:value-type="string" calcext:value-type="string">
            <text:p><text:s/>[0.40654629468917847, 0.3149586319923401, 0.634498655796051, 0.58397269248962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_input &lt;SEP&gt; &lt;START&gt; /music/performance_role/track_performances./music/track_contribution/role /music/performance_role/track_performances./music/track_contribution/role /music/performance_role/track_performances./music/track_contribution/role /music/performance_role/track_performances./music/track_contribution/role-1 &lt;END&gt;</text:p>
          </table:table-cell>
          <table:table-cell office:value-type="string" calcext:value-type="string">
            <text:p><text:s/>0.04739599066187455 </text:p>
          </table:table-cell>
          <table:table-cell office:value-type="string" calcext:value-type="string">
            <text:p><text:s/>[0.29600855708122253, 0.44141438603401184, 0.48268306255340576, 0.7515038847923279, 0.999994397163391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chemastaging/organization_extra/phone_number./base/schemastaging/phone_sandbox/service_location-1_input &lt;SEP&gt; &lt;START&gt; /soccer/football_team/current_roster./sports/sports_team_roster/position-1 /soccer/football_team/current_roster./sports/sports_team_roster/position-1 /sports/sports_position/players./sports/sports_team_roster/team-1 &lt;END&gt;</text:p>
          </table:table-cell>
          <table:table-cell office:value-type="string" calcext:value-type="string">
            <text:p><text:s/>0.04617071137976873 </text:p>
          </table:table-cell>
          <table:table-cell office:value-type="string" calcext:value-type="string">
            <text:p><text:s/>[0.06788139045238495, 0.8319859504699707, 0.8175680637359619, 0.999944567680358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film_production_design_by-1_input &lt;SEP&gt; &lt;START&gt; /award/award_nominee/award_nominations./award/award_nomination/award_nominee-1 /award/award_nominee/award_nominations./award/award_nomination/award_nominee /award/award_nominee/award_nominations./award/award_nomination/award_nominee-1 /award/award_nominee/award_nominations./award/award_nomination/award_nominee &lt;END&gt;</text:p>
          </table:table-cell>
          <table:table-cell office:value-type="string" calcext:value-type="string">
            <text:p><text:s/>0.045933392694505804 </text:p>
          </table:table-cell>
          <table:table-cell office:value-type="string" calcext:value-type="string">
            <text:p><text:s/>[0.15465706586837769, 0.8259603977203369, 0.38683125376701355, 0.9295640587806702, 0.999996900558471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roadcast/content/artist-1_input &lt;SEP&gt; &lt;START&gt; /film/film/genre /film/film/genre /award/award_nominee/award_nominations./award/award_nomination/nominated_for-1 &lt;END&gt;</text:p>
          </table:table-cell>
          <table:table-cell office:value-type="string" calcext:value-type="string">
            <text:p><text:s/>0.04549227396463245 </text:p>
          </table:table-cell>
          <table:table-cell office:value-type="string" calcext:value-type="string">
            <text:p><text:s/>[0.213711678981781, 0.5559936165809631, 0.38293808698654175, 0.99979513883590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basic_title-1_input &lt;SEP&gt; &lt;START&gt; /people/person/spouse_s./people/marriage/type_of_union-1 /people/person/spouse_s./people/marriage/type_of_union-1 /people/marriage_union_type/unions_of_this_type./people/marriage/location_of_ceremony-1 &lt;END&gt;</text:p>
          </table:table-cell>
          <table:table-cell office:value-type="string" calcext:value-type="string">
            <text:p><text:s/>0.045216547820863734 </text:p>
          </table:table-cell>
          <table:table-cell office:value-type="string" calcext:value-type="string">
            <text:p><text:s/>[0.17224837839603424, 0.5649734139442444, 0.9178603291511536, 0.506218075752258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-1_input &lt;SEP&gt; &lt;START&gt; /film/film/release_date_s./film/film_regional_release_date/film_release_region-1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04494499806520597 </text:p>
          </table:table-cell>
          <table:table-cell office:value-type="string" calcext:value-type="string">
            <text:p><text:s/>[0.15816758573055267, 0.759817361831665, 0.42552268505096436, 0.87888479232788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-1_input &lt;SEP&gt; &lt;START&gt; /film/film/release_date_s./film/film_regional_release_date/film_release_region-1 /film/film/release_date_s./film/film_regional_release_date/film_release_region /people/marriage_union_type/unions_of_this_type./people/marriage/location_of_ceremony /people/marriage_union_type/unions_of_this_type./people/marriage/location_of_ceremony &lt;END&gt;</text:p>
          </table:table-cell>
          <table:table-cell office:value-type="string" calcext:value-type="string">
            <text:p><text:s/>0.044672250200986696 </text:p>
          </table:table-cell>
          <table:table-cell office:value-type="string" calcext:value-type="string">
            <text:p><text:s/>[0.49595731496810913, 0.5565164685249329, 0.22918058931827545, 0.706217885017395, 0.9999976158142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localfood/seasonal_month/produce_available./base/localfood/produce_availability/seasonal_months_input &lt;SEP&gt; &lt;START&gt; /education/educational_institution/students_graduates./education/education/student-1 /education/educational_institution/students_graduates./education/education/student-1 /education/educational_institution/students_graduates./education/education/student-1 /organization/organization/headquarters./location/mailing_address/citytown &lt;END&gt;</text:p>
          </table:table-cell>
          <table:table-cell office:value-type="string" calcext:value-type="string">
            <text:p><text:s/>0.043964110125650345 </text:p>
          </table:table-cell>
          <table:table-cell office:value-type="string" calcext:value-type="string">
            <text:p><text:s/>[0.25596877932548523, 0.9976231455802917, 0.6426317095756531, 0.2679072618484497, 0.999995708465576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jurisdiction_of_office_input &lt;SEP&gt; &lt;START&gt; /education/educational_institution/students_graduates./education/education/student-1 /business/business_operation/revenue./measurement_unit/dated_money_value/currency-1 /base/schemastaging/person_extra/net_worth./measurement_unit/dated_money_value/currency /award/award_winning_work/awards_won./award/award_honor/award_winner &lt;END&gt;</text:p>
          </table:table-cell>
          <table:table-cell office:value-type="string" calcext:value-type="string">
            <text:p><text:s/>0.04347226773962701 </text:p>
          </table:table-cell>
          <table:table-cell office:value-type="string" calcext:value-type="string">
            <text:p><text:s/>[0.05308759957551956, 0.9833764433860779, 0.8542486429214478, 0.9748029112815857, 0.999996066093444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-1_input &lt;SEP&gt; &lt;START&gt; /film/film/release_date_s./film/film_regional_release_date/film_release_region-1 /film/film/release_date_s./film/film_regional_release_date/film_release_region-1 /location/statistical_region/gdp_nominal./measurement_unit/dated_money_value/currency-1 /film/film/estimated_budget./measurement_unit/dated_money_value/currency-1 &lt;END&gt;</text:p>
          </table:table-cell>
          <table:table-cell office:value-type="string" calcext:value-type="string">
            <text:p><text:s/>0.04260809817495413 </text:p>
          </table:table-cell>
          <table:table-cell office:value-type="string" calcext:value-type="string">
            <text:p><text:s/>[0.3269360661506653, 0.5375307202339172, 0.25726473331451416, 0.9424251317977905, 0.99999749660491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ersonal_appearances./film/personal_film_appearance/person-1_input &lt;SEP&gt; &lt;START&gt; /people/person/profession-1 /people/person/profession-1 /people/person/profession-1 &lt;END&gt;</text:p>
          </table:table-cell>
          <table:table-cell office:value-type="string" calcext:value-type="string">
            <text:p><text:s/>0.04217575832738605 </text:p>
          </table:table-cell>
          <table:table-cell office:value-type="string" calcext:value-type="string">
            <text:p><text:s/>[0.17188985645771027, 0.6439641714096069, 0.41966286301612854, 0.907925903797149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ethnicity/geographic_distribution-1_input &lt;SEP&gt; &lt;START&gt; /people/person/gender-1 /people/person/gender /base/schemastaging/person_extra/net_worth./measurement_unit/dated_money_value/currency-1 /base/schemastaging/person_extra/net_worth./measurement_unit/dated_money_value/currency-1 &lt;END&gt;</text:p>
          </table:table-cell>
          <table:table-cell office:value-type="string" calcext:value-type="string">
            <text:p><text:s/>0.04175152280582786 </text:p>
          </table:table-cell>
          <table:table-cell office:value-type="string" calcext:value-type="string">
            <text:p><text:s/>[0.26464033126831055, 0.30376118421554565, 0.9788739085197449, 0.530589759349823, 0.999996304512023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disease/notable_people_with_this_condition_input &lt;SEP&gt; &lt;START&gt; /organization/organization/headquarters./location/mailing_address/state_province_region-1 /organization/organization/headquarters./location/mailing_address/citytown /people/person/places_lived./people/place_lived/location-1 /education/educational_institution/students_graduates./education/education/student &lt;END&gt;</text:p>
          </table:table-cell>
          <table:table-cell office:value-type="string" calcext:value-type="string">
            <text:p><text:s/>0.04120303703769584 </text:p>
          </table:table-cell>
          <table:table-cell office:value-type="string" calcext:value-type="string">
            <text:p><text:s/>[0.121366485953331, 0.6469919681549072, 0.6623230576515198, 0.7922515273094177, 0.999996781349182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04103545074010467 </text:p>
          </table:table-cell>
          <table:table-cell office:value-type="string" calcext:value-type="string">
            <text:p><text:s/>[0.2919844686985016, 0.5243290066719055, 0.3522205948829651, 0.7609941959381104, 0.999998807907104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pouse_s./people/marriage/spouse_input &lt;SEP&gt; &lt;START&gt; /people/person/profession-1 /people/person/profession /award/award_nominee/award_nominations./award/award_nomination/award /award/award_nominee/award_nominations./award/award_nomination/award-1 &lt;END&gt;</text:p>
          </table:table-cell>
          <table:table-cell office:value-type="string" calcext:value-type="string">
            <text:p><text:s/>0.04037490696373518 </text:p>
          </table:table-cell>
          <table:table-cell office:value-type="string" calcext:value-type="string">
            <text:p><text:s/>[0.11155484616756439, 0.5099842548370361, 0.7669702768325806, 0.9253140091896057, 0.999996900558471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_input &lt;SEP&gt; &lt;START&gt; /music/performance_role/regular_performances./music/group_membership/role /music/performance_role/track_performances./music/track_contribution/role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4005922499284942 </text:p>
          </table:table-cell>
          <table:table-cell office:value-type="string" calcext:value-type="string">
            <text:p><text:s/>[0.17360058426856995, 0.2999340891838074, 0.844143807888031, 0.9114026427268982, 0.99999725818634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non_character_role/tv_regular_personal_appearances./tv/tv_regular_personal_appearance/person-1_input &lt;SEP&gt; &lt;START&gt; /film/film/other_crew./film/film_crew_gig/film_crew_role-1 /film/film/other_crew./film/film_crew_gig/film_crew_role-1 /film/film/estimated_budget./measurement_unit/dated_money_value/currency /base/schemastaging/person_extra/net_worth./measurement_unit/dated_money_value/currency-1 &lt;END&gt;</text:p>
          </table:table-cell>
          <table:table-cell office:value-type="string" calcext:value-type="string">
            <text:p><text:s/>0.04004862780784504 </text:p>
          </table:table-cell>
          <table:table-cell office:value-type="string" calcext:value-type="string">
            <text:p><text:s/>[0.11980431526899338, 0.6836888194084167, 0.6577645540237427, 0.7433399558067322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jurisdiction_of_office_input &lt;SEP&gt; &lt;START&gt; /award/award_nominee/award_nominations./award/award_nomination/nominated_for-1 /film/film/production_companies /film/film_distributor/films_distributed./film/film_film_distributor_relationship/film-1 /film/film_set_designer/film_sets_designed-1 &lt;END&gt;</text:p>
          </table:table-cell>
          <table:table-cell office:value-type="string" calcext:value-type="string">
            <text:p><text:s/>0.03847255000288801 </text:p>
          </table:table-cell>
          <table:table-cell office:value-type="string" calcext:value-type="string">
            <text:p><text:s/>[0.11789427697658539, 0.5056657791137695, 0.8893257975578308, 0.7256622314453125, 0.999998331069946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enre/parent_genre_input &lt;SEP&gt; &lt;START&gt; /sports/professional_sports_team/draft_picks./sports/sports_league_draft_pick/draft /sports/professional_sports_team/draft_picks./sports/sports_league_draft_pick/draft-1 /sports/professional_sports_team/draft_picks./sports/sports_league_draft_pick/draft-1 &lt;END&gt;</text:p>
          </table:table-cell>
          <table:table-cell office:value-type="string" calcext:value-type="string">
            <text:p><text:s/>0.03805821281290283 </text:p>
          </table:table-cell>
          <table:table-cell office:value-type="string" calcext:value-type="string">
            <text:p><text:s/>[0.06267654895782471, 0.9316326975822449, 0.9173476696014404, 0.71050089597702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_input &lt;SEP&gt; &lt;START&gt; /award/award_category/winners./award/award_honor/award_winner-1 /award/award_nominee/award_nominations./award/award_nomination/award /people/person/profession-1 /people/person/profession-1 &lt;END&gt;</text:p>
          </table:table-cell>
          <table:table-cell office:value-type="string" calcext:value-type="string">
            <text:p><text:s/>0.03797066547273491 </text:p>
          </table:table-cell>
          <table:table-cell office:value-type="string" calcext:value-type="string">
            <text:p><text:s/>[0.26999080181121826, 0.3699609935283661, 0.5871135592460632, 0.64747554063797, 0.999994993209838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_input &lt;SEP&gt; &lt;START&gt; /people/person/places_lived./people/place_lived/location-1 /people/person/spouse_s./people/marriage/type_of_union /people/marriage_union_type/unions_of_this_type./people/marriage/location_of_ceremony-1 /travel/travel_destination/climate./travel/travel_destination_monthly_climate/month-1 &lt;END&gt;</text:p>
          </table:table-cell>
          <table:table-cell office:value-type="string" calcext:value-type="string">
            <text:p><text:s/>0.03788360929972859 </text:p>
          </table:table-cell>
          <table:table-cell office:value-type="string" calcext:value-type="string">
            <text:p><text:s/>[0.1613401621580124, 0.9289290308952332, 0.758354127407074, 0.3333151042461395, 0.999998331069946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_input &lt;SEP&gt; &lt;START&gt; /olympics/olympic_participating_country/medals_won./olympics/olympic_medal_honor/olympics /film/film/release_date_s./film/film_regional_release_date/film_release_region /film/film/release_date_s./film/film_regional_release_date/film_release_region /location/location/adjoin_s./location/adjoining_relationship/adjoins-1 &lt;END&gt;</text:p>
          </table:table-cell>
          <table:table-cell office:value-type="string" calcext:value-type="string">
            <text:p><text:s/>0.037037717929309585 </text:p>
          </table:table-cell>
          <table:table-cell office:value-type="string" calcext:value-type="string">
            <text:p><text:s/>[0.12648004293441772, 0.3977072238922119, 0.7586483359336853, 0.9705520868301392, 0.999998569488525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-1_input &lt;SEP&gt; &lt;START&gt; /business/business_operation/industry-1 /film/film/genre /film/film/genre-1 &lt;END&gt;</text:p>
          </table:table-cell>
          <table:table-cell office:value-type="string" calcext:value-type="string">
            <text:p><text:s/>0.03663731435746788 </text:p>
          </table:table-cell>
          <table:table-cell office:value-type="string" calcext:value-type="string">
            <text:p><text:s/>[0.2529776692390442, 0.8738440871238708, 0.1807512789964676, 0.916908740997314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-1_input &lt;SEP&gt; &lt;START&gt; /music/record_label/artist /music/record_label/artist /music/record_label/artist /organization/organization/child./organization/organization_relationship/child &lt;END&gt;</text:p>
          </table:table-cell>
          <table:table-cell office:value-type="string" calcext:value-type="string">
            <text:p><text:s/>0.03627208776030112 </text:p>
          </table:table-cell>
          <table:table-cell office:value-type="string" calcext:value-type="string">
            <text:p><text:s/>[0.1149589791893959, 0.9980477094650269, 0.9937659502029419, 0.31812459230422974, 0.99999308586120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ethnicity/geographic_distribution-1_input &lt;SEP&gt; &lt;START&gt; /people/person/gender-1 /people/person/gender-1 /base/schemastaging/person_extra/net_worth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35672696581251016 </text:p>
          </table:table-cell>
          <table:table-cell office:value-type="string" calcext:value-type="string">
            <text:p><text:s/>[0.26464033126831055, 0.6902093887329102, 0.5199643969535828, 0.37560099363327026, 0.99999701976776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al_party/politicians_in_this_party./government/political_party_tenure/politician-1_input &lt;SEP&gt; &lt;START&gt; /organization/organization/headquarters./location/mailing_address/state_province_region-1 /organization/organization/headquarters./location/mailing_address/citytown /base/biblioness/bibs_location/state-1 /location/location/contains &lt;END&gt;</text:p>
          </table:table-cell>
          <table:table-cell office:value-type="string" calcext:value-type="string">
            <text:p><text:s/>0.03559838459453396 </text:p>
          </table:table-cell>
          <table:table-cell office:value-type="string" calcext:value-type="string">
            <text:p><text:s/>[0.07039694488048553, 0.9084191918373108, 0.7419878244400024, 0.7502312660217285, 0.999995946884155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_input &lt;SEP&gt; &lt;START&gt; /award/award_category/winners./award/award_honor/award_winner-1 /award/award_category/winners./award/award_honor/award_winner-1 /award/award_category/winners./award/award_honor/award_winner-1 /award/award_category/winners./award/award_honor/award_winner-1 &lt;END&gt;</text:p>
          </table:table-cell>
          <table:table-cell office:value-type="string" calcext:value-type="string">
            <text:p><text:s/>0.03474501291276356 </text:p>
          </table:table-cell>
          <table:table-cell office:value-type="string" calcext:value-type="string">
            <text:p><text:s/>[0.07255448400974274, 0.9168134331703186, 0.9370314478874207, 0.5574354529380798, 0.9999965429306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_input &lt;SEP&gt; &lt;START&gt; /sports/sports_position/players./sports/sports_team_roster/team /sports/sports_team/roster./basketball/basketball_roster_position/position-1 /sports/professional_sports_team/draft_picks./sports/sports_league_draft_pick/draft &lt;END&gt;</text:p>
          </table:table-cell>
          <table:table-cell office:value-type="string" calcext:value-type="string">
            <text:p><text:s/>0.03455939044562061 </text:p>
          </table:table-cell>
          <table:table-cell office:value-type="string" calcext:value-type="string">
            <text:p><text:s/>[0.04326231777667999, 0.8563090562820435, 0.9329008460044861, 0.999977588653564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-1_input &lt;SEP&gt; &lt;START&gt; /people/person/profession /people/person/profession /people/person/profession &lt;END&gt;</text:p>
          </table:table-cell>
          <table:table-cell office:value-type="string" calcext:value-type="string">
            <text:p><text:s/>0.034390856856621785 </text:p>
          </table:table-cell>
          <table:table-cell office:value-type="string" calcext:value-type="string">
            <text:p><text:s/>[0.32020077109336853, 0.40358978509902954, 0.4577988386154175, 0.581307291984558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-1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3365748363144096 </text:p>
          </table:table-cell>
          <table:table-cell office:value-type="string" calcext:value-type="string">
            <text:p><text:s/>[0.3269360661506653, 0.5375307202339172, 0.3491796553134918, 0.5484912395477295, 0.99999284744262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ethnicity/geographic_distribution-1_input &lt;SEP&gt; &lt;START&gt; /people/person/gender-1 /people/person/gender /base/schemastaging/person_extra/net_worth./measurement_unit/dated_money_value/currency-1 /film/film/estimated_budget./measurement_unit/dated_money_value/currency &lt;END&gt;</text:p>
          </table:table-cell>
          <table:table-cell office:value-type="string" calcext:value-type="string">
            <text:p><text:s/>0.03328754630904511 </text:p>
          </table:table-cell>
          <table:table-cell office:value-type="string" calcext:value-type="string">
            <text:p><text:s/>[0.26464033126831055, 0.30376118421554565, 0.9788739085197449, 0.42302748560905457, 0.999995708465576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_input &lt;SEP&gt; &lt;START&gt; /education/educational_institution/students_graduates./education/education/major_field_of_study-1 /education/educational_institution/students_graduates./education/education/major_field_of_study-1 /education/educational_institution/students_graduates./education/education/major_field_of_study-1 /education/educational_degree/people_with_this_degree./education/education/institution &lt;END&gt;</text:p>
          </table:table-cell>
          <table:table-cell office:value-type="string" calcext:value-type="string">
            <text:p><text:s/>0.033025934564347624 </text:p>
          </table:table-cell>
          <table:table-cell office:value-type="string" calcext:value-type="string">
            <text:p><text:s/>[0.3894059658050537, 0.910791277885437, 0.4902168810367584, 0.18995320796966553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_input &lt;SEP&gt; &lt;START&gt; /film/film/release_date_s./film/film_regional_release_date/film_release_region-1 /film/film/release_date_s./film/film_regional_release_date/film_release_region-1 /film/film/estimated_budget./measurement_unit/dated_money_value/currency-1 /location/statistical_region/gdp_nominal_per_capita./measurement_unit/dated_money_value/currency-1 &lt;END&gt;</text:p>
          </table:table-cell>
          <table:table-cell office:value-type="string" calcext:value-type="string">
            <text:p><text:s/>0.032918642790683655 </text:p>
          </table:table-cell>
          <table:table-cell office:value-type="string" calcext:value-type="string">
            <text:p><text:s/>[0.1329547017812729, 0.8664892315864563, 0.3367183804512024, 0.8486124873161316, 0.99999725818634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enre/parent_genre_input &lt;SEP&gt; &lt;START&gt; /film/film/estimated_budget./measurement_unit/dated_money_value/currency-1 /film/film/estimated_budget./measurement_unit/dated_money_value/currency-1 /film/film_distributor/films_distributed./film/film_film_distributor_relationship/film-1 /film/film_distributor/films_distributed./film/film_film_distributor_relationship/film &lt;END&gt;</text:p>
          </table:table-cell>
          <table:table-cell office:value-type="string" calcext:value-type="string">
            <text:p><text:s/>0.031752795111034224 </text:p>
          </table:table-cell>
          <table:table-cell office:value-type="string" calcext:value-type="string">
            <text:p><text:s/>[0.07393642514944077, 0.8253533244132996, 0.5400385856628418, 0.9635217189788818, 0.999993801116943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_input &lt;SEP&gt; &lt;START&gt; /music/performance_role/track_performances./music/track_contribution/role-1 /music/performance_role/track_performances./music/track_contribution/role /music/performance_role/regular_performances./music/group_membership/role /music/performance_role/track_performances./music/track_contribution/role-1 &lt;END&gt;</text:p>
          </table:table-cell>
          <table:table-cell office:value-type="string" calcext:value-type="string">
            <text:p><text:s/>0.030920242079475795 </text:p>
          </table:table-cell>
          <table:table-cell office:value-type="string" calcext:value-type="string">
            <text:p><text:s/>[0.40654629468917847, 0.2886471152305603, 0.40861138701438904, 0.6448457837104797, 0.999998450279235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petbreeds/city_with_dogs/top_breeds./base/petbreeds/dog_city_relationship/dog_breed-1_input &lt;SEP&gt; &lt;START&gt; /sports/sports_position/players./sports/sports_team_roster/team /sports/sports_team/roster./basketball/basketball_roster_position/position-1 /sports/professional_sports_team/draft_picks./sports/sports_league_draft_pick/draft &lt;END&gt;</text:p>
          </table:table-cell>
          <table:table-cell office:value-type="string" calcext:value-type="string">
            <text:p><text:s/>0.030838323738260134 </text:p>
          </table:table-cell>
          <table:table-cell office:value-type="string" calcext:value-type="string">
            <text:p><text:s/>[0.08333780616521835, 0.6180748343467712, 0.5987303853034973, 0.999945521354675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_input &lt;SEP&gt; &lt;START&gt; /film/film/estimated_budget./measurement_unit/dated_money_value/currency-1 /film/film/estimated_budget./measurement_unit/dated_money_value/currency-1 /film/film/estimated_budget./measurement_unit/dated_money_value/currency-1 &lt;END&gt;</text:p>
          </table:table-cell>
          <table:table-cell office:value-type="string" calcext:value-type="string">
            <text:p><text:s/>0.030664938628864498 </text:p>
          </table:table-cell>
          <table:table-cell office:value-type="string" calcext:value-type="string">
            <text:p><text:s/>[0.15196110308170319, 0.9071854948997498, 0.24160577356815338, 0.920674800872802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localfood/seasonal_month/produce_available./base/localfood/produce_availability/seasonal_months_input &lt;SEP&gt; &lt;START&gt; /education/educational_institution/students_graduates./education/education/student-1 /education/educational_institution/students_graduates./education/education/student-1 /education/educational_institution/students_graduates./education/education/student-1 /education/educational_institution/students_graduates./education/education/student &lt;END&gt;</text:p>
          </table:table-cell>
          <table:table-cell office:value-type="string" calcext:value-type="string">
            <text:p><text:s/>0.030643594695016603 </text:p>
          </table:table-cell>
          <table:table-cell office:value-type="string" calcext:value-type="string">
            <text:p><text:s/>[0.25596877932548523, 0.9976231455802917, 0.6426317095756531, 0.18673498928546906, 0.999996185302734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ethnicity/geographic_distribution-1_input &lt;SEP&gt; &lt;START&gt; /people/person/gender-1 /people/person/gender-1 /base/schemastaging/person_extra/net_worth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30403429149676683 </text:p>
          </table:table-cell>
          <table:table-cell office:value-type="string" calcext:value-type="string">
            <text:p><text:s/>[0.26464033126831055, 0.6902093887329102, 0.5199643969535828, 0.32012075185775757, 0.999995946884155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ibling_s./people/sibling_relationship/sibling-1_input &lt;SEP&gt; &lt;START&gt; /film/film/language /people/person/languages /people/person/gender /people/person/gender-1 &lt;END&gt;</text:p>
          </table:table-cell>
          <table:table-cell office:value-type="string" calcext:value-type="string">
            <text:p><text:s/>0.030189125740552634 </text:p>
          </table:table-cell>
          <table:table-cell office:value-type="string" calcext:value-type="string">
            <text:p><text:s/>[0.09387394785881042, 0.7032089233398438, 0.510448694229126, 0.8959296345710754, 0.999988675117492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merican_football/football_team/current_roster./sports/sports_team_roster/position_input &lt;SEP&gt; &lt;START&gt; /people/person/profession /people/person/profession-1 /people/person/profession &lt;END&gt;</text:p>
          </table:table-cell>
          <table:table-cell office:value-type="string" calcext:value-type="string">
            <text:p><text:s/>0.029859593890271343 </text:p>
          </table:table-cell>
          <table:table-cell office:value-type="string" calcext:value-type="string">
            <text:p><text:s/>[0.097469761967659, 0.6159626841545105, 0.7573610544204712, 0.656684279441833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29579870505716546 </text:p>
          </table:table-cell>
          <table:table-cell office:value-type="string" calcext:value-type="string">
            <text:p><text:s/>[0.18257124722003937, 0.7512692809104919, 0.3275241553783417, 0.6584567427635193, 0.999994635581970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_input &lt;SEP&gt; &lt;START&gt; /film/film/release_date_s./film/film_regional_release_date/film_release_region-1 /film/film/release_date_s./film/film_regional_release_date/film_release_region-1 /film/film/release_date_s./film/film_regional_release_date/film_release_region-1 /people/person/nationality &lt;END&gt;</text:p>
          </table:table-cell>
          <table:table-cell office:value-type="string" calcext:value-type="string">
            <text:p><text:s/>0.0295166446002936 </text:p>
          </table:table-cell>
          <table:table-cell office:value-type="string" calcext:value-type="string">
            <text:p><text:s/>[0.2919844686985016, 0.4610273241996765, 0.2905838191509247, 0.7545874118804932, 0.999999046325683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-1_input &lt;SEP&gt; &lt;START&gt; /people/person/profession /people/person/profession-1 /music/genre/artists-1 /music/genre/parent_genre-1 &lt;END&gt;</text:p>
          </table:table-cell>
          <table:table-cell office:value-type="string" calcext:value-type="string">
            <text:p><text:s/>0.028994267719266793 </text:p>
          </table:table-cell>
          <table:table-cell office:value-type="string" calcext:value-type="string">
            <text:p><text:s/>[0.32020077109336853, 0.5349496006965637, 0.32684779167175293, 0.5178846716880798, 0.999996066093444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-1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2876570489216569 </text:p>
          </table:table-cell>
          <table:table-cell office:value-type="string" calcext:value-type="string">
            <text:p><text:s/>[0.21932150423526764, 0.3733580410480499, 0.4695349931716919, 0.7481794357299805, 0.999987483024597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petbreeds/city_with_dogs/top_breeds./base/petbreeds/dog_city_relationship/dog_breed-1_input &lt;SEP&gt; &lt;START&gt; /sports/professional_sports_team/draft_picks./sports/sports_league_draft_pick/draft-1 /sports/professional_sports_team/draft_picks./sports/sports_league_draft_pick/draft /sports/professional_sports_team/draft_picks./sports/sports_league_draft_pick/draft-1 &lt;END&gt;</text:p>
          </table:table-cell>
          <table:table-cell office:value-type="string" calcext:value-type="string">
            <text:p><text:s/>0.02847763793781161 </text:p>
          </table:table-cell>
          <table:table-cell office:value-type="string" calcext:value-type="string">
            <text:p><text:s/>[0.0795111432671547, 0.5052159428596497, 0.7102660536766052, 0.998108744621276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-1_input &lt;SEP&gt; &lt;START&gt; /business/business_operation/industry-1 /film/film/genre /film/film/language-1 /film/actor/dubbing_performances./film/dubbing_performance/language &lt;END&gt;</text:p>
          </table:table-cell>
          <table:table-cell office:value-type="string" calcext:value-type="string">
            <text:p><text:s/>0.027798387605041202 </text:p>
          </table:table-cell>
          <table:table-cell office:value-type="string" calcext:value-type="string">
            <text:p><text:s/>[0.2529776692390442, 0.8738440871238708, 0.44852137565612793, 0.2803668677806854, 0.999985337257385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ethnicity/geographic_distribution-1_input &lt;SEP&gt; &lt;START&gt; /people/person/gender-1 /people/person/gender-1 /people/person/profession-1 /people/person/profession-1 &lt;END&gt;</text:p>
          </table:table-cell>
          <table:table-cell office:value-type="string" calcext:value-type="string">
            <text:p><text:s/>0.02773130664325578 </text:p>
          </table:table-cell>
          <table:table-cell office:value-type="string" calcext:value-type="string">
            <text:p><text:s/>[0.26464033126831055, 0.6902093887329102, 0.1577829271554947, 0.9622216820716858, 0.999996066093444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ward/ranked_item/appears_in_ranked_lists./award/ranking/list_input &lt;SEP&gt; &lt;START&gt; /influence/influence_node/influenced_by-1 /people/person/profession-1 /people/person/profession-1 /people/person/profession &lt;END&gt;</text:p>
          </table:table-cell>
          <table:table-cell office:value-type="string" calcext:value-type="string">
            <text:p><text:s/>0.026926463912971904 </text:p>
          </table:table-cell>
          <table:table-cell office:value-type="string" calcext:value-type="string">
            <text:p><text:s/>[0.07332909852266312, 0.4746052026748657, 0.8547699451446533, 0.9051536917686462, 0.99999749660491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film_production_design_by-1_input &lt;SEP&gt; &lt;START&gt; /film/film/release_date_s./film/film_regional_release_date/film_release_region /film/film/release_date_s./film/film_regional_release_date/film_release_region /film/film/estimated_budget./measurement_unit/dated_money_value/currency /base/schemastaging/person_extra/net_worth./measurement_unit/dated_money_value/currency-1 &lt;END&gt;</text:p>
          </table:table-cell>
          <table:table-cell office:value-type="string" calcext:value-type="string">
            <text:p><text:s/>0.0268743743367829 </text:p>
          </table:table-cell>
          <table:table-cell office:value-type="string" calcext:value-type="string">
            <text:p><text:s/>[0.05634305253624916, 0.7204397916793823, 0.8545781970024109, 0.7747291326522827, 0.999996781349182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-1_input &lt;SEP&gt; &lt;START&gt; /award/award_nominee/award_nominations./award/award_nomination/nominated_for-1 /people/person/gender-1 /people/person/gender &lt;END&gt;</text:p>
          </table:table-cell>
          <table:table-cell office:value-type="string" calcext:value-type="string">
            <text:p><text:s/>0.02657367466226164 </text:p>
          </table:table-cell>
          <table:table-cell office:value-type="string" calcext:value-type="string">
            <text:p><text:s/>[0.20501574873924255, 0.2226518988609314, 0.6514318585395813, 0.89365315437316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petbreeds/city_with_dogs/top_breeds./base/petbreeds/dog_city_relationship/dog_breed-1_input &lt;SEP&gt; &lt;START&gt; /sports/sports_position/players./sports/sports_team_roster/team-1 /sports/sports_position/players./sports/sports_team_roster/team-1 /sports/sports_position/players./sports/sports_team_roster/team-1 &lt;END&gt;</text:p>
          </table:table-cell>
          <table:table-cell office:value-type="string" calcext:value-type="string">
            <text:p><text:s/>0.026407912914268347 </text:p>
          </table:table-cell>
          <table:table-cell office:value-type="string" calcext:value-type="string">
            <text:p><text:s/>[0.11809641122817993, 0.7390151619911194, 0.30396196246147156, 0.995462238788604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rogram/program_creator-1_input &lt;SEP&gt; &lt;START&gt; /people/person/profession-1 /people/person/profession-1 /base/schemastaging/person_extra/net_worth./measurement_unit/dated_money_value/currency-1 /film/film/estimated_budget./measurement_unit/dated_money_value/currency &lt;END&gt;</text:p>
          </table:table-cell>
          <table:table-cell office:value-type="string" calcext:value-type="string">
            <text:p><text:s/>0.025993192078354217 </text:p>
          </table:table-cell>
          <table:table-cell office:value-type="string" calcext:value-type="string">
            <text:p><text:s/>[0.08203812688589096, 0.897189199924469, 0.3916165828704834, 0.9017789959907532, 0.999996900558471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_input &lt;SEP&gt; &lt;START&gt; /people/person/profession /people/person/profession-1 /music/group_member/membership./music/group_membership/role-1 /music/performance_role/track_performances./music/track_contribution/role &lt;END&gt;</text:p>
          </table:table-cell>
          <table:table-cell office:value-type="string" calcext:value-type="string">
            <text:p><text:s/>0.02595587463785552 </text:p>
          </table:table-cell>
          <table:table-cell office:value-type="string" calcext:value-type="string">
            <text:p><text:s/>[0.19764745235443115, 0.3129248023033142, 0.5365063548088074, 0.7822229862213135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x2010fifaworldcupsouthafrica/world_cup_squad/current_world_cup_squad./base/x2010fifaworldcupsouthafrica/current_world_cup_squad/current_club_input &lt;SEP&gt; &lt;START&gt; /education/educational_degree/people_with_this_degree./education/education/institution-1 /education/educational_degree/people_with_this_degree./education/education/institution-1 /education/educational_degree/people_with_this_degree./education/education/institution-1 /business/job_title/people_with_this_title./business/employment_tenure/company &lt;END&gt;</text:p>
          </table:table-cell>
          <table:table-cell office:value-type="string" calcext:value-type="string">
            <text:p><text:s/>0.025897730428839808 </text:p>
          </table:table-cell>
          <table:table-cell office:value-type="string" calcext:value-type="string">
            <text:p><text:s/>[0.17726269364356995, 0.45250532031059265, 0.5001927018165588, 0.6454843282699585, 0.999994516372680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_input &lt;SEP&gt; &lt;START&gt; /award/award_category/winners./award/award_honor/award_winner /people/person/gender /people/person/gender-1 &lt;END&gt;</text:p>
          </table:table-cell>
          <table:table-cell office:value-type="string" calcext:value-type="string">
            <text:p><text:s/>0.025813824688670335 </text:p>
          </table:table-cell>
          <table:table-cell office:value-type="string" calcext:value-type="string">
            <text:p><text:s/>[0.12019170820713043, 0.27342313528060913, 0.8578216433525085, 0.91568392515182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-1_input &lt;SEP&gt; &lt;START&gt; /olympics/olympic_participating_country/medals_won./olympics/olympic_medal_honor/olympics /film/film/release_date_s./film/film_regional_release_date/film_release_region /film/film/estimated_budget./measurement_unit/dated_money_value/currency /location/statistical_region/gdp_nominal_per_capita./measurement_unit/dated_money_value/currency-1 &lt;END&gt;</text:p>
          </table:table-cell>
          <table:table-cell office:value-type="string" calcext:value-type="string">
            <text:p><text:s/>0.025710829262514133 </text:p>
          </table:table-cell>
          <table:table-cell office:value-type="string" calcext:value-type="string">
            <text:p><text:s/>[0.08350671082735062, 0.7311986088752747, 0.4628773331642151, 0.9096925258636475, 0.99999725818634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-1_input &lt;SEP&gt; &lt;START&gt; /film/film/release_date_s./film/film_regional_release_date/film_release_region-1 /film/film/release_date_s./film/film_regional_release_date/film_release_region /people/marriage_union_type/unions_of_this_type./people/marriage/location_of_ceremony /people/person/spouse_s./people/marriage/type_of_union-1 &lt;END&gt;</text:p>
          </table:table-cell>
          <table:table-cell office:value-type="string" calcext:value-type="string">
            <text:p><text:s/>0.02566291190356572 </text:p>
          </table:table-cell>
          <table:table-cell office:value-type="string" calcext:value-type="string">
            <text:p><text:s/>[0.21932150423526764, 0.36532676219940186, 0.3293052911758423, 0.9726242423057556, 0.999998688697814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ibling_s./people/sibling_relationship/sibling-1_input &lt;SEP&gt; &lt;START&gt; /film/film/estimated_budget./measurement_unit/dated_money_value/currency-1 /film/film/estimated_budget./measurement_unit/dated_money_value/currency-1 /film/film/estimated_budget./measurement_unit/dated_money_value/currency-1 /film/film/featured_film_locations &lt;END&gt;</text:p>
          </table:table-cell>
          <table:table-cell office:value-type="string" calcext:value-type="string">
            <text:p><text:s/>0.025634014172965843 </text:p>
          </table:table-cell>
          <table:table-cell office:value-type="string" calcext:value-type="string">
            <text:p><text:s/>[0.1322280317544937, 0.9298266768455505, 0.7743201851844788, 0.2692597806453705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-1_input &lt;SEP&gt; &lt;START&gt; /award/award_category/nominees./award/award_nomination/nominated_for-1 /award/award_category/nominees./award/award_nomination/nominated_for-1 /award/award_category/nominees./award/award_nomination/nominated_for-1 /award/award_category/nominees./award/award_nomination/nominated_for-1 &lt;END&gt;</text:p>
          </table:table-cell>
          <table:table-cell office:value-type="string" calcext:value-type="string">
            <text:p><text:s/>0.025181005869708336 </text:p>
          </table:table-cell>
          <table:table-cell office:value-type="string" calcext:value-type="string">
            <text:p><text:s/>[0.0613594576716423, 0.838868260383606, 0.8978190422058105, 0.5448957085609436, 0.999989867210388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_input &lt;SEP&gt; &lt;START&gt; /music/artist/track_contributions./music/track_contribution/role-1 /music/artist/track_contributions./music/track_contribution/role-1 /music/performance_role/track_performances./music/track_contribution/role /music/performance_role/track_performances./music/track_contribution/role-1 &lt;END&gt;</text:p>
          </table:table-cell>
          <table:table-cell office:value-type="string" calcext:value-type="string">
            <text:p><text:s/>0.02514634097342983 </text:p>
          </table:table-cell>
          <table:table-cell office:value-type="string" calcext:value-type="string">
            <text:p><text:s/>[0.09558199346065521, 0.6225817799568176, 0.9339500069618225, 0.45246025919914246, 0.999995946884155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-1_input &lt;SEP&gt; &lt;START&gt; /people/person/spouse_s./people/marriage/type_of_union /people/person/spouse_s./people/marriage/type_of_union /people/person/profession-1 /people/person/profession &lt;END&gt;</text:p>
          </table:table-cell>
          <table:table-cell office:value-type="string" calcext:value-type="string">
            <text:p><text:s/>0.025031458162374513 </text:p>
          </table:table-cell>
          <table:table-cell office:value-type="string" calcext:value-type="string">
            <text:p><text:s/>[0.11184846609830856, 0.5267013907432556, 0.581354558467865, 0.7308908700942993, 0.999995470046997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_input &lt;SEP&gt; &lt;START&gt; /film/film/estimated_budget./measurement_unit/dated_money_value/currency-1 /film/film/estimated_budget./measurement_unit/dated_money_value/currency-1 /base/schemastaging/person_extra/net_worth./measurement_unit/dated_money_value/currency-1 /film/film/dubbing_performances./film/dubbing_performance/actor &lt;END&gt;</text:p>
          </table:table-cell>
          <table:table-cell office:value-type="string" calcext:value-type="string">
            <text:p><text:s/>0.024971069519800198 </text:p>
          </table:table-cell>
          <table:table-cell office:value-type="string" calcext:value-type="string">
            <text:p><text:s/>[0.15196110308170319, 0.9071854948997498, 0.26059862971305847, 0.6950846910476685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_input &lt;SEP&gt; &lt;START&gt; /people/person/profession /people/person/profession /people/person/profession &lt;END&gt;</text:p>
          </table:table-cell>
          <table:table-cell office:value-type="string" calcext:value-type="string">
            <text:p><text:s/>0.024883515602026805 </text:p>
          </table:table-cell>
          <table:table-cell office:value-type="string" calcext:value-type="string">
            <text:p><text:s/>[0.19764745235443115, 0.6721981167793274, 0.6637028455734253, 0.2821951508522033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_input &lt;SEP&gt; &lt;START&gt; /film/film/language-1 /people/person/languages /people/person/gender /people/person/gender &lt;END&gt;</text:p>
          </table:table-cell>
          <table:table-cell office:value-type="string" calcext:value-type="string">
            <text:p><text:s/>0.024740475720935823 </text:p>
          </table:table-cell>
          <table:table-cell office:value-type="string" calcext:value-type="string">
            <text:p><text:s/>[0.1012803167104721, 0.700998067855835, 0.6753903031349182, 0.5159562230110168, 0.9999965429306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24520037750544225 </text:p>
          </table:table-cell>
          <table:table-cell office:value-type="string" calcext:value-type="string">
            <text:p><text:s/>[0.1661273092031479, 0.5352393388748169, 0.5019271373748779, 0.5494062900543213, 0.999994874000549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_input &lt;SEP&gt; &lt;START&gt; /music/performance_role/track_performances./music/track_contribution/role-1 /music/performance_role/regular_performances./music/group_membership/role /music/performance_role/track_performances./music/track_contribution/role-1 /music/performance_role/track_performances./music/track_contribution/role-1 &lt;END&gt;</text:p>
          </table:table-cell>
          <table:table-cell office:value-type="string" calcext:value-type="string">
            <text:p><text:s/>0.02427845463961036 </text:p>
          </table:table-cell>
          <table:table-cell office:value-type="string" calcext:value-type="string">
            <text:p><text:s/>[0.40654629468917847, 0.3149586319923401, 0.634498655796051, 0.29883265495300293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-1_input &lt;SEP&gt; &lt;START&gt; /people/person/profession /people/person/profession-1 /music/genre/artists-1 &lt;END&gt;</text:p>
          </table:table-cell>
          <table:table-cell office:value-type="string" calcext:value-type="string">
            <text:p><text:s/>0.02416834687630247 </text:p>
          </table:table-cell>
          <table:table-cell office:value-type="string" calcext:value-type="string">
            <text:p><text:s/>[0.32020077109336853, 0.5349496006965637, 0.32684779167175293, 0.43168419599533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localfood/seasonal_month/produce_available./base/localfood/produce_availability/seasonal_months_input &lt;SEP&gt; &lt;START&gt; /education/educational_institution/students_graduates./education/education/student-1 /education/educational_institution/students_graduates./education/education/student-1 /organization/organization/headquarters./location/mailing_address/citytown /film/film_distributor/films_distributed./film/film_film_distributor_relationship/film-1 &lt;END&gt;</text:p>
          </table:table-cell>
          <table:table-cell office:value-type="string" calcext:value-type="string">
            <text:p><text:s/>0.024138169590314416 </text:p>
          </table:table-cell>
          <table:table-cell office:value-type="string" calcext:value-type="string">
            <text:p><text:s/>[0.25596877932548523, 0.9976231455802917, 0.1339489072561264, 0.7056894302368164, 0.999995470046997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localfood/seasonal_month/produce_available./base/localfood/produce_availability/seasonal_months_input &lt;SEP&gt; &lt;START&gt; /education/educational_institution/students_graduates./education/education/student-1 /education/educational_institution/students_graduates./education/education/student-1 /education/educational_institution/students_graduates./education/education/student-1 /education/educational_institution/students_graduates./education/education/student-1 &lt;END&gt;</text:p>
          </table:table-cell>
          <table:table-cell office:value-type="string" calcext:value-type="string">
            <text:p><text:s/>0.024133320227070165 </text:p>
          </table:table-cell>
          <table:table-cell office:value-type="string" calcext:value-type="string">
            <text:p><text:s/>[0.25596877932548523, 0.9976231455802917, 0.6426317095756531, 0.14706289768218994, 0.999996066093444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_input &lt;SEP&gt; &lt;START&gt; /music/performance_role/track_performances./music/track_contribution/role /music/performance_role/track_performances./music/track_contribution/role /music/performance_role/track_performances./music/track_contribution/role-1 /music/performance_role/regular_performances./music/group_membership/role-1 &lt;END&gt;</text:p>
          </table:table-cell>
          <table:table-cell office:value-type="string" calcext:value-type="string">
            <text:p><text:s/>0.02409419063157519 </text:p>
          </table:table-cell>
          <table:table-cell office:value-type="string" calcext:value-type="string">
            <text:p><text:s/>[0.29600855708122253, 0.44141438603401184, 0.2928609251976013, 0.6296550631523132, 0.9999941587448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-1_input &lt;SEP&gt; &lt;START&gt; /people/ethnicity/people-1 /people/ethnicity/people-1 /people/ethnicity/people-1 /award/award_nominee/award_nominations./award/award_nomination/award_nominee-1 &lt;END&gt;</text:p>
          </table:table-cell>
          <table:table-cell office:value-type="string" calcext:value-type="string">
            <text:p><text:s/>0.02396676378472247 </text:p>
          </table:table-cell>
          <table:table-cell office:value-type="string" calcext:value-type="string">
            <text:p><text:s/>[0.08984994143247604, 0.4625888764858246, 0.8574828505516052, 0.6724677085876465, 0.9999989271163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-1_input &lt;SEP&gt; &lt;START&gt; /film/film/release_date_s./film/film_regional_release_date/film_release_region-1 /film/film/release_date_s./film/film_regional_release_date/film_release_region /people/marriage_union_type/unions_of_this_type./people/marriage/location_of_ceremony /people/person/spouse_s./people/marriage/type_of_union-1 &lt;END&gt;</text:p>
          </table:table-cell>
          <table:table-cell office:value-type="string" calcext:value-type="string">
            <text:p><text:s/>0.023925414102284978 </text:p>
          </table:table-cell>
          <table:table-cell office:value-type="string" calcext:value-type="string">
            <text:p><text:s/>[0.08595732599496841, 0.48848918080329895, 0.6582375764846802, 0.8656446933746338, 0.999998331069946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non_character_role/tv_regular_personal_appearances./tv/tv_regular_personal_appearance/person-1_input &lt;SEP&gt; &lt;START&gt; /film/film/release_date_s./film/film_regional_release_date/film_release_region /film/film/release_date_s./film/film_regional_release_date/film_release_region /location/statistical_region/gdp_nominal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23772385952578256 </text:p>
          </table:table-cell>
          <table:table-cell office:value-type="string" calcext:value-type="string">
            <text:p><text:s/>[0.3150129020214081, 0.44204407930374146, 0.25133031606674194, 0.6792582273483276, 0.999997854232788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_input &lt;SEP&gt; &lt;START&gt; /music/performance_role/track_performances./music/track_contribution/role-1 /music/performance_role/track_performances./music/track_contribution/role /music/performance_role/track_performances./music/track_contribution/role-1 /music/performance_role/regular_performances./music/group_membership/role-1 &lt;END&gt;</text:p>
          </table:table-cell>
          <table:table-cell office:value-type="string" calcext:value-type="string">
            <text:p><text:s/>0.023596708187757092 </text:p>
          </table:table-cell>
          <table:table-cell office:value-type="string" calcext:value-type="string">
            <text:p><text:s/>[0.40654629468917847, 0.2886471152305603, 0.359376460313797, 0.5595329999923706, 0.99999737739562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-1_input &lt;SEP&gt; &lt;START&gt; /sports/professional_sports_team/draft_picks./sports/sports_league_draft_pick/draft /sports/professional_sports_team/draft_picks./sports/sports_league_draft_pick/draft-1 /sports/professional_sports_team/draft_picks./sports/sports_league_draft_pick/draft-1 &lt;END&gt;</text:p>
          </table:table-cell>
          <table:table-cell office:value-type="string" calcext:value-type="string">
            <text:p><text:s/>0.023375738522421127 </text:p>
          </table:table-cell>
          <table:table-cell office:value-type="string" calcext:value-type="string">
            <text:p><text:s/>[0.05589987710118294, 0.7062568664550781, 0.7921835780143738, 0.747422158718109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-1_input &lt;SEP&gt; &lt;START&gt; /award/award_nominee/award_nominations./award/award_nomination/award_nominee /film/actor/film./film/performance/film /film/film/language-1 /people/person/languages-1 &lt;END&gt;</text:p>
          </table:table-cell>
          <table:table-cell office:value-type="string" calcext:value-type="string">
            <text:p><text:s/>0.023337109941682067 </text:p>
          </table:table-cell>
          <table:table-cell office:value-type="string" calcext:value-type="string">
            <text:p><text:s/>[0.1295263171195984, 0.38158607482910156, 0.6576581597328186, 0.717958390712738, 0.999993205070495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-1_input &lt;SEP&gt; &lt;START&gt; /film/actor/film./film/performance/film-1 /film/actor/film./film/performance/film-1 /award/award_winner/awards_won./award/award_honor/award_winner /award/award_winner/awards_won./award/award_honor/award_winner &lt;END&gt;</text:p>
          </table:table-cell>
          <table:table-cell office:value-type="string" calcext:value-type="string">
            <text:p><text:s/>0.02308217037988831 </text:p>
          </table:table-cell>
          <table:table-cell office:value-type="string" calcext:value-type="string">
            <text:p><text:s/>[0.04750634729862213, 0.7523923516273499, 0.8763155937194824, 0.7369257211685181, 0.999991655349731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_input &lt;SEP&gt; &lt;START&gt; /film/film/release_date_s./film/film_regional_release_date/film_release_region-1 /film/film/release_date_s./film/film_regional_release_date/film_release_region /people/marriage_union_type/unions_of_this_type./people/marriage/location_of_ceremony /people/person/spouse_s./people/marriage/type_of_union-1 &lt;END&gt;</text:p>
          </table:table-cell>
          <table:table-cell office:value-type="string" calcext:value-type="string">
            <text:p><text:s/>0.023072166178467194 </text:p>
          </table:table-cell>
          <table:table-cell office:value-type="string" calcext:value-type="string">
            <text:p><text:s/>[0.08037053048610687, 0.6345074772834778, 0.4967347979545593, 0.9108163714408875, 0.999998569488525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legislative_sessions_input &lt;SEP&gt; &lt;START&gt; /music/performance_role/regular_performances./music/group_membership/role-1 /music/performance_role/track_performances./music/track_contribution/role /music/performance_role/track_performances./music/track_contribution/role /music/artist/track_contributions./music/track_contribution/role-1 &lt;END&gt;</text:p>
          </table:table-cell>
          <table:table-cell office:value-type="string" calcext:value-type="string">
            <text:p><text:s/>0.022958542147786712 </text:p>
          </table:table-cell>
          <table:table-cell office:value-type="string" calcext:value-type="string">
            <text:p><text:s/>[0.11603773385286331, 0.26552894711494446, 0.836076021194458, 0.8912361860275269, 0.99998760223388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_input &lt;SEP&gt; &lt;START&gt; /film/film/language-1 /people/person/languages /people/person/gender /people/person/gender-1 &lt;END&gt;</text:p>
          </table:table-cell>
          <table:table-cell office:value-type="string" calcext:value-type="string">
            <text:p><text:s/>0.022926184367010178 </text:p>
          </table:table-cell>
          <table:table-cell office:value-type="string" calcext:value-type="string">
            <text:p><text:s/>[0.1012803167104721, 0.700998067855835, 0.6753903031349182, 0.47812169790267944, 0.999992251396179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hud_county_place/county_input &lt;SEP&gt; &lt;START&gt; /education/educational_institution/students_graduates./education/education/student-1 /education/educational_institution/students_graduates./education/education/student-1 /education/educational_degree/people_with_this_degree./education/education/institution-1 /education/educational_degree/people_with_this_degree./education/education/major_field_of_study &lt;END&gt;</text:p>
          </table:table-cell>
          <table:table-cell office:value-type="string" calcext:value-type="string">
            <text:p><text:s/>0.02291341266395632 </text:p>
          </table:table-cell>
          <table:table-cell office:value-type="string" calcext:value-type="string">
            <text:p><text:s/>[0.0440593957901001, 0.9387864470481873, 0.6618382930755615, 0.837017834186554, 0.999994993209838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merican_football/football_team/current_roster./sports/sports_team_roster/position_input &lt;SEP&gt; &lt;START&gt; /people/person/profession-1 /people/person/profession-1 /people/person/profession &lt;END&gt;</text:p>
          </table:table-cell>
          <table:table-cell office:value-type="string" calcext:value-type="string">
            <text:p><text:s/>0.022848061050395833 </text:p>
          </table:table-cell>
          <table:table-cell office:value-type="string" calcext:value-type="string">
            <text:p><text:s/>[0.09020185470581055, 0.5391610860824585, 0.6527236700057983, 0.719757139682769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-1_input &lt;SEP&gt; &lt;START&gt; /film/film/release_date_s./film/film_regional_release_date/film_release_region /military/military_combatant/military_conflicts./military/military_combatant_group/combatants-1 /people/marriage_union_type/unions_of_this_type./people/marriage/location_of_ceremony /people/person/spouse_s./people/marriage/type_of_union &lt;END&gt;</text:p>
          </table:table-cell>
          <table:table-cell office:value-type="string" calcext:value-type="string">
            <text:p><text:s/>0.022782485225325534 </text:p>
          </table:table-cell>
          <table:table-cell office:value-type="string" calcext:value-type="string">
            <text:p><text:s/>[0.06805342435836792, 0.4547325670719147, 0.8376890420913696, 0.8788458108901978, 0.9999989271163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_input &lt;SEP&gt; &lt;START&gt; /sports/sports_position/players./sports/sports_team_roster/team /sports/sports_team/roster./basketball/basketball_roster_position/position-1 /sports/sports_position/players./sports/sports_team_roster/team-1 &lt;END&gt;</text:p>
          </table:table-cell>
          <table:table-cell office:value-type="string" calcext:value-type="string">
            <text:p><text:s/>0.02248444582962526 </text:p>
          </table:table-cell>
          <table:table-cell office:value-type="string" calcext:value-type="string">
            <text:p><text:s/>[0.09590431302785873, 0.36240485310554504, 0.6469823718070984, 0.999902367591857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22338728700788454 </text:p>
          </table:table-cell>
          <table:table-cell office:value-type="string" calcext:value-type="string">
            <text:p><text:s/>[0.18257124722003937, 0.2160014659166336, 0.8263643383979797, 0.6854885220527649, 0.999994516372680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_input &lt;SEP&gt; &lt;START&gt; /film/film/estimated_budget./measurement_unit/dated_money_value/currency-1 /film/film/release_date_s./film/film_regional_release_date/film_release_region-1 /location/statistical_region/gdp_nominal./measurement_unit/dated_money_value/currency-1 /organization/endowed_organization/endowment./measurement_unit/dated_money_value/currency-1 &lt;END&gt;</text:p>
          </table:table-cell>
          <table:table-cell office:value-type="string" calcext:value-type="string">
            <text:p><text:s/>0.02233194239108645 </text:p>
          </table:table-cell>
          <table:table-cell office:value-type="string" calcext:value-type="string">
            <text:p><text:s/>[0.25436529517173767, 0.12531667947769165, 0.8752255439758301, 0.8004633188247681, 0.999996185302734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culturalevent/event/entity_involved_input &lt;SEP&gt; &lt;START&gt; /people/person/spouse_s./people/marriage/type_of_union /people/person/spouse_s./people/marriage/type_of_union /people/person/spouse_s./people/marriage/type_of_union &lt;END&gt;</text:p>
          </table:table-cell>
          <table:table-cell office:value-type="string" calcext:value-type="string">
            <text:p><text:s/>0.022247568571750368 </text:p>
          </table:table-cell>
          <table:table-cell office:value-type="string" calcext:value-type="string">
            <text:p><text:s/>[0.07697148621082306, 0.6745744943618774, 0.7879207134246826, 0.543801307678222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localfood/seasonal_month/produce_available./base/localfood/produce_availability/seasonal_months_input &lt;SEP&gt; &lt;START&gt; /people/person/places_lived./people/place_lived/location-1 /award/award_winner/awards_won./award/award_honor/award_winner-1 /base/popstra/location/vacationers./base/popstra/vacation_choice/vacationer-1 /film/film/release_date_s./film/film_regional_release_date/film_release_region &lt;END&gt;</text:p>
          </table:table-cell>
          <table:table-cell office:value-type="string" calcext:value-type="string">
            <text:p><text:s/>0.022237730162703577 </text:p>
          </table:table-cell>
          <table:table-cell office:value-type="string" calcext:value-type="string">
            <text:p><text:s/>[0.05202895402908325, 0.9041872620582581, 0.7542217373847961, 0.6267428398132324, 0.999996662139892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-1_input &lt;SEP&gt; &lt;START&gt; /award/award_category/nominees./award/award_nomination/nominated_for-1 /award/award_category/nominees./award/award_nomination/nominated_for-1 /award/award_category/nominees./award/award_nomination/nominated_for &lt;END&gt;</text:p>
          </table:table-cell>
          <table:table-cell office:value-type="string" calcext:value-type="string">
            <text:p><text:s/>0.02213055057275186 </text:p>
          </table:table-cell>
          <table:table-cell office:value-type="string" calcext:value-type="string">
            <text:p><text:s/>[0.054773300886154175, 0.6441155672073364, 0.6314811706542969, 0.993342697620391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non_character_role/tv_regular_personal_appearances./tv/tv_regular_personal_appearance/person-1_input &lt;SEP&gt; &lt;START&gt; /award/award_nominee/award_nominations./award/award_nomination/award /award/award_nominee/award_nominations./award/award_nomination/award-1 /film/actor/film./film/performance/film-1 /film/film/language &lt;END&gt;</text:p>
          </table:table-cell>
          <table:table-cell office:value-type="string" calcext:value-type="string">
            <text:p><text:s/>0.022127975189063603 </text:p>
          </table:table-cell>
          <table:table-cell office:value-type="string" calcext:value-type="string">
            <text:p><text:s/>[0.27451375126838684, 0.4114946126937866, 0.4352845847606659, 0.450030118227005, 0.999996662139892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22057903763423346 </text:p>
          </table:table-cell>
          <table:table-cell office:value-type="string" calcext:value-type="string">
            <text:p><text:s/>[0.3269360661506653, 0.3335561454296112, 0.3759951889514923, 0.5379636287689209, 0.999993681907653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disease/notable_people_with_this_condition_input &lt;SEP&gt; &lt;START&gt; /organization/organization/headquarters./location/mailing_address/citytown /organization/organization/headquarters./location/mailing_address/citytown /people/person/places_lived./people/place_lived/location-1 /education/educational_institution/students_graduates./education/education/student &lt;END&gt;</text:p>
          </table:table-cell>
          <table:table-cell office:value-type="string" calcext:value-type="string">
            <text:p><text:s/>0.02201667889303869 </text:p>
          </table:table-cell>
          <table:table-cell office:value-type="string" calcext:value-type="string">
            <text:p><text:s/>[0.06739657372236252, 0.5045452117919922, 0.8632737398147583, 0.7500095963478088, 0.999996662139892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location/statistical_region/religions./location/religion_percentage/religion &lt;END&gt;</text:p>
          </table:table-cell>
          <table:table-cell office:value-type="string" calcext:value-type="string">
            <text:p><text:s/>0.0218224338185394 </text:p>
          </table:table-cell>
          <table:table-cell office:value-type="string" calcext:value-type="string">
            <text:p><text:s/>[0.2919844686985016, 0.5243290066719055, 0.2684737741947174, 0.5309317111968994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costume_design_by-1_input &lt;SEP&gt; &lt;START&gt; /people/person/profession /people/person/profession-1 /people/person/profession &lt;END&gt;</text:p>
          </table:table-cell>
          <table:table-cell office:value-type="string" calcext:value-type="string">
            <text:p><text:s/>0.021780517188858345 </text:p>
          </table:table-cell>
          <table:table-cell office:value-type="string" calcext:value-type="string">
            <text:p><text:s/>[0.05560959503054619, 0.7359486222267151, 0.5556015372276306, 0.957872092723846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-1_input &lt;SEP&gt; &lt;START&gt; /music/record_label/artist /music/record_label/artist /music/record_label/artist /music/genre/artists &lt;END&gt;</text:p>
          </table:table-cell>
          <table:table-cell office:value-type="string" calcext:value-type="string">
            <text:p><text:s/>0.021709472709916734 </text:p>
          </table:table-cell>
          <table:table-cell office:value-type="string" calcext:value-type="string">
            <text:p><text:s/>[0.1149589791893959, 0.9980477094650269, 0.9937659502029419, 0.1904023289680481, 0.99999701976776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untime./film/film_cut/film_release_region_input &lt;SEP&gt; &lt;START&gt; /award/award_category/winners./award/award_honor/ceremony-1 /award/award_category/winners./award/award_honor/ceremony-1 /award/award_ceremony/awards_presented./award/award_honor/award_winner-1 /award/award_nominee/award_nominations./award/award_nomination/nominated_for &lt;END&gt;</text:p>
          </table:table-cell>
          <table:table-cell office:value-type="string" calcext:value-type="string">
            <text:p><text:s/>0.02161032617578353 </text:p>
          </table:table-cell>
          <table:table-cell office:value-type="string" calcext:value-type="string">
            <text:p><text:s/>[0.08434224873781204, 0.5372583866119385, 0.8685940504074097, 0.5490570068359375, 0.999996900558471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person_or_entity_appearing_in_film/films./film/personal_film_appearance/type_of_appearance_input &lt;SEP&gt; &lt;START&gt; /location/location/contains /location/location/contains /organization/organization/headquarters./location/mailing_address/citytown &lt;END&gt;</text:p>
          </table:table-cell>
          <table:table-cell office:value-type="string" calcext:value-type="string">
            <text:p><text:s/>0.021324151849111076 </text:p>
          </table:table-cell>
          <table:table-cell office:value-type="string" calcext:value-type="string">
            <text:p><text:s/>[0.1305934190750122, 0.26028504967689514, 0.6755704879760742, 0.928604066371917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-1_input &lt;SEP&gt; &lt;START&gt; /sports/sports_position/players./sports/sports_team_roster/team-1 /sports/sports_team/roster./american_football/football_historical_roster_position/position_s /sports/sports_team/roster./american_football/football_historical_roster_position/position_s &lt;END&gt;</text:p>
          </table:table-cell>
          <table:table-cell office:value-type="string" calcext:value-type="string">
            <text:p><text:s/>0.021207172672407654 </text:p>
          </table:table-cell>
          <table:table-cell office:value-type="string" calcext:value-type="string">
            <text:p><text:s/>[0.08571067452430725, 0.48573383688926697, 0.5093951225280762, 0.999987840652465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-1_input &lt;SEP&gt; &lt;START&gt; /film/film/language-1 /film/film/language /film/film/genre-1 &lt;END&gt;</text:p>
          </table:table-cell>
          <table:table-cell office:value-type="string" calcext:value-type="string">
            <text:p><text:s/>0.02120334920950648 </text:p>
          </table:table-cell>
          <table:table-cell office:value-type="string" calcext:value-type="string">
            <text:p><text:s/>[0.10492798686027527, 0.2877575159072876, 0.7024195790290833, 0.999746382236480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disease/notable_people_with_this_condition_input &lt;SEP&gt; &lt;START&gt; /business/business_operation/industry-1 /business/business_operation/industry-1 /business/business_operation/industry-1 &lt;END&gt;</text:p>
          </table:table-cell>
          <table:table-cell office:value-type="string" calcext:value-type="string">
            <text:p><text:s/>0.02114246717183484 </text:p>
          </table:table-cell>
          <table:table-cell office:value-type="string" calcext:value-type="string">
            <text:p><text:s/>[0.07722043246030807, 0.684597909450531, 0.4109704792499542, 0.97314429283142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_input &lt;SEP&gt; &lt;START&gt; /organization/organization_member/member_of./organization/organization_membership/organization-1 /organization/organization_member/member_of./organization/organization_membership/organization-1 /organization/organization_member/member_of./organization/organization_membership/organization /people/person/nationality &lt;END&gt;</text:p>
          </table:table-cell>
          <table:table-cell office:value-type="string" calcext:value-type="string">
            <text:p><text:s/>0.020968901648528798 </text:p>
          </table:table-cell>
          <table:table-cell office:value-type="string" calcext:value-type="string">
            <text:p><text:s/>[0.04702330008149147, 0.8201045989990234, 0.9424276351928711, 0.5769608616828918, 0.9999976158142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-1_input &lt;SEP&gt; &lt;START&gt; /film/film/release_date_s./film/film_regional_release_date/film_release_region-1 /film/film/release_date_s./film/film_regional_release_date/film_release_region-1 /olympics/olympic_participating_country/medals_won./olympics/olympic_medal_honor/olympics &lt;END&gt;</text:p>
          </table:table-cell>
          <table:table-cell office:value-type="string" calcext:value-type="string">
            <text:p><text:s/>0.020606504198710573 </text:p>
          </table:table-cell>
          <table:table-cell office:value-type="string" calcext:value-type="string">
            <text:p><text:s/>[0.1343579739332199, 0.7019672393798828, 0.22626462578773499, 0.965622484683990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roup_member/membership./music/group_membership/group_input &lt;SEP&gt; &lt;START&gt; /film/film/genre-1 /film/film/estimated_budget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2056524099745033 </text:p>
          </table:table-cell>
          <table:table-cell office:value-type="string" calcext:value-type="string">
            <text:p><text:s/>[0.21170130372047424, 0.20101822912693024, 0.5490441918373108, 0.880171954631805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person_or_entity_appearing_in_film/films./film/personal_film_appearance/type_of_appearance_input &lt;SEP&gt; &lt;START&gt; /location/location/contains-1 /location/location/contains-1 /base/biblioness/bibs_location/state-1 &lt;END&gt;</text:p>
          </table:table-cell>
          <table:table-cell office:value-type="string" calcext:value-type="string">
            <text:p><text:s/>0.02046447338175418 </text:p>
          </table:table-cell>
          <table:table-cell office:value-type="string" calcext:value-type="string">
            <text:p><text:s/>[0.08573347330093384, 0.7124541997909546, 0.33549991250038147, 0.998621225357055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lease_distribution_medium_input &lt;SEP&gt; &lt;START&gt; /award/award_nominee/award_nominations./award/award_nomination/nominated_for-1 /award/award_nominee/award_nominations./award/award_nomination/award_nominee /award/award_nominee/award_nominations./award/award_nomination/award-1 /award/award_category/nominees./award/award_nomination/nominated_for &lt;END&gt;</text:p>
          </table:table-cell>
          <table:table-cell office:value-type="string" calcext:value-type="string">
            <text:p><text:s/>0.020459769940346616 </text:p>
          </table:table-cell>
          <table:table-cell office:value-type="string" calcext:value-type="string">
            <text:p><text:s/>[0.09584637731313705, 0.5880047082901001, 0.38276559114456177, 0.948445737361908, 0.99999737739562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-1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olympics/olympic_games/participating_countries &lt;END&gt;</text:p>
          </table:table-cell>
          <table:table-cell office:value-type="string" calcext:value-type="string">
            <text:p><text:s/>0.020427315943584535 </text:p>
          </table:table-cell>
          <table:table-cell office:value-type="string" calcext:value-type="string">
            <text:p><text:s/>[0.15816758573055267, 0.759817361831665, 0.2627333402633667, 0.6469503045082092, 0.9999965429306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-1_input &lt;SEP&gt; &lt;START&gt; /people/person/profession /people/person/profession-1 /people/person/profession-1 /influence/influence_node/influenced_by-1 &lt;END&gt;</text:p>
          </table:table-cell>
          <table:table-cell office:value-type="string" calcext:value-type="string">
            <text:p><text:s/>0.020064167340746532 </text:p>
          </table:table-cell>
          <table:table-cell office:value-type="string" calcext:value-type="string">
            <text:p><text:s/>[0.32020077109336853, 0.5349496006965637, 0.24197615683078766, 0.48408007621765137, 0.999991059303283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enre/parent_genre_input &lt;SEP&gt; &lt;START&gt; /sports/sports_position/players./sports/sports_team_roster/team-1 /sports/sports_position/players./sports/sports_team_roster/team /sports/sports_position/players./sports/sports_team_roster/position-1 /sports/sports_position/players./sports/sports_team_roster/team-1 &lt;END&gt;</text:p>
          </table:table-cell>
          <table:table-cell office:value-type="string" calcext:value-type="string">
            <text:p><text:s/>0.019932921778451754 </text:p>
          </table:table-cell>
          <table:table-cell office:value-type="string" calcext:value-type="string">
            <text:p><text:s/>[0.06452691555023193, 0.4114564061164856, 0.8796983957290649, 0.8534408211708069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_input &lt;SEP&gt; &lt;START&gt; /film/film/other_crew./film/film_crew_gig/film_crew_role-1 /film/film/other_crew./film/film_crew_gig/film_crew_role-1 /award/award_category/nominees./award/award_nomination/nominated_for-1 /award/award_nominee/award_nominations./award/award_nomination/award-1 &lt;END&gt;</text:p>
          </table:table-cell>
          <table:table-cell office:value-type="string" calcext:value-type="string">
            <text:p><text:s/>0.019739469239039634 </text:p>
          </table:table-cell>
          <table:table-cell office:value-type="string" calcext:value-type="string">
            <text:p><text:s/>[0.10256882011890411, 0.7476070523262024, 0.3465193212032318, 0.7428838610649109, 0.999996185302734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ibling_s./people/sibling_relationship/sibling-1_input &lt;SEP&gt; &lt;START&gt; /film/film/language /people/person/languages /people/person/gender-1 /people/person/gender-1 &lt;END&gt;</text:p>
          </table:table-cell>
          <table:table-cell office:value-type="string" calcext:value-type="string">
            <text:p><text:s/>0.019556582494086223 </text:p>
          </table:table-cell>
          <table:table-cell office:value-type="string" calcext:value-type="string">
            <text:p><text:s/>[0.09387394785881042, 0.7032089233398438, 0.42665332555770874, 0.6943672895431519, 0.999997973442077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film/film/release_date_s./film/film_regional_release_date/film_release_region-1 &lt;END&gt;</text:p>
          </table:table-cell>
          <table:table-cell office:value-type="string" calcext:value-type="string">
            <text:p><text:s/>0.019520016238383328 </text:p>
          </table:table-cell>
          <table:table-cell office:value-type="string" calcext:value-type="string">
            <text:p><text:s/>[0.21932150423526764, 0.36532676219940186, 0.36197373270988464, 0.6730405688285828, 0.999998092651367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rogram/program_creator-1_input &lt;SEP&gt; &lt;START&gt; /people/person/profession-1 /people/person/profession-1 /people/person/profession-1 /people/person/profession &lt;END&gt;</text:p>
          </table:table-cell>
          <table:table-cell office:value-type="string" calcext:value-type="string">
            <text:p><text:s/>0.019473403692422512 </text:p>
          </table:table-cell>
          <table:table-cell office:value-type="string" calcext:value-type="string">
            <text:p><text:s/>[0.08203812688589096, 0.897189199924469, 0.4830611050128937, 0.5476981401443481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ibling_s./people/sibling_relationship/sibling-1_input &lt;SEP&gt; &lt;START&gt; /film/film/estimated_budget./measurement_unit/dated_money_value/currency-1 /film/film/estimated_budget./measurement_unit/dated_money_value/currency-1 /film/film/estimated_budget./measurement_unit/dated_money_value/currency-1 /film/actor/film./film/performance/film-1 &lt;END&gt;</text:p>
          </table:table-cell>
          <table:table-cell office:value-type="string" calcext:value-type="string">
            <text:p><text:s/>0.0194585540407208 </text:p>
          </table:table-cell>
          <table:table-cell office:value-type="string" calcext:value-type="string">
            <text:p><text:s/>[0.1322280317544937, 0.9298266768455505, 0.7743201851844788, 0.20439262688159943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-1_input &lt;SEP&gt; &lt;START&gt; /award/award_nominee/award_nominations./award/award_nomination/award_nominee /film/film/written_by /film/film/country /film/film/release_date_s./film/film_regional_release_date/film_release_region-1 &lt;END&gt;</text:p>
          </table:table-cell>
          <table:table-cell office:value-type="string" calcext:value-type="string">
            <text:p><text:s/>0.019370698113921624 </text:p>
          </table:table-cell>
          <table:table-cell office:value-type="string" calcext:value-type="string">
            <text:p><text:s/>[0.046691615134477615, 0.56390780210495, 0.7553444504737854, 0.9739891290664673, 0.999997973442077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_input &lt;SEP&gt; &lt;START&gt; /music/performance_role/track_performances./music/track_contribution/role-1 /music/performance_role/track_performances./music/track_contribution/role /music/performance_role/regular_performances./music/group_membership/role /music/performance_role/regular_performances./music/group_membership/role-1 &lt;END&gt;</text:p>
          </table:table-cell>
          <table:table-cell office:value-type="string" calcext:value-type="string">
            <text:p><text:s/>0.01935286479689654 </text:p>
          </table:table-cell>
          <table:table-cell office:value-type="string" calcext:value-type="string">
            <text:p><text:s/>[0.1886683851480484, 0.38334429264068604, 0.47038426995277405, 0.5688601732254028, 0.99999725818634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roup_member/membership./music/group_membership/group_input &lt;SEP&gt; &lt;START&gt; /film/film/language /film/film/language-1 /people/person/languages /film/actor/film./film/performance/film &lt;END&gt;</text:p>
          </table:table-cell>
          <table:table-cell office:value-type="string" calcext:value-type="string">
            <text:p><text:s/>0.019301639773926803 </text:p>
          </table:table-cell>
          <table:table-cell office:value-type="string" calcext:value-type="string">
            <text:p><text:s/>[0.08355368673801422, 0.3785150647163391, 0.6136313676834106, 0.9945785999298096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rogram/program_creator-1_input &lt;SEP&gt; &lt;START&gt; /sports/sports_position/players./sports/sports_team_roster/team-1 /soccer/football_team/current_roster./soccer/football_roster_position/position /sports/pro_athlete/teams./sports/sports_team_roster/team &lt;END&gt;</text:p>
          </table:table-cell>
          <table:table-cell office:value-type="string" calcext:value-type="string">
            <text:p><text:s/>0.019242349758866486 </text:p>
          </table:table-cell>
          <table:table-cell office:value-type="string" calcext:value-type="string">
            <text:p><text:s/>[0.09728045761585236, 0.41503041982650757, 0.4766606092453003, 0.999869465827941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-1 /organization/organization_member/member_of./organization/organization_membership/organization &lt;END&gt;</text:p>
          </table:table-cell>
          <table:table-cell office:value-type="string" calcext:value-type="string">
            <text:p><text:s/>0.01915113417900904 </text:p>
          </table:table-cell>
          <table:table-cell office:value-type="string" calcext:value-type="string">
            <text:p><text:s/>[0.3269360661506653, 0.3335561454296112, 0.4644014537334442, 0.3781549334526062, 0.999998569488525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-1_input &lt;SEP&gt; &lt;START&gt; /location/statistical_region/religions./location/religion_percentage/religion /location/statistical_region/religions./location/religion_percentage/religion /location/statistical_region/gdp_nominal_per_capita./measurement_unit/dated_money_value/currency-1 /education/university/domestic_tuition./measurement_unit/dated_money_value/currency &lt;END&gt;</text:p>
          </table:table-cell>
          <table:table-cell office:value-type="string" calcext:value-type="string">
            <text:p><text:s/>0.019058178249530693 </text:p>
          </table:table-cell>
          <table:table-cell office:value-type="string" calcext:value-type="string">
            <text:p><text:s/>[0.11562714725732803, 0.8883978724479675, 0.36225178837776184, 0.5121580362319946, 0.9999989271163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019010100488987856 </text:p>
          </table:table-cell>
          <table:table-cell office:value-type="string" calcext:value-type="string">
            <text:p><text:s/>[0.09217023104429245, 0.31744638085365295, 0.8716321587562561, 0.7454023957252502, 0.999998450279235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-1_input &lt;SEP&gt; &lt;START&gt; /award/award_nominee/award_nominations./award/award_nomination/award /award/award_nominee/award_nominations./award/award_nomination/award /award/award_category/nominees./award/award_nomination/nominated_for-1 &lt;END&gt;</text:p>
          </table:table-cell>
          <table:table-cell office:value-type="string" calcext:value-type="string">
            <text:p><text:s/>0.01899190652867839 </text:p>
          </table:table-cell>
          <table:table-cell office:value-type="string" calcext:value-type="string">
            <text:p><text:s/>[0.13642427325248718, 0.47079789638519287, 0.37367919087409973, 0.791304230690002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deceased_person/place_of_burial-1_input &lt;SEP&gt; &lt;START&gt; /award/award_nominee/award_nominations./award/award_nomination/award-1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018928244777385146 </text:p>
          </table:table-cell>
          <table:table-cell office:value-type="string" calcext:value-type="string">
            <text:p><text:s/>[0.09392919391393661, 0.6845922470092773, 0.3628549873828888, 0.81123125553131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culturalevent/event/entity_involved_input &lt;SEP&gt; &lt;START&gt; /film/film/other_crew./film/film_crew_gig/film_crew_role /film/film/other_crew./film/film_crew_gig/film_crew_role /film/film/production_companies &lt;END&gt;</text:p>
          </table:table-cell>
          <table:table-cell office:value-type="string" calcext:value-type="string">
            <text:p><text:s/>0.018862126507817743 </text:p>
          </table:table-cell>
          <table:table-cell office:value-type="string" calcext:value-type="string">
            <text:p><text:s/>[0.18354646861553192, 0.6817212700843811, 0.15219569206237793, 0.990456521511077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_input &lt;SEP&gt; &lt;START&gt; /music/performance_role/track_performances./music/track_contribution/role /music/performance_role/track_performances./music/track_contribution/role-1 /music/performance_role/regular_performances./music/group_membership/role-1 /music/performance_role/track_performances./music/track_contribution/role &lt;END&gt;</text:p>
          </table:table-cell>
          <table:table-cell office:value-type="string" calcext:value-type="string">
            <text:p><text:s/>0.01869754594658603 </text:p>
          </table:table-cell>
          <table:table-cell office:value-type="string" calcext:value-type="string">
            <text:p><text:s/>[0.29600855708122253, 0.41366010904312134, 0.542989194393158, 0.2812199890613556, 0.999998450279235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rogram/program_creator-1_input &lt;SEP&gt; &lt;START&gt; /award/award_category/winners./award/award_honor/award_winner-1 /award/award_category/winners./award/award_honor/award_winner-1 /people/person/gender-1 /people/person/gender &lt;END&gt;</text:p>
          </table:table-cell>
          <table:table-cell office:value-type="string" calcext:value-type="string">
            <text:p><text:s/>0.018681167354053358 </text:p>
          </table:table-cell>
          <table:table-cell office:value-type="string" calcext:value-type="string">
            <text:p><text:s/>[0.06804494559764862, 0.7743754386901855, 0.5261515974998474, 0.6738246083259583, 0.99999725818634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_input &lt;SEP&gt; &lt;START&gt; /award/award_category/winners./award/award_honor/award_winner-1 /award/award_category/winners./award/award_honor/award_winner-1 /award/award_category/winners./award/award_honor/award_winner-1 &lt;END&gt;</text:p>
          </table:table-cell>
          <table:table-cell office:value-type="string" calcext:value-type="string">
            <text:p><text:s/>0.018580071449429043 </text:p>
          </table:table-cell>
          <table:table-cell office:value-type="string" calcext:value-type="string">
            <text:p><text:s/>[0.07255448400974274, 0.9168134331703186, 0.9370314478874207, 0.29809039831161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film_production_design_by-1_input &lt;SEP&gt; &lt;START&gt; /award/award_nominee/award_nominations./award/award_nomination/award_nominee-1 /award/award_nominee/award_nominations./award/award_nomination/award_nominee /award/award_nominee/award_nominations./award/award_nomination/award_nominee /award/award_nominee/award_nominations./award/award_nomination/award_nominee &lt;END&gt;</text:p>
          </table:table-cell>
          <table:table-cell office:value-type="string" calcext:value-type="string">
            <text:p><text:s/>0.018518042065700888 </text:p>
          </table:table-cell>
          <table:table-cell office:value-type="string" calcext:value-type="string">
            <text:p><text:s/>[0.15465706586837769, 0.8259603977203369, 0.5832650065422058, 0.24854294955730438, 0.99999701976776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merican_football/football_team/current_roster./sports/sports_team_roster/position_input &lt;SEP&gt; &lt;START&gt; /location/statistical_region/religions./location/religion_percentage/religion /location/statistical_region/religions./location/religion_percentage/religion /location/statistical_region/gdp_nominal./measurement_unit/dated_money_value/currency /location/statistical_region/gni_per_capita_in_ppp_dollars./measurement_unit/dated_money_value/currency-1 &lt;END&gt;</text:p>
          </table:table-cell>
          <table:table-cell office:value-type="string" calcext:value-type="string">
            <text:p><text:s/>0.01849139440355545 </text:p>
          </table:table-cell>
          <table:table-cell office:value-type="string" calcext:value-type="string">
            <text:p><text:s/>[0.10447116196155548, 0.9884114861488342, 0.7773581147193909, 0.23036469519138336, 0.999996304512023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018433212582204143 </text:p>
          </table:table-cell>
          <table:table-cell office:value-type="string" calcext:value-type="string">
            <text:p><text:s/>[0.1661273092031479, 0.5352393388748169, 0.5019271373748779, 0.4130215346813202, 0.999996781349182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_input &lt;SEP&gt; &lt;START&gt; /award/award_category/winners./award/award_honor/award_winner-1 /award/award_category/nominees./award/award_nomination/nominated_for /tv/tv_program/regular_cast./tv/regular_tv_appearance/actor /education/educational_institution/students_graduates./education/education/student-1 &lt;END&gt;</text:p>
          </table:table-cell>
          <table:table-cell office:value-type="string" calcext:value-type="string">
            <text:p><text:s/>0.018261823952419126 </text:p>
          </table:table-cell>
          <table:table-cell office:value-type="string" calcext:value-type="string">
            <text:p><text:s/>[0.26999080181121826, 0.12397319078445435, 0.7669367790222168, 0.7113917469978333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-1_input &lt;SEP&gt; &lt;START&gt; /location/statistical_region/religions./location/religion_percentage/religion /location/statistical_region/religions./location/religion_percentage/religion /location/statistical_region/gdp_nominal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18244172627599944 </text:p>
          </table:table-cell>
          <table:table-cell office:value-type="string" calcext:value-type="string">
            <text:p><text:s/>[0.11562714725732803, 0.8883978724479675, 0.1799182891845703, 0.9871479868888855, 0.999998331069946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_input &lt;SEP&gt; &lt;START&gt; /people/person/nationality /film/film/release_date_s./film/film_regional_release_date/film_release_region-1 /film/film/release_date_s./film/film_regional_release_date/film_release_region-1 /film/film/release_date_s./film/film_regional_release_date/film_release_region &lt;END&gt;</text:p>
          </table:table-cell>
          <table:table-cell office:value-type="string" calcext:value-type="string">
            <text:p><text:s/>0.018126099053893185 </text:p>
          </table:table-cell>
          <table:table-cell office:value-type="string" calcext:value-type="string">
            <text:p><text:s/>[0.15134087204933167, 0.2542427182197571, 0.8351207375526428, 0.5640931725502014, 0.999998807907104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costume_design_by-1_input &lt;SEP&gt; &lt;START&gt; /film/film/release_date_s./film/film_regional_release_date/film_release_region /film/film/release_date_s./film/film_regional_release_date/film_release_region-1 /olympics/olympic_participating_country/medals_won./olympics/olympic_medal_honor/olympics /olympics/olympic_games/sports &lt;END&gt;</text:p>
          </table:table-cell>
          <table:table-cell office:value-type="string" calcext:value-type="string">
            <text:p><text:s/>0.0180991212949803 </text:p>
          </table:table-cell>
          <table:table-cell office:value-type="string" calcext:value-type="string">
            <text:p><text:s/>[0.16907353699207306, 0.3166745901107788, 0.38515704870224, 0.8776734471321106, 0.999994993209838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legislative_sessions_input &lt;SEP&gt; &lt;START&gt; /music/performance_role/track_performances./music/track_contribution/role-1 /music/performance_role/track_performances./music/track_contribution/role-1 /music/performance_role/regular_performances./music/group_membership/role-1 /music/group_member/membership./music/group_membership/role &lt;END&gt;</text:p>
          </table:table-cell>
          <table:table-cell office:value-type="string" calcext:value-type="string">
            <text:p><text:s/>0.018033787824633937 </text:p>
          </table:table-cell>
          <table:table-cell office:value-type="string" calcext:value-type="string">
            <text:p><text:s/>[0.16713082790374756, 0.6907399296760559, 0.1989297866821289, 0.7852658033370972, 0.999998450279235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hud_county_place/county_input &lt;SEP&gt; &lt;START&gt; /education/educational_degree/people_with_this_degree./education/education/student /people/person/spouse_s./people/marriage/type_of_union-1 /people/person/spouse_s./people/marriage/type_of_union &lt;END&gt;</text:p>
          </table:table-cell>
          <table:table-cell office:value-type="string" calcext:value-type="string">
            <text:p><text:s/>0.017826537976528025 </text:p>
          </table:table-cell>
          <table:table-cell office:value-type="string" calcext:value-type="string">
            <text:p><text:s/>[0.039829641580581665, 0.5834180116653442, 0.9695355892181396, 0.791256010532379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_input &lt;SEP&gt; &lt;START&gt; /award/award_nominee/award_nominations./award/award_nomination/award-1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017806933079892194 </text:p>
          </table:table-cell>
          <table:table-cell office:value-type="string" calcext:value-type="string">
            <text:p><text:s/>[0.06892845779657364, 0.7053769826889038, 0.4365788698196411, 0.838892996311187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legislative_sessions_input &lt;SEP&gt; &lt;START&gt; /music/performance_role/regular_performances./music/group_membership/role-1 /music/performance_role/track_performances./music/track_contribution/role-1 /music/performance_role/track_performances./music/track_contribution/role-1 /music/artist/track_contributions./music/track_contribution/role-1 &lt;END&gt;</text:p>
          </table:table-cell>
          <table:table-cell office:value-type="string" calcext:value-type="string">
            <text:p><text:s/>0.017805149050597133 </text:p>
          </table:table-cell>
          <table:table-cell office:value-type="string" calcext:value-type="string">
            <text:p><text:s/>[0.11603773385286331, 0.2783958911895752, 0.7736886143684387, 0.7123938202857971, 0.999993562698364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lease_distribution_medium_input &lt;SEP&gt; &lt;START&gt; /film/film/other_crew./film/film_crew_gig/film_crew_role-1 /film/film/other_crew./film/film_crew_gig/film_crew_role-1 /film/film/other_crew./film/film_crew_gig/film_crew_role-1 &lt;END&gt;</text:p>
          </table:table-cell>
          <table:table-cell office:value-type="string" calcext:value-type="string">
            <text:p><text:s/>0.01777971231214542 </text:p>
          </table:table-cell>
          <table:table-cell office:value-type="string" calcext:value-type="string">
            <text:p><text:s/>[0.06895709037780762, 0.7932484745979309, 0.3930424749851227, 0.82698392868041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roadcast/content/artist-1_input &lt;SEP&gt; &lt;START&gt; /film/film/genre /film/film/language /film/film/language &lt;END&gt;</text:p>
          </table:table-cell>
          <table:table-cell office:value-type="string" calcext:value-type="string">
            <text:p><text:s/>0.017765490392127464 </text:p>
          </table:table-cell>
          <table:table-cell office:value-type="string" calcext:value-type="string">
            <text:p><text:s/>[0.213711678981781, 0.16416607797145844, 0.6843172907829285, 0.739959597587585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chemastaging/organization_extra/phone_number./base/schemastaging/phone_sandbox/service_location-1_input &lt;SEP&gt; &lt;START&gt; /sports/sports_team/roster./baseball/baseball_roster_position/position /sports/sports_position/players./sports/sports_team_roster/team-1 /sports/sports_team/roster./baseball/baseball_roster_position/position-1 &lt;END&gt;</text:p>
          </table:table-cell>
          <table:table-cell office:value-type="string" calcext:value-type="string">
            <text:p><text:s/>0.017666019365676612 </text:p>
          </table:table-cell>
          <table:table-cell office:value-type="string" calcext:value-type="string">
            <text:p><text:s/>[0.07431605458259583, 0.460572212934494, 0.5162286758422852, 0.999807059764862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symptom/symptom_of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statistical_region/religions./location/religion_percentage/religion &lt;END&gt;</text:p>
          </table:table-cell>
          <table:table-cell office:value-type="string" calcext:value-type="string">
            <text:p><text:s/>0.017531903546349988 </text:p>
          </table:table-cell>
          <table:table-cell office:value-type="string" calcext:value-type="string">
            <text:p><text:s/>[0.09994535148143768, 0.6407509446144104, 0.6242324709892273, 0.4385627508163452, 0.999997973442077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_input &lt;SEP&gt; &lt;START&gt; /film/film/other_crew./film/film_crew_gig/film_crew_role /film/film/other_crew./film/film_crew_gig/film_crew_role /film/film/featured_film_locations /people/person/places_lived./people/place_lived/location-1 &lt;END&gt;</text:p>
          </table:table-cell>
          <table:table-cell office:value-type="string" calcext:value-type="string">
            <text:p><text:s/>0.0173530387199486 </text:p>
          </table:table-cell>
          <table:table-cell office:value-type="string" calcext:value-type="string">
            <text:p><text:s/>[0.5217558741569519, 0.9361885786056519, 0.04111816734075546, 0.8639968037605286, 0.9999976158142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merican_football/football_team/current_roster./sports/sports_team_roster/position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statistical_region/religions./location/religion_percentage/religion &lt;END&gt;</text:p>
          </table:table-cell>
          <table:table-cell office:value-type="string" calcext:value-type="string">
            <text:p><text:s/>0.017211883103201642 </text:p>
          </table:table-cell>
          <table:table-cell office:value-type="string" calcext:value-type="string">
            <text:p><text:s/>[0.09414643049240112, 0.6794350147247314, 0.38199886679649353, 0.7043934464454651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deceased_person/place_of_burial-1_input &lt;SEP&gt; &lt;START&gt; /award/award_category/winners./award/award_honor/award_winner-1 /award/award_category/winners./award/award_honor/award_winner-1 /award/award_category/winners./award/award_honor/award_winner &lt;END&gt;</text:p>
          </table:table-cell>
          <table:table-cell office:value-type="string" calcext:value-type="string">
            <text:p><text:s/>0.01699058079371564 </text:p>
          </table:table-cell>
          <table:table-cell office:value-type="string" calcext:value-type="string">
            <text:p><text:s/>[0.07997618615627289, 0.4768742322921753, 0.4510664939880371, 0.987650096416473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-1_input &lt;SEP&gt; &lt;START&gt; /sports/sports_position/players./sports/sports_team_roster/team /music/genre/parent_genre /music/genre/artists-1 /music/genre/artists-1 &lt;END&gt;</text:p>
          </table:table-cell>
          <table:table-cell office:value-type="string" calcext:value-type="string">
            <text:p><text:s/>0.016958137694891774 </text:p>
          </table:table-cell>
          <table:table-cell office:value-type="string" calcext:value-type="string">
            <text:p><text:s/>[0.07271108031272888, 0.4012790322303772, 0.9992363452911377, 0.5816637277603149, 0.999979019165039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_input &lt;SEP&gt; &lt;START&gt; /location/location/contains-1 /location/location/contains-1 /location/statistical_region/rent50_2./measurement_unit/dated_money_value/currency /business/business_operation/revenue./measurement_unit/dated_money_value/currency-1 &lt;END&gt;</text:p>
          </table:table-cell>
          <table:table-cell office:value-type="string" calcext:value-type="string">
            <text:p><text:s/>0.016951812916320252 </text:p>
          </table:table-cell>
          <table:table-cell office:value-type="string" calcext:value-type="string">
            <text:p><text:s/>[0.46682503819465637, 0.4978102743625641, 0.831273078918457, 0.08775163441896439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_input &lt;SEP&gt; &lt;START&gt; /award/award_category/winners./award/award_honor/award_winner-1 /award/award_nominee/award_nominations./award/award_nomination/award /people/person/profession-1 /people/person/profession &lt;END&gt;</text:p>
          </table:table-cell>
          <table:table-cell office:value-type="string" calcext:value-type="string">
            <text:p><text:s/>0.016833536389047186 </text:p>
          </table:table-cell>
          <table:table-cell office:value-type="string" calcext:value-type="string">
            <text:p><text:s/>[0.26999080181121826, 0.3699609935283661, 0.5871135592460632, 0.2870449423789978, 0.999996423721313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-1_input &lt;SEP&gt; &lt;START&gt; /film/film/release_date_s./film/film_regional_release_date/film_release_region /film/film/release_date_s./film/film_regional_release_date/film_release_region /language/human_language/countries_spoken_in-1 &lt;END&gt;</text:p>
          </table:table-cell>
          <table:table-cell office:value-type="string" calcext:value-type="string">
            <text:p><text:s/>0.01678251974454816 </text:p>
          </table:table-cell>
          <table:table-cell office:value-type="string" calcext:value-type="string">
            <text:p><text:s/>[0.1221490278840065, 0.7335847616195679, 0.201773539185524, 0.92822366952896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-1_input &lt;SEP&gt; &lt;START&gt; /award/award_nominee/award_nominations./award/award_nomination/award_nominee-1 /award/award_nominee/award_nominations./award/award_nomination/award_nominee-1 /award/award_nominee/award_nominations./award/award_nomination/award_nominee-1 /award/award_nominee/award_nominations./award/award_nomination/award_nominee-1 &lt;END&gt;</text:p>
          </table:table-cell>
          <table:table-cell office:value-type="string" calcext:value-type="string">
            <text:p><text:s/>0.016615437670172973 </text:p>
          </table:table-cell>
          <table:table-cell office:value-type="string" calcext:value-type="string">
            <text:p><text:s/>[0.0467202328145504, 0.5827299952507019, 0.7081885933876038, 0.8617700934410095, 0.999997854232788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hud_county_place/county_input &lt;SEP&gt; &lt;START&gt; /education/educational_degree/people_with_this_degree./education/education/institution /education/educational_degree/people_with_this_degree./education/education/major_field_of_study-1 /education/educational_institution/students_graduates./education/education/major_field_of_study /organization/non_profit_organization/registered_with./organization/non_profit_registration/registering_agency &lt;END&gt;</text:p>
          </table:table-cell>
          <table:table-cell office:value-type="string" calcext:value-type="string">
            <text:p><text:s/>0.016495808602340154 </text:p>
          </table:table-cell>
          <table:table-cell office:value-type="string" calcext:value-type="string">
            <text:p><text:s/>[0.05663849040865898, 0.5194122195243835, 0.7878502011299133, 0.7117161154747009, 0.999998450279235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ersonal_appearances./film/personal_film_appearance/person-1_input &lt;SEP&gt; &lt;START&gt; /people/person/profession /people/person/profession-1 /people/person/profession-1 &lt;END&gt;</text:p>
          </table:table-cell>
          <table:table-cell office:value-type="string" calcext:value-type="string">
            <text:p><text:s/>0.016083550164114606 </text:p>
          </table:table-cell>
          <table:table-cell office:value-type="string" calcext:value-type="string">
            <text:p><text:s/>[0.05975738912820816, 0.8280656337738037, 0.3930879533290863, 0.826867282390594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deceased_person/place_of_burial-1_input &lt;SEP&gt; &lt;START&gt; /award/award_nominee/award_nominations./award/award_nomination/award /people/person/gender /people/person/gender &lt;END&gt;</text:p>
          </table:table-cell>
          <table:table-cell office:value-type="string" calcext:value-type="string">
            <text:p><text:s/>0.015899017532014403 </text:p>
          </table:table-cell>
          <table:table-cell office:value-type="string" calcext:value-type="string">
            <text:p><text:s/>[0.13782899081707, 0.13093429803848267, 0.9083079099655151, 0.969936251640319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ersonal_appearances./film/personal_film_appearance/person-1_input &lt;SEP&gt; &lt;START&gt; /people/person/spouse_s./people/marriage/type_of_union /people/person/spouse_s./people/marriage/type_of_union-1 /people/person/profession-1 &lt;END&gt;</text:p>
          </table:table-cell>
          <table:table-cell office:value-type="string" calcext:value-type="string">
            <text:p><text:s/>0.01586658264399891 </text:p>
          </table:table-cell>
          <table:table-cell office:value-type="string" calcext:value-type="string">
            <text:p><text:s/>[0.13826735317707062, 0.639338493347168, 0.2764278054237366, 0.649308621883392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_input &lt;SEP&gt; &lt;START&gt; /film/film/country /film/film/release_date_s./film/film_regional_release_date/film_release_region-1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015843881054512312 </text:p>
          </table:table-cell>
          <table:table-cell office:value-type="string" calcext:value-type="string">
            <text:p><text:s/>[0.0699567049741745, 0.8961922526359558, 0.5271031260490417, 0.4794425666332245, 0.99999737739562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merican_football/football_team/current_roster./sports/sports_team_roster/position_input &lt;SEP&gt; &lt;START&gt; /location/statistical_region/religions./location/religion_percentage/religion /location/statistical_region/religions./location/religion_percentage/religion /location/statistical_region/gdp_nominal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15756081901293975 </text:p>
          </table:table-cell>
          <table:table-cell office:value-type="string" calcext:value-type="string">
            <text:p><text:s/>[0.10447116196155548, 0.9884114861488342, 0.7773581147193909, 0.19628795981407166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lease_distribution_medium_input &lt;SEP&gt; &lt;START&gt; /film/film/estimated_budget./measurement_unit/dated_money_value/currency /film/film/estimated_budget./measurement_unit/dated_money_value/currency /location/statistical_region/gdp_nominal./measurement_unit/dated_money_value/currency /film/film/release_date_s./film/film_regional_release_date/film_release_region &lt;END&gt;</text:p>
          </table:table-cell>
          <table:table-cell office:value-type="string" calcext:value-type="string">
            <text:p><text:s/>0.015620443868300988 </text:p>
          </table:table-cell>
          <table:table-cell office:value-type="string" calcext:value-type="string">
            <text:p><text:s/>[0.09246228635311127, 0.6527824401855469, 0.3410371243953705, 0.7588597536087036, 0.999993324279785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_input &lt;SEP&gt; &lt;START&gt; /location/statistical_region/religions./location/religion_percentage/religion /location/statistical_region/religions./location/religion_percentage/religion /location/statistical_region/gdp_nominal_per_capita./measurement_unit/dated_money_value/currency-1 /location/statistical_region/gdp_nominal./measurement_unit/dated_money_value/currency-1 &lt;END&gt;</text:p>
          </table:table-cell>
          <table:table-cell office:value-type="string" calcext:value-type="string">
            <text:p><text:s/>0.015385704994117753 </text:p>
          </table:table-cell>
          <table:table-cell office:value-type="string" calcext:value-type="string">
            <text:p><text:s/>[0.25793716311454773, 0.9802035093307495, 0.24646173417568207, 0.24690987169742584, 0.999998331069946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_input &lt;SEP&gt; &lt;START&gt; /people/person/profession-1 /people/person/profession-1 /people/profession/specialization_of-1 /people/person/profession &lt;END&gt;</text:p>
          </table:table-cell>
          <table:table-cell office:value-type="string" calcext:value-type="string">
            <text:p><text:s/>0.01536270885916586 </text:p>
          </table:table-cell>
          <table:table-cell office:value-type="string" calcext:value-type="string">
            <text:p><text:s/>[0.12306567281484604, 0.41994360089302063, 0.31952109932899475, 0.9303396940231323, 0.99999725818634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_input &lt;SEP&gt; &lt;START&gt; /film/film/estimated_budget./measurement_unit/dated_money_value/currency /film/film/estimated_budget./measurement_unit/dated_money_value/currency /organization/endowed_organization/endowment./measurement_unit/dated_money_value/currency &lt;END&gt;</text:p>
          </table:table-cell>
          <table:table-cell office:value-type="string" calcext:value-type="string">
            <text:p><text:s/>0.01529544710648829 </text:p>
          </table:table-cell>
          <table:table-cell office:value-type="string" calcext:value-type="string">
            <text:p><text:s/>[0.0790165588259697, 0.7018160223960876, 0.2758679986000061, 0.999814569950103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-1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015206809330212992 </text:p>
          </table:table-cell>
          <table:table-cell office:value-type="string" calcext:value-type="string">
            <text:p><text:s/>[0.09217023104429245, 0.6029373407363892, 0.3535228371620178, 0.7740313410758972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-1_input &lt;SEP&gt; &lt;START&gt; /film/film/release_date_s./film/film_regional_release_date/film_release_region-1 /film/film/release_date_s./film/film_regional_release_date/film_release_region-1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15155987441667428 </text:p>
          </table:table-cell>
          <table:table-cell office:value-type="string" calcext:value-type="string">
            <text:p><text:s/>[0.1661273092031479, 0.4173181354999542, 0.3644629716873169, 0.599825918674469, 0.999993801116943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-1_input &lt;SEP&gt; &lt;START&gt; /military/military_combatant/military_conflicts./military/military_combatant_group/combatants /military/military_combatant/military_conflicts./military/military_combatant_group/combatants /military/military_combatant/military_conflicts./military/military_combatant_group/combatants /olympics/olympic_games/participating_countries-1 &lt;END&gt;</text:p>
          </table:table-cell>
          <table:table-cell office:value-type="string" calcext:value-type="string">
            <text:p><text:s/>0.015109929889481998 </text:p>
          </table:table-cell>
          <table:table-cell office:value-type="string" calcext:value-type="string">
            <text:p><text:s/>[0.0755072757601738, 0.8767302632331848, 0.701942503452301, 0.32516801357269287, 0.999996066093444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-1_input &lt;SEP&gt; &lt;START&gt; /olympics/olympic_participating_country/medals_won./olympics/olympic_medal_honor/olympics /film/film/release_date_s./film/film_regional_release_date/film_release_region /film/film/release_date_s./film/film_regional_release_date/film_release_region /location/location/adjoin_s./location/adjoining_relationship/adjoins-1 &lt;END&gt;</text:p>
          </table:table-cell>
          <table:table-cell office:value-type="string" calcext:value-type="string">
            <text:p><text:s/>0.015031112413637639 </text:p>
          </table:table-cell>
          <table:table-cell office:value-type="string" calcext:value-type="string">
            <text:p><text:s/>[0.08350671082735062, 0.7311986088752747, 0.48168864846229553, 0.511056125164032, 0.999998569488525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-1_input &lt;SEP&gt; &lt;START&gt; /award/award_nominee/award_nominations./award/award_nomination/award /award/award_nominee/award_nominations./award/award_nomination/award-1 /award/award_nominee/award_nominations./award/award_nomination/award /award/award_nominee/award_nominations./award/award_nomination/award_nominee &lt;END&gt;</text:p>
          </table:table-cell>
          <table:table-cell office:value-type="string" calcext:value-type="string">
            <text:p><text:s/>0.014918696627667098 </text:p>
          </table:table-cell>
          <table:table-cell office:value-type="string" calcext:value-type="string">
            <text:p><text:s/>[0.1302928924560547, 0.3387088477611542, 0.5160917639732361, 0.6550260186195374, 0.999995708465576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_input &lt;SEP&gt; &lt;START&gt; /education/educational_institution/students_graduates./education/education/major_field_of_study-1 /education/educational_institution/students_graduates./education/education/major_field_of_study-1 /education/educational_institution/students_graduates./education/education/major_field_of_study-1 /education/educational_institution/school_type &lt;END&gt;</text:p>
          </table:table-cell>
          <table:table-cell office:value-type="string" calcext:value-type="string">
            <text:p><text:s/>0.014808770511061506 </text:p>
          </table:table-cell>
          <table:table-cell office:value-type="string" calcext:value-type="string">
            <text:p><text:s/>[0.07998630404472351, 0.9045872092247009, 0.8329926133155823, 0.2457040697336197, 0.999998688697814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untime./film/film_cut/film_release_region_input &lt;SEP&gt; &lt;START&gt; /film/film_distributor/films_distributed./film/film_film_distributor_relationship/film /film/film/other_crew./film/film_crew_gig/film_crew_role /film/film/other_crew./film/film_crew_gig/film_crew_role-1 &lt;END&gt;</text:p>
          </table:table-cell>
          <table:table-cell office:value-type="string" calcext:value-type="string">
            <text:p><text:s/>0.01478627276784472 </text:p>
          </table:table-cell>
          <table:table-cell office:value-type="string" calcext:value-type="string">
            <text:p><text:s/>[0.07044565677642822, 0.4687238335609436, 0.9702773094177246, 0.4615211188793182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_input &lt;SEP&gt; &lt;START&gt; /soccer/football_team/current_roster./soccer/football_roster_position/position-1 /soccer/football_team/current_roster./soccer/football_roster_position/position-1 /soccer/football_team/current_roster./soccer/football_roster_position/position-1 &lt;END&gt;</text:p>
          </table:table-cell>
          <table:table-cell office:value-type="string" calcext:value-type="string">
            <text:p><text:s/>0.014663187989403947 </text:p>
          </table:table-cell>
          <table:table-cell office:value-type="string" calcext:value-type="string">
            <text:p><text:s/>[0.09324310719966888, 0.4672001302242279, 0.33659785985946655, 0.999993920326232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-1_input &lt;SEP&gt; &lt;START&gt; /film/film/release_date_s./film/film_regional_release_date/film_release_region-1 /film/film/release_date_s./film/film_regional_release_date/film_release_region /military/military_combatant/military_conflicts./military/military_combatant_group/combatants /olympics/olympic_games/participating_countries &lt;END&gt;</text:p>
          </table:table-cell>
          <table:table-cell office:value-type="string" calcext:value-type="string">
            <text:p><text:s/>0.014583031531715182 </text:p>
          </table:table-cell>
          <table:table-cell office:value-type="string" calcext:value-type="string">
            <text:p><text:s/>[0.15816758573055267, 0.23579341173171997, 0.7025554180145264, 0.5565694570541382, 0.99999701976776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costume_design_by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government/government_office_category/officeholders./government/government_position_held/jurisdiction_of_office-1 &lt;END&gt;</text:p>
          </table:table-cell>
          <table:table-cell office:value-type="string" calcext:value-type="string">
            <text:p><text:s/>0.014543657652556689 </text:p>
          </table:table-cell>
          <table:table-cell office:value-type="string" calcext:value-type="string">
            <text:p><text:s/>[0.16907353699207306, 0.39295607805252075, 0.7441985011100769, 0.29414787888526917, 0.999998807907104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ersonal_appearances./film/personal_film_appearance/person-1_input &lt;SEP&gt; &lt;START&gt; /people/person/spouse_s./people/marriage/type_of_union /people/person/spouse_s./people/marriage/type_of_union /people/person/profession &lt;END&gt;</text:p>
          </table:table-cell>
          <table:table-cell office:value-type="string" calcext:value-type="string">
            <text:p><text:s/>0.014332105445874481 </text:p>
          </table:table-cell>
          <table:table-cell office:value-type="string" calcext:value-type="string">
            <text:p><text:s/>[0.13826735317707062, 0.28103503584861755, 0.636189877986908, 0.579753160476684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-1_input &lt;SEP&gt; &lt;START&gt; /people/person/profession /people/person/profession-1 /people/person/profession-1 &lt;END&gt;</text:p>
          </table:table-cell>
          <table:table-cell office:value-type="string" calcext:value-type="string">
            <text:p><text:s/>0.014196919855469456 </text:p>
          </table:table-cell>
          <table:table-cell office:value-type="string" calcext:value-type="string">
            <text:p><text:s/>[0.09040666371583939, 0.8899241089820862, 0.34819063544273376, 0.506784856319427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-1_input &lt;SEP&gt; &lt;START&gt; /sports/sports_team/colors /sports/sports_team/colors /education/educational_institution/colors &lt;END&gt;</text:p>
          </table:table-cell>
          <table:table-cell office:value-type="string" calcext:value-type="string">
            <text:p><text:s/>0.01419075054771496 </text:p>
          </table:table-cell>
          <table:table-cell office:value-type="string" calcext:value-type="string">
            <text:p><text:s/>[0.06432334333658218, 0.4217228889465332, 0.604560375213623, 0.865306377410888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-1_input &lt;SEP&gt; &lt;START&gt; /film/film/language /film/actor/dubbing_performances./film/dubbing_performance/language /people/person/gender /people/person/gender-1 &lt;END&gt;</text:p>
          </table:table-cell>
          <table:table-cell office:value-type="string" calcext:value-type="string">
            <text:p><text:s/>0.014135763094642002 </text:p>
          </table:table-cell>
          <table:table-cell office:value-type="string" calcext:value-type="string">
            <text:p><text:s/>[0.12421251833438873, 0.2044672966003418, 0.897223174571991, 0.6203425526618958, 0.999995350837707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_input &lt;SEP&gt; &lt;START&gt; /film/film/other_crew./film/film_crew_gig/film_crew_role-1 /film/film/other_crew./film/film_crew_gig/film_crew_role-1 /award/award_category/nominees./award/award_nomination/nominated_for /award/award_nominee/award_nominations./award/award_nomination/award &lt;END&gt;</text:p>
          </table:table-cell>
          <table:table-cell office:value-type="string" calcext:value-type="string">
            <text:p><text:s/>0.013954339989594148 </text:p>
          </table:table-cell>
          <table:table-cell office:value-type="string" calcext:value-type="string">
            <text:p><text:s/>[0.10256882011890411, 0.7476070523262024, 0.2556791603565216, 0.7117490172386169, 0.999996185302734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basic_title-1_input &lt;SEP&gt; &lt;START&gt; /people/person/spouse_s./people/marriage/type_of_union-1 /people/person/spouse_s./people/marriage/type_of_union-1 /people/marriage_union_type/unions_of_this_type./people/marriage/location_of_ceremony-1 /people/person/place_of_birth &lt;END&gt;</text:p>
          </table:table-cell>
          <table:table-cell office:value-type="string" calcext:value-type="string">
            <text:p><text:s/>0.013950235920340682 </text:p>
          </table:table-cell>
          <table:table-cell office:value-type="string" calcext:value-type="string">
            <text:p><text:s/>[0.17224837839603424, 0.5649734139442444, 0.9178603291511536, 0.15617966651916504, 0.999993801116943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jurisdiction_of_office_input &lt;SEP&gt; &lt;START&gt; /award/award_ceremony/awards_presented./award/award_honor/honored_for /film/film/estimated_budget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13829307742329443 </text:p>
          </table:table-cell>
          <table:table-cell office:value-type="string" calcext:value-type="string">
            <text:p><text:s/>[0.06605155020952225, 0.3835848569869995, 0.876697301864624, 0.622595965862274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non_character_role/tv_regular_personal_appearances./tv/tv_regular_personal_appearance/person-1_input &lt;SEP&gt; &lt;START&gt; /award/award_nominee/award_nominations./award/award_nomination/award /award/award_nominee/award_nominations./award/award_nomination/award-1 /film/actor/film./film/performance/film-1 /award/award_category/nominees./award/award_nomination/nominated_for-1 &lt;END&gt;</text:p>
          </table:table-cell>
          <table:table-cell office:value-type="string" calcext:value-type="string">
            <text:p><text:s/>0.013777513558367501 </text:p>
          </table:table-cell>
          <table:table-cell office:value-type="string" calcext:value-type="string">
            <text:p><text:s/>[0.27451375126838684, 0.4114946126937866, 0.4352845847606659, 0.280201256275177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statistical_region/religions./location/religion_percentage/religion &lt;END&gt;</text:p>
          </table:table-cell>
          <table:table-cell office:value-type="string" calcext:value-type="string">
            <text:p><text:s/>0.013764929337602882 </text:p>
          </table:table-cell>
          <table:table-cell office:value-type="string" calcext:value-type="string">
            <text:p><text:s/>[0.060393691062927246, 0.5259808897972107, 0.6552268862724304, 0.6613349318504333, 0.999998331069946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deceased_person/place_of_burial-1_input &lt;SEP&gt; &lt;START&gt; /award/award_nominee/award_nominations./award/award_nomination/award /award/award_nominee/award_nominations./award/award_nomination/award /award/award_category/winners./award/award_honor/award_winner-1 /award/award_category/winners./award/award_honor/award_winner &lt;END&gt;</text:p>
          </table:table-cell>
          <table:table-cell office:value-type="string" calcext:value-type="string">
            <text:p><text:s/>0.013718034808566447 </text:p>
          </table:table-cell>
          <table:table-cell office:value-type="string" calcext:value-type="string">
            <text:p><text:s/>[0.13782899081707, 0.27308186888694763, 0.4376387894153595, 0.8328053951263428, 0.999997973442077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roadcast/content/artist-1_input &lt;SEP&gt; &lt;START&gt; /film/film/genre /film/film/genre /film/film/language /tv/tv_program/languages &lt;END&gt;</text:p>
          </table:table-cell>
          <table:table-cell office:value-type="string" calcext:value-type="string">
            <text:p><text:s/>0.013626826314323787 </text:p>
          </table:table-cell>
          <table:table-cell office:value-type="string" calcext:value-type="string">
            <text:p><text:s/>[0.213711678981781, 0.5559936165809631, 0.23040850460529327, 0.49773603677749634, 0.999997854232788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_input &lt;SEP&gt; &lt;START&gt; /people/person/gender /people/person/gender-1 /people/person/languages-1 /people/person/languages &lt;END&gt;</text:p>
          </table:table-cell>
          <table:table-cell office:value-type="string" calcext:value-type="string">
            <text:p><text:s/>0.013621584683606353 </text:p>
          </table:table-cell>
          <table:table-cell office:value-type="string" calcext:value-type="string">
            <text:p><text:s/>[0.06803245097398758, 0.8185802102088928, 0.3439646065235138, 0.7111120223999023, 0.9999965429306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_input &lt;SEP&gt; &lt;START&gt; /education/educational_degree/people_with_this_degree./education/education/major_field_of_study /education/educational_degree/people_with_this_degree./education/education/institution /education/educational_degree/people_with_this_degree./education/education/institution /education/educational_institution/students_graduates./education/education/major_field_of_study &lt;END&gt;</text:p>
          </table:table-cell>
          <table:table-cell office:value-type="string" calcext:value-type="string">
            <text:p><text:s/>0.013372607407578362 </text:p>
          </table:table-cell>
          <table:table-cell office:value-type="string" calcext:value-type="string">
            <text:p><text:s/>[0.053724564611911774, 0.9405044317245483, 0.5077922940254211, 0.5211938619613647, 0.999992966651916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-1_input &lt;SEP&gt; &lt;START&gt; /people/person/gender-1 /people/person/gender-1 /base/popstra/celebrity/dated./base/popstra/dated/participant /tv/non_character_role/tv_regular_personal_appearances./tv/tv_regular_personal_appearance/person-1 &lt;END&gt;</text:p>
          </table:table-cell>
          <table:table-cell office:value-type="string" calcext:value-type="string">
            <text:p><text:s/>0.013354854897832164 </text:p>
          </table:table-cell>
          <table:table-cell office:value-type="string" calcext:value-type="string">
            <text:p><text:s/>[0.09408508241176605, 0.8006166815757751, 0.3133160173892975, 0.565863847732544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jurisdiction_of_office_input &lt;SEP&gt; &lt;START&gt; /film/film/estimated_budget./measurement_unit/dated_money_value/currency-1 /film/film/estimated_budget./measurement_unit/dated_money_value/currency-1 /film/film/language-1 /people/person/languages &lt;END&gt;</text:p>
          </table:table-cell>
          <table:table-cell office:value-type="string" calcext:value-type="string">
            <text:p><text:s/>0.01335474920886214 </text:p>
          </table:table-cell>
          <table:table-cell office:value-type="string" calcext:value-type="string">
            <text:p><text:s/>[0.07061062753200531, 0.6477094292640686, 0.5355669260025024, 0.5452314019203186, 0.999978899955749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-1_input &lt;SEP&gt; &lt;START&gt; /award/award_category/nominees./award/award_nomination/nominated_for-1 /award/award_category/nominees./award/award_nomination/nominated_for-1 /award/award_category/nominees./award/award_nomination/nominated_for-1 /award/award_nominee/award_nominations./award/award_nomination/award &lt;END&gt;</text:p>
          </table:table-cell>
          <table:table-cell office:value-type="string" calcext:value-type="string">
            <text:p><text:s/>0.013345381502978109 </text:p>
          </table:table-cell>
          <table:table-cell office:value-type="string" calcext:value-type="string">
            <text:p><text:s/>[0.0613594576716423, 0.838868260383606, 0.8978190422058105, 0.28878068923950195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ward/ranked_item/appears_in_ranked_lists./award/ranking/list_input &lt;SEP&gt; &lt;START&gt; /award/award_category/winners./award/award_honor/award_winner-1 /award/award_nominee/award_nominations./award/award_nomination/award-1 /award/award_category/nominees./award/award_nomination/nominated_for-1 &lt;END&gt;</text:p>
          </table:table-cell>
          <table:table-cell office:value-type="string" calcext:value-type="string">
            <text:p><text:s/>0.013338084705023788 </text:p>
          </table:table-cell>
          <table:table-cell office:value-type="string" calcext:value-type="string">
            <text:p><text:s/>[0.08094354718923569, 0.42069563269615173, 0.7685117125511169, 0.509674310684204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lease_distribution_medium_input &lt;SEP&gt; &lt;START&gt; /film/film/release_date_s./film/film_regional_release_date/film_release_region /film/film/release_date_s./film/film_regional_release_date/film_release_region-1 /location/statistical_region/gdp_nominal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1332932741401247 </text:p>
          </table:table-cell>
          <table:table-cell office:value-type="string" calcext:value-type="string">
            <text:p><text:s/>[0.12479373812675476, 0.3703387379646301, 0.5180124044418335, 0.5567713975906372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-1_input &lt;SEP&gt; &lt;START&gt; /award/award_nominee/award_nominations./award/award_nomination/nominated_for-1 /award/award_nominee/award_nominations./award/award_nomination/nominated_for-1 /award/award_nominee/award_nominations./award/award_nomination/award_nominee /award/award_nominee/award_nominations./award/award_nomination/nominated_for-1 &lt;END&gt;</text:p>
          </table:table-cell>
          <table:table-cell office:value-type="string" calcext:value-type="string">
            <text:p><text:s/>0.013251006603257582 </text:p>
          </table:table-cell>
          <table:table-cell office:value-type="string" calcext:value-type="string">
            <text:p><text:s/>[0.20501574873924255, 0.15719318389892578, 0.5685972571372986, 0.7231430411338806, 0.9999976158142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pouse_s./people/marriage/spouse_input &lt;SEP&gt; &lt;START&gt; /people/person/profession-1 /people/person/profession-1 /people/person/profession /people/person/profession-1 &lt;END&gt;</text:p>
          </table:table-cell>
          <table:table-cell office:value-type="string" calcext:value-type="string">
            <text:p><text:s/>0.013248912916275795 </text:p>
          </table:table-cell>
          <table:table-cell office:value-type="string" calcext:value-type="string">
            <text:p><text:s/>[0.11155484616756439, 0.4857165515422821, 0.4254431128501892, 0.5747361183166504, 0.99999749660491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league/teams./sports/sports_league_participation/team_input &lt;SEP&gt; &lt;START&gt; /film/actor/film./film/performance/film-1 /film/actor/film./film/performance/film-1 /award/award_winner/awards_won./award/award_honor/award_winner /award/award_ceremony/awards_presented./award/award_honor/award_winner &lt;END&gt;</text:p>
          </table:table-cell>
          <table:table-cell office:value-type="string" calcext:value-type="string">
            <text:p><text:s/>0.01287055796061776 </text:p>
          </table:table-cell>
          <table:table-cell office:value-type="string" calcext:value-type="string">
            <text:p><text:s/>[0.09678128361701965, 0.7471707463264465, 0.8621142506599426, 0.20645354688167572, 0.9999976158142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enre/parent_genre_input &lt;SEP&gt; &lt;START&gt; /education/university/domestic_tuition./measurement_unit/dated_money_value/currency-1 /education/university/domestic_tuition./measurement_unit/dated_money_value/currency-1 /location/statistical_region/gdp_nominal./measurement_unit/dated_money_value/currency /location/location/contains &lt;END&gt;</text:p>
          </table:table-cell>
          <table:table-cell office:value-type="string" calcext:value-type="string">
            <text:p><text:s/>0.012728086616428906 </text:p>
          </table:table-cell>
          <table:table-cell office:value-type="string" calcext:value-type="string">
            <text:p><text:s/>[0.06531668454408646, 0.8185318112373352, 0.31970685720443726, 0.7446509003639221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-1_input &lt;SEP&gt; &lt;START&gt; /film/film/estimated_budget./measurement_unit/dated_money_value/currency-1 /film/film/estimated_budget./measurement_unit/dated_money_value/currency-1 /location/statistical_region/gdp_real./measurement_unit/adjusted_money_value/adjustment_currency-1 /base/aareas/schema/administrative_area/administrative_parent-1 &lt;END&gt;</text:p>
          </table:table-cell>
          <table:table-cell office:value-type="string" calcext:value-type="string">
            <text:p><text:s/>0.01269859769592104 </text:p>
          </table:table-cell>
          <table:table-cell office:value-type="string" calcext:value-type="string">
            <text:p><text:s/>[0.04188194125890732, 0.4679619371891022, 0.725131094455719, 0.8935171365737915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ibling_s./people/sibling_relationship/sibling-1_input &lt;SEP&gt; &lt;START&gt; /film/actor/film./film/performance/film-1 /film/actor/film./film/performance/film-1 /award/award_nominee/award_nominations./award/award_nomination/award_nominee /award/award_nominee/award_nominations./award/award_nomination/award_nominee-1 &lt;END&gt;</text:p>
          </table:table-cell>
          <table:table-cell office:value-type="string" calcext:value-type="string">
            <text:p><text:s/>0.012558247229091903 </text:p>
          </table:table-cell>
          <table:table-cell office:value-type="string" calcext:value-type="string">
            <text:p><text:s/>[0.07871175557374954, 0.599823534488678, 0.2927561402320862, 0.9085770845413208, 0.999995708465576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deceased_person/place_of_burial-1_input &lt;SEP&gt; &lt;START&gt; /award/award_nominee/award_nominations./award/award_nomination/award-1 /award/award_nominee/award_nominations./award/award_nomination/award-1 /award/award_category/winners./award/award_honor/award_winner &lt;END&gt;</text:p>
          </table:table-cell>
          <table:table-cell office:value-type="string" calcext:value-type="string">
            <text:p><text:s/>0.012401724961187896 </text:p>
          </table:table-cell>
          <table:table-cell office:value-type="string" calcext:value-type="string">
            <text:p><text:s/>[0.09392919391393661, 0.6845922470092773, 0.22042632102966309, 0.874955713748931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costume_design_by-1_input &lt;SEP&gt; &lt;START&gt; /film/film/release_date_s./film/film_regional_release_date/film_release_region-1 /film/film/release_date_s./film/film_regional_release_date/film_release_region /people/marriage_union_type/unions_of_this_type./people/marriage/location_of_ceremony /people/marriage_union_type/unions_of_this_type./people/marriage/location_of_ceremony-1 &lt;END&gt;</text:p>
          </table:table-cell>
          <table:table-cell office:value-type="string" calcext:value-type="string">
            <text:p><text:s/>0.012378107873445525 </text:p>
          </table:table-cell>
          <table:table-cell office:value-type="string" calcext:value-type="string">
            <text:p><text:s/>[0.14116664230823517, 0.4750635623931885, 0.5224539637565613, 0.35328367352485657, 0.99999737739562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gional_debut_venue-1_input &lt;SEP&gt; &lt;START&gt; /award/award_winner/awards_won./award/award_honor/award_winner /award/award_nominee/award_nominations./award/award_nomination/award_nominee /award/award_winner/awards_won./award/award_honor/award_winner /award/award_winner/awards_won./award/award_honor/award_winner-1 &lt;END&gt;</text:p>
          </table:table-cell>
          <table:table-cell office:value-type="string" calcext:value-type="string">
            <text:p><text:s/>0.012304796064587195 </text:p>
          </table:table-cell>
          <table:table-cell office:value-type="string" calcext:value-type="string">
            <text:p><text:s/>[0.06086990237236023, 0.5246238708496094, 0.553462028503418, 0.6962049007415771, 0.99999737739562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lease_distribution_medium_input &lt;SEP&gt; &lt;START&gt; /film/film/release_date_s./film/film_regional_release_date/film_release_region /film/film/release_date_s./film/film_regional_release_date/film_release_region /location/statistical_region/gni_per_capita_in_ppp_dollars./measurement_unit/dated_money_value/currency /film/film/estimated_budget./measurement_unit/dated_money_value/currency-1 &lt;END&gt;</text:p>
          </table:table-cell>
          <table:table-cell office:value-type="string" calcext:value-type="string">
            <text:p><text:s/>0.012213688174825372 </text:p>
          </table:table-cell>
          <table:table-cell office:value-type="string" calcext:value-type="string">
            <text:p><text:s/>[0.12479373812675476, 0.2039797455072403, 0.8165713548660278, 0.5875890254974365, 0.999998092651367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non_character_role/tv_regular_personal_appearances./tv/tv_regular_personal_appearance/person-1_input &lt;SEP&gt; &lt;START&gt; /film/film/release_date_s./film/film_regional_release_date/film_release_region /film/film/release_date_s./film/film_regional_release_date/film_release_region /film/film/estimated_budget./measurement_unit/dated_money_value/currency /film/film/estimated_budget./measurement_unit/dated_money_value/currency &lt;END&gt;</text:p>
          </table:table-cell>
          <table:table-cell office:value-type="string" calcext:value-type="string">
            <text:p><text:s/>0.012155026639350553 </text:p>
          </table:table-cell>
          <table:table-cell office:value-type="string" calcext:value-type="string">
            <text:p><text:s/>[0.3150129020214081, 0.44204407930374146, 0.2541152238845825, 0.3435056209564209, 0.9999941587448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basic_title-1_input &lt;SEP&gt; &lt;START&gt; /people/marriage_union_type/unions_of_this_type./people/marriage/location_of_ceremony-1 /people/person/spouse_s./people/marriage/type_of_union-1 /people/person/places_lived./people/place_lived/location /travel/travel_destination/how_to_get_here./travel/transportation/mode_of_transportation &lt;END&gt;</text:p>
          </table:table-cell>
          <table:table-cell office:value-type="string" calcext:value-type="string">
            <text:p><text:s/>0.012018344364541711 </text:p>
          </table:table-cell>
          <table:table-cell office:value-type="string" calcext:value-type="string">
            <text:p><text:s/>[0.28767699003219604, 0.9449761509895325, 0.12686216831207275, 0.34848979115486145, 0.999991893768310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roup_member/membership./music/group_membership/group_input &lt;SEP&gt; &lt;START&gt; /film/film/release_date_s./film/film_regional_release_date/film_release_region /film/film/release_date_s./film/film_regional_release_date/film_release_region /film/film/estimated_budget./measurement_unit/dated_money_value/currency-1 /location/statistical_region/gdp_nominal./measurement_unit/dated_money_value/currency &lt;END&gt;</text:p>
          </table:table-cell>
          <table:table-cell office:value-type="string" calcext:value-type="string">
            <text:p><text:s/>0.011920179456142304 </text:p>
          </table:table-cell>
          <table:table-cell office:value-type="string" calcext:value-type="string">
            <text:p><text:s/>[0.10846814513206482, 0.5506476759910583, 0.5652965307235718, 0.3530469536781311, 0.999995350837707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person_or_entity_appearing_in_film/films./film/personal_film_appearance/type_of_appearance_input &lt;SEP&gt; &lt;START&gt; /location/location/contains-1 /location/location/contains-1 /location/statistical_region/rent50_2./measurement_unit/dated_money_value/currency /location/statistical_region/rent50_2./measurement_unit/dated_money_value/currency-1 &lt;END&gt;</text:p>
          </table:table-cell>
          <table:table-cell office:value-type="string" calcext:value-type="string">
            <text:p><text:s/>0.011832015261285111 </text:p>
          </table:table-cell>
          <table:table-cell office:value-type="string" calcext:value-type="string">
            <text:p><text:s/>[0.08573347330093384, 0.7124541997909546, 0.29264330863952637, 0.6619327068328857, 0.99999749660491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roup_member/membership./music/group_membership/group_input &lt;SEP&gt; &lt;START&gt; /film/film/release_date_s./film/film_regional_release_date/film_release_region /film/film/release_date_s./film/film_regional_release_date/film_release_region /film/film/estimated_budget./measurement_unit/dated_money_value/currency-1 /location/statistical_region/gdp_nominal_per_capita./measurement_unit/dated_money_value/currency &lt;END&gt;</text:p>
          </table:table-cell>
          <table:table-cell office:value-type="string" calcext:value-type="string">
            <text:p><text:s/>0.01180559557831038 </text:p>
          </table:table-cell>
          <table:table-cell office:value-type="string" calcext:value-type="string">
            <text:p><text:s/>[0.10846814513206482, 0.5506476759910583, 0.5652965307235718, 0.3496530055999756, 0.999996066093444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country/capital_input &lt;SEP&gt; &lt;START&gt; /film/film/other_crew./film/film_crew_gig/film_crew_role-1 /film/film/other_crew./film/film_crew_gig/film_crew_role-1 /film/actor/film./film/performance/film-1 /award/award_winner/awards_won./award/award_honor/award_winner &lt;END&gt;</text:p>
          </table:table-cell>
          <table:table-cell office:value-type="string" calcext:value-type="string">
            <text:p><text:s/>0.011782822302177328 </text:p>
          </table:table-cell>
          <table:table-cell office:value-type="string" calcext:value-type="string">
            <text:p><text:s/>[0.10256882011890411, 0.7476070523262024, 0.2046678215265274, 0.7507820129394531, 0.999993443489074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roadcast/content/artist-1_input &lt;SEP&gt; &lt;START&gt; /film/film/genre /film/film/genre /film/film/release_date_s./film/film_regional_release_date/film_release_region /location/country/official_language-1 &lt;END&gt;</text:p>
          </table:table-cell>
          <table:table-cell office:value-type="string" calcext:value-type="string">
            <text:p><text:s/>0.011628273232668282 </text:p>
          </table:table-cell>
          <table:table-cell office:value-type="string" calcext:value-type="string">
            <text:p><text:s/>[0.213711678981781, 0.5559936165809631, 0.2309080809354782, 0.4238179326057434, 0.99999701976776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chemastaging/organization_extra/phone_number./base/schemastaging/phone_sandbox/service_location-1_input &lt;SEP&gt; &lt;START&gt; /sports/sports_position/players./sports/sports_team_roster/team /sports/sports_position/players./sports/sports_team_roster/team-1 /sports/professional_sports_team/draft_picks./sports/sports_league_draft_pick/draft &lt;END&gt;</text:p>
          </table:table-cell>
          <table:table-cell office:value-type="string" calcext:value-type="string">
            <text:p><text:s/>0.011589835853873614 </text:p>
          </table:table-cell>
          <table:table-cell office:value-type="string" calcext:value-type="string">
            <text:p><text:s/>[0.19019819796085358, 0.5258899927139282, 0.11588224023580551, 0.999905824661254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-1_input &lt;SEP&gt; &lt;START&gt; /award/award_nominee/award_nominations./award/award_nomination/nominated_for-1 /film/film_distributor/films_distributed./film/film_film_distributor_relationship/film-1 /film/film/production_companies-1 &lt;END&gt;</text:p>
          </table:table-cell>
          <table:table-cell office:value-type="string" calcext:value-type="string">
            <text:p><text:s/>0.011572257305403165 </text:p>
          </table:table-cell>
          <table:table-cell office:value-type="string" calcext:value-type="string">
            <text:p><text:s/>[0.13174045085906982, 0.19499923288822174, 0.45073726773262024, 0.999407410621643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ice_hockey/hockey_team/current_roster./sports/sports_team_roster/position-1_input &lt;SEP&gt; &lt;START&gt; /film/film/other_crew./film/film_crew_gig/film_crew_role-1 /film/film/other_crew./film/film_crew_gig/film_crew_role-1 /film/film/release_date_s./film/film_regional_release_date/film_release_region &lt;END&gt;</text:p>
          </table:table-cell>
          <table:table-cell office:value-type="string" calcext:value-type="string">
            <text:p><text:s/>0.011461914346081788 </text:p>
          </table:table-cell>
          <table:table-cell office:value-type="string" calcext:value-type="string">
            <text:p><text:s/>[0.0673602744936943, 0.5531772375106812, 0.6332534551620483, 0.485748469829559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istributors./film/film_film_distributor_relationship/region-1_input &lt;SEP&gt; &lt;START&gt; /award/award_nominee/award_nominations./award/award_nomination/award_nominee /award/award_nominee/award_nominations./award/award_nomination/award_nominee-1 /award/award_nominee/award_nominations./award/award_nomination/award_nominee-1 /award/award_nominee/award_nominations./award/award_nomination/award_nominee-1 &lt;END&gt;</text:p>
          </table:table-cell>
          <table:table-cell office:value-type="string" calcext:value-type="string">
            <text:p><text:s/>0.011455752314864277 </text:p>
          </table:table-cell>
          <table:table-cell office:value-type="string" calcext:value-type="string">
            <text:p><text:s/>[0.1295263171195984, 0.21236416697502136, 0.7227898836135864, 0.5762003064155579, 0.99999725818634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usic/genre/parent_genre_input &lt;SEP&gt; &lt;START&gt; /education/educational_degree/people_with_this_degree./education/education/institution-1 /education/educational_degree/people_with_this_degree./education/education/institution-1 /education/educational_degree/people_with_this_degree./education/education/major_field_of_study-1 /education/educational_institution/students_graduates./education/education/major_field_of_study-1 &lt;END&gt;</text:p>
          </table:table-cell>
          <table:table-cell office:value-type="string" calcext:value-type="string">
            <text:p><text:s/>0.01140251885184496 </text:p>
          </table:table-cell>
          <table:table-cell office:value-type="string" calcext:value-type="string">
            <text:p><text:s/>[0.0607936829328537, 0.41308215260505676, 0.5077947378158569, 0.8941696882247925, 0.999994874000549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 /film/film/release_date_s./film/film_regional_release_date/film_release_region &lt;END&gt;</text:p>
          </table:table-cell>
          <table:table-cell office:value-type="string" calcext:value-type="string">
            <text:p><text:s/>0.011397116933323553 </text:p>
          </table:table-cell>
          <table:table-cell office:value-type="string" calcext:value-type="string">
            <text:p><text:s/>[0.08508114516735077, 0.4884062111377716, 0.6813452839851379, 0.4025459587574005, 0.999994874000549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_input &lt;SEP&gt; &lt;START&gt; /people/person/profession-1 /people/person/profession-1 /people/profession/specialization_of /people/person/profession &lt;END&gt;</text:p>
          </table:table-cell>
          <table:table-cell office:value-type="string" calcext:value-type="string">
            <text:p><text:s/>0.01131163773866947 </text:p>
          </table:table-cell>
          <table:table-cell office:value-type="string" calcext:value-type="string">
            <text:p><text:s/>[0.09246339648962021, 0.65825355052948, 0.19119948148727417, 0.9720256924629211, 0.999995350837707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pouse_s./people/marriage/spouse_input &lt;SEP&gt; &lt;START&gt; /people/person/profession-1 /people/person/profession-1 /base/schemastaging/person_extra/net_worth./measurement_unit/dated_money_value/currency-1 /location/statistical_region/rent50_2./measurement_unit/dated_money_value/currency-1 &lt;END&gt;</text:p>
          </table:table-cell>
          <table:table-cell office:value-type="string" calcext:value-type="string">
            <text:p><text:s/>0.011262914779716016 </text:p>
          </table:table-cell>
          <table:table-cell office:value-type="string" calcext:value-type="string">
            <text:p><text:s/>[0.11155484616756439, 0.4857165515422821, 0.2185736894607544, 0.951007068157196, 0.999994993209838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person_or_entity_appearing_in_film/films./film/personal_film_appearance/type_of_appearance_input &lt;SEP&gt; &lt;START&gt; /location/statistical_region/religions./location/religion_percentage/religion /location/statistical_region/religions./location/religion_percentage/religion /location/statistical_region/gdp_nominal_per_capita./measurement_unit/dated_money_value/currency-1 /education/university/domestic_tuition./measurement_unit/dated_money_value/currency &lt;END&gt;</text:p>
          </table:table-cell>
          <table:table-cell office:value-type="string" calcext:value-type="string">
            <text:p><text:s/>0.011196712358253792 </text:p>
          </table:table-cell>
          <table:table-cell office:value-type="string" calcext:value-type="string">
            <text:p><text:s/>[0.03580189868807793, 0.8570449948310852, 0.421048104763031, 0.8666616678237915, 0.9999989271163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-1_input &lt;SEP&gt; &lt;START&gt; /music/record_label/artist /music/record_label/artist /music/record_label/artist /people/person/spouse_s./people/marriage/type_of_union &lt;END&gt;</text:p>
          </table:table-cell>
          <table:table-cell office:value-type="string" calcext:value-type="string">
            <text:p><text:s/>0.01101484649511491 </text:p>
          </table:table-cell>
          <table:table-cell office:value-type="string" calcext:value-type="string">
            <text:p><text:s/>[0.058232393115758896, 0.9626584649085999, 0.5581763982772827, 0.3520229160785675, 0.999998092651367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al_party/politicians_in_this_party./government/political_party_tenure/politician-1_input &lt;SEP&gt; &lt;START&gt; /education/educational_institution/students_graduates./education/education/major_field_of_study-1 /education/educational_institution/students_graduates./education/education/major_field_of_study-1 /education/educational_degree/people_with_this_degree./education/education/major_field_of_study /education/educational_degree/people_with_this_degree./education/education/institution &lt;END&gt;</text:p>
          </table:table-cell>
          <table:table-cell office:value-type="string" calcext:value-type="string">
            <text:p><text:s/>0.01101009917222831 </text:p>
          </table:table-cell>
          <table:table-cell office:value-type="string" calcext:value-type="string">
            <text:p><text:s/>[0.042456913739442825, 0.9508992433547974, 0.2818998098373413, 0.9674216508865356, 0.999994754791259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ward/ranked_item/appears_in_ranked_lists./award/ranking/list_input &lt;SEP&gt; &lt;START&gt; /people/person/profession-1 /people/person/profession-1 /people/person/profession-1 /people/person/profession &lt;END&gt;</text:p>
          </table:table-cell>
          <table:table-cell office:value-type="string" calcext:value-type="string">
            <text:p><text:s/>0.01092359199119836 </text:p>
          </table:table-cell>
          <table:table-cell office:value-type="string" calcext:value-type="string">
            <text:p><text:s/>[0.061448369175195694, 0.5588728785514832, 0.4552365839481354, 0.6987243890762329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petbreeds/city_with_dogs/top_breeds./base/petbreeds/dog_city_relationship/dog_breed-1_input &lt;SEP&gt; &lt;START&gt; /film/film/estimated_budget./measurement_unit/dated_money_value/currency-1 /film/film/estimated_budget./measurement_unit/dated_money_value/currency-1 /film/film_distributor/films_distributed./film/film_film_distributor_relationship/film /organization/organization/headquarters./location/mailing_address/citytown-1 &lt;END&gt;</text:p>
          </table:table-cell>
          <table:table-cell office:value-type="string" calcext:value-type="string">
            <text:p><text:s/>0.01092299103134831 </text:p>
          </table:table-cell>
          <table:table-cell office:value-type="string" calcext:value-type="string">
            <text:p><text:s/>[0.26660940051078796, 0.789777934551239, 0.11553343385457993, 0.4490084648132324, 0.99999749660491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basic_title-1_input &lt;SEP&gt; &lt;START&gt; /people/person/places_lived./people/place_lived/location-1 /people/person/spouse_s./people/marriage/type_of_union-1 /people/marriage_union_type/unions_of_this_type./people/marriage/location_of_ceremony-1 &lt;END&gt;</text:p>
          </table:table-cell>
          <table:table-cell office:value-type="string" calcext:value-type="string">
            <text:p><text:s/>0.010800012648011397 </text:p>
          </table:table-cell>
          <table:table-cell office:value-type="string" calcext:value-type="string">
            <text:p><text:s/>[0.055013395845890045, 0.8319560885429382, 0.610348105430603, 0.3866142034530639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costume_design_by-1_input &lt;SEP&gt; &lt;START&gt; /film/film/release_date_s./film/film_regional_release_date/film_release_region-1 /film/film/release_date_s./film/film_regional_release_date/film_release_region /people/marriage_union_type/unions_of_this_type./people/marriage/location_of_ceremony /people/person/spouse_s./people/marriage/type_of_union &lt;END&gt;</text:p>
          </table:table-cell>
          <table:table-cell office:value-type="string" calcext:value-type="string">
            <text:p><text:s/>0.010779611747958317 </text:p>
          </table:table-cell>
          <table:table-cell office:value-type="string" calcext:value-type="string">
            <text:p><text:s/>[0.14116664230823517, 0.4750635623931885, 0.5224539637565613, 0.3076605796813965, 0.999998688697814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ward/ranked_item/appears_in_ranked_lists./award/ranking/list_input &lt;SEP&gt; &lt;START&gt; /award/award_category/nominees./award/award_nomination/nominated_for /award/award_category/nominees./award/award_nomination/nominated_for-1 /award/award_category/nominees./award/award_nomination/nominated_for-1 /award/award_category/nominees./award/award_nomination/nominated_for &lt;END&gt;</text:p>
          </table:table-cell>
          <table:table-cell office:value-type="string" calcext:value-type="string">
            <text:p><text:s/>0.010774256957140507 </text:p>
          </table:table-cell>
          <table:table-cell office:value-type="string" calcext:value-type="string">
            <text:p><text:s/>[0.06304355710744858, 0.7088602185249329, 0.40540942549705505, 0.5946928858757019, 0.999998688697814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award/ranked_item/appears_in_ranked_lists./award/ranking/list_input &lt;SEP&gt; &lt;START&gt; /award/award_category/nominees./award/award_nomination/nominated_for /award/award_category/nominees./award/award_nomination/nominated_for-1 /award/award_category/nominees./award/award_nomination/nominated_for /award/award_category/nominees./award/award_nomination/nominated_for-1 &lt;END&gt;</text:p>
          </table:table-cell>
          <table:table-cell office:value-type="string" calcext:value-type="string">
            <text:p><text:s/>0.010721687913695674 </text:p>
          </table:table-cell>
          <table:table-cell office:value-type="string" calcext:value-type="string">
            <text:p><text:s/>[0.06304355710744858, 0.7088602185249329, 0.4415980577468872, 0.5432950258255005, 0.9999976158142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film_production_design_by-1_input &lt;SEP&gt; &lt;START&gt; /film/film_distributor/films_distributed./film/film_film_distributor_relationship/film /film/film/language /film/film/language-1 &lt;END&gt;</text:p>
          </table:table-cell>
          <table:table-cell office:value-type="string" calcext:value-type="string">
            <text:p><text:s/>0.010610488813851007 </text:p>
          </table:table-cell>
          <table:table-cell office:value-type="string" calcext:value-type="string">
            <text:p><text:s/>[0.07724318653345108, 0.2274491786956787, 0.6511039733886719, 0.927556753158569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al_party/politicians_in_this_party./government/political_party_tenure/politician-1_input &lt;SEP&gt; &lt;START&gt; /organization/organization/headquarters./location/mailing_address/state_province_region-1 /organization/organization/headquarters./location/mailing_address/citytown /base/biblioness/bibs_location/state-1 /location/location/contains-1 &lt;END&gt;</text:p>
          </table:table-cell>
          <table:table-cell office:value-type="string" calcext:value-type="string">
            <text:p><text:s/>0.01044388338732763 </text:p>
          </table:table-cell>
          <table:table-cell office:value-type="string" calcext:value-type="string">
            <text:p><text:s/>[0.07039694488048553, 0.9084191918373108, 0.7419878244400024, 0.2201032042503357, 0.999997138977050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_input &lt;SEP&gt; &lt;START&gt; /film/film/release_date_s./film/film_regional_release_date/film_release_region /film/film/release_date_s./film/film_regional_release_date/film_release_region-1 /military/military_combatant/military_conflicts./military/military_combatant_group/combatants /film/film/release_date_s./film/film_regional_release_date/film_release_region-1 &lt;END&gt;</text:p>
          </table:table-cell>
          <table:table-cell office:value-type="string" calcext:value-type="string">
            <text:p><text:s/>0.010401834851657745 </text:p>
          </table:table-cell>
          <table:table-cell office:value-type="string" calcext:value-type="string">
            <text:p><text:s/>[0.08508114516735077, 0.4884062111377716, 0.6813452839851379, 0.3673933148384094, 0.999992966651916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-1_input &lt;SEP&gt; &lt;START&gt; /award/award_nominee/award_nominations./award/award_nomination/nominated_for /award/award_nominee/award_nominations./award/award_nomination/nominated_for /award/award_nominee/award_nominations./award/award_nomination/nominated_for /award/award_nominee/award_nominations./award/award_nomination/award-1 &lt;END&gt;</text:p>
          </table:table-cell>
          <table:table-cell office:value-type="string" calcext:value-type="string">
            <text:p><text:s/>0.010053045597978308 </text:p>
          </table:table-cell>
          <table:table-cell office:value-type="string" calcext:value-type="string">
            <text:p><text:s/>[0.09284050017595291, 0.44738635420799255, 0.4271312355995178, 0.5666590929031372, 0.99998676776885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untime./film/film_cut/film_release_region_input &lt;SEP&gt; &lt;START&gt; /people/deceased_person/place_of_death /influence/influence_node/influenced_by-1 /award/award_nominee/award_nominations./award/award_nomination/award-1 /award/award_category/nominees./award/award_nomination/nominated_for-1 &lt;END&gt;</text:p>
          </table:table-cell>
          <table:table-cell office:value-type="string" calcext:value-type="string">
            <text:p><text:s/>0.010031153536334571 </text:p>
          </table:table-cell>
          <table:table-cell office:value-type="string" calcext:value-type="string">
            <text:p><text:s/>[0.05989439785480499, 0.4580313563346863, 0.5363333225250244, 0.6817671656608582, 0.999996781349182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culturalevent/event/entity_involved_input &lt;SEP&gt; &lt;START&gt; /people/person/spouse_s./people/marriage/type_of_union /people/person/spouse_s./people/marriage/type_of_union /people/person/spouse_s./people/marriage/type_of_union /award/award_nominee/award_nominations./award/award_nomination/nominated_for &lt;END&gt;</text:p>
          </table:table-cell>
          <table:table-cell office:value-type="string" calcext:value-type="string">
            <text:p><text:s/>0.009965502954383774 </text:p>
          </table:table-cell>
          <table:table-cell office:value-type="string" calcext:value-type="string">
            <text:p><text:s/>[0.07697148621082306, 0.6745744943618774, 0.7879207134246826, 0.24358947575092316, 0.999996304512023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statistical_region/religions./location/religion_percentage/religion &lt;END&gt;</text:p>
          </table:table-cell>
          <table:table-cell office:value-type="string" calcext:value-type="string">
            <text:p><text:s/>0.009869880212720693 </text:p>
          </table:table-cell>
          <table:table-cell office:value-type="string" calcext:value-type="string">
            <text:p><text:s/>[0.1221490278840065, 0.7335847616195679, 0.49850258231163025, 0.22095561027526855, 0.999997973442077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-1_input &lt;SEP&gt; &lt;START&gt; /music/performance_role/track_performances./music/track_contribution/role-1 /music/performance_role/track_performances./music/track_contribution/role /music/performance_role/track_performances./music/track_contribution/role /music/performance_role/track_performances./music/track_contribution/role-1 &lt;END&gt;</text:p>
          </table:table-cell>
          <table:table-cell office:value-type="string" calcext:value-type="string">
            <text:p><text:s/>0.009866642600431914 </text:p>
          </table:table-cell>
          <table:table-cell office:value-type="string" calcext:value-type="string">
            <text:p><text:s/>[0.0972374752163887, 0.547472357749939, 0.3153460919857025, 0.5877424478530884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location/statistical_region/religions./location/religion_percentage/religion &lt;END&gt;</text:p>
          </table:table-cell>
          <table:table-cell office:value-type="string" calcext:value-type="string">
            <text:p><text:s/>0.009775126486414609 </text:p>
          </table:table-cell>
          <table:table-cell office:value-type="string" calcext:value-type="string">
            <text:p><text:s/>[0.11754416674375534, 0.5093048810958862, 0.587961733341217, 0.2777123749256134, 0.999998092651367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_input &lt;SEP&gt; &lt;START&gt; /film/film/release_date_s./film/film_regional_release_date/film_release_region /film/film/release_date_s./film/film_regional_release_date/film_release_region-1 /olympics/olympic_participating_country/medals_won./olympics/olympic_medal_honor/olympics /olympics/olympic_participating_country/medals_won./olympics/olympic_medal_honor/olympics &lt;END&gt;</text:p>
          </table:table-cell>
          <table:table-cell office:value-type="string" calcext:value-type="string">
            <text:p><text:s/>0.009767884636082752 </text:p>
          </table:table-cell>
          <table:table-cell office:value-type="string" calcext:value-type="string">
            <text:p><text:s/>[0.06120534986257553, 0.5521333813667297, 0.5070531964302063, 0.5700550079345703, 0.999992728233337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marchmadness/ncaa_basketball_tournament/seeds./base/marchmadness/ncaa_tournament_seed/team_input &lt;SEP&gt; &lt;START&gt; /soccer/football_team/current_roster./soccer/football_roster_position/position /soccer/football_team/current_roster./soccer/football_roster_position/position /sports/sports_position/players./sports/sports_team_roster/position-1 /soccer/football_team/current_roster./soccer/football_roster_position/position &lt;END&gt;</text:p>
          </table:table-cell>
          <table:table-cell office:value-type="string" calcext:value-type="string">
            <text:p><text:s/>0.009690724330497329 </text:p>
          </table:table-cell>
          <table:table-cell office:value-type="string" calcext:value-type="string">
            <text:p><text:s/>[0.10236459970474243, 0.45091643929481506, 0.49234092235565186, 0.42642873525619507, 0.999995350837707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ersonal_appearances./film/personal_film_appearance/person-1_input &lt;SEP&gt; &lt;START&gt; /people/person/profession-1 /people/person/profession-1 /people/person/profession /people/person/profession-1 &lt;END&gt;</text:p>
          </table:table-cell>
          <table:table-cell office:value-type="string" calcext:value-type="string">
            <text:p><text:s/>0.009643427152198597 </text:p>
          </table:table-cell>
          <table:table-cell office:value-type="string" calcext:value-type="string">
            <text:p><text:s/>[0.17188985645771027, 0.6439641714096069, 0.27568528056144714, 0.3160143494606018, 0.999997854232788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people/person/spouse_s./people/marriage/spouse_input &lt;SEP&gt; &lt;START&gt; /film/actor/film./film/performance/film-1 /film/actor/film./film/performance/film-1 /award/award_nominee/award_nominations./award/award_nomination/award-1 /award/award_nominee/award_nominations./award/award_nomination/award-1 &lt;END&gt;</text:p>
          </table:table-cell>
          <table:table-cell office:value-type="string" calcext:value-type="string">
            <text:p><text:s/>0.00959133336271266 </text:p>
          </table:table-cell>
          <table:table-cell office:value-type="string" calcext:value-type="string">
            <text:p><text:s/>[0.05681603029370308, 0.48676228523254395, 0.3537406921386719, 0.9804084300994873, 0.999997973442077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s_position/players./sports/sports_team_roster/position-1_input &lt;SEP&gt; &lt;START&gt; /award/award_nominee/award_nominations./award/award_nomination/award /award/award_nominee/award_nominations./award/award_nomination/award /award/award_nominee/award_nominations./award/award_nomination/award /award/award_category/nominees./award/award_nomination/nominated_for-1 &lt;END&gt;</text:p>
          </table:table-cell>
          <table:table-cell office:value-type="string" calcext:value-type="string">
            <text:p><text:s/>0.009552404347837723 </text:p>
          </table:table-cell>
          <table:table-cell office:value-type="string" calcext:value-type="string">
            <text:p><text:s/>[0.13642427325248718, 0.47079789638519287, 0.2047831118106842, 0.7262668609619141, 0.999991178512573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_input &lt;SEP&gt; &lt;START&gt; /award/award_category/winners./award/award_honor/award_winner-1 /award/award_nominee/award_nominations./award/award_nomination/award /people/person/spouse_s./people/marriage/type_of_union /people/marriage_union_type/unions_of_this_type./people/marriage/location_of_ceremony-1 &lt;END&gt;</text:p>
          </table:table-cell>
          <table:table-cell office:value-type="string" calcext:value-type="string">
            <text:p><text:s/>0.00948563788911226 </text:p>
          </table:table-cell>
          <table:table-cell office:value-type="string" calcext:value-type="string">
            <text:p><text:s/>[0.26999080181121826, 0.3699609935283661, 0.15874645113945007, 0.5982170701026917, 0.999997258186340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-1_input &lt;SEP&gt; &lt;START&gt; /film/film/genre /film/film/genre /film/film/release_date_s./film/film_regional_release_date/film_release_region /people/person/nationality &lt;END&gt;</text:p>
          </table:table-cell>
          <table:table-cell office:value-type="string" calcext:value-type="string">
            <text:p><text:s/>0.009472490440851323 </text:p>
          </table:table-cell>
          <table:table-cell office:value-type="string" calcext:value-type="string">
            <text:p><text:s/>[0.038055870682001114, 0.8967087268829346, 0.5230198502540588, 0.5307305455207825, 0.99999737739562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jurisdiction_of_office_input &lt;SEP&gt; &lt;START&gt; /award/award_nominee/award_nominations./award/award_nomination/nominated_for-1 /award/award_category/nominees./award/award_nomination/nominated_for /award/award_category/nominees./award/award_nomination/nominated_for &lt;END&gt;</text:p>
          </table:table-cell>
          <table:table-cell office:value-type="string" calcext:value-type="string">
            <text:p><text:s/>0.009459375835357095 </text:p>
          </table:table-cell>
          <table:table-cell office:value-type="string" calcext:value-type="string">
            <text:p><text:s/>[0.11789427697658539, 0.2610452175140381, 0.4572230875492096, 0.672242343425750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-1_input &lt;SEP&gt; &lt;START&gt; /organization/organization/headquarters./location/mailing_address/state_province_region /organization/organization/headquarters./location/mailing_address/state_province_region /business/business_operation/industry &lt;END&gt;</text:p>
          </table:table-cell>
          <table:table-cell office:value-type="string" calcext:value-type="string">
            <text:p><text:s/>0.009401055727055815 </text:p>
          </table:table-cell>
          <table:table-cell office:value-type="string" calcext:value-type="string">
            <text:p><text:s/>[0.036252766847610474, 0.9338210821151733, 0.27769824862480164, 0.999996900558471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_input &lt;SEP&gt; &lt;START&gt; /film/film/estimated_budget./measurement_unit/dated_money_value/currency-1 /film/film/estimated_budget./measurement_unit/dated_money_value/currency-1 /location/statistical_region/gdp_nominal./measurement_unit/dated_money_value/currency /film/film/country &lt;END&gt;</text:p>
          </table:table-cell>
          <table:table-cell office:value-type="string" calcext:value-type="string">
            <text:p><text:s/>0.009171312532085814 </text:p>
          </table:table-cell>
          <table:table-cell office:value-type="string" calcext:value-type="string">
            <text:p><text:s/>[0.0880717784166336, 0.46340006589889526, 0.296434611082077, 0.7580717206001282, 0.999998688697814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location/hud_county_place/county_input &lt;SEP&gt; &lt;START&gt; /location/location/contains-1 /location/location/contains-1 /location/statistical_region/rent50_2./measurement_unit/dated_money_value/currency /business/business_operation/operating_income./measurement_unit/dated_money_value/currency &lt;END&gt;</text:p>
          </table:table-cell>
          <table:table-cell office:value-type="string" calcext:value-type="string">
            <text:p><text:s/>0.009010334051080364 </text:p>
          </table:table-cell>
          <table:table-cell office:value-type="string" calcext:value-type="string">
            <text:p><text:s/>[0.05701353773474693, 0.6724920272827148, 0.452059268951416, 0.5198533535003662, 0.9999989271163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rogram/program_creator-1_input &lt;SEP&gt; &lt;START&gt; /award/award_category/winners./award/award_honor/award_winner-1 /award/award_category/winners./award/award_honor/award_winner-1 /people/person/gender-1 /people/person/gender-1 &lt;END&gt;</text:p>
          </table:table-cell>
          <table:table-cell office:value-type="string" calcext:value-type="string">
            <text:p><text:s/>0.008969360838911169 </text:p>
          </table:table-cell>
          <table:table-cell office:value-type="string" calcext:value-type="string">
            <text:p><text:s/>[0.06804494559764862, 0.7743754386901855, 0.5261515974998474, 0.3235223591327667, 0.99999737739562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al_party/politicians_in_this_party./government/political_party_tenure/politician-1_input &lt;SEP&gt; &lt;START&gt; /location/location/time_zones-1 /location/location/time_zones /base/aareas/schema/administrative_area/administrative_parent-1 /military/military_combatant/military_conflicts./military/military_combatant_group/combatants-1 &lt;END&gt;</text:p>
          </table:table-cell>
          <table:table-cell office:value-type="string" calcext:value-type="string">
            <text:p><text:s/>0.008675698724210732 </text:p>
          </table:table-cell>
          <table:table-cell office:value-type="string" calcext:value-type="string">
            <text:p><text:s/>[0.05624321848154068, 0.44023460149765015, 0.6428058743476868, 0.545093834400177, 0.999997735023498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al_party/politicians_in_this_party./government/political_party_tenure/politician-1_input &lt;SEP&gt; &lt;START&gt; /location/location/time_zones-1 /location/location/time_zones-1 /location/location/time_zones-1 &lt;END&gt;</text:p>
          </table:table-cell>
          <table:table-cell office:value-type="string" calcext:value-type="string">
            <text:p><text:s/>0.008373353812039273 </text:p>
          </table:table-cell>
          <table:table-cell office:value-type="string" calcext:value-type="string">
            <text:p><text:s/>[0.05624321848154068, 0.49662870168685913, 0.6980225443840027, 0.4294652342796325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untime./film/film_cut/film_release_region_input &lt;SEP&gt; &lt;START&gt; /award/award_category/winners./award/award_honor/ceremony /award/award_category/winners./award/award_honor/ceremony-1 /award/award_category/winners./award/award_honor/ceremony-1 /award/award_ceremony/awards_presented./award/award_honor/award_winner-1 &lt;END&gt;</text:p>
          </table:table-cell>
          <table:table-cell office:value-type="string" calcext:value-type="string">
            <text:p><text:s/>0.00828470704178711 </text:p>
          </table:table-cell>
          <table:table-cell office:value-type="string" calcext:value-type="string">
            <text:p><text:s/>[0.04729076102375984, 0.609399139881134, 0.33288300037384033, 0.8635911345481873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cine/disease/notable_people_with_this_condition_input &lt;SEP&gt; &lt;START&gt; /organization/organization/headquarters./location/mailing_address/state_province_region-1 /organization/organization/headquarters./location/mailing_address/citytown /people/person/places_lived./people/place_lived/location-1 &lt;END&gt;</text:p>
          </table:table-cell>
          <table:table-cell office:value-type="string" calcext:value-type="string">
            <text:p><text:s/>0.008239934128899578 </text:p>
          </table:table-cell>
          <table:table-cell office:value-type="string" calcext:value-type="string">
            <text:p><text:s/>[0.121366485953331, 0.6469919681549072, 0.6623230576515198, 0.158436849713325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americancomedy/celebrity_impressionist/celebrities_impersonated-1_input &lt;SEP&gt; &lt;START&gt; /award/award_nominee/award_nominations./award/award_nomination/award /award/award_nominee/award_nominations./award/award_nomination/award-1 /award/award_nominee/award_nominations./award/award_nomination/award-1 /award/award_category/nominees./award/award_nomination/nominated_for-1 &lt;END&gt;</text:p>
          </table:table-cell>
          <table:table-cell office:value-type="string" calcext:value-type="string">
            <text:p><text:s/>0.008172843443323674 </text:p>
          </table:table-cell>
          <table:table-cell office:value-type="string" calcext:value-type="string">
            <text:p><text:s/>[0.1302928924560547, 0.3387088477611542, 0.34303927421569824, 0.5398635864257812, 0.999995470046997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-1_input &lt;SEP&gt; &lt;START&gt; /film/film_subject/films-1 /film/film/featured_film_locations /film/film/featured_film_locations-1 /film/film/production_companies-1 &lt;END&gt;</text:p>
          </table:table-cell>
          <table:table-cell office:value-type="string" calcext:value-type="string">
            <text:p><text:s/>0.007935051043365922 </text:p>
          </table:table-cell>
          <table:table-cell office:value-type="string" calcext:value-type="string">
            <text:p><text:s/>[0.03602830320596695, 0.3216491639614105, 0.9938066005706787, 0.689005434513092, 0.99999761581420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-1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olympics/olympic_participating_country/medals_won./olympics/olympic_medal_honor/olympics &lt;END&gt;</text:p>
          </table:table-cell>
          <table:table-cell office:value-type="string" calcext:value-type="string">
            <text:p><text:s/>0.007792187796861901 </text:p>
          </table:table-cell>
          <table:table-cell office:value-type="string" calcext:value-type="string">
            <text:p><text:s/>[0.06311348080635071, 0.8502593040466309, 0.6017572283744812, 0.24130448698997498, 0.999998092651367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gional_debut_venue-1_input &lt;SEP&gt; &lt;START&gt; /film/actor/film./film/performance/film /film/actor/film./film/performance/film-1 /award/award_nominee/award_nominations./award/award_nomination/award_nominee /award/award_nominee/award_nominations./award/award_nomination/award_nominee-1 &lt;END&gt;</text:p>
          </table:table-cell>
          <table:table-cell office:value-type="string" calcext:value-type="string">
            <text:p><text:s/>0.007711561617237981 </text:p>
          </table:table-cell>
          <table:table-cell office:value-type="string" calcext:value-type="string">
            <text:p><text:s/>[0.08011910319328308, 0.20385456085205078, 0.5131798982620239, 0.9200639128684998, 0.999995827674865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gional_debut_venue-1_input &lt;SEP&gt; &lt;START&gt; /award/award_winner/awards_won./award/award_honor/award_winner-1 /award/award_nominee/award_nominations./award/award_nomination/award_nominee-1 /award/award_nominee/award_nominations./award/award_nomination/award_nominee-1 /award/award_winner/awards_won./award/award_honor/award_winner &lt;END&gt;</text:p>
          </table:table-cell>
          <table:table-cell office:value-type="string" calcext:value-type="string">
            <text:p><text:s/>0.007707084726536651 </text:p>
          </table:table-cell>
          <table:table-cell office:value-type="string" calcext:value-type="string">
            <text:p><text:s/>[0.04711401090025902, 0.6473973989486694, 0.2812871038913727, 0.8982986211776733, 0.999996662139892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-1_input &lt;SEP&gt; &lt;START&gt; /olympics/olympic_sport/athletes./olympics/olympic_athlete_affiliation/country-1 /olympics/olympic_sport/athletes./olympics/olympic_athlete_affiliation/country-1 /military/military_combatant/military_conflicts./military/military_combatant_group/combatants /olympics/olympic_participating_country/athletes./olympics/olympic_athlete_affiliation/olympics &lt;END&gt;</text:p>
          </table:table-cell>
          <table:table-cell office:value-type="string" calcext:value-type="string">
            <text:p><text:s/>0.007648286697497355 </text:p>
          </table:table-cell>
          <table:table-cell office:value-type="string" calcext:value-type="string">
            <text:p><text:s/>[0.18030036985874176, 0.5638314485549927, 0.19955113530158997, 0.3770204186439514, 0.999998092651367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government/politician/government_positions_held./government/government_position_held/legislative_sessions_input &lt;SEP&gt; &lt;START&gt; /award/award_winner/awards_won./award/award_honor/award_winner-1 /award/award_winner/awards_won./award/award_honor/award_winner-1 /award/award_winner/awards_won./award/award_honor/award_winner-1 /people/person/profession &lt;END&gt;</text:p>
          </table:table-cell>
          <table:table-cell office:value-type="string" calcext:value-type="string">
            <text:p><text:s/>0.007598658968975229 </text:p>
          </table:table-cell>
          <table:table-cell office:value-type="string" calcext:value-type="string">
            <text:p><text:s/>[0.0686037689447403, 0.9083046913146973, 0.6700625419616699, 0.18198847770690918, 0.999995827674865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prequel_input &lt;SEP&gt; &lt;START&gt; /film/film/country /film/film/release_date_s./film/film_regional_release_date/film_release_region-1 /film/film/release_date_s./film/film_regional_release_date/film_release_region-1 &lt;END&gt;</text:p>
          </table:table-cell>
          <table:table-cell office:value-type="string" calcext:value-type="string">
            <text:p><text:s/>0.007589016234205774 </text:p>
          </table:table-cell>
          <table:table-cell office:value-type="string" calcext:value-type="string">
            <text:p><text:s/>[0.0699567049741745, 0.8961922526359558, 0.5271031260490417, 0.229646250605583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person_or_entity_appearing_in_film/films./film/personal_film_appearance/type_of_appearance_input &lt;SEP&gt; &lt;START&gt; /location/location/contains /organization/organization/headquarters./location/mailing_address/citytown /organization/organization/headquarters./location/mailing_address/citytown /organization/organization/headquarters./location/mailing_address/citytown-1 &lt;END&gt;</text:p>
          </table:table-cell>
          <table:table-cell office:value-type="string" calcext:value-type="string">
            <text:p><text:s/>0.007563158921935562 </text:p>
          </table:table-cell>
          <table:table-cell office:value-type="string" calcext:value-type="string">
            <text:p><text:s/>[0.1305934190750122, 0.25887399911880493, 0.559630274772644, 0.39975428581237793, 0.999998092651367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-1_input &lt;SEP&gt; &lt;START&gt; /sports/sports_team/colors /education/educational_institution/colors /education/educational_degree/people_with_this_degree./education/education/institution /education/educational_degree/people_with_this_degree./education/education/institution &lt;END&gt;</text:p>
          </table:table-cell>
          <table:table-cell office:value-type="string" calcext:value-type="string">
            <text:p><text:s/>0.007301844407561377 </text:p>
          </table:table-cell>
          <table:table-cell office:value-type="string" calcext:value-type="string">
            <text:p><text:s/>[0.06432334333658218, 0.5763405561447144, 0.22283409535884857, 0.8839015960693359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-1_input &lt;SEP&gt; &lt;START&gt; /sports/sports_team/colors /education/educational_institution/colors /organization/endowed_organization/endowment./measurement_unit/dated_money_value/currency /organization/endowed_organization/endowment./measurement_unit/dated_money_value/currency-1 &lt;END&gt;</text:p>
          </table:table-cell>
          <table:table-cell office:value-type="string" calcext:value-type="string">
            <text:p><text:s/>0.0072449400859910815 </text:p>
          </table:table-cell>
          <table:table-cell office:value-type="string" calcext:value-type="string">
            <text:p><text:s/>[0.06432334333658218, 0.5763405561447144, 0.2667221426963806, 0.7327080965042114, 0.999992966651916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_input &lt;SEP&gt; &lt;START&gt; /people/person/places_lived./people/place_lived/location /people/person/spouse_s./people/marriage/type_of_union /people/person/spouse_s./people/marriage/type_of_union-1 /film/actor/film./film/performance/film-1 &lt;END&gt;</text:p>
          </table:table-cell>
          <table:table-cell office:value-type="string" calcext:value-type="string">
            <text:p><text:s/>0.007058355895171522 </text:p>
          </table:table-cell>
          <table:table-cell office:value-type="string" calcext:value-type="string">
            <text:p><text:s/>[0.12185417115688324, 0.26279062032699585, 0.46719762682914734, 0.4717961847782135, 0.9999959468841553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gional_debut_venue-1_input &lt;SEP&gt; &lt;START&gt; /award/award_nominee/award_nominations./award/award_nomination/award_nominee-1 /award/award_nominee/award_nominations./award/award_nomination/award_nominee /award/award_nominee/award_nominations./award/award_nomination/award_nominee /award/award_nominee/award_nominations./award/award_nomination/award_nominee-1 &lt;END&gt;</text:p>
          </table:table-cell>
          <table:table-cell office:value-type="string" calcext:value-type="string">
            <text:p><text:s/>0.006869616635005569 </text:p>
          </table:table-cell>
          <table:table-cell office:value-type="string" calcext:value-type="string">
            <text:p><text:s/>[0.06077068671584129, 0.3241182565689087, 0.46581795811653137, 0.7487213015556335, 0.9999964237213135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tv/tv_personality/tv_regular_appearances./tv/tv_regular_personal_appearance/program-1_input &lt;SEP&gt; &lt;START&gt; /film/film_subject/films-1 /film/film/genre-1 /film/film/genre /film/film/release_date_s./film/film_regional_release_date/film_release_region &lt;END&gt;</text:p>
          </table:table-cell>
          <table:table-cell office:value-type="string" calcext:value-type="string">
            <text:p><text:s/>0.006579194108510289 </text:p>
          </table:table-cell>
          <table:table-cell office:value-type="string" calcext:value-type="string">
            <text:p><text:s/>[0.03602830320596695, 0.3781440258026123, 0.7211460471153259, 0.6696529984474182, 0.999996781349182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_input &lt;SEP&gt; &lt;START&gt; /film/film/release_date_s./film/film_regional_release_date/film_release_region /film/film/release_date_s./film/film_regional_release_date/film_release_region-1 /olympics/olympic_participating_country/medals_won./olympics/olympic_medal_honor/olympics /olympics/olympic_games/sports &lt;END&gt;</text:p>
          </table:table-cell>
          <table:table-cell office:value-type="string" calcext:value-type="string">
            <text:p><text:s/>0.006401071952854986 </text:p>
          </table:table-cell>
          <table:table-cell office:value-type="string" calcext:value-type="string">
            <text:p><text:s/>[0.06120534986257553, 0.5521333813667297, 0.5070531964302063, 0.37356680631637573, 0.9999942779541016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base/saturdaynightlive/snl_cast_member/seasons./base/saturdaynightlive/snl_season_tenure/cast_members_input &lt;SEP&gt; &lt;START&gt; /people/person/gender /people/person/gender-1 /award/award_nominee/award_nominations./award/award_nomination/award_nominee-1 /people/person/profession-1 &lt;END&gt;</text:p>
          </table:table-cell>
          <table:table-cell office:value-type="string" calcext:value-type="string">
            <text:p><text:s/>0.0063973078117229975 </text:p>
          </table:table-cell>
          <table:table-cell office:value-type="string" calcext:value-type="string">
            <text:p><text:s/>[0.06803245097398758, 0.8185802102088928, 0.30951014161109924, 0.3711477816104889, 0.999995708465576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untime./film/film_cut/film_release_region_input &lt;SEP&gt; &lt;START&gt; /film/film_distributor/films_distributed./film/film_film_distributor_relationship/film /film/film/other_crew./film/film_crew_gig/film_crew_role /film/film/other_crew./film/film_crew_gig/film_crew_role-1 /film/film/executive_produced_by-1 &lt;END&gt;</text:p>
          </table:table-cell>
          <table:table-cell office:value-type="string" calcext:value-type="string">
            <text:p><text:s/>0.00634396352264518 </text:p>
          </table:table-cell>
          <table:table-cell office:value-type="string" calcext:value-type="string">
            <text:p><text:s/>[0.07044565677642822, 0.4687238335609436, 0.9702773094177246, 0.19801375269889832, 0.999995827674865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education/university/fraternities_and_sororities_input &lt;SEP&gt; &lt;START&gt; /film/actor/film./film/performance/film-1 /film/actor/film./film/performance/film-1 /award/award_category/winners./award/award_honor/award_winner /award/award_nominee/award_nominations./award/award_nomination/award-1 &lt;END&gt;</text:p>
          </table:table-cell>
          <table:table-cell office:value-type="string" calcext:value-type="string">
            <text:p><text:s/>0.005759308403321804 </text:p>
          </table:table-cell>
          <table:table-cell office:value-type="string" calcext:value-type="string">
            <text:p><text:s/>[0.04539067670702934, 0.9188520908355713, 0.21583978831768036, 0.6397758722305298, 0.99999701976776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_input &lt;SEP&gt; &lt;START&gt; /film/film/release_date_s./film/film_regional_release_date/film_release_region-1 /film/film/release_date_s./film/film_regional_release_date/film_release_region-1 /film/film/release_date_s./film/film_regional_release_date/film_release_region &lt;END&gt;</text:p>
          </table:table-cell>
          <table:table-cell office:value-type="string" calcext:value-type="string">
            <text:p><text:s/>0.005637923083781677 </text:p>
          </table:table-cell>
          <table:table-cell office:value-type="string" calcext:value-type="string">
            <text:p><text:s/>[0.1329547017812729, 0.8664892315864563, 0.11632253974676132, 0.4207153916358948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-1_input &lt;SEP&gt; &lt;START&gt; /music/performance_role/track_performances./music/track_contribution/role-1 /music/performance_role/track_performances./music/track_contribution/role /music/performance_role/regular_performances./music/group_membership/role /music/performance_role/track_performances./music/track_contribution/role-1 &lt;END&gt;</text:p>
          </table:table-cell>
          <table:table-cell office:value-type="string" calcext:value-type="string">
            <text:p><text:s/>0.005538668689027502 </text:p>
          </table:table-cell>
          <table:table-cell office:value-type="string" calcext:value-type="string">
            <text:p><text:s/>[0.0972374752163887, 0.547472357749939, 0.330313503742218, 0.31498071551322937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sports/sport/pro_athletes./sports/pro_sports_played/athlete_input &lt;SEP&gt; &lt;START&gt; /people/person/places_lived./people/place_lived/location /people/person/spouse_s./people/marriage/type_of_union /people/person/spouse_s./people/marriage/type_of_union-1 /education/educational_institution/students_graduates./education/education/student &lt;END&gt;</text:p>
          </table:table-cell>
          <table:table-cell office:value-type="string" calcext:value-type="string">
            <text:p><text:s/>0.0053503379181372305 </text:p>
          </table:table-cell>
          <table:table-cell office:value-type="string" calcext:value-type="string">
            <text:p><text:s/>[0.12185417115688324, 0.26279062032699585, 0.46719762682914734, 0.3576279580593109, 0.9999973773956299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-1_input &lt;SEP&gt; &lt;START&gt; /music/performance_role/track_performances./music/track_contribution/role-1 /music/performance_role/track_performances./music/track_contribution/role /music/performance_role/track_performances./music/track_contribution/role-1 /music/performance_role/track_performances./music/track_contribution/role &lt;END&gt;</text:p>
          </table:table-cell>
          <table:table-cell office:value-type="string" calcext:value-type="string">
            <text:p><text:s/>0.005030901008796364 </text:p>
          </table:table-cell>
          <table:table-cell office:value-type="string" calcext:value-type="string">
            <text:p><text:s/>[0.0972374752163887, 0.547472357749939, 0.21060237288475037, 0.44873303174972534, 0.9999967813491821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-1_input &lt;SEP&gt; &lt;START&gt; /music/performance_role/track_performances./music/track_contribution/role-1 /music/performance_role/track_performances./music/track_contribution/role /music/performance_role/regular_performances./music/group_membership/role /music/artist/track_contributions./music/track_contribution/role &lt;END&gt;</text:p>
          </table:table-cell>
          <table:table-cell office:value-type="string" calcext:value-type="string">
            <text:p><text:s/>0.0050057935808212484 </text:p>
          </table:table-cell>
          <table:table-cell office:value-type="string" calcext:value-type="string">
            <text:p><text:s/>[0.0972374752163887, 0.547472357749939, 0.330313503742218, 0.2846764326095581, 0.999998211860656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place_founded-1_input &lt;SEP&gt; &lt;START&gt; /music/performance_role/track_performances./music/track_contribution/role-1 /music/performance_role/track_performances./music/track_contribution/role-1 /music/performance_role/track_performances./music/track_contribution/role /music/artist/track_contributions./music/track_contribution/role-1 &lt;END&gt;</text:p>
          </table:table-cell>
          <table:table-cell office:value-type="string" calcext:value-type="string">
            <text:p><text:s/>0.004958559380471074 </text:p>
          </table:table-cell>
          <table:table-cell office:value-type="string" calcext:value-type="string">
            <text:p><text:s/>[0.0972374752163887, 0.2218082845211029, 0.5630196928977966, 0.4083396792411804, 0.9999974966049194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release_date_s./film/film_regional_release_date/film_regional_debut_venue-1_input &lt;SEP&gt; &lt;START&gt; /award/award_winner/awards_won./award/award_honor/award_winner-1 /award/award_nominee/award_nominations./award/award_nomination/award_nominee-1 /people/person/places_lived./people/place_lived/location-1 /people/person/place_of_birth &lt;END&gt;</text:p>
          </table:table-cell>
          <table:table-cell office:value-type="string" calcext:value-type="string">
            <text:p><text:s/>0.0047965792716509964 </text:p>
          </table:table-cell>
          <table:table-cell office:value-type="string" calcext:value-type="string">
            <text:p><text:s/>[0.04711401090025902, 0.6473973989486694, 0.45523184537887573, 0.34544527530670166, 0.9999970197677612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film/film/dubbing_performances./film/dubbing_performance/actor_input &lt;SEP&gt; &lt;START&gt; /film/film/other_crew./film/film_crew_gig/film_crew_role /film/film/other_crew./film/film_crew_gig/film_crew_role /film/film_distributor/films_distributed./film/film_film_distributor_relationship/film-1 /organization/organization/child./organization/organization_relationship/child &lt;END&gt;</text:p>
          </table:table-cell>
          <table:table-cell office:value-type="string" calcext:value-type="string">
            <text:p><text:s/>0.004736078496550117 </text:p>
          </table:table-cell>
          <table:table-cell office:value-type="string" calcext:value-type="string">
            <text:p><text:s/>[0.5217558741569519, 0.9361885786056519, 0.6381739377975464, 0.015193295665085316, 0.9999934434890747]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organization/organization/child./organization/organization_relationship/child_input &lt;SEP&gt; &lt;START&gt; /film/film/release_date_s./film/film_regional_release_date/film_release_region /film/film/release_date_s./film/film_regional_release_date/film_release_region /military/military_combatant/military_conflicts./military/military_combatant_group/combatants-1 /organization/organization_member/member_of./organization/organization_membership/organization-1 &lt;END&gt;</text:p>
          </table:table-cell>
          <table:table-cell office:value-type="string" calcext:value-type="string">
            <text:p><text:s/>0.004033877831248328 </text:p>
          </table:table-cell>
          <table:table-cell office:value-type="string" calcext:value-type="string">
            <text:p><text:s/>[0.11754416674375534, 0.5093048810958862, 0.587961733341217, 0.11460290849208832, 0.9999979734420776] </text:p>
          </table:table-cell>
        </table:table-row>
      </table:table>
      <table:named-expressions/>
      <table:database-ranges>
        <table:database-range table:name="__Anonymous_Sheet_DB__0" table:target-range-address="nouvelles_relations.B1:nouvelles_relations.D219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ccanthis ADF Std No3" svg:font-family="'Accanthis ADF Std No3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16:04:35.337421180</dc:date>
    <meta:editing-duration>PT14M38S</meta:editing-duration>
    <meta:editing-cycles>1</meta:editing-cycles>
    <meta:document-statistic meta:table-count="1" meta:cell-count="8760" meta:object-count="0"/>
    <meta:generator>LibreOffice/7.4.7.2$Linux_X86_64 LibreOffice_project/40$Build-2</meta:generator>
  </office:meta>
</office:document-meta>
</file>